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style:style>
    <style:style style:name="P2" style:parent-style-name="Título" style:family="paragraph">
      <style:paragraph-properties fo:text-align="center"/>
    </style:style>
    <style:style style:name="T3" style:parent-style-name="Fuentedepárrafopredeter." style:family="text">
      <style:text-properties style:font-name="Segoe UI Emoji" style:font-name-complex="Segoe UI Emoji" fo:font-weight="bold" style:font-weight-asian="bold" style:font-weight-complex="bold" fo:font-style="italic" style:font-style-asian="italic" style:font-style-complex="italic" fo:font-size="36pt" style:font-size-asian="36pt" style:font-size-complex="36pt"/>
    </style:style>
    <style:style style:name="T4" style:parent-style-name="Fuentedepárrafopredeter." style:family="text">
      <style:text-properties fo:font-weight="bold" style:font-weight-asian="bold" style:font-weight-complex="bold" fo:font-style="italic" style:font-style-asian="italic" style:font-style-complex="italic" fo:font-size="36pt" style:font-size-asian="36pt" style:font-size-complex="36pt"/>
    </style:style>
    <style:style style:name="P5" style:parent-style-name="Título1" style:family="paragraph">
      <style:paragraph-properties fo:text-align="center"/>
    </style:style>
    <style:style style:name="T6" style:parent-style-name="Fuentedepárrafopredeter." style:family="text">
      <style:text-properties style:font-name="Segoe UI Emoji" style:font-name-complex="Segoe UI Emoji"/>
    </style:style>
    <style:style style:name="T7" style:parent-style-name="Fuentedepárrafopredeter." style:family="text">
      <style:text-properties style:font-name="Segoe UI Emoji" style:font-name-complex="Segoe UI Emoji" fo:color="#FF0000"/>
    </style:style>
    <style:style style:name="P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9"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0"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1" style:parent-style-name="Normal" style:family="paragraph">
      <style:paragraph-properties fo:margin-bottom="0in" fo:line-height="100%"/>
    </style:style>
    <style:style style:name="T1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3" style:parent-style-name="Fuentedepárrafopredeter." style:family="text">
      <style:text-properties style:font-name="Segoe UI Emoji" style:font-name-complex="Segoe UI Emoji"/>
    </style:style>
    <style:style style:name="P14" style:parent-style-name="Normal" style:family="paragraph">
      <style:paragraph-properties fo:margin-top="0.0694in" fo:margin-bottom="0.0694in" fo:line-height="100%"/>
    </style:style>
    <style:style style:name="T1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7" style:parent-style-name="Normal" style:family="paragraph">
      <style:paragraph-properties fo:margin-top="0.0694in" fo:margin-bottom="0.0694in" fo:line-height="100%"/>
    </style:style>
    <style:style style:name="T1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4" style:parent-style-name="Normal" style:family="paragraph">
      <style:paragraph-properties fo:margin-top="0.0694in" fo:margin-bottom="0.0694in" fo:line-height="100%"/>
    </style:style>
    <style:style style:name="T2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8" style:parent-style-name="Normal" style:family="paragraph">
      <style:paragraph-properties fo:margin-bottom="0in" fo:line-height="100%"/>
    </style:style>
    <style:style style:name="T2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3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31"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3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33"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34"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3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36"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37" style:parent-style-name="Normal" style:family="paragraph">
      <style:paragraph-properties fo:margin-bottom="0in" fo:line-height="100%"/>
    </style:style>
    <style:style style:name="T3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39" style:parent-style-name="Fuentedepárrafopredeter." style:family="text">
      <style:text-properties style:font-name="Segoe UI Emoji" style:font-name-complex="Segoe UI Emoji"/>
    </style:style>
    <style:style style:name="P40" style:parent-style-name="Normal" style:family="paragraph">
      <style:paragraph-properties fo:margin-top="0.0694in" fo:margin-bottom="0.0694in" fo:line-height="100%"/>
    </style:style>
    <style:style style:name="T4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4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4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44" style:parent-style-name="Normal" style:family="paragraph">
      <style:paragraph-properties fo:margin-top="0.0694in" fo:margin-bottom="0.0694in" fo:line-height="100%"/>
    </style:style>
    <style:style style:name="T45"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2pt" style:font-size-asian="12pt" style:font-size-complex="12pt" style:language-asian="es" style:country-asian="ES"/>
    </style:style>
    <style:style style:name="T4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4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48" style:parent-style-name="Fuentedepárrafopredeter."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4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50" style:parent-style-name="Normal" style:family="paragraph">
      <style:paragraph-properties fo:margin-top="0.0694in" fo:margin-bottom="0.0694in" fo:line-height="100%"/>
    </style:style>
    <style:style style:name="T51"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2pt" style:font-size-asian="12pt" style:font-size-complex="12pt" style:language-asian="es" style:country-asian="ES"/>
    </style:style>
    <style:style style:name="T5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5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54" style:parent-style-name="Fuentedepárrafopredeter."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5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56" style:parent-style-name="Normal" style:family="paragraph">
      <style:paragraph-properties fo:margin-top="0.0694in" fo:margin-bottom="0.0694in" fo:line-height="100%"/>
    </style:style>
    <style:style style:name="T57" style:parent-style-name="Fuentedepárrafopredeter." style:family="text">
      <style:text-properties style:font-name="Segoe UI Symbol" style:font-name-asian="Times New Roman" style:font-name-complex="Segoe UI Symbol" fo:font-weight="bold" style:font-weight-asian="bold" style:font-weight-complex="bold" style:letter-kerning="false" fo:font-size="12pt" style:font-size-asian="12pt" style:font-size-complex="12pt" style:language-asian="es" style:country-asian="ES"/>
    </style:style>
    <style:style style:name="T5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5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0" style:parent-style-name="Fuentedepárrafopredeter."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6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63" style:parent-style-name="Normal" style:family="paragraph">
      <style:paragraph-properties fo:margin-top="0.0694in" fo:margin-bottom="0.0694in" fo:line-height="100%"/>
    </style:style>
    <style:style style:name="T6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6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66" style:parent-style-name="Normal" style:family="paragraph">
      <style:paragraph-properties fo:margin-bottom="0in" fo:line-height="100%"/>
    </style:style>
    <style:style style:name="T6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6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69" style:parent-style-name="Normal" style:family="paragraph">
      <style:paragraph-properties fo:margin-top="0.0694in" fo:margin-bottom="0.0694in" fo:line-height="100%"/>
    </style:style>
    <style:style style:name="T7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7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76" style:parent-style-name="Normal" style:family="paragraph">
      <style:paragraph-properties fo:margin-top="0.0694in" fo:margin-bottom="0.0694in" fo:line-height="100%"/>
    </style:style>
    <style:style style:name="T7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7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83" style:parent-style-name="Normal" style:family="paragraph">
      <style:paragraph-properties fo:margin-top="0.0694in" fo:margin-bottom="0.0694in" fo:line-height="100%"/>
    </style:style>
    <style:style style:name="T8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8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9"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90" style:parent-style-name="Normal" style:family="paragraph">
      <style:paragraph-properties fo:margin-top="0.0694in" fo:margin-bottom="0.0694in" fo:line-height="100%"/>
    </style:style>
    <style:style style:name="T91"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9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97" style:parent-style-name="Normal" style:family="paragraph">
      <style:paragraph-properties fo:margin-top="0.0694in" fo:margin-bottom="0.0694in" fo:line-height="100%"/>
    </style:style>
    <style:style style:name="T9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9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04" style:parent-style-name="Normal" style:family="paragraph">
      <style:paragraph-properties fo:margin-bottom="0in" fo:line-height="100%"/>
    </style:style>
    <style:style style:name="T10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0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07"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0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09" style:parent-style-name="Normal" style:family="paragraph">
      <style:paragraph-properties fo:break-before="page"/>
    </style:style>
    <style:style style:name="T110" style:parent-style-name="Textoennegrita" style:family="text">
      <style:text-properties fo:font-weight="bold" style:font-weight-asian="bold" style:font-weight-complex="bold"/>
    </style:style>
    <style:style style:name="T111" style:parent-style-name="Textoennegrita" style:family="text">
      <style:text-properties fo:font-weight="bold" style:font-weight-asian="bold" style:font-weight-complex="bold"/>
    </style:style>
    <style:style style:name="P112" style:parent-style-name="NormalWeb" style:family="paragraph"/>
    <style:style style:name="P113" style:parent-style-name="NormalWeb" style:family="paragraph"/>
    <style:style style:name="P114" style:parent-style-name="NormalWeb" style:family="paragraph"/>
    <style:style style:name="T115" style:parent-style-name="Fuentedepárrafopredeter." style:family="text">
      <style:text-properties style:font-name="Segoe UI Emoji" style:font-name-complex="Segoe UI Emoji"/>
    </style:style>
    <style:style style:name="T116" style:parent-style-name="Textoennegrita" style:family="text">
      <style:text-properties fo:font-weight="bold" style:font-weight-asian="bold" style:font-weight-complex="bold"/>
    </style:style>
    <style:style style:name="P117" style:parent-style-name="NormalWeb" style:family="paragraph"/>
    <style:style style:name="P118" style:parent-style-name="NormalWeb" style:family="paragraph"/>
    <style:style style:name="T119" style:parent-style-name="Textoennegrita" style:family="text">
      <style:text-properties fo:font-weight="bold" style:font-weight-asian="bold" style:font-weight-complex="bold"/>
    </style:style>
    <style:style style:name="P120" style:parent-style-name="NormalWeb" style:family="paragraph"/>
    <style:style style:name="P121" style:parent-style-name="NormalWeb" style:family="paragraph"/>
    <style:style style:name="T122" style:parent-style-name="Textoennegrita" style:family="text">
      <style:text-properties fo:font-weight="bold" style:font-weight-asian="bold" style:font-weight-complex="bold"/>
    </style:style>
    <style:style style:name="T123" style:parent-style-name="Textoennegrita" style:family="text">
      <style:text-properties fo:font-weight="normal" style:font-weight-asian="normal" style:font-weight-complex="normal"/>
    </style:style>
    <style:style style:name="P124" style:parent-style-name="NormalWeb" style:family="paragraph"/>
    <style:style style:name="P125" style:parent-style-name="NormalWeb" style:family="paragraph"/>
    <style:style style:name="P126" style:parent-style-name="NormalWeb" style:family="paragraph"/>
    <style:style style:name="P127" style:parent-style-name="NormalWeb" style:family="paragraph"/>
    <style:style style:name="P128" style:parent-style-name="NormalWeb" style:family="paragraph"/>
    <style:style style:name="T129" style:parent-style-name="Textoennegrita" style:family="text">
      <style:text-properties fo:font-weight="normal" style:font-weight-asian="normal" style:font-weight-complex="normal"/>
    </style:style>
    <style:style style:name="P130" style:parent-style-name="NormalWeb" style:family="paragraph"/>
    <style:style style:name="P131" style:parent-style-name="NormalWeb" style:family="paragraph"/>
    <style:style style:name="P132" style:parent-style-name="NormalWeb" style:family="paragraph"/>
    <style:style style:name="P133" style:parent-style-name="NormalWeb" style:family="paragraph"/>
    <style:style style:name="T134" style:parent-style-name="Textoennegrita" style:family="text">
      <style:text-properties fo:font-weight="normal" style:font-weight-asian="normal" style:font-weight-complex="normal"/>
    </style:style>
    <style:style style:name="P135" style:parent-style-name="NormalWeb" style:family="paragraph"/>
    <style:style style:name="P136" style:parent-style-name="NormalWeb" style:family="paragraph"/>
    <style:style style:name="P137" style:parent-style-name="NormalWeb" style:family="paragraph"/>
    <style:style style:name="T138" style:parent-style-name="Fuentedepárrafopredeter." style:family="text">
      <style:text-properties style:font-name="Segoe UI Emoji" style:font-name-complex="Segoe UI Emoji"/>
    </style:style>
    <style:style style:name="T139" style:parent-style-name="Fuentedepárrafopredeter." style:family="text">
      <style:text-properties style:font-name="Segoe UI Emoji" style:font-name-complex="Segoe UI Emoji"/>
    </style:style>
    <style:style style:name="T140" style:parent-style-name="Fuentedepárrafopredeter." style:family="text">
      <style:text-properties style:font-name="Segoe UI Emoji" style:font-name-complex="Segoe UI Emoji"/>
    </style:style>
    <style:style style:name="P141" style:parent-style-name="NormalWeb" style:family="paragraph"/>
    <style:style style:name="P142" style:parent-style-name="NormalWeb" style:family="paragraph"/>
    <style:style style:name="P143" style:parent-style-name="NormalWeb" style:family="paragraph"/>
    <style:style style:name="T144" style:parent-style-name="Fuentedepárrafopredeter." style:family="text">
      <style:text-properties style:font-name="Segoe UI Symbol" style:font-name-complex="Segoe UI Symbol"/>
    </style:style>
    <style:style style:name="P145" style:parent-style-name="NormalWeb" style:family="paragraph"/>
    <style:style style:name="P146" style:parent-style-name="NormalWeb" style:family="paragraph"/>
    <style:style style:name="P147" style:parent-style-name="NormalWeb" style:family="paragraph"/>
    <style:style style:name="P148" style:parent-style-name="NormalWeb" style:family="paragraph"/>
    <style:style style:name="P149" style:parent-style-name="NormalWeb" style:family="paragraph"/>
    <style:style style:name="T150" style:parent-style-name="Textoennegrita" style:family="text">
      <style:text-properties fo:font-weight="bold" style:font-weight-asian="bold" style:font-weight-complex="bold"/>
    </style:style>
    <style:style style:name="P151" style:parent-style-name="NormalWeb" style:family="paragraph"/>
    <style:style style:name="T152" style:parent-style-name="Fuentedepárrafopredeter." style:family="text">
      <style:text-properties style:font-name="Segoe UI Emoji" style:font-name-complex="Segoe UI Emoji"/>
    </style:style>
    <style:style style:name="P153" style:parent-style-name="NormalWeb" style:family="paragraph"/>
    <style:style style:name="T154" style:parent-style-name="Fuentedepárrafopredeter." style:family="text">
      <style:text-properties style:font-name="Segoe UI Emoji" style:font-name-complex="Segoe UI Emoji"/>
    </style:style>
    <style:style style:name="P155" style:parent-style-name="NormalWeb" style:family="paragraph"/>
    <style:style style:name="T156" style:parent-style-name="Fuentedepárrafopredeter." style:family="text">
      <style:text-properties style:font-name="Segoe UI Emoji" style:font-name-complex="Segoe UI Emoji"/>
    </style:style>
    <style:style style:name="P157" style:parent-style-name="NormalWeb" style:family="paragraph"/>
    <style:style style:name="T158" style:parent-style-name="Fuentedepárrafopredeter." style:family="text">
      <style:text-properties style:font-name="Segoe UI Emoji" style:font-name-complex="Segoe UI Emoji"/>
    </style:style>
    <style:style style:name="P159" style:parent-style-name="NormalWeb" style:family="paragraph"/>
    <style:style style:name="T160" style:parent-style-name="Fuentedepárrafopredeter." style:family="text">
      <style:text-properties style:font-name="Segoe UI Emoji" style:font-name-complex="Segoe UI Emoji"/>
    </style:style>
    <style:style style:name="T161" style:parent-style-name="Fuentedepárrafopredeter." style:family="text">
      <style:text-properties fo:font-weight="bold" style:font-weight-asian="bold" style:font-weight-complex="bold"/>
    </style:style>
    <style:style style:name="T162" style:parent-style-name="Textoennegrita" style:family="text">
      <style:text-properties fo:font-weight="bold" style:font-weight-asian="bold" style:font-weight-complex="bold"/>
    </style:style>
    <style:style style:name="T163" style:parent-style-name="Textoennegrita" style:family="text">
      <style:text-properties style:font-name="Segoe UI Emoji" style:font-name-complex="Segoe UI Emoji" fo:font-weight="bold" style:font-weight-asian="bold" style:font-weight-complex="bold"/>
    </style:style>
    <style:style style:name="P164" style:parent-style-name="Normal" style:family="paragraph">
      <style:paragraph-properties fo:break-before="page"/>
      <style:text-properties fo:hyphenate="true"/>
    </style:style>
    <style:style style:name="T165" style:parent-style-name="Fuentedepárrafopredeter." style:family="text">
      <style:text-properties style:font-name="Segoe UI Emoji" style:font-name-complex="Segoe UI Emoji"/>
    </style:style>
    <style:style style:name="T166" style:parent-style-name="Textoennegrita" style:family="text">
      <style:text-properties fo:font-weight="bold" style:font-weight-asian="bold" style:font-weight-complex="bold"/>
    </style:style>
    <style:style style:name="T167" style:parent-style-name="Textoennegrita" style:family="text">
      <style:text-properties fo:font-weight="bold" style:font-weight-asian="bold" style:font-weight-complex="bold"/>
    </style:style>
    <style:style style:name="T168" style:parent-style-name="Textoennegrita" style:family="text">
      <style:text-properties style:font-name="Segoe UI Emoji" style:font-name-complex="Segoe UI Emoji" fo:font-weight="bold" style:font-weight-asian="bold" style:font-weight-complex="bold"/>
    </style:style>
    <style:style style:name="T169" style:parent-style-name="Textoennegrita" style:family="text">
      <style:text-properties fo:font-weight="bold" style:font-weight-asian="bold" style:font-weight-complex="bold"/>
    </style:style>
    <style:style style:name="T170" style:parent-style-name="Fuentedepárrafopredeter." style:family="text">
      <style:text-properties style:font-name="Segoe UI Emoji" style:font-name-complex="Segoe UI Emoji"/>
    </style:style>
    <style:style style:name="T171" style:parent-style-name="Textoennegrita" style:family="text">
      <style:text-properties fo:font-weight="bold" style:font-weight-asian="bold" style:font-weight-complex="bold"/>
    </style:style>
    <style:style style:name="T172" style:parent-style-name="Textoennegrita" style:family="text">
      <style:text-properties fo:font-weight="bold" style:font-weight-asian="bold" style:font-weight-complex="bold"/>
    </style:style>
    <style:style style:name="P173" style:parent-style-name="NormalWeb" style:family="paragraph">
      <style:text-properties fo:hyphenate="true"/>
    </style:style>
    <style:style style:name="P174" style:parent-style-name="NormalWeb" style:family="paragraph">
      <style:text-properties fo:hyphenate="true"/>
    </style:style>
    <style:style style:name="T175" style:parent-style-name="Textoennegrita" style:family="text">
      <style:text-properties fo:font-weight="bold" style:font-weight-asian="bold" style:font-weight-complex="bold"/>
    </style:style>
    <style:style style:name="P176" style:parent-style-name="NormalWeb" style:family="paragraph">
      <style:text-properties fo:hyphenate="true"/>
    </style:style>
    <style:style style:name="P177" style:parent-style-name="NormalWeb" style:family="paragraph">
      <style:text-properties fo:hyphenate="true"/>
    </style:style>
    <style:style style:name="T178" style:parent-style-name="Textoennegrita" style:family="text">
      <style:text-properties fo:font-weight="bold" style:font-weight-asian="bold" style:font-weight-complex="bold"/>
    </style:style>
    <style:style style:name="T179" style:parent-style-name="Fuentedepárrafopredeter." style:family="text">
      <style:text-properties style:font-name="Segoe UI Emoji" style:font-name-complex="Segoe UI Emoji"/>
    </style:style>
    <style:style style:name="T180" style:parent-style-name="Textoennegrita" style:family="text">
      <style:text-properties fo:font-weight="bold" style:font-weight-asian="bold" style:font-weight-complex="bold"/>
    </style:style>
    <style:style style:name="T181" style:parent-style-name="Textoennegrita" style:family="text">
      <style:text-properties fo:font-weight="normal" style:font-weight-asian="normal" style:font-weight-complex="normal"/>
    </style:style>
    <style:style style:name="P182" style:parent-style-name="NormalWeb" style:family="paragraph">
      <style:text-properties fo:hyphenate="true"/>
    </style:style>
    <style:style style:name="P183" style:parent-style-name="NormalWeb" style:family="paragraph">
      <style:text-properties fo:hyphenate="true"/>
    </style:style>
    <style:style style:name="T184" style:parent-style-name="Fuentedepárrafopredeter." style:family="text">
      <style:text-properties style:font-name="Segoe UI Emoji" style:font-name-complex="Segoe UI Emoji"/>
    </style:style>
    <style:style style:name="T185" style:parent-style-name="Textoennegrita" style:family="text">
      <style:text-properties fo:font-weight="normal" style:font-weight-asian="normal" style:font-weight-complex="normal"/>
    </style:style>
    <style:style style:name="T186" style:parent-style-name="Fuentedepárrafopredeter." style:family="text">
      <style:text-properties style:font-name="Segoe UI Emoji" style:font-name-complex="Segoe UI Emoji"/>
    </style:style>
    <style:style style:name="T187" style:parent-style-name="Textoennegrita" style:family="text">
      <style:text-properties fo:font-weight="bold" style:font-weight-asian="bold" style:font-weight-complex="bold"/>
    </style:style>
    <style:style style:name="T188" style:parent-style-name="Textoennegrita" style:family="text">
      <style:text-properties fo:font-weight="normal" style:font-weight-asian="normal" style:font-weight-complex="normal"/>
    </style:style>
    <style:style style:name="P189" style:parent-style-name="NormalWeb" style:family="paragraph">
      <style:text-properties fo:hyphenate="true"/>
    </style:style>
    <style:style style:name="T190" style:parent-style-name="Fuentedepárrafopredeter." style:family="text">
      <style:text-properties style:font-name="Segoe UI Emoji" style:font-name-complex="Segoe UI Emoji"/>
    </style:style>
    <style:style style:name="P191" style:parent-style-name="NormalWeb" style:family="paragraph">
      <style:text-properties fo:hyphenate="true"/>
    </style:style>
    <style:style style:name="T192" style:parent-style-name="Fuentedepárrafopredeter." style:family="text">
      <style:text-properties style:font-name="Segoe UI Emoji" style:font-name-complex="Segoe UI Emoji"/>
    </style:style>
    <style:style style:name="P193" style:parent-style-name="NormalWeb" style:family="paragraph">
      <style:text-properties fo:hyphenate="true"/>
    </style:style>
    <style:style style:name="T194" style:parent-style-name="Fuentedepárrafopredeter." style:family="text">
      <style:text-properties style:font-name="Segoe UI Emoji" style:font-name-complex="Segoe UI Emoji"/>
    </style:style>
    <style:style style:name="P195" style:parent-style-name="NormalWeb" style:family="paragraph">
      <style:text-properties fo:hyphenate="true"/>
    </style:style>
    <style:style style:name="T196" style:parent-style-name="Fuentedepárrafopredeter." style:family="text">
      <style:text-properties style:font-name="Segoe UI Emoji" style:font-name-complex="Segoe UI Emoji"/>
    </style:style>
    <style:style style:name="T197" style:parent-style-name="Textoennegrita" style:family="text">
      <style:text-properties fo:font-weight="normal" style:font-weight-asian="normal" style:font-weight-complex="normal"/>
    </style:style>
    <style:style style:name="P198" style:parent-style-name="NormalWeb" style:family="paragraph">
      <style:text-properties fo:hyphenate="true"/>
    </style:style>
    <style:style style:name="P199" style:parent-style-name="NormalWeb" style:family="paragraph">
      <style:text-properties fo:hyphenate="true"/>
    </style:style>
    <style:style style:name="P200" style:parent-style-name="NormalWeb" style:family="paragraph">
      <style:text-properties fo:hyphenate="true"/>
    </style:style>
    <style:style style:name="T201" style:parent-style-name="Fuentedepárrafopredeter." style:family="text">
      <style:text-properties style:font-name="Segoe UI Emoji" style:font-name-complex="Segoe UI Emoji"/>
    </style:style>
    <style:style style:name="T202" style:parent-style-name="Textoennegrita" style:family="text">
      <style:text-properties fo:font-weight="bold" style:font-weight-asian="bold" style:font-weight-complex="bold"/>
    </style:style>
    <style:style style:name="T203" style:parent-style-name="Fuentedepárrafopredeter." style:family="text">
      <style:text-properties style:font-name="Segoe UI Emoji" style:font-name-complex="Segoe UI Emoji"/>
    </style:style>
    <style:style style:name="T204" style:parent-style-name="Textoennegrita" style:family="text">
      <style:text-properties fo:font-weight="bold" style:font-weight-asian="bold" style:font-weight-complex="bold"/>
    </style:style>
    <style:style style:name="T205" style:parent-style-name="Fuentedepárrafopredeter." style:family="text">
      <style:text-properties style:font-name="Segoe UI Emoji" style:font-name-complex="Segoe UI Emoji"/>
    </style:style>
    <style:style style:name="T206" style:parent-style-name="Fuentedepárrafopredeter." style:family="text">
      <style:text-properties style:font-name="Segoe UI Emoji" style:font-name-complex="Segoe UI Emoji"/>
    </style:style>
    <style:style style:name="T207" style:parent-style-name="Fuentedepárrafopredeter." style:family="text">
      <style:text-properties style:font-name="Segoe UI Symbol" style:font-name-complex="Segoe UI Symbol"/>
    </style:style>
    <style:style style:name="P208" style:parent-style-name="NormalWeb" style:family="paragraph">
      <style:text-properties fo:hyphenate="true"/>
    </style:style>
    <style:style style:name="P209" style:parent-style-name="NormalWeb" style:family="paragraph">
      <style:text-properties fo:hyphenate="true"/>
    </style:style>
    <style:style style:name="P210" style:parent-style-name="NormalWeb" style:family="paragraph">
      <style:text-properties fo:hyphenate="true"/>
    </style:style>
    <style:style style:name="T211" style:parent-style-name="Textoennegrita" style:family="text">
      <style:text-properties fo:font-weight="bold" style:font-weight-asian="bold" style:font-weight-complex="bold"/>
    </style:style>
    <style:style style:name="P212" style:parent-style-name="NormalWeb" style:family="paragraph">
      <style:text-properties fo:hyphenate="true"/>
    </style:style>
    <style:style style:name="T213" style:parent-style-name="Fuentedepárrafopredeter." style:family="text">
      <style:text-properties style:font-name="Segoe UI Emoji" style:font-name-complex="Segoe UI Emoji"/>
    </style:style>
    <style:style style:name="P214" style:parent-style-name="NormalWeb" style:family="paragraph">
      <style:text-properties fo:hyphenate="true"/>
    </style:style>
    <style:style style:name="T215" style:parent-style-name="Fuentedepárrafopredeter." style:family="text">
      <style:text-properties style:font-name="Segoe UI Emoji" style:font-name-complex="Segoe UI Emoji"/>
    </style:style>
    <style:style style:name="P216" style:parent-style-name="NormalWeb" style:family="paragraph">
      <style:text-properties fo:hyphenate="true"/>
    </style:style>
    <style:style style:name="T217" style:parent-style-name="Fuentedepárrafopredeter." style:family="text">
      <style:text-properties style:font-name="Segoe UI Emoji" style:font-name-complex="Segoe UI Emoji"/>
    </style:style>
    <style:style style:name="P218" style:parent-style-name="NormalWeb" style:family="paragraph">
      <style:text-properties fo:hyphenate="true"/>
    </style:style>
    <style:style style:name="T219" style:parent-style-name="Fuentedepárrafopredeter." style:family="text">
      <style:text-properties style:font-name="Segoe UI Emoji" style:font-name-complex="Segoe UI Emoji"/>
    </style:style>
    <style:style style:name="P220" style:parent-style-name="NormalWeb" style:family="paragraph">
      <style:text-properties fo:hyphenate="true"/>
    </style:style>
    <style:style style:name="T221" style:parent-style-name="Fuentedepárrafopredeter." style:family="text">
      <style:text-properties style:font-name="Segoe UI Emoji" style:font-name-complex="Segoe UI Emoji"/>
    </style:style>
    <style:style style:name="T222" style:parent-style-name="Textoennegrita" style:family="text">
      <style:text-properties fo:font-weight="bold" style:font-weight-asian="bold" style:font-weight-complex="bold"/>
    </style:style>
    <style:style style:name="T223" style:parent-style-name="Fuentedepárrafopredeter." style:family="text">
      <style:text-properties style:font-name="Segoe UI Emoji" style:font-name-complex="Segoe UI Emoji"/>
    </style:style>
    <style:style style:name="P224" style:parent-style-name="Normal" style:family="paragraph">
      <style:paragraph-properties fo:break-before="page"/>
      <style:text-properties fo:hyphenate="true"/>
    </style:style>
    <style:style style:name="P225" style:parent-style-name="Título1" style:family="paragraph">
      <style:paragraph-properties fo:text-align="center"/>
    </style:style>
    <style:style style:name="T226" style:parent-style-name="Fuentedepárrafopredeter." style:family="text">
      <style:text-properties style:font-name="Segoe UI Emoji" style:font-name-complex="Segoe UI Emoji"/>
    </style:style>
    <style:style style:name="T227" style:parent-style-name="Fuentedepárrafopredeter." style:family="text">
      <style:text-properties fo:color="#FF0000"/>
    </style:style>
    <style:style style:name="P228" style:parent-style-name="NormalWeb" style:family="paragraph">
      <style:text-properties fo:font-size="18pt" style:font-size-asian="18pt" style:font-size-complex="18pt"/>
    </style:style>
    <style:style style:name="T229" style:parent-style-name="Fuentedepárrafopredeter." style:family="text">
      <style:text-properties style:font-name="Segoe UI Emoji" style:font-name-complex="Segoe UI Emoji"/>
    </style:style>
    <style:style style:name="T230" style:parent-style-name="Textoennegrita" style:family="text">
      <style:text-properties fo:font-weight="bold" style:font-weight-asian="bold" style:font-weight-complex="bold"/>
    </style:style>
    <style:style style:name="T231" style:parent-style-name="Textoennegrita" style:family="text">
      <style:text-properties fo:font-weight="bold" style:font-weight-asian="bold" style:font-weight-complex="bold"/>
    </style:style>
    <style:style style:name="T232" style:parent-style-name="Textoennegrita" style:family="text">
      <style:text-properties style:font-name="Segoe UI Emoji" style:font-name-complex="Segoe UI Emoji" fo:font-weight="bold" style:font-weight-asian="bold" style:font-weight-complex="bold"/>
    </style:style>
    <style:style style:name="T233" style:parent-style-name="Textoennegrita" style:family="text">
      <style:text-properties fo:font-weight="bold" style:font-weight-asian="bold" style:font-weight-complex="bold"/>
    </style:style>
    <style:style style:name="T234" style:parent-style-name="Fuentedepárrafopredeter." style:family="text">
      <style:text-properties style:font-name="Segoe UI Emoji" style:font-name-complex="Segoe UI Emoji"/>
    </style:style>
    <style:style style:name="T235" style:parent-style-name="Textoennegrita" style:family="text">
      <style:text-properties fo:font-weight="bold" style:font-weight-asian="bold" style:font-weight-complex="bold"/>
    </style:style>
    <style:style style:name="T236" style:parent-style-name="Fuentedepárrafopredeter." style:family="text">
      <style:text-properties style:font-name="Segoe UI Emoji" style:font-name-complex="Segoe UI Emoji"/>
    </style:style>
    <style:style style:name="T237" style:parent-style-name="Textoennegrita" style:family="text">
      <style:text-properties fo:font-weight="bold" style:font-weight-asian="bold" style:font-weight-complex="bold"/>
    </style:style>
    <style:style style:name="P238" style:parent-style-name="NormalWeb" style:family="paragraph">
      <style:text-properties fo:hyphenate="true"/>
    </style:style>
    <style:style style:name="P239" style:parent-style-name="NormalWeb" style:family="paragraph">
      <style:text-properties fo:hyphenate="true"/>
    </style:style>
    <style:style style:name="T240" style:parent-style-name="Fuentedepárrafopredeter." style:family="text">
      <style:text-properties style:font-name="Segoe UI Emoji" style:font-name-complex="Segoe UI Emoji"/>
    </style:style>
    <style:style style:name="T241" style:parent-style-name="Fuentedepárrafopredeter." style:family="text">
      <style:text-properties style:font-name="Segoe UI Emoji" style:font-name-complex="Segoe UI Emoji"/>
    </style:style>
    <style:style style:name="T242" style:parent-style-name="Textoennegrita" style:family="text">
      <style:text-properties fo:font-weight="bold" style:font-weight-asian="bold" style:font-weight-complex="bold"/>
    </style:style>
    <style:style style:name="P243" style:parent-style-name="NormalWeb" style:family="paragraph">
      <style:text-properties fo:hyphenate="true"/>
    </style:style>
    <style:style style:name="P244" style:parent-style-name="NormalWeb" style:family="paragraph">
      <style:text-properties fo:hyphenate="true"/>
    </style:style>
    <style:style style:name="T245" style:parent-style-name="Fuentedepárrafopredeter." style:family="text">
      <style:text-properties style:font-name="Segoe UI Emoji" style:font-name-complex="Segoe UI Emoji"/>
    </style:style>
    <style:style style:name="T246" style:parent-style-name="Textoennegrita" style:family="text">
      <style:text-properties fo:font-weight="bold" style:font-weight-asian="bold" style:font-weight-complex="bold"/>
    </style:style>
    <style:style style:name="P247" style:parent-style-name="NormalWeb" style:family="paragraph">
      <style:text-properties fo:hyphenate="true"/>
    </style:style>
    <style:style style:name="P248" style:parent-style-name="NormalWeb" style:family="paragraph">
      <style:text-properties fo:hyphenate="true"/>
    </style:style>
    <style:style style:name="P249" style:parent-style-name="NormalWeb" style:family="paragraph">
      <style:text-properties fo:hyphenate="true"/>
    </style:style>
    <style:style style:name="P250" style:parent-style-name="NormalWeb" style:family="paragraph">
      <style:text-properties fo:hyphenate="true"/>
    </style:style>
    <style:style style:name="T251" style:parent-style-name="Fuentedepárrafopredeter." style:family="text">
      <style:text-properties style:font-name="Segoe UI Emoji" style:font-name-complex="Segoe UI Emoji"/>
    </style:style>
    <style:style style:name="T252" style:parent-style-name="Fuentedepárrafopredeter." style:family="text">
      <style:text-properties style:font-name="Segoe UI Emoji" style:font-name-complex="Segoe UI Emoji"/>
    </style:style>
    <style:style style:name="T253" style:parent-style-name="Textoennegrita" style:family="text">
      <style:text-properties fo:font-weight="bold" style:font-weight-asian="bold" style:font-weight-complex="bold"/>
    </style:style>
    <style:style style:name="T254" style:parent-style-name="Fuentedepárrafopredeter." style:family="text">
      <style:text-properties style:font-name="Segoe UI Emoji" style:font-name-complex="Segoe UI Emoji"/>
    </style:style>
    <style:style style:name="T255" style:parent-style-name="Textoennegrita" style:family="text">
      <style:text-properties fo:font-weight="bold" style:font-weight-asian="bold" style:font-weight-complex="bold"/>
    </style:style>
    <style:style style:name="T256" style:parent-style-name="Fuentedepárrafopredeter." style:family="text">
      <style:text-properties style:font-name="Segoe UI Emoji" style:font-name-complex="Segoe UI Emoji"/>
    </style:style>
    <style:style style:name="P257" style:parent-style-name="NormalWeb" style:family="paragraph">
      <style:text-properties fo:hyphenate="true"/>
    </style:style>
    <style:style style:name="P258" style:parent-style-name="NormalWeb" style:family="paragraph">
      <style:text-properties fo:hyphenate="true"/>
    </style:style>
    <style:style style:name="P259" style:parent-style-name="NormalWeb" style:family="paragraph">
      <style:text-properties fo:hyphenate="true"/>
    </style:style>
    <style:style style:name="P260" style:parent-style-name="NormalWeb" style:family="paragraph">
      <style:text-properties fo:hyphenate="true"/>
    </style:style>
    <style:style style:name="T261" style:parent-style-name="Fuentedepárrafopredeter." style:family="text">
      <style:text-properties style:font-name="Segoe UI Emoji" style:font-name-complex="Segoe UI Emoji"/>
    </style:style>
    <style:style style:name="P262" style:parent-style-name="NormalWeb" style:family="paragraph">
      <style:text-properties fo:hyphenate="true"/>
    </style:style>
    <style:style style:name="P263" style:parent-style-name="NormalWeb" style:family="paragraph">
      <style:text-properties fo:hyphenate="true"/>
    </style:style>
    <style:style style:name="P264" style:parent-style-name="NormalWeb" style:family="paragraph">
      <style:text-properties fo:hyphenate="true"/>
    </style:style>
    <style:style style:name="T265" style:parent-style-name="Fuentedepárrafopredeter." style:family="text">
      <style:text-properties style:font-name="Segoe UI Emoji" style:font-name-complex="Segoe UI Emoji"/>
    </style:style>
    <style:style style:name="P266" style:parent-style-name="NormalWeb" style:family="paragraph">
      <style:text-properties fo:hyphenate="true"/>
    </style:style>
    <style:style style:name="P267" style:parent-style-name="NormalWeb" style:family="paragraph">
      <style:text-properties fo:hyphenate="true"/>
    </style:style>
    <style:style style:name="P268" style:parent-style-name="NormalWeb" style:family="paragraph">
      <style:text-properties fo:hyphenate="true"/>
    </style:style>
    <style:style style:name="P269" style:parent-style-name="NormalWeb" style:family="paragraph">
      <style:text-properties fo:hyphenate="true"/>
    </style:style>
    <style:style style:name="P270" style:parent-style-name="NormalWeb" style:family="paragraph">
      <style:text-properties fo:hyphenate="true"/>
    </style:style>
    <style:style style:name="T271" style:parent-style-name="Fuentedepárrafopredeter." style:family="text">
      <style:text-properties style:font-name="Segoe UI Symbol" style:font-name-complex="Segoe UI Symbol"/>
    </style:style>
    <style:style style:name="T272" style:parent-style-name="Fuentedepárrafopredeter." style:family="text">
      <style:text-properties style:font-name="Segoe UI Emoji" style:font-name-complex="Segoe UI Emoji"/>
    </style:style>
    <style:style style:name="T273" style:parent-style-name="Fuentedepárrafopredeter." style:family="text">
      <style:text-properties style:font-name="Segoe UI Emoji" style:font-name-complex="Segoe UI Emoji"/>
    </style:style>
    <style:style style:name="T274" style:parent-style-name="Textoennegrita" style:family="text">
      <style:text-properties fo:font-weight="bold" style:font-weight-asian="bold" style:font-weight-complex="bold"/>
    </style:style>
    <style:style style:name="T275" style:parent-style-name="Fuentedepárrafopredeter." style:family="text">
      <style:text-properties style:font-name="Segoe UI Emoji" style:font-name-complex="Segoe UI Emoji"/>
    </style:style>
    <style:style style:name="P276" style:parent-style-name="NormalWeb" style:family="paragraph">
      <style:text-properties fo:hyphenate="true"/>
    </style:style>
    <style:style style:name="P277" style:parent-style-name="NormalWeb" style:family="paragraph">
      <style:text-properties fo:hyphenate="true"/>
    </style:style>
    <style:style style:name="P278" style:parent-style-name="NormalWeb" style:family="paragraph">
      <style:text-properties fo:hyphenate="true"/>
    </style:style>
    <style:style style:name="P279" style:parent-style-name="NormalWeb" style:family="paragraph">
      <style:text-properties fo:hyphenate="true"/>
    </style:style>
    <style:style style:name="T280" style:parent-style-name="Fuentedepárrafopredeter." style:family="text">
      <style:text-properties style:font-name="Segoe UI Emoji" style:font-name-complex="Segoe UI Emoji"/>
    </style:style>
    <style:style style:name="P281" style:parent-style-name="NormalWeb" style:family="paragraph">
      <style:text-properties fo:hyphenate="true"/>
    </style:style>
    <style:style style:name="P282" style:parent-style-name="NormalWeb" style:family="paragraph">
      <style:text-properties fo:hyphenate="true"/>
    </style:style>
    <style:style style:name="P283" style:parent-style-name="NormalWeb" style:family="paragraph">
      <style:text-properties fo:hyphenate="true"/>
    </style:style>
    <style:style style:name="T284" style:parent-style-name="Fuentedepárrafopredeter." style:family="text">
      <style:text-properties style:font-name="Segoe UI Emoji" style:font-name-complex="Segoe UI Emoji"/>
    </style:style>
    <style:style style:name="P285" style:parent-style-name="NormalWeb" style:family="paragraph">
      <style:text-properties fo:hyphenate="true"/>
    </style:style>
    <style:style style:name="P286" style:parent-style-name="NormalWeb" style:family="paragraph">
      <style:text-properties fo:hyphenate="true"/>
    </style:style>
    <style:style style:name="P287" style:parent-style-name="NormalWeb" style:family="paragraph">
      <style:text-properties fo:hyphenate="true"/>
    </style:style>
    <style:style style:name="P288" style:parent-style-name="NormalWeb" style:family="paragraph">
      <style:text-properties fo:hyphenate="true"/>
    </style:style>
    <style:style style:name="T289" style:parent-style-name="Fuentedepárrafopredeter." style:family="text">
      <style:text-properties style:font-name="Segoe UI Symbol" style:font-name-complex="Segoe UI Symbol"/>
    </style:style>
    <style:style style:name="T290" style:parent-style-name="Fuentedepárrafopredeter." style:family="text">
      <style:text-properties style:font-name="Segoe UI Emoji" style:font-name-complex="Segoe UI Emoji"/>
    </style:style>
    <style:style style:name="T291" style:parent-style-name="Fuentedepárrafopredeter." style:family="text">
      <style:text-properties style:font-name="Segoe UI Emoji" style:font-name-complex="Segoe UI Emoji"/>
    </style:style>
    <style:style style:name="T292" style:parent-style-name="Textoennegrita" style:family="text">
      <style:text-properties fo:font-weight="bold" style:font-weight-asian="bold" style:font-weight-complex="bold"/>
    </style:style>
    <style:style style:name="T293" style:parent-style-name="Fuentedepárrafopredeter." style:family="text">
      <style:text-properties style:font-name="Segoe UI Emoji" style:font-name-complex="Segoe UI Emoji"/>
    </style:style>
    <style:style style:name="P294" style:parent-style-name="NormalWeb" style:family="paragraph">
      <style:text-properties fo:hyphenate="true"/>
    </style:style>
    <style:style style:name="P295" style:parent-style-name="NormalWeb" style:family="paragraph">
      <style:text-properties fo:hyphenate="true"/>
    </style:style>
    <style:style style:name="P296" style:parent-style-name="NormalWeb" style:family="paragraph">
      <style:text-properties fo:hyphenate="true"/>
    </style:style>
    <style:style style:name="P297" style:parent-style-name="NormalWeb" style:family="paragraph">
      <style:text-properties fo:hyphenate="true"/>
    </style:style>
    <style:style style:name="P298" style:parent-style-name="NormalWeb" style:family="paragraph">
      <style:text-properties fo:hyphenate="true"/>
    </style:style>
    <style:style style:name="T299" style:parent-style-name="Fuentedepárrafopredeter." style:family="text">
      <style:text-properties style:font-name="Segoe UI Emoji" style:font-name-complex="Segoe UI Emoji"/>
    </style:style>
    <style:style style:name="P300" style:parent-style-name="NormalWeb" style:family="paragraph">
      <style:text-properties fo:hyphenate="true"/>
    </style:style>
    <style:style style:name="P301" style:parent-style-name="NormalWeb" style:family="paragraph">
      <style:text-properties fo:hyphenate="true"/>
    </style:style>
    <style:style style:name="P302" style:parent-style-name="NormalWeb" style:family="paragraph">
      <style:text-properties fo:hyphenate="true"/>
    </style:style>
    <style:style style:name="T303" style:parent-style-name="Fuentedepárrafopredeter." style:family="text">
      <style:text-properties style:font-name="Segoe UI Emoji" style:font-name-complex="Segoe UI Emoji"/>
    </style:style>
    <style:style style:name="P304" style:parent-style-name="NormalWeb" style:family="paragraph">
      <style:text-properties fo:hyphenate="true"/>
    </style:style>
    <style:style style:name="P305" style:parent-style-name="NormalWeb" style:family="paragraph">
      <style:text-properties fo:hyphenate="true"/>
    </style:style>
    <style:style style:name="P306" style:parent-style-name="NormalWeb" style:family="paragraph">
      <style:text-properties fo:hyphenate="true"/>
    </style:style>
    <style:style style:name="T307" style:parent-style-name="Fuentedepárrafopredeter." style:family="text">
      <style:text-properties style:font-name="Segoe UI Symbol" style:font-name-complex="Segoe UI Symbol"/>
    </style:style>
    <style:style style:name="T308" style:parent-style-name="Fuentedepárrafopredeter." style:family="text">
      <style:text-properties style:font-name="Segoe UI Emoji" style:font-name-complex="Segoe UI Emoji"/>
    </style:style>
    <style:style style:name="T309" style:parent-style-name="Fuentedepárrafopredeter." style:family="text">
      <style:text-properties style:font-name="Segoe UI Emoji" style:font-name-complex="Segoe UI Emoji"/>
    </style:style>
    <style:style style:name="T310" style:parent-style-name="Textoennegrita" style:family="text">
      <style:text-properties fo:font-weight="bold" style:font-weight-asian="bold" style:font-weight-complex="bold"/>
    </style:style>
    <style:style style:name="T311" style:parent-style-name="Fuentedepárrafopredeter." style:family="text">
      <style:text-properties style:font-name="Segoe UI Emoji" style:font-name-complex="Segoe UI Emoji"/>
    </style:style>
    <style:style style:name="P312" style:parent-style-name="NormalWeb" style:family="paragraph">
      <style:text-properties fo:hyphenate="true"/>
    </style:style>
    <style:style style:name="P313" style:parent-style-name="NormalWeb" style:family="paragraph">
      <style:text-properties fo:hyphenate="true"/>
    </style:style>
    <style:style style:name="P314" style:parent-style-name="NormalWeb" style:family="paragraph">
      <style:text-properties fo:hyphenate="true"/>
    </style:style>
    <style:style style:name="P315" style:parent-style-name="NormalWeb" style:family="paragraph">
      <style:text-properties fo:hyphenate="true"/>
    </style:style>
    <style:style style:name="T316" style:parent-style-name="Fuentedepárrafopredeter." style:family="text">
      <style:text-properties style:font-name="Segoe UI Emoji" style:font-name-complex="Segoe UI Emoji"/>
    </style:style>
    <style:style style:name="P317" style:parent-style-name="NormalWeb" style:family="paragraph">
      <style:text-properties fo:hyphenate="true"/>
    </style:style>
    <style:style style:name="P318" style:parent-style-name="NormalWeb" style:family="paragraph">
      <style:text-properties fo:hyphenate="true"/>
    </style:style>
    <style:style style:name="P319" style:parent-style-name="NormalWeb" style:family="paragraph">
      <style:text-properties fo:hyphenate="true"/>
    </style:style>
    <style:style style:name="P320" style:parent-style-name="NormalWeb" style:family="paragraph">
      <style:text-properties fo:hyphenate="true"/>
    </style:style>
    <style:style style:name="T321" style:parent-style-name="Fuentedepárrafopredeter." style:family="text">
      <style:text-properties style:font-name="Segoe UI Emoji" style:font-name-complex="Segoe UI Emoji"/>
    </style:style>
    <style:style style:name="P322" style:parent-style-name="NormalWeb" style:family="paragraph">
      <style:text-properties fo:hyphenate="true"/>
    </style:style>
    <style:style style:name="P323" style:parent-style-name="NormalWeb" style:family="paragraph">
      <style:text-properties fo:hyphenate="true"/>
    </style:style>
    <style:style style:name="P324" style:parent-style-name="NormalWeb" style:family="paragraph">
      <style:text-properties fo:hyphenate="true"/>
    </style:style>
    <style:style style:name="P325" style:parent-style-name="NormalWeb" style:family="paragraph">
      <style:text-properties fo:hyphenate="true"/>
    </style:style>
    <style:style style:name="T326" style:parent-style-name="Fuentedepárrafopredeter." style:family="text">
      <style:text-properties style:font-name="Segoe UI Symbol" style:font-name-complex="Segoe UI Symbol"/>
    </style:style>
    <style:style style:name="T327" style:parent-style-name="Fuentedepárrafopredeter." style:family="text">
      <style:text-properties style:font-name="Segoe UI Emoji" style:font-name-complex="Segoe UI Emoji"/>
    </style:style>
    <style:style style:name="T328" style:parent-style-name="Fuentedepárrafopredeter." style:family="text">
      <style:text-properties style:font-name="Segoe UI Emoji" style:font-name-complex="Segoe UI Emoji"/>
    </style:style>
    <style:style style:name="T329" style:parent-style-name="Textoennegrita" style:family="text">
      <style:text-properties fo:font-weight="bold" style:font-weight-asian="bold" style:font-weight-complex="bold"/>
    </style:style>
    <style:style style:name="T330" style:parent-style-name="Fuentedepárrafopredeter." style:family="text">
      <style:text-properties style:font-name="Segoe UI Emoji" style:font-name-complex="Segoe UI Emoji"/>
    </style:style>
    <style:style style:name="P331" style:parent-style-name="NormalWeb" style:family="paragraph">
      <style:text-properties fo:hyphenate="true"/>
    </style:style>
    <style:style style:name="P332" style:parent-style-name="NormalWeb" style:family="paragraph">
      <style:text-properties fo:hyphenate="true"/>
    </style:style>
    <style:style style:name="P333" style:parent-style-name="NormalWeb" style:family="paragraph">
      <style:text-properties fo:hyphenate="true"/>
    </style:style>
    <style:style style:name="P334" style:parent-style-name="NormalWeb" style:family="paragraph">
      <style:text-properties fo:hyphenate="true"/>
    </style:style>
    <style:style style:name="T335" style:parent-style-name="Fuentedepárrafopredeter." style:family="text">
      <style:text-properties style:font-name="Segoe UI Emoji" style:font-name-complex="Segoe UI Emoji"/>
    </style:style>
    <style:style style:name="P336" style:parent-style-name="NormalWeb" style:family="paragraph">
      <style:text-properties fo:hyphenate="true"/>
    </style:style>
    <style:style style:name="P337" style:parent-style-name="NormalWeb" style:family="paragraph">
      <style:text-properties fo:hyphenate="true"/>
    </style:style>
    <style:style style:name="P338" style:parent-style-name="NormalWeb" style:family="paragraph">
      <style:text-properties fo:hyphenate="true"/>
    </style:style>
    <style:style style:name="P339" style:parent-style-name="NormalWeb" style:family="paragraph">
      <style:text-properties fo:hyphenate="true"/>
    </style:style>
    <style:style style:name="T340" style:parent-style-name="Fuentedepárrafopredeter." style:family="text">
      <style:text-properties style:font-name="Segoe UI Symbol" style:font-name-complex="Segoe UI Symbol"/>
    </style:style>
    <style:style style:name="T341" style:parent-style-name="Fuentedepárrafopredeter." style:family="text">
      <style:text-properties style:font-name="Segoe UI Emoji" style:font-name-complex="Segoe UI Emoji"/>
    </style:style>
    <style:style style:name="T342" style:parent-style-name="Fuentedepárrafopredeter." style:family="text">
      <style:text-properties style:font-name="Segoe UI Emoji" style:font-name-complex="Segoe UI Emoji"/>
    </style:style>
    <style:style style:name="T343" style:parent-style-name="Textoennegrita" style:family="text">
      <style:text-properties fo:font-weight="bold" style:font-weight-asian="bold" style:font-weight-complex="bold"/>
    </style:style>
    <style:style style:name="T344" style:parent-style-name="Fuentedepárrafopredeter." style:family="text">
      <style:text-properties style:font-name="Segoe UI Emoji" style:font-name-complex="Segoe UI Emoji"/>
    </style:style>
    <style:style style:name="P345" style:parent-style-name="NormalWeb" style:family="paragraph">
      <style:text-properties fo:hyphenate="true"/>
    </style:style>
    <style:style style:name="P346" style:parent-style-name="NormalWeb" style:family="paragraph">
      <style:text-properties fo:hyphenate="true"/>
    </style:style>
    <style:style style:name="P347" style:parent-style-name="NormalWeb" style:family="paragraph">
      <style:text-properties fo:hyphenate="true"/>
    </style:style>
    <style:style style:name="P348" style:parent-style-name="NormalWeb" style:family="paragraph">
      <style:text-properties fo:hyphenate="true"/>
    </style:style>
    <style:style style:name="T349" style:parent-style-name="Fuentedepárrafopredeter." style:family="text">
      <style:text-properties style:font-name="Segoe UI Emoji" style:font-name-complex="Segoe UI Emoji"/>
    </style:style>
    <style:style style:name="P350" style:parent-style-name="NormalWeb" style:family="paragraph">
      <style:text-properties fo:hyphenate="true"/>
    </style:style>
    <style:style style:name="P351" style:parent-style-name="NormalWeb" style:family="paragraph">
      <style:text-properties fo:hyphenate="true"/>
    </style:style>
    <style:style style:name="P352" style:parent-style-name="NormalWeb" style:family="paragraph">
      <style:text-properties fo:hyphenate="true"/>
    </style:style>
    <style:style style:name="P353" style:parent-style-name="NormalWeb" style:family="paragraph">
      <style:text-properties fo:hyphenate="true"/>
    </style:style>
    <style:style style:name="T354" style:parent-style-name="Fuentedepárrafopredeter." style:family="text">
      <style:text-properties style:font-name="Segoe UI Symbol" style:font-name-complex="Segoe UI Symbol"/>
    </style:style>
    <style:style style:name="T355" style:parent-style-name="Fuentedepárrafopredeter." style:family="text">
      <style:text-properties style:font-name="Segoe UI Emoji" style:font-name-complex="Segoe UI Emoji"/>
    </style:style>
    <style:style style:name="T356" style:parent-style-name="Fuentedepárrafopredeter." style:family="text">
      <style:text-properties style:font-name="Segoe UI Emoji" style:font-name-complex="Segoe UI Emoji"/>
    </style:style>
    <style:style style:name="T357" style:parent-style-name="Textoennegrita" style:family="text">
      <style:text-properties fo:font-weight="bold" style:font-weight-asian="bold" style:font-weight-complex="bold"/>
    </style:style>
    <style:style style:name="TableColumn359" style:family="table-column">
      <style:table-column-properties style:column-width="0.8805in"/>
    </style:style>
    <style:style style:name="TableColumn360" style:family="table-column">
      <style:table-column-properties style:column-width="1.1125in"/>
    </style:style>
    <style:style style:name="TableColumn361" style:family="table-column">
      <style:table-column-properties style:column-width="1.0062in"/>
    </style:style>
    <style:style style:name="TableColumn362" style:family="table-column">
      <style:table-column-properties style:column-width="1.5888in"/>
    </style:style>
    <style:style style:name="TableColumn363" style:family="table-column">
      <style:table-column-properties style:column-width="1.3173in"/>
    </style:style>
    <style:style style:name="Table358" style:family="table">
      <style:table-properties style:width="5.9055in" fo:margin-left="0in" table:align="left"/>
    </style:style>
    <style:style style:name="TableRow364" style:family="table-row">
      <style:table-row-properties/>
    </style:style>
    <style:style style:name="TableCell365" style:family="table-cell">
      <style:table-cell-properties fo:border="none" style:writing-mode="lr-tb" style:vertical-align="middle" fo:padding-top="0.0104in" fo:padding-left="0.0104in" fo:padding-bottom="0.0104in" fo:padding-right="0.0104in"/>
    </style:style>
    <style:style style:name="P366" style:parent-style-name="Normal" style:family="paragraph">
      <style:paragraph-properties fo:text-align="center"/>
    </style:style>
    <style:style style:name="TableCell367" style:family="table-cell">
      <style:table-cell-properties fo:border="none" style:writing-mode="lr-tb" style:vertical-align="middle" fo:padding-top="0.0104in" fo:padding-left="0.0104in" fo:padding-bottom="0.0104in" fo:padding-right="0.0104in"/>
    </style:style>
    <style:style style:name="P368" style:parent-style-name="Normal" style:family="paragraph">
      <style:paragraph-properties fo:text-align="center"/>
    </style:style>
    <style:style style:name="TableCell369" style:family="table-cell">
      <style:table-cell-properties fo:border="none" style:writing-mode="lr-tb" style:vertical-align="middle" fo:padding-top="0.0104in" fo:padding-left="0.0104in" fo:padding-bottom="0.0104in" fo:padding-right="0.0104in"/>
    </style:style>
    <style:style style:name="P370" style:parent-style-name="Normal" style:family="paragraph">
      <style:paragraph-properties fo:text-align="center"/>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paragraph-properties fo:text-align="center"/>
    </style:style>
    <style:style style:name="TableCell373" style:family="table-cell">
      <style:table-cell-properties fo:border="none" style:writing-mode="lr-tb" style:vertical-align="middle" fo:padding-top="0.0104in" fo:padding-left="0.0104in" fo:padding-bottom="0.0104in" fo:padding-right="0.0104in"/>
    </style:style>
    <style:style style:name="P374" style:parent-style-name="Normal" style:family="paragraph">
      <style:paragraph-properties fo:text-align="center"/>
    </style:style>
    <style:style style:name="TableRow375" style:family="table-row">
      <style:table-row-properties/>
    </style:style>
    <style:style style:name="TableCell376" style:family="table-cell">
      <style:table-cell-properties fo:border="none" style:writing-mode="lr-tb" style:vertical-align="middle" fo:padding-top="0.0104in" fo:padding-left="0.0104in" fo:padding-bottom="0.0104in" fo:padding-right="0.0104in"/>
    </style:style>
    <style:style style:name="T377" style:parent-style-name="Fuentedepárrafopredeter." style:family="text">
      <style:text-properties style:font-name="Segoe UI Emoji" style:font-name-complex="Segoe UI Emoji"/>
    </style:style>
    <style:style style:name="TableCell378" style:family="table-cell">
      <style:table-cell-properties fo:border="none" style:writing-mode="lr-tb" style:vertical-align="middle" fo:padding-top="0.0104in" fo:padding-left="0.0104in" fo:padding-bottom="0.0104in" fo:padding-right="0.0104in"/>
    </style:style>
    <style:style style:name="TableCell379" style:family="table-cell">
      <style:table-cell-properties fo:border="none" style:writing-mode="lr-tb" style:vertical-align="middle" fo:padding-top="0.0104in" fo:padding-left="0.0104in" fo:padding-bottom="0.0104in" fo:padding-right="0.0104in"/>
    </style:style>
    <style:style style:name="TableCell380" style:family="table-cell">
      <style:table-cell-properties fo:border="none" style:writing-mode="lr-tb" style:vertical-align="middle" fo:padding-top="0.0104in" fo:padding-left="0.0104in" fo:padding-bottom="0.0104in" fo:padding-right="0.0104in"/>
    </style:style>
    <style:style style:name="TableCell381" style:family="table-cell">
      <style:table-cell-properties fo:border="none" style:writing-mode="lr-tb" style:vertical-align="middle" fo:padding-top="0.0104in" fo:padding-left="0.0104in" fo:padding-bottom="0.0104in" fo:padding-right="0.0104in"/>
    </style:style>
    <style:style style:name="TableRow382" style:family="table-row">
      <style:table-row-properties/>
    </style:style>
    <style:style style:name="TableCell383" style:family="table-cell">
      <style:table-cell-properties fo:border="none" style:writing-mode="lr-tb" style:vertical-align="middle" fo:padding-top="0.0104in" fo:padding-left="0.0104in" fo:padding-bottom="0.0104in" fo:padding-right="0.0104in"/>
    </style:style>
    <style:style style:name="T384" style:parent-style-name="Fuentedepárrafopredeter." style:family="text">
      <style:text-properties style:font-name="Segoe UI Emoji" style:font-name-complex="Segoe UI Emoji"/>
    </style:style>
    <style:style style:name="TableCell385" style:family="table-cell">
      <style:table-cell-properties fo:border="none" style:writing-mode="lr-tb" style:vertical-align="middle" fo:padding-top="0.0104in" fo:padding-left="0.0104in" fo:padding-bottom="0.0104in" fo:padding-right="0.0104in"/>
    </style:style>
    <style:style style:name="TableCell386" style:family="table-cell">
      <style:table-cell-properties fo:border="none" style:writing-mode="lr-tb" style:vertical-align="middle" fo:padding-top="0.0104in" fo:padding-left="0.0104in" fo:padding-bottom="0.0104in" fo:padding-right="0.0104in"/>
    </style:style>
    <style:style style:name="TableCell387" style:family="table-cell">
      <style:table-cell-properties fo:border="none" style:writing-mode="lr-tb" style:vertical-align="middle" fo:padding-top="0.0104in" fo:padding-left="0.0104in" fo:padding-bottom="0.0104in" fo:padding-right="0.0104in"/>
    </style:style>
    <style:style style:name="TableCell388" style:family="table-cell">
      <style:table-cell-properties fo:border="none" style:writing-mode="lr-tb" style:vertical-align="middle" fo:padding-top="0.0104in" fo:padding-left="0.0104in" fo:padding-bottom="0.0104in" fo:padding-right="0.0104in"/>
    </style:style>
    <style:style style:name="TableRow389" style:family="table-row">
      <style:table-row-properties/>
    </style:style>
    <style:style style:name="TableCell390" style:family="table-cell">
      <style:table-cell-properties fo:border="none" style:writing-mode="lr-tb" style:vertical-align="middle" fo:padding-top="0.0104in" fo:padding-left="0.0104in" fo:padding-bottom="0.0104in" fo:padding-right="0.0104in"/>
    </style:style>
    <style:style style:name="T391" style:parent-style-name="Fuentedepárrafopredeter." style:family="text">
      <style:text-properties style:font-name="Segoe UI Emoji" style:font-name-complex="Segoe UI Emoji"/>
    </style:style>
    <style:style style:name="TableCell392" style:family="table-cell">
      <style:table-cell-properties fo:border="none" style:writing-mode="lr-tb" style:vertical-align="middle" fo:padding-top="0.0104in" fo:padding-left="0.0104in" fo:padding-bottom="0.0104in" fo:padding-right="0.0104in"/>
    </style:style>
    <style:style style:name="TableCell393" style:family="table-cell">
      <style:table-cell-properties fo:border="none" style:writing-mode="lr-tb" style:vertical-align="middle" fo:padding-top="0.0104in" fo:padding-left="0.0104in" fo:padding-bottom="0.0104in" fo:padding-right="0.0104in"/>
    </style:style>
    <style:style style:name="TableCell394" style:family="table-cell">
      <style:table-cell-properties fo:border="none" style:writing-mode="lr-tb" style:vertical-align="middle" fo:padding-top="0.0104in" fo:padding-left="0.0104in" fo:padding-bottom="0.0104in" fo:padding-right="0.0104in"/>
    </style:style>
    <style:style style:name="TableCell395" style:family="table-cell">
      <style:table-cell-properties fo:border="none" style:writing-mode="lr-tb" style:vertical-align="middle" fo:padding-top="0.0104in" fo:padding-left="0.0104in" fo:padding-bottom="0.0104in" fo:padding-right="0.0104in"/>
    </style:style>
    <style:style style:name="TableRow396" style:family="table-row">
      <style:table-row-properties/>
    </style:style>
    <style:style style:name="TableCell397" style:family="table-cell">
      <style:table-cell-properties fo:border="none" style:writing-mode="lr-tb" style:vertical-align="middle" fo:padding-top="0.0104in" fo:padding-left="0.0104in" fo:padding-bottom="0.0104in" fo:padding-right="0.0104in"/>
    </style:style>
    <style:style style:name="T398" style:parent-style-name="Fuentedepárrafopredeter." style:family="text">
      <style:text-properties style:font-name="Segoe UI Emoji" style:font-name-complex="Segoe UI Emoji"/>
    </style:style>
    <style:style style:name="TableCell399" style:family="table-cell">
      <style:table-cell-properties fo:border="none" style:writing-mode="lr-tb" style:vertical-align="middle" fo:padding-top="0.0104in" fo:padding-left="0.0104in" fo:padding-bottom="0.0104in" fo:padding-right="0.0104in"/>
    </style:style>
    <style:style style:name="TableCell400" style:family="table-cell">
      <style:table-cell-properties fo:border="none" style:writing-mode="lr-tb" style:vertical-align="middle" fo:padding-top="0.0104in" fo:padding-left="0.0104in" fo:padding-bottom="0.0104in" fo:padding-right="0.0104in"/>
    </style:style>
    <style:style style:name="TableCell401" style:family="table-cell">
      <style:table-cell-properties fo:border="none" style:writing-mode="lr-tb" style:vertical-align="middle" fo:padding-top="0.0104in" fo:padding-left="0.0104in" fo:padding-bottom="0.0104in" fo:padding-right="0.0104in"/>
    </style:style>
    <style:style style:name="TableCell402" style:family="table-cell">
      <style:table-cell-properties fo:border="none" style:writing-mode="lr-tb" style:vertical-align="middle" fo:padding-top="0.0104in" fo:padding-left="0.0104in" fo:padding-bottom="0.0104in" fo:padding-right="0.0104in"/>
    </style:style>
    <style:style style:name="TableRow403" style:family="table-row">
      <style:table-row-properties/>
    </style:style>
    <style:style style:name="TableCell404" style:family="table-cell">
      <style:table-cell-properties fo:border="none" style:writing-mode="lr-tb" style:vertical-align="middle" fo:padding-top="0.0104in" fo:padding-left="0.0104in" fo:padding-bottom="0.0104in" fo:padding-right="0.0104in"/>
    </style:style>
    <style:style style:name="T405" style:parent-style-name="Fuentedepárrafopredeter." style:family="text">
      <style:text-properties style:font-name="Segoe UI Emoji" style:font-name-complex="Segoe UI Emoji"/>
    </style:style>
    <style:style style:name="TableCell406" style:family="table-cell">
      <style:table-cell-properties fo:border="none" style:writing-mode="lr-tb" style:vertical-align="middle" fo:padding-top="0.0104in" fo:padding-left="0.0104in" fo:padding-bottom="0.0104in" fo:padding-right="0.0104in"/>
    </style:style>
    <style:style style:name="TableCell407" style:family="table-cell">
      <style:table-cell-properties fo:border="none" style:writing-mode="lr-tb" style:vertical-align="middle" fo:padding-top="0.0104in" fo:padding-left="0.0104in" fo:padding-bottom="0.0104in" fo:padding-right="0.0104in"/>
    </style:style>
    <style:style style:name="TableCell408" style:family="table-cell">
      <style:table-cell-properties fo:border="none" style:writing-mode="lr-tb" style:vertical-align="middle" fo:padding-top="0.0104in" fo:padding-left="0.0104in" fo:padding-bottom="0.0104in" fo:padding-right="0.0104in"/>
    </style:style>
    <style:style style:name="TableCell409" style:family="table-cell">
      <style:table-cell-properties fo:border="none" style:writing-mode="lr-tb" style:vertical-align="middle" fo:padding-top="0.0104in" fo:padding-left="0.0104in" fo:padding-bottom="0.0104in" fo:padding-right="0.0104in"/>
    </style:style>
    <style:style style:name="T410" style:parent-style-name="Textoennegrita" style:family="text">
      <style:text-properties fo:font-weight="bold" style:font-weight-asian="bold" style:font-weight-complex="bold"/>
    </style:style>
    <style:style style:name="T411" style:parent-style-name="Fuentedepárrafopredeter." style:family="text">
      <style:text-properties style:font-name="Segoe UI Emoji" style:font-name-complex="Segoe UI Emoji"/>
    </style:style>
    <style:style style:name="T412" style:parent-style-name="Fuentedepárrafopredeter." style:family="text">
      <style:text-properties style:font-name="Segoe UI Emoji" style:font-name-complex="Segoe UI Emoji"/>
    </style:style>
    <style:style style:name="T413" style:parent-style-name="Fuentedepárrafopredeter." style:family="text">
      <style:text-properties style:font-name="Segoe UI Symbol" style:font-name-complex="Segoe UI Symbol"/>
    </style:style>
    <style:style style:name="P414" style:parent-style-name="NormalWeb" style:family="paragraph">
      <style:text-properties fo:hyphenate="true"/>
    </style:style>
    <style:style style:name="P415" style:parent-style-name="NormalWeb" style:family="paragraph">
      <style:text-properties fo:hyphenate="true"/>
    </style:style>
    <style:style style:name="P416" style:parent-style-name="NormalWeb" style:family="paragraph">
      <style:text-properties fo:hyphenate="true"/>
    </style:style>
    <style:style style:name="T417" style:parent-style-name="Fuentedepárrafopredeter." style:family="text">
      <style:text-properties style:font-name="Segoe UI Emoji" style:font-name-complex="Segoe UI Emoji"/>
    </style:style>
    <style:style style:name="T418" style:parent-style-name="Textoennegrita" style:family="text">
      <style:text-properties fo:font-weight="bold" style:font-weight-asian="bold" style:font-weight-complex="bold"/>
    </style:style>
    <style:style style:name="P419" style:parent-style-name="NormalWeb" style:family="paragraph">
      <style:text-properties fo:hyphenate="true"/>
    </style:style>
    <style:style style:name="T420" style:parent-style-name="Fuentedepárrafopredeter." style:family="text">
      <style:text-properties style:font-name="Segoe UI Emoji" style:font-name-complex="Segoe UI Emoji"/>
    </style:style>
    <style:style style:name="P421" style:parent-style-name="NormalWeb" style:family="paragraph">
      <style:text-properties fo:hyphenate="true"/>
    </style:style>
    <style:style style:name="T422" style:parent-style-name="Fuentedepárrafopredeter." style:family="text">
      <style:text-properties style:font-name="Segoe UI Emoji" style:font-name-complex="Segoe UI Emoji"/>
    </style:style>
    <style:style style:name="P423" style:parent-style-name="NormalWeb" style:family="paragraph">
      <style:text-properties fo:hyphenate="true"/>
    </style:style>
    <style:style style:name="T424" style:parent-style-name="Fuentedepárrafopredeter." style:family="text">
      <style:text-properties style:font-name="Segoe UI Emoji" style:font-name-complex="Segoe UI Emoji"/>
    </style:style>
    <style:style style:name="P425" style:parent-style-name="NormalWeb" style:family="paragraph">
      <style:text-properties fo:hyphenate="true"/>
    </style:style>
    <style:style style:name="T426" style:parent-style-name="Fuentedepárrafopredeter." style:family="text">
      <style:text-properties style:font-name="Segoe UI Emoji" style:font-name-complex="Segoe UI Emoji"/>
    </style:style>
    <style:style style:name="P427" style:parent-style-name="NormalWeb" style:family="paragraph">
      <style:text-properties fo:hyphenate="true"/>
    </style:style>
    <style:style style:name="T428" style:parent-style-name="Fuentedepárrafopredeter." style:family="text">
      <style:text-properties style:font-name="Segoe UI Emoji" style:font-name-complex="Segoe UI Emoji"/>
    </style:style>
    <style:style style:name="T429" style:parent-style-name="Textoennegrita" style:family="text">
      <style:text-properties fo:font-weight="bold" style:font-weight-asian="bold" style:font-weight-complex="bold"/>
    </style:style>
    <style:style style:name="T430" style:parent-style-name="Fuentedepárrafopredeter." style:family="text">
      <style:text-properties style:font-name="Segoe UI Emoji" style:font-name-complex="Segoe UI Emoji"/>
    </style:style>
    <style:style style:name="T431" style:parent-style-name="Fuentedepárrafopredeter." style:family="text">
      <style:text-properties style:font-name="Segoe UI Emoji" style:font-name-complex="Segoe UI Emoji"/>
    </style:style>
    <style:style style:name="P432" style:parent-style-name="Normal" style:family="paragraph">
      <style:paragraph-properties fo:break-before="page"/>
      <style:text-properties fo:hyphenate="true"/>
    </style:style>
    <style:style style:name="T433" style:parent-style-name="Fuentedepárrafopredeter." style:family="text">
      <style:text-properties style:font-name="Segoe UI Emoji" style:font-name-complex="Segoe UI Emoji"/>
    </style:style>
    <style:style style:name="T434" style:parent-style-name="Textoennegrita" style:family="text">
      <style:text-properties fo:font-weight="bold" style:font-weight-asian="bold" style:font-weight-complex="bold"/>
    </style:style>
    <style:style style:name="T435" style:parent-style-name="Textoennegrita" style:family="text">
      <style:text-properties fo:font-weight="bold" style:font-weight-asian="bold" style:font-weight-complex="bold"/>
    </style:style>
    <style:style style:name="T436" style:parent-style-name="Textoennegrita" style:family="text">
      <style:text-properties fo:font-weight="bold" style:font-weight-asian="bold" style:font-weight-complex="bold"/>
    </style:style>
    <style:style style:name="T437" style:parent-style-name="Fuentedepárrafopredeter." style:family="text">
      <style:text-properties style:font-name="Segoe UI Emoji" style:font-name-complex="Segoe UI Emoji"/>
    </style:style>
    <style:style style:name="T438" style:parent-style-name="Textoennegrita" style:family="text">
      <style:text-properties fo:font-weight="bold" style:font-weight-asian="bold" style:font-weight-complex="bold"/>
    </style:style>
    <style:style style:name="T439" style:parent-style-name="Textoennegrita" style:family="text">
      <style:text-properties fo:font-weight="bold" style:font-weight-asian="bold" style:font-weight-complex="bold"/>
    </style:style>
    <style:style style:name="T440" style:parent-style-name="Textoennegrita" style:family="text">
      <style:text-properties style:font-name="Segoe UI Emoji" style:font-name-complex="Segoe UI Emoji" fo:font-weight="bold" style:font-weight-asian="bold" style:font-weight-complex="bold"/>
    </style:style>
    <style:style style:name="T441" style:parent-style-name="Textoennegrita" style:family="text">
      <style:text-properties fo:font-weight="bold" style:font-weight-asian="bold" style:font-weight-complex="bold"/>
    </style:style>
    <style:style style:name="P442" style:parent-style-name="NormalWeb" style:family="paragraph">
      <style:text-properties fo:hyphenate="true"/>
    </style:style>
    <style:style style:name="P443" style:parent-style-name="NormalWeb" style:family="paragraph">
      <style:text-properties fo:hyphenate="true"/>
    </style:style>
    <style:style style:name="T444" style:parent-style-name="Fuentedepárrafopredeter." style:family="text">
      <style:text-properties style:font-name="Segoe UI Emoji" style:font-name-complex="Segoe UI Emoji"/>
    </style:style>
    <style:style style:name="T445" style:parent-style-name="Textoennegrita" style:family="text">
      <style:text-properties fo:font-weight="bold" style:font-weight-asian="bold" style:font-weight-complex="bold"/>
    </style:style>
    <style:style style:name="T446" style:parent-style-name="Textoennegrita" style:family="text">
      <style:text-properties fo:font-weight="bold" style:font-weight-asian="bold" style:font-weight-complex="bold"/>
    </style:style>
    <style:style style:name="T447" style:parent-style-name="Fuentedepárrafopredeter." style:family="text">
      <style:text-properties style:font-name="Segoe UI Emoji" style:font-name-complex="Segoe UI Emoji"/>
    </style:style>
    <style:style style:name="T448" style:parent-style-name="Textoennegrita" style:family="text">
      <style:text-properties fo:font-weight="bold" style:font-weight-asian="bold" style:font-weight-complex="bold"/>
    </style:style>
    <style:style style:name="P449" style:parent-style-name="NormalWeb" style:family="paragraph">
      <style:text-properties fo:hyphenate="true"/>
    </style:style>
    <style:style style:name="P450" style:parent-style-name="NormalWeb" style:family="paragraph">
      <style:text-properties fo:hyphenate="true"/>
    </style:style>
    <style:style style:name="P451" style:parent-style-name="NormalWeb" style:family="paragraph">
      <style:text-properties fo:hyphenate="true"/>
    </style:style>
    <style:style style:name="T452" style:parent-style-name="Fuentedepárrafopredeter." style:family="text">
      <style:text-properties style:font-name="Segoe UI Emoji" style:font-name-complex="Segoe UI Emoji"/>
    </style:style>
    <style:style style:name="T453" style:parent-style-name="Fuentedepárrafopredeter." style:family="text">
      <style:text-properties style:font-name="Segoe UI Emoji" style:font-name-complex="Segoe UI Emoji"/>
    </style:style>
    <style:style style:name="T454" style:parent-style-name="Textoennegrita" style:family="text">
      <style:text-properties fo:font-weight="bold" style:font-weight-asian="bold" style:font-weight-complex="bold"/>
    </style:style>
    <style:style style:name="T455" style:parent-style-name="Fuentedepárrafopredeter." style:family="text">
      <style:text-properties style:font-name="Segoe UI Emoji" style:font-name-complex="Segoe UI Emoji"/>
    </style:style>
    <style:style style:name="T456" style:parent-style-name="Textoennegrita" style:family="text">
      <style:text-properties fo:font-weight="bold" style:font-weight-asian="bold" style:font-weight-complex="bold"/>
    </style:style>
    <style:style style:name="P457" style:parent-style-name="NormalWeb" style:family="paragraph">
      <style:text-properties fo:hyphenate="true"/>
    </style:style>
    <style:style style:name="P458" style:parent-style-name="NormalWeb" style:family="paragraph">
      <style:text-properties fo:hyphenate="true"/>
    </style:style>
    <style:style style:name="P459" style:parent-style-name="NormalWeb" style:family="paragraph">
      <style:text-properties fo:hyphenate="true"/>
    </style:style>
    <style:style style:name="P460" style:parent-style-name="NormalWeb" style:family="paragraph">
      <style:text-properties fo:hyphenate="true"/>
    </style:style>
    <style:style style:name="T461" style:parent-style-name="Fuentedepárrafopredeter." style:family="text">
      <style:text-properties style:font-name="Segoe UI Emoji" style:font-name-complex="Segoe UI Emoji"/>
    </style:style>
    <style:style style:name="T462" style:parent-style-name="Fuentedepárrafopredeter." style:family="text">
      <style:text-properties style:font-name="Segoe UI Emoji" style:font-name-complex="Segoe UI Emoji"/>
    </style:style>
    <style:style style:name="T463" style:parent-style-name="Textoennegrita" style:family="text">
      <style:text-properties fo:font-weight="bold" style:font-weight-asian="bold" style:font-weight-complex="bold"/>
    </style:style>
    <style:style style:name="T464" style:parent-style-name="Fuentedepárrafopredeter." style:family="text">
      <style:text-properties style:font-name="Segoe UI Emoji" style:font-name-complex="Segoe UI Emoji"/>
    </style:style>
    <style:style style:name="T465" style:parent-style-name="Textoennegrita" style:family="text">
      <style:text-properties fo:font-weight="bold" style:font-weight-asian="bold" style:font-weight-complex="bold"/>
    </style:style>
    <style:style style:name="T466" style:parent-style-name="Fuentedepárrafopredeter." style:family="text">
      <style:text-properties style:font-name="Segoe UI Emoji" style:font-name-complex="Segoe UI Emoji"/>
    </style:style>
    <style:style style:name="T467" style:parent-style-name="Fuentedepárrafopredeter." style:family="text">
      <style:text-properties style:font-name="Segoe UI Emoji" style:font-name-complex="Segoe UI Emoji"/>
    </style:style>
    <style:style style:name="T468" style:parent-style-name="Textoennegrita" style:family="text">
      <style:text-properties fo:font-weight="bold" style:font-weight-asian="bold" style:font-weight-complex="bold"/>
    </style:style>
    <style:style style:name="T469" style:parent-style-name="Fuentedepárrafopredeter." style:family="text">
      <style:text-properties style:font-name="Segoe UI Emoji" style:font-name-complex="Segoe UI Emoji"/>
    </style:style>
    <style:style style:name="T470" style:parent-style-name="Fuentedepárrafopredeter." style:family="text">
      <style:text-properties style:font-name="Segoe UI Emoji" style:font-name-complex="Segoe UI Emoji"/>
    </style:style>
    <style:style style:name="T471" style:parent-style-name="Textoennegrita" style:family="text">
      <style:text-properties fo:font-weight="bold" style:font-weight-asian="bold" style:font-weight-complex="bold"/>
    </style:style>
    <style:style style:name="T472" style:parent-style-name="Fuentedepárrafopredeter." style:family="text">
      <style:text-properties style:font-name="Segoe UI Symbol" style:font-name-complex="Segoe UI Symbol"/>
    </style:style>
    <style:style style:name="T473" style:parent-style-name="Fuentedepárrafopredeter." style:family="text">
      <style:text-properties style:font-name="Segoe UI Emoji" style:font-name-complex="Segoe UI Emoji"/>
    </style:style>
    <style:style style:name="T474" style:parent-style-name="Textoennegrita" style:family="text">
      <style:text-properties fo:font-weight="bold" style:font-weight-asian="bold" style:font-weight-complex="bold"/>
    </style:style>
    <style:style style:name="T475" style:parent-style-name="Fuentedepárrafopredeter." style:family="text">
      <style:text-properties style:font-name="Segoe UI Emoji" style:font-name-complex="Segoe UI Emoji"/>
    </style:style>
    <style:style style:name="T476" style:parent-style-name="Fuentedepárrafopredeter." style:family="text">
      <style:text-properties style:font-name="Segoe UI Emoji" style:font-name-complex="Segoe UI Emoji"/>
    </style:style>
    <style:style style:name="T477" style:parent-style-name="Textoennegrita" style:family="text">
      <style:text-properties fo:font-weight="bold" style:font-weight-asian="bold" style:font-weight-complex="bold"/>
    </style:style>
    <style:style style:name="T478" style:parent-style-name="Fuentedepárrafopredeter." style:family="text">
      <style:text-properties style:font-name="Segoe UI Emoji" style:font-name-complex="Segoe UI Emoji"/>
    </style:style>
    <style:style style:name="T479" style:parent-style-name="Fuentedepárrafopredeter." style:family="text">
      <style:text-properties style:font-name="Segoe UI Emoji" style:font-name-complex="Segoe UI Emoji"/>
    </style:style>
    <style:style style:name="T480" style:parent-style-name="Textoennegrita" style:family="text">
      <style:text-properties fo:font-weight="bold" style:font-weight-asian="bold" style:font-weight-complex="bold"/>
    </style:style>
    <style:style style:name="T481" style:parent-style-name="Fuentedepárrafopredeter." style:family="text">
      <style:text-properties style:font-name="Segoe UI Emoji" style:font-name-complex="Segoe UI Emoji"/>
    </style:style>
    <style:style style:name="T482" style:parent-style-name="Fuentedepárrafopredeter." style:family="text">
      <style:text-properties style:font-name="Segoe UI Emoji" style:font-name-complex="Segoe UI Emoji"/>
    </style:style>
    <style:style style:name="T483" style:parent-style-name="Textoennegrita" style:family="text">
      <style:text-properties fo:font-weight="bold" style:font-weight-asian="bold" style:font-weight-complex="bold"/>
    </style:style>
    <style:style style:name="TableColumn485" style:family="table-column">
      <style:table-column-properties style:column-width="0.9479in"/>
    </style:style>
    <style:style style:name="TableColumn486" style:family="table-column">
      <style:table-column-properties style:column-width="1.1166in"/>
    </style:style>
    <style:style style:name="TableColumn487" style:family="table-column">
      <style:table-column-properties style:column-width="1.2055in"/>
    </style:style>
    <style:style style:name="TableColumn488" style:family="table-column">
      <style:table-column-properties style:column-width="0.9048in"/>
    </style:style>
    <style:style style:name="TableColumn489" style:family="table-column">
      <style:table-column-properties style:column-width="1.7305in"/>
    </style:style>
    <style:style style:name="Table484" style:family="table">
      <style:table-properties style:width="5.9055in" fo:margin-left="0in" table:align="left"/>
    </style:style>
    <style:style style:name="TableRow490" style:family="table-row">
      <style:table-row-properties/>
    </style:style>
    <style:style style:name="TableCell491" style:family="table-cell">
      <style:table-cell-properties fo:border="none" style:writing-mode="lr-tb" style:vertical-align="middle" fo:padding-top="0.0104in" fo:padding-left="0.0104in" fo:padding-bottom="0.0104in" fo:padding-right="0.0104in"/>
    </style:style>
    <style:style style:name="P492" style:parent-style-name="Normal" style:family="paragraph">
      <style:paragraph-properties fo:text-align="center"/>
      <style:text-properties fo:font-weight="bold" style:font-weight-asian="bold" style:font-weight-complex="bold"/>
    </style:style>
    <style:style style:name="TableCell493" style:family="table-cell">
      <style:table-cell-properties fo:border="none" style:writing-mode="lr-tb" style:vertical-align="middle" fo:padding-top="0.0104in" fo:padding-left="0.0104in" fo:padding-bottom="0.0104in" fo:padding-right="0.0104in"/>
    </style:style>
    <style:style style:name="P494" style:parent-style-name="Normal" style:family="paragraph">
      <style:paragraph-properties fo:text-align="center"/>
      <style:text-properties fo:font-weight="bold" style:font-weight-asian="bold" style:font-weight-complex="bold"/>
    </style:style>
    <style:style style:name="TableCell495" style:family="table-cell">
      <style:table-cell-properties fo:border="none" style:writing-mode="lr-tb" style:vertical-align="middle" fo:padding-top="0.0104in" fo:padding-left="0.0104in" fo:padding-bottom="0.0104in" fo:padding-right="0.0104in"/>
    </style:style>
    <style:style style:name="P496" style:parent-style-name="Normal" style:family="paragraph">
      <style:paragraph-properties fo:text-align="center"/>
      <style:text-properties fo:font-weight="bold" style:font-weight-asian="bold"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P498" style:parent-style-name="Normal" style:family="paragraph">
      <style:paragraph-properties fo:text-align="center"/>
      <style:text-properties fo:font-weight="bold" style:font-weight-asian="bold" style:font-weight-complex="bold"/>
    </style:style>
    <style:style style:name="TableCell499" style:family="table-cell">
      <style:table-cell-properties fo:border="none" style:writing-mode="lr-tb" style:vertical-align="middle" fo:padding-top="0.0104in" fo:padding-left="0.0104in" fo:padding-bottom="0.0104in" fo:padding-right="0.0104in"/>
    </style:style>
    <style:style style:name="P500" style:parent-style-name="Normal" style:family="paragraph">
      <style:paragraph-properties fo:text-align="center"/>
      <style:text-properties fo:font-weight="bold" style:font-weight-asian="bold" style:font-weight-complex="bold"/>
    </style:style>
    <style:style style:name="TableRow501" style:family="table-row">
      <style:table-row-properties/>
    </style:style>
    <style:style style:name="TableCell502" style:family="table-cell">
      <style:table-cell-properties fo:border="none" style:writing-mode="lr-tb" style:vertical-align="middle" fo:padding-top="0.0104in" fo:padding-left="0.0104in" fo:padding-bottom="0.0104in" fo:padding-right="0.0104in"/>
    </style:style>
    <style:style style:name="TableCell503" style:family="table-cell">
      <style:table-cell-properties fo:border="none" style:writing-mode="lr-tb" style:vertical-align="middle" fo:padding-top="0.0104in" fo:padding-left="0.0104in" fo:padding-bottom="0.0104in" fo:padding-right="0.0104in"/>
    </style:style>
    <style:style style:name="TableCell504" style:family="table-cell">
      <style:table-cell-properties fo:border="none" style:writing-mode="lr-tb" style:vertical-align="middle" fo:padding-top="0.0104in" fo:padding-left="0.0104in" fo:padding-bottom="0.0104in" fo:padding-right="0.0104in"/>
    </style:style>
    <style:style style:name="TableCell505" style:family="table-cell">
      <style:table-cell-properties fo:border="none" style:writing-mode="lr-tb" style:vertical-align="middle" fo:padding-top="0.0104in" fo:padding-left="0.0104in" fo:padding-bottom="0.0104in" fo:padding-right="0.0104in"/>
    </style:style>
    <style:style style:name="TableCell506" style:family="table-cell">
      <style:table-cell-properties fo:border="none" style:writing-mode="lr-tb" style:vertical-align="middle" fo:padding-top="0.0104in" fo:padding-left="0.0104in" fo:padding-bottom="0.0104in" fo:padding-right="0.0104in"/>
    </style:style>
    <style:style style:name="TableRow507" style:family="table-row">
      <style:table-row-properties/>
    </style:style>
    <style:style style:name="TableCell508" style:family="table-cell">
      <style:table-cell-properties fo:border="none" style:writing-mode="lr-tb" style:vertical-align="middle" fo:padding-top="0.0104in" fo:padding-left="0.0104in" fo:padding-bottom="0.0104in" fo:padding-right="0.0104in"/>
    </style:style>
    <style:style style:name="TableCell509" style:family="table-cell">
      <style:table-cell-properties fo:border="none" style:writing-mode="lr-tb" style:vertical-align="middle" fo:padding-top="0.0104in" fo:padding-left="0.0104in" fo:padding-bottom="0.0104in" fo:padding-right="0.0104in"/>
    </style:style>
    <style:style style:name="TableCell510" style:family="table-cell">
      <style:table-cell-properties fo:border="none" style:writing-mode="lr-tb" style:vertical-align="middle" fo:padding-top="0.0104in" fo:padding-left="0.0104in" fo:padding-bottom="0.0104in" fo:padding-right="0.0104in"/>
    </style:style>
    <style:style style:name="TableCell511" style:family="table-cell">
      <style:table-cell-properties fo:border="none" style:writing-mode="lr-tb" style:vertical-align="middle" fo:padding-top="0.0104in" fo:padding-left="0.0104in" fo:padding-bottom="0.0104in" fo:padding-right="0.0104in"/>
    </style:style>
    <style:style style:name="TableCell512" style:family="table-cell">
      <style:table-cell-properties fo:border="none" style:writing-mode="lr-tb" style:vertical-align="middle" fo:padding-top="0.0104in" fo:padding-left="0.0104in" fo:padding-bottom="0.0104in" fo:padding-right="0.0104in"/>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TableCell515" style:family="table-cell">
      <style:table-cell-properties fo:border="none" style:writing-mode="lr-tb" style:vertical-align="middle" fo:padding-top="0.0104in" fo:padding-left="0.0104in" fo:padding-bottom="0.0104in" fo:padding-right="0.0104in"/>
    </style:style>
    <style:style style:name="TableCell516" style:family="table-cell">
      <style:table-cell-properties fo:border="none" style:writing-mode="lr-tb" style:vertical-align="middle" fo:padding-top="0.0104in" fo:padding-left="0.0104in" fo:padding-bottom="0.0104in" fo:padding-right="0.0104in"/>
    </style:style>
    <style:style style:name="TableCell517" style:family="table-cell">
      <style:table-cell-properties fo:border="none" style:writing-mode="lr-tb" style:vertical-align="middle" fo:padding-top="0.0104in" fo:padding-left="0.0104in" fo:padding-bottom="0.0104in" fo:padding-right="0.0104in"/>
    </style:style>
    <style:style style:name="TableCell518" style:family="table-cell">
      <style:table-cell-properties fo:border="none" style:writing-mode="lr-tb" style:vertical-align="middle" fo:padding-top="0.0104in" fo:padding-left="0.0104in" fo:padding-bottom="0.0104in" fo:padding-right="0.0104in"/>
    </style:style>
    <style:style style:name="TableRow519" style:family="table-row">
      <style:table-row-properties/>
    </style:style>
    <style:style style:name="TableCell520" style:family="table-cell">
      <style:table-cell-properties fo:border="none" style:writing-mode="lr-tb" style:vertical-align="middle" fo:padding-top="0.0104in" fo:padding-left="0.0104in" fo:padding-bottom="0.0104in" fo:padding-right="0.0104in"/>
    </style:style>
    <style:style style:name="TableCell521" style:family="table-cell">
      <style:table-cell-properties fo:border="none" style:writing-mode="lr-tb" style:vertical-align="middle" fo:padding-top="0.0104in" fo:padding-left="0.0104in" fo:padding-bottom="0.0104in" fo:padding-right="0.0104in"/>
    </style:style>
    <style:style style:name="TableCell522" style:family="table-cell">
      <style:table-cell-properties fo:border="none" style:writing-mode="lr-tb" style:vertical-align="middle" fo:padding-top="0.0104in" fo:padding-left="0.0104in" fo:padding-bottom="0.0104in" fo:padding-right="0.0104in"/>
    </style:style>
    <style:style style:name="TableCell523" style:family="table-cell">
      <style:table-cell-properties fo:border="none" style:writing-mode="lr-tb" style:vertical-align="middle" fo:padding-top="0.0104in" fo:padding-left="0.0104in" fo:padding-bottom="0.0104in" fo:padding-right="0.0104in"/>
    </style:style>
    <style:style style:name="TableCell524" style:family="table-cell">
      <style:table-cell-properties fo:border="none" style:writing-mode="lr-tb" style:vertical-align="middle" fo:padding-top="0.0104in" fo:padding-left="0.0104in" fo:padding-bottom="0.0104in" fo:padding-right="0.0104in"/>
    </style:style>
    <style:style style:name="TableRow525" style:family="table-row">
      <style:table-row-properties/>
    </style:style>
    <style:style style:name="TableCell526" style:family="table-cell">
      <style:table-cell-properties fo:border="none" style:writing-mode="lr-tb" style:vertical-align="middle" fo:padding-top="0.0104in" fo:padding-left="0.0104in" fo:padding-bottom="0.0104in" fo:padding-right="0.0104in"/>
    </style:style>
    <style:style style:name="TableCell527" style:family="table-cell">
      <style:table-cell-properties fo:border="none" style:writing-mode="lr-tb" style:vertical-align="middle" fo:padding-top="0.0104in" fo:padding-left="0.0104in" fo:padding-bottom="0.0104in" fo:padding-right="0.0104in"/>
    </style:style>
    <style:style style:name="TableCell528" style:family="table-cell">
      <style:table-cell-properties fo:border="none" style:writing-mode="lr-tb" style:vertical-align="middle" fo:padding-top="0.0104in" fo:padding-left="0.0104in" fo:padding-bottom="0.0104in" fo:padding-right="0.0104in"/>
    </style:style>
    <style:style style:name="TableCell529" style:family="table-cell">
      <style:table-cell-properties fo:border="none" style:writing-mode="lr-tb" style:vertical-align="middle" fo:padding-top="0.0104in" fo:padding-left="0.0104in" fo:padding-bottom="0.0104in" fo:padding-right="0.0104in"/>
    </style:style>
    <style:style style:name="TableCell530" style:family="table-cell">
      <style:table-cell-properties fo:border="none" style:writing-mode="lr-tb" style:vertical-align="middle" fo:padding-top="0.0104in" fo:padding-left="0.0104in" fo:padding-bottom="0.0104in" fo:padding-right="0.0104in"/>
    </style:style>
    <style:style style:name="TableRow531" style:family="table-row">
      <style:table-row-properties/>
    </style:style>
    <style:style style:name="TableCell532" style:family="table-cell">
      <style:table-cell-properties fo:border="none" style:writing-mode="lr-tb" style:vertical-align="middle" fo:padding-top="0.0104in" fo:padding-left="0.0104in" fo:padding-bottom="0.0104in" fo:padding-right="0.0104in"/>
    </style:style>
    <style:style style:name="TableCell533" style:family="table-cell">
      <style:table-cell-properties fo:border="none" style:writing-mode="lr-tb" style:vertical-align="middle" fo:padding-top="0.0104in" fo:padding-left="0.0104in" fo:padding-bottom="0.0104in" fo:padding-right="0.0104in"/>
    </style:style>
    <style:style style:name="TableCell534" style:family="table-cell">
      <style:table-cell-properties fo:border="none" style:writing-mode="lr-tb" style:vertical-align="middle" fo:padding-top="0.0104in" fo:padding-left="0.0104in" fo:padding-bottom="0.0104in" fo:padding-right="0.0104in"/>
    </style:style>
    <style:style style:name="TableCell535" style:family="table-cell">
      <style:table-cell-properties fo:border="none" style:writing-mode="lr-tb" style:vertical-align="middle" fo:padding-top="0.0104in" fo:padding-left="0.0104in" fo:padding-bottom="0.0104in" fo:padding-right="0.0104in"/>
    </style:style>
    <style:style style:name="TableCell536" style:family="table-cell">
      <style:table-cell-properties fo:border="none" style:writing-mode="lr-tb" style:vertical-align="middle" fo:padding-top="0.0104in" fo:padding-left="0.0104in" fo:padding-bottom="0.0104in" fo:padding-right="0.0104in"/>
    </style:style>
    <style:style style:name="T537" style:parent-style-name="Fuentedepárrafopredeter." style:family="text">
      <style:text-properties style:font-name="Segoe UI Emoji" style:font-name-complex="Segoe UI Emoji"/>
    </style:style>
    <style:style style:name="T538" style:parent-style-name="Textoennegrita" style:family="text">
      <style:text-properties fo:font-weight="bold" style:font-weight-asian="bold" style:font-weight-complex="bold"/>
    </style:style>
    <style:style style:name="T539" style:parent-style-name="Textoennegrita" style:family="text">
      <style:text-properties fo:font-weight="bold" style:font-weight-asian="bold" style:font-weight-complex="bold"/>
    </style:style>
    <style:style style:name="T540" style:parent-style-name="Fuentedepárrafopredeter." style:family="text">
      <style:text-properties style:font-name="Segoe UI Emoji" style:font-name-complex="Segoe UI Emoji"/>
    </style:style>
    <style:style style:name="T541" style:parent-style-name="Fuentedepárrafopredeter." style:family="text">
      <style:text-properties style:font-name="Segoe UI Emoji" style:font-name-complex="Segoe UI Emoji"/>
    </style:style>
    <style:style style:name="T542" style:parent-style-name="Fuentedepárrafopredeter." style:family="text">
      <style:text-properties style:font-name="Segoe UI Symbol" style:font-name-complex="Segoe UI Symbol"/>
    </style:style>
    <style:style style:name="P543" style:parent-style-name="NormalWeb" style:family="paragraph">
      <style:text-properties fo:hyphenate="true"/>
    </style:style>
    <style:style style:name="P544" style:parent-style-name="NormalWeb" style:family="paragraph">
      <style:text-properties fo:hyphenate="true"/>
    </style:style>
    <style:style style:name="P545" style:parent-style-name="NormalWeb" style:family="paragraph">
      <style:text-properties fo:hyphenate="true"/>
    </style:style>
    <style:style style:name="T546" style:parent-style-name="Fuentedepárrafopredeter." style:family="text">
      <style:text-properties style:font-name="Segoe UI Emoji" style:font-name-complex="Segoe UI Emoji"/>
    </style:style>
    <style:style style:name="T547" style:parent-style-name="Textoennegrita" style:family="text">
      <style:text-properties fo:font-weight="bold" style:font-weight-asian="bold" style:font-weight-complex="bold"/>
    </style:style>
    <style:style style:name="T548" style:parent-style-name="Textoennegrita" style:family="text">
      <style:text-properties fo:font-weight="bold" style:font-weight-asian="bold" style:font-weight-complex="bold"/>
    </style:style>
    <style:style style:name="P549" style:parent-style-name="NormalWeb" style:family="paragraph">
      <style:text-properties fo:hyphenate="true"/>
    </style:style>
    <style:style style:name="T550" style:parent-style-name="Fuentedepárrafopredeter." style:family="text">
      <style:text-properties style:font-name="Segoe UI Emoji" style:font-name-complex="Segoe UI Emoji"/>
    </style:style>
    <style:style style:name="P551" style:parent-style-name="NormalWeb" style:family="paragraph">
      <style:text-properties fo:hyphenate="true"/>
    </style:style>
    <style:style style:name="T552" style:parent-style-name="Fuentedepárrafopredeter." style:family="text">
      <style:text-properties style:font-name="Segoe UI Emoji" style:font-name-complex="Segoe UI Emoji"/>
    </style:style>
    <style:style style:name="P553" style:parent-style-name="NormalWeb" style:family="paragraph">
      <style:text-properties fo:hyphenate="true"/>
    </style:style>
    <style:style style:name="T554" style:parent-style-name="Fuentedepárrafopredeter." style:family="text">
      <style:text-properties style:font-name="Segoe UI Emoji" style:font-name-complex="Segoe UI Emoji"/>
    </style:style>
    <style:style style:name="P555" style:parent-style-name="NormalWeb" style:family="paragraph">
      <style:text-properties fo:hyphenate="true"/>
    </style:style>
    <style:style style:name="T556" style:parent-style-name="Fuentedepárrafopredeter." style:family="text">
      <style:text-properties style:font-name="Segoe UI Emoji" style:font-name-complex="Segoe UI Emoji"/>
    </style:style>
    <style:style style:name="P557" style:parent-style-name="NormalWeb" style:family="paragraph">
      <style:text-properties fo:hyphenate="true"/>
    </style:style>
    <style:style style:name="T558" style:parent-style-name="Fuentedepárrafopredeter." style:family="text">
      <style:text-properties style:font-name="Segoe UI Emoji" style:font-name-complex="Segoe UI Emoji"/>
    </style:style>
    <style:style style:name="T559" style:parent-style-name="Textoennegrita" style:family="text">
      <style:text-properties fo:font-weight="bold" style:font-weight-asian="bold" style:font-weight-complex="bold"/>
    </style:style>
    <style:style style:name="T560" style:parent-style-name="Textoennegrita" style:family="text">
      <style:text-properties fo:font-weight="bold" style:font-weight-asian="bold" style:font-weight-complex="bold"/>
    </style:style>
    <style:style style:name="T561" style:parent-style-name="Fuentedepárrafopredeter." style:family="text">
      <style:text-properties style:font-name="Segoe UI Emoji" style:font-name-complex="Segoe UI Emoji"/>
    </style:style>
    <style:style style:name="T562" style:parent-style-name="Fuentedepárrafopredeter." style:family="text">
      <style:text-properties style:font-name="Segoe UI Emoji" style:font-name-complex="Segoe UI Emoji"/>
    </style:style>
    <style:style style:name="P563" style:parent-style-name="Normal" style:family="paragraph">
      <style:paragraph-properties fo:break-before="page"/>
      <style:text-properties fo:hyphenate="true"/>
    </style:style>
    <style:style style:name="T564" style:parent-style-name="Fuentedepárrafopredeter." style:family="text">
      <style:text-properties style:font-name="Segoe UI Emoji" style:font-name-complex="Segoe UI Emoji"/>
    </style:style>
    <style:style style:name="T565" style:parent-style-name="Textoennegrita" style:family="text">
      <style:text-properties fo:font-weight="bold" style:font-weight-asian="bold" style:font-weight-complex="bold"/>
    </style:style>
    <style:style style:name="T566" style:parent-style-name="Fuentedepárrafopredeter." style:family="text">
      <style:text-properties style:font-name="Segoe UI Emoji" style:font-name-complex="Segoe UI Emoji"/>
    </style:style>
    <style:style style:name="T567" style:parent-style-name="Textoennegrita" style:family="text">
      <style:text-properties fo:font-weight="bold" style:font-weight-asian="bold" style:font-weight-complex="bold"/>
    </style:style>
    <style:style style:name="T568" style:parent-style-name="Textoennegrita" style:family="text">
      <style:text-properties fo:font-weight="bold" style:font-weight-asian="bold" style:font-weight-complex="bold"/>
    </style:style>
    <style:style style:name="T569" style:parent-style-name="Fuentedepárrafopredeter." style:family="text">
      <style:text-properties style:font-name="Segoe UI Emoji" style:font-name-complex="Segoe UI Emoji"/>
    </style:style>
    <style:style style:name="T570" style:parent-style-name="Textoennegrita" style:family="text">
      <style:text-properties fo:font-weight="bold" style:font-weight-asian="bold" style:font-weight-complex="bold"/>
    </style:style>
    <style:style style:name="T571" style:parent-style-name="Textoennegrita" style:family="text">
      <style:text-properties fo:font-weight="bold" style:font-weight-asian="bold" style:font-weight-complex="bold"/>
    </style:style>
    <style:style style:name="T572" style:parent-style-name="Textoennegrita" style:family="text">
      <style:text-properties style:font-name="Segoe UI Emoji" style:font-name-complex="Segoe UI Emoji" fo:font-weight="bold" style:font-weight-asian="bold" style:font-weight-complex="bold"/>
    </style:style>
    <style:style style:name="T573" style:parent-style-name="Textoennegrita" style:family="text">
      <style:text-properties fo:font-weight="bold" style:font-weight-asian="bold" style:font-weight-complex="bold"/>
    </style:style>
    <style:style style:name="P574" style:parent-style-name="NormalWeb" style:family="paragraph">
      <style:text-properties fo:hyphenate="true"/>
    </style:style>
    <style:style style:name="P575" style:parent-style-name="NormalWeb" style:family="paragraph">
      <style:text-properties fo:hyphenate="true"/>
    </style:style>
    <style:style style:name="P576" style:parent-style-name="NormalWeb" style:family="paragraph">
      <style:text-properties fo:hyphenate="true"/>
    </style:style>
    <style:style style:name="T577" style:parent-style-name="Fuentedepárrafopredeter." style:family="text">
      <style:text-properties style:font-name="Segoe UI Emoji" style:font-name-complex="Segoe UI Emoji"/>
    </style:style>
    <style:style style:name="T578" style:parent-style-name="Textoennegrita" style:family="text">
      <style:text-properties fo:font-weight="bold" style:font-weight-asian="bold" style:font-weight-complex="bold"/>
    </style:style>
    <style:style style:name="T579" style:parent-style-name="Textoennegrita" style:family="text">
      <style:text-properties fo:font-weight="bold" style:font-weight-asian="bold" style:font-weight-complex="bold"/>
    </style:style>
    <style:style style:name="T580" style:parent-style-name="Fuentedepárrafopredeter." style:family="text">
      <style:text-properties style:font-name="Segoe UI Emoji" style:font-name-complex="Segoe UI Emoji"/>
    </style:style>
    <style:style style:name="T581" style:parent-style-name="Textoennegrita" style:family="text">
      <style:text-properties fo:font-weight="bold" style:font-weight-asian="bold" style:font-weight-complex="bold"/>
    </style:style>
    <style:style style:name="P582" style:parent-style-name="NormalWeb" style:family="paragraph">
      <style:text-properties fo:hyphenate="true"/>
    </style:style>
    <style:style style:name="P583" style:parent-style-name="NormalWeb" style:family="paragraph">
      <style:text-properties fo:hyphenate="true"/>
    </style:style>
    <style:style style:name="T584" style:parent-style-name="Fuentedepárrafopredeter." style:family="text">
      <style:text-properties style:font-name="Segoe UI Emoji" style:font-name-complex="Segoe UI Emoji"/>
    </style:style>
    <style:style style:name="T585" style:parent-style-name="Fuentedepárrafopredeter." style:family="text">
      <style:text-properties style:font-name="Segoe UI Emoji" style:font-name-complex="Segoe UI Emoji"/>
    </style:style>
    <style:style style:name="T586" style:parent-style-name="Textoennegrita" style:family="text">
      <style:text-properties fo:font-weight="bold" style:font-weight-asian="bold" style:font-weight-complex="bold"/>
    </style:style>
    <style:style style:name="T587" style:parent-style-name="Fuentedepárrafopredeter." style:family="text">
      <style:text-properties style:font-name="Segoe UI Emoji" style:font-name-complex="Segoe UI Emoji"/>
    </style:style>
    <style:style style:name="T588" style:parent-style-name="Textoennegrita" style:family="text">
      <style:text-properties fo:font-weight="bold" style:font-weight-asian="bold" style:font-weight-complex="bold"/>
    </style:style>
    <style:style style:name="P589" style:parent-style-name="NormalWeb" style:family="paragraph">
      <style:text-properties fo:hyphenate="true"/>
    </style:style>
    <style:style style:name="P590" style:parent-style-name="NormalWeb" style:family="paragraph">
      <style:text-properties fo:hyphenate="true"/>
    </style:style>
    <style:style style:name="P591" style:parent-style-name="NormalWeb" style:family="paragraph">
      <style:text-properties fo:hyphenate="true"/>
    </style:style>
    <style:style style:name="P592" style:parent-style-name="NormalWeb" style:family="paragraph">
      <style:text-properties fo:hyphenate="true"/>
    </style:style>
    <style:style style:name="P593" style:parent-style-name="NormalWeb" style:family="paragraph">
      <style:text-properties fo:hyphenate="true"/>
    </style:style>
    <style:style style:name="T594" style:parent-style-name="Fuentedepárrafopredeter." style:family="text">
      <style:text-properties style:font-name="Segoe UI Symbol" style:font-name-complex="Segoe UI Symbol"/>
    </style:style>
    <style:style style:name="T595" style:parent-style-name="Fuentedepárrafopredeter." style:family="text">
      <style:text-properties style:font-name="Segoe UI Emoji" style:font-name-complex="Segoe UI Emoji"/>
    </style:style>
    <style:style style:name="T596" style:parent-style-name="Textoennegrita" style:family="text">
      <style:text-properties fo:font-weight="bold" style:font-weight-asian="bold" style:font-weight-complex="bold"/>
    </style:style>
    <style:style style:name="T597" style:parent-style-name="Textoennegrita" style:family="text">
      <style:text-properties fo:font-weight="normal" style:font-weight-asian="normal" style:font-weight-complex="normal"/>
    </style:style>
    <style:style style:name="P598" style:parent-style-name="NormalWeb" style:family="paragraph">
      <style:text-properties fo:hyphenate="true"/>
    </style:style>
    <style:style style:name="P599" style:parent-style-name="NormalWeb" style:family="paragraph">
      <style:text-properties fo:hyphenate="true"/>
    </style:style>
    <style:style style:name="P600" style:parent-style-name="NormalWeb" style:family="paragraph">
      <style:text-properties fo:hyphenate="true"/>
    </style:style>
    <style:style style:name="T601" style:parent-style-name="Fuentedepárrafopredeter." style:family="text">
      <style:text-properties style:font-name="Segoe UI Emoji" style:font-name-complex="Segoe UI Emoji"/>
    </style:style>
    <style:style style:name="T602" style:parent-style-name="Textoennegrita" style:family="text">
      <style:text-properties fo:font-weight="normal" style:font-weight-asian="normal" style:font-weight-complex="normal"/>
    </style:style>
    <style:style style:name="P603" style:parent-style-name="NormalWeb" style:family="paragraph">
      <style:text-properties fo:hyphenate="true"/>
    </style:style>
    <style:style style:name="P604" style:parent-style-name="NormalWeb" style:family="paragraph">
      <style:text-properties fo:hyphenate="true"/>
    </style:style>
    <style:style style:name="P605" style:parent-style-name="NormalWeb" style:family="paragraph">
      <style:text-properties fo:hyphenate="true"/>
    </style:style>
    <style:style style:name="P606" style:parent-style-name="NormalWeb" style:family="paragraph">
      <style:text-properties fo:hyphenate="true"/>
    </style:style>
    <style:style style:name="T607" style:parent-style-name="Fuentedepárrafopredeter." style:family="text">
      <style:text-properties style:font-name="Segoe UI Symbol" style:font-name-complex="Segoe UI Symbol"/>
    </style:style>
    <style:style style:name="T608" style:parent-style-name="Textoennegrita" style:family="text">
      <style:text-properties fo:font-weight="normal" style:font-weight-asian="normal" style:font-weight-complex="normal"/>
    </style:style>
    <style:style style:name="P609" style:parent-style-name="NormalWeb" style:family="paragraph">
      <style:text-properties fo:hyphenate="true"/>
    </style:style>
    <style:style style:name="P610" style:parent-style-name="NormalWeb" style:family="paragraph">
      <style:text-properties fo:hyphenate="true"/>
    </style:style>
    <style:style style:name="P611" style:parent-style-name="NormalWeb" style:family="paragraph">
      <style:text-properties fo:hyphenate="true"/>
    </style:style>
    <style:style style:name="P612" style:parent-style-name="NormalWeb" style:family="paragraph">
      <style:text-properties fo:hyphenate="true"/>
    </style:style>
    <style:style style:name="T613" style:parent-style-name="Fuentedepárrafopredeter." style:family="text">
      <style:text-properties style:font-name="Segoe UI Emoji" style:font-name-complex="Segoe UI Emoji"/>
    </style:style>
    <style:style style:name="T614" style:parent-style-name="Textoennegrita" style:family="text">
      <style:text-properties fo:font-weight="bold" style:font-weight-asian="bold" style:font-weight-complex="bold"/>
    </style:style>
    <style:style style:name="T615" style:parent-style-name="Textoennegrita" style:family="text">
      <style:text-properties fo:font-weight="bold" style:font-weight-asian="bold" style:font-weight-complex="bold"/>
    </style:style>
    <style:style style:name="T616" style:parent-style-name="Fuentedepárrafopredeter." style:family="text">
      <style:text-properties style:font-name="Segoe UI Emoji" style:font-name-complex="Segoe UI Emoji"/>
    </style:style>
    <style:style style:name="T617" style:parent-style-name="Fuentedepárrafopredeter." style:family="text">
      <style:text-properties style:font-name="Segoe UI Emoji" style:font-name-complex="Segoe UI Emoji"/>
    </style:style>
    <style:style style:name="T618" style:parent-style-name="Fuentedepárrafopredeter." style:family="text">
      <style:text-properties style:font-name="Segoe UI Symbol" style:font-name-complex="Segoe UI Symbol"/>
    </style:style>
    <style:style style:name="P619" style:parent-style-name="NormalWeb" style:family="paragraph">
      <style:text-properties fo:hyphenate="true"/>
    </style:style>
    <style:style style:name="P620" style:parent-style-name="NormalWeb" style:family="paragraph">
      <style:text-properties fo:hyphenate="true"/>
    </style:style>
    <style:style style:name="P621" style:parent-style-name="NormalWeb" style:family="paragraph">
      <style:text-properties fo:hyphenate="true"/>
    </style:style>
    <style:style style:name="T622" style:parent-style-name="Fuentedepárrafopredeter." style:family="text">
      <style:text-properties style:font-name="Segoe UI Emoji" style:font-name-complex="Segoe UI Emoji"/>
    </style:style>
    <style:style style:name="T623" style:parent-style-name="Textoennegrita" style:family="text">
      <style:text-properties fo:font-weight="bold" style:font-weight-asian="bold" style:font-weight-complex="bold"/>
    </style:style>
    <style:style style:name="T624" style:parent-style-name="Textoennegrita" style:family="text">
      <style:text-properties fo:font-weight="bold" style:font-weight-asian="bold" style:font-weight-complex="bold"/>
    </style:style>
    <style:style style:name="P625" style:parent-style-name="NormalWeb" style:family="paragraph">
      <style:text-properties fo:hyphenate="true"/>
    </style:style>
    <style:style style:name="T626" style:parent-style-name="Fuentedepárrafopredeter." style:family="text">
      <style:text-properties style:font-name="Segoe UI Emoji" style:font-name-complex="Segoe UI Emoji"/>
    </style:style>
    <style:style style:name="P627" style:parent-style-name="NormalWeb" style:family="paragraph">
      <style:text-properties fo:hyphenate="true"/>
    </style:style>
    <style:style style:name="T628" style:parent-style-name="Fuentedepárrafopredeter." style:family="text">
      <style:text-properties style:font-name="Segoe UI Emoji" style:font-name-complex="Segoe UI Emoji"/>
    </style:style>
    <style:style style:name="P629" style:parent-style-name="NormalWeb" style:family="paragraph">
      <style:text-properties fo:hyphenate="true"/>
    </style:style>
    <style:style style:name="T630" style:parent-style-name="Fuentedepárrafopredeter." style:family="text">
      <style:text-properties style:font-name="Segoe UI Emoji" style:font-name-complex="Segoe UI Emoji"/>
    </style:style>
    <style:style style:name="P631" style:parent-style-name="NormalWeb" style:family="paragraph">
      <style:text-properties fo:hyphenate="true"/>
    </style:style>
    <style:style style:name="T632" style:parent-style-name="Fuentedepárrafopredeter." style:family="text">
      <style:text-properties style:font-name="Segoe UI Emoji" style:font-name-complex="Segoe UI Emoji"/>
    </style:style>
    <style:style style:name="P633" style:parent-style-name="NormalWeb" style:family="paragraph">
      <style:text-properties fo:hyphenate="true"/>
    </style:style>
    <style:style style:name="T634" style:parent-style-name="Fuentedepárrafopredeter." style:family="text">
      <style:text-properties style:font-name="Segoe UI Emoji" style:font-name-complex="Segoe UI Emoji"/>
    </style:style>
    <style:style style:name="T635" style:parent-style-name="Textoennegrita" style:family="text">
      <style:text-properties fo:font-weight="bold" style:font-weight-asian="bold" style:font-weight-complex="bold"/>
    </style:style>
    <style:style style:name="T636" style:parent-style-name="Textoennegrita" style:family="text">
      <style:text-properties fo:font-weight="bold" style:font-weight-asian="bold" style:font-weight-complex="bold"/>
    </style:style>
    <style:style style:name="T637" style:parent-style-name="Fuentedepárrafopredeter." style:family="text">
      <style:text-properties style:font-name="Segoe UI Emoji" style:font-name-complex="Segoe UI Emoji"/>
    </style:style>
    <style:style style:name="T638" style:parent-style-name="Fuentedepárrafopredeter." style:family="text">
      <style:text-properties style:font-name="Segoe UI Emoji" style:font-name-complex="Segoe UI Emoji"/>
    </style:style>
    <style:style style:name="P639" style:parent-style-name="Normal" style:family="paragraph">
      <style:paragraph-properties fo:break-before="page"/>
      <style:text-properties fo:hyphenate="true"/>
    </style:style>
    <style:style style:name="T640" style:parent-style-name="Fuentedepárrafopredeter." style:family="text">
      <style:text-properties style:font-name="Segoe UI Emoji" style:font-name-complex="Segoe UI Emoji"/>
    </style:style>
    <style:style style:name="T641" style:parent-style-name="Textoennegrita" style:family="text">
      <style:text-properties fo:font-weight="bold" style:font-weight-asian="bold" style:font-weight-complex="bold"/>
    </style:style>
    <style:style style:name="T642" style:parent-style-name="Fuentedepárrafopredeter." style:family="text">
      <style:text-properties style:font-name="Segoe UI Emoji" style:font-name-complex="Segoe UI Emoji"/>
    </style:style>
    <style:style style:name="T643" style:parent-style-name="Textoennegrita" style:family="text">
      <style:text-properties fo:font-weight="bold" style:font-weight-asian="bold" style:font-weight-complex="bold"/>
    </style:style>
    <style:style style:name="T644" style:parent-style-name="Textoennegrita" style:family="text">
      <style:text-properties fo:font-weight="bold" style:font-weight-asian="bold" style:font-weight-complex="bold"/>
    </style:style>
    <style:style style:name="T645" style:parent-style-name="Fuentedepárrafopredeter." style:family="text">
      <style:text-properties style:font-name="Segoe UI Emoji" style:font-name-complex="Segoe UI Emoji"/>
    </style:style>
    <style:style style:name="T646" style:parent-style-name="Textoennegrita" style:family="text">
      <style:text-properties fo:font-weight="bold" style:font-weight-asian="bold" style:font-weight-complex="bold"/>
    </style:style>
    <style:style style:name="T647" style:parent-style-name="Textoennegrita" style:family="text">
      <style:text-properties fo:font-weight="bold" style:font-weight-asian="bold" style:font-weight-complex="bold"/>
    </style:style>
    <style:style style:name="T648" style:parent-style-name="Textoennegrita" style:family="text">
      <style:text-properties style:font-name="Segoe UI Emoji" style:font-name-complex="Segoe UI Emoji" fo:font-weight="bold" style:font-weight-asian="bold" style:font-weight-complex="bold"/>
    </style:style>
    <style:style style:name="T649" style:parent-style-name="Textoennegrita" style:family="text">
      <style:text-properties fo:font-weight="bold" style:font-weight-asian="bold" style:font-weight-complex="bold"/>
    </style:style>
    <style:style style:name="T650" style:parent-style-name="Fuentedepárrafopredeter." style:family="text">
      <style:text-properties style:font-name="Segoe UI Emoji" style:font-name-complex="Segoe UI Emoji"/>
    </style:style>
    <style:style style:name="T651" style:parent-style-name="Textoennegrita" style:family="text">
      <style:text-properties fo:font-weight="bold" style:font-weight-asian="bold" style:font-weight-complex="bold"/>
    </style:style>
    <style:style style:name="T652" style:parent-style-name="Textoennegrita" style:family="text">
      <style:text-properties fo:font-weight="bold" style:font-weight-asian="bold" style:font-weight-complex="bold"/>
    </style:style>
    <style:style style:name="T653" style:parent-style-name="Fuentedepárrafopredeter." style:family="text">
      <style:text-properties style:font-name="Segoe UI Emoji" style:font-name-complex="Segoe UI Emoji"/>
    </style:style>
    <style:style style:name="P654" style:parent-style-name="NormalWeb" style:family="paragraph">
      <style:text-properties fo:hyphenate="true"/>
    </style:style>
    <style:style style:name="P655" style:parent-style-name="NormalWeb" style:family="paragraph">
      <style:text-properties fo:hyphenate="true"/>
    </style:style>
    <style:style style:name="P656" style:parent-style-name="NormalWeb" style:family="paragraph">
      <style:text-properties fo:hyphenate="true"/>
    </style:style>
    <style:style style:name="P657" style:parent-style-name="NormalWeb" style:family="paragraph">
      <style:text-properties fo:hyphenate="true"/>
    </style:style>
    <style:style style:name="P658" style:parent-style-name="NormalWeb" style:family="paragraph">
      <style:text-properties fo:hyphenate="true"/>
    </style:style>
    <style:style style:name="P659" style:parent-style-name="NormalWeb" style:family="paragraph">
      <style:text-properties fo:hyphenate="true"/>
    </style:style>
    <style:style style:name="P660" style:parent-style-name="NormalWeb" style:family="paragraph">
      <style:text-properties fo:hyphenate="true"/>
    </style:style>
    <style:style style:name="P661" style:parent-style-name="NormalWeb" style:family="paragraph">
      <style:text-properties fo:hyphenate="true"/>
    </style:style>
    <style:style style:name="P662" style:parent-style-name="NormalWeb" style:family="paragraph">
      <style:text-properties fo:hyphenate="true"/>
    </style:style>
    <style:style style:name="P663" style:parent-style-name="NormalWeb" style:family="paragraph">
      <style:text-properties fo:hyphenate="true"/>
    </style:style>
    <style:style style:name="P664" style:parent-style-name="NormalWeb" style:family="paragraph">
      <style:text-properties fo:hyphenate="true"/>
    </style:style>
    <style:style style:name="T665" style:parent-style-name="Fuentedepárrafopredeter." style:family="text">
      <style:text-properties style:font-name="Segoe UI Emoji" style:font-name-complex="Segoe UI Emoji"/>
    </style:style>
    <style:style style:name="P666" style:parent-style-name="NormalWeb" style:family="paragraph">
      <style:text-properties fo:hyphenate="true"/>
    </style:style>
    <style:style style:name="P667" style:parent-style-name="NormalWeb" style:family="paragraph">
      <style:text-properties fo:hyphenate="true"/>
    </style:style>
    <style:style style:name="P668" style:parent-style-name="NormalWeb" style:family="paragraph">
      <style:text-properties fo:hyphenate="true"/>
    </style:style>
    <style:style style:name="T669" style:parent-style-name="Fuentedepárrafopredeter." style:family="text">
      <style:text-properties style:font-name="Segoe UI Emoji" style:font-name-complex="Segoe UI Emoji"/>
    </style:style>
    <style:style style:name="T670" style:parent-style-name="Fuentedepárrafopredeter." style:family="text">
      <style:text-properties style:font-name="Segoe UI Emoji" style:font-name-complex="Segoe UI Emoji"/>
    </style:style>
    <style:style style:name="T671" style:parent-style-name="Fuentedepárrafopredeter." style:family="text">
      <style:text-properties style:font-name="Segoe UI Emoji" style:font-name-complex="Segoe UI Emoji"/>
    </style:style>
    <style:style style:name="P672" style:parent-style-name="NormalWeb" style:family="paragraph">
      <style:text-properties fo:hyphenate="true"/>
    </style:style>
    <style:style style:name="P673" style:parent-style-name="NormalWeb" style:family="paragraph">
      <style:text-properties fo:hyphenate="true"/>
    </style:style>
    <style:style style:name="T674" style:parent-style-name="Fuentedepárrafopredeter." style:family="text">
      <style:text-properties style:font-name="Segoe UI Emoji" style:font-name-complex="Segoe UI Emoji"/>
    </style:style>
    <style:style style:name="T675" style:parent-style-name="Fuentedepárrafopredeter." style:family="text">
      <style:text-properties style:font-name="Segoe UI Emoji" style:font-name-complex="Segoe UI Emoji"/>
    </style:style>
    <style:style style:name="P676" style:parent-style-name="NormalWeb" style:family="paragraph">
      <style:text-properties fo:hyphenate="true"/>
    </style:style>
    <style:style style:name="P677" style:parent-style-name="NormalWeb" style:family="paragraph">
      <style:text-properties fo:hyphenate="true"/>
    </style:style>
    <style:style style:name="P678" style:parent-style-name="NormalWeb" style:family="paragraph">
      <style:text-properties fo:hyphenate="true"/>
    </style:style>
    <style:style style:name="T679" style:parent-style-name="Fuentedepárrafopredeter." style:family="text">
      <style:text-properties style:font-name="Segoe UI Emoji" style:font-name-complex="Segoe UI Emoji"/>
    </style:style>
    <style:style style:name="T680" style:parent-style-name="Textoennegrita" style:family="text">
      <style:text-properties fo:font-weight="bold" style:font-weight-asian="bold" style:font-weight-complex="bold"/>
    </style:style>
    <style:style style:name="T681" style:parent-style-name="Textoennegrita" style:family="text">
      <style:text-properties fo:font-weight="bold" style:font-weight-asian="bold" style:font-weight-complex="bold"/>
    </style:style>
    <style:style style:name="T682" style:parent-style-name="Fuentedepárrafopredeter." style:family="text">
      <style:text-properties style:font-name="Segoe UI Emoji" style:font-name-complex="Segoe UI Emoji"/>
    </style:style>
    <style:style style:name="T683" style:parent-style-name="Fuentedepárrafopredeter." style:family="text">
      <style:text-properties style:font-name="Segoe UI Emoji" style:font-name-complex="Segoe UI Emoji"/>
    </style:style>
    <style:style style:name="T684" style:parent-style-name="Fuentedepárrafopredeter." style:family="text">
      <style:text-properties style:font-name="Segoe UI Symbol" style:font-name-complex="Segoe UI Symbol"/>
    </style:style>
    <style:style style:name="P685" style:parent-style-name="NormalWeb" style:family="paragraph">
      <style:text-properties fo:hyphenate="true"/>
    </style:style>
    <style:style style:name="P686" style:parent-style-name="NormalWeb" style:family="paragraph">
      <style:text-properties fo:hyphenate="true"/>
    </style:style>
    <style:style style:name="P687" style:parent-style-name="NormalWeb" style:family="paragraph">
      <style:text-properties fo:hyphenate="true"/>
    </style:style>
    <style:style style:name="T688" style:parent-style-name="Fuentedepárrafopredeter." style:family="text">
      <style:text-properties style:font-name="Segoe UI Symbol" style:font-name-complex="Segoe UI Symbol"/>
    </style:style>
    <style:style style:name="T689" style:parent-style-name="Textoennegrita" style:family="text">
      <style:text-properties fo:font-weight="bold" style:font-weight-asian="bold" style:font-weight-complex="bold"/>
    </style:style>
    <style:style style:name="T690" style:parent-style-name="Textoennegrita" style:family="text">
      <style:text-properties fo:font-weight="bold" style:font-weight-asian="bold" style:font-weight-complex="bold"/>
    </style:style>
    <style:style style:name="P691" style:parent-style-name="NormalWeb" style:family="paragraph">
      <style:text-properties fo:hyphenate="true"/>
    </style:style>
    <style:style style:name="T692" style:parent-style-name="Fuentedepárrafopredeter." style:family="text">
      <style:text-properties style:font-name="Segoe UI Emoji" style:font-name-complex="Segoe UI Emoji"/>
    </style:style>
    <style:style style:name="P693" style:parent-style-name="NormalWeb" style:family="paragraph">
      <style:text-properties fo:hyphenate="true"/>
    </style:style>
    <style:style style:name="T694" style:parent-style-name="Fuentedepárrafopredeter." style:family="text">
      <style:text-properties style:font-name="Segoe UI Emoji" style:font-name-complex="Segoe UI Emoji"/>
    </style:style>
    <style:style style:name="P695" style:parent-style-name="NormalWeb" style:family="paragraph">
      <style:text-properties fo:hyphenate="true"/>
    </style:style>
    <style:style style:name="T696" style:parent-style-name="Fuentedepárrafopredeter." style:family="text">
      <style:text-properties style:font-name="Segoe UI Emoji" style:font-name-complex="Segoe UI Emoji"/>
    </style:style>
    <style:style style:name="P697" style:parent-style-name="NormalWeb" style:family="paragraph">
      <style:text-properties fo:hyphenate="true"/>
    </style:style>
    <style:style style:name="T698" style:parent-style-name="Fuentedepárrafopredeter." style:family="text">
      <style:text-properties style:font-name="Segoe UI Emoji" style:font-name-complex="Segoe UI Emoji"/>
    </style:style>
    <style:style style:name="P699" style:parent-style-name="NormalWeb" style:family="paragraph">
      <style:text-properties fo:hyphenate="true"/>
    </style:style>
    <style:style style:name="T700" style:parent-style-name="Fuentedepárrafopredeter." style:family="text">
      <style:text-properties style:font-name="Segoe UI Emoji" style:font-name-complex="Segoe UI Emoji"/>
    </style:style>
    <style:style style:name="T701" style:parent-style-name="Textoennegrita" style:family="text">
      <style:text-properties fo:font-weight="bold" style:font-weight-asian="bold" style:font-weight-complex="bold"/>
    </style:style>
    <style:style style:name="T702" style:parent-style-name="Textoennegrita" style:family="text">
      <style:text-properties fo:font-weight="bold" style:font-weight-asian="bold" style:font-weight-complex="bold"/>
    </style:style>
    <style:style style:name="T703" style:parent-style-name="Fuentedepárrafopredeter." style:family="text">
      <style:text-properties style:font-name="Segoe UI Emoji" style:font-name-complex="Segoe UI Emoji"/>
    </style:style>
    <style:style style:name="T704" style:parent-style-name="Fuentedepárrafopredeter." style:family="text">
      <style:text-properties style:font-name="Segoe UI Emoji" style:font-name-complex="Segoe UI Emoji"/>
    </style:style>
    <style:style style:name="P705" style:parent-style-name="Normal" style:family="paragraph">
      <style:paragraph-properties fo:break-before="page"/>
      <style:text-properties fo:hyphenate="true"/>
    </style:style>
    <style:style style:name="T706" style:parent-style-name="Fuentedepárrafopredeter." style:family="text">
      <style:text-properties style:font-name="Segoe UI Emoji" style:font-name-complex="Segoe UI Emoji"/>
    </style:style>
    <style:style style:name="T707" style:parent-style-name="Textoennegrita" style:family="text">
      <style:text-properties fo:font-weight="bold" style:font-weight-asian="bold" style:font-weight-complex="bold"/>
    </style:style>
    <style:style style:name="T708" style:parent-style-name="Fuentedepárrafopredeter." style:family="text">
      <style:text-properties style:font-name="Segoe UI Emoji" style:font-name-complex="Segoe UI Emoji"/>
    </style:style>
    <style:style style:name="T709" style:parent-style-name="Textoennegrita" style:family="text">
      <style:text-properties fo:font-weight="bold" style:font-weight-asian="bold" style:font-weight-complex="bold"/>
    </style:style>
    <style:style style:name="T710" style:parent-style-name="Textoennegrita" style:family="text">
      <style:text-properties fo:font-weight="bold" style:font-weight-asian="bold" style:font-weight-complex="bold"/>
    </style:style>
    <style:style style:name="P711" style:parent-style-name="NormalWeb" style:family="paragraph">
      <style:text-properties fo:hyphenate="true"/>
    </style:style>
    <style:style style:name="P712" style:parent-style-name="NormalWeb" style:family="paragraph">
      <style:text-properties fo:hyphenate="true"/>
    </style:style>
    <style:style style:name="P713" style:parent-style-name="NormalWeb" style:family="paragraph">
      <style:text-properties fo:hyphenate="true"/>
    </style:style>
    <style:style style:name="T714" style:parent-style-name="Fuentedepárrafopredeter." style:family="text">
      <style:text-properties style:font-name="Segoe UI Emoji" style:font-name-complex="Segoe UI Emoji"/>
    </style:style>
    <style:style style:name="T715" style:parent-style-name="Textoennegrita" style:family="text">
      <style:text-properties fo:font-weight="bold" style:font-weight-asian="bold" style:font-weight-complex="bold"/>
    </style:style>
    <style:style style:name="T716" style:parent-style-name="Textoennegrita" style:family="text">
      <style:text-properties fo:font-weight="bold" style:font-weight-asian="bold" style:font-weight-complex="bold"/>
    </style:style>
    <style:style style:name="T717" style:parent-style-name="Textoennegrita" style:family="text">
      <style:text-properties style:font-name="Segoe UI Emoji" style:font-name-complex="Segoe UI Emoji" fo:font-weight="bold" style:font-weight-asian="bold" style:font-weight-complex="bold"/>
    </style:style>
    <style:style style:name="T718" style:parent-style-name="Textoennegrita" style:family="text">
      <style:text-properties fo:font-weight="bold" style:font-weight-asian="bold" style:font-weight-complex="bold"/>
    </style:style>
    <style:style style:name="P719" style:parent-style-name="NormalWeb" style:family="paragraph">
      <style:text-properties fo:hyphenate="true"/>
    </style:style>
    <style:style style:name="P720" style:parent-style-name="NormalWeb" style:family="paragraph">
      <style:text-properties fo:hyphenate="true"/>
    </style:style>
    <style:style style:name="T721" style:parent-style-name="Textoennegrita" style:family="text">
      <style:text-properties fo:font-weight="bold" style:font-weight-asian="bold" style:font-weight-complex="bold"/>
    </style:style>
    <style:style style:name="T722" style:parent-style-name="Textoennegrita" style:family="text">
      <style:text-properties fo:font-weight="bold" style:font-weight-asian="bold" style:font-weight-complex="bold"/>
    </style:style>
    <style:style style:name="T723" style:parent-style-name="Fuentedepárrafopredeter." style:family="text">
      <style:text-properties style:font-name="Segoe UI Emoji" style:font-name-complex="Segoe UI Emoji"/>
    </style:style>
    <style:style style:name="T724" style:parent-style-name="Textoennegrita" style:family="text">
      <style:text-properties fo:font-weight="normal" style:font-weight-asian="normal" style:font-weight-complex="normal"/>
    </style:style>
    <style:style style:name="P725" style:parent-style-name="NormalWeb" style:family="paragraph">
      <style:text-properties fo:hyphenate="true"/>
    </style:style>
    <style:style style:name="P726" style:parent-style-name="NormalWeb" style:family="paragraph">
      <style:text-properties fo:hyphenate="true"/>
    </style:style>
    <style:style style:name="P727" style:parent-style-name="NormalWeb" style:family="paragraph">
      <style:text-properties fo:hyphenate="true"/>
    </style:style>
    <style:style style:name="P728" style:parent-style-name="NormalWeb" style:family="paragraph">
      <style:text-properties fo:hyphenate="true"/>
    </style:style>
    <style:style style:name="T729" style:parent-style-name="Textoennegrita" style:family="text">
      <style:text-properties fo:font-weight="normal" style:font-weight-asian="normal" style:font-weight-complex="normal"/>
    </style:style>
    <style:style style:name="P730" style:parent-style-name="NormalWeb" style:family="paragraph">
      <style:text-properties fo:hyphenate="true"/>
    </style:style>
    <style:style style:name="P731" style:parent-style-name="NormalWeb" style:family="paragraph">
      <style:text-properties fo:hyphenate="true"/>
    </style:style>
    <style:style style:name="P732" style:parent-style-name="NormalWeb" style:family="paragraph">
      <style:text-properties fo:hyphenate="true"/>
    </style:style>
    <style:style style:name="P733" style:parent-style-name="NormalWeb" style:family="paragraph">
      <style:text-properties fo:hyphenate="true"/>
    </style:style>
    <style:style style:name="T734" style:parent-style-name="Fuentedepárrafopredeter." style:family="text">
      <style:text-properties style:font-name="Segoe UI Emoji" style:font-name-complex="Segoe UI Emoji"/>
    </style:style>
    <style:style style:name="T735" style:parent-style-name="Textoennegrita" style:family="text">
      <style:text-properties fo:font-weight="normal" style:font-weight-asian="normal" style:font-weight-complex="normal"/>
    </style:style>
    <style:style style:name="P736" style:parent-style-name="NormalWeb" style:family="paragraph">
      <style:text-properties fo:hyphenate="true"/>
    </style:style>
    <style:style style:name="P737" style:parent-style-name="NormalWeb" style:family="paragraph">
      <style:text-properties fo:hyphenate="true"/>
    </style:style>
    <style:style style:name="P738" style:parent-style-name="NormalWeb" style:family="paragraph">
      <style:text-properties fo:hyphenate="true"/>
    </style:style>
    <style:style style:name="P739" style:parent-style-name="NormalWeb" style:family="paragraph">
      <style:text-properties fo:hyphenate="true"/>
    </style:style>
    <style:style style:name="P740" style:parent-style-name="NormalWeb" style:family="paragraph">
      <style:text-properties fo:hyphenate="true"/>
    </style:style>
    <style:style style:name="T741" style:parent-style-name="Textoennegrita" style:family="text">
      <style:text-properties fo:font-weight="normal" style:font-weight-asian="normal" style:font-weight-complex="normal"/>
    </style:style>
    <style:style style:name="P742" style:parent-style-name="NormalWeb" style:family="paragraph">
      <style:text-properties fo:hyphenate="true"/>
    </style:style>
    <style:style style:name="P743" style:parent-style-name="NormalWeb" style:family="paragraph">
      <style:text-properties fo:hyphenate="true"/>
    </style:style>
    <style:style style:name="P744" style:parent-style-name="NormalWeb" style:family="paragraph">
      <style:text-properties fo:hyphenate="true"/>
    </style:style>
    <style:style style:name="P745" style:parent-style-name="NormalWeb" style:family="paragraph">
      <style:text-properties fo:hyphenate="true"/>
    </style:style>
    <style:style style:name="T746" style:parent-style-name="Fuentedepárrafopredeter." style:family="text">
      <style:text-properties style:font-name="Segoe UI Symbol" style:font-name-complex="Segoe UI Symbol"/>
    </style:style>
    <style:style style:name="T747" style:parent-style-name="Fuentedepárrafopredeter." style:family="text">
      <style:text-properties style:font-name="Segoe UI Emoji" style:font-name-complex="Segoe UI Emoji"/>
    </style:style>
    <style:style style:name="P748" style:parent-style-name="NormalWeb" style:family="paragraph">
      <style:text-properties fo:hyphenate="true"/>
    </style:style>
    <style:style style:name="P749" style:parent-style-name="NormalWeb" style:family="paragraph">
      <style:text-properties fo:hyphenate="true"/>
    </style:style>
    <style:style style:name="T750" style:parent-style-name="Fuentedepárrafopredeter." style:family="text">
      <style:text-properties style:font-name="Segoe UI Emoji" style:font-name-complex="Segoe UI Emoji"/>
    </style:style>
    <style:style style:name="T751" style:parent-style-name="Fuentedepárrafopredeter." style:family="text">
      <style:text-properties style:font-name="Segoe UI Emoji" style:font-name-complex="Segoe UI Emoji"/>
    </style:style>
    <style:style style:name="P752" style:parent-style-name="NormalWeb" style:family="paragraph">
      <style:text-properties fo:hyphenate="true"/>
    </style:style>
    <style:style style:name="P753" style:parent-style-name="NormalWeb" style:family="paragraph">
      <style:text-properties fo:hyphenate="true"/>
    </style:style>
    <style:style style:name="P754" style:parent-style-name="NormalWeb" style:family="paragraph">
      <style:text-properties fo:hyphenate="true"/>
    </style:style>
    <style:style style:name="T755" style:parent-style-name="Fuentedepárrafopredeter." style:family="text">
      <style:text-properties style:font-name="Segoe UI Emoji" style:font-name-complex="Segoe UI Emoji"/>
    </style:style>
    <style:style style:name="T756" style:parent-style-name="Textoennegrita" style:family="text">
      <style:text-properties fo:font-weight="bold" style:font-weight-asian="bold" style:font-weight-complex="bold"/>
    </style:style>
    <style:style style:name="T757" style:parent-style-name="Textoennegrita" style:family="text">
      <style:text-properties fo:font-weight="bold" style:font-weight-asian="bold" style:font-weight-complex="bold"/>
    </style:style>
    <style:style style:name="T758" style:parent-style-name="Fuentedepárrafopredeter." style:family="text">
      <style:text-properties style:font-name="Segoe UI Emoji" style:font-name-complex="Segoe UI Emoji"/>
    </style:style>
    <style:style style:name="T759" style:parent-style-name="Fuentedepárrafopredeter." style:family="text">
      <style:text-properties style:font-name="Segoe UI Emoji" style:font-name-complex="Segoe UI Emoji"/>
    </style:style>
    <style:style style:name="T760" style:parent-style-name="Fuentedepárrafopredeter." style:family="text">
      <style:text-properties style:font-name="Segoe UI Symbol" style:font-name-complex="Segoe UI Symbol"/>
    </style:style>
    <style:style style:name="P761" style:parent-style-name="NormalWeb" style:family="paragraph">
      <style:text-properties fo:hyphenate="true"/>
    </style:style>
    <style:style style:name="P762" style:parent-style-name="NormalWeb" style:family="paragraph">
      <style:text-properties fo:hyphenate="true"/>
    </style:style>
    <style:style style:name="P763" style:parent-style-name="NormalWeb" style:family="paragraph">
      <style:text-properties fo:hyphenate="true"/>
    </style:style>
    <style:style style:name="P764" style:parent-style-name="NormalWeb" style:family="paragraph">
      <style:text-properties fo:hyphenate="true"/>
    </style:style>
    <style:style style:name="T765" style:parent-style-name="Fuentedepárrafopredeter." style:family="text">
      <style:text-properties style:font-name="Segoe UI Emoji" style:font-name-complex="Segoe UI Emoji"/>
    </style:style>
    <style:style style:name="T766" style:parent-style-name="Textoennegrita" style:family="text">
      <style:text-properties fo:font-weight="bold" style:font-weight-asian="bold" style:font-weight-complex="bold"/>
    </style:style>
    <style:style style:name="T767" style:parent-style-name="Textoennegrita" style:family="text">
      <style:text-properties fo:font-weight="bold" style:font-weight-asian="bold" style:font-weight-complex="bold"/>
    </style:style>
    <style:style style:name="P768" style:parent-style-name="NormalWeb" style:family="paragraph">
      <style:text-properties fo:hyphenate="true"/>
    </style:style>
    <style:style style:name="T769" style:parent-style-name="Fuentedepárrafopredeter." style:family="text">
      <style:text-properties style:font-name="Segoe UI Emoji" style:font-name-complex="Segoe UI Emoji"/>
    </style:style>
    <style:style style:name="P770" style:parent-style-name="NormalWeb" style:family="paragraph">
      <style:text-properties fo:hyphenate="true"/>
    </style:style>
    <style:style style:name="T771" style:parent-style-name="Fuentedepárrafopredeter." style:family="text">
      <style:text-properties style:font-name="Segoe UI Emoji" style:font-name-complex="Segoe UI Emoji"/>
    </style:style>
    <style:style style:name="P772" style:parent-style-name="NormalWeb" style:family="paragraph">
      <style:text-properties fo:hyphenate="true"/>
    </style:style>
    <style:style style:name="T773" style:parent-style-name="Fuentedepárrafopredeter." style:family="text">
      <style:text-properties style:font-name="Segoe UI Emoji" style:font-name-complex="Segoe UI Emoji"/>
    </style:style>
    <style:style style:name="P774" style:parent-style-name="NormalWeb" style:family="paragraph">
      <style:text-properties fo:hyphenate="true"/>
    </style:style>
    <style:style style:name="T775" style:parent-style-name="Fuentedepárrafopredeter." style:family="text">
      <style:text-properties style:font-name="Segoe UI Emoji" style:font-name-complex="Segoe UI Emoji"/>
    </style:style>
    <style:style style:name="P776" style:parent-style-name="NormalWeb" style:family="paragraph">
      <style:text-properties fo:hyphenate="true"/>
    </style:style>
    <style:style style:name="T777" style:parent-style-name="Fuentedepárrafopredeter." style:family="text">
      <style:text-properties style:font-name="Segoe UI Emoji" style:font-name-complex="Segoe UI Emoji"/>
    </style:style>
    <style:style style:name="T778" style:parent-style-name="Textoennegrita" style:family="text">
      <style:text-properties fo:font-weight="bold" style:font-weight-asian="bold" style:font-weight-complex="bold"/>
    </style:style>
    <style:style style:name="T779" style:parent-style-name="Textoennegrita" style:family="text">
      <style:text-properties fo:font-weight="bold" style:font-weight-asian="bold" style:font-weight-complex="bold"/>
    </style:style>
    <style:style style:name="T780" style:parent-style-name="Fuentedepárrafopredeter." style:family="text">
      <style:text-properties style:font-name="Segoe UI Emoji" style:font-name-complex="Segoe UI Emoji"/>
    </style:style>
    <style:style style:name="T781" style:parent-style-name="Fuentedepárrafopredeter." style:family="text">
      <style:text-properties style:font-name="Segoe UI Emoji" style:font-name-complex="Segoe UI Emoji"/>
    </style:style>
    <style:style style:name="P782" style:parent-style-name="Normal" style:family="paragraph">
      <style:paragraph-properties fo:break-before="page"/>
      <style:text-properties fo:hyphenate="true"/>
    </style:style>
    <style:style style:name="P783" style:parent-style-name="Título1" style:family="paragraph">
      <style:paragraph-properties fo:text-align="center"/>
    </style:style>
    <style:style style:name="T784" style:parent-style-name="Fuentedepárrafopredeter." style:family="text">
      <style:text-properties style:font-name="Segoe UI Emoji" style:font-name-complex="Segoe UI Emoji"/>
    </style:style>
    <style:style style:name="T785" style:parent-style-name="Fuentedepárrafopredeter." style:family="text">
      <style:text-properties fo:color="#FF0000"/>
    </style:style>
    <style:style style:name="P786" style:parent-style-name="Default" style:family="paragraph">
      <style:text-properties fo:font-size="18pt" style:font-size-asian="18pt" style:font-size-complex="18pt"/>
    </style:style>
    <style:style style:name="P787" style:parent-style-name="Default" style:family="paragraph">
      <style:text-properties fo:font-size="18pt" style:font-size-asian="18pt" style:font-size-complex="18pt"/>
    </style:style>
    <style:style style:name="T788" style:parent-style-name="Fuentedepárrafopredeter." style:family="text">
      <style:text-properties style:font-name="Segoe UI Emoji" style:font-name-complex="Segoe UI Emoji"/>
    </style:style>
    <style:style style:name="T789" style:parent-style-name="Textoennegrita" style:family="text">
      <style:text-properties fo:font-weight="bold" style:font-weight-asian="bold" style:font-weight-complex="bold"/>
    </style:style>
    <style:style style:name="T790" style:parent-style-name="Fuentedepárrafopredeter." style:family="text">
      <style:text-properties style:font-name="Segoe UI Emoji" style:font-name-complex="Segoe UI Emoji"/>
    </style:style>
    <style:style style:name="T791" style:parent-style-name="Textoennegrita" style:family="text">
      <style:text-properties fo:font-weight="bold" style:font-weight-asian="bold" style:font-weight-complex="bold"/>
    </style:style>
    <style:style style:name="T792" style:parent-style-name="Textoennegrita" style:family="text">
      <style:text-properties fo:font-weight="bold" style:font-weight-asian="bold" style:font-weight-complex="bold"/>
    </style:style>
    <style:style style:name="P793" style:parent-style-name="NormalWeb" style:family="paragraph">
      <style:text-properties fo:hyphenate="true"/>
    </style:style>
    <style:style style:name="P794" style:parent-style-name="NormalWeb" style:family="paragraph">
      <style:text-properties fo:hyphenate="true"/>
    </style:style>
    <style:style style:name="P795" style:parent-style-name="NormalWeb" style:family="paragraph">
      <style:text-properties fo:hyphenate="true"/>
    </style:style>
    <style:style style:name="T796" style:parent-style-name="Fuentedepárrafopredeter." style:family="text">
      <style:text-properties style:font-name="Segoe UI Emoji" style:font-name-complex="Segoe UI Emoji"/>
    </style:style>
    <style:style style:name="T797" style:parent-style-name="Textoennegrita" style:family="text">
      <style:text-properties fo:font-weight="bold" style:font-weight-asian="bold" style:font-weight-complex="bold"/>
    </style:style>
    <style:style style:name="T798" style:parent-style-name="Textoennegrita" style:family="text">
      <style:text-properties fo:font-weight="bold" style:font-weight-asian="bold" style:font-weight-complex="bold"/>
    </style:style>
    <style:style style:name="T799" style:parent-style-name="Textoennegrita" style:family="text">
      <style:text-properties style:font-name="Segoe UI Emoji" style:font-name-complex="Segoe UI Emoji" fo:font-weight="bold" style:font-weight-asian="bold" style:font-weight-complex="bold"/>
    </style:style>
    <style:style style:name="T800" style:parent-style-name="Textoennegrita" style:family="text">
      <style:text-properties fo:font-weight="bold" style:font-weight-asian="bold" style:font-weight-complex="bold"/>
    </style:style>
    <style:style style:name="T801" style:parent-style-name="Fuentedepárrafopredeter." style:family="text">
      <style:text-properties style:font-name="Segoe UI Emoji" style:font-name-complex="Segoe UI Emoji"/>
    </style:style>
    <style:style style:name="T802" style:parent-style-name="Textoennegrita" style:family="text">
      <style:text-properties fo:font-weight="bold" style:font-weight-asian="bold" style:font-weight-complex="bold"/>
    </style:style>
    <style:style style:name="T803" style:parent-style-name="Textoennegrita" style:family="text">
      <style:text-properties fo:font-weight="bold" style:font-weight-asian="bold" style:font-weight-complex="bold"/>
    </style:style>
    <style:style style:name="T804" style:parent-style-name="Fuentedepárrafopredeter." style:family="text">
      <style:text-properties style:font-name="Tahoma" style:font-name-complex="Tahoma"/>
    </style:style>
    <style:style style:name="T805" style:parent-style-name="Fuentedepárrafopredeter." style:family="text">
      <style:text-properties style:font-name="Calibri Light" style:font-name-complex="Calibri Light"/>
    </style:style>
    <style:style style:name="T806" style:parent-style-name="Fuentedepárrafopredeter." style:family="text">
      <style:text-properties style:font-name="Calibri Light" style:font-name-complex="Calibri Light"/>
    </style:style>
    <style:style style:name="P807" style:parent-style-name="NormalWeb" style:family="paragraph">
      <style:text-properties fo:hyphenate="true"/>
    </style:style>
    <style:style style:name="P808" style:parent-style-name="NormalWeb" style:family="paragraph">
      <style:text-properties fo:hyphenate="true"/>
    </style:style>
    <style:style style:name="P809" style:parent-style-name="NormalWeb" style:family="paragraph">
      <style:text-properties fo:hyphenate="true"/>
    </style:style>
    <style:style style:name="P810" style:parent-style-name="NormalWeb" style:family="paragraph">
      <style:text-properties fo:hyphenate="true"/>
    </style:style>
    <style:style style:name="P811" style:parent-style-name="NormalWeb" style:family="paragraph">
      <style:text-properties fo:hyphenate="true"/>
    </style:style>
    <style:style style:name="P812" style:parent-style-name="NormalWeb" style:family="paragraph">
      <style:text-properties fo:hyphenate="true"/>
    </style:style>
    <style:style style:name="P813" style:parent-style-name="NormalWeb" style:family="paragraph">
      <style:text-properties fo:hyphenate="true"/>
    </style:style>
    <style:style style:name="P814" style:parent-style-name="NormalWeb" style:family="paragraph">
      <style:text-properties fo:hyphenate="true"/>
    </style:style>
    <style:style style:name="P815" style:parent-style-name="NormalWeb" style:family="paragraph">
      <style:text-properties fo:hyphenate="true"/>
    </style:style>
    <style:style style:name="P816" style:parent-style-name="NormalWeb" style:family="paragraph">
      <style:text-properties fo:hyphenate="true"/>
    </style:style>
    <style:style style:name="P817" style:parent-style-name="NormalWeb" style:family="paragraph">
      <style:text-properties fo:hyphenate="true"/>
    </style:style>
    <style:style style:name="P818" style:parent-style-name="NormalWeb" style:family="paragraph">
      <style:text-properties fo:hyphenate="true"/>
    </style:style>
    <style:style style:name="P819" style:parent-style-name="NormalWeb" style:family="paragraph">
      <style:text-properties fo:hyphenate="true"/>
    </style:style>
    <style:style style:name="P820" style:parent-style-name="NormalWeb" style:family="paragraph">
      <style:text-properties fo:hyphenate="true"/>
    </style:style>
    <style:style style:name="P821" style:parent-style-name="NormalWeb" style:family="paragraph">
      <style:text-properties fo:hyphenate="true"/>
    </style:style>
    <style:style style:name="P822" style:parent-style-name="NormalWeb" style:family="paragraph">
      <style:text-properties fo:hyphenate="true"/>
    </style:style>
    <style:style style:name="T823" style:parent-style-name="Fuentedepárrafopredeter." style:family="text">
      <style:text-properties style:font-name="Tahoma" style:font-name-complex="Tahoma"/>
    </style:style>
    <style:style style:name="P824" style:parent-style-name="NormalWeb" style:family="paragraph">
      <style:text-properties fo:hyphenate="true"/>
    </style:style>
    <style:style style:name="P825" style:parent-style-name="NormalWeb" style:family="paragraph">
      <style:text-properties fo:hyphenate="true"/>
    </style:style>
    <style:style style:name="P826" style:parent-style-name="NormalWeb" style:family="paragraph">
      <style:text-properties fo:hyphenate="true"/>
    </style:style>
    <style:style style:name="P827" style:parent-style-name="NormalWeb" style:family="paragraph">
      <style:text-properties fo:hyphenate="true"/>
    </style:style>
    <style:style style:name="P828" style:parent-style-name="NormalWeb" style:family="paragraph">
      <style:text-properties fo:hyphenate="true"/>
    </style:style>
    <style:style style:name="P829" style:parent-style-name="NormalWeb" style:family="paragraph">
      <style:text-properties fo:hyphenate="true"/>
    </style:style>
    <style:style style:name="P830" style:parent-style-name="NormalWeb" style:family="paragraph">
      <style:text-properties fo:hyphenate="true"/>
    </style:style>
    <style:style style:name="P831" style:parent-style-name="NormalWeb" style:family="paragraph">
      <style:text-properties fo:hyphenate="true"/>
    </style:style>
    <style:style style:name="P832" style:parent-style-name="NormalWeb" style:family="paragraph">
      <style:text-properties fo:hyphenate="true"/>
    </style:style>
    <style:style style:name="P833" style:parent-style-name="NormalWeb" style:family="paragraph">
      <style:text-properties fo:hyphenate="true"/>
    </style:style>
    <style:style style:name="P834" style:parent-style-name="NormalWeb" style:family="paragraph">
      <style:text-properties fo:hyphenate="true"/>
    </style:style>
    <style:style style:name="P835" style:parent-style-name="NormalWeb" style:family="paragraph">
      <style:text-properties fo:hyphenate="true"/>
    </style:style>
    <style:style style:name="T836" style:parent-style-name="Fuentedepárrafopredeter." style:family="text">
      <style:text-properties style:font-name="Tahoma" style:font-name-complex="Tahoma"/>
    </style:style>
    <style:style style:name="P837" style:parent-style-name="NormalWeb" style:family="paragraph">
      <style:text-properties fo:hyphenate="true"/>
    </style:style>
    <style:style style:name="P838" style:parent-style-name="NormalWeb" style:family="paragraph">
      <style:text-properties fo:hyphenate="true"/>
    </style:style>
    <style:style style:name="P839" style:parent-style-name="NormalWeb" style:family="paragraph">
      <style:text-properties fo:hyphenate="true"/>
    </style:style>
    <style:style style:name="P840" style:parent-style-name="NormalWeb" style:family="paragraph">
      <style:text-properties fo:hyphenate="true"/>
    </style:style>
    <style:style style:name="P841" style:parent-style-name="NormalWeb" style:family="paragraph">
      <style:text-properties fo:hyphenate="true"/>
    </style:style>
    <style:style style:name="P842" style:parent-style-name="NormalWeb" style:family="paragraph">
      <style:text-properties fo:hyphenate="true"/>
    </style:style>
    <style:style style:name="P843" style:parent-style-name="NormalWeb" style:family="paragraph">
      <style:text-properties fo:hyphenate="true"/>
    </style:style>
    <style:style style:name="P844" style:parent-style-name="NormalWeb" style:family="paragraph">
      <style:text-properties fo:hyphenate="true"/>
    </style:style>
    <style:style style:name="P845" style:parent-style-name="NormalWeb" style:family="paragraph">
      <style:text-properties fo:hyphenate="true"/>
    </style:style>
    <style:style style:name="P846" style:parent-style-name="NormalWeb" style:family="paragraph">
      <style:text-properties fo:hyphenate="true"/>
    </style:style>
    <style:style style:name="P847" style:parent-style-name="NormalWeb" style:family="paragraph">
      <style:text-properties fo:hyphenate="true"/>
    </style:style>
    <style:style style:name="P848" style:parent-style-name="NormalWeb" style:family="paragraph">
      <style:text-properties fo:hyphenate="true"/>
    </style:style>
    <style:style style:name="P849" style:parent-style-name="NormalWeb" style:family="paragraph">
      <style:text-properties fo:hyphenate="true"/>
    </style:style>
    <style:style style:name="P850" style:parent-style-name="NormalWeb" style:family="paragraph">
      <style:text-properties fo:hyphenate="true"/>
    </style:style>
    <style:style style:name="P851" style:parent-style-name="NormalWeb" style:family="paragraph">
      <style:text-properties fo:hyphenate="true"/>
    </style:style>
    <style:style style:name="P852" style:parent-style-name="NormalWeb" style:family="paragraph">
      <style:text-properties fo:hyphenate="true"/>
    </style:style>
    <style:style style:name="P853" style:parent-style-name="NormalWeb" style:family="paragraph">
      <style:text-properties fo:hyphenate="true"/>
    </style:style>
    <style:style style:name="P854" style:parent-style-name="NormalWeb" style:family="paragraph">
      <style:text-properties fo:hyphenate="true"/>
    </style:style>
    <style:style style:name="T855" style:parent-style-name="Fuentedepárrafopredeter." style:family="text">
      <style:text-properties style:font-name="Segoe UI Emoji" style:font-name-complex="Segoe UI Emoji"/>
    </style:style>
    <style:style style:name="P856" style:parent-style-name="NormalWeb" style:family="paragraph">
      <style:text-properties fo:hyphenate="true"/>
    </style:style>
    <style:style style:name="P857" style:parent-style-name="NormalWeb" style:family="paragraph">
      <style:text-properties fo:hyphenate="true"/>
    </style:style>
    <style:style style:name="P858" style:parent-style-name="NormalWeb" style:family="paragraph">
      <style:text-properties fo:hyphenate="true"/>
    </style:style>
    <style:style style:name="P859" style:parent-style-name="NormalWeb" style:family="paragraph">
      <style:text-properties fo:hyphenate="true"/>
    </style:style>
    <style:style style:name="P860" style:parent-style-name="NormalWeb" style:family="paragraph">
      <style:text-properties fo:hyphenate="true"/>
    </style:style>
    <style:style style:name="P861" style:parent-style-name="NormalWeb" style:family="paragraph">
      <style:text-properties fo:hyphenate="true"/>
    </style:style>
    <style:style style:name="T862" style:parent-style-name="Fuentedepárrafopredeter." style:family="text">
      <style:text-properties style:font-name="Segoe UI Emoji" style:font-name-complex="Segoe UI Emoji"/>
    </style:style>
    <style:style style:name="T863" style:parent-style-name="Fuentedepárrafopredeter." style:family="text">
      <style:text-properties style:font-name="Segoe UI Emoji" style:font-name-complex="Segoe UI Emoji"/>
    </style:style>
    <style:style style:name="P864" style:parent-style-name="NormalWeb" style:family="paragraph">
      <style:text-properties fo:hyphenate="true"/>
    </style:style>
    <style:style style:name="P865" style:parent-style-name="NormalWeb" style:family="paragraph">
      <style:text-properties fo:hyphenate="true"/>
    </style:style>
    <style:style style:name="P866" style:parent-style-name="NormalWeb" style:family="paragraph">
      <style:text-properties fo:hyphenate="true"/>
    </style:style>
    <style:style style:name="P867" style:parent-style-name="NormalWeb" style:family="paragraph">
      <style:text-properties fo:hyphenate="true"/>
    </style:style>
    <style:style style:name="T868" style:parent-style-name="Textoennegrita" style:family="text">
      <style:text-properties fo:font-weight="bold" style:font-weight-asian="bold" style:font-weight-complex="bold"/>
    </style:style>
    <style:style style:name="T869" style:parent-style-name="Textoennegrita" style:family="text">
      <style:text-properties fo:font-weight="bold" style:font-weight-asian="bold" style:font-weight-complex="bold"/>
    </style:style>
    <style:style style:name="T870" style:parent-style-name="Fuentedepárrafopredeter." style:family="text">
      <style:text-properties style:font-name="Segoe UI Emoji" style:font-name-complex="Segoe UI Emoji"/>
    </style:style>
    <style:style style:name="T871" style:parent-style-name="Fuentedepárrafopredeter." style:family="text">
      <style:text-properties style:font-name="Segoe UI Emoji" style:font-name-complex="Segoe UI Emoji"/>
    </style:style>
    <style:style style:name="T872" style:parent-style-name="Fuentedepárrafopredeter." style:family="text">
      <style:text-properties style:font-name="Segoe UI Symbol" style:font-name-complex="Segoe UI Symbol"/>
    </style:style>
    <style:style style:name="T873" style:parent-style-name="Textoennegrita" style:family="text">
      <style:text-properties fo:font-weight="bold" style:font-weight-asian="bold" style:font-weight-complex="bold"/>
    </style:style>
    <style:style style:name="P874" style:parent-style-name="NormalWeb" style:family="paragraph">
      <style:text-properties fo:hyphenate="true"/>
    </style:style>
    <style:style style:name="P875" style:parent-style-name="NormalWeb" style:family="paragraph">
      <style:text-properties fo:hyphenate="true"/>
    </style:style>
    <style:style style:name="P876" style:parent-style-name="NormalWeb" style:family="paragraph">
      <style:text-properties fo:hyphenate="true"/>
    </style:style>
    <style:style style:name="P877" style:parent-style-name="NormalWeb" style:family="paragraph">
      <style:text-properties fo:hyphenate="true"/>
    </style:style>
    <style:style style:name="P878" style:parent-style-name="NormalWeb" style:family="paragraph">
      <style:text-properties fo:hyphenate="true"/>
    </style:style>
    <style:style style:name="P879" style:parent-style-name="NormalWeb" style:family="paragraph">
      <style:text-properties fo:hyphenate="true"/>
    </style:style>
    <style:style style:name="T880" style:parent-style-name="Fuentedepárrafopredeter." style:family="text">
      <style:text-properties style:font-name="Segoe UI Emoji" style:font-name-complex="Segoe UI Emoji"/>
    </style:style>
    <style:style style:name="T881" style:parent-style-name="Textoennegrita" style:family="text">
      <style:text-properties fo:font-weight="bold" style:font-weight-asian="bold" style:font-weight-complex="bold"/>
    </style:style>
    <style:style style:name="T882" style:parent-style-name="Textoennegrita" style:family="text">
      <style:text-properties fo:font-weight="bold" style:font-weight-asian="bold" style:font-weight-complex="bold"/>
    </style:style>
    <style:style style:name="P883" style:parent-style-name="NormalWeb" style:family="paragraph">
      <style:text-properties fo:hyphenate="true"/>
    </style:style>
    <style:style style:name="T884" style:parent-style-name="Fuentedepárrafopredeter." style:family="text">
      <style:text-properties style:font-name="Segoe UI Emoji" style:font-name-complex="Segoe UI Emoji"/>
    </style:style>
    <style:style style:name="P885" style:parent-style-name="NormalWeb" style:family="paragraph">
      <style:text-properties fo:hyphenate="true"/>
    </style:style>
    <style:style style:name="T886" style:parent-style-name="Fuentedepárrafopredeter." style:family="text">
      <style:text-properties style:font-name="Segoe UI Emoji" style:font-name-complex="Segoe UI Emoji"/>
    </style:style>
    <style:style style:name="P887" style:parent-style-name="NormalWeb" style:family="paragraph">
      <style:text-properties fo:hyphenate="true"/>
    </style:style>
    <style:style style:name="T888" style:parent-style-name="Fuentedepárrafopredeter." style:family="text">
      <style:text-properties style:font-name="Segoe UI Emoji" style:font-name-complex="Segoe UI Emoji"/>
    </style:style>
    <style:style style:name="P889" style:parent-style-name="NormalWeb" style:family="paragraph">
      <style:text-properties fo:hyphenate="true"/>
    </style:style>
    <style:style style:name="T890" style:parent-style-name="Fuentedepárrafopredeter." style:family="text">
      <style:text-properties style:font-name="Segoe UI Emoji" style:font-name-complex="Segoe UI Emoji"/>
    </style:style>
    <style:style style:name="P891" style:parent-style-name="NormalWeb" style:family="paragraph">
      <style:text-properties fo:hyphenate="true"/>
    </style:style>
    <style:style style:name="T892" style:parent-style-name="Fuentedepárrafopredeter." style:family="text">
      <style:text-properties style:font-name="Segoe UI Emoji" style:font-name-complex="Segoe UI Emoji"/>
    </style:style>
    <style:style style:name="T893" style:parent-style-name="Textoennegrita" style:family="text">
      <style:text-properties fo:font-weight="bold" style:font-weight-asian="bold" style:font-weight-complex="bold"/>
    </style:style>
    <style:style style:name="T894" style:parent-style-name="Textoennegrita" style:family="text">
      <style:text-properties fo:font-weight="bold" style:font-weight-asian="bold" style:font-weight-complex="bold"/>
    </style:style>
    <style:style style:name="T895" style:parent-style-name="Fuentedepárrafopredeter." style:family="text">
      <style:text-properties style:font-name="Segoe UI Emoji" style:font-name-complex="Segoe UI Emoji"/>
    </style:style>
    <style:style style:name="T896" style:parent-style-name="Fuentedepárrafopredeter." style:family="text">
      <style:text-properties style:font-name="Segoe UI Emoji" style:font-name-complex="Segoe UI Emoji"/>
    </style:style>
    <style:style style:name="P897" style:parent-style-name="Normal" style:family="paragraph">
      <style:text-properties style:font-name="Times New Roman" style:font-name-asian="Times New Roman" fo:font-weight="bold" style:font-weight-asian="bold" style:font-weight-complex="bold" fo:font-size="13.5pt" style:font-size-asian="13.5pt" style:font-size-complex="13.5pt"/>
    </style:style>
    <style:style style:name="P898" style:parent-style-name="Normal" style:family="paragraph">
      <style:paragraph-properties fo:break-before="page"/>
      <style:text-properties fo:hyphenate="true"/>
    </style:style>
    <style:style style:name="T899" style:parent-style-name="Fuentedepárrafopredeter." style:family="text">
      <style:text-properties style:font-name="Segoe UI Emoji" style:font-name-complex="Segoe UI Emoji"/>
    </style:style>
    <style:style style:name="T900" style:parent-style-name="Textoennegrita" style:family="text">
      <style:text-properties fo:font-weight="bold" style:font-weight-asian="bold" style:font-weight-complex="bold"/>
    </style:style>
    <style:style style:name="T901" style:parent-style-name="Fuentedepárrafopredeter." style:family="text">
      <style:text-properties style:font-name="Segoe UI Emoji" style:font-name-complex="Segoe UI Emoji"/>
    </style:style>
    <style:style style:name="T902" style:parent-style-name="Textoennegrita" style:family="text">
      <style:text-properties fo:font-weight="bold" style:font-weight-asian="bold" style:font-weight-complex="bold"/>
    </style:style>
    <style:style style:name="T903" style:parent-style-name="Textoennegrita" style:family="text">
      <style:text-properties fo:font-weight="bold" style:font-weight-asian="bold" style:font-weight-complex="bold"/>
    </style:style>
    <style:style style:name="P904" style:parent-style-name="NormalWeb" style:family="paragraph">
      <style:text-properties fo:hyphenate="true"/>
    </style:style>
    <style:style style:name="P905" style:parent-style-name="NormalWeb" style:family="paragraph">
      <style:text-properties fo:hyphenate="true"/>
    </style:style>
    <style:style style:name="T906" style:parent-style-name="Fuentedepárrafopredeter." style:family="text">
      <style:text-properties style:font-name="Segoe UI Symbol" style:font-name-complex="Segoe UI Symbol"/>
    </style:style>
    <style:style style:name="T907" style:parent-style-name="Textoennegrita" style:family="text">
      <style:text-properties fo:font-weight="bold" style:font-weight-asian="bold" style:font-weight-complex="bold"/>
    </style:style>
    <style:style style:name="T908" style:parent-style-name="Textoennegrita" style:family="text">
      <style:text-properties fo:font-weight="bold" style:font-weight-asian="bold" style:font-weight-complex="bold"/>
    </style:style>
    <style:style style:name="T909" style:parent-style-name="Textoennegrita" style:family="text">
      <style:text-properties style:font-name="Segoe UI Emoji" style:font-name-complex="Segoe UI Emoji" fo:font-weight="bold" style:font-weight-asian="bold" style:font-weight-complex="bold"/>
    </style:style>
    <style:style style:name="T910" style:parent-style-name="Textoennegrita" style:family="text">
      <style:text-properties fo:font-weight="bold" style:font-weight-asian="bold" style:font-weight-complex="bold"/>
    </style:style>
    <style:style style:name="P911" style:parent-style-name="NormalWeb" style:family="paragraph">
      <style:text-properties fo:hyphenate="true"/>
    </style:style>
    <style:style style:name="P912" style:parent-style-name="NormalWeb" style:family="paragraph">
      <style:text-properties fo:hyphenate="true"/>
    </style:style>
    <style:style style:name="P913" style:parent-style-name="NormalWeb" style:family="paragraph">
      <style:text-properties fo:hyphenate="true"/>
    </style:style>
    <style:style style:name="P914" style:parent-style-name="NormalWeb" style:family="paragraph">
      <style:text-properties fo:hyphenate="true"/>
    </style:style>
    <style:style style:name="T915" style:parent-style-name="Fuentedepárrafopredeter." style:family="text">
      <style:text-properties style:font-name="Segoe UI Emoji" style:font-name-complex="Segoe UI Emoji"/>
    </style:style>
    <style:style style:name="T916" style:parent-style-name="Textoennegrita" style:family="text">
      <style:text-properties fo:font-weight="bold" style:font-weight-asian="bold" style:font-weight-complex="bold"/>
    </style:style>
    <style:style style:name="T917" style:parent-style-name="Textoennegrita" style:family="text">
      <style:text-properties fo:font-weight="bold" style:font-weight-asian="bold" style:font-weight-complex="bold"/>
    </style:style>
    <style:style style:name="TableColumn919" style:family="table-column">
      <style:table-column-properties style:column-width="2.384in"/>
    </style:style>
    <style:style style:name="TableColumn920" style:family="table-column">
      <style:table-column-properties style:column-width="1.0465in"/>
    </style:style>
    <style:style style:name="TableColumn921" style:family="table-column">
      <style:table-column-properties style:column-width="2.475in"/>
    </style:style>
    <style:style style:name="Table918" style:family="table">
      <style:table-properties style:width="5.9055in" fo:margin-left="0in" table:align="left"/>
    </style:style>
    <style:style style:name="TableRow922" style:family="table-row">
      <style:table-row-properties/>
    </style:style>
    <style:style style:name="TableCell923" style:family="table-cell">
      <style:table-cell-properties fo:border="none" style:writing-mode="lr-tb" style:vertical-align="middle" fo:padding-top="0.0104in" fo:padding-left="0.0104in" fo:padding-bottom="0.0104in" fo:padding-right="0.0104in"/>
    </style:style>
    <style:style style:name="P924" style:parent-style-name="Normal" style:family="paragraph">
      <style:paragraph-properties fo:text-align="center"/>
      <style:text-properties fo:font-weight="bold" style:font-weight-asian="bold" style:font-weight-complex="bold"/>
    </style:style>
    <style:style style:name="TableCell925" style:family="table-cell">
      <style:table-cell-properties fo:border="none" style:writing-mode="lr-tb" style:vertical-align="middle" fo:padding-top="0.0104in" fo:padding-left="0.0104in" fo:padding-bottom="0.0104in" fo:padding-right="0.0104in"/>
    </style:style>
    <style:style style:name="P926" style:parent-style-name="Normal" style:family="paragraph">
      <style:paragraph-properties fo:text-align="center"/>
      <style:text-properties fo:font-weight="bold" style:font-weight-asian="bold" style:font-weight-complex="bold"/>
    </style:style>
    <style:style style:name="TableCell927" style:family="table-cell">
      <style:table-cell-properties fo:border="none" style:writing-mode="lr-tb" style:vertical-align="middle" fo:padding-top="0.0104in" fo:padding-left="0.0104in" fo:padding-bottom="0.0104in" fo:padding-right="0.0104in"/>
    </style:style>
    <style:style style:name="P928" style:parent-style-name="Normal" style:family="paragraph">
      <style:paragraph-properties fo:text-align="center"/>
      <style:text-properties fo:font-weight="bold" style:font-weight-asian="bold" style:font-weight-complex="bold"/>
    </style:style>
    <style:style style:name="TableRow929" style:family="table-row">
      <style:table-row-properties/>
    </style:style>
    <style:style style:name="TableCell930" style:family="table-cell">
      <style:table-cell-properties fo:border="none" style:writing-mode="lr-tb" style:vertical-align="middle" fo:padding-top="0.0104in" fo:padding-left="0.0104in" fo:padding-bottom="0.0104in" fo:padding-right="0.0104in"/>
    </style:style>
    <style:style style:name="TableCell931" style:family="table-cell">
      <style:table-cell-properties fo:border="none" style:writing-mode="lr-tb" style:vertical-align="middle" fo:padding-top="0.0104in" fo:padding-left="0.0104in" fo:padding-bottom="0.0104in" fo:padding-right="0.0104in"/>
    </style:style>
    <style:style style:name="TableCell932" style:family="table-cell">
      <style:table-cell-properties fo:border="none" style:writing-mode="lr-tb" style:vertical-align="middle" fo:padding-top="0.0104in" fo:padding-left="0.0104in" fo:padding-bottom="0.0104in" fo:padding-right="0.0104in"/>
    </style:style>
    <style:style style:name="TableRow933" style:family="table-row">
      <style:table-row-properties/>
    </style:style>
    <style:style style:name="TableCell934" style:family="table-cell">
      <style:table-cell-properties fo:border="none" style:writing-mode="lr-tb" style:vertical-align="middle" fo:padding-top="0.0104in" fo:padding-left="0.0104in" fo:padding-bottom="0.0104in" fo:padding-right="0.0104in"/>
    </style:style>
    <style:style style:name="TableCell935" style:family="table-cell">
      <style:table-cell-properties fo:border="none" style:writing-mode="lr-tb" style:vertical-align="middle" fo:padding-top="0.0104in" fo:padding-left="0.0104in" fo:padding-bottom="0.0104in" fo:padding-right="0.0104in"/>
    </style:style>
    <style:style style:name="TableCell936" style:family="table-cell">
      <style:table-cell-properties fo:border="none" style:writing-mode="lr-tb" style:vertical-align="middle" fo:padding-top="0.0104in" fo:padding-left="0.0104in" fo:padding-bottom="0.0104in" fo:padding-right="0.0104in"/>
    </style:style>
    <style:style style:name="TableRow937" style:family="table-row">
      <style:table-row-properties/>
    </style:style>
    <style:style style:name="TableCell938" style:family="table-cell">
      <style:table-cell-properties fo:border="none" style:writing-mode="lr-tb" style:vertical-align="middle" fo:padding-top="0.0104in" fo:padding-left="0.0104in" fo:padding-bottom="0.0104in" fo:padding-right="0.0104in"/>
    </style:style>
    <style:style style:name="TableCell939" style:family="table-cell">
      <style:table-cell-properties fo:border="none" style:writing-mode="lr-tb" style:vertical-align="middle" fo:padding-top="0.0104in" fo:padding-left="0.0104in" fo:padding-bottom="0.0104in" fo:padding-right="0.0104in"/>
    </style:style>
    <style:style style:name="TableCell940" style:family="table-cell">
      <style:table-cell-properties fo:border="none" style:writing-mode="lr-tb" style:vertical-align="middle" fo:padding-top="0.0104in" fo:padding-left="0.0104in" fo:padding-bottom="0.0104in" fo:padding-right="0.0104in"/>
    </style:style>
    <style:style style:name="TableRow941" style:family="table-row">
      <style:table-row-properties/>
    </style:style>
    <style:style style:name="TableCell942" style:family="table-cell">
      <style:table-cell-properties fo:border="none" style:writing-mode="lr-tb" style:vertical-align="middle" fo:padding-top="0.0104in" fo:padding-left="0.0104in" fo:padding-bottom="0.0104in" fo:padding-right="0.0104in"/>
    </style:style>
    <style:style style:name="TableCell943" style:family="table-cell">
      <style:table-cell-properties fo:border="none" style:writing-mode="lr-tb" style:vertical-align="middle" fo:padding-top="0.0104in" fo:padding-left="0.0104in" fo:padding-bottom="0.0104in" fo:padding-right="0.0104in"/>
    </style:style>
    <style:style style:name="TableCell944" style:family="table-cell">
      <style:table-cell-properties fo:border="none" style:writing-mode="lr-tb" style:vertical-align="middle" fo:padding-top="0.0104in" fo:padding-left="0.0104in" fo:padding-bottom="0.0104in" fo:padding-right="0.0104in"/>
    </style:style>
    <style:style style:name="TableRow945" style:family="table-row">
      <style:table-row-properties/>
    </style:style>
    <style:style style:name="TableCell946" style:family="table-cell">
      <style:table-cell-properties fo:border="none" style:writing-mode="lr-tb" style:vertical-align="middle" fo:padding-top="0.0104in" fo:padding-left="0.0104in" fo:padding-bottom="0.0104in" fo:padding-right="0.0104in"/>
    </style:style>
    <style:style style:name="TableCell947" style:family="table-cell">
      <style:table-cell-properties fo:border="none" style:writing-mode="lr-tb" style:vertical-align="middle" fo:padding-top="0.0104in" fo:padding-left="0.0104in" fo:padding-bottom="0.0104in" fo:padding-right="0.0104in"/>
    </style:style>
    <style:style style:name="TableCell948" style:family="table-cell">
      <style:table-cell-properties fo:border="none" style:writing-mode="lr-tb" style:vertical-align="middle" fo:padding-top="0.0104in" fo:padding-left="0.0104in" fo:padding-bottom="0.0104in" fo:padding-right="0.0104in"/>
    </style:style>
    <style:style style:name="TableRow949" style:family="table-row">
      <style:table-row-properties/>
    </style:style>
    <style:style style:name="TableCell950" style:family="table-cell">
      <style:table-cell-properties fo:border="none" style:writing-mode="lr-tb" style:vertical-align="middle" fo:padding-top="0.0104in" fo:padding-left="0.0104in" fo:padding-bottom="0.0104in" fo:padding-right="0.0104in"/>
    </style:style>
    <style:style style:name="TableCell951" style:family="table-cell">
      <style:table-cell-properties fo:border="none" style:writing-mode="lr-tb" style:vertical-align="middle" fo:padding-top="0.0104in" fo:padding-left="0.0104in" fo:padding-bottom="0.0104in" fo:padding-right="0.0104in"/>
    </style:style>
    <style:style style:name="TableCell952" style:family="table-cell">
      <style:table-cell-properties fo:border="none" style:writing-mode="lr-tb" style:vertical-align="middle" fo:padding-top="0.0104in" fo:padding-left="0.0104in" fo:padding-bottom="0.0104in" fo:padding-right="0.0104in"/>
    </style:style>
    <style:style style:name="TableRow953" style:family="table-row">
      <style:table-row-properties/>
    </style:style>
    <style:style style:name="TableCell954" style:family="table-cell">
      <style:table-cell-properties fo:border="none" style:writing-mode="lr-tb" style:vertical-align="middle" fo:padding-top="0.0104in" fo:padding-left="0.0104in" fo:padding-bottom="0.0104in" fo:padding-right="0.0104in"/>
    </style:style>
    <style:style style:name="TableCell955" style:family="table-cell">
      <style:table-cell-properties fo:border="none" style:writing-mode="lr-tb" style:vertical-align="middle" fo:padding-top="0.0104in" fo:padding-left="0.0104in" fo:padding-bottom="0.0104in" fo:padding-right="0.0104in"/>
    </style:style>
    <style:style style:name="TableCell956" style:family="table-cell">
      <style:table-cell-properties fo:border="none" style:writing-mode="lr-tb" style:vertical-align="middle" fo:padding-top="0.0104in" fo:padding-left="0.0104in" fo:padding-bottom="0.0104in" fo:padding-right="0.0104in"/>
    </style:style>
    <style:style style:name="P957" style:parent-style-name="NormalWeb" style:family="paragraph">
      <style:text-properties fo:hyphenate="true"/>
    </style:style>
    <style:style style:name="P958" style:parent-style-name="NormalWeb" style:family="paragraph">
      <style:text-properties fo:hyphenate="true"/>
    </style:style>
    <style:style style:name="P959" style:parent-style-name="NormalWeb" style:family="paragraph">
      <style:text-properties fo:hyphenate="true"/>
    </style:style>
    <style:style style:name="T960" style:parent-style-name="Textoennegrita" style:family="text">
      <style:text-properties fo:font-weight="bold" style:font-weight-asian="bold" style:font-weight-complex="bold"/>
    </style:style>
    <style:style style:name="T961" style:parent-style-name="Textoennegrita" style:family="text">
      <style:text-properties fo:font-weight="bold" style:font-weight-asian="bold" style:font-weight-complex="bold"/>
    </style:style>
    <style:style style:name="T962" style:parent-style-name="Fuentedepárrafopredeter." style:family="text">
      <style:text-properties style:font-name="Segoe UI Emoji" style:font-name-complex="Segoe UI Emoji"/>
    </style:style>
    <style:style style:name="T963" style:parent-style-name="Fuentedepárrafopredeter." style:family="text">
      <style:text-properties style:font-name="Segoe UI Emoji" style:font-name-complex="Segoe UI Emoji"/>
    </style:style>
    <style:style style:name="T964" style:parent-style-name="Fuentedepárrafopredeter." style:family="text">
      <style:text-properties style:font-name="Segoe UI Symbol" style:font-name-complex="Segoe UI Symbol"/>
    </style:style>
    <style:style style:name="P965" style:parent-style-name="NormalWeb" style:family="paragraph">
      <style:text-properties fo:hyphenate="true"/>
    </style:style>
    <style:style style:name="P966" style:parent-style-name="NormalWeb" style:family="paragraph">
      <style:text-properties fo:hyphenate="true"/>
    </style:style>
    <style:style style:name="P967" style:parent-style-name="NormalWeb" style:family="paragraph">
      <style:text-properties fo:hyphenate="true"/>
    </style:style>
    <style:style style:name="P968" style:parent-style-name="NormalWeb" style:family="paragraph">
      <style:text-properties fo:hyphenate="true"/>
    </style:style>
    <style:style style:name="P969" style:parent-style-name="NormalWeb" style:family="paragraph">
      <style:text-properties fo:hyphenate="true"/>
    </style:style>
    <style:style style:name="P970" style:parent-style-name="NormalWeb" style:family="paragraph">
      <style:text-properties fo:hyphenate="true"/>
    </style:style>
    <style:style style:name="T971" style:parent-style-name="Fuentedepárrafopredeter." style:family="text">
      <style:text-properties style:font-name="Segoe UI Emoji" style:font-name-complex="Segoe UI Emoji"/>
    </style:style>
    <style:style style:name="T972" style:parent-style-name="Textoennegrita" style:family="text">
      <style:text-properties fo:font-weight="bold" style:font-weight-asian="bold" style:font-weight-complex="bold"/>
    </style:style>
    <style:style style:name="T973" style:parent-style-name="Textoennegrita" style:family="text">
      <style:text-properties fo:font-weight="bold" style:font-weight-asian="bold" style:font-weight-complex="bold"/>
    </style:style>
    <style:style style:name="P974" style:parent-style-name="NormalWeb" style:family="paragraph">
      <style:text-properties fo:hyphenate="true"/>
    </style:style>
    <style:style style:name="T975" style:parent-style-name="Fuentedepárrafopredeter." style:family="text">
      <style:text-properties style:font-name="Segoe UI Emoji" style:font-name-complex="Segoe UI Emoji"/>
    </style:style>
    <style:style style:name="P976" style:parent-style-name="NormalWeb" style:family="paragraph">
      <style:text-properties fo:hyphenate="true"/>
    </style:style>
    <style:style style:name="T977" style:parent-style-name="Fuentedepárrafopredeter." style:family="text">
      <style:text-properties style:font-name="Segoe UI Emoji" style:font-name-complex="Segoe UI Emoji"/>
    </style:style>
    <style:style style:name="P978" style:parent-style-name="NormalWeb" style:family="paragraph">
      <style:text-properties fo:hyphenate="true"/>
    </style:style>
    <style:style style:name="T979" style:parent-style-name="Fuentedepárrafopredeter." style:family="text">
      <style:text-properties style:font-name="Segoe UI Emoji" style:font-name-complex="Segoe UI Emoji"/>
    </style:style>
    <style:style style:name="P980" style:parent-style-name="NormalWeb" style:family="paragraph">
      <style:text-properties fo:hyphenate="true"/>
    </style:style>
    <style:style style:name="T981" style:parent-style-name="Fuentedepárrafopredeter." style:family="text">
      <style:text-properties style:font-name="Segoe UI Emoji" style:font-name-complex="Segoe UI Emoji"/>
    </style:style>
    <style:style style:name="P982" style:parent-style-name="NormalWeb" style:family="paragraph">
      <style:text-properties fo:hyphenate="true"/>
    </style:style>
    <style:style style:name="T983" style:parent-style-name="Fuentedepárrafopredeter." style:family="text">
      <style:text-properties style:font-name="Segoe UI Emoji" style:font-name-complex="Segoe UI Emoji"/>
    </style:style>
    <style:style style:name="T984" style:parent-style-name="Textoennegrita" style:family="text">
      <style:text-properties fo:font-weight="bold" style:font-weight-asian="bold" style:font-weight-complex="bold"/>
    </style:style>
    <style:style style:name="T985" style:parent-style-name="Textoennegrita" style:family="text">
      <style:text-properties fo:font-weight="bold" style:font-weight-asian="bold" style:font-weight-complex="bold"/>
    </style:style>
    <style:style style:name="T986" style:parent-style-name="Fuentedepárrafopredeter." style:family="text">
      <style:text-properties style:font-name="Segoe UI Emoji" style:font-name-complex="Segoe UI Emoji"/>
    </style:style>
    <style:style style:name="P987" style:parent-style-name="NormalWeb" style:family="paragraph">
      <style:text-properties fo:hyphenate="true"/>
    </style:style>
    <style:style style:name="P988" style:parent-style-name="NormalWeb" style:family="paragraph">
      <style:text-properties fo:hyphenate="true"/>
    </style:style>
    <style:style style:name="T989" style:parent-style-name="Fuentedepárrafopredeter." style:family="text">
      <style:text-properties style:font-name="Segoe UI Symbol" style:font-name-complex="Segoe UI Symbol"/>
    </style:style>
    <style:style style:name="T990" style:parent-style-name="Fuentedepárrafopredeter." style:family="text">
      <style:text-properties style:font-name="Segoe UI Emoji" style:font-name-complex="Segoe UI Emoji"/>
    </style:style>
    <style:style style:name="T991" style:parent-style-name="Textoennegrita" style:family="text">
      <style:text-properties fo:font-weight="bold" style:font-weight-asian="bold" style:font-weight-complex="bold"/>
    </style:style>
    <style:style style:name="T992" style:parent-style-name="Fuentedepárrafopredeter." style:family="text">
      <style:text-properties style:font-name="Segoe UI Emoji" style:font-name-complex="Segoe UI Emoji"/>
    </style:style>
    <style:style style:name="T993" style:parent-style-name="Textoennegrita" style:family="text">
      <style:text-properties fo:font-weight="bold" style:font-weight-asian="bold" style:font-weight-complex="bold"/>
    </style:style>
    <style:style style:name="T994" style:parent-style-name="Textoennegrita" style:family="text">
      <style:text-properties fo:font-weight="bold" style:font-weight-asian="bold" style:font-weight-complex="bold"/>
    </style:style>
    <style:style style:name="P995" style:parent-style-name="NormalWeb" style:family="paragraph">
      <style:text-properties fo:hyphenate="true"/>
    </style:style>
    <style:style style:name="P996" style:parent-style-name="NormalWeb" style:family="paragraph">
      <style:text-properties fo:hyphenate="true"/>
    </style:style>
    <style:style style:name="P997" style:parent-style-name="NormalWeb" style:family="paragraph">
      <style:text-properties fo:hyphenate="true"/>
    </style:style>
    <style:style style:name="T998" style:parent-style-name="Fuentedepárrafopredeter." style:family="text">
      <style:text-properties style:font-name="Segoe UI Emoji" style:font-name-complex="Segoe UI Emoji"/>
    </style:style>
    <style:style style:name="T999" style:parent-style-name="Textoennegrita" style:family="text">
      <style:text-properties fo:font-weight="bold" style:font-weight-asian="bold" style:font-weight-complex="bold"/>
    </style:style>
    <style:style style:name="T1000" style:parent-style-name="Textoennegrita" style:family="text">
      <style:text-properties fo:font-weight="bold" style:font-weight-asian="bold" style:font-weight-complex="bold"/>
    </style:style>
    <style:style style:name="T1001" style:parent-style-name="Textoennegrita" style:family="text">
      <style:text-properties style:font-name="Segoe UI Emoji" style:font-name-complex="Segoe UI Emoji" fo:font-weight="bold" style:font-weight-asian="bold" style:font-weight-complex="bold"/>
    </style:style>
    <style:style style:name="T1002" style:parent-style-name="Textoennegrita" style:family="text">
      <style:text-properties fo:font-weight="bold" style:font-weight-asian="bold" style:font-weight-complex="bold"/>
    </style:style>
    <style:style style:name="P1003" style:parent-style-name="NormalWeb" style:family="paragraph">
      <style:text-properties fo:hyphenate="true"/>
    </style:style>
    <style:style style:name="P1004" style:parent-style-name="NormalWeb" style:family="paragraph">
      <style:text-properties fo:hyphenate="true"/>
    </style:style>
    <style:style style:name="T1005" style:parent-style-name="Textoennegrita" style:family="text">
      <style:text-properties fo:font-weight="bold" style:font-weight-asian="bold" style:font-weight-complex="bold"/>
    </style:style>
    <style:style style:name="T1006" style:parent-style-name="Textoennegrita" style:family="text">
      <style:text-properties fo:font-weight="bold" style:font-weight-asian="bold" style:font-weight-complex="bold"/>
    </style:style>
    <style:style style:name="T1007" style:parent-style-name="Textoennegrita" style:family="text">
      <style:text-properties fo:font-weight="bold" style:font-weight-asian="bold" style:font-weight-complex="bold"/>
    </style:style>
    <style:style style:name="P1008" style:parent-style-name="NormalWeb" style:family="paragraph">
      <style:text-properties fo:hyphenate="true"/>
    </style:style>
    <style:style style:name="P1009" style:parent-style-name="NormalWeb" style:family="paragraph">
      <style:text-properties fo:hyphenate="true"/>
    </style:style>
    <style:style style:name="P1010" style:parent-style-name="NormalWeb" style:family="paragraph">
      <style:text-properties fo:hyphenate="true"/>
    </style:style>
    <style:style style:name="P1011" style:parent-style-name="NormalWeb" style:family="paragraph">
      <style:text-properties fo:hyphenate="true"/>
    </style:style>
    <style:style style:name="T1012" style:parent-style-name="Textoennegrita" style:family="text">
      <style:text-properties fo:font-weight="bold" style:font-weight-asian="bold" style:font-weight-complex="bold"/>
    </style:style>
    <style:style style:name="P1013" style:parent-style-name="NormalWeb" style:family="paragraph">
      <style:text-properties fo:hyphenate="true"/>
    </style:style>
    <style:style style:name="P1014" style:parent-style-name="NormalWeb" style:family="paragraph">
      <style:text-properties fo:hyphenate="true"/>
    </style:style>
    <style:style style:name="P1015" style:parent-style-name="NormalWeb" style:family="paragraph">
      <style:text-properties fo:hyphenate="true"/>
    </style:style>
    <style:style style:name="P1016" style:parent-style-name="NormalWeb" style:family="paragraph">
      <style:text-properties fo:hyphenate="true"/>
    </style:style>
    <style:style style:name="T1017" style:parent-style-name="Textoennegrita" style:family="text">
      <style:text-properties fo:font-weight="bold" style:font-weight-asian="bold" style:font-weight-complex="bold"/>
    </style:style>
    <style:style style:name="P1018" style:parent-style-name="NormalWeb" style:family="paragraph">
      <style:text-properties fo:hyphenate="true"/>
    </style:style>
    <style:style style:name="P1019" style:parent-style-name="NormalWeb" style:family="paragraph">
      <style:text-properties fo:hyphenate="true"/>
    </style:style>
    <style:style style:name="P1020" style:parent-style-name="NormalWeb" style:family="paragraph">
      <style:text-properties fo:hyphenate="true"/>
    </style:style>
    <style:style style:name="T1021" style:parent-style-name="Textoennegrita" style:family="text">
      <style:text-properties fo:font-weight="bold" style:font-weight-asian="bold" style:font-weight-complex="bold"/>
    </style:style>
    <style:style style:name="P1022" style:parent-style-name="NormalWeb" style:family="paragraph">
      <style:text-properties fo:hyphenate="true"/>
    </style:style>
    <style:style style:name="P1023" style:parent-style-name="NormalWeb" style:family="paragraph">
      <style:text-properties fo:hyphenate="true"/>
    </style:style>
    <style:style style:name="P1024" style:parent-style-name="NormalWeb" style:family="paragraph">
      <style:text-properties fo:hyphenate="true"/>
    </style:style>
    <style:style style:name="T1025" style:parent-style-name="Textoennegrita" style:family="text">
      <style:text-properties fo:font-weight="bold" style:font-weight-asian="bold" style:font-weight-complex="bold"/>
    </style:style>
    <style:style style:name="P1026" style:parent-style-name="NormalWeb" style:family="paragraph">
      <style:text-properties fo:hyphenate="true"/>
    </style:style>
    <style:style style:name="P1027" style:parent-style-name="NormalWeb" style:family="paragraph">
      <style:text-properties fo:hyphenate="true"/>
    </style:style>
    <style:style style:name="P1028" style:parent-style-name="NormalWeb" style:family="paragraph">
      <style:text-properties fo:hyphenate="true"/>
    </style:style>
    <style:style style:name="T1029" style:parent-style-name="Fuentedepárrafopredeter." style:family="text">
      <style:text-properties style:font-name="Segoe UI Emoji" style:font-name-complex="Segoe UI Emoji"/>
    </style:style>
    <style:style style:name="T1030" style:parent-style-name="Textoennegrita" style:family="text">
      <style:text-properties fo:font-weight="bold" style:font-weight-asian="bold" style:font-weight-complex="bold"/>
    </style:style>
    <style:style style:name="T1031" style:parent-style-name="Textoennegrita" style:family="text">
      <style:text-properties fo:font-weight="bold" style:font-weight-asian="bold" style:font-weight-complex="bold"/>
    </style:style>
    <style:style style:name="T1032" style:parent-style-name="Fuentedepárrafopredeter." style:family="text">
      <style:text-properties style:font-name="Segoe UI Emoji" style:font-name-complex="Segoe UI Emoji"/>
    </style:style>
    <style:style style:name="T1033" style:parent-style-name="Fuentedepárrafopredeter." style:family="text">
      <style:text-properties style:font-name="Segoe UI Emoji" style:font-name-complex="Segoe UI Emoji"/>
    </style:style>
    <style:style style:name="P1034" style:parent-style-name="NormalWeb" style:family="paragraph">
      <style:text-properties fo:hyphenate="true"/>
    </style:style>
    <style:style style:name="P1035" style:parent-style-name="NormalWeb" style:family="paragraph">
      <style:text-properties fo:hyphenate="true"/>
    </style:style>
    <style:style style:name="P1036" style:parent-style-name="NormalWeb" style:family="paragraph">
      <style:text-properties fo:hyphenate="true"/>
    </style:style>
    <style:style style:name="T1037" style:parent-style-name="Fuentedepárrafopredeter." style:family="text">
      <style:text-properties style:font-name="Segoe UI Symbol" style:font-name-complex="Segoe UI Symbol"/>
    </style:style>
    <style:style style:name="T1038" style:parent-style-name="Fuentedepárrafopredeter." style:family="text">
      <style:text-properties style:font-name="Segoe UI Emoji" style:font-name-complex="Segoe UI Emoji"/>
    </style:style>
    <style:style style:name="T1039" style:parent-style-name="Textoennegrita" style:family="text">
      <style:text-properties fo:font-weight="bold" style:font-weight-asian="bold" style:font-weight-complex="bold"/>
    </style:style>
    <style:style style:name="T1040" style:parent-style-name="Textoennegrita" style:family="text">
      <style:text-properties fo:font-weight="bold" style:font-weight-asian="bold" style:font-weight-complex="bold"/>
    </style:style>
    <style:style style:name="P1041" style:parent-style-name="NormalWeb" style:family="paragraph">
      <style:text-properties fo:hyphenate="true"/>
    </style:style>
    <style:style style:name="T1042" style:parent-style-name="Fuentedepárrafopredeter." style:family="text">
      <style:text-properties style:font-name="Segoe UI Emoji" style:font-name-complex="Segoe UI Emoji"/>
    </style:style>
    <style:style style:name="P1043" style:parent-style-name="NormalWeb" style:family="paragraph">
      <style:text-properties fo:hyphenate="true"/>
    </style:style>
    <style:style style:name="T1044" style:parent-style-name="Fuentedepárrafopredeter." style:family="text">
      <style:text-properties style:font-name="Segoe UI Emoji" style:font-name-complex="Segoe UI Emoji"/>
    </style:style>
    <style:style style:name="P1045" style:parent-style-name="NormalWeb" style:family="paragraph">
      <style:text-properties fo:hyphenate="true"/>
    </style:style>
    <style:style style:name="T1046" style:parent-style-name="Fuentedepárrafopredeter." style:family="text">
      <style:text-properties style:font-name="Segoe UI Emoji" style:font-name-complex="Segoe UI Emoji"/>
    </style:style>
    <style:style style:name="P1047" style:parent-style-name="NormalWeb" style:family="paragraph">
      <style:text-properties fo:hyphenate="true"/>
    </style:style>
    <style:style style:name="T1048" style:parent-style-name="Fuentedepárrafopredeter." style:family="text">
      <style:text-properties style:font-name="Segoe UI Emoji" style:font-name-complex="Segoe UI Emoji"/>
    </style:style>
    <style:style style:name="P1049" style:parent-style-name="NormalWeb" style:family="paragraph">
      <style:text-properties fo:hyphenate="true"/>
    </style:style>
    <style:style style:name="T1050" style:parent-style-name="Fuentedepárrafopredeter." style:family="text">
      <style:text-properties style:font-name="Segoe UI Emoji" style:font-name-complex="Segoe UI Emoji"/>
    </style:style>
    <style:style style:name="T1051" style:parent-style-name="Textoennegrita" style:family="text">
      <style:text-properties fo:font-weight="bold" style:font-weight-asian="bold" style:font-weight-complex="bold"/>
    </style:style>
    <style:style style:name="T1052" style:parent-style-name="Textoennegrita" style:family="text">
      <style:text-properties fo:font-weight="bold" style:font-weight-asian="bold" style:font-weight-complex="bold"/>
    </style:style>
    <style:style style:name="T1053" style:parent-style-name="Fuentedepárrafopredeter." style:family="text">
      <style:text-properties style:font-name="Segoe UI Emoji" style:font-name-complex="Segoe UI Emoji"/>
    </style:style>
    <style:style style:name="P1054" style:parent-style-name="NormalWeb" style:family="paragraph">
      <style:text-properties fo:hyphenate="true"/>
    </style:style>
    <style:style style:name="P1055" style:parent-style-name="NormalWeb" style:family="paragraph">
      <style:text-properties fo:hyphenate="true"/>
    </style:style>
    <style:style style:name="P1056" style:parent-style-name="NormalWeb" style:family="paragraph">
      <style:text-properties fo:hyphenate="true"/>
    </style:style>
    <style:style style:name="T1057" style:parent-style-name="Fuentedepárrafopredeter." style:family="text">
      <style:text-properties style:font-name="Segoe UI Emoji" style:font-name-complex="Segoe UI Emoji"/>
    </style:style>
    <style:style style:name="P1058" style:parent-style-name="Normal" style:family="paragraph">
      <style:paragraph-properties fo:break-before="page"/>
      <style:text-properties style:font-name="Segoe UI Emoji" style:font-name-complex="Segoe UI Emoji" fo:font-size="18pt" style:font-size-asian="18pt" style:font-size-complex="18pt" fo:hyphenate="true"/>
    </style:style>
    <style:style style:name="P1059" style:parent-style-name="Título1" style:family="paragraph">
      <style:paragraph-properties fo:text-align="center"/>
    </style:style>
    <style:style style:name="T1060" style:parent-style-name="Fuentedepárrafopredeter." style:family="text">
      <style:text-properties style:font-name="Segoe UI Emoji" style:font-name-complex="Segoe UI Emoji"/>
    </style:style>
    <style:style style:name="T1061" style:parent-style-name="Fuentedepárrafopredeter." style:family="text">
      <style:text-properties style:font-name="Segoe UI Emoji" style:font-name-complex="Segoe UI Emoji"/>
    </style:style>
    <style:style style:name="T1062" style:parent-style-name="Fuentedepárrafopredeter." style:family="text">
      <style:text-properties fo:color="#FF0000"/>
    </style:style>
    <style:style style:name="P1063" style:parent-style-name="Normal" style:family="paragraph">
      <style:text-properties fo:font-size="18pt" style:font-size-asian="18pt" style:font-size-complex="18pt"/>
    </style:style>
    <style:style style:name="P1064" style:parent-style-name="Normal" style:family="paragraph">
      <style:text-properties fo:hyphenate="true"/>
    </style:style>
    <style:style style:name="T1065" style:parent-style-name="Fuentedepárrafopredeter." style:family="text">
      <style:text-properties style:font-name="Segoe UI Emoji" style:font-name-complex="Segoe UI Emoji"/>
    </style:style>
    <style:style style:name="T1066" style:parent-style-name="Textoennegrita" style:family="text">
      <style:text-properties fo:font-weight="bold" style:font-weight-asian="bold" style:font-weight-complex="bold"/>
    </style:style>
    <style:style style:name="T1067" style:parent-style-name="Fuentedepárrafopredeter." style:family="text">
      <style:text-properties style:font-name="Segoe UI Emoji" style:font-name-complex="Segoe UI Emoji"/>
    </style:style>
    <style:style style:name="T1068" style:parent-style-name="Textoennegrita" style:family="text">
      <style:text-properties fo:font-weight="bold" style:font-weight-asian="bold" style:font-weight-complex="bold"/>
    </style:style>
    <style:style style:name="T1069" style:parent-style-name="Textoennegrita" style:family="text">
      <style:text-properties fo:font-weight="bold" style:font-weight-asian="bold" style:font-weight-complex="bold"/>
    </style:style>
    <style:style style:name="P1070" style:parent-style-name="NormalWeb" style:family="paragraph">
      <style:text-properties fo:hyphenate="true"/>
    </style:style>
    <style:style style:name="P1071" style:parent-style-name="NormalWeb" style:family="paragraph">
      <style:text-properties fo:hyphenate="true"/>
    </style:style>
    <style:style style:name="P1072" style:parent-style-name="NormalWeb" style:family="paragraph">
      <style:text-properties fo:hyphenate="true"/>
    </style:style>
    <style:style style:name="T1073" style:parent-style-name="Fuentedepárrafopredeter." style:family="text">
      <style:text-properties style:font-name="Segoe UI Emoji" style:font-name-complex="Segoe UI Emoji"/>
    </style:style>
    <style:style style:name="T1074" style:parent-style-name="Textoennegrita" style:family="text">
      <style:text-properties fo:font-weight="bold" style:font-weight-asian="bold" style:font-weight-complex="bold"/>
    </style:style>
    <style:style style:name="T1075" style:parent-style-name="Textoennegrita" style:family="text">
      <style:text-properties fo:font-weight="bold" style:font-weight-asian="bold" style:font-weight-complex="bold"/>
    </style:style>
    <style:style style:name="T1076" style:parent-style-name="Textoennegrita" style:family="text">
      <style:text-properties style:font-name="Segoe UI Emoji" style:font-name-complex="Segoe UI Emoji" fo:font-weight="bold" style:font-weight-asian="bold" style:font-weight-complex="bold"/>
    </style:style>
    <style:style style:name="T1077" style:parent-style-name="Textoennegrita" style:family="text">
      <style:text-properties fo:font-weight="bold" style:font-weight-asian="bold" style:font-weight-complex="bold"/>
    </style:style>
    <style:style style:name="P1078" style:parent-style-name="NormalWeb" style:family="paragraph">
      <style:text-properties fo:hyphenate="true"/>
    </style:style>
    <style:style style:name="P1079" style:parent-style-name="NormalWeb" style:family="paragraph">
      <style:text-properties fo:hyphenate="true"/>
    </style:style>
    <style:style style:name="P1080" style:parent-style-name="NormalWeb" style:family="paragraph">
      <style:text-properties fo:hyphenate="true"/>
    </style:style>
    <style:style style:name="P1081" style:parent-style-name="NormalWeb" style:family="paragraph">
      <style:text-properties fo:hyphenate="true"/>
    </style:style>
    <style:style style:name="T1082" style:parent-style-name="Fuentedepárrafopredeter." style:family="text">
      <style:text-properties style:font-name="Segoe UI Emoji" style:font-name-complex="Segoe UI Emoji"/>
    </style:style>
    <style:style style:name="T1083" style:parent-style-name="Textoennegrita" style:family="text">
      <style:text-properties fo:font-weight="bold" style:font-weight-asian="bold" style:font-weight-complex="bold"/>
    </style:style>
    <style:style style:name="T1084" style:parent-style-name="Textoennegrita" style:family="text">
      <style:text-properties fo:font-weight="bold" style:font-weight-asian="bold" style:font-weight-complex="bold"/>
    </style:style>
    <style:style style:name="T1085" style:parent-style-name="Textoennegrita" style:family="text">
      <style:text-properties fo:font-weight="bold" style:font-weight-asian="bold" style:font-weight-complex="bold"/>
    </style:style>
    <style:style style:name="P1086" style:parent-style-name="NormalWeb" style:family="paragraph">
      <style:text-properties fo:hyphenate="true"/>
    </style:style>
    <style:style style:name="P1087" style:parent-style-name="NormalWeb" style:family="paragraph">
      <style:text-properties fo:hyphenate="true"/>
    </style:style>
    <style:style style:name="P1088" style:parent-style-name="NormalWeb" style:family="paragraph">
      <style:text-properties fo:hyphenate="true"/>
    </style:style>
    <style:style style:name="P1089" style:parent-style-name="NormalWeb" style:family="paragraph">
      <style:text-properties fo:hyphenate="true"/>
    </style:style>
    <style:style style:name="T1090" style:parent-style-name="Textoennegrita" style:family="text">
      <style:text-properties fo:font-weight="bold" style:font-weight-asian="bold" style:font-weight-complex="bold"/>
    </style:style>
    <style:style style:name="P1091" style:parent-style-name="NormalWeb" style:family="paragraph">
      <style:text-properties fo:hyphenate="true"/>
    </style:style>
    <style:style style:name="P1092" style:parent-style-name="NormalWeb" style:family="paragraph">
      <style:text-properties fo:hyphenate="true"/>
    </style:style>
    <style:style style:name="P1093" style:parent-style-name="NormalWeb" style:family="paragraph">
      <style:text-properties fo:hyphenate="true"/>
    </style:style>
    <style:style style:name="P1094" style:parent-style-name="NormalWeb" style:family="paragraph">
      <style:text-properties fo:hyphenate="true"/>
    </style:style>
    <style:style style:name="T1095" style:parent-style-name="Textoennegrita" style:family="text">
      <style:text-properties fo:font-weight="bold" style:font-weight-asian="bold" style:font-weight-complex="bold"/>
    </style:style>
    <style:style style:name="P1096" style:parent-style-name="NormalWeb" style:family="paragraph">
      <style:text-properties fo:hyphenate="true"/>
    </style:style>
    <style:style style:name="P1097" style:parent-style-name="NormalWeb" style:family="paragraph">
      <style:text-properties fo:hyphenate="true"/>
    </style:style>
    <style:style style:name="P1098" style:parent-style-name="NormalWeb" style:family="paragraph">
      <style:text-properties fo:hyphenate="true"/>
    </style:style>
    <style:style style:name="P1099" style:parent-style-name="NormalWeb" style:family="paragraph">
      <style:text-properties fo:hyphenate="true"/>
    </style:style>
    <style:style style:name="T1100" style:parent-style-name="Fuentedepárrafopredeter." style:family="text">
      <style:text-properties style:font-name="Segoe UI Emoji" style:font-name-complex="Segoe UI Emoji"/>
    </style:style>
    <style:style style:name="T1101" style:parent-style-name="Textoennegrita" style:family="text">
      <style:text-properties fo:font-weight="bold" style:font-weight-asian="bold" style:font-weight-complex="bold"/>
    </style:style>
    <style:style style:name="T1102" style:parent-style-name="Textoennegrita" style:family="text">
      <style:text-properties fo:font-weight="bold" style:font-weight-asian="bold" style:font-weight-complex="bold"/>
    </style:style>
    <style:style style:name="T1103" style:parent-style-name="Fuentedepárrafopredeter." style:family="text">
      <style:text-properties style:font-name="Segoe UI Emoji" style:font-name-complex="Segoe UI Emoji"/>
    </style:style>
    <style:style style:name="T1104" style:parent-style-name="Fuentedepárrafopredeter." style:family="text">
      <style:text-properties style:font-name="Segoe UI Emoji" style:font-name-complex="Segoe UI Emoji"/>
    </style:style>
    <style:style style:name="T1105" style:parent-style-name="Fuentedepárrafopredeter." style:family="text">
      <style:text-properties style:font-name="Segoe UI Symbol" style:font-name-complex="Segoe UI Symbol"/>
    </style:style>
    <style:style style:name="P1106" style:parent-style-name="NormalWeb" style:family="paragraph">
      <style:text-properties fo:hyphenate="true"/>
    </style:style>
    <style:style style:name="P1107" style:parent-style-name="NormalWeb" style:family="paragraph">
      <style:text-properties fo:hyphenate="true"/>
    </style:style>
    <style:style style:name="P1108" style:parent-style-name="NormalWeb" style:family="paragraph">
      <style:text-properties fo:hyphenate="true"/>
    </style:style>
    <style:style style:name="P1109" style:parent-style-name="NormalWeb" style:family="paragraph">
      <style:text-properties fo:hyphenate="true"/>
    </style:style>
    <style:style style:name="T1110" style:parent-style-name="Fuentedepárrafopredeter." style:family="text">
      <style:text-properties style:font-name="Segoe UI Emoji" style:font-name-complex="Segoe UI Emoji"/>
    </style:style>
    <style:style style:name="T1111" style:parent-style-name="Textoennegrita" style:family="text">
      <style:text-properties fo:font-weight="bold" style:font-weight-asian="bold" style:font-weight-complex="bold"/>
    </style:style>
    <style:style style:name="T1112" style:parent-style-name="Textoennegrita" style:family="text">
      <style:text-properties fo:font-weight="bold" style:font-weight-asian="bold" style:font-weight-complex="bold"/>
    </style:style>
    <style:style style:name="P1113" style:parent-style-name="NormalWeb" style:family="paragraph">
      <style:text-properties fo:hyphenate="true"/>
    </style:style>
    <style:style style:name="T1114" style:parent-style-name="Fuentedepárrafopredeter." style:family="text">
      <style:text-properties style:font-name="Segoe UI Emoji" style:font-name-complex="Segoe UI Emoji"/>
    </style:style>
    <style:style style:name="P1115" style:parent-style-name="NormalWeb" style:family="paragraph">
      <style:text-properties fo:hyphenate="true"/>
    </style:style>
    <style:style style:name="T1116" style:parent-style-name="Fuentedepárrafopredeter." style:family="text">
      <style:text-properties style:font-name="Segoe UI Emoji" style:font-name-complex="Segoe UI Emoji"/>
    </style:style>
    <style:style style:name="P1117" style:parent-style-name="NormalWeb" style:family="paragraph">
      <style:text-properties fo:hyphenate="true"/>
    </style:style>
    <style:style style:name="T1118" style:parent-style-name="Fuentedepárrafopredeter." style:family="text">
      <style:text-properties style:font-name="Segoe UI Emoji" style:font-name-complex="Segoe UI Emoji"/>
    </style:style>
    <style:style style:name="P1119" style:parent-style-name="NormalWeb" style:family="paragraph">
      <style:text-properties fo:hyphenate="true"/>
    </style:style>
    <style:style style:name="T1120" style:parent-style-name="Fuentedepárrafopredeter." style:family="text">
      <style:text-properties style:font-name="Segoe UI Emoji" style:font-name-complex="Segoe UI Emoji"/>
    </style:style>
    <style:style style:name="P1121" style:parent-style-name="NormalWeb" style:family="paragraph">
      <style:text-properties fo:hyphenate="true"/>
    </style:style>
    <style:style style:name="T1122" style:parent-style-name="Fuentedepárrafopredeter." style:family="text">
      <style:text-properties style:font-name="Segoe UI Emoji" style:font-name-complex="Segoe UI Emoji"/>
    </style:style>
    <style:style style:name="T1123" style:parent-style-name="Textoennegrita" style:family="text">
      <style:text-properties fo:font-weight="bold" style:font-weight-asian="bold" style:font-weight-complex="bold"/>
    </style:style>
    <style:style style:name="T1124" style:parent-style-name="Textoennegrita" style:family="text">
      <style:text-properties fo:font-weight="bold" style:font-weight-asian="bold" style:font-weight-complex="bold"/>
    </style:style>
    <style:style style:name="T1125" style:parent-style-name="Fuentedepárrafopredeter." style:family="text">
      <style:text-properties style:font-name="Segoe UI Emoji" style:font-name-complex="Segoe UI Emoji"/>
    </style:style>
    <style:style style:name="P1126" style:parent-style-name="NormalWeb" style:family="paragraph">
      <style:text-properties fo:hyphenate="true"/>
    </style:style>
    <style:style style:name="P1127" style:parent-style-name="NormalWeb" style:family="paragraph">
      <style:text-properties fo:hyphenate="true"/>
    </style:style>
    <style:style style:name="P1128" style:parent-style-name="NormalWeb" style:family="paragraph">
      <style:text-properties fo:hyphenate="true"/>
    </style:style>
    <style:style style:name="P1129" style:parent-style-name="Normal" style:family="paragraph">
      <style:paragraph-properties fo:break-before="page"/>
      <style:text-properties fo:hyphenate="true"/>
    </style:style>
    <style:style style:name="P1130" style:parent-style-name="Normal" style:family="paragraph">
      <style:text-properties fo:hyphenate="true"/>
    </style:style>
    <style:style style:name="T1131" style:parent-style-name="Fuentedepárrafopredeter." style:family="text">
      <style:text-properties style:font-name="Segoe UI Symbol" style:font-name-complex="Segoe UI Symbol"/>
    </style:style>
    <style:style style:name="T1132" style:parent-style-name="Textoennegrita" style:family="text">
      <style:text-properties fo:font-weight="bold" style:font-weight-asian="bold" style:font-weight-complex="bold"/>
    </style:style>
    <style:style style:name="T1133" style:parent-style-name="Fuentedepárrafopredeter." style:family="text">
      <style:text-properties style:font-name="Segoe UI Emoji" style:font-name-complex="Segoe UI Emoji"/>
    </style:style>
    <style:style style:name="T1134" style:parent-style-name="Textoennegrita" style:family="text">
      <style:text-properties fo:font-weight="bold" style:font-weight-asian="bold" style:font-weight-complex="bold"/>
    </style:style>
    <style:style style:name="T1135" style:parent-style-name="Textoennegrita" style:family="text">
      <style:text-properties fo:font-weight="bold" style:font-weight-asian="bold" style:font-weight-complex="bold"/>
    </style:style>
    <style:style style:name="P1136" style:parent-style-name="NormalWeb" style:family="paragraph">
      <style:text-properties fo:hyphenate="true"/>
    </style:style>
    <style:style style:name="P1137" style:parent-style-name="NormalWeb" style:family="paragraph">
      <style:text-properties fo:hyphenate="true"/>
    </style:style>
    <style:style style:name="T1138" style:parent-style-name="Fuentedepárrafopredeter." style:family="text">
      <style:text-properties style:font-name="Segoe UI Emoji" style:font-name-complex="Segoe UI Emoji"/>
    </style:style>
    <style:style style:name="T1139" style:parent-style-name="Textoennegrita" style:family="text">
      <style:text-properties fo:font-weight="bold" style:font-weight-asian="bold" style:font-weight-complex="bold"/>
    </style:style>
    <style:style style:name="T1140" style:parent-style-name="Textoennegrita" style:family="text">
      <style:text-properties fo:font-weight="bold" style:font-weight-asian="bold" style:font-weight-complex="bold"/>
    </style:style>
    <style:style style:name="T1141" style:parent-style-name="Textoennegrita" style:family="text">
      <style:text-properties style:font-name="Segoe UI Emoji" style:font-name-complex="Segoe UI Emoji" fo:font-weight="bold" style:font-weight-asian="bold" style:font-weight-complex="bold"/>
    </style:style>
    <style:style style:name="T1142" style:parent-style-name="Textoennegrita" style:family="text">
      <style:text-properties fo:font-weight="bold" style:font-weight-asian="bold" style:font-weight-complex="bold"/>
    </style:style>
    <style:style style:name="P1143" style:parent-style-name="NormalWeb" style:family="paragraph">
      <style:text-properties fo:hyphenate="true"/>
    </style:style>
    <style:style style:name="P1144" style:parent-style-name="NormalWeb" style:family="paragraph">
      <style:text-properties fo:hyphenate="true"/>
    </style:style>
    <style:style style:name="P1145" style:parent-style-name="NormalWeb" style:family="paragraph">
      <style:text-properties fo:hyphenate="true"/>
    </style:style>
    <style:style style:name="T1146" style:parent-style-name="Fuentedepárrafopredeter." style:family="text">
      <style:text-properties style:font-name="Segoe UI Emoji" style:font-name-complex="Segoe UI Emoji"/>
    </style:style>
    <style:style style:name="T1147" style:parent-style-name="Textoennegrita" style:family="text">
      <style:text-properties fo:font-weight="bold" style:font-weight-asian="bold" style:font-weight-complex="bold"/>
    </style:style>
    <style:style style:name="T1148" style:parent-style-name="Textoennegrita" style:family="text">
      <style:text-properties fo:font-weight="bold" style:font-weight-asian="bold" style:font-weight-complex="bold"/>
    </style:style>
    <style:style style:name="T1149" style:parent-style-name="Textoennegrita" style:family="text">
      <style:text-properties fo:font-weight="bold" style:font-weight-asian="bold" style:font-weight-complex="bold"/>
    </style:style>
    <style:style style:name="P1150" style:parent-style-name="NormalWeb" style:family="paragraph">
      <style:text-properties fo:hyphenate="true"/>
    </style:style>
    <style:style style:name="P1151" style:parent-style-name="NormalWeb" style:family="paragraph">
      <style:text-properties fo:hyphenate="true"/>
    </style:style>
    <style:style style:name="T1152" style:parent-style-name="Textoennegrita" style:family="text">
      <style:text-properties fo:font-weight="bold" style:font-weight-asian="bold" style:font-weight-complex="bold"/>
    </style:style>
    <style:style style:name="P1153" style:parent-style-name="NormalWeb" style:family="paragraph">
      <style:text-properties fo:hyphenate="true"/>
    </style:style>
    <style:style style:name="P1154" style:parent-style-name="NormalWeb" style:family="paragraph">
      <style:text-properties fo:hyphenate="true"/>
    </style:style>
    <style:style style:name="T1155" style:parent-style-name="Textoennegrita" style:family="text">
      <style:text-properties fo:font-weight="bold" style:font-weight-asian="bold" style:font-weight-complex="bold"/>
    </style:style>
    <style:style style:name="P1156" style:parent-style-name="NormalWeb" style:family="paragraph">
      <style:text-properties fo:hyphenate="true"/>
    </style:style>
    <style:style style:name="P1157" style:parent-style-name="NormalWeb" style:family="paragraph">
      <style:text-properties fo:hyphenate="true"/>
    </style:style>
    <style:style style:name="T1158" style:parent-style-name="Textoennegrita" style:family="text">
      <style:text-properties fo:font-weight="bold" style:font-weight-asian="bold" style:font-weight-complex="bold"/>
    </style:style>
    <style:style style:name="P1159" style:parent-style-name="NormalWeb" style:family="paragraph">
      <style:text-properties fo:hyphenate="true"/>
    </style:style>
    <style:style style:name="P1160" style:parent-style-name="NormalWeb" style:family="paragraph">
      <style:text-properties fo:hyphenate="true"/>
    </style:style>
    <style:style style:name="T1161" style:parent-style-name="Textoennegrita" style:family="text">
      <style:text-properties fo:font-weight="bold" style:font-weight-asian="bold" style:font-weight-complex="bold"/>
    </style:style>
    <style:style style:name="P1162" style:parent-style-name="NormalWeb" style:family="paragraph">
      <style:text-properties fo:hyphenate="true"/>
    </style:style>
    <style:style style:name="P1163" style:parent-style-name="NormalWeb" style:family="paragraph">
      <style:text-properties fo:hyphenate="true"/>
    </style:style>
    <style:style style:name="P1164" style:parent-style-name="NormalWeb" style:family="paragraph">
      <style:text-properties fo:hyphenate="true"/>
    </style:style>
    <style:style style:name="T1165" style:parent-style-name="Fuentedepárrafopredeter." style:family="text">
      <style:text-properties style:font-name="Segoe UI Emoji" style:font-name-complex="Segoe UI Emoji"/>
    </style:style>
    <style:style style:name="T1166" style:parent-style-name="Textoennegrita" style:family="text">
      <style:text-properties fo:font-weight="bold" style:font-weight-asian="bold" style:font-weight-complex="bold"/>
    </style:style>
    <style:style style:name="T1167" style:parent-style-name="Textoennegrita" style:family="text">
      <style:text-properties fo:font-weight="bold" style:font-weight-asian="bold" style:font-weight-complex="bold"/>
    </style:style>
    <style:style style:name="T1168" style:parent-style-name="Fuentedepárrafopredeter." style:family="text">
      <style:text-properties style:font-name="Segoe UI Emoji" style:font-name-complex="Segoe UI Emoji"/>
    </style:style>
    <style:style style:name="T1169" style:parent-style-name="Fuentedepárrafopredeter." style:family="text">
      <style:text-properties style:font-name="Segoe UI Emoji" style:font-name-complex="Segoe UI Emoji"/>
    </style:style>
    <style:style style:name="P1170" style:parent-style-name="NormalWeb" style:family="paragraph">
      <style:text-properties fo:hyphenate="true"/>
    </style:style>
    <style:style style:name="P1171" style:parent-style-name="NormalWeb" style:family="paragraph">
      <style:text-properties fo:hyphenate="true"/>
    </style:style>
    <style:style style:name="P1172" style:parent-style-name="NormalWeb" style:family="paragraph">
      <style:text-properties fo:hyphenate="true"/>
    </style:style>
    <style:style style:name="T1173" style:parent-style-name="Fuentedepárrafopredeter." style:family="text">
      <style:text-properties style:font-name="Segoe UI Symbol" style:font-name-complex="Segoe UI Symbol"/>
    </style:style>
    <style:style style:name="P1174" style:parent-style-name="NormalWeb" style:family="paragraph">
      <style:text-properties fo:hyphenate="true"/>
    </style:style>
    <style:style style:name="P1175" style:parent-style-name="NormalWeb" style:family="paragraph">
      <style:text-properties fo:hyphenate="true"/>
    </style:style>
    <style:style style:name="P1176" style:parent-style-name="NormalWeb" style:family="paragraph">
      <style:text-properties fo:hyphenate="true"/>
    </style:style>
    <style:style style:name="T1177" style:parent-style-name="Fuentedepárrafopredeter." style:family="text">
      <style:text-properties style:font-name="Segoe UI Emoji" style:font-name-complex="Segoe UI Emoji"/>
    </style:style>
    <style:style style:name="T1178" style:parent-style-name="Textoennegrita" style:family="text">
      <style:text-properties fo:font-weight="bold" style:font-weight-asian="bold" style:font-weight-complex="bold"/>
    </style:style>
    <style:style style:name="T1179" style:parent-style-name="Textoennegrita" style:family="text">
      <style:text-properties fo:font-weight="bold" style:font-weight-asian="bold" style:font-weight-complex="bold"/>
    </style:style>
    <style:style style:name="P1180" style:parent-style-name="NormalWeb" style:family="paragraph">
      <style:text-properties fo:hyphenate="true"/>
    </style:style>
    <style:style style:name="T1181" style:parent-style-name="Fuentedepárrafopredeter." style:family="text">
      <style:text-properties style:font-name="Segoe UI Emoji" style:font-name-complex="Segoe UI Emoji"/>
    </style:style>
    <style:style style:name="P1182" style:parent-style-name="NormalWeb" style:family="paragraph">
      <style:text-properties fo:hyphenate="true"/>
    </style:style>
    <style:style style:name="T1183" style:parent-style-name="Fuentedepárrafopredeter." style:family="text">
      <style:text-properties style:font-name="Segoe UI Emoji" style:font-name-complex="Segoe UI Emoji"/>
    </style:style>
    <style:style style:name="P1184" style:parent-style-name="NormalWeb" style:family="paragraph">
      <style:text-properties fo:hyphenate="true"/>
    </style:style>
    <style:style style:name="T1185" style:parent-style-name="Fuentedepárrafopredeter." style:family="text">
      <style:text-properties style:font-name="Segoe UI Emoji" style:font-name-complex="Segoe UI Emoji"/>
    </style:style>
    <style:style style:name="P1186" style:parent-style-name="NormalWeb" style:family="paragraph">
      <style:text-properties fo:hyphenate="true"/>
    </style:style>
    <style:style style:name="T1187" style:parent-style-name="Fuentedepárrafopredeter." style:family="text">
      <style:text-properties style:font-name="Segoe UI Emoji" style:font-name-complex="Segoe UI Emoji"/>
    </style:style>
    <style:style style:name="P1188" style:parent-style-name="NormalWeb" style:family="paragraph">
      <style:text-properties fo:hyphenate="true"/>
    </style:style>
    <style:style style:name="T1189" style:parent-style-name="Fuentedepárrafopredeter." style:family="text">
      <style:text-properties style:font-name="Segoe UI Emoji" style:font-name-complex="Segoe UI Emoji"/>
    </style:style>
    <style:style style:name="T1190" style:parent-style-name="Textoennegrita" style:family="text">
      <style:text-properties fo:font-weight="bold" style:font-weight-asian="bold" style:font-weight-complex="bold"/>
    </style:style>
    <style:style style:name="T1191" style:parent-style-name="Textoennegrita" style:family="text">
      <style:text-properties fo:font-weight="bold" style:font-weight-asian="bold" style:font-weight-complex="bold"/>
    </style:style>
    <style:style style:name="T1192" style:parent-style-name="Fuentedepárrafopredeter." style:family="text">
      <style:text-properties style:font-name="Segoe UI Emoji" style:font-name-complex="Segoe UI Emoji"/>
    </style:style>
    <style:style style:name="P1193" style:parent-style-name="NormalWeb" style:family="paragraph">
      <style:text-properties fo:hyphenate="true"/>
    </style:style>
    <style:style style:name="P1194" style:parent-style-name="NormalWeb" style:family="paragraph">
      <style:text-properties fo:hyphenate="true"/>
    </style:style>
    <style:style style:name="P1195" style:parent-style-name="NormalWeb" style:family="paragraph">
      <style:text-properties fo:hyphenate="true"/>
    </style:style>
    <style:style style:name="P1196" style:parent-style-name="Normal" style:family="paragraph">
      <style:paragraph-properties fo:break-before="page"/>
      <style:text-properties fo:hyphenate="true"/>
    </style:style>
    <style:style style:name="P1197" style:parent-style-name="Normal" style:family="paragraph">
      <style:text-properties fo:hyphenate="true"/>
    </style:style>
    <style:style style:name="T1198" style:parent-style-name="Fuentedepárrafopredeter." style:family="text">
      <style:text-properties style:font-name="Segoe UI Emoji" style:font-name-complex="Segoe UI Emoji"/>
    </style:style>
    <style:style style:name="T1199" style:parent-style-name="Textoennegrita" style:family="text">
      <style:text-properties fo:font-weight="bold" style:font-weight-asian="bold" style:font-weight-complex="bold"/>
    </style:style>
    <style:style style:name="T1200" style:parent-style-name="Fuentedepárrafopredeter." style:family="text">
      <style:text-properties style:font-name="Segoe UI Emoji" style:font-name-complex="Segoe UI Emoji"/>
    </style:style>
    <style:style style:name="T1201" style:parent-style-name="Textoennegrita" style:family="text">
      <style:text-properties fo:font-weight="bold" style:font-weight-asian="bold" style:font-weight-complex="bold"/>
    </style:style>
    <style:style style:name="T1202" style:parent-style-name="Textoennegrita" style:family="text">
      <style:text-properties fo:font-weight="bold" style:font-weight-asian="bold" style:font-weight-complex="bold"/>
    </style:style>
    <style:style style:name="P1203" style:parent-style-name="NormalWeb" style:family="paragraph">
      <style:text-properties fo:hyphenate="true"/>
    </style:style>
    <style:style style:name="P1204" style:parent-style-name="NormalWeb" style:family="paragraph">
      <style:text-properties fo:hyphenate="true"/>
    </style:style>
    <style:style style:name="P1205" style:parent-style-name="NormalWeb" style:family="paragraph">
      <style:text-properties fo:hyphenate="true"/>
    </style:style>
    <style:style style:name="T1206" style:parent-style-name="Fuentedepárrafopredeter." style:family="text">
      <style:text-properties style:font-name="Segoe UI Emoji" style:font-name-complex="Segoe UI Emoji"/>
    </style:style>
    <style:style style:name="T1207" style:parent-style-name="Textoennegrita" style:family="text">
      <style:text-properties fo:font-weight="bold" style:font-weight-asian="bold" style:font-weight-complex="bold"/>
    </style:style>
    <style:style style:name="T1208" style:parent-style-name="Textoennegrita" style:family="text">
      <style:text-properties fo:font-weight="bold" style:font-weight-asian="bold" style:font-weight-complex="bold"/>
    </style:style>
    <style:style style:name="T1209" style:parent-style-name="Textoennegrita" style:family="text">
      <style:text-properties style:font-name="Segoe UI Emoji" style:font-name-complex="Segoe UI Emoji" fo:font-weight="bold" style:font-weight-asian="bold" style:font-weight-complex="bold"/>
    </style:style>
    <style:style style:name="T1210" style:parent-style-name="Textoennegrita" style:family="text">
      <style:text-properties fo:font-weight="bold" style:font-weight-asian="bold" style:font-weight-complex="bold"/>
    </style:style>
    <style:style style:name="P1211" style:parent-style-name="NormalWeb" style:family="paragraph">
      <style:text-properties fo:hyphenate="true"/>
    </style:style>
    <style:style style:name="P1212" style:parent-style-name="NormalWeb" style:family="paragraph">
      <style:text-properties fo:hyphenate="true"/>
    </style:style>
    <style:style style:name="P1213" style:parent-style-name="NormalWeb" style:family="paragraph">
      <style:text-properties fo:hyphenate="true"/>
    </style:style>
    <style:style style:name="T1214" style:parent-style-name="Fuentedepárrafopredeter." style:family="text">
      <style:text-properties style:font-name="Segoe UI Emoji" style:font-name-complex="Segoe UI Emoji"/>
    </style:style>
    <style:style style:name="T1215" style:parent-style-name="Textoennegrita" style:family="text">
      <style:text-properties fo:font-weight="bold" style:font-weight-asian="bold" style:font-weight-complex="bold"/>
    </style:style>
    <style:style style:name="T1216" style:parent-style-name="Textoennegrita" style:family="text">
      <style:text-properties fo:font-weight="bold" style:font-weight-asian="bold" style:font-weight-complex="bold"/>
    </style:style>
    <style:style style:name="T1217" style:parent-style-name="Textoennegrita" style:family="text">
      <style:text-properties fo:font-weight="bold" style:font-weight-asian="bold" style:font-weight-complex="bold"/>
    </style:style>
    <style:style style:name="P1218" style:parent-style-name="NormalWeb" style:family="paragraph">
      <style:text-properties fo:hyphenate="true"/>
    </style:style>
    <style:style style:name="P1219" style:parent-style-name="NormalWeb" style:family="paragraph">
      <style:text-properties fo:hyphenate="true"/>
    </style:style>
    <style:style style:name="T1220" style:parent-style-name="Textoennegrita" style:family="text">
      <style:text-properties fo:font-weight="bold" style:font-weight-asian="bold" style:font-weight-complex="bold"/>
    </style:style>
    <style:style style:name="P1221" style:parent-style-name="NormalWeb" style:family="paragraph">
      <style:text-properties fo:hyphenate="true"/>
    </style:style>
    <style:style style:name="P1222" style:parent-style-name="NormalWeb" style:family="paragraph">
      <style:text-properties fo:hyphenate="true"/>
    </style:style>
    <style:style style:name="T1223" style:parent-style-name="Textoennegrita" style:family="text">
      <style:text-properties fo:font-weight="bold" style:font-weight-asian="bold" style:font-weight-complex="bold"/>
    </style:style>
    <style:style style:name="P1224" style:parent-style-name="NormalWeb" style:family="paragraph">
      <style:text-properties fo:hyphenate="true"/>
    </style:style>
    <style:style style:name="P1225" style:parent-style-name="NormalWeb" style:family="paragraph">
      <style:text-properties fo:hyphenate="true"/>
    </style:style>
    <style:style style:name="T1226" style:parent-style-name="Textoennegrita" style:family="text">
      <style:text-properties fo:font-weight="bold" style:font-weight-asian="bold" style:font-weight-complex="bold"/>
    </style:style>
    <style:style style:name="P1227" style:parent-style-name="NormalWeb" style:family="paragraph">
      <style:text-properties fo:hyphenate="true"/>
    </style:style>
    <style:style style:name="P1228" style:parent-style-name="NormalWeb" style:family="paragraph">
      <style:text-properties fo:hyphenate="true"/>
    </style:style>
    <style:style style:name="T1229" style:parent-style-name="Textoennegrita" style:family="text">
      <style:text-properties fo:font-weight="bold" style:font-weight-asian="bold" style:font-weight-complex="bold"/>
    </style:style>
    <style:style style:name="P1230" style:parent-style-name="NormalWeb" style:family="paragraph">
      <style:text-properties fo:hyphenate="true"/>
    </style:style>
    <style:style style:name="P1231" style:parent-style-name="NormalWeb" style:family="paragraph">
      <style:text-properties fo:hyphenate="true"/>
    </style:style>
    <style:style style:name="T1232" style:parent-style-name="Fuentedepárrafopredeter." style:family="text">
      <style:text-properties style:font-name="Segoe UI Emoji" style:font-name-complex="Segoe UI Emoji"/>
    </style:style>
    <style:style style:name="T1233" style:parent-style-name="Textoennegrita" style:family="text">
      <style:text-properties fo:font-weight="bold" style:font-weight-asian="bold" style:font-weight-complex="bold"/>
    </style:style>
    <style:style style:name="T1234" style:parent-style-name="Textoennegrita" style:family="text">
      <style:text-properties fo:font-weight="bold" style:font-weight-asian="bold" style:font-weight-complex="bold"/>
    </style:style>
    <style:style style:name="T1235" style:parent-style-name="Fuentedepárrafopredeter." style:family="text">
      <style:text-properties style:font-name="Segoe UI Emoji" style:font-name-complex="Segoe UI Emoji"/>
    </style:style>
    <style:style style:name="T1236" style:parent-style-name="Fuentedepárrafopredeter." style:family="text">
      <style:text-properties style:font-name="Segoe UI Emoji" style:font-name-complex="Segoe UI Emoji"/>
    </style:style>
    <style:style style:name="P1237" style:parent-style-name="NormalWeb" style:family="paragraph">
      <style:text-properties fo:hyphenate="true"/>
    </style:style>
    <style:style style:name="P1238" style:parent-style-name="NormalWeb" style:family="paragraph">
      <style:text-properties fo:hyphenate="true"/>
    </style:style>
    <style:style style:name="P1239" style:parent-style-name="NormalWeb" style:family="paragraph">
      <style:text-properties fo:hyphenate="true"/>
    </style:style>
    <style:style style:name="T1240" style:parent-style-name="Fuentedepárrafopredeter." style:family="text">
      <style:text-properties style:font-name="Segoe UI Symbol" style:font-name-complex="Segoe UI Symbol"/>
    </style:style>
    <style:style style:name="T1241" style:parent-style-name="Fuentedepárrafopredeter." style:family="text">
      <style:text-properties style:font-name="Segoe UI Emoji" style:font-name-complex="Segoe UI Emoji"/>
    </style:style>
    <style:style style:name="T1242" style:parent-style-name="Textoennegrita" style:family="text">
      <style:text-properties fo:font-weight="bold" style:font-weight-asian="bold" style:font-weight-complex="bold"/>
    </style:style>
    <style:style style:name="T1243" style:parent-style-name="Textoennegrita" style:family="text">
      <style:text-properties fo:font-weight="bold" style:font-weight-asian="bold" style:font-weight-complex="bold"/>
    </style:style>
    <style:style style:name="P1244" style:parent-style-name="NormalWeb" style:family="paragraph">
      <style:text-properties fo:hyphenate="true"/>
    </style:style>
    <style:style style:name="T1245" style:parent-style-name="Fuentedepárrafopredeter." style:family="text">
      <style:text-properties style:font-name="Segoe UI Emoji" style:font-name-complex="Segoe UI Emoji"/>
    </style:style>
    <style:style style:name="P1246" style:parent-style-name="NormalWeb" style:family="paragraph">
      <style:text-properties fo:hyphenate="true"/>
    </style:style>
    <style:style style:name="T1247" style:parent-style-name="Fuentedepárrafopredeter." style:family="text">
      <style:text-properties style:font-name="Segoe UI Emoji" style:font-name-complex="Segoe UI Emoji"/>
    </style:style>
    <style:style style:name="P1248" style:parent-style-name="NormalWeb" style:family="paragraph">
      <style:text-properties fo:hyphenate="true"/>
    </style:style>
    <style:style style:name="T1249" style:parent-style-name="Fuentedepárrafopredeter." style:family="text">
      <style:text-properties style:font-name="Segoe UI Emoji" style:font-name-complex="Segoe UI Emoji"/>
    </style:style>
    <style:style style:name="P1250" style:parent-style-name="NormalWeb" style:family="paragraph">
      <style:text-properties fo:hyphenate="true"/>
    </style:style>
    <style:style style:name="T1251" style:parent-style-name="Fuentedepárrafopredeter." style:family="text">
      <style:text-properties style:font-name="Segoe UI Emoji" style:font-name-complex="Segoe UI Emoji"/>
    </style:style>
    <style:style style:name="P1252" style:parent-style-name="NormalWeb" style:family="paragraph">
      <style:text-properties fo:hyphenate="true"/>
    </style:style>
    <style:style style:name="T1253" style:parent-style-name="Fuentedepárrafopredeter." style:family="text">
      <style:text-properties style:font-name="Segoe UI Emoji" style:font-name-complex="Segoe UI Emoji"/>
    </style:style>
    <style:style style:name="T1254" style:parent-style-name="Textoennegrita" style:family="text">
      <style:text-properties fo:font-weight="bold" style:font-weight-asian="bold" style:font-weight-complex="bold"/>
    </style:style>
    <style:style style:name="T1255" style:parent-style-name="Textoennegrita" style:family="text">
      <style:text-properties fo:font-weight="bold" style:font-weight-asian="bold" style:font-weight-complex="bold"/>
    </style:style>
    <style:style style:name="T1256" style:parent-style-name="Fuentedepárrafopredeter." style:family="text">
      <style:text-properties style:font-name="Segoe UI Emoji" style:font-name-complex="Segoe UI Emoji"/>
    </style:style>
    <style:style style:name="P1257" style:parent-style-name="NormalWeb" style:family="paragraph">
      <style:text-properties fo:hyphenate="true"/>
    </style:style>
    <style:style style:name="P1258" style:parent-style-name="NormalWeb" style:family="paragraph">
      <style:text-properties fo:hyphenate="true"/>
    </style:style>
    <style:style style:name="P1259" style:parent-style-name="NormalWeb" style:family="paragraph">
      <style:text-properties fo:hyphenate="true"/>
    </style:style>
    <style:style style:name="P1260" style:parent-style-name="Normal" style:family="paragraph">
      <style:paragraph-properties fo:break-before="page"/>
      <style:text-properties fo:hyphenate="true"/>
    </style:style>
    <style:style style:name="P1261" style:parent-style-name="Normal" style:family="paragraph">
      <style:text-properties fo:hyphenate="true"/>
    </style:style>
    <style:style style:name="T1262" style:parent-style-name="Fuentedepárrafopredeter." style:family="text">
      <style:text-properties style:font-name="Segoe UI Emoji" style:font-name-complex="Segoe UI Emoji"/>
    </style:style>
    <style:style style:name="T1263" style:parent-style-name="Textoennegrita" style:family="text">
      <style:text-properties fo:font-weight="bold" style:font-weight-asian="bold" style:font-weight-complex="bold"/>
    </style:style>
    <style:style style:name="T1264" style:parent-style-name="Fuentedepárrafopredeter." style:family="text">
      <style:text-properties style:font-name="Segoe UI Emoji" style:font-name-complex="Segoe UI Emoji"/>
    </style:style>
    <style:style style:name="T1265" style:parent-style-name="Textoennegrita" style:family="text">
      <style:text-properties fo:font-weight="bold" style:font-weight-asian="bold" style:font-weight-complex="bold"/>
    </style:style>
    <style:style style:name="T1266" style:parent-style-name="Textoennegrita" style:family="text">
      <style:text-properties fo:font-weight="bold" style:font-weight-asian="bold" style:font-weight-complex="bold"/>
    </style:style>
    <style:style style:name="P1267" style:parent-style-name="NormalWeb" style:family="paragraph">
      <style:text-properties fo:hyphenate="true"/>
    </style:style>
    <style:style style:name="P1268" style:parent-style-name="NormalWeb" style:family="paragraph">
      <style:text-properties fo:hyphenate="true"/>
    </style:style>
    <style:style style:name="P1269" style:parent-style-name="NormalWeb" style:family="paragraph">
      <style:text-properties fo:hyphenate="true"/>
    </style:style>
    <style:style style:name="T1270" style:parent-style-name="Fuentedepárrafopredeter." style:family="text">
      <style:text-properties style:font-name="Segoe UI Emoji" style:font-name-complex="Segoe UI Emoji"/>
    </style:style>
    <style:style style:name="T1271" style:parent-style-name="Textoennegrita" style:family="text">
      <style:text-properties fo:font-weight="bold" style:font-weight-asian="bold" style:font-weight-complex="bold"/>
    </style:style>
    <style:style style:name="T1272" style:parent-style-name="Textoennegrita" style:family="text">
      <style:text-properties fo:font-weight="bold" style:font-weight-asian="bold" style:font-weight-complex="bold"/>
    </style:style>
    <style:style style:name="T1273" style:parent-style-name="Textoennegrita" style:family="text">
      <style:text-properties style:font-name="Segoe UI Emoji" style:font-name-complex="Segoe UI Emoji" fo:font-weight="bold" style:font-weight-asian="bold" style:font-weight-complex="bold"/>
    </style:style>
    <style:style style:name="T1274" style:parent-style-name="Textoennegrita" style:family="text">
      <style:text-properties fo:font-weight="bold" style:font-weight-asian="bold" style:font-weight-complex="bold"/>
    </style:style>
    <style:style style:name="P1275" style:parent-style-name="NormalWeb" style:family="paragraph">
      <style:text-properties fo:hyphenate="true"/>
    </style:style>
    <style:style style:name="P1276" style:parent-style-name="NormalWeb" style:family="paragraph">
      <style:text-properties fo:hyphenate="true"/>
    </style:style>
    <style:style style:name="P1277" style:parent-style-name="NormalWeb" style:family="paragraph">
      <style:text-properties fo:hyphenate="true"/>
    </style:style>
    <style:style style:name="T1278" style:parent-style-name="Fuentedepárrafopredeter." style:family="text">
      <style:text-properties style:font-name="Segoe UI Emoji" style:font-name-complex="Segoe UI Emoji"/>
    </style:style>
    <style:style style:name="T1279" style:parent-style-name="Textoennegrita" style:family="text">
      <style:text-properties fo:font-weight="bold" style:font-weight-asian="bold" style:font-weight-complex="bold"/>
    </style:style>
    <style:style style:name="T1280" style:parent-style-name="Textoennegrita" style:family="text">
      <style:text-properties fo:font-weight="bold" style:font-weight-asian="bold" style:font-weight-complex="bold"/>
    </style:style>
    <style:style style:name="T1281" style:parent-style-name="Fuentedepárrafopredeter." style:family="text">
      <style:text-properties style:font-name="Segoe UI Emoji" style:font-name-complex="Segoe UI Emoji"/>
    </style:style>
    <style:style style:name="T1282" style:parent-style-name="Textoennegrita" style:family="text">
      <style:text-properties fo:font-weight="bold" style:font-weight-asian="bold" style:font-weight-complex="bold"/>
    </style:style>
    <style:style style:name="T1283" style:parent-style-name="Textoennegrita" style:family="text">
      <style:text-properties style:font-name="Segoe UI Emoji" style:font-name-complex="Segoe UI Emoji" fo:font-weight="bold" style:font-weight-asian="bold" style:font-weight-complex="bold"/>
    </style:style>
    <style:style style:name="P1284" style:parent-style-name="NormalWeb" style:family="paragraph">
      <style:text-properties fo:hyphenate="true"/>
    </style:style>
    <style:style style:name="P1285" style:parent-style-name="NormalWeb" style:family="paragraph">
      <style:text-properties fo:hyphenate="true"/>
    </style:style>
    <style:style style:name="P1286" style:parent-style-name="NormalWeb" style:family="paragraph">
      <style:text-properties fo:hyphenate="true"/>
    </style:style>
    <style:style style:name="P1287" style:parent-style-name="NormalWeb" style:family="paragraph">
      <style:text-properties fo:hyphenate="true"/>
    </style:style>
    <style:style style:name="P1288" style:parent-style-name="NormalWeb" style:family="paragraph">
      <style:text-properties fo:hyphenate="true"/>
    </style:style>
    <style:style style:name="T1289" style:parent-style-name="Textoennegrita" style:family="text">
      <style:text-properties fo:font-weight="bold" style:font-weight-asian="bold" style:font-weight-complex="bold"/>
    </style:style>
    <style:style style:name="T1290" style:parent-style-name="Textoennegrita" style:family="text">
      <style:text-properties style:font-name="Segoe UI Emoji" style:font-name-complex="Segoe UI Emoji" fo:font-weight="bold" style:font-weight-asian="bold" style:font-weight-complex="bold"/>
    </style:style>
    <style:style style:name="P1291" style:parent-style-name="NormalWeb" style:family="paragraph">
      <style:text-properties fo:hyphenate="true"/>
    </style:style>
    <style:style style:name="P1292" style:parent-style-name="NormalWeb" style:family="paragraph">
      <style:text-properties fo:hyphenate="true"/>
    </style:style>
    <style:style style:name="P1293" style:parent-style-name="NormalWeb" style:family="paragraph">
      <style:text-properties fo:hyphenate="true"/>
    </style:style>
    <style:style style:name="P1294" style:parent-style-name="NormalWeb" style:family="paragraph">
      <style:text-properties fo:hyphenate="true"/>
    </style:style>
    <style:style style:name="P1295" style:parent-style-name="NormalWeb" style:family="paragraph">
      <style:text-properties fo:hyphenate="true"/>
    </style:style>
    <style:style style:name="T1296" style:parent-style-name="Textoennegrita" style:family="text">
      <style:text-properties fo:font-weight="bold" style:font-weight-asian="bold" style:font-weight-complex="bold"/>
    </style:style>
    <style:style style:name="T1297" style:parent-style-name="Textoennegrita" style:family="text">
      <style:text-properties style:font-name="Segoe UI Emoji" style:font-name-complex="Segoe UI Emoji" fo:font-weight="bold" style:font-weight-asian="bold" style:font-weight-complex="bold"/>
    </style:style>
    <style:style style:name="P1298" style:parent-style-name="NormalWeb" style:family="paragraph">
      <style:text-properties fo:hyphenate="true"/>
    </style:style>
    <style:style style:name="P1299" style:parent-style-name="NormalWeb" style:family="paragraph">
      <style:text-properties fo:hyphenate="true"/>
    </style:style>
    <style:style style:name="P1300" style:parent-style-name="NormalWeb" style:family="paragraph">
      <style:text-properties fo:hyphenate="true"/>
    </style:style>
    <style:style style:name="P1301" style:parent-style-name="NormalWeb" style:family="paragraph">
      <style:text-properties fo:hyphenate="true"/>
    </style:style>
    <style:style style:name="P1302" style:parent-style-name="NormalWeb" style:family="paragraph">
      <style:text-properties fo:hyphenate="true"/>
    </style:style>
    <style:style style:name="T1303" style:parent-style-name="Textoennegrita" style:family="text">
      <style:text-properties fo:font-weight="bold" style:font-weight-asian="bold" style:font-weight-complex="bold"/>
    </style:style>
    <style:style style:name="T1304" style:parent-style-name="Textoennegrita" style:family="text">
      <style:text-properties style:font-name="Segoe UI Emoji" style:font-name-complex="Segoe UI Emoji" fo:font-weight="bold" style:font-weight-asian="bold" style:font-weight-complex="bold"/>
    </style:style>
    <style:style style:name="P1305" style:parent-style-name="NormalWeb" style:family="paragraph">
      <style:text-properties fo:hyphenate="true"/>
    </style:style>
    <style:style style:name="P1306" style:parent-style-name="NormalWeb" style:family="paragraph">
      <style:text-properties fo:hyphenate="true"/>
    </style:style>
    <style:style style:name="P1307" style:parent-style-name="NormalWeb" style:family="paragraph">
      <style:text-properties fo:hyphenate="true"/>
    </style:style>
    <style:style style:name="P1308" style:parent-style-name="NormalWeb" style:family="paragraph">
      <style:text-properties fo:hyphenate="true"/>
    </style:style>
    <style:style style:name="P1309" style:parent-style-name="NormalWeb" style:family="paragraph">
      <style:text-properties fo:hyphenate="true"/>
    </style:style>
    <style:style style:name="T1310" style:parent-style-name="Textoennegrita" style:family="text">
      <style:text-properties fo:font-weight="bold" style:font-weight-asian="bold" style:font-weight-complex="bold"/>
    </style:style>
    <style:style style:name="T1311" style:parent-style-name="Textoennegrita" style:family="text">
      <style:text-properties style:font-name="Segoe UI Emoji" style:font-name-complex="Segoe UI Emoji" fo:font-weight="bold" style:font-weight-asian="bold" style:font-weight-complex="bold"/>
    </style:style>
    <style:style style:name="P1312" style:parent-style-name="NormalWeb" style:family="paragraph">
      <style:text-properties fo:hyphenate="true"/>
    </style:style>
    <style:style style:name="P1313" style:parent-style-name="NormalWeb" style:family="paragraph">
      <style:text-properties fo:hyphenate="true"/>
    </style:style>
    <style:style style:name="P1314" style:parent-style-name="NormalWeb" style:family="paragraph">
      <style:text-properties fo:hyphenate="true"/>
    </style:style>
    <style:style style:name="P1315" style:parent-style-name="NormalWeb" style:family="paragraph">
      <style:text-properties fo:hyphenate="true"/>
    </style:style>
    <style:style style:name="P1316" style:parent-style-name="NormalWeb" style:family="paragraph">
      <style:text-properties fo:hyphenate="true"/>
    </style:style>
    <style:style style:name="T1317" style:parent-style-name="Textoennegrita" style:family="text">
      <style:text-properties fo:font-weight="bold" style:font-weight-asian="bold" style:font-weight-complex="bold"/>
    </style:style>
    <style:style style:name="T1318" style:parent-style-name="Textoennegrita" style:family="text">
      <style:text-properties style:font-name="Segoe UI Emoji" style:font-name-complex="Segoe UI Emoji" fo:font-weight="bold" style:font-weight-asian="bold" style:font-weight-complex="bold"/>
    </style:style>
    <style:style style:name="P1319" style:parent-style-name="NormalWeb" style:family="paragraph">
      <style:text-properties fo:hyphenate="true"/>
    </style:style>
    <style:style style:name="P1320" style:parent-style-name="NormalWeb" style:family="paragraph">
      <style:text-properties fo:hyphenate="true"/>
    </style:style>
    <style:style style:name="P1321" style:parent-style-name="NormalWeb" style:family="paragraph">
      <style:text-properties fo:hyphenate="true"/>
    </style:style>
    <style:style style:name="P1322" style:parent-style-name="NormalWeb" style:family="paragraph">
      <style:text-properties fo:hyphenate="true"/>
    </style:style>
    <style:style style:name="P1323" style:parent-style-name="NormalWeb" style:family="paragraph">
      <style:text-properties fo:hyphenate="true"/>
    </style:style>
    <style:style style:name="T1324" style:parent-style-name="Textoennegrita" style:family="text">
      <style:text-properties fo:font-weight="bold" style:font-weight-asian="bold" style:font-weight-complex="bold"/>
    </style:style>
    <style:style style:name="T1325" style:parent-style-name="Textoennegrita" style:family="text">
      <style:text-properties style:font-name="Segoe UI Emoji" style:font-name-complex="Segoe UI Emoji" fo:font-weight="bold" style:font-weight-asian="bold" style:font-weight-complex="bold"/>
    </style:style>
    <style:style style:name="P1326" style:parent-style-name="NormalWeb" style:family="paragraph">
      <style:text-properties fo:hyphenate="true"/>
    </style:style>
    <style:style style:name="P1327" style:parent-style-name="NormalWeb" style:family="paragraph">
      <style:text-properties fo:hyphenate="true"/>
    </style:style>
    <style:style style:name="P1328" style:parent-style-name="NormalWeb" style:family="paragraph">
      <style:text-properties fo:hyphenate="true"/>
    </style:style>
    <style:style style:name="P1329" style:parent-style-name="NormalWeb" style:family="paragraph">
      <style:text-properties fo:hyphenate="true"/>
    </style:style>
    <style:style style:name="P1330" style:parent-style-name="NormalWeb" style:family="paragraph">
      <style:text-properties fo:hyphenate="true"/>
    </style:style>
    <style:style style:name="T1331" style:parent-style-name="Textoennegrita" style:family="text">
      <style:text-properties fo:font-weight="bold" style:font-weight-asian="bold" style:font-weight-complex="bold"/>
    </style:style>
    <style:style style:name="T1332" style:parent-style-name="Textoennegrita" style:family="text">
      <style:text-properties style:font-name="Segoe UI Emoji" style:font-name-complex="Segoe UI Emoji" fo:font-weight="bold" style:font-weight-asian="bold" style:font-weight-complex="bold"/>
    </style:style>
    <style:style style:name="P1333" style:parent-style-name="NormalWeb" style:family="paragraph">
      <style:text-properties fo:hyphenate="true"/>
    </style:style>
    <style:style style:name="P1334" style:parent-style-name="NormalWeb" style:family="paragraph">
      <style:text-properties fo:hyphenate="true"/>
    </style:style>
    <style:style style:name="P1335" style:parent-style-name="NormalWeb" style:family="paragraph">
      <style:text-properties fo:hyphenate="true"/>
    </style:style>
    <style:style style:name="P1336" style:parent-style-name="NormalWeb" style:family="paragraph">
      <style:text-properties fo:hyphenate="true"/>
    </style:style>
    <style:style style:name="P1337" style:parent-style-name="NormalWeb" style:family="paragraph">
      <style:text-properties fo:hyphenate="true"/>
    </style:style>
    <style:style style:name="T1338" style:parent-style-name="Textoennegrita" style:family="text">
      <style:text-properties fo:font-weight="bold" style:font-weight-asian="bold" style:font-weight-complex="bold"/>
    </style:style>
    <style:style style:name="T1339" style:parent-style-name="Textoennegrita" style:family="text">
      <style:text-properties style:font-name="Segoe UI Emoji" style:font-name-complex="Segoe UI Emoji" fo:font-weight="bold" style:font-weight-asian="bold" style:font-weight-complex="bold"/>
    </style:style>
    <style:style style:name="P1340" style:parent-style-name="NormalWeb" style:family="paragraph">
      <style:text-properties fo:hyphenate="true"/>
    </style:style>
    <style:style style:name="P1341" style:parent-style-name="NormalWeb" style:family="paragraph">
      <style:text-properties fo:hyphenate="true"/>
    </style:style>
    <style:style style:name="P1342" style:parent-style-name="NormalWeb" style:family="paragraph">
      <style:text-properties fo:hyphenate="true"/>
    </style:style>
    <style:style style:name="P1343" style:parent-style-name="NormalWeb" style:family="paragraph">
      <style:text-properties fo:hyphenate="true"/>
    </style:style>
    <style:style style:name="P1344" style:parent-style-name="NormalWeb" style:family="paragraph">
      <style:text-properties fo:hyphenate="true"/>
    </style:style>
    <style:style style:name="T1345" style:parent-style-name="Textoennegrita" style:family="text">
      <style:text-properties fo:font-weight="bold" style:font-weight-asian="bold" style:font-weight-complex="bold"/>
    </style:style>
    <style:style style:name="T1346" style:parent-style-name="Textoennegrita" style:family="text">
      <style:text-properties style:font-name="Segoe UI Emoji" style:font-name-complex="Segoe UI Emoji" fo:font-weight="bold" style:font-weight-asian="bold" style:font-weight-complex="bold"/>
    </style:style>
    <style:style style:name="P1347" style:parent-style-name="NormalWeb" style:family="paragraph">
      <style:text-properties fo:hyphenate="true"/>
    </style:style>
    <style:style style:name="P1348" style:parent-style-name="NormalWeb" style:family="paragraph">
      <style:text-properties fo:hyphenate="true"/>
    </style:style>
    <style:style style:name="P1349" style:parent-style-name="NormalWeb" style:family="paragraph">
      <style:text-properties fo:hyphenate="true"/>
    </style:style>
    <style:style style:name="P1350" style:parent-style-name="NormalWeb" style:family="paragraph">
      <style:text-properties fo:hyphenate="true"/>
    </style:style>
    <style:style style:name="P1351" style:parent-style-name="NormalWeb" style:family="paragraph">
      <style:text-properties fo:hyphenate="true"/>
    </style:style>
    <style:style style:name="T1352" style:parent-style-name="Fuentedepárrafopredeter." style:family="text">
      <style:text-properties style:font-name="Segoe UI Emoji" style:font-name-complex="Segoe UI Emoji"/>
    </style:style>
    <style:style style:name="T1353" style:parent-style-name="Textoennegrita" style:family="text">
      <style:text-properties fo:font-weight="bold" style:font-weight-asian="bold" style:font-weight-complex="bold"/>
    </style:style>
    <style:style style:name="T1354" style:parent-style-name="Textoennegrita" style:family="text">
      <style:text-properties fo:font-weight="bold" style:font-weight-asian="bold" style:font-weight-complex="bold"/>
    </style:style>
    <style:style style:name="T1355" style:parent-style-name="Fuentedepárrafopredeter." style:family="text">
      <style:text-properties style:font-name="Segoe UI Emoji" style:font-name-complex="Segoe UI Emoji"/>
    </style:style>
    <style:style style:name="T1356" style:parent-style-name="Fuentedepárrafopredeter." style:family="text">
      <style:text-properties style:font-name="Segoe UI Emoji" style:font-name-complex="Segoe UI Emoji"/>
    </style:style>
    <style:style style:name="P1357" style:parent-style-name="NormalWeb" style:family="paragraph">
      <style:text-properties fo:hyphenate="true"/>
    </style:style>
    <style:style style:name="P1358" style:parent-style-name="NormalWeb" style:family="paragraph">
      <style:text-properties fo:hyphenate="true"/>
    </style:style>
    <style:style style:name="P1359" style:parent-style-name="NormalWeb" style:family="paragraph">
      <style:text-properties fo:hyphenate="true"/>
    </style:style>
    <style:style style:name="T1360" style:parent-style-name="Fuentedepárrafopredeter." style:family="text">
      <style:text-properties style:font-name="Segoe UI Symbol" style:font-name-complex="Segoe UI Symbol"/>
    </style:style>
    <style:style style:name="T1361" style:parent-style-name="Fuentedepárrafopredeter." style:family="text">
      <style:text-properties style:font-name="Segoe UI Emoji" style:font-name-complex="Segoe UI Emoji"/>
    </style:style>
    <style:style style:name="T1362" style:parent-style-name="Textoennegrita" style:family="text">
      <style:text-properties fo:font-weight="bold" style:font-weight-asian="bold" style:font-weight-complex="bold"/>
    </style:style>
    <style:style style:name="T1363" style:parent-style-name="Textoennegrita" style:family="text">
      <style:text-properties fo:font-weight="bold" style:font-weight-asian="bold" style:font-weight-complex="bold"/>
    </style:style>
    <style:style style:name="P1364" style:parent-style-name="NormalWeb" style:family="paragraph">
      <style:text-properties fo:hyphenate="true"/>
    </style:style>
    <style:style style:name="T1365" style:parent-style-name="Fuentedepárrafopredeter." style:family="text">
      <style:text-properties style:font-name="Segoe UI Emoji" style:font-name-complex="Segoe UI Emoji"/>
    </style:style>
    <style:style style:name="P1366" style:parent-style-name="NormalWeb" style:family="paragraph">
      <style:text-properties fo:hyphenate="true"/>
    </style:style>
    <style:style style:name="T1367" style:parent-style-name="Fuentedepárrafopredeter." style:family="text">
      <style:text-properties style:font-name="Segoe UI Emoji" style:font-name-complex="Segoe UI Emoji"/>
    </style:style>
    <style:style style:name="P1368" style:parent-style-name="NormalWeb" style:family="paragraph">
      <style:text-properties fo:hyphenate="true"/>
    </style:style>
    <style:style style:name="T1369" style:parent-style-name="Fuentedepárrafopredeter." style:family="text">
      <style:text-properties style:font-name="Segoe UI Emoji" style:font-name-complex="Segoe UI Emoji"/>
    </style:style>
    <style:style style:name="P1370" style:parent-style-name="NormalWeb" style:family="paragraph">
      <style:text-properties fo:hyphenate="true"/>
    </style:style>
    <style:style style:name="T1371" style:parent-style-name="Fuentedepárrafopredeter." style:family="text">
      <style:text-properties style:font-name="Segoe UI Emoji" style:font-name-complex="Segoe UI Emoji"/>
    </style:style>
    <style:style style:name="P1372" style:parent-style-name="NormalWeb" style:family="paragraph">
      <style:text-properties fo:hyphenate="true"/>
    </style:style>
    <style:style style:name="T1373" style:parent-style-name="Fuentedepárrafopredeter." style:family="text">
      <style:text-properties style:font-name="Segoe UI Emoji" style:font-name-complex="Segoe UI Emoji"/>
    </style:style>
    <style:style style:name="T1374" style:parent-style-name="Textoennegrita" style:family="text">
      <style:text-properties fo:font-weight="bold" style:font-weight-asian="bold" style:font-weight-complex="bold"/>
    </style:style>
    <style:style style:name="T1375" style:parent-style-name="Textoennegrita" style:family="text">
      <style:text-properties fo:font-weight="bold" style:font-weight-asian="bold" style:font-weight-complex="bold"/>
    </style:style>
    <style:style style:name="T1376" style:parent-style-name="Fuentedepárrafopredeter." style:family="text">
      <style:text-properties style:font-name="Segoe UI Emoji" style:font-name-complex="Segoe UI Emoji"/>
    </style:style>
    <style:style style:name="P1377" style:parent-style-name="NormalWeb" style:family="paragraph">
      <style:text-properties fo:hyphenate="true"/>
    </style:style>
    <style:style style:name="P1378" style:parent-style-name="NormalWeb" style:family="paragraph">
      <style:text-properties fo:hyphenate="true"/>
    </style:style>
    <style:style style:name="P1379" style:parent-style-name="NormalWeb" style:family="paragraph">
      <style:text-properties fo:hyphenate="true"/>
    </style:style>
    <style:style style:name="P1380" style:parent-style-name="Normal" style:family="paragraph">
      <style:text-properties fo:hyphenate="true"/>
    </style:style>
    <style:style style:name="T1381" style:parent-style-name="Fuentedepárrafopredeter." style:family="text">
      <style:text-properties style:font-name="Segoe UI Symbol" style:font-name-complex="Segoe UI Symbol"/>
    </style:style>
    <style:style style:name="T1382" style:parent-style-name="Textoennegrita" style:family="text">
      <style:text-properties fo:font-weight="bold" style:font-weight-asian="bold" style:font-weight-complex="bold"/>
    </style:style>
    <style:style style:name="T1383" style:parent-style-name="Fuentedepárrafopredeter." style:family="text">
      <style:text-properties style:font-name="Segoe UI Emoji" style:font-name-complex="Segoe UI Emoji"/>
    </style:style>
    <style:style style:name="T1384" style:parent-style-name="Textoennegrita" style:family="text">
      <style:text-properties fo:font-weight="bold" style:font-weight-asian="bold" style:font-weight-complex="bold"/>
    </style:style>
    <style:style style:name="T1385" style:parent-style-name="Textoennegrita" style:family="text">
      <style:text-properties fo:font-weight="bold" style:font-weight-asian="bold" style:font-weight-complex="bold"/>
    </style:style>
    <style:style style:name="P1386" style:parent-style-name="NormalWeb" style:family="paragraph">
      <style:text-properties fo:hyphenate="true"/>
    </style:style>
    <style:style style:name="P1387" style:parent-style-name="NormalWeb" style:family="paragraph">
      <style:text-properties fo:hyphenate="true"/>
    </style:style>
    <style:style style:name="P1388" style:parent-style-name="NormalWeb" style:family="paragraph">
      <style:text-properties fo:hyphenate="true"/>
    </style:style>
    <style:style style:name="T1389" style:parent-style-name="Fuentedepárrafopredeter." style:family="text">
      <style:text-properties style:font-name="Segoe UI Emoji" style:font-name-complex="Segoe UI Emoji"/>
    </style:style>
    <style:style style:name="T1390" style:parent-style-name="Textoennegrita" style:family="text">
      <style:text-properties fo:font-weight="bold" style:font-weight-asian="bold" style:font-weight-complex="bold"/>
    </style:style>
    <style:style style:name="T1391" style:parent-style-name="Textoennegrita" style:family="text">
      <style:text-properties fo:font-weight="bold" style:font-weight-asian="bold" style:font-weight-complex="bold"/>
    </style:style>
    <style:style style:name="T1392" style:parent-style-name="Textoennegrita" style:family="text">
      <style:text-properties style:font-name="Segoe UI Emoji" style:font-name-complex="Segoe UI Emoji" fo:font-weight="bold" style:font-weight-asian="bold" style:font-weight-complex="bold"/>
    </style:style>
    <style:style style:name="T1393" style:parent-style-name="Textoennegrita" style:family="text">
      <style:text-properties fo:font-weight="bold" style:font-weight-asian="bold" style:font-weight-complex="bold"/>
    </style:style>
    <style:style style:name="P1394" style:parent-style-name="NormalWeb" style:family="paragraph">
      <style:text-properties fo:hyphenate="true"/>
    </style:style>
    <style:style style:name="P1395" style:parent-style-name="NormalWeb" style:family="paragraph">
      <style:text-properties fo:hyphenate="true"/>
    </style:style>
    <style:style style:name="P1396" style:parent-style-name="NormalWeb" style:family="paragraph">
      <style:text-properties fo:hyphenate="true"/>
    </style:style>
    <style:style style:name="P1397" style:parent-style-name="NormalWeb" style:family="paragraph">
      <style:text-properties fo:hyphenate="true"/>
    </style:style>
    <style:style style:name="T1398" style:parent-style-name="Fuentedepárrafopredeter." style:family="text">
      <style:text-properties style:font-name="Segoe UI Emoji" style:font-name-complex="Segoe UI Emoji"/>
    </style:style>
    <style:style style:name="T1399" style:parent-style-name="Textoennegrita" style:family="text">
      <style:text-properties fo:font-weight="bold" style:font-weight-asian="bold" style:font-weight-complex="bold"/>
    </style:style>
    <style:style style:name="T1400" style:parent-style-name="Textoennegrita" style:family="text">
      <style:text-properties fo:font-weight="bold" style:font-weight-asian="bold" style:font-weight-complex="bold"/>
    </style:style>
    <style:style style:name="T1401" style:parent-style-name="Textoennegrita" style:family="text">
      <style:text-properties fo:font-weight="bold" style:font-weight-asian="bold" style:font-weight-complex="bold"/>
    </style:style>
    <style:style style:name="P1402" style:parent-style-name="NormalWeb" style:family="paragraph">
      <style:text-properties fo:hyphenate="true"/>
    </style:style>
    <style:style style:name="P1403" style:parent-style-name="NormalWeb" style:family="paragraph">
      <style:text-properties fo:hyphenate="true"/>
    </style:style>
    <style:style style:name="P1404" style:parent-style-name="NormalWeb" style:family="paragraph">
      <style:text-properties fo:hyphenate="true"/>
    </style:style>
    <style:style style:name="T1405" style:parent-style-name="Textoennegrita" style:family="text">
      <style:text-properties fo:font-weight="bold" style:font-weight-asian="bold" style:font-weight-complex="bold"/>
    </style:style>
    <style:style style:name="P1406" style:parent-style-name="NormalWeb" style:family="paragraph">
      <style:text-properties fo:hyphenate="true"/>
    </style:style>
    <style:style style:name="P1407" style:parent-style-name="NormalWeb" style:family="paragraph">
      <style:text-properties fo:hyphenate="true"/>
    </style:style>
    <style:style style:name="T1408" style:parent-style-name="Textoennegrita" style:family="text">
      <style:text-properties fo:font-weight="bold" style:font-weight-asian="bold" style:font-weight-complex="bold"/>
    </style:style>
    <style:style style:name="P1409" style:parent-style-name="NormalWeb" style:family="paragraph">
      <style:text-properties fo:hyphenate="true"/>
    </style:style>
    <style:style style:name="P1410" style:parent-style-name="NormalWeb" style:family="paragraph">
      <style:text-properties fo:hyphenate="true"/>
    </style:style>
    <style:style style:name="P1411" style:parent-style-name="NormalWeb" style:family="paragraph">
      <style:text-properties fo:hyphenate="true"/>
    </style:style>
    <style:style style:name="T1412" style:parent-style-name="Textoennegrita" style:family="text">
      <style:text-properties fo:font-weight="bold" style:font-weight-asian="bold" style:font-weight-complex="bold"/>
    </style:style>
    <style:style style:name="P1413" style:parent-style-name="NormalWeb" style:family="paragraph">
      <style:text-properties fo:hyphenate="true"/>
    </style:style>
    <style:style style:name="P1414" style:parent-style-name="NormalWeb" style:family="paragraph">
      <style:text-properties fo:hyphenate="true"/>
    </style:style>
    <style:style style:name="P1415" style:parent-style-name="NormalWeb" style:family="paragraph">
      <style:text-properties fo:hyphenate="true"/>
    </style:style>
    <style:style style:name="T1416" style:parent-style-name="Fuentedepárrafopredeter." style:family="text">
      <style:text-properties style:font-name="Segoe UI Emoji" style:font-name-complex="Segoe UI Emoji"/>
    </style:style>
    <style:style style:name="T1417" style:parent-style-name="Textoennegrita" style:family="text">
      <style:text-properties fo:font-weight="bold" style:font-weight-asian="bold" style:font-weight-complex="bold"/>
    </style:style>
    <style:style style:name="T1418" style:parent-style-name="Textoennegrita" style:family="text">
      <style:text-properties fo:font-weight="bold" style:font-weight-asian="bold" style:font-weight-complex="bold"/>
    </style:style>
    <style:style style:name="T1419" style:parent-style-name="Fuentedepárrafopredeter." style:family="text">
      <style:text-properties style:font-name="Segoe UI Emoji" style:font-name-complex="Segoe UI Emoji"/>
    </style:style>
    <style:style style:name="T1420" style:parent-style-name="Fuentedepárrafopredeter." style:family="text">
      <style:text-properties style:font-name="Segoe UI Emoji" style:font-name-complex="Segoe UI Emoji"/>
    </style:style>
    <style:style style:name="P1421" style:parent-style-name="NormalWeb" style:family="paragraph">
      <style:text-properties fo:hyphenate="true"/>
    </style:style>
    <style:style style:name="P1422" style:parent-style-name="NormalWeb" style:family="paragraph">
      <style:text-properties fo:hyphenate="true"/>
    </style:style>
    <style:style style:name="P1423" style:parent-style-name="NormalWeb" style:family="paragraph">
      <style:text-properties fo:hyphenate="true"/>
    </style:style>
    <style:style style:name="P1424" style:parent-style-name="NormalWeb" style:family="paragraph">
      <style:text-properties fo:hyphenate="true"/>
    </style:style>
    <style:style style:name="P1425" style:parent-style-name="NormalWeb" style:family="paragraph">
      <style:text-properties fo:hyphenate="true"/>
    </style:style>
    <style:style style:name="T1426" style:parent-style-name="Fuentedepárrafopredeter." style:family="text">
      <style:text-properties style:font-name="Segoe UI Emoji" style:font-name-complex="Segoe UI Emoji"/>
    </style:style>
    <style:style style:name="T1427" style:parent-style-name="Textoennegrita" style:family="text">
      <style:text-properties fo:font-weight="bold" style:font-weight-asian="bold" style:font-weight-complex="bold"/>
    </style:style>
    <style:style style:name="T1428" style:parent-style-name="Textoennegrita" style:family="text">
      <style:text-properties fo:font-weight="bold" style:font-weight-asian="bold" style:font-weight-complex="bold"/>
    </style:style>
    <style:style style:name="P1429" style:parent-style-name="NormalWeb" style:family="paragraph">
      <style:text-properties fo:hyphenate="true"/>
    </style:style>
    <style:style style:name="T1430" style:parent-style-name="Fuentedepárrafopredeter." style:family="text">
      <style:text-properties style:font-name="Segoe UI Emoji" style:font-name-complex="Segoe UI Emoji"/>
    </style:style>
    <style:style style:name="P1431" style:parent-style-name="NormalWeb" style:family="paragraph">
      <style:text-properties fo:hyphenate="true"/>
    </style:style>
    <style:style style:name="T1432" style:parent-style-name="Fuentedepárrafopredeter." style:family="text">
      <style:text-properties style:font-name="Segoe UI Emoji" style:font-name-complex="Segoe UI Emoji"/>
    </style:style>
    <style:style style:name="P1433" style:parent-style-name="NormalWeb" style:family="paragraph">
      <style:text-properties fo:hyphenate="true"/>
    </style:style>
    <style:style style:name="T1434" style:parent-style-name="Fuentedepárrafopredeter." style:family="text">
      <style:text-properties style:font-name="Segoe UI Emoji" style:font-name-complex="Segoe UI Emoji"/>
    </style:style>
    <style:style style:name="P1435" style:parent-style-name="NormalWeb" style:family="paragraph">
      <style:text-properties fo:hyphenate="true"/>
    </style:style>
    <style:style style:name="T1436" style:parent-style-name="Fuentedepárrafopredeter." style:family="text">
      <style:text-properties style:font-name="Segoe UI Emoji" style:font-name-complex="Segoe UI Emoji"/>
    </style:style>
    <style:style style:name="P1437" style:parent-style-name="NormalWeb" style:family="paragraph">
      <style:text-properties fo:hyphenate="true"/>
    </style:style>
    <style:style style:name="T1438" style:parent-style-name="Fuentedepárrafopredeter." style:family="text">
      <style:text-properties style:font-name="Segoe UI Emoji" style:font-name-complex="Segoe UI Emoji"/>
    </style:style>
    <style:style style:name="T1439" style:parent-style-name="Textoennegrita" style:family="text">
      <style:text-properties fo:font-weight="bold" style:font-weight-asian="bold" style:font-weight-complex="bold"/>
    </style:style>
    <style:style style:name="T1440" style:parent-style-name="Textoennegrita" style:family="text">
      <style:text-properties fo:font-weight="bold" style:font-weight-asian="bold" style:font-weight-complex="bold"/>
    </style:style>
    <style:style style:name="T1441" style:parent-style-name="Fuentedepárrafopredeter." style:family="text">
      <style:text-properties style:font-name="Segoe UI Emoji" style:font-name-complex="Segoe UI Emoji"/>
    </style:style>
    <style:style style:name="P1442" style:parent-style-name="NormalWeb" style:family="paragraph">
      <style:text-properties fo:hyphenate="true"/>
    </style:style>
    <style:style style:name="P1443" style:parent-style-name="NormalWeb" style:family="paragraph">
      <style:text-properties fo:hyphenate="true"/>
    </style:style>
    <style:style style:name="P1444" style:parent-style-name="NormalWeb" style:family="paragraph">
      <style:text-properties fo:hyphenate="true"/>
    </style:style>
    <style:style style:name="P1445" style:parent-style-name="Normal" style:family="paragraph">
      <style:paragraph-properties fo:break-before="page"/>
      <style:text-properties style:font-name="Segoe UI Emoji" style:font-name-complex="Segoe UI Emoji" fo:font-size="13.5pt" style:font-size-asian="13.5pt" style:font-size-complex="13.5pt" fo:hyphenate="true"/>
    </style:style>
    <style:style style:name="P1446" style:parent-style-name="Título1" style:family="paragraph">
      <style:paragraph-properties fo:text-align="center"/>
    </style:style>
    <style:style style:name="T1447" style:parent-style-name="Fuentedepárrafopredeter." style:family="text">
      <style:text-properties style:font-name="Segoe UI Emoji" style:font-name-complex="Segoe UI Emoji"/>
    </style:style>
    <style:style style:name="T1448" style:parent-style-name="Fuentedepárrafopredeter." style:family="text">
      <style:text-properties fo:color="#FF0000"/>
    </style:style>
    <style:style style:name="P1449" style:parent-style-name="Normal" style:family="paragraph">
      <style:text-properties fo:font-size="13.5pt" style:font-size-asian="13.5pt" style:font-size-complex="13.5pt"/>
    </style:style>
    <style:style style:name="T1450" style:parent-style-name="Fuentedepárrafopredeter." style:family="text">
      <style:text-properties style:font-name="Segoe UI Emoji" style:font-name-complex="Segoe UI Emoji"/>
    </style:style>
    <style:style style:name="T1451" style:parent-style-name="Textoennegrita" style:family="text">
      <style:text-properties fo:font-weight="bold" style:font-weight-asian="bold" style:font-weight-complex="bold"/>
    </style:style>
    <style:style style:name="T1452" style:parent-style-name="Fuentedepárrafopredeter." style:family="text">
      <style:text-properties style:font-name="Segoe UI Emoji" style:font-name-complex="Segoe UI Emoji"/>
    </style:style>
    <style:style style:name="T1453" style:parent-style-name="Textoennegrita" style:family="text">
      <style:text-properties fo:font-weight="bold" style:font-weight-asian="bold" style:font-weight-complex="bold"/>
    </style:style>
    <style:style style:name="T1454" style:parent-style-name="Textoennegrita" style:family="text">
      <style:text-properties fo:font-weight="bold" style:font-weight-asian="bold" style:font-weight-complex="bold"/>
    </style:style>
    <style:style style:name="P1455" style:parent-style-name="NormalWeb" style:family="paragraph">
      <style:text-properties fo:hyphenate="true"/>
    </style:style>
    <style:style style:name="P1456" style:parent-style-name="NormalWeb" style:family="paragraph">
      <style:text-properties fo:hyphenate="true"/>
    </style:style>
    <style:style style:name="P1457" style:parent-style-name="NormalWeb" style:family="paragraph">
      <style:text-properties fo:hyphenate="true"/>
    </style:style>
    <style:style style:name="T1458" style:parent-style-name="Fuentedepárrafopredeter." style:family="text">
      <style:text-properties style:font-name="Segoe UI Emoji" style:font-name-complex="Segoe UI Emoji"/>
    </style:style>
    <style:style style:name="T1459" style:parent-style-name="Textoennegrita" style:family="text">
      <style:text-properties fo:font-weight="bold" style:font-weight-asian="bold" style:font-weight-complex="bold"/>
    </style:style>
    <style:style style:name="T1460" style:parent-style-name="Textoennegrita" style:family="text">
      <style:text-properties fo:font-weight="bold" style:font-weight-asian="bold" style:font-weight-complex="bold"/>
    </style:style>
    <style:style style:name="P1461" style:parent-style-name="NormalWeb" style:family="paragraph">
      <style:text-properties fo:hyphenate="true"/>
    </style:style>
    <style:style style:name="P1462" style:parent-style-name="NormalWeb" style:family="paragraph">
      <style:text-properties fo:hyphenate="true"/>
    </style:style>
    <style:style style:name="P1463" style:parent-style-name="NormalWeb" style:family="paragraph">
      <style:text-properties fo:hyphenate="true"/>
    </style:style>
    <style:style style:name="P1464" style:parent-style-name="NormalWeb" style:family="paragraph">
      <style:text-properties fo:hyphenate="true"/>
    </style:style>
    <style:style style:name="P1465" style:parent-style-name="NormalWeb" style:family="paragraph">
      <style:text-properties fo:hyphenate="true"/>
    </style:style>
    <style:style style:name="P1466" style:parent-style-name="NormalWeb" style:family="paragraph">
      <style:text-properties fo:hyphenate="true"/>
    </style:style>
    <style:style style:name="P1467" style:parent-style-name="NormalWeb" style:family="paragraph">
      <style:text-properties fo:hyphenate="true"/>
    </style:style>
    <style:style style:name="T1468" style:parent-style-name="Fuentedepárrafopredeter." style:family="text">
      <style:text-properties style:font-name="Segoe UI Emoji" style:font-name-complex="Segoe UI Emoji"/>
    </style:style>
    <style:style style:name="T1469" style:parent-style-name="Textoennegrita" style:family="text">
      <style:text-properties fo:font-weight="bold" style:font-weight-asian="bold" style:font-weight-complex="bold"/>
    </style:style>
    <style:style style:name="T1470" style:parent-style-name="Textoennegrita" style:family="text">
      <style:text-properties fo:font-weight="bold" style:font-weight-asian="bold" style:font-weight-complex="bold"/>
    </style:style>
    <style:style style:name="T1471" style:parent-style-name="Textoennegrita" style:family="text">
      <style:text-properties fo:font-weight="bold" style:font-weight-asian="bold" style:font-weight-complex="bold"/>
    </style:style>
    <style:style style:name="P1472" style:parent-style-name="NormalWeb" style:family="paragraph">
      <style:text-properties fo:hyphenate="true"/>
    </style:style>
    <style:style style:name="P1473" style:parent-style-name="NormalWeb" style:family="paragraph">
      <style:text-properties fo:hyphenate="true"/>
    </style:style>
    <style:style style:name="P1474" style:parent-style-name="NormalWeb" style:family="paragraph">
      <style:text-properties fo:hyphenate="true"/>
    </style:style>
    <style:style style:name="T1475" style:parent-style-name="Textoennegrita" style:family="text">
      <style:text-properties fo:font-weight="bold" style:font-weight-asian="bold" style:font-weight-complex="bold"/>
    </style:style>
    <style:style style:name="P1476" style:parent-style-name="NormalWeb" style:family="paragraph">
      <style:text-properties fo:hyphenate="true"/>
    </style:style>
    <style:style style:name="P1477" style:parent-style-name="NormalWeb" style:family="paragraph">
      <style:text-properties fo:hyphenate="true"/>
    </style:style>
    <style:style style:name="P1478" style:parent-style-name="NormalWeb" style:family="paragraph">
      <style:text-properties fo:hyphenate="true"/>
    </style:style>
    <style:style style:name="T1479" style:parent-style-name="Textoennegrita" style:family="text">
      <style:text-properties fo:font-weight="bold" style:font-weight-asian="bold" style:font-weight-complex="bold"/>
    </style:style>
    <style:style style:name="P1480" style:parent-style-name="NormalWeb" style:family="paragraph">
      <style:text-properties fo:hyphenate="true"/>
    </style:style>
    <style:style style:name="P1481" style:parent-style-name="NormalWeb" style:family="paragraph">
      <style:text-properties fo:hyphenate="true"/>
    </style:style>
    <style:style style:name="P1482" style:parent-style-name="NormalWeb" style:family="paragraph">
      <style:text-properties fo:hyphenate="true"/>
    </style:style>
    <style:style style:name="T1483" style:parent-style-name="Textoennegrita" style:family="text">
      <style:text-properties fo:font-weight="bold" style:font-weight-asian="bold" style:font-weight-complex="bold"/>
    </style:style>
    <style:style style:name="P1484" style:parent-style-name="NormalWeb" style:family="paragraph">
      <style:text-properties fo:hyphenate="true"/>
    </style:style>
    <style:style style:name="P1485" style:parent-style-name="NormalWeb" style:family="paragraph">
      <style:text-properties fo:hyphenate="true"/>
    </style:style>
    <style:style style:name="T1486" style:parent-style-name="Textoennegrita" style:family="text">
      <style:text-properties fo:font-weight="bold" style:font-weight-asian="bold" style:font-weight-complex="bold"/>
    </style:style>
    <style:style style:name="P1487" style:parent-style-name="NormalWeb" style:family="paragraph">
      <style:text-properties fo:hyphenate="true"/>
    </style:style>
    <style:style style:name="P1488" style:parent-style-name="NormalWeb" style:family="paragraph">
      <style:text-properties fo:hyphenate="true"/>
    </style:style>
    <style:style style:name="P1489" style:parent-style-name="NormalWeb" style:family="paragraph">
      <style:text-properties fo:hyphenate="true"/>
    </style:style>
    <style:style style:name="T1490" style:parent-style-name="Textoennegrita" style:family="text">
      <style:text-properties fo:font-weight="bold" style:font-weight-asian="bold" style:font-weight-complex="bold"/>
    </style:style>
    <style:style style:name="P1491" style:parent-style-name="NormalWeb" style:family="paragraph">
      <style:text-properties fo:hyphenate="true"/>
    </style:style>
    <style:style style:name="P1492" style:parent-style-name="NormalWeb" style:family="paragraph">
      <style:text-properties fo:hyphenate="true"/>
    </style:style>
    <style:style style:name="T1493" style:parent-style-name="Fuentedepárrafopredeter." style:family="text">
      <style:text-properties style:font-name="Segoe UI Emoji" style:font-name-complex="Segoe UI Emoji"/>
    </style:style>
    <style:style style:name="T1494" style:parent-style-name="Textoennegrita" style:family="text">
      <style:text-properties fo:font-weight="bold" style:font-weight-asian="bold" style:font-weight-complex="bold"/>
    </style:style>
    <style:style style:name="T1495" style:parent-style-name="Textoennegrita" style:family="text">
      <style:text-properties fo:font-weight="bold" style:font-weight-asian="bold" style:font-weight-complex="bold"/>
    </style:style>
    <style:style style:name="T1496" style:parent-style-name="Fuentedepárrafopredeter." style:family="text">
      <style:text-properties style:font-name="Segoe UI Emoji" style:font-name-complex="Segoe UI Emoji"/>
    </style:style>
    <style:style style:name="T1497" style:parent-style-name="Fuentedepárrafopredeter." style:family="text">
      <style:text-properties style:font-name="Segoe UI Emoji" style:font-name-complex="Segoe UI Emoji"/>
    </style:style>
    <style:style style:name="P1498" style:parent-style-name="NormalWeb" style:family="paragraph">
      <style:text-properties fo:hyphenate="true"/>
    </style:style>
    <style:style style:name="P1499" style:parent-style-name="NormalWeb" style:family="paragraph">
      <style:text-properties fo:hyphenate="true"/>
    </style:style>
    <style:style style:name="P1500" style:parent-style-name="NormalWeb" style:family="paragraph">
      <style:text-properties fo:hyphenate="true"/>
    </style:style>
    <style:style style:name="P1501" style:parent-style-name="NormalWeb" style:family="paragraph">
      <style:text-properties fo:hyphenate="true"/>
    </style:style>
    <style:style style:name="P1502" style:parent-style-name="NormalWeb" style:family="paragraph">
      <style:text-properties fo:hyphenate="true"/>
    </style:style>
    <style:style style:name="T1503" style:parent-style-name="Fuentedepárrafopredeter." style:family="text">
      <style:text-properties style:font-name="Segoe UI Emoji" style:font-name-complex="Segoe UI Emoji"/>
    </style:style>
    <style:style style:name="T1504" style:parent-style-name="Textoennegrita" style:family="text">
      <style:text-properties fo:font-weight="bold" style:font-weight-asian="bold" style:font-weight-complex="bold"/>
    </style:style>
    <style:style style:name="T1505" style:parent-style-name="Textoennegrita" style:family="text">
      <style:text-properties fo:font-weight="bold" style:font-weight-asian="bold" style:font-weight-complex="bold"/>
    </style:style>
    <style:style style:name="P1506" style:parent-style-name="NormalWeb" style:family="paragraph">
      <style:text-properties fo:hyphenate="true"/>
    </style:style>
    <style:style style:name="T1507" style:parent-style-name="Fuentedepárrafopredeter." style:family="text">
      <style:text-properties style:font-name="Segoe UI Emoji" style:font-name-complex="Segoe UI Emoji"/>
    </style:style>
    <style:style style:name="P1508" style:parent-style-name="NormalWeb" style:family="paragraph">
      <style:text-properties fo:hyphenate="true"/>
    </style:style>
    <style:style style:name="T1509" style:parent-style-name="Fuentedepárrafopredeter." style:family="text">
      <style:text-properties style:font-name="Segoe UI Emoji" style:font-name-complex="Segoe UI Emoji"/>
    </style:style>
    <style:style style:name="P1510" style:parent-style-name="NormalWeb" style:family="paragraph">
      <style:text-properties fo:hyphenate="true"/>
    </style:style>
    <style:style style:name="T1511" style:parent-style-name="Fuentedepárrafopredeter." style:family="text">
      <style:text-properties style:font-name="Segoe UI Emoji" style:font-name-complex="Segoe UI Emoji"/>
    </style:style>
    <style:style style:name="P1512" style:parent-style-name="NormalWeb" style:family="paragraph">
      <style:text-properties fo:hyphenate="true"/>
    </style:style>
    <style:style style:name="T1513" style:parent-style-name="Fuentedepárrafopredeter." style:family="text">
      <style:text-properties style:font-name="Segoe UI Emoji" style:font-name-complex="Segoe UI Emoji"/>
    </style:style>
    <style:style style:name="P1514" style:parent-style-name="NormalWeb" style:family="paragraph">
      <style:text-properties fo:hyphenate="true"/>
    </style:style>
    <style:style style:name="T1515" style:parent-style-name="Fuentedepárrafopredeter." style:family="text">
      <style:text-properties style:font-name="Segoe UI Emoji" style:font-name-complex="Segoe UI Emoji"/>
    </style:style>
    <style:style style:name="T1516" style:parent-style-name="Textoennegrita" style:family="text">
      <style:text-properties fo:font-weight="bold" style:font-weight-asian="bold" style:font-weight-complex="bold"/>
    </style:style>
    <style:style style:name="T1517" style:parent-style-name="Textoennegrita" style:family="text">
      <style:text-properties fo:font-weight="bold" style:font-weight-asian="bold" style:font-weight-complex="bold"/>
    </style:style>
    <style:style style:name="T1518" style:parent-style-name="Fuentedepárrafopredeter." style:family="text">
      <style:text-properties style:font-name="Segoe UI Emoji" style:font-name-complex="Segoe UI Emoji"/>
    </style:style>
    <style:style style:name="P1519" style:parent-style-name="NormalWeb" style:family="paragraph">
      <style:text-properties fo:hyphenate="true"/>
    </style:style>
    <style:style style:name="P1520" style:parent-style-name="NormalWeb" style:family="paragraph">
      <style:text-properties fo:hyphenate="true"/>
    </style:style>
    <style:style style:name="P1521" style:parent-style-name="NormalWeb" style:family="paragraph">
      <style:text-properties fo:hyphenate="true"/>
    </style:style>
    <style:style style:name="P1522" style:parent-style-name="Normal" style:family="paragraph">
      <style:paragraph-properties fo:break-before="page"/>
      <style:text-properties fo:hyphenate="true"/>
    </style:style>
    <style:style style:name="T1523" style:parent-style-name="Fuentedepárrafopredeter." style:family="text">
      <style:text-properties style:font-name="Segoe UI Emoji" style:font-name-complex="Segoe UI Emoji"/>
    </style:style>
    <style:style style:name="T1524" style:parent-style-name="Textoennegrita" style:family="text">
      <style:text-properties fo:font-weight="bold" style:font-weight-asian="bold" style:font-weight-complex="bold"/>
    </style:style>
    <style:style style:name="T1525" style:parent-style-name="Fuentedepárrafopredeter." style:family="text">
      <style:text-properties style:font-name="Segoe UI Emoji" style:font-name-complex="Segoe UI Emoji"/>
    </style:style>
    <style:style style:name="T1526" style:parent-style-name="Textoennegrita" style:family="text">
      <style:text-properties fo:font-weight="bold" style:font-weight-asian="bold" style:font-weight-complex="bold"/>
    </style:style>
    <style:style style:name="T1527" style:parent-style-name="Textoennegrita" style:family="text">
      <style:text-properties fo:font-weight="bold" style:font-weight-asian="bold" style:font-weight-complex="bold"/>
    </style:style>
    <style:style style:name="P1528" style:parent-style-name="NormalWeb" style:family="paragraph">
      <style:text-properties fo:hyphenate="true"/>
    </style:style>
    <style:style style:name="P1529" style:parent-style-name="NormalWeb" style:family="paragraph">
      <style:text-properties fo:hyphenate="true"/>
    </style:style>
    <style:style style:name="P1530" style:parent-style-name="NormalWeb" style:family="paragraph">
      <style:text-properties fo:hyphenate="true"/>
    </style:style>
    <style:style style:name="T1531" style:parent-style-name="Fuentedepárrafopredeter." style:family="text">
      <style:text-properties style:font-name="Segoe UI Emoji" style:font-name-complex="Segoe UI Emoji"/>
    </style:style>
    <style:style style:name="T1532" style:parent-style-name="Textoennegrita" style:family="text">
      <style:text-properties fo:font-weight="bold" style:font-weight-asian="bold" style:font-weight-complex="bold"/>
    </style:style>
    <style:style style:name="T1533" style:parent-style-name="Textoennegrita" style:family="text">
      <style:text-properties fo:font-weight="bold" style:font-weight-asian="bold" style:font-weight-complex="bold"/>
    </style:style>
    <style:style style:name="P1534" style:parent-style-name="NormalWeb" style:family="paragraph">
      <style:text-properties fo:hyphenate="true"/>
    </style:style>
    <style:style style:name="P1535" style:parent-style-name="NormalWeb" style:family="paragraph">
      <style:text-properties fo:hyphenate="true"/>
    </style:style>
    <style:style style:name="P1536" style:parent-style-name="NormalWeb" style:family="paragraph">
      <style:text-properties fo:hyphenate="true"/>
    </style:style>
    <style:style style:name="T1537" style:parent-style-name="Fuentedepárrafopredeter." style:family="text">
      <style:text-properties style:font-name="Segoe UI Emoji" style:font-name-complex="Segoe UI Emoji"/>
    </style:style>
    <style:style style:name="T1538" style:parent-style-name="Textoennegrita" style:family="text">
      <style:text-properties fo:font-weight="bold" style:font-weight-asian="bold" style:font-weight-complex="bold"/>
    </style:style>
    <style:style style:name="T1539" style:parent-style-name="Textoennegrita" style:family="text">
      <style:text-properties fo:font-weight="bold" style:font-weight-asian="bold" style:font-weight-complex="bold"/>
    </style:style>
    <style:style style:name="T1540" style:parent-style-name="Textoennegrita" style:family="text">
      <style:text-properties fo:font-weight="bold" style:font-weight-asian="bold" style:font-weight-complex="bold"/>
    </style:style>
    <style:style style:name="P1541" style:parent-style-name="NormalWeb" style:family="paragraph">
      <style:text-properties fo:hyphenate="true"/>
    </style:style>
    <style:style style:name="P1542" style:parent-style-name="NormalWeb" style:family="paragraph">
      <style:text-properties fo:hyphenate="true"/>
    </style:style>
    <style:style style:name="T1543" style:parent-style-name="Textoennegrita" style:family="text">
      <style:text-properties fo:font-weight="bold" style:font-weight-asian="bold" style:font-weight-complex="bold"/>
    </style:style>
    <style:style style:name="P1544" style:parent-style-name="NormalWeb" style:family="paragraph">
      <style:text-properties fo:hyphenate="true"/>
    </style:style>
    <style:style style:name="P1545" style:parent-style-name="NormalWeb" style:family="paragraph">
      <style:text-properties fo:hyphenate="true"/>
    </style:style>
    <style:style style:name="T1546" style:parent-style-name="Textoennegrita" style:family="text">
      <style:text-properties fo:font-weight="bold" style:font-weight-asian="bold" style:font-weight-complex="bold"/>
    </style:style>
    <style:style style:name="P1547" style:parent-style-name="NormalWeb" style:family="paragraph">
      <style:text-properties fo:hyphenate="true"/>
    </style:style>
    <style:style style:name="P1548" style:parent-style-name="NormalWeb" style:family="paragraph">
      <style:text-properties fo:hyphenate="true"/>
    </style:style>
    <style:style style:name="T1549" style:parent-style-name="Textoennegrita" style:family="text">
      <style:text-properties fo:font-weight="bold" style:font-weight-asian="bold" style:font-weight-complex="bold"/>
    </style:style>
    <style:style style:name="P1550" style:parent-style-name="NormalWeb" style:family="paragraph">
      <style:text-properties fo:hyphenate="true"/>
    </style:style>
    <style:style style:name="T1551" style:parent-style-name="Textoennegrita" style:family="text">
      <style:text-properties fo:font-weight="bold" style:font-weight-asian="bold" style:font-weight-complex="bold"/>
    </style:style>
    <style:style style:name="P1552" style:parent-style-name="NormalWeb" style:family="paragraph">
      <style:text-properties fo:hyphenate="true"/>
    </style:style>
    <style:style style:name="P1553" style:parent-style-name="NormalWeb" style:family="paragraph">
      <style:text-properties fo:hyphenate="true"/>
    </style:style>
    <style:style style:name="P1554" style:parent-style-name="NormalWeb" style:family="paragraph">
      <style:text-properties fo:hyphenate="true"/>
    </style:style>
    <style:style style:name="T1555" style:parent-style-name="Textoennegrita" style:family="text">
      <style:text-properties fo:font-weight="bold" style:font-weight-asian="bold" style:font-weight-complex="bold"/>
    </style:style>
    <style:style style:name="P1556" style:parent-style-name="NormalWeb" style:family="paragraph">
      <style:text-properties fo:hyphenate="true"/>
    </style:style>
    <style:style style:name="P1557" style:parent-style-name="NormalWeb" style:family="paragraph">
      <style:text-properties fo:hyphenate="true"/>
    </style:style>
    <style:style style:name="P1558" style:parent-style-name="NormalWeb" style:family="paragraph">
      <style:text-properties fo:hyphenate="true"/>
    </style:style>
    <style:style style:name="T1559" style:parent-style-name="Fuentedepárrafopredeter." style:family="text">
      <style:text-properties style:font-name="Segoe UI Emoji" style:font-name-complex="Segoe UI Emoji"/>
    </style:style>
    <style:style style:name="T1560" style:parent-style-name="Textoennegrita" style:family="text">
      <style:text-properties fo:font-weight="bold" style:font-weight-asian="bold" style:font-weight-complex="bold"/>
    </style:style>
    <style:style style:name="T1561" style:parent-style-name="Textoennegrita" style:family="text">
      <style:text-properties fo:font-weight="bold" style:font-weight-asian="bold" style:font-weight-complex="bold"/>
    </style:style>
    <style:style style:name="T1562" style:parent-style-name="Fuentedepárrafopredeter." style:family="text">
      <style:text-properties style:font-name="Segoe UI Emoji" style:font-name-complex="Segoe UI Emoji"/>
    </style:style>
    <style:style style:name="T1563" style:parent-style-name="Fuentedepárrafopredeter." style:family="text">
      <style:text-properties style:font-name="Segoe UI Emoji" style:font-name-complex="Segoe UI Emoji"/>
    </style:style>
    <style:style style:name="P1564" style:parent-style-name="NormalWeb" style:family="paragraph">
      <style:text-properties fo:hyphenate="true"/>
    </style:style>
    <style:style style:name="P1565" style:parent-style-name="NormalWeb" style:family="paragraph">
      <style:text-properties fo:hyphenate="true"/>
    </style:style>
    <style:style style:name="P1566" style:parent-style-name="NormalWeb" style:family="paragraph">
      <style:text-properties fo:hyphenate="true"/>
    </style:style>
    <style:style style:name="P1567" style:parent-style-name="NormalWeb" style:family="paragraph">
      <style:text-properties fo:hyphenate="true"/>
    </style:style>
    <style:style style:name="P1568" style:parent-style-name="NormalWeb" style:family="paragraph">
      <style:text-properties fo:hyphenate="true"/>
    </style:style>
    <style:style style:name="T1569" style:parent-style-name="Fuentedepárrafopredeter." style:family="text">
      <style:text-properties style:font-name="Segoe UI Emoji" style:font-name-complex="Segoe UI Emoji"/>
    </style:style>
    <style:style style:name="T1570" style:parent-style-name="Textoennegrita" style:family="text">
      <style:text-properties fo:font-weight="bold" style:font-weight-asian="bold" style:font-weight-complex="bold"/>
    </style:style>
    <style:style style:name="T1571" style:parent-style-name="Textoennegrita" style:family="text">
      <style:text-properties fo:font-weight="bold" style:font-weight-asian="bold" style:font-weight-complex="bold"/>
    </style:style>
    <style:style style:name="P1572" style:parent-style-name="NormalWeb" style:family="paragraph">
      <style:text-properties fo:hyphenate="true"/>
    </style:style>
    <style:style style:name="T1573" style:parent-style-name="Fuentedepárrafopredeter." style:family="text">
      <style:text-properties style:font-name="Segoe UI Emoji" style:font-name-complex="Segoe UI Emoji"/>
    </style:style>
    <style:style style:name="P1574" style:parent-style-name="NormalWeb" style:family="paragraph">
      <style:text-properties fo:hyphenate="true"/>
    </style:style>
    <style:style style:name="T1575" style:parent-style-name="Fuentedepárrafopredeter." style:family="text">
      <style:text-properties style:font-name="Segoe UI Emoji" style:font-name-complex="Segoe UI Emoji"/>
    </style:style>
    <style:style style:name="P1576" style:parent-style-name="NormalWeb" style:family="paragraph">
      <style:text-properties fo:hyphenate="true"/>
    </style:style>
    <style:style style:name="T1577" style:parent-style-name="Fuentedepárrafopredeter." style:family="text">
      <style:text-properties style:font-name="Segoe UI Emoji" style:font-name-complex="Segoe UI Emoji"/>
    </style:style>
    <style:style style:name="P1578" style:parent-style-name="NormalWeb" style:family="paragraph">
      <style:text-properties fo:hyphenate="true"/>
    </style:style>
    <style:style style:name="T1579" style:parent-style-name="Fuentedepárrafopredeter." style:family="text">
      <style:text-properties style:font-name="Segoe UI Emoji" style:font-name-complex="Segoe UI Emoji"/>
    </style:style>
    <style:style style:name="P1580" style:parent-style-name="NormalWeb" style:family="paragraph">
      <style:text-properties fo:hyphenate="true"/>
    </style:style>
    <style:style style:name="T1581" style:parent-style-name="Fuentedepárrafopredeter." style:family="text">
      <style:text-properties style:font-name="Segoe UI Emoji" style:font-name-complex="Segoe UI Emoji"/>
    </style:style>
    <style:style style:name="T1582" style:parent-style-name="Textoennegrita" style:family="text">
      <style:text-properties fo:font-weight="bold" style:font-weight-asian="bold" style:font-weight-complex="bold"/>
    </style:style>
    <style:style style:name="T1583" style:parent-style-name="Textoennegrita" style:family="text">
      <style:text-properties fo:font-weight="bold" style:font-weight-asian="bold" style:font-weight-complex="bold"/>
    </style:style>
    <style:style style:name="T1584" style:parent-style-name="Fuentedepárrafopredeter." style:family="text">
      <style:text-properties style:font-name="Segoe UI Emoji" style:font-name-complex="Segoe UI Emoji"/>
    </style:style>
    <style:style style:name="P1585" style:parent-style-name="NormalWeb" style:family="paragraph">
      <style:text-properties fo:hyphenate="true"/>
    </style:style>
    <style:style style:name="P1586" style:parent-style-name="NormalWeb" style:family="paragraph">
      <style:text-properties fo:hyphenate="true"/>
    </style:style>
    <style:style style:name="P1587" style:parent-style-name="NormalWeb" style:family="paragraph">
      <style:text-properties fo:hyphenate="true"/>
    </style:style>
    <style:style style:name="P1588" style:parent-style-name="Normal" style:family="paragraph">
      <style:paragraph-properties fo:break-before="page"/>
      <style:text-properties fo:hyphenate="true"/>
    </style:style>
    <style:style style:name="T1589" style:parent-style-name="Fuentedepárrafopredeter." style:family="text">
      <style:text-properties style:font-name="Segoe UI Emoji" style:font-name-complex="Segoe UI Emoji"/>
    </style:style>
    <style:style style:name="T1590" style:parent-style-name="Textoennegrita" style:family="text">
      <style:text-properties fo:font-weight="bold" style:font-weight-asian="bold" style:font-weight-complex="bold"/>
    </style:style>
    <style:style style:name="T1591" style:parent-style-name="Fuentedepárrafopredeter." style:family="text">
      <style:text-properties style:font-name="Segoe UI Emoji" style:font-name-complex="Segoe UI Emoji"/>
    </style:style>
    <style:style style:name="T1592" style:parent-style-name="Textoennegrita" style:family="text">
      <style:text-properties fo:font-weight="bold" style:font-weight-asian="bold" style:font-weight-complex="bold"/>
    </style:style>
    <style:style style:name="T1593" style:parent-style-name="Textoennegrita" style:family="text">
      <style:text-properties fo:font-weight="bold" style:font-weight-asian="bold" style:font-weight-complex="bold"/>
    </style:style>
    <style:style style:name="P1594" style:parent-style-name="NormalWeb" style:family="paragraph">
      <style:text-properties fo:hyphenate="true"/>
    </style:style>
    <style:style style:name="P1595" style:parent-style-name="NormalWeb" style:family="paragraph">
      <style:text-properties fo:hyphenate="true"/>
    </style:style>
    <style:style style:name="P1596" style:parent-style-name="NormalWeb" style:family="paragraph">
      <style:text-properties fo:hyphenate="true"/>
    </style:style>
    <style:style style:name="T1597" style:parent-style-name="Fuentedepárrafopredeter." style:family="text">
      <style:text-properties style:font-name="Segoe UI Emoji" style:font-name-complex="Segoe UI Emoji"/>
    </style:style>
    <style:style style:name="T1598" style:parent-style-name="Textoennegrita" style:family="text">
      <style:text-properties fo:font-weight="bold" style:font-weight-asian="bold" style:font-weight-complex="bold"/>
    </style:style>
    <style:style style:name="T1599" style:parent-style-name="Textoennegrita" style:family="text">
      <style:text-properties fo:font-weight="bold" style:font-weight-asian="bold" style:font-weight-complex="bold"/>
    </style:style>
    <style:style style:name="P1600" style:parent-style-name="NormalWeb" style:family="paragraph">
      <style:text-properties fo:hyphenate="true"/>
    </style:style>
    <style:style style:name="P1601" style:parent-style-name="NormalWeb" style:family="paragraph">
      <style:text-properties fo:hyphenate="true"/>
    </style:style>
    <style:style style:name="P1602" style:parent-style-name="NormalWeb" style:family="paragraph">
      <style:text-properties fo:hyphenate="true"/>
    </style:style>
    <style:style style:name="T1603" style:parent-style-name="Fuentedepárrafopredeter." style:family="text">
      <style:text-properties style:font-name="Segoe UI Emoji" style:font-name-complex="Segoe UI Emoji"/>
    </style:style>
    <style:style style:name="T1604" style:parent-style-name="Textoennegrita" style:family="text">
      <style:text-properties fo:font-weight="bold" style:font-weight-asian="bold" style:font-weight-complex="bold"/>
    </style:style>
    <style:style style:name="T1605" style:parent-style-name="Textoennegrita" style:family="text">
      <style:text-properties fo:font-weight="bold" style:font-weight-asian="bold" style:font-weight-complex="bold"/>
    </style:style>
    <style:style style:name="T1606" style:parent-style-name="Textoennegrita" style:family="text">
      <style:text-properties fo:font-weight="bold" style:font-weight-asian="bold" style:font-weight-complex="bold"/>
    </style:style>
    <style:style style:name="P1607" style:parent-style-name="NormalWeb" style:family="paragraph">
      <style:text-properties fo:hyphenate="true"/>
    </style:style>
    <style:style style:name="P1608" style:parent-style-name="NormalWeb" style:family="paragraph">
      <style:text-properties fo:hyphenate="true"/>
    </style:style>
    <style:style style:name="P1609" style:parent-style-name="NormalWeb" style:family="paragraph">
      <style:text-properties fo:hyphenate="true"/>
    </style:style>
    <style:style style:name="T1610" style:parent-style-name="Textoennegrita" style:family="text">
      <style:text-properties fo:font-weight="bold" style:font-weight-asian="bold" style:font-weight-complex="bold"/>
    </style:style>
    <style:style style:name="P1611" style:parent-style-name="NormalWeb" style:family="paragraph">
      <style:text-properties fo:hyphenate="true"/>
    </style:style>
    <style:style style:name="P1612" style:parent-style-name="NormalWeb" style:family="paragraph">
      <style:text-properties fo:hyphenate="true"/>
    </style:style>
    <style:style style:name="P1613" style:parent-style-name="NormalWeb" style:family="paragraph">
      <style:text-properties fo:hyphenate="true"/>
    </style:style>
    <style:style style:name="P1614" style:parent-style-name="NormalWeb" style:family="paragraph">
      <style:text-properties fo:hyphenate="true"/>
    </style:style>
    <style:style style:name="P1615" style:parent-style-name="NormalWeb" style:family="paragraph">
      <style:text-properties fo:hyphenate="true"/>
    </style:style>
    <style:style style:name="T1616" style:parent-style-name="Textoennegrita" style:family="text">
      <style:text-properties fo:font-weight="bold" style:font-weight-asian="bold" style:font-weight-complex="bold"/>
    </style:style>
    <style:style style:name="P1617" style:parent-style-name="NormalWeb" style:family="paragraph">
      <style:text-properties fo:hyphenate="true"/>
    </style:style>
    <style:style style:name="P1618" style:parent-style-name="NormalWeb" style:family="paragraph">
      <style:text-properties fo:hyphenate="true"/>
    </style:style>
    <style:style style:name="P1619" style:parent-style-name="NormalWeb" style:family="paragraph">
      <style:text-properties fo:hyphenate="true"/>
    </style:style>
    <style:style style:name="T1620" style:parent-style-name="Textoennegrita" style:family="text">
      <style:text-properties fo:font-weight="bold" style:font-weight-asian="bold" style:font-weight-complex="bold"/>
    </style:style>
    <style:style style:name="P1621" style:parent-style-name="NormalWeb" style:family="paragraph">
      <style:text-properties fo:hyphenate="true"/>
    </style:style>
    <style:style style:name="P1622" style:parent-style-name="NormalWeb" style:family="paragraph">
      <style:text-properties fo:hyphenate="true"/>
    </style:style>
    <style:style style:name="P1623" style:parent-style-name="NormalWeb" style:family="paragraph">
      <style:text-properties fo:hyphenate="true"/>
    </style:style>
    <style:style style:name="T1624" style:parent-style-name="Textoennegrita" style:family="text">
      <style:text-properties fo:font-weight="bold" style:font-weight-asian="bold" style:font-weight-complex="bold"/>
    </style:style>
    <style:style style:name="P1625" style:parent-style-name="NormalWeb" style:family="paragraph">
      <style:text-properties fo:hyphenate="true"/>
    </style:style>
    <style:style style:name="P1626" style:parent-style-name="NormalWeb" style:family="paragraph">
      <style:text-properties fo:hyphenate="true"/>
    </style:style>
    <style:style style:name="P1627" style:parent-style-name="NormalWeb" style:family="paragraph">
      <style:text-properties fo:hyphenate="true"/>
    </style:style>
    <style:style style:name="T1628" style:parent-style-name="Fuentedepárrafopredeter." style:family="text">
      <style:text-properties style:font-name="Segoe UI Emoji" style:font-name-complex="Segoe UI Emoji"/>
    </style:style>
    <style:style style:name="T1629" style:parent-style-name="Textoennegrita" style:family="text">
      <style:text-properties fo:font-weight="bold" style:font-weight-asian="bold" style:font-weight-complex="bold"/>
    </style:style>
    <style:style style:name="T1630" style:parent-style-name="Textoennegrita" style:family="text">
      <style:text-properties fo:font-weight="bold" style:font-weight-asian="bold" style:font-weight-complex="bold"/>
    </style:style>
    <style:style style:name="T1631" style:parent-style-name="Fuentedepárrafopredeter." style:family="text">
      <style:text-properties style:font-name="Segoe UI Emoji" style:font-name-complex="Segoe UI Emoji"/>
    </style:style>
    <style:style style:name="T1632" style:parent-style-name="Fuentedepárrafopredeter." style:family="text">
      <style:text-properties style:font-name="Segoe UI Emoji" style:font-name-complex="Segoe UI Emoji"/>
    </style:style>
    <style:style style:name="P1633" style:parent-style-name="NormalWeb" style:family="paragraph">
      <style:text-properties fo:hyphenate="true"/>
    </style:style>
    <style:style style:name="P1634" style:parent-style-name="NormalWeb" style:family="paragraph">
      <style:text-properties fo:hyphenate="true"/>
    </style:style>
    <style:style style:name="P1635" style:parent-style-name="NormalWeb" style:family="paragraph">
      <style:text-properties fo:hyphenate="true"/>
    </style:style>
    <style:style style:name="P1636" style:parent-style-name="NormalWeb" style:family="paragraph">
      <style:text-properties fo:hyphenate="true"/>
    </style:style>
    <style:style style:name="P1637" style:parent-style-name="NormalWeb" style:family="paragraph">
      <style:text-properties fo:hyphenate="true"/>
    </style:style>
    <style:style style:name="P1638" style:parent-style-name="NormalWeb" style:family="paragraph">
      <style:text-properties fo:hyphenate="true"/>
    </style:style>
    <style:style style:name="T1639" style:parent-style-name="Fuentedepárrafopredeter." style:family="text">
      <style:text-properties style:font-name="Segoe UI Emoji" style:font-name-complex="Segoe UI Emoji"/>
    </style:style>
    <style:style style:name="T1640" style:parent-style-name="Textoennegrita" style:family="text">
      <style:text-properties fo:font-weight="bold" style:font-weight-asian="bold" style:font-weight-complex="bold"/>
    </style:style>
    <style:style style:name="T1641" style:parent-style-name="Textoennegrita" style:family="text">
      <style:text-properties fo:font-weight="bold" style:font-weight-asian="bold" style:font-weight-complex="bold"/>
    </style:style>
    <style:style style:name="P1642" style:parent-style-name="NormalWeb" style:family="paragraph">
      <style:text-properties fo:hyphenate="true"/>
    </style:style>
    <style:style style:name="T1643" style:parent-style-name="Fuentedepárrafopredeter." style:family="text">
      <style:text-properties style:font-name="Segoe UI Emoji" style:font-name-complex="Segoe UI Emoji"/>
    </style:style>
    <style:style style:name="P1644" style:parent-style-name="NormalWeb" style:family="paragraph">
      <style:text-properties fo:hyphenate="true"/>
    </style:style>
    <style:style style:name="T1645" style:parent-style-name="Fuentedepárrafopredeter." style:family="text">
      <style:text-properties style:font-name="Segoe UI Emoji" style:font-name-complex="Segoe UI Emoji"/>
    </style:style>
    <style:style style:name="P1646" style:parent-style-name="NormalWeb" style:family="paragraph">
      <style:text-properties fo:hyphenate="true"/>
    </style:style>
    <style:style style:name="T1647" style:parent-style-name="Fuentedepárrafopredeter." style:family="text">
      <style:text-properties style:font-name="Segoe UI Emoji" style:font-name-complex="Segoe UI Emoji"/>
    </style:style>
    <style:style style:name="P1648" style:parent-style-name="NormalWeb" style:family="paragraph">
      <style:text-properties fo:hyphenate="true"/>
    </style:style>
    <style:style style:name="T1649" style:parent-style-name="Fuentedepárrafopredeter." style:family="text">
      <style:text-properties style:font-name="Segoe UI Emoji" style:font-name-complex="Segoe UI Emoji"/>
    </style:style>
    <style:style style:name="P1650" style:parent-style-name="NormalWeb" style:family="paragraph">
      <style:text-properties fo:hyphenate="true"/>
    </style:style>
    <style:style style:name="T1651" style:parent-style-name="Fuentedepárrafopredeter." style:family="text">
      <style:text-properties style:font-name="Segoe UI Emoji" style:font-name-complex="Segoe UI Emoji"/>
    </style:style>
    <style:style style:name="T1652" style:parent-style-name="Textoennegrita" style:family="text">
      <style:text-properties fo:font-weight="bold" style:font-weight-asian="bold" style:font-weight-complex="bold"/>
    </style:style>
    <style:style style:name="T1653" style:parent-style-name="Textoennegrita" style:family="text">
      <style:text-properties fo:font-weight="bold" style:font-weight-asian="bold" style:font-weight-complex="bold"/>
    </style:style>
    <style:style style:name="T1654" style:parent-style-name="Fuentedepárrafopredeter." style:family="text">
      <style:text-properties style:font-name="Segoe UI Emoji" style:font-name-complex="Segoe UI Emoji"/>
    </style:style>
    <style:style style:name="P1655" style:parent-style-name="NormalWeb" style:family="paragraph">
      <style:text-properties fo:hyphenate="true"/>
    </style:style>
    <style:style style:name="P1656" style:parent-style-name="NormalWeb" style:family="paragraph">
      <style:text-properties fo:hyphenate="true"/>
    </style:style>
    <style:style style:name="P1657" style:parent-style-name="NormalWeb" style:family="paragraph">
      <style:text-properties fo:hyphenate="true"/>
    </style:style>
    <style:style style:name="P1658" style:parent-style-name="Normal" style:family="paragraph">
      <style:paragraph-properties fo:break-before="page"/>
      <style:text-properties fo:hyphenate="true"/>
    </style:style>
    <style:style style:name="T1659" style:parent-style-name="Fuentedepárrafopredeter." style:family="text">
      <style:text-properties style:font-name="Segoe UI Emoji" style:font-name-complex="Segoe UI Emoji"/>
    </style:style>
    <style:style style:name="T1660" style:parent-style-name="Textoennegrita" style:family="text">
      <style:text-properties fo:font-weight="bold" style:font-weight-asian="bold" style:font-weight-complex="bold"/>
    </style:style>
    <style:style style:name="T1661" style:parent-style-name="Fuentedepárrafopredeter." style:family="text">
      <style:text-properties style:font-name="Segoe UI Emoji" style:font-name-complex="Segoe UI Emoji"/>
    </style:style>
    <style:style style:name="T1662" style:parent-style-name="Textoennegrita" style:family="text">
      <style:text-properties fo:font-weight="bold" style:font-weight-asian="bold" style:font-weight-complex="bold"/>
    </style:style>
    <style:style style:name="T1663" style:parent-style-name="Textoennegrita" style:family="text">
      <style:text-properties fo:font-weight="bold" style:font-weight-asian="bold" style:font-weight-complex="bold"/>
    </style:style>
    <style:style style:name="P1664" style:parent-style-name="NormalWeb" style:family="paragraph">
      <style:text-properties fo:hyphenate="true"/>
    </style:style>
    <style:style style:name="P1665" style:parent-style-name="NormalWeb" style:family="paragraph">
      <style:text-properties fo:hyphenate="true"/>
    </style:style>
    <style:style style:name="P1666" style:parent-style-name="NormalWeb" style:family="paragraph">
      <style:text-properties fo:hyphenate="true"/>
    </style:style>
    <style:style style:name="T1667" style:parent-style-name="Fuentedepárrafopredeter." style:family="text">
      <style:text-properties style:font-name="Segoe UI Emoji" style:font-name-complex="Segoe UI Emoji"/>
    </style:style>
    <style:style style:name="T1668" style:parent-style-name="Textoennegrita" style:family="text">
      <style:text-properties fo:font-weight="bold" style:font-weight-asian="bold" style:font-weight-complex="bold"/>
    </style:style>
    <style:style style:name="T1669" style:parent-style-name="Textoennegrita" style:family="text">
      <style:text-properties fo:font-weight="bold" style:font-weight-asian="bold" style:font-weight-complex="bold"/>
    </style:style>
    <style:style style:name="P1670" style:parent-style-name="NormalWeb" style:family="paragraph">
      <style:text-properties fo:hyphenate="true"/>
    </style:style>
    <style:style style:name="P1671" style:parent-style-name="NormalWeb" style:family="paragraph">
      <style:text-properties fo:hyphenate="true"/>
    </style:style>
    <style:style style:name="P1672" style:parent-style-name="NormalWeb" style:family="paragraph">
      <style:text-properties fo:hyphenate="true"/>
    </style:style>
    <style:style style:name="P1673" style:parent-style-name="NormalWeb" style:family="paragraph">
      <style:text-properties fo:hyphenate="true"/>
    </style:style>
    <style:style style:name="T1674" style:parent-style-name="Fuentedepárrafopredeter." style:family="text">
      <style:text-properties style:font-name="Segoe UI Emoji" style:font-name-complex="Segoe UI Emoji"/>
    </style:style>
    <style:style style:name="T1675" style:parent-style-name="Textoennegrita" style:family="text">
      <style:text-properties fo:font-weight="bold" style:font-weight-asian="bold" style:font-weight-complex="bold"/>
    </style:style>
    <style:style style:name="T1676" style:parent-style-name="Textoennegrita" style:family="text">
      <style:text-properties fo:font-weight="bold" style:font-weight-asian="bold" style:font-weight-complex="bold"/>
    </style:style>
    <style:style style:name="T1677" style:parent-style-name="Textoennegrita" style:family="text">
      <style:text-properties fo:font-weight="bold" style:font-weight-asian="bold" style:font-weight-complex="bold"/>
    </style:style>
    <style:style style:name="P1678" style:parent-style-name="NormalWeb" style:family="paragraph">
      <style:text-properties fo:hyphenate="true"/>
    </style:style>
    <style:style style:name="P1679" style:parent-style-name="NormalWeb" style:family="paragraph">
      <style:text-properties fo:hyphenate="true"/>
    </style:style>
    <style:style style:name="P1680" style:parent-style-name="NormalWeb" style:family="paragraph">
      <style:text-properties fo:hyphenate="true"/>
    </style:style>
    <style:style style:name="T1681" style:parent-style-name="Textoennegrita" style:family="text">
      <style:text-properties fo:font-weight="bold" style:font-weight-asian="bold" style:font-weight-complex="bold"/>
    </style:style>
    <style:style style:name="P1682" style:parent-style-name="NormalWeb" style:family="paragraph">
      <style:text-properties fo:hyphenate="true"/>
    </style:style>
    <style:style style:name="P1683" style:parent-style-name="NormalWeb" style:family="paragraph">
      <style:text-properties fo:hyphenate="true"/>
    </style:style>
    <style:style style:name="P1684" style:parent-style-name="NormalWeb" style:family="paragraph">
      <style:text-properties fo:hyphenate="true"/>
    </style:style>
    <style:style style:name="T1685" style:parent-style-name="Textoennegrita" style:family="text">
      <style:text-properties fo:font-weight="bold" style:font-weight-asian="bold" style:font-weight-complex="bold"/>
    </style:style>
    <style:style style:name="P1686" style:parent-style-name="NormalWeb" style:family="paragraph">
      <style:text-properties fo:hyphenate="true"/>
    </style:style>
    <style:style style:name="P1687" style:parent-style-name="NormalWeb" style:family="paragraph">
      <style:text-properties fo:hyphenate="true"/>
    </style:style>
    <style:style style:name="P1688" style:parent-style-name="NormalWeb" style:family="paragraph">
      <style:text-properties fo:hyphenate="true"/>
    </style:style>
    <style:style style:name="P1689" style:parent-style-name="NormalWeb" style:family="paragraph">
      <style:text-properties fo:hyphenate="true"/>
    </style:style>
    <style:style style:name="T1690" style:parent-style-name="Textoennegrita" style:family="text">
      <style:text-properties fo:font-weight="bold" style:font-weight-asian="bold" style:font-weight-complex="bold"/>
    </style:style>
    <style:style style:name="P1691" style:parent-style-name="NormalWeb" style:family="paragraph">
      <style:text-properties fo:hyphenate="true"/>
    </style:style>
    <style:style style:name="P1692" style:parent-style-name="NormalWeb" style:family="paragraph">
      <style:text-properties fo:hyphenate="true"/>
    </style:style>
    <style:style style:name="P1693" style:parent-style-name="NormalWeb" style:family="paragraph">
      <style:text-properties fo:hyphenate="true"/>
    </style:style>
    <style:style style:name="T1694" style:parent-style-name="Fuentedepárrafopredeter." style:family="text">
      <style:text-properties style:font-name="Segoe UI Emoji" style:font-name-complex="Segoe UI Emoji"/>
    </style:style>
    <style:style style:name="T1695" style:parent-style-name="Textoennegrita" style:family="text">
      <style:text-properties fo:font-weight="bold" style:font-weight-asian="bold" style:font-weight-complex="bold"/>
    </style:style>
    <style:style style:name="T1696" style:parent-style-name="Textoennegrita" style:family="text">
      <style:text-properties fo:font-weight="bold" style:font-weight-asian="bold" style:font-weight-complex="bold"/>
    </style:style>
    <style:style style:name="T1697" style:parent-style-name="Fuentedepárrafopredeter." style:family="text">
      <style:text-properties style:font-name="Segoe UI Emoji" style:font-name-complex="Segoe UI Emoji"/>
    </style:style>
    <style:style style:name="T1698" style:parent-style-name="Fuentedepárrafopredeter." style:family="text">
      <style:text-properties style:font-name="Segoe UI Emoji" style:font-name-complex="Segoe UI Emoji"/>
    </style:style>
    <style:style style:name="P1699" style:parent-style-name="NormalWeb" style:family="paragraph">
      <style:text-properties fo:hyphenate="true"/>
    </style:style>
    <style:style style:name="P1700" style:parent-style-name="NormalWeb" style:family="paragraph">
      <style:text-properties fo:hyphenate="true"/>
    </style:style>
    <style:style style:name="P1701" style:parent-style-name="NormalWeb" style:family="paragraph">
      <style:text-properties fo:hyphenate="true"/>
    </style:style>
    <style:style style:name="P1702" style:parent-style-name="NormalWeb" style:family="paragraph">
      <style:text-properties fo:hyphenate="true"/>
    </style:style>
    <style:style style:name="P1703" style:parent-style-name="NormalWeb" style:family="paragraph">
      <style:text-properties fo:hyphenate="true"/>
    </style:style>
    <style:style style:name="T1704" style:parent-style-name="Fuentedepárrafopredeter." style:family="text">
      <style:text-properties style:font-name="Segoe UI Emoji" style:font-name-complex="Segoe UI Emoji"/>
    </style:style>
    <style:style style:name="T1705" style:parent-style-name="Textoennegrita" style:family="text">
      <style:text-properties fo:font-weight="bold" style:font-weight-asian="bold" style:font-weight-complex="bold"/>
    </style:style>
    <style:style style:name="T1706" style:parent-style-name="Textoennegrita" style:family="text">
      <style:text-properties fo:font-weight="bold" style:font-weight-asian="bold" style:font-weight-complex="bold"/>
    </style:style>
    <style:style style:name="P1707" style:parent-style-name="NormalWeb" style:family="paragraph">
      <style:text-properties fo:hyphenate="true"/>
    </style:style>
    <style:style style:name="T1708" style:parent-style-name="Fuentedepárrafopredeter." style:family="text">
      <style:text-properties style:font-name="Segoe UI Emoji" style:font-name-complex="Segoe UI Emoji"/>
    </style:style>
    <style:style style:name="P1709" style:parent-style-name="NormalWeb" style:family="paragraph">
      <style:text-properties fo:hyphenate="true"/>
    </style:style>
    <style:style style:name="T1710" style:parent-style-name="Fuentedepárrafopredeter." style:family="text">
      <style:text-properties style:font-name="Segoe UI Emoji" style:font-name-complex="Segoe UI Emoji"/>
    </style:style>
    <style:style style:name="P1711" style:parent-style-name="NormalWeb" style:family="paragraph">
      <style:text-properties fo:hyphenate="true"/>
    </style:style>
    <style:style style:name="T1712" style:parent-style-name="Fuentedepárrafopredeter." style:family="text">
      <style:text-properties style:font-name="Segoe UI Emoji" style:font-name-complex="Segoe UI Emoji"/>
    </style:style>
    <style:style style:name="P1713" style:parent-style-name="NormalWeb" style:family="paragraph">
      <style:text-properties fo:hyphenate="true"/>
    </style:style>
    <style:style style:name="T1714" style:parent-style-name="Fuentedepárrafopredeter." style:family="text">
      <style:text-properties style:font-name="Segoe UI Emoji" style:font-name-complex="Segoe UI Emoji"/>
    </style:style>
    <style:style style:name="P1715" style:parent-style-name="NormalWeb" style:family="paragraph">
      <style:text-properties fo:hyphenate="true"/>
    </style:style>
    <style:style style:name="T1716" style:parent-style-name="Fuentedepárrafopredeter." style:family="text">
      <style:text-properties style:font-name="Segoe UI Emoji" style:font-name-complex="Segoe UI Emoji"/>
    </style:style>
    <style:style style:name="T1717" style:parent-style-name="Textoennegrita" style:family="text">
      <style:text-properties fo:font-weight="bold" style:font-weight-asian="bold" style:font-weight-complex="bold"/>
    </style:style>
    <style:style style:name="T1718" style:parent-style-name="Textoennegrita" style:family="text">
      <style:text-properties fo:font-weight="bold" style:font-weight-asian="bold" style:font-weight-complex="bold"/>
    </style:style>
    <style:style style:name="T1719" style:parent-style-name="Fuentedepárrafopredeter." style:family="text">
      <style:text-properties style:font-name="Segoe UI Emoji" style:font-name-complex="Segoe UI Emoji"/>
    </style:style>
    <style:style style:name="P1720" style:parent-style-name="NormalWeb" style:family="paragraph">
      <style:text-properties fo:hyphenate="true"/>
    </style:style>
    <style:style style:name="P1721" style:parent-style-name="NormalWeb" style:family="paragraph">
      <style:text-properties fo:hyphenate="true"/>
    </style:style>
    <style:style style:name="P1722" style:parent-style-name="NormalWeb" style:family="paragraph">
      <style:text-properties fo:hyphenate="true"/>
    </style:style>
    <style:style style:name="P1723" style:parent-style-name="Normal" style:family="paragraph">
      <style:paragraph-properties fo:break-before="page"/>
      <style:text-properties fo:hyphenate="true"/>
    </style:style>
    <style:style style:name="T1724" style:parent-style-name="Fuentedepárrafopredeter." style:family="text">
      <style:text-properties style:font-name="Segoe UI Emoji" style:font-name-complex="Segoe UI Emoji"/>
    </style:style>
    <style:style style:name="T1725" style:parent-style-name="Textoennegrita" style:family="text">
      <style:text-properties fo:font-weight="bold" style:font-weight-asian="bold" style:font-weight-complex="bold"/>
    </style:style>
    <style:style style:name="T1726" style:parent-style-name="Fuentedepárrafopredeter." style:family="text">
      <style:text-properties style:font-name="Segoe UI Emoji" style:font-name-complex="Segoe UI Emoji"/>
    </style:style>
    <style:style style:name="T1727" style:parent-style-name="Textoennegrita" style:family="text">
      <style:text-properties fo:font-weight="bold" style:font-weight-asian="bold" style:font-weight-complex="bold"/>
    </style:style>
    <style:style style:name="T1728" style:parent-style-name="Textoennegrita" style:family="text">
      <style:text-properties fo:font-weight="bold" style:font-weight-asian="bold" style:font-weight-complex="bold"/>
    </style:style>
    <style:style style:name="P1729" style:parent-style-name="NormalWeb" style:family="paragraph">
      <style:text-properties fo:hyphenate="true"/>
    </style:style>
    <style:style style:name="P1730" style:parent-style-name="NormalWeb" style:family="paragraph">
      <style:text-properties fo:hyphenate="true"/>
    </style:style>
    <style:style style:name="P1731" style:parent-style-name="NormalWeb" style:family="paragraph">
      <style:text-properties fo:hyphenate="true"/>
    </style:style>
    <style:style style:name="T1732" style:parent-style-name="Fuentedepárrafopredeter." style:family="text">
      <style:text-properties style:font-name="Segoe UI Emoji" style:font-name-complex="Segoe UI Emoji"/>
    </style:style>
    <style:style style:name="T1733" style:parent-style-name="Textoennegrita" style:family="text">
      <style:text-properties fo:font-weight="bold" style:font-weight-asian="bold" style:font-weight-complex="bold"/>
    </style:style>
    <style:style style:name="T1734" style:parent-style-name="Textoennegrita" style:family="text">
      <style:text-properties fo:font-weight="bold" style:font-weight-asian="bold" style:font-weight-complex="bold"/>
    </style:style>
    <style:style style:name="P1735" style:parent-style-name="NormalWeb" style:family="paragraph">
      <style:text-properties fo:hyphenate="true"/>
    </style:style>
    <style:style style:name="P1736" style:parent-style-name="NormalWeb" style:family="paragraph">
      <style:text-properties fo:hyphenate="true"/>
    </style:style>
    <style:style style:name="P1737" style:parent-style-name="NormalWeb" style:family="paragraph">
      <style:text-properties fo:hyphenate="true"/>
    </style:style>
    <style:style style:name="T1738" style:parent-style-name="Fuentedepárrafopredeter." style:family="text">
      <style:text-properties style:font-name="Segoe UI Emoji" style:font-name-complex="Segoe UI Emoji"/>
    </style:style>
    <style:style style:name="T1739" style:parent-style-name="Textoennegrita" style:family="text">
      <style:text-properties fo:font-weight="bold" style:font-weight-asian="bold" style:font-weight-complex="bold"/>
    </style:style>
    <style:style style:name="T1740" style:parent-style-name="Textoennegrita" style:family="text">
      <style:text-properties fo:font-weight="bold" style:font-weight-asian="bold" style:font-weight-complex="bold"/>
    </style:style>
    <style:style style:name="T1741" style:parent-style-name="Textoennegrita" style:family="text">
      <style:text-properties fo:font-weight="bold" style:font-weight-asian="bold" style:font-weight-complex="bold"/>
    </style:style>
    <style:style style:name="P1742" style:parent-style-name="NormalWeb" style:family="paragraph">
      <style:text-properties fo:hyphenate="true"/>
    </style:style>
    <style:style style:name="P1743" style:parent-style-name="NormalWeb" style:family="paragraph">
      <style:text-properties fo:hyphenate="true"/>
    </style:style>
    <style:style style:name="P1744" style:parent-style-name="NormalWeb" style:family="paragraph">
      <style:text-properties fo:hyphenate="true"/>
    </style:style>
    <style:style style:name="T1745" style:parent-style-name="Textoennegrita" style:family="text">
      <style:text-properties fo:font-weight="bold" style:font-weight-asian="bold" style:font-weight-complex="bold"/>
    </style:style>
    <style:style style:name="P1746" style:parent-style-name="NormalWeb" style:family="paragraph">
      <style:text-properties fo:hyphenate="true"/>
    </style:style>
    <style:style style:name="P1747" style:parent-style-name="NormalWeb" style:family="paragraph">
      <style:text-properties fo:hyphenate="true"/>
    </style:style>
    <style:style style:name="T1748" style:parent-style-name="Textoennegrita" style:family="text">
      <style:text-properties fo:font-weight="bold" style:font-weight-asian="bold" style:font-weight-complex="bold"/>
    </style:style>
    <style:style style:name="P1749" style:parent-style-name="NormalWeb" style:family="paragraph">
      <style:text-properties fo:hyphenate="true"/>
    </style:style>
    <style:style style:name="P1750" style:parent-style-name="NormalWeb" style:family="paragraph">
      <style:text-properties fo:hyphenate="true"/>
    </style:style>
    <style:style style:name="P1751" style:parent-style-name="NormalWeb" style:family="paragraph">
      <style:text-properties fo:hyphenate="true"/>
    </style:style>
    <style:style style:name="T1752" style:parent-style-name="Textoennegrita" style:family="text">
      <style:text-properties fo:font-weight="bold" style:font-weight-asian="bold" style:font-weight-complex="bold"/>
    </style:style>
    <style:style style:name="P1753" style:parent-style-name="NormalWeb" style:family="paragraph">
      <style:text-properties fo:hyphenate="true"/>
    </style:style>
    <style:style style:name="P1754" style:parent-style-name="NormalWeb" style:family="paragraph">
      <style:text-properties fo:hyphenate="true"/>
    </style:style>
    <style:style style:name="T1755" style:parent-style-name="Textoennegrita" style:family="text">
      <style:text-properties fo:font-weight="bold" style:font-weight-asian="bold" style:font-weight-complex="bold"/>
    </style:style>
    <style:style style:name="P1756" style:parent-style-name="NormalWeb" style:family="paragraph">
      <style:text-properties fo:hyphenate="true"/>
    </style:style>
    <style:style style:name="P1757" style:parent-style-name="NormalWeb" style:family="paragraph">
      <style:text-properties fo:hyphenate="true"/>
    </style:style>
    <style:style style:name="P1758" style:parent-style-name="NormalWeb" style:family="paragraph">
      <style:text-properties fo:hyphenate="true"/>
    </style:style>
    <style:style style:name="T1759" style:parent-style-name="Fuentedepárrafopredeter." style:family="text">
      <style:text-properties style:font-name="Segoe UI Emoji" style:font-name-complex="Segoe UI Emoji"/>
    </style:style>
    <style:style style:name="T1760" style:parent-style-name="Textoennegrita" style:family="text">
      <style:text-properties fo:font-weight="bold" style:font-weight-asian="bold" style:font-weight-complex="bold"/>
    </style:style>
    <style:style style:name="T1761" style:parent-style-name="Textoennegrita" style:family="text">
      <style:text-properties fo:font-weight="bold" style:font-weight-asian="bold" style:font-weight-complex="bold"/>
    </style:style>
    <style:style style:name="T1762" style:parent-style-name="Fuentedepárrafopredeter." style:family="text">
      <style:text-properties style:font-name="Segoe UI Emoji" style:font-name-complex="Segoe UI Emoji"/>
    </style:style>
    <style:style style:name="T1763" style:parent-style-name="Fuentedepárrafopredeter." style:family="text">
      <style:text-properties style:font-name="Segoe UI Emoji" style:font-name-complex="Segoe UI Emoji"/>
    </style:style>
    <style:style style:name="P1764" style:parent-style-name="NormalWeb" style:family="paragraph">
      <style:text-properties fo:hyphenate="true"/>
    </style:style>
    <style:style style:name="P1765" style:parent-style-name="NormalWeb" style:family="paragraph">
      <style:text-properties fo:hyphenate="true"/>
    </style:style>
    <style:style style:name="P1766" style:parent-style-name="NormalWeb" style:family="paragraph">
      <style:text-properties fo:hyphenate="true"/>
    </style:style>
    <style:style style:name="P1767" style:parent-style-name="NormalWeb" style:family="paragraph">
      <style:text-properties fo:hyphenate="true"/>
    </style:style>
    <style:style style:name="P1768" style:parent-style-name="NormalWeb" style:family="paragraph">
      <style:text-properties fo:hyphenate="true"/>
    </style:style>
    <style:style style:name="P1769" style:parent-style-name="NormalWeb" style:family="paragraph">
      <style:text-properties fo:hyphenate="true"/>
    </style:style>
    <style:style style:name="T1770" style:parent-style-name="Fuentedepárrafopredeter." style:family="text">
      <style:text-properties style:font-name="Segoe UI Emoji" style:font-name-complex="Segoe UI Emoji"/>
    </style:style>
    <style:style style:name="T1771" style:parent-style-name="Textoennegrita" style:family="text">
      <style:text-properties fo:font-weight="bold" style:font-weight-asian="bold" style:font-weight-complex="bold"/>
    </style:style>
    <style:style style:name="T1772" style:parent-style-name="Textoennegrita" style:family="text">
      <style:text-properties fo:font-weight="bold" style:font-weight-asian="bold" style:font-weight-complex="bold"/>
    </style:style>
    <style:style style:name="P1773" style:parent-style-name="NormalWeb" style:family="paragraph">
      <style:text-properties fo:hyphenate="true"/>
    </style:style>
    <style:style style:name="T1774" style:parent-style-name="Fuentedepárrafopredeter." style:family="text">
      <style:text-properties style:font-name="Segoe UI Emoji" style:font-name-complex="Segoe UI Emoji"/>
    </style:style>
    <style:style style:name="P1775" style:parent-style-name="NormalWeb" style:family="paragraph">
      <style:text-properties fo:hyphenate="true"/>
    </style:style>
    <style:style style:name="T1776" style:parent-style-name="Fuentedepárrafopredeter." style:family="text">
      <style:text-properties style:font-name="Segoe UI Emoji" style:font-name-complex="Segoe UI Emoji"/>
    </style:style>
    <style:style style:name="P1777" style:parent-style-name="NormalWeb" style:family="paragraph">
      <style:text-properties fo:hyphenate="true"/>
    </style:style>
    <style:style style:name="T1778" style:parent-style-name="Fuentedepárrafopredeter." style:family="text">
      <style:text-properties style:font-name="Segoe UI Emoji" style:font-name-complex="Segoe UI Emoji"/>
    </style:style>
    <style:style style:name="P1779" style:parent-style-name="NormalWeb" style:family="paragraph">
      <style:text-properties fo:hyphenate="true"/>
    </style:style>
    <style:style style:name="T1780" style:parent-style-name="Fuentedepárrafopredeter." style:family="text">
      <style:text-properties style:font-name="Segoe UI Emoji" style:font-name-complex="Segoe UI Emoji"/>
    </style:style>
    <style:style style:name="P1781" style:parent-style-name="NormalWeb" style:family="paragraph">
      <style:text-properties fo:hyphenate="true"/>
    </style:style>
    <style:style style:name="T1782" style:parent-style-name="Fuentedepárrafopredeter." style:family="text">
      <style:text-properties style:font-name="Segoe UI Emoji" style:font-name-complex="Segoe UI Emoji"/>
    </style:style>
    <style:style style:name="T1783" style:parent-style-name="Textoennegrita" style:family="text">
      <style:text-properties fo:font-weight="bold" style:font-weight-asian="bold" style:font-weight-complex="bold"/>
    </style:style>
    <style:style style:name="T1784" style:parent-style-name="Textoennegrita" style:family="text">
      <style:text-properties fo:font-weight="bold" style:font-weight-asian="bold" style:font-weight-complex="bold"/>
    </style:style>
    <style:style style:name="T1785" style:parent-style-name="Fuentedepárrafopredeter." style:family="text">
      <style:text-properties style:font-name="Segoe UI Emoji" style:font-name-complex="Segoe UI Emoji"/>
    </style:style>
    <style:style style:name="P1786" style:parent-style-name="NormalWeb" style:family="paragraph">
      <style:text-properties fo:hyphenate="true"/>
    </style:style>
    <style:style style:name="P1787" style:parent-style-name="NormalWeb" style:family="paragraph">
      <style:text-properties fo:hyphenate="true"/>
    </style:style>
    <style:style style:name="P1788" style:parent-style-name="NormalWeb" style:family="paragraph">
      <style:text-properties fo:hyphenate="true"/>
    </style:style>
    <style:style style:name="P1789" style:parent-style-name="Normal" style:family="paragraph">
      <style:paragraph-properties fo:break-before="page"/>
      <style:text-properties fo:hyphenate="true"/>
    </style:style>
    <style:style style:name="T1790" style:parent-style-name="Fuentedepárrafopredeter." style:family="text">
      <style:text-properties style:font-name="Segoe UI Emoji" style:font-name-complex="Segoe UI Emoji"/>
    </style:style>
    <style:style style:name="T1791" style:parent-style-name="Textoennegrita" style:family="text">
      <style:text-properties fo:font-weight="bold" style:font-weight-asian="bold" style:font-weight-complex="bold"/>
    </style:style>
    <style:style style:name="T1792" style:parent-style-name="Fuentedepárrafopredeter." style:family="text">
      <style:text-properties style:font-name="Segoe UI Emoji" style:font-name-complex="Segoe UI Emoji"/>
    </style:style>
    <style:style style:name="T1793" style:parent-style-name="Textoennegrita" style:family="text">
      <style:text-properties fo:font-weight="bold" style:font-weight-asian="bold" style:font-weight-complex="bold"/>
    </style:style>
    <style:style style:name="T1794" style:parent-style-name="Textoennegrita" style:family="text">
      <style:text-properties fo:font-weight="bold" style:font-weight-asian="bold" style:font-weight-complex="bold"/>
    </style:style>
    <style:style style:name="P1795" style:parent-style-name="NormalWeb" style:family="paragraph">
      <style:text-properties fo:hyphenate="true"/>
    </style:style>
    <style:style style:name="P1796" style:parent-style-name="NormalWeb" style:family="paragraph">
      <style:text-properties fo:hyphenate="true"/>
    </style:style>
    <style:style style:name="P1797" style:parent-style-name="NormalWeb" style:family="paragraph">
      <style:text-properties fo:hyphenate="true"/>
    </style:style>
    <style:style style:name="P1798" style:parent-style-name="NormalWeb" style:family="paragraph">
      <style:text-properties fo:hyphenate="true"/>
    </style:style>
    <style:style style:name="P1799" style:parent-style-name="NormalWeb" style:family="paragraph">
      <style:text-properties fo:hyphenate="true"/>
    </style:style>
    <style:style style:name="P1800" style:parent-style-name="NormalWeb" style:family="paragraph">
      <style:text-properties fo:hyphenate="true"/>
    </style:style>
    <style:style style:name="P1801" style:parent-style-name="NormalWeb" style:family="paragraph">
      <style:text-properties fo:hyphenate="true"/>
    </style:style>
    <style:style style:name="T1802" style:parent-style-name="Fuentedepárrafopredeter." style:family="text">
      <style:text-properties style:font-name="Segoe UI Emoji" style:font-name-complex="Segoe UI Emoji"/>
    </style:style>
    <style:style style:name="T1803" style:parent-style-name="Textoennegrita" style:family="text">
      <style:text-properties fo:font-weight="bold" style:font-weight-asian="bold" style:font-weight-complex="bold"/>
    </style:style>
    <style:style style:name="T1804" style:parent-style-name="Textoennegrita" style:family="text">
      <style:text-properties fo:font-weight="bold" style:font-weight-asian="bold" style:font-weight-complex="bold"/>
    </style:style>
    <style:style style:name="P1805" style:parent-style-name="NormalWeb" style:family="paragraph">
      <style:text-properties fo:hyphenate="true"/>
    </style:style>
    <style:style style:name="P1806" style:parent-style-name="NormalWeb" style:family="paragraph">
      <style:text-properties fo:hyphenate="true"/>
    </style:style>
    <style:style style:name="P1807" style:parent-style-name="NormalWeb" style:family="paragraph">
      <style:text-properties fo:hyphenate="true"/>
    </style:style>
    <style:style style:name="T1808" style:parent-style-name="Fuentedepárrafopredeter." style:family="text">
      <style:text-properties style:font-name="Segoe UI Emoji" style:font-name-complex="Segoe UI Emoji"/>
    </style:style>
    <style:style style:name="T1809" style:parent-style-name="Textoennegrita" style:family="text">
      <style:text-properties fo:font-weight="bold" style:font-weight-asian="bold" style:font-weight-complex="bold"/>
    </style:style>
    <style:style style:name="T1810" style:parent-style-name="Textoennegrita" style:family="text">
      <style:text-properties fo:font-weight="bold" style:font-weight-asian="bold" style:font-weight-complex="bold"/>
    </style:style>
    <style:style style:name="T1811" style:parent-style-name="Textoennegrita" style:family="text">
      <style:text-properties fo:font-weight="bold" style:font-weight-asian="bold" style:font-weight-complex="bold"/>
    </style:style>
    <style:style style:name="P1812" style:parent-style-name="NormalWeb" style:family="paragraph">
      <style:text-properties fo:hyphenate="true"/>
    </style:style>
    <style:style style:name="P1813" style:parent-style-name="NormalWeb" style:family="paragraph">
      <style:text-properties fo:hyphenate="true"/>
    </style:style>
    <style:style style:name="P1814" style:parent-style-name="NormalWeb" style:family="paragraph">
      <style:text-properties fo:hyphenate="true"/>
    </style:style>
    <style:style style:name="T1815" style:parent-style-name="Textoennegrita" style:family="text">
      <style:text-properties fo:font-weight="bold" style:font-weight-asian="bold" style:font-weight-complex="bold"/>
    </style:style>
    <style:style style:name="P1816" style:parent-style-name="NormalWeb" style:family="paragraph">
      <style:text-properties fo:hyphenate="true"/>
    </style:style>
    <style:style style:name="P1817" style:parent-style-name="NormalWeb" style:family="paragraph">
      <style:text-properties fo:hyphenate="true"/>
    </style:style>
    <style:style style:name="P1818" style:parent-style-name="NormalWeb" style:family="paragraph">
      <style:text-properties fo:hyphenate="true"/>
    </style:style>
    <style:style style:name="T1819" style:parent-style-name="Textoennegrita" style:family="text">
      <style:text-properties fo:font-weight="bold" style:font-weight-asian="bold" style:font-weight-complex="bold"/>
    </style:style>
    <style:style style:name="P1820" style:parent-style-name="NormalWeb" style:family="paragraph">
      <style:text-properties fo:hyphenate="true"/>
    </style:style>
    <style:style style:name="P1821" style:parent-style-name="NormalWeb" style:family="paragraph">
      <style:text-properties fo:hyphenate="true"/>
    </style:style>
    <style:style style:name="P1822" style:parent-style-name="NormalWeb" style:family="paragraph">
      <style:text-properties fo:hyphenate="true"/>
    </style:style>
    <style:style style:name="P1823" style:parent-style-name="NormalWeb" style:family="paragraph">
      <style:text-properties fo:hyphenate="true"/>
    </style:style>
    <style:style style:name="P1824" style:parent-style-name="NormalWeb" style:family="paragraph">
      <style:text-properties fo:hyphenate="true"/>
    </style:style>
    <style:style style:name="P1825" style:parent-style-name="NormalWeb" style:family="paragraph">
      <style:text-properties fo:hyphenate="true"/>
    </style:style>
    <style:style style:name="T1826" style:parent-style-name="Textoennegrita" style:family="text">
      <style:text-properties fo:font-weight="bold" style:font-weight-asian="bold" style:font-weight-complex="bold"/>
    </style:style>
    <style:style style:name="P1827" style:parent-style-name="NormalWeb" style:family="paragraph">
      <style:text-properties fo:hyphenate="true"/>
    </style:style>
    <style:style style:name="P1828" style:parent-style-name="NormalWeb" style:family="paragraph">
      <style:text-properties fo:hyphenate="true"/>
    </style:style>
    <style:style style:name="P1829" style:parent-style-name="NormalWeb" style:family="paragraph">
      <style:text-properties fo:hyphenate="true"/>
    </style:style>
    <style:style style:name="T1830" style:parent-style-name="Textoennegrita" style:family="text">
      <style:text-properties fo:font-weight="bold" style:font-weight-asian="bold" style:font-weight-complex="bold"/>
    </style:style>
    <style:style style:name="P1831" style:parent-style-name="NormalWeb" style:family="paragraph">
      <style:text-properties fo:hyphenate="true"/>
    </style:style>
    <style:style style:name="P1832" style:parent-style-name="NormalWeb" style:family="paragraph">
      <style:text-properties fo:hyphenate="true"/>
    </style:style>
    <style:style style:name="P1833" style:parent-style-name="NormalWeb" style:family="paragraph">
      <style:text-properties fo:hyphenate="true"/>
    </style:style>
    <style:style style:name="T1834" style:parent-style-name="Textoennegrita" style:family="text">
      <style:text-properties fo:font-weight="bold" style:font-weight-asian="bold" style:font-weight-complex="bold"/>
    </style:style>
    <style:style style:name="T1835" style:parent-style-name="Textoennegrita" style:family="text">
      <style:text-properties fo:font-weight="bold" style:font-weight-asian="bold" style:font-weight-complex="bold"/>
    </style:style>
    <style:style style:name="T1836" style:parent-style-name="Fuentedepárrafopredeter." style:family="text">
      <style:text-properties style:font-name="Segoe UI Emoji" style:font-name-complex="Segoe UI Emoji"/>
    </style:style>
    <style:style style:name="T1837" style:parent-style-name="Fuentedepárrafopredeter." style:family="text">
      <style:text-properties style:font-name="Segoe UI Emoji" style:font-name-complex="Segoe UI Emoji"/>
    </style:style>
    <style:style style:name="T1838" style:parent-style-name="Fuentedepárrafopredeter." style:family="text">
      <style:text-properties style:font-name="Segoe UI Symbol" style:font-name-complex="Segoe UI Symbol"/>
    </style:style>
    <style:style style:name="P1839" style:parent-style-name="NormalWeb" style:family="paragraph">
      <style:text-properties fo:hyphenate="true"/>
    </style:style>
    <style:style style:name="P1840" style:parent-style-name="NormalWeb" style:family="paragraph">
      <style:text-properties fo:hyphenate="true"/>
    </style:style>
    <style:style style:name="P1841" style:parent-style-name="NormalWeb" style:family="paragraph">
      <style:text-properties fo:hyphenate="true"/>
    </style:style>
    <style:style style:name="P1842" style:parent-style-name="NormalWeb" style:family="paragraph">
      <style:text-properties fo:hyphenate="true"/>
    </style:style>
    <style:style style:name="P1843" style:parent-style-name="NormalWeb" style:family="paragraph">
      <style:text-properties fo:hyphenate="true"/>
    </style:style>
    <style:style style:name="T1844" style:parent-style-name="Fuentedepárrafopredeter." style:family="text">
      <style:text-properties style:font-name="Segoe UI Emoji" style:font-name-complex="Segoe UI Emoji"/>
    </style:style>
    <style:style style:name="T1845" style:parent-style-name="Textoennegrita" style:family="text">
      <style:text-properties fo:font-weight="bold" style:font-weight-asian="bold" style:font-weight-complex="bold"/>
    </style:style>
    <style:style style:name="T1846" style:parent-style-name="Textoennegrita" style:family="text">
      <style:text-properties fo:font-weight="bold" style:font-weight-asian="bold" style:font-weight-complex="bold"/>
    </style:style>
    <style:style style:name="P1847" style:parent-style-name="NormalWeb" style:family="paragraph">
      <style:text-properties fo:hyphenate="true"/>
    </style:style>
    <style:style style:name="T1848" style:parent-style-name="Fuentedepárrafopredeter." style:family="text">
      <style:text-properties style:font-name="Segoe UI Emoji" style:font-name-complex="Segoe UI Emoji"/>
    </style:style>
    <style:style style:name="P1849" style:parent-style-name="NormalWeb" style:family="paragraph">
      <style:text-properties fo:hyphenate="true"/>
    </style:style>
    <style:style style:name="T1850" style:parent-style-name="Fuentedepárrafopredeter." style:family="text">
      <style:text-properties style:font-name="Segoe UI Emoji" style:font-name-complex="Segoe UI Emoji"/>
    </style:style>
    <style:style style:name="P1851" style:parent-style-name="NormalWeb" style:family="paragraph">
      <style:text-properties fo:hyphenate="true"/>
    </style:style>
    <style:style style:name="T1852" style:parent-style-name="Fuentedepárrafopredeter." style:family="text">
      <style:text-properties style:font-name="Segoe UI Emoji" style:font-name-complex="Segoe UI Emoji"/>
    </style:style>
    <style:style style:name="P1853" style:parent-style-name="NormalWeb" style:family="paragraph">
      <style:text-properties fo:hyphenate="true"/>
    </style:style>
    <style:style style:name="T1854" style:parent-style-name="Fuentedepárrafopredeter." style:family="text">
      <style:text-properties style:font-name="Segoe UI Emoji" style:font-name-complex="Segoe UI Emoji"/>
    </style:style>
    <style:style style:name="P1855" style:parent-style-name="NormalWeb" style:family="paragraph">
      <style:text-properties fo:hyphenate="true"/>
    </style:style>
    <style:style style:name="T1856" style:parent-style-name="Fuentedepárrafopredeter." style:family="text">
      <style:text-properties style:font-name="Segoe UI Emoji" style:font-name-complex="Segoe UI Emoji"/>
    </style:style>
    <style:style style:name="T1857" style:parent-style-name="Textoennegrita" style:family="text">
      <style:text-properties fo:font-weight="bold" style:font-weight-asian="bold" style:font-weight-complex="bold"/>
    </style:style>
    <style:style style:name="T1858" style:parent-style-name="Textoennegrita" style:family="text">
      <style:text-properties fo:font-weight="bold" style:font-weight-asian="bold" style:font-weight-complex="bold"/>
    </style:style>
    <style:style style:name="T1859" style:parent-style-name="Fuentedepárrafopredeter." style:family="text">
      <style:text-properties style:font-name="Segoe UI Emoji" style:font-name-complex="Segoe UI Emoji"/>
    </style:style>
    <style:style style:name="P1860" style:parent-style-name="NormalWeb" style:family="paragraph">
      <style:text-properties fo:hyphenate="true"/>
    </style:style>
    <style:style style:name="P1861" style:parent-style-name="NormalWeb" style:family="paragraph">
      <style:text-properties fo:hyphenate="true"/>
    </style:style>
    <style:style style:name="P1862" style:parent-style-name="NormalWeb" style:family="paragraph">
      <style:text-properties fo:hyphenate="true"/>
    </style:style>
    <style:style style:family="graphic" style:name="a1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10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draw:fill="none" draw:stroke="solid" svg:stroke-width="0.01042in" svg:stroke-color="#a0a0a0" svg:stroke-opacity="100%" draw:stroke-linejoin="miter" svg:stroke-linecap="butt"/>
    </style:style>
    <style:style style:family="graphic" style:name="a10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draw:fill="none" draw:stroke="solid" svg:stroke-width="0.01042in" svg:stroke-color="#a0a0a0" svg:stroke-opacity="100%" draw:stroke-linejoin="miter" svg:stroke-linecap="butt"/>
    </style:style>
    <style:style style:family="graphic" style:name="a10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draw:fill="none" draw:stroke="solid" svg:stroke-width="0.01042in" svg:stroke-color="#a0a0a0" svg:stroke-opacity="100%" draw:stroke-linejoin="miter" svg:stroke-linecap="butt"/>
    </style:style>
    <style:style style:family="graphic" style:name="a10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draw:fill="none" draw:stroke="solid" svg:stroke-width="0.01042in" svg:stroke-color="#a0a0a0" svg:stroke-opacity="100%" draw:stroke-linejoin="miter" svg:stroke-linecap="butt"/>
    </style:style>
    <style:style style:family="graphic" style:name="a10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draw:fill="none" draw:stroke="solid" svg:stroke-width="0.01042in" svg:stroke-color="#a0a0a0" svg:stroke-opacity="100%" draw:stroke-linejoin="miter" svg:stroke-linecap="butt"/>
    </style:style>
    <style:style style:family="graphic" style:name="a10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2"><text:span text:style-name="T3">🍇🍇</text:span><text:span text:style-name="T4"><text:s/>CURSO: "EL ARTE DE DISFRUTAR EL VINO"</text:span></text:p>
      <text:p text:style-name="Default"/>
      <text:h text:style-name="P5" text:outline-level="1"><text:span text:style-name="T6">🏛🏛</text:span><text:span text:style-name="T7">MÓDULO 1: EL ORIGEN Y LA ESENCIA</text:span></text:h>
      <text:h text:style-name="Título1" text:outline-level="1">LECCIÓN 1 -<text:s/>La historia del vino – del mito a la copa</text:h>
      <text:h text:style-name="Título2" text:outline-level="2">1. Introducción: Del origen mítico al brindis moderno</text:h>
      <text:p text:style-name="P8">Desde las antiguas civilizaciones hasta nuestros días, el vino ha sido mucho más que una simple bebida. Es un símbolo que ha trascendido épocas, culturas y creencias, ocupando un lugar privilegiado tanto en los banquetes de reyes como en la mesa cotidiana.</text:p>
      <text:p text:style-name="P9">El vino ha representado placer, celebración, poder, espiritualidad y arte. Ha sido protagonista en rituales religiosos, ofrendas a los dioses, pactos entre naciones y brindis entre amigos. A través de sus sabores, colores y aromas, el vino narra historias milenarias, conectando al ser humano con la tierra y con sus raíces culturales.</text:p>
      <text:p text:style-name="P10">La historia del vino no se mide solo en años, sino en transformación: de uvas silvestres fermentadas accidentalmente a complejos caldos creados con precisión científica. Su evolución es un reflejo de la evolución de la humanidad misma.</text:p>
      <text:p text:style-name="P11"><text:span text:style-name="T12"><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h text:style-name="Título2" text:outline-level="2">2. Curiosidades que despiertan la pasión por el vino<text:s/><text:span text:style-name="T13">🍇🍇</text:span></text:h>
      <text:list text:style-name="LFO1" text:continue-numbering="true">
        <text:list-item>
          <text:p text:style-name="P14"><text:span text:style-name="T15">Los egipcios y el vino:</text:span><text:span text:style-name="T16"><text:s/>Ya en el año 3000 a.C., los antiguos egipcios producían vino tinto, que reservaban para las clases altas. Los jeroglíficos en tumbas muestran procesos de prensado, fermentación y almacenamiento. Lo usaban tanto en banquetes como en rituales religiosos, asociándolo con la vida eterna.</text:span></text:p>
        </text:list-item>
        <text:list-item>
          <text:p text:style-name="P17"><text:span text:style-name="T18">El vino como regalo divino en Grecia:</text:span><text:span text:style-name="T19"><text:s/>En la mitología griega, el vino era un regalo de<text:s/></text:span><text:span text:style-name="T20">Dionisio</text:span><text:span text:style-name="T21">, el dios del vino, el éxtasis y la fertilidad. Las fiestas en su honor, las<text:s/></text:span><text:span text:style-name="T22">Dionisíacas</text:span><text:span text:style-name="T23">, eran celebraciones de libertad sensorial y espiritual, donde el vino era el vínculo entre lo terrenal y lo divino.</text:span></text:p>
        </text:list-item>
        <text:list-item>
          <text:p text:style-name="P24"><text:span text:style-name="T25">Los romanos y la democratización del vino:</text:span><text:span text:style-name="T26"><text:s/>Los romanos perfeccionaron las técnicas de cultivo de la vid y almacenaje del vino. Lo llevaron a todos los rincones del Imperio, desde Hispania hasta la Galia, asegurando así su expansión<text:s/></text:span><text:soft-page-break/><text:span text:style-name="T27">por Europa. También fueron los primeros en escribir tratados sobre viticultura y en usar barricas para su conservación.</text:span></text:p>
        </text:list-item>
      </text:list>
      <text:p text:style-name="P28"><text:span text:style-name="T29"><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span></text:p>
      <text:h text:style-name="Título2" text:outline-level="2">3. Enseñanza práctica: La evolución del vino en tres etapas clave</text:h>
      <text:h text:style-name="P30" text:outline-level="3">• Mesopotamia: El inicio del cultivo de la vid</text:h>
      <text:p text:style-name="P31">En torno al año 6000 a.C., en las zonas que hoy corresponden a Georgia, Armenia e Irán, ya se cultivaban uvas silvestres. Los pueblos mesopotámicos fueron pioneros en el cultivo controlado de la vid y probablemente los primeros en observar el proceso natural de fermentación. El vino, en esta etapa, era reservado para las élites y las ofrendas a los dioses.</text:p>
      <text:h text:style-name="P32" text:outline-level="3">• Grecia y Roma: El culto al vino y su expansión</text:h>
      <text:p text:style-name="P33">Los griegos no solo adoraban a Dionisio; también fueron grandes comerciantes y exportadores de vino por el Mediterráneo. Introdujeron el uso de ánforas y técnicas de mezcla con agua y especias.</text:p>
      <text:p text:style-name="P34">Los romanos heredaron este amor por el vino y lo convirtieron en un símbolo de civilización. Fundaron viñedos en todo el Imperio, adaptando las variedades de uva a los diferentes climas y suelos. Con ellos, el vino dejó de ser un producto exclusivo y se convirtió en parte del día a día de todas las clases sociales.</text:p>
      <text:h text:style-name="P35" text:outline-level="3">• Edad Media: El vino y los monasterios como guardianes del saber</text:h>
      <text:p text:style-name="P36">Tras la caída del Imperio Romano, fueron los monasterios cristianos los que preservaron el conocimiento vinícola. Los monjes no solo elaboraban vino para uso litúrgico, sino que mejoraron técnicas de cultivo, selección de cepas y envejecimiento. En regiones como Borgoña y Champaña (Francia), los monasterios sentaron las bases de lo que hoy conocemos como enología moderna.</text:p>
      <text:p text:style-name="P37"><text:span text:style-name="T38"><draw:custom-shape svg:x="0in" svg:y="0in" svg:width="45.51042in" svg:height="0.00139in" draw:id="id2" draw:style-name="a2" draw:name="Horizontal Line 3" text:anchor-type="as-char"><svg:title/><svg:desc/><draw:enhanced-geometry draw:type="non-primitive" svg:viewBox="0 0 21600 21600" draw:enhanced-path="M 0 0 L 21600 0 21600 21600 0 21600 Z N"/></draw:custom-shape></text:span></text:p>
      <text:h text:style-name="Título2" text:outline-level="2">4. Experiencia sensorial: Vive el vino con los cinco sentidos<text:s/><text:span text:style-name="T39">🎶🍷🍽</text:span></text:h>
      <text:p text:style-name="P40"><text:span text:style-name="T41">Para cerrar esta pequeña gran historia, te proponemos una<text:s/></text:span><text:span text:style-name="T42">experiencia sensorial inmersiva</text:span><text:span text:style-name="T43">, ideal para acompañar la parte práctica de la formación:</text:span></text:p>
      <text:list text:style-name="LFO2" text:continue-numbering="true">
        <text:list-item>
          <text:p text:style-name="P44"><text:span text:style-name="T45">🎶</text:span><text:span text:style-name="T46"><text:s/>Música sugerida:</text:span><text:span text:style-name="T47"><text:line-break/></text:span><text:span text:style-name="T48">“Air on the G String” de Johann Sebastian Bach</text:span><text:span text:style-name="T49"><text:line-break/>Una melodía suave, armoniosa y elegante que crea el ambiente perfecto para apreciar el vino con calma y atención.</text:span></text:p>
        </text:list-item>
        <text:list-item>
          <text:p text:style-name="P50"><text:span text:style-name="T51">🍷</text:span><text:span text:style-name="T52"><text:s/>Vino sugerido:</text:span><text:span text:style-name="T53"><text:line-break/></text:span><text:span text:style-name="T54">Un tinto joven</text:span><text:span text:style-name="T55"><text:s/>(preferentemente Tempranillo o Garnacha). Ideal para paladares que se inician, con sabores frutales y taninos suaves.</text:span></text:p>
        </text:list-item>
        <text:list-item>
          <text:p text:style-name="P56"><text:span text:style-name="T57">🍽</text:span><text:span text:style-name="T58"><text:s/>Maridaje recomendado:</text:span><text:span text:style-name="T59"><text:line-break/></text:span><text:span text:style-name="T60">Pan artesanal y queso suave (como un Brie o un Camembert joven)</text:span><text:span text:style-name="T61">.</text:span><text:span text:style-name="T62"><text:line-break/>Esta combinación permite destacar las notas frutales del vino y proporciona una experiencia gustativa equilibrada y placentera.</text:span></text:p>
        </text:list-item>
      </text:list>
      <text:soft-page-break/>
      <text:p text:style-name="P63"><text:span text:style-name="T64">Tip de cata:</text:span><text:span text:style-name="T65"><text:s/>Observa el color, huele con atención, saborea en pequeños sorbos y permite que el vino “hable”. Cada vino tiene su propio relato.</text:span></text:p>
      <text:p text:style-name="P66"><text:span text:style-name="T67"><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span></text:p>
      <text:h text:style-name="Título2" text:outline-level="2">5. Quiz: ¿Qué tanto sabes de la historia del vino?</text:h>
      <text:p text:style-name="P68">Pon a prueba tus conocimientos con este breve cuestionario de repaso:</text:p>
      <text:list text:style-name="LFO3" text:continue-numbering="true">
        <text:list-item>
          <text:p text:style-name="P69"><text:span text:style-name="T70">¿Qué civilización asoció el vino con Dionisio?</text:span><text:span text:style-name="T71"><text:line-break/>a) Egipcia</text:span><text:span text:style-name="T72"><text:line-break/>b) Griega</text:span><text:span text:style-name="T73"><text:line-break/>c) Mesopotámica</text:span><text:span text:style-name="T74"><text:line-break/></text:span><text:span text:style-name="T75">Respuesta correcta: b) Griega</text:span></text:p>
        </text:list-item>
        <text:list-item>
          <text:p text:style-name="P76"><text:span text:style-name="T77">¿Dónde se originó el cultivo de la vid?</text:span><text:span text:style-name="T78"><text:line-break/>a) Egipto</text:span><text:span text:style-name="T79"><text:line-break/>b) Roma</text:span><text:span text:style-name="T80"><text:line-break/>c) Mesopotamia</text:span><text:span text:style-name="T81"><text:line-break/></text:span><text:span text:style-name="T82">Respuesta correcta: c) Mesopotamia</text:span></text:p>
        </text:list-item>
        <text:list-item>
          <text:p text:style-name="P83"><text:span text:style-name="T84">¿Quiénes conservaron el arte del vino en la Edad Media?</text:span><text:span text:style-name="T85"><text:line-break/>a) Los comerciantes</text:span><text:span text:style-name="T86"><text:line-break/>b) Los monjes en los monasterios</text:span><text:span text:style-name="T87"><text:line-break/>c) Los alquimistas</text:span><text:span text:style-name="T88"><text:line-break/></text:span><text:span text:style-name="T89">Respuesta correcta: b) Los monjes en los monasterios</text:span></text:p>
        </text:list-item>
        <text:list-item>
          <text:p text:style-name="P90"><text:span text:style-name="T91">¿Qué representa el vino en la historia?</text:span><text:span text:style-name="T92"><text:line-break/>a) Un simple producto agrícola</text:span><text:span text:style-name="T93"><text:line-break/>b) Un símbolo de celebración, poder y espiritualidad</text:span><text:span text:style-name="T94"><text:line-break/>c) Una moda pasajera</text:span><text:span text:style-name="T95"><text:line-break/></text:span><text:span text:style-name="T96">Respuesta correcta: b) Un símbolo de celebración, poder y espiritualidad</text:span></text:p>
        </text:list-item>
        <text:list-item>
          <text:p text:style-name="P97"><text:span text:style-name="T98">¿Cuál fue el primer continente productor de vino?</text:span><text:span text:style-name="T99"><text:line-break/>a) Europa</text:span><text:span text:style-name="T100"><text:line-break/>b) Asia</text:span><text:span text:style-name="T101"><text:line-break/>c) América</text:span><text:span text:style-name="T102"><text:line-break/></text:span><text:span text:style-name="T103">Respuesta correcta: b) Asia (región del Cáucaso y Mesopotamia)</text:span></text:p>
        </text:list-item>
      </text:list>
      <text:p text:style-name="P104"><text:span text:style-name="T105"><draw:custom-shape svg:x="0in" svg:y="0in" svg:width="45.51042in" svg:height="0.00139in" draw:id="id4" draw:style-name="a4" draw:name="Horizontal Line 5" text:anchor-type="as-char"><svg:title/><svg:desc/><draw:enhanced-geometry draw:type="non-primitive" svg:viewBox="0 0 21600 21600" draw:enhanced-path="M 0 0 L 21600 0 21600 21600 0 21600 Z N"/></draw:custom-shape></text:span></text:p>
      <text:h text:style-name="P106" text:outline-level="3">Conclusión</text:h>
      <text:p text:style-name="P107">El vino, desde su misterioso origen en la antigüedad hasta el brindis actual, es más que una bebida: es un puente entre culturas, una expresión de la tierra y una forma de arte. Comprender su historia es comprender una parte esencial del desarrollo humano.</text:p>
      <text:p text:style-name="P108">¿Listo para seguir explorando? ¡La copa está servida, el viaje apenas comienza!</text:p>
      <text:p text:style-name="P109"/>
      <text:h text:style-name="Título1" text:outline-level="1">LECCIÓN 2 -<text:s/><text:span text:style-name="T110">La vid y sus secretos</text:span></text:h>
      <text:h text:style-name="Título2" text:outline-level="2">Página 1: Introducción</text:h>
      <text:h text:style-name="Título3" text:outline-level="3"><text:span text:style-name="T111">1. Todo vino nace de una planta resistente, sabia y generosa: la vid.</text:span></text:h>
      <text:p text:style-name="NormalWeb">La historia del vino no podría escribirse sin su protagonista principal:<text:s/><text:span text:style-name="Textoennegrita">la vid</text:span><text:s/>(<text:span text:style-name="Énfasis">Vitis vinifera</text:span>). Esta planta milenaria ha acompañado a la humanidad desde tiempos ancestrales, dando fruto a una de las bebidas más antiguas y culturalmente ricas de la historia: el vino.</text:p>
      <text:p text:style-name="NormalWeb">La vid no es solo una planta agrícola. Es un símbolo de equilibrio entre el esfuerzo humano y la generosidad de la naturaleza. Requiere paciencia, cuidado y sabiduría. A lo largo de los siglos, ha demostrado una asombrosa capacidad de adaptación: puede crecer en climas extremos, adaptarse a suelos pobres y, sin embargo, ofrecer cosechas de enorme calidad.</text:p>
      <text:h text:style-name="Título3" text:outline-level="3">¿Qué hace tan especial a la vid?</text:h>
      <text:list text:style-name="LFO4" text:continue-numbering="true">
        <text:list-item>
          <text:p text:style-name="P112">Su longevidad.</text:p>
        </text:list-item>
        <text:list-item>
          <text:p text:style-name="P113">Su sensibilidad al entorno.</text:p>
        </text:list-item>
        <text:list-item>
          <text:p text:style-name="P114">Su capacidad de transformar el paisaje en sabor.</text:p>
        </text:list-item>
      </text:list>
      <text:p text:style-name="NormalWeb">Comprender la vid es el primer paso para entender el vino. La cepa, sus raíces, sus hojas, sus ciclos… todo en ella está conectado con el resultado final en la copa. Su comportamiento frente al clima, la composición del suelo y la mano del viticultor determinarán los aromas, la estructura y la personalidad del vino.</text:p>
      <text:p text:style-name="Normal"><draw:custom-shape svg:x="0in" svg:y="0in" svg:width="45.51042in" svg:height="0.00139in" draw:id="id5" draw:style-name="a5" draw:name="Horizontal Line 11" text:anchor-type="as-char"><svg:title/><svg:desc/><draw:enhanced-geometry draw:type="non-primitive" svg:viewBox="0 0 21600 21600" draw:enhanced-path="M 0 0 L 21600 0 21600 21600 0 21600 Z N"/></draw:custom-shape></text:p>
      <text:h text:style-name="Título2" text:outline-level="2">Página 2: Curiosidades de la vid<text:s/><text:span text:style-name="T115">🍇🍇</text:span></text:h>
      <text:h text:style-name="Título3" text:outline-level="3"><text:span text:style-name="T116">Una sola vid puede vivir más de 100 años…</text:span></text:h>
      <text:p text:style-name="NormalWeb">Así es. Aunque su producción máxima se da en los primeros 25 a 40 años, una vid puede vivir más de un siglo. Algunas cepas, especialmente en regiones tradicionales como Europa, aún producen uvas de calidad a los 80 o 90 años. A estas se las conoce como<text:s/><text:span text:style-name="Textoennegrita">"viñas viejas"</text:span>, y suelen dar vinos más complejos y concentrados.</text:p>
      <text:p text:style-name="NormalWeb">La longevidad de una vid también influye en el carácter del vino:</text:p>
      <text:list text:style-name="LFO5" text:continue-numbering="true">
        <text:list-item>
          <text:p text:style-name="P117">Cepas jóvenes: vinos frescos, afrutados, de perfil más ligero.</text:p>
        </text:list-item>
        <text:list-item>
          <text:p text:style-name="P118">Cepas viejas: vinos con mayor profundidad, concentración y estructura.</text:p>
        </text:list-item>
      </text:list>
      <text:h text:style-name="Título3" text:outline-level="3"><text:span text:style-name="T119">La vid se adapta como pocas especies.</text:span></text:h>
      <text:p text:style-name="NormalWeb">Una de sus cualidades más fascinantes es su<text:s/><text:span text:style-name="Textoennegrita">plasticidad</text:span>, es decir, su capacidad de adaptarse a distintas condiciones climáticas y geográficas. Dependiendo de dónde crezca, la misma variedad de uva puede cambiar por completo su perfil aromático y gustativo.</text:p>
      <text:p text:style-name="NormalWeb">Esto significa que:</text:p>
      <text:list text:style-name="LFO6" text:continue-numbering="true">
        <text:list-item>
          <text:p text:style-name="P120">Una uva<text:s/><text:span text:style-name="Textoennegrita">Chardonnay</text:span><text:s/>cultivada en un clima fresco puede ofrecer notas cítricas y florales.</text:p>
        </text:list-item>
        <text:list-item>
          <text:p text:style-name="P121">La misma uva en un clima cálido puede dar sabores de frutas tropicales y mayor volumen en boca.</text:p>
        </text:list-item>
      </text:list>
      <text:p text:style-name="NormalWeb">Cada cepa es una pequeña exploradora que traduce el mundo en sabor.</text:p>
      <text:p text:style-name="Normal"><draw:custom-shape svg:x="0in" svg:y="0in" svg:width="45.51042in" svg:height="0.00139in" draw:id="id6" draw:style-name="a6" draw:name="Horizontal Line 12" text:anchor-type="as-char"><svg:title/><svg:desc/><draw:enhanced-geometry draw:type="non-primitive" svg:viewBox="0 0 21600 21600" draw:enhanced-path="M 0 0 L 21600 0 21600 21600 0 21600 Z N"/></draw:custom-shape></text:p>
      <text:h text:style-name="Título2" text:outline-level="2">Página 3: Enseñanza práctica – Factores que dan identidad al vino</text:h>
      <text:h text:style-name="Título3" text:outline-level="3"><text:span text:style-name="T122">Para que un vino tenga carácter, tres factores deben alinearse: clima, suelo y variedad.</text:span></text:h>
      <text:h text:style-name="Título4" text:outline-level="4">1.<text:s/><text:span text:style-name="T123">Clima: la maduración de la uva depende del sol</text:span></text:h>
      <text:p text:style-name="NormalWeb">El clima define la cantidad de sol y lluvia que recibe la vid. Esto influye directamente en:</text:p>
      <text:list text:style-name="LFO7" text:continue-numbering="true">
        <text:list-item>
          <text:p text:style-name="P124">El<text:s/><text:span text:style-name="Textoennegrita">grado de azúcar</text:span><text:s/>(y por lo tanto el nivel de alcohol).</text:p>
        </text:list-item>
        <text:list-item>
          <text:p text:style-name="P125">La<text:s/><text:span text:style-name="Textoennegrita">acidez</text:span><text:s/>(más presente en climas fríos).</text:p>
        </text:list-item>
        <text:list-item>
          <text:p text:style-name="P126">La<text:s/><text:span text:style-name="Textoennegrita">estructura aromática</text:span>.</text:p>
        </text:list-item>
      </text:list>
      <text:p text:style-name="NormalWeb"><text:span text:style-name="Textoennegrita">Ejemplo práctico:</text:span></text:p>
      <text:list text:style-name="LFO8" text:continue-numbering="true">
        <text:list-item>
          <text:p text:style-name="P127">Clima frío: Riesling en Alemania – alta acidez, notas cítricas, menor graduación alcohólica.</text:p>
        </text:list-item>
        <text:list-item>
          <text:p text:style-name="P128">Clima cálido: Syrah en Australia – mayor cuerpo, frutas maduras, alcohol elevado.</text:p>
        </text:list-item>
      </text:list>
      <text:h text:style-name="Título4" text:outline-level="4">2.<text:s/><text:span text:style-name="T129">Suelo (terroir): el alma del vino</text:span></text:h>
      <text:p text:style-name="NormalWeb">El término francés<text:s/><text:span text:style-name="Textoennegrita">“terroir”</text:span><text:s/>no tiene traducción exacta. Se refiere a la combinación del suelo, clima y trabajo humano en un lugar determinado.</text:p>
      <text:p text:style-name="NormalWeb">Los suelos pueden ser:</text:p>
      <text:list text:style-name="LFO9" text:continue-numbering="true">
        <text:list-item>
          <text:p text:style-name="P130"><text:span text:style-name="Textoennegrita">Calcáreos:</text:span><text:s/>vinos elegantes, con buena acidez.</text:p>
        </text:list-item>
        <text:list-item>
          <text:p text:style-name="P131"><text:span text:style-name="Textoennegrita">Volcánicos:</text:span><text:s/>vinos minerales, complejos.</text:p>
        </text:list-item>
        <text:list-item>
          <text:p text:style-name="P132"><text:span text:style-name="Textoennegrita">Arenosos:</text:span><text:s/>vinos más ligeros y aromáticos.</text:p>
        </text:list-item>
        <text:list-item>
          <text:p text:style-name="P133"><text:span text:style-name="Textoennegrita">Arcillosos:</text:span><text:s/>vinos potentes y estructurados.</text:p>
        </text:list-item>
      </text:list>
      <text:p text:style-name="NormalWeb">El terroir da<text:s/><text:span text:style-name="Textoennegrita">identidad</text:span><text:s/>al vino. Un vino con “expresión de terroir” transmite la historia del lugar donde nació.</text:p>
      <text:h text:style-name="Título4" text:outline-level="4">3.<text:s/><text:span text:style-name="T134">Variedad: el alma de los aromas y el cuerpo</text:span></text:h>
      <text:p text:style-name="NormalWeb">Cada variedad de uva (o<text:s/><text:span text:style-name="Textoennegrita">cepa</text:span>) tiene un perfil único:</text:p>
      <text:list text:style-name="LFO10" text:continue-numbering="true">
        <text:list-item>
          <text:p text:style-name="P135"><text:span text:style-name="Textoennegrita">Cabernet Sauvignon:</text:span><text:s/>estructurado, taninos firmes, aromas a pimiento y frutas negras.</text:p>
        </text:list-item>
        <text:list-item>
          <text:p text:style-name="P136"><text:span text:style-name="Textoennegrita">Tempranillo:</text:span><text:s/>frutos rojos, cuero, especias.</text:p>
        </text:list-item>
        <text:list-item>
          <text:p text:style-name="P137"><text:span text:style-name="Textoennegrita">Albariño:</text:span><text:s/>cítricos, flores blancas, mineralidad.</text:p>
        </text:list-item>
      </text:list>
      <text:p text:style-name="NormalWeb">La elección de la variedad debe ser adecuada al entorno. De lo contrario, el vino puede perder armonía.</text:p>
      <text:p text:style-name="Normal"><draw:custom-shape svg:x="0in" svg:y="0in" svg:width="45.51042in" svg:height="0.00139in" draw:id="id7" draw:style-name="a7" draw:name="Horizontal Line 13" text:anchor-type="as-char"><svg:title/><svg:desc/><draw:enhanced-geometry draw:type="non-primitive" svg:viewBox="0 0 21600 21600" draw:enhanced-path="M 0 0 L 21600 0 21600 21600 0 21600 Z N"/></draw:custom-shape></text:p>
      <text:soft-page-break/>
      <text:h text:style-name="Título2" text:outline-level="2">Página 4: Experiencia sensorial – Una cata guiada<text:s/><text:span text:style-name="T138">🎶🍷🍽</text:span></text:h>
      <text:p text:style-name="NormalWeb"><text:span text:style-name="Textoennegrita">Objetivo:</text:span><text:s/>poner en práctica lo aprendido con los sentidos.</text:p>
      <text:h text:style-name="Título3" text:outline-level="3"><text:span text:style-name="T139">🎶</text:span><text:s/>Música sugerida: “Acoustic Sunrise”</text:h>
      <text:p text:style-name="NormalWeb">Una melodía tranquila, con guitarra acústica y ritmo suave. Ideal para crear un ambiente relajado que invite a la concentración sensorial.</text:p>
      <text:h text:style-name="Título3" text:outline-level="3"><text:span text:style-name="T140">🍷</text:span><text:s/>Vino sugerido: Blanco seco, servido a 9 °C</text:h>
      <text:p text:style-name="NormalWeb">Variedades recomendadas:</text:p>
      <text:list text:style-name="LFO11" text:continue-numbering="true">
        <text:list-item>
          <text:p text:style-name="P141"><text:span text:style-name="Textoennegrita">Sauvignon Blanc</text:span><text:s/>(aromático, fresco, cítrico)</text:p>
        </text:list-item>
        <text:list-item>
          <text:p text:style-name="P142"><text:span text:style-name="Textoennegrita">Verdejo</text:span><text:s/>(afrutado, con ligera amargura final)</text:p>
        </text:list-item>
      </text:list>
      <text:p text:style-name="NormalWeb">Temperatura ideal:</text:p>
      <text:list text:style-name="LFO12" text:continue-numbering="true">
        <text:list-item>
          <text:p text:style-name="P143">8–10 °C, para conservar los aromas y frescura.</text:p>
        </text:list-item>
      </text:list>
      <text:h text:style-name="Título3" text:outline-level="3"><text:span text:style-name="T144">🍽</text:span><text:s/>Maridaje sugerido:</text:h>
      <text:list text:style-name="LFO13" text:continue-numbering="true">
        <text:list-item>
          <text:p text:style-name="P145"><text:span text:style-name="Textoennegrita">Mariscos (langostinos, almejas, mejillones)</text:span>: resaltan la mineralidad del vino blanco.</text:p>
        </text:list-item>
        <text:list-item>
          <text:p text:style-name="P146"><text:span text:style-name="Textoennegrita">Ensaladas frescas con frutas, nueces o queso suave</text:span>: combinan con la acidez natural del vino, equilibrando el paladar.</text:p>
        </text:list-item>
      </text:list>
      <text:h text:style-name="Título4" text:outline-level="4">Consejos para la cata:</text:h>
      <text:list text:style-name="LFO14" text:continue-numbering="true">
        <text:list-item>
          <text:p text:style-name="P147"><text:span text:style-name="Textoennegrita">Observar:</text:span><text:s/>color, claridad, brillo.</text:p>
        </text:list-item>
        <text:list-item>
          <text:p text:style-name="P148"><text:span text:style-name="Textoennegrita">Oler:</text:span><text:s/>sin agitar primero; luego con movimiento para liberar aromas.</text:p>
        </text:list-item>
        <text:list-item>
          <text:p text:style-name="P149"><text:span text:style-name="Textoennegrita">Probar:</text:span><text:s/>pequeños sorbos, dejar recorrer la boca. Notar acidez, cuerpo, final.</text:p>
        </text:list-item>
      </text:list>
      <text:p text:style-name="NormalWeb">Con esta experiencia se descubre cómo clima, suelo y variedad se combinan en cada sorbo.</text:p>
      <text:p text:style-name="Normal"><draw:custom-shape svg:x="0in" svg:y="0in" svg:width="45.51042in" svg:height="0.00139in" draw:id="id8" draw:style-name="a8" draw:name="Horizontal Line 14" text:anchor-type="as-char"><svg:title/><svg:desc/><draw:enhanced-geometry draw:type="non-primitive" svg:viewBox="0 0 21600 21600" draw:enhanced-path="M 0 0 L 21600 0 21600 21600 0 21600 Z N"/></draw:custom-shape></text:p>
      <text:h text:style-name="Título2" text:outline-level="2">Página 5: Quiz + Cierre reflexivo</text:h>
      <text:h text:style-name="Título3" text:outline-level="3"><text:span text:style-name="T150">5. Quiz – ¿Cuánto sabes de la vid?</text:span></text:h>
      <text:list text:style-name="LFO15" text:continue-numbering="true">
        <text:list-item>
          <text:p text:style-name="P151"><text:span text:style-name="Textoennegrita">¿Qué es el “terroir”?</text:span><text:line-break/>a) Un tipo de uva<text:line-break/>b) Una técnica de fermentación<text:line-break/>c) El conjunto de clima, suelo y entorno que influye en el vino<text:line-break/><text:span text:style-name="T152">✅</text:span><text:s/><text:span text:style-name="Textoennegrita">Respuesta: c)</text:span></text:p>
        </text:list-item>
        <text:list-item>
          <text:p text:style-name="P153"><text:span text:style-name="Textoennegrita">¿Cuánto puede vivir una vid?</text:span><text:line-break/>a) Hasta 30 años<text:line-break/>b) Más de 100 años<text:line-break/>c) Solo una temporada<text:line-break/><text:span text:style-name="T154">✅</text:span><text:s/><text:span text:style-name="Textoennegrita">Respuesta: b)</text:span></text:p>
        </text:list-item>
        <text:list-item>
          <text:p text:style-name="P155"><text:span text:style-name="Textoennegrita">¿Qué factor influye más en el aroma del vino?</text:span><text:line-break/>a) La temperatura de servicio<text:line-break/>b) La variedad de uva<text:line-break/><text:soft-page-break/>c) El tipo de botella<text:line-break/><text:span text:style-name="T156">✅</text:span><text:s/><text:span text:style-name="Textoennegrita">Respuesta: b)</text:span></text:p>
        </text:list-item>
        <text:list-item>
          <text:p text:style-name="P157"><text:span text:style-name="Textoennegrita">¿Qué diferencia una uva de clima frío de una de clima cálido?</text:span><text:line-break/>a) La acidez y el grado de azúcar<text:line-break/>b) El color<text:line-break/>c) El número de semillas<text:line-break/><text:span text:style-name="T158">✅</text:span><text:s/><text:span text:style-name="Textoennegrita">Respuesta: a)</text:span></text:p>
        </text:list-item>
        <text:list-item>
          <text:p text:style-name="P159"><text:span text:style-name="Textoennegrita">¿Qué representa la vid en la viticultura?</text:span><text:line-break/>a) Un producto de rápido crecimiento<text:line-break/>b) Un símbolo de transformación y sabiduría natural<text:line-break/>c) Una planta exclusivamente decorativa<text:line-break/><text:span text:style-name="T160">✅</text:span><text:s/><text:span text:style-name="Textoennegrita">Respuesta: b)</text:span></text:p>
        </text:list-item>
      </text:list>
      <text:p text:style-name="Normal"><text:span text:style-name="T161"><draw:custom-shape svg:x="0in" svg:y="0in" svg:width="45.51042in" svg:height="0.00139in" draw:id="id9" draw:style-name="a9" draw:name="Horizontal Line 15" text:anchor-type="as-char"><svg:title/><svg:desc/><draw:enhanced-geometry draw:type="non-primitive" svg:viewBox="0 0 21600 21600" draw:enhanced-path="M 0 0 L 21600 0 21600 21600 0 21600 Z N"/></draw:custom-shape></text:span></text:p>
      <text:h text:style-name="Título3" text:outline-level="3"><text:span text:style-name="T162">6. Cierre: una reflexión poética<text:s/></text:span><text:span text:style-name="T163">💬💬</text:span></text:h>
      <text:p text:style-name="NormalWeb"><text:span text:style-name="Textoennegrita">“Cada racimo es un pequeño milagro que el suelo susurra y el sol escribe.”</text:span></text:p>
      <text:p text:style-name="NormalWeb">Esta frase resume la magia del vino: la unión de naturaleza, tiempo y cuidado humano. Comprender la vid es comprender ese delicado equilibrio entre lo visible y lo invisible, lo técnico y lo emocional. Cada botella que llega a nuestras manos es el resultado de años de trabajo, de escucha atenta a la tierra y de respeto por una planta tan sabia como generosa.</text:p>
      <text:p text:style-name="Normal"/>
      <text:p text:style-name="P164"/>
      <text:soft-page-break/>
      <text:h text:style-name="Título1" text:outline-level="1"><text:span text:style-name="T165">🍷</text:span><text:s/>LECCIÓN 3: EL PROCESO DE ELABORACIÓN DEL VINO</text:h>
      <text:p text:style-name="NormalWeb"><text:span text:style-name="Textoennegrita">“Del campo a la copa: la alquimia del tiempo y la tierra.”</text:span></text:p>
      <text:p text:style-name="Normal"><draw:custom-shape svg:x="0in" svg:y="0in" svg:width="45.51042in" svg:height="0.00139in" draw:z-index="0" draw:id="id10" draw:style-name="a10" draw:name="Horizontal Line 1" text:anchor-type="as-char"><svg:title/><svg:desc/><draw:enhanced-geometry draw:type="non-primitive" svg:viewBox="0 0 21600 21600" draw:enhanced-path="M 0 0 L 21600 0 21600 21600 0 21600 Z N"/></draw:custom-shape></text:p>
      <text:h text:style-name="Título2" text:outline-level="2"><text:span text:style-name="T166">Punto 1 – Introducción: Del campo a la copa</text:span></text:h>
      <text:p text:style-name="NormalWeb">El vino es el resultado de un proceso donde<text:s/><text:span text:style-name="Textoennegrita">la naturaleza y el ser humano</text:span><text:s/>se entrelazan en perfecta armonía. Desde la elección de la uva hasta el momento en que el líquido descansa en la copa, cada fase influye en su carácter final.<text:line-break/>Podemos decir que<text:s/><text:span text:style-name="Textoennegrita">el vino es una obra de arte líquida</text:span>, moldeada por decisiones técnicas, intuiciones sensoriales y la paciencia del tiempo.</text:p>
      <text:p text:style-name="NormalWeb">Todo comienza en el<text:s/><text:span text:style-name="Textoennegrita">viñedo</text:span>, el corazón de la calidad. Allí, el viticultor cuida la vid durante todo el año, buscando el equilibrio entre el sol, el agua y la madurez del fruto.<text:line-break/>Después llega el momento crucial de la<text:s/><text:span text:style-name="Textoennegrita">vendimia</text:span>, donde cada racimo es seleccionado con precisión. A partir de ahí, la uva inicia un viaje transformador que combina<text:s/><text:span text:style-name="Textoennegrita">química, biología y pasión</text:span>.</text:p>
      <text:p text:style-name="NormalWeb">El objetivo final es simple pero sublime:<text:s/><text:span text:style-name="Textoennegrita">preservar la esencia de la uva y potenciar su expresión</text:span><text:s/>a través de un proceso controlado que mantenga su pureza, aroma y equilibrio.</text:p>
      <text:p text:style-name="Normal"><draw:custom-shape svg:x="0in" svg:y="0in" svg:width="45.51042in" svg:height="0.00139in" draw:z-index="0" draw:id="id11" draw:style-name="a11" draw:name="Horizontal Line 2" text:anchor-type="as-char"><svg:title/><svg:desc/><draw:enhanced-geometry draw:type="non-primitive" svg:viewBox="0 0 21600 21600" draw:enhanced-path="M 0 0 L 21600 0 21600 21600 0 21600 Z N"/></draw:custom-shape></text:p>
      <text:h text:style-name="Título2" text:outline-level="2"><text:span text:style-name="T167">Punto 2 – Curiosidad:<text:s/></text:span><text:span text:style-name="T168">🍇🍇</text:span><text:span text:style-name="T169"><text:s/>La magia de la fermentación</text:span></text:h>
      <text:p text:style-name="NormalWeb">La<text:s/><text:span text:style-name="Textoennegrita">fermentación</text:span><text:s/>es el corazón del proceso vinícola. En esta etapa ocurre la transformación del<text:s/><text:span text:style-name="Textoennegrita">mosto (zumo de uva)</text:span><text:s/>en<text:s/><text:span text:style-name="Textoennegrita">vino</text:span><text:s/>gracias a la acción de las<text:s/><text:span text:style-name="Textoennegrita">levaduras naturales o seleccionadas</text:span>.<text:line-break/>Estas levaduras, microorganismos invisibles pero poderosos,<text:s/><text:span text:style-name="Textoennegrita">se alimentan del azúcar presente en la uva</text:span><text:s/>y lo transforman en<text:s/><text:span text:style-name="Textoennegrita">alcohol y dióxido de carbono</text:span>. Este fenómeno es pura alquimia biológica.</text:p>
      <text:p text:style-name="NormalWeb">Durante la fermentación, se liberan también compuestos aromáticos que dan forma al bouquet del vino. Dependiendo del tipo de levadura, la temperatura y el tiempo, se obtienen<text:s/><text:span text:style-name="Textoennegrita">vinos más frutales, florales o complejos</text:span>.</text:p>
      <text:p text:style-name="NormalWeb"><text:span text:style-name="T170">🔍</text:span><text:s/>Dato curioso: En muchas bodegas tradicionales, aún se usa la fermentación espontánea, confiando en las levaduras autóctonas del viñedo. Esto da lugar a vinos con una<text:s/><text:span text:style-name="Textoennegrita">identidad más local y auténtica</text:span>, reflejo directo del terroir.</text:p>
      <text:p text:style-name="Normal"><draw:custom-shape svg:x="0in" svg:y="0in" svg:width="45.51042in" svg:height="0.00139in" draw:z-index="0" draw:id="id12" draw:style-name="a12" draw:name="Horizontal Line 3" text:anchor-type="as-char"><svg:title/><svg:desc/><draw:enhanced-geometry draw:type="non-primitive" svg:viewBox="0 0 21600 21600" draw:enhanced-path="M 0 0 L 21600 0 21600 21600 0 21600 Z N"/></draw:custom-shape></text:p>
      <text:h text:style-name="Título2" text:outline-level="2"><text:span text:style-name="T171">Punto 3 – Enseñanza práctica: Las etapas principales</text:span></text:h>
      <text:p text:style-name="NormalWeb">El proceso de elaboración del vino se puede dividir en<text:s/><text:span text:style-name="Textoennegrita">cuatro grandes etapas</text:span>. Cada una requiere precisión, experiencia y una profunda comprensión del equilibrio entre naturaleza y técnica.</text:p>
      <text:h text:style-name="Título3" text:outline-level="3"><text:span text:style-name="T172">1. Vendimia</text:span></text:h>
      <text:soft-page-break/>
      <text:p text:style-name="NormalWeb">Es la<text:s/><text:span text:style-name="Textoennegrita">recolección de las uvas</text:span><text:s/>en el punto óptimo de madurez.<text:line-break/>El momento exacto varía según el clima, la variedad y el estilo de vino deseado.</text:p>
      <text:list text:style-name="LFO16" text:continue-numbering="true">
        <text:list-item>
          <text:p text:style-name="P173"><text:span text:style-name="Textoennegrita">Vendimia temprana:</text:span><text:s/>produce vinos más frescos y con mayor acidez.</text:p>
        </text:list-item>
        <text:list-item>
          <text:p text:style-name="P174"><text:span text:style-name="Textoennegrita">Vendimia tardía:</text:span><text:s/>da lugar a vinos más dulces y maduros.<text:line-break/>Una vendimia manual garantiza una selección más cuidadosa del fruto, evitando uvas dañadas que podrían alterar la fermentación.</text:p>
        </text:list-item>
      </text:list>
      <text:h text:style-name="Título3" text:outline-level="3"><text:span text:style-name="T175">2. Fermentación</text:span></text:h>
      <text:p text:style-name="NormalWeb">Una vez estrujadas las uvas, el mosto entra en contacto con las levaduras.<text:line-break/>En los tintos, el mosto fermenta junto a los hollejos (pieles), lo que aporta<text:s/><text:span text:style-name="Textoennegrita">color y taninos</text:span>. En los blancos, se separan para preservar la frescura y limpieza aromática.<text:line-break/>La temperatura se controla cuidadosamente:</text:p>
      <text:list text:style-name="LFO17" text:continue-numbering="true">
        <text:list-item>
          <text:p text:style-name="P176">Tintos: 25–30 °C</text:p>
        </text:list-item>
        <text:list-item>
          <text:p text:style-name="P177">Blancos: 16–20 °C<text:line-break/>Así se regula la intensidad aromática y la extracción de componentes.</text:p>
        </text:list-item>
      </text:list>
      <text:h text:style-name="Título3" text:outline-level="3"><text:span text:style-name="T178">3. Crianza</text:span></text:h>
      <text:p text:style-name="NormalWeb">La<text:s/><text:span text:style-name="Textoennegrita">crianza</text:span><text:s/>es el<text:s/><text:span text:style-name="Textoennegrita">reposo controlado del vino</text:span><text:s/>tras la fermentación, un periodo en el que el vino evoluciona, se afina y alcanza su equilibrio.<text:line-break/>Puede realizarse en<text:s/><text:span text:style-name="Textoennegrita">barricas de madera</text:span>,<text:s/><text:span text:style-name="Textoennegrita">depósitos de acero inoxidable</text:span>, o<text:s/><text:span text:style-name="Textoennegrita">botella</text:span>, según el estilo que el enólogo desee conseguir.</text:p>
      <text:p text:style-name="NormalWeb">Su objetivo principal es<text:s/><text:span text:style-name="Textoennegrita">afinar, redondear y complejizar</text:span><text:s/>el vino, logrando un equilibrio entre fruta, estructura y aromas terciarios.</text:p>
      <text:p text:style-name="Normal"><draw:custom-shape svg:x="0in" svg:y="0in" svg:width="45.51042in" svg:height="0.00139in" draw:z-index="0" draw:id="id13" draw:style-name="a13" draw:name="Horizontal Line 13" text:anchor-type="as-char"><svg:title/><svg:desc/><draw:enhanced-geometry draw:type="non-primitive" svg:viewBox="0 0 21600 21600" draw:enhanced-path="M 0 0 L 21600 0 21600 21600 0 21600 Z N"/></draw:custom-shape></text:p>
      <text:h text:style-name="Título3" text:outline-level="3"><text:span text:style-name="T179">🔸</text:span><text:s/><text:span text:style-name="T180">Tipos de recipiente y su influencia</text:span></text:h>
      <text:h text:style-name="Título4" text:outline-level="4"><text:span text:style-name="T181">Barrica de roble</text:span></text:h>
      <text:p text:style-name="NormalWeb">La madera es porosa y permite una<text:s/><text:span text:style-name="Textoennegrita">microoxigenación lenta</text:span><text:s/>que suaviza los taninos y aporta aromas sutiles.<text:line-break/>Existen dos tipos principales de roble empleados en la enología moderna:</text:p>
      <text:list text:style-name="LFO21" text:continue-numbering="true">
        <text:list-item>
          <text:p text:style-name="P182"><text:span text:style-name="Textoennegrita">Roble francés (Quercus sessilis o Quercus robur):</text:span><text:line-break/>Grano fino, poros más cerrados y aporte de oxígeno más lento.<text:line-break/>Proporciona<text:s/><text:span text:style-name="Textoennegrita">aromas elegantes y delicados</text:span>: vainilla suave, pan tostado, frutos secos, especias finas, y notas balsámicas.<text:line-break/>Ideal para vinos de alta gama o varietales más sutiles (Pinot Noir, Tempranillo elegante, Chardonnay).</text:p>
        </text:list-item>
        <text:list-item>
          <text:p text:style-name="P183"><text:span text:style-name="Textoennegrita">Roble americano (Quercus alba):</text:span><text:line-break/>Grano más grueso y mayor porosidad, lo que acelera la microoxigenación.<text:line-break/>Aporta<text:s/><text:span text:style-name="Textoennegrita">aromas más marcados y dulces</text:span>: coco, vainilla intensa, chocolate, café y caramelo.<text:line-break/>Se utiliza comúnmente en vinos más estructurados o potentes (Rioja, Cabernet Sauvignon, Syrah).</text:p>
        </text:list-item>
      </text:list>
      <text:p text:style-name="NormalWeb"><text:span text:style-name="T184">💡</text:span><text:s/><text:span text:style-name="Énfasis">En resumen:</text:span><text:line-break/>El<text:s/><text:span text:style-name="Textoennegrita">roble francés</text:span><text:s/>aporta sutileza y estructura.<text:line-break/><text:soft-page-break/>El<text:s/><text:span text:style-name="Textoennegrita">roble americano</text:span>, intensidad y redondez.<text:line-break/>Muchos enólogos combinan ambos tipos (crianza mixta) para lograr complejidad y equilibrio.</text:p>
      <text:p text:style-name="Normal"><draw:custom-shape svg:x="0in" svg:y="0in" svg:width="45.51042in" svg:height="0.00139in" draw:z-index="0" draw:id="id14" draw:style-name="a14" draw:name="Horizontal Line 14" text:anchor-type="as-char"><svg:title/><svg:desc/><draw:enhanced-geometry draw:type="non-primitive" svg:viewBox="0 0 21600 21600" draw:enhanced-path="M 0 0 L 21600 0 21600 21600 0 21600 Z N"/></draw:custom-shape></text:p>
      <text:h text:style-name="Título4" text:outline-level="4"><text:span text:style-name="T185">Depósitos de acero inoxidable</text:span></text:h>
      <text:p text:style-name="NormalWeb">Cuando el vino se cría en acero, no hay interacción con el oxígeno ni con la madera.<text:line-break/>El resultado son<text:s/><text:span text:style-name="Textoennegrita">vinos más frescos, frutales y nítidos</text:span>, donde se preserva la expresión primaria de la uva.<text:line-break/>Se emplea principalmente en<text:s/><text:span text:style-name="Textoennegrita">blancos jóvenes y rosados</text:span>, o tintos ligeros donde se busca pureza varietal.</text:p>
      <text:p text:style-name="Normal"><draw:custom-shape svg:x="0in" svg:y="0in" svg:width="45.51042in" svg:height="0.00139in" draw:z-index="0" draw:id="id15" draw:style-name="a15" draw:name="Horizontal Line 15" text:anchor-type="as-char"><svg:title/><svg:desc/><draw:enhanced-geometry draw:type="non-primitive" svg:viewBox="0 0 21600 21600" draw:enhanced-path="M 0 0 L 21600 0 21600 21600 0 21600 Z N"/></draw:custom-shape></text:p>
      <text:h text:style-name="Título3" text:outline-level="3"><text:span text:style-name="T186">🔸</text:span><text:s/><text:span text:style-name="T187">Tiempos de crianza: clasificación de los vinos</text:span></text:h>
      <text:p text:style-name="NormalWeb">En España —y en muchos otros países que siguen el modelo tradicional— los términos<text:s/><text:span text:style-name="Textoennegrita">Joven, Crianza, Reserva y Gran Reserva</text:span><text:s/>no son meros adjetivos comerciales, sino<text:s/><text:span text:style-name="Textoennegrita">categorías reguladas</text:span><text:s/>por los Consejos Reguladores (como la D.O.Ca. Rioja o la D.O. Ribera del Duero).<text:line-break/>Estas categorías se definen por<text:s/><text:span text:style-name="Textoennegrita">el tiempo mínimo que el vino pasa en barrica y botella</text:span><text:s/>antes de salir al mercado.</text:p>
      <text:h text:style-name="Título4" text:outline-level="4"><text:span text:style-name="T188">Vinos Tintos</text:span></text:h>
      <text:list text:style-name="LFO22" text:continue-numbering="true">
        <text:list-item>
          <text:p text:style-name="P189"><text:span text:style-name="Textoennegrita">Joven:</text:span><text:line-break/>No pasa por barrica o lo hace menos de 6 meses.<text:line-break/>Enfocado en frescura, fruta y vivacidad.<text:line-break/><text:span text:style-name="T190">👉</text:span><text:s/>Ideal para consumir en su primer o segundo año.</text:p>
        </text:list-item>
        <text:list-item>
          <text:p text:style-name="P191"><text:span text:style-name="Textoennegrita">Crianza:</text:span><text:line-break/>Mínimo<text:s/><text:span text:style-name="Textoennegrita">24 meses de envejecimiento total</text:span>, de los cuales al menos<text:s/><text:span text:style-name="Textoennegrita">6 meses en barrica</text:span><text:s/>(en Rioja, normalmente 12 meses).<text:line-break/><text:span text:style-name="T192">👉</text:span><text:s/>Equilibrio entre fruta y madera.</text:p>
        </text:list-item>
        <text:list-item>
          <text:p text:style-name="P193"><text:span text:style-name="Textoennegrita">Reserva:</text:span><text:line-break/>Mínimo<text:s/><text:span text:style-name="Textoennegrita">36 meses de envejecimiento</text:span>, con<text:s/><text:span text:style-name="Textoennegrita">al menos 12 meses en barrica</text:span>.<text:line-break/><text:span text:style-name="T194">👉</text:span><text:s/>Aromas más complejos: cuero, vainilla, tabaco y especias.</text:p>
        </text:list-item>
        <text:list-item>
          <text:p text:style-name="P195"><text:span text:style-name="Textoennegrita">Gran Reserva:</text:span><text:line-break/>Mínimo<text:s/><text:span text:style-name="Textoennegrita">60 meses (5 años)</text:span><text:s/>de envejecimiento, con<text:s/><text:span text:style-name="Textoennegrita">al menos 18 meses en barrica</text:span>.<text:line-break/><text:span text:style-name="T196">👉</text:span><text:s/>Vinos de meditación, muy estructurados, con taninos suaves y larga persistencia.</text:p>
        </text:list-item>
      </text:list>
      <text:h text:style-name="Título4" text:outline-level="4"><text:span text:style-name="T197">Vinos Blancos y Rosados</text:span></text:h>
      <text:p text:style-name="NormalWeb">Los tiempos suelen ser más cortos, ya que la madera tiene un efecto más rápido sobre su estructura:</text:p>
      <text:list text:style-name="LFO23" text:continue-numbering="true">
        <text:list-item>
          <text:p text:style-name="P198"><text:span text:style-name="Textoennegrita">Crianza:</text:span><text:s/>18 meses totales, con<text:s/><text:span text:style-name="Textoennegrita">al menos 6 meses en barrica</text:span>.</text:p>
        </text:list-item>
        <text:list-item>
          <text:p text:style-name="P199"><text:span text:style-name="Textoennegrita">Reserva:</text:span><text:s/>24 meses totales, con<text:s/><text:span text:style-name="Textoennegrita">al menos 6 meses en barrica</text:span>.</text:p>
        </text:list-item>
        <text:list-item>
          <text:p text:style-name="P200"><text:span text:style-name="Textoennegrita">Gran Reserva:</text:span><text:s/>48 meses totales, con<text:s/><text:span text:style-name="Textoennegrita">al menos 6 meses en barrica</text:span>.</text:p>
        </text:list-item>
      </text:list>
      <text:p text:style-name="Normal"><draw:custom-shape svg:x="0in" svg:y="0in" svg:width="45.51042in" svg:height="0.00139in" draw:z-index="0" draw:id="id16" draw:style-name="a16" draw:name="Horizontal Line 16" text:anchor-type="as-char"><svg:title/><svg:desc/><draw:enhanced-geometry draw:type="non-primitive" svg:viewBox="0 0 21600 21600" draw:enhanced-path="M 0 0 L 21600 0 21600 21600 0 21600 Z N"/></draw:custom-shape></text:p>
      <text:soft-page-break/>
      <text:p text:style-name="NormalWeb">La crianza no solo transforma el vino:<text:s/><text:span text:style-name="Textoennegrita">lo educa</text:span>.<text:line-break/>Durante su estancia en la barrica o en la botella, el vino aprende a equilibrar su carácter: suaviza sus aristas, adquiere profundidad y desarrolla una identidad más compleja.<text:line-break/>Comprender cómo el tipo de madera, el tamaño de la barrica y el tiempo afectan al resultado final es esencial para todo sommelier.</text:p>
      <text:p text:style-name="NormalWeb"><text:span text:style-name="T201">🍷</text:span><text:s/>“Cada día en barrica es una conversación silenciosa entre la madera y el vino; el enólogo solo escucha y decide cuándo esa conversación ha terminado.”</text:p>
      <text:h text:style-name="Título3" text:outline-level="3"><text:span text:style-name="T202">4. Embotellado</text:span></text:h>
      <text:p text:style-name="NormalWeb">La última etapa, pero no menos importante.<text:line-break/>Antes de ser embotellado, el vino se<text:s/><text:span text:style-name="Textoennegrita">filtra, estabiliza y clarifica</text:span>, eliminando impurezas.<text:line-break/>Una vez en la botella,<text:s/><text:span text:style-name="Textoennegrita">sigue evolucionando lentamente</text:span>, desarrollando aromas terciarios (cuero, trufa, miel, tabaco) y ganando elegancia con el tiempo.</text:p>
      <text:p text:style-name="NormalWeb"><text:span text:style-name="T203">💡</text:span><text:s/>Consejo del sommelier: en una cata, intenta visualizar el camino que ese vino recorrió. Cada nota aromática es una pista de su proceso de elaboración.</text:p>
      <text:p text:style-name="Normal"><draw:custom-shape svg:x="0in" svg:y="0in" svg:width="45.51042in" svg:height="0.00139in" draw:z-index="0" draw:id="id17" draw:style-name="a17" draw:name="Horizontal Line 4" text:anchor-type="as-char"><svg:title/><svg:desc/><draw:enhanced-geometry draw:type="non-primitive" svg:viewBox="0 0 21600 21600" draw:enhanced-path="M 0 0 L 21600 0 21600 21600 0 21600 Z N"/></draw:custom-shape></text:p>
      <text:h text:style-name="Título2" text:outline-level="2"><text:span text:style-name="T204">4 – Experiencia sensorial</text:span></text:h>
      <text:p text:style-name="NormalWeb"><text:span text:style-name="T205">🎶</text:span><text:s/><text:span text:style-name="Textoennegrita">Música sugerida:</text:span><text:s/><text:span text:style-name="Énfasis">“Cello Suite No. 1 in G Major” – J.S. Bach</text:span><text:line-break/><text:span text:style-name="T206">🍷</text:span><text:s/><text:span text:style-name="Textoennegrita">Vino sugerido:</text:span><text:s/>Tinto crianza servido a 17 °C.<text:line-break/><text:span text:style-name="T207">🍽</text:span><text:s/><text:span text:style-name="Textoennegrita">Maridaje:</text:span><text:s/>Carnes blancas, aves o pastas con salsa ligera.</text:p>
      <text:p text:style-name="NormalWeb">Esta propuesta busca<text:s/><text:span text:style-name="Textoennegrita">alinear los sentidos</text:span>. La música de Bach, estructurada pero emotiva, refleja la armonía entre técnica y sensibilidad que requiere la elaboración del vino.<text:line-break/>El vino crianza, por su parte, simboliza ese equilibrio entre<text:s/><text:span text:style-name="Textoennegrita">juventud y madurez</text:span>, entre fruta y madera.<text:line-break/>Cada sorbo invita al estudiante a percibir cómo<text:s/><text:span text:style-name="Textoennegrita">el tiempo actúa como un quinto ingrediente</text:span>, invisible pero determinante.</text:p>
      <text:p text:style-name="NormalWeb">Ejercicio sensorial:<text:line-break/>Toma una copa de vino tinto crianza y analiza sus fases:</text:p>
      <text:list text:style-name="LFO19" text:continue-numbering="true">
        <text:list-item>
          <text:p text:style-name="P208"><text:span text:style-name="Textoennegrita">Vista:</text:span><text:s/>observa el color rubí con reflejos teja, señal de evolución.</text:p>
        </text:list-item>
        <text:list-item>
          <text:p text:style-name="P209"><text:span text:style-name="Textoennegrita">Nariz:</text:span><text:s/>detecta aromas de fruta madura, vainilla, cuero y cacao.</text:p>
        </text:list-item>
        <text:list-item>
          <text:p text:style-name="P210"><text:span text:style-name="Textoennegrita">Boca:</text:span><text:s/>busca equilibrio, suavidad y persistencia.<text:line-break/>Así entenderás, en la práctica, lo que la crianza aporta a la estructura del vino.</text:p>
        </text:list-item>
      </text:list>
      <text:p text:style-name="Normal"><draw:custom-shape svg:x="0in" svg:y="0in" svg:width="45.51042in" svg:height="0.00139in" draw:z-index="0" draw:id="id18" draw:style-name="a18" draw:name="Horizontal Line 5" text:anchor-type="as-char"><svg:title/><svg:desc/><draw:enhanced-geometry draw:type="non-primitive" svg:viewBox="0 0 21600 21600" draw:enhanced-path="M 0 0 L 21600 0 21600 21600 0 21600 Z N"/></draw:custom-shape></text:p>
      <text:h text:style-name="Título2" text:outline-level="2"><text:span text:style-name="T211">5 – Quiz</text:span></text:h>
      <text:p text:style-name="NormalWeb">Responde las siguientes preguntas para evaluar tu comprensión:</text:p>
      <text:list text:style-name="LFO20" text:continue-numbering="true">
        <text:list-item>
          <text:p text:style-name="P212">¿Qué proceso convierte el mosto en vino?<text:line-break/>a) Clarificación<text:line-break/>b) Fermentación<text:line-break/>c) Crianza<text:line-break/><text:span text:style-name="T213">✅</text:span><text:s/><text:span text:style-name="Textoennegrita">Respuesta correcta: b) Fermentación</text:span></text:p>
        </text:list-item>
        <text:list-item>
          <text:p text:style-name="P214">¿Qué etapa da los aromas más complejos?<text:line-break/>a) Fermentación<text:line-break/>b) Crianza<text:line-break/>c) Embotellado<text:line-break/><text:span text:style-name="T215">✅</text:span><text:s/><text:span text:style-name="Textoennegrita">Respuesta correcta: b) Crianza</text:span></text:p>
        </text:list-item>
        <text:list-item>
          <text:p text:style-name="P216">¿Qué es una crianza?<text:line-break/>a) Un proceso de reposo y afinamiento del vino<text:line-break/>b) El prensado de la uva<text:line-break/>c) El filtrado previo al embotellado<text:line-break/><text:span text:style-name="T217">✅</text:span><text:s/><text:span text:style-name="Textoennegrita">Respuesta correcta: a) Un proceso de reposo y afinamiento del vino</text:span></text:p>
        </text:list-item>
        <text:list-item>
          <text:p text:style-name="P218">¿Qué diferencia un vino joven de uno reserva?<text:line-break/>a) El tipo de uva<text:line-break/>b) El tiempo de maduración<text:line-break/>c) El color<text:line-break/><text:span text:style-name="T219">✅</text:span><text:s/><text:span text:style-name="Textoennegrita">Respuesta correcta: b) El tiempo de maduración</text:span></text:p>
        </text:list-item>
        <text:list-item>
          <text:p text:style-name="P220">¿Cuándo se embotella el vino?<text:line-break/>a) Antes de la fermentación<text:line-break/>b) Durante la crianza<text:line-break/>c) Después de su afinamiento final<text:line-break/><text:span text:style-name="T221">✅</text:span><text:s/><text:span text:style-name="Textoennegrita">Respuesta correcta: c) Después de su afinamiento final</text:span></text:p>
        </text:list-item>
      </text:list>
      <text:p text:style-name="Normal"><draw:custom-shape svg:x="0in" svg:y="0in" svg:width="45.51042in" svg:height="0.00139in" draw:z-index="0" draw:id="id19" draw:style-name="a19" draw:name="Horizontal Line 6" text:anchor-type="as-char"><svg:title/><svg:desc/><draw:enhanced-geometry draw:type="non-primitive" svg:viewBox="0 0 21600 21600" draw:enhanced-path="M 0 0 L 21600 0 21600 21600 0 21600 Z N"/></draw:custom-shape></text:p>
      <text:h text:style-name="Título2" text:outline-level="2"><text:span text:style-name="T222">Punto 6 – Cierre</text:span></text:h>
      <text:p text:style-name="NormalWeb"><text:span text:style-name="T223">💬💬</text:span></text:p>
      <text:p text:style-name="NormalWeb">“El vino nace de la tierra, pero se cría en el tiempo.”</text:p>
      <text:p text:style-name="NormalWeb">El proceso de elaboración del vino es una danza entre ciencia y poesía.<text:line-break/>Cada decisión —cuándo vendimiar, cómo fermentar, cuánto criar— deja una huella indeleble en el alma del vino.<text:line-break/>Comprender este viaje permite a los futuros sommeliers no solo servir un vino, sino<text:s/><text:span text:style-name="Textoennegrita">interpretarlo y transmitir su historia</text:span>.<text:line-break/>Porque en cada botella hay un fragmento de tierra, un soplo de tiempo y la huella de las manos que lo crearon.</text:p>
      <text:p text:style-name="NormalWeb"/>
      <text:p text:style-name="NormalWeb"/>
      <text:p text:style-name="NormalWeb"/>
      <text:p text:style-name="P224"/>
      <text:soft-page-break/>
      <text:h text:style-name="P225" text:outline-level="1"><text:span text:style-name="T226">🍷🍷</text:span><text:span text:style-name="T227"><text:s/>MÓDULO 2: TIPOS DE VINO Y SU PERSONALIDAD</text:span></text:h>
      <text:p text:style-name="P228"/>
      <text:h text:style-name="Título1" text:outline-level="1"><text:span text:style-name="T229">🍷</text:span><text:s/>LECCIÓN 4: VINOS TINTOS – CUERPO Y CARÁCTER</text:h>
      <text:p text:style-name="NormalWeb"><text:span text:style-name="Textoennegrita">“El vino tinto no se bebe… se conversa.”</text:span></text:p>
      <text:p text:style-name="Normal"><draw:custom-shape svg:x="0in" svg:y="0in" svg:width="45.51042in" svg:height="0.00139in" draw:z-index="0" draw:id="id20" draw:style-name="a20" draw:name="Horizontal Line 21" text:anchor-type="as-char"><svg:title/><svg:desc/><draw:enhanced-geometry draw:type="non-primitive" svg:viewBox="0 0 21600 21600" draw:enhanced-path="M 0 0 L 21600 0 21600 21600 0 21600 Z N"/></draw:custom-shape></text:p>
      <text:h text:style-name="Título2" text:outline-level="2"><text:span text:style-name="T230">1 – Introducción: Los tintos, alma y fuerza del vino</text:span></text:h>
      <text:p text:style-name="NormalWeb">El vino tinto es, sin duda, la<text:s/><text:span text:style-name="Textoennegrita">columna vertebral del mundo del vino</text:span>. Representa intensidad, estructura, complejidad y, sobre todo, carácter.<text:line-break/>Su color profundo, sus taninos firmes y su riqueza aromática lo convierten en una experiencia que trasciende el simple gusto:<text:s/><text:span text:style-name="Textoennegrita">es una conversación entre la tierra, el tiempo y el paladar.</text:span></text:p>
      <text:p text:style-name="NormalWeb">A diferencia de los blancos o rosados, los vinos tintos<text:s/><text:span text:style-name="Textoennegrita">no buscan solo frescura</text:span>. Su objetivo es<text:s/><text:span text:style-name="Textoennegrita">transmitir profundidad y permanencia</text:span>. En ellos, la fruta madura se mezcla con notas de madera, especias, cuero, tabaco o cacao, resultado del contacto con la piel de la uva y, en muchos casos, de una crianza en barrica.</text:p>
      <text:p text:style-name="NormalWeb">Un buen sommelier debe comprender que el vino tinto es el puente entre<text:s/><text:span text:style-name="Textoennegrita">la potencia y la elegancia</text:span>. No todos los tintos son iguales: algunos son ligeros y jugosos, otros densos y envolventes. Su “cuerpo” depende del tipo de uva, del clima, de la técnica de vinificación y del tiempo de maduración.</text:p>
      <text:p text:style-name="NormalWeb">El aprendizaje fundamental es entender que,<text:s/><text:span text:style-name="Textoennegrita">detrás de cada vino tinto, hay una historia de equilibrio entre naturaleza y arte.</text:span></text:p>
      <text:p text:style-name="Normal"><draw:custom-shape svg:x="0in" svg:y="0in" svg:width="45.51042in" svg:height="0.00139in" draw:z-index="0" draw:id="id21" draw:style-name="a21" draw:name="Horizontal Line 22" text:anchor-type="as-char"><svg:title/><svg:desc/><draw:enhanced-geometry draw:type="non-primitive" svg:viewBox="0 0 21600 21600" draw:enhanced-path="M 0 0 L 21600 0 21600 21600 0 21600 Z N"/></draw:custom-shape></text:p>
      <text:h text:style-name="Título2" text:outline-level="2"><text:span text:style-name="T231">2 – Curiosidad:<text:s/></text:span><text:span text:style-name="T232">🍇🍇</text:span><text:span text:style-name="T233"><text:s/>El color del vino tinto proviene de la piel de la uva, no del jugo</text:span></text:h>
      <text:p text:style-name="NormalWeb">Esta es una de las curiosidades más reveladoras para los futuros sommeliers.<text:line-break/>El<text:s/><text:span text:style-name="Textoennegrita">zumo de la mayoría de las uvas, incluso las tintas, es incoloro o ligeramente dorado</text:span>.<text:line-break/>El color del vino tinto proviene de los<text:s/><text:span text:style-name="Textoennegrita">pigmentos naturales llamados antocianos</text:span>, que se encuentran en la piel de la uva.</text:p>
      <text:p text:style-name="NormalWeb">Durante la<text:s/><text:span text:style-name="Textoennegrita">fermentación alcohólica</text:span>, el mosto permanece en contacto con las pieles y semillas, en un proceso llamado<text:s/><text:span text:style-name="Textoennegrita">maceración</text:span>.<text:line-break/>Cuanto más prolongada es esta maceración,<text:s/><text:span text:style-name="Textoennegrita">más color, tanino y cuerpo</text:span><text:s/>adquiere el vino.<text:line-break/>Por eso, un tinto joven, de maceración corta, será más suave y de tono cereza brillante, mientras que un vino reserva o gran reserva, de maceración larga y crianza extendida, mostrará tonos rubí profundos o incluso teja.</text:p>
      <text:soft-page-break/>
      <text:p text:style-name="NormalWeb"><text:span text:style-name="T234">💡</text:span><text:s/><text:span text:style-name="Énfasis">Dato técnico:</text:span><text:line-break/>En variedades como Cabernet Sauvignon o Syrah, los pigmentos son intensos y estables, mientras que en Pinot Noir o Garnacha tienden a oxidarse antes, dando tonos más claros.</text:p>
      <text:p text:style-name="Normal"><draw:custom-shape svg:x="0in" svg:y="0in" svg:width="45.51042in" svg:height="0.00139in" draw:z-index="0" draw:id="id22" draw:style-name="a22" draw:name="Horizontal Line 23" text:anchor-type="as-char"><svg:title/><svg:desc/><draw:enhanced-geometry draw:type="non-primitive" svg:viewBox="0 0 21600 21600" draw:enhanced-path="M 0 0 L 21600 0 21600 21600 0 21600 Z N"/></draw:custom-shape></text:p>
      <text:h text:style-name="Título2" text:outline-level="2"><text:span text:style-name="T235">3 – Enseñanza práctica</text:span></text:h>
      <text:p text:style-name="NormalWeb">El servicio correcto del vino tinto es esencial para apreciar su riqueza. Cada detalle —temperatura, copa, aireación y maridaje— influye directamente en la experiencia sensorial.</text:p>
      <text:h text:style-name="Título3" text:outline-level="3"><text:span text:style-name="T236">🔸</text:span><text:s/><text:span text:style-name="T237">Temperatura de servicio</text:span></text:h>
      <text:p text:style-name="NormalWeb">Debe servirse entre<text:s/><text:span text:style-name="Textoennegrita">16 y 18 °C</text:span>, dependiendo del cuerpo del vino:</text:p>
      <text:list text:style-name="LFO24" text:continue-numbering="true">
        <text:list-item>
          <text:p text:style-name="P238"><text:span text:style-name="Textoennegrita">Tintos ligeros (Pinot Noir, Garnacha joven):</text:span><text:s/>15–16 °C</text:p>
        </text:list-item>
        <text:list-item>
          <text:p text:style-name="P239"><text:span text:style-name="Textoennegrita">Tintos con cuerpo (Cabernet, Tempranillo, Syrah):</text:span><text:s/>17–18 °C</text:p>
        </text:list-item>
      </text:list>
      <text:p text:style-name="NormalWeb"><text:span text:style-name="T240">🍷</text:span><text:s/><text:span text:style-name="Énfasis">Si el vino está demasiado caliente, el alcohol dominará. Si está muy frío, perderá aromas.</text:span></text:p>
      <text:h text:style-name="Título3" text:outline-level="3"><text:span text:style-name="T241">🔸</text:span><text:s/><text:span text:style-name="T242">Tipo de copa</text:span></text:h>
      <text:p text:style-name="NormalWeb">Los tintos necesitan espacio para respirar.<text:line-break/>Las copas más adecuadas son:</text:p>
      <text:list text:style-name="LFO25" text:continue-numbering="true">
        <text:list-item>
          <text:p text:style-name="P243"><text:span text:style-name="Textoennegrita">Bordeaux:</text:span><text:s/>altas y amplias, ideales para vinos estructurados (Cabernet Sauvignon, Tempranillo, Merlot).</text:p>
        </text:list-item>
        <text:list-item>
          <text:p text:style-name="P244"><text:span text:style-name="Textoennegrita">Burgundy:</text:span><text:s/>de boca ancha y cáliz redondeado, pensadas para vinos más delicados (Pinot Noir).</text:p>
        </text:list-item>
      </text:list>
      <text:p text:style-name="NormalWeb">Una copa amplia permite que los<text:s/><text:span text:style-name="Textoennegrita">aromas se oxigenen y expresen</text:span><text:s/>plenamente.</text:p>
      <text:h text:style-name="Título3" text:outline-level="3"><text:span text:style-name="T245">🔸</text:span><text:s/><text:span text:style-name="T246">Maridajes ideales</text:span></text:h>
      <text:p text:style-name="NormalWeb">El vino tinto es un compañero natural de las comidas ricas en proteínas y grasas, que equilibran sus taninos:</text:p>
      <text:list text:style-name="LFO26" text:continue-numbering="true">
        <text:list-item>
          <text:p text:style-name="P247"><text:span text:style-name="Textoennegrita">Carnes rojas</text:span><text:s/>(entrecot, cordero, solomillo).</text:p>
        </text:list-item>
        <text:list-item>
          <text:p text:style-name="P248"><text:span text:style-name="Textoennegrita">Embutidos ibéricos y curados.</text:span></text:p>
        </text:list-item>
        <text:list-item>
          <text:p text:style-name="P249"><text:span text:style-name="Textoennegrita">Quesos semicurados y curados.</text:span></text:p>
        </text:list-item>
        <text:list-item>
          <text:p text:style-name="P250"><text:span text:style-name="Textoennegrita">Pasta con salsas intensas</text:span><text:s/>(boloñesa, trufa, setas).</text:p>
        </text:list-item>
      </text:list>
      <text:p text:style-name="NormalWeb"><text:span text:style-name="T251">💬</text:span><text:s/><text:span text:style-name="Énfasis">Regla de oro:</text:span><text:s/>vinos potentes con platos potentes; vinos suaves con platos delicados.</text:p>
      <text:h text:style-name="Título3" text:outline-level="3"><text:span text:style-name="T252">🔸</text:span><text:s/><text:span text:style-name="T253">Variedades destacadas</text:span></text:h>
      <text:p text:style-name="NormalWeb">El conocimiento de las<text:s/><text:span text:style-name="Textoennegrita">variedades de uva</text:span><text:s/>es esencial para todo amante o profesional del vino.<text:line-break/>Cada uva es un mundo: expresa su identidad a través del<text:s/><text:span text:style-name="Textoennegrita">clima, el suelo, la maduración y la mano del enólogo</text:span>.<text:line-break/>Dominar sus características permite al sommelier<text:s/><text:span text:style-name="Textoennegrita">anticipar aromas, estructuras, maridajes y tiempos de guarda</text:span>.</text:p>
      <text:soft-page-break/>
      <text:p text:style-name="NormalWeb">A continuación, exploramos las<text:s/><text:span text:style-name="Textoennegrita">cuatro cepas tintas más emblemáticas del mundo</text:span>, verdaderos pilares del vino moderno:</text:p>
      <text:p text:style-name="Normal"><draw:custom-shape svg:x="0in" svg:y="0in" svg:width="45.51042in" svg:height="0.00139in" draw:z-index="0" draw:id="id23" draw:style-name="a23" draw:name="Horizontal Line 33" text:anchor-type="as-char"><svg:title/><svg:desc/><draw:enhanced-geometry draw:type="non-primitive" svg:viewBox="0 0 21600 21600" draw:enhanced-path="M 0 0 L 21600 0 21600 21600 0 21600 Z N"/></draw:custom-shape></text:p>
      <text:h text:style-name="Título3" text:outline-level="3"><text:span text:style-name="T254">🍇</text:span><text:s/><text:span text:style-name="T255">Cabernet Sauvignon – La nobleza estructurada</text:span></text:h>
      <text:p text:style-name="NormalWeb">Originaria de<text:s/><text:span text:style-name="Textoennegrita">Burdeos (Francia)</text:span>, es la uva tinta más reconocida y plantada del planeta.<text:line-break/>Su piel gruesa y su maduración tardía la hacen ideal para<text:s/><text:span text:style-name="Textoennegrita">climas cálidos o templados</text:span>, donde desarrolla una excelente concentración de taninos y color.</text:p>
      <text:h text:style-name="Título4" text:outline-level="4"><text:span text:style-name="T256">🧪</text:span><text:s/>Características técnicas:</text:h>
      <text:list text:style-name="LFO30" text:continue-numbering="true">
        <text:list-item>
          <text:p text:style-name="P257"><text:span text:style-name="Textoennegrita">Taninos:</text:span><text:s/>firmes y abundantes, responsables de su longevidad.</text:p>
        </text:list-item>
        <text:list-item>
          <text:p text:style-name="P258"><text:span text:style-name="Textoennegrita">Acidez:</text:span><text:s/>media-alta, que le aporta frescura y capacidad de envejecimiento.</text:p>
        </text:list-item>
        <text:list-item>
          <text:p text:style-name="P259"><text:span text:style-name="Textoennegrita">Cuerpo:</text:span><text:s/>alto, con textura robusta.</text:p>
        </text:list-item>
        <text:list-item>
          <text:p text:style-name="P260"><text:span text:style-name="Textoennegrita">Alcohol:</text:span><text:s/>moderado a elevado, dependiendo del clima.</text:p>
        </text:list-item>
      </text:list>
      <text:h text:style-name="Título4" text:outline-level="4"><text:span text:style-name="T261">🌿</text:span><text:s/>Perfil aromático:</text:h>
      <text:list text:style-name="LFO31" text:continue-numbering="true">
        <text:list-item>
          <text:p text:style-name="P262">Fruta negra:<text:s/><text:span text:style-name="Textoennegrita">cassis, grosella, mora</text:span>.</text:p>
        </text:list-item>
        <text:list-item>
          <text:p text:style-name="P263">Notas vegetales:<text:s/><text:span text:style-name="Textoennegrita">pimiento verde, hoja de tomate</text:span><text:s/>(características del pirazínico).</text:p>
        </text:list-item>
        <text:list-item>
          <text:p text:style-name="P264">Con la crianza:<text:s/><text:span text:style-name="Textoennegrita">cedro, cacao, tabaco, cuero y vainilla.</text:span></text:p>
        </text:list-item>
      </text:list>
      <text:h text:style-name="Título4" text:outline-level="4"><text:span text:style-name="T265">🌍</text:span><text:s/>Zonas destacadas:</text:h>
      <text:list text:style-name="LFO32" text:continue-numbering="true">
        <text:list-item>
          <text:p text:style-name="P266"><text:span text:style-name="Textoennegrita">Francia:</text:span><text:s/>Burdeos (Médoc, Pauillac, Margaux).</text:p>
        </text:list-item>
        <text:list-item>
          <text:p text:style-name="P267"><text:span text:style-name="Textoennegrita">España:</text:span><text:s/>Ribera del Duero y Navarra (en coupages).</text:p>
        </text:list-item>
        <text:list-item>
          <text:p text:style-name="P268"><text:span text:style-name="Textoennegrita">Chile:</text:span><text:s/>Maipo, Colchagua.</text:p>
        </text:list-item>
        <text:list-item>
          <text:p text:style-name="P269"><text:span text:style-name="Textoennegrita">EE. UU.:</text:span><text:s/>Napa Valley, Washington.</text:p>
        </text:list-item>
        <text:list-item>
          <text:p text:style-name="P270"><text:span text:style-name="Textoennegrita">Australia:</text:span><text:s/>Coonawarra, Margaret River.</text:p>
        </text:list-item>
      </text:list>
      <text:h text:style-name="Título4" text:outline-level="4"><text:span text:style-name="T271">🍽</text:span><text:s/>Maridaje ideal:</text:h>
      <text:p text:style-name="NormalWeb">Carnes rojas asadas, cordero, platos de caza o estofados con reducción de vino.</text:p>
      <text:p text:style-name="NormalWeb"><text:span text:style-name="T272">💬</text:span><text:s/><text:span text:style-name="Énfasis">Tip de sommelier:</text:span><text:s/>decántalo antes de servir para domar sus taninos y liberar los aromas terciarios.</text:p>
      <text:p text:style-name="Normal"><draw:custom-shape svg:x="0in" svg:y="0in" svg:width="45.51042in" svg:height="0.00139in" draw:z-index="0" draw:id="id24" draw:style-name="a24" draw:name="Horizontal Line 34" text:anchor-type="as-char"><svg:title/><svg:desc/><draw:enhanced-geometry draw:type="non-primitive" svg:viewBox="0 0 21600 21600" draw:enhanced-path="M 0 0 L 21600 0 21600 21600 0 21600 Z N"/></draw:custom-shape></text:p>
      <text:h text:style-name="Título3" text:outline-level="3"><text:span text:style-name="T273">🍇</text:span><text:s/><text:span text:style-name="T274">Merlot – La suavidad elegante</text:span></text:h>
      <text:p text:style-name="NormalWeb">También originaria de<text:s/><text:span text:style-name="Textoennegrita">Burdeos</text:span>, pero de carácter mucho más amable.<text:line-break/>Su nombre proviene de<text:s/><text:span text:style-name="Énfasis">“merle”</text:span><text:s/>(mirlo en francés), por el color oscuro de sus uvas y su dulzura natural.<text:line-break/>Es una variedad de<text:s/><text:span text:style-name="Textoennegrita">maduración temprana</text:span>, ideal para equilibrar mezclas con Cabernet Sauvignon o brillar en solitario en climas templados.</text:p>
      <text:h text:style-name="Título4" text:outline-level="4"><text:span text:style-name="T275">🧪</text:span><text:s/>Características técnicas:</text:h>
      <text:list text:style-name="LFO33" text:continue-numbering="true">
        <text:list-item>
          <text:p text:style-name="P276"><text:span text:style-name="Textoennegrita">Taninos:</text:span><text:s/>suaves y redondos.</text:p>
        </text:list-item>
        <text:list-item>
          <text:p text:style-name="P277"><text:span text:style-name="Textoennegrita">Acidez:</text:span><text:s/>media.</text:p>
        </text:list-item>
        <text:list-item>
          <text:p text:style-name="P278"><text:span text:style-name="Textoennegrita">Cuerpo:</text:span><text:s/>medio a alto, con textura aterciopelada.</text:p>
        </text:list-item>
        <text:list-item>
          <text:p text:style-name="P279"><text:span text:style-name="Textoennegrita">Alcohol:</text:span><text:s/>medio-alto.</text:p>
        </text:list-item>
      </text:list>
      <text:h text:style-name="Título4" text:outline-level="4"><text:span text:style-name="T280">🌿</text:span><text:s/>Perfil aromático:</text:h>
      <text:list text:style-name="LFO34" text:continue-numbering="true">
        <text:list-item>
          <text:p text:style-name="P281">Fruta roja y negra madura:<text:s/><text:span text:style-name="Textoennegrita">ciruela, cereza, mora.</text:span></text:p>
        </text:list-item>
        <text:list-item>
          <text:p text:style-name="P282">Notas secundarias:<text:s/><text:span text:style-name="Textoennegrita">chocolate, café, regaliz.</text:span></text:p>
        </text:list-item>
        <text:list-item>
          <text:p text:style-name="P283">Con crianza:<text:s/><text:span text:style-name="Textoennegrita">vainilla, tostado, tabaco dulce.</text:span></text:p>
        </text:list-item>
      </text:list>
      <text:h text:style-name="Título4" text:outline-level="4"><text:span text:style-name="T284">🌍</text:span><text:s/>Zonas destacadas:</text:h>
      <text:list text:style-name="LFO35" text:continue-numbering="true">
        <text:list-item>
          <text:p text:style-name="P285"><text:span text:style-name="Textoennegrita">Francia:</text:span><text:s/>Pomerol y Saint-Émilion (Burdeos derecho).</text:p>
        </text:list-item>
        <text:list-item>
          <text:p text:style-name="P286"><text:span text:style-name="Textoennegrita">Italia:</text:span><text:s/>Toscana (Super Tuscans).</text:p>
        </text:list-item>
        <text:list-item>
          <text:p text:style-name="P287"><text:span text:style-name="Textoennegrita">EE. UU.:</text:span><text:s/>California (Napa, Sonoma).</text:p>
        </text:list-item>
        <text:list-item>
          <text:p text:style-name="P288"><text:span text:style-name="Textoennegrita">Chile y Argentina:</text:span><text:s/>zonas frescas de altura.</text:p>
        </text:list-item>
      </text:list>
      <text:h text:style-name="Título4" text:outline-level="4"><text:span text:style-name="T289">🍽</text:span><text:s/>Maridaje ideal:</text:h>
      <text:p text:style-name="NormalWeb">Pastas con salsa de carne, aves asadas, risottos o carnes blancas con salsas suaves.</text:p>
      <text:p text:style-name="NormalWeb"><text:span text:style-name="T290">💬</text:span><text:s/><text:span text:style-name="Énfasis">Tip de sommelier:</text:span><text:s/>es una excelente opción para quienes inician en tintos, por su equilibrio entre fruta, cuerpo y suavidad.</text:p>
      <text:p text:style-name="Normal"><draw:custom-shape svg:x="0in" svg:y="0in" svg:width="45.51042in" svg:height="0.00139in" draw:z-index="0" draw:id="id25" draw:style-name="a25" draw:name="Horizontal Line 35" text:anchor-type="as-char"><svg:title/><svg:desc/><draw:enhanced-geometry draw:type="non-primitive" svg:viewBox="0 0 21600 21600" draw:enhanced-path="M 0 0 L 21600 0 21600 21600 0 21600 Z N"/></draw:custom-shape></text:p>
      <text:h text:style-name="Título3" text:outline-level="3"><text:span text:style-name="T291">🍇</text:span><text:s/><text:span text:style-name="T292">Tempranillo – El corazón de España</text:span></text:h>
      <text:p text:style-name="NormalWeb">Uva autóctona y orgullo nacional. Su nombre proviene de “temprano”, por su<text:s/><text:span text:style-name="Textoennegrita">maduración precoz</text:span><text:s/>respecto a otras variedades.<text:line-break/>Es la columna vertebral de los grandes vinos de<text:s/><text:span text:style-name="Textoennegrita">Rioja y Ribera del Duero</text:span>, y un emblema del equilibrio entre tradición y modernidad.</text:p>
      <text:h text:style-name="Título4" text:outline-level="4"><text:span text:style-name="T293">🧪</text:span><text:s/>Características técnicas:</text:h>
      <text:list text:style-name="LFO36" text:continue-numbering="true">
        <text:list-item>
          <text:p text:style-name="P294"><text:span text:style-name="Textoennegrita">Taninos:</text:span><text:s/>medios, elegantes y redondos.</text:p>
        </text:list-item>
        <text:list-item>
          <text:p text:style-name="P295"><text:span text:style-name="Textoennegrita">Acidez:</text:span><text:s/>media a alta.</text:p>
        </text:list-item>
        <text:list-item>
          <text:p text:style-name="P296"><text:span text:style-name="Textoennegrita">Cuerpo:</text:span><text:s/>medio a pleno.</text:p>
        </text:list-item>
        <text:list-item>
          <text:p text:style-name="P297"><text:span text:style-name="Textoennegrita">Alcohol:</text:span><text:s/>medio-alto.</text:p>
        </text:list-item>
        <text:list-item>
          <text:p text:style-name="P298"><text:span text:style-name="Textoennegrita">Potencial de guarda:</text:span><text:s/>alto, especialmente en crianza y reserva.</text:p>
        </text:list-item>
      </text:list>
      <text:h text:style-name="Título4" text:outline-level="4"><text:span text:style-name="T299">🌿</text:span><text:s/>Perfil aromático:</text:h>
      <text:list text:style-name="LFO37" text:continue-numbering="true">
        <text:list-item>
          <text:p text:style-name="P300">Fruta roja:<text:s/><text:span text:style-name="Textoennegrita">fresa, cereza, frambuesa.</text:span></text:p>
        </text:list-item>
        <text:list-item>
          <text:p text:style-name="P301">Envejecimiento:<text:s/><text:span text:style-name="Textoennegrita">cuero, tabaco, madera tostada, coco y vainilla</text:span><text:s/>(por uso frecuente de roble americano).</text:p>
        </text:list-item>
        <text:list-item>
          <text:p text:style-name="P302">En reservas y grandes reservas: notas terciarias de<text:s/><text:span text:style-name="Textoennegrita">cacao, clavo, especias dulces y balsámicos.</text:span></text:p>
        </text:list-item>
      </text:list>
      <text:h text:style-name="Título4" text:outline-level="4"><text:span text:style-name="T303">🌍</text:span><text:s/>Zonas destacadas:</text:h>
      <text:list text:style-name="LFO38" text:continue-numbering="true">
        <text:list-item>
          <text:p text:style-name="P304"><text:span text:style-name="Textoennegrita">España:</text:span><text:s/>Rioja, Ribera del Duero, Toro, La Mancha, Navarra.</text:p>
        </text:list-item>
        <text:list-item>
          <text:p text:style-name="P305"><text:span text:style-name="Textoennegrita">Portugal:</text:span><text:s/>conocida como<text:s/><text:span text:style-name="Énfasis">Tinta Roriz</text:span><text:s/>o<text:s/><text:span text:style-name="Énfasis">Aragonez</text:span>.</text:p>
        </text:list-item>
        <text:list-item>
          <text:p text:style-name="P306"><text:span text:style-name="Textoennegrita">Argentina y México:</text:span><text:s/>adaptaciones modernas con toques frutales.</text:p>
        </text:list-item>
      </text:list>
      <text:soft-page-break/>
      <text:h text:style-name="Título4" text:outline-level="4"><text:span text:style-name="T307">🍽</text:span><text:s/>Maridaje ideal:</text:h>
      <text:p text:style-name="NormalWeb">Carnes de caza, jamón ibérico, guisos de ternera o platos con setas.</text:p>
      <text:p text:style-name="NormalWeb"><text:span text:style-name="T308">💬</text:span><text:s/><text:span text:style-name="Énfasis">Tip de sommelier:</text:span><text:s/>los Tempranillos jóvenes son versátiles y frutales; los reservas aportan complejidad y profundidad gastronómica.</text:p>
      <text:p text:style-name="Normal"><draw:custom-shape svg:x="0in" svg:y="0in" svg:width="45.51042in" svg:height="0.00139in" draw:z-index="0" draw:id="id26" draw:style-name="a26" draw:name="Horizontal Line 36" text:anchor-type="as-char"><svg:title/><svg:desc/><draw:enhanced-geometry draw:type="non-primitive" svg:viewBox="0 0 21600 21600" draw:enhanced-path="M 0 0 L 21600 0 21600 21600 0 21600 Z N"/></draw:custom-shape></text:p>
      <text:h text:style-name="Título3" text:outline-level="3"><text:span text:style-name="T309">🍇</text:span><text:s/><text:span text:style-name="T310">Malbec – La pasión de Argentina</text:span></text:h>
      <text:p text:style-name="NormalWeb">Aunque nació en<text:s/><text:span text:style-name="Textoennegrita">Cahors (Francia)</text:span>, el Malbec encontró su máxima expresión en Argentina, donde se transformó en símbolo nacional.<text:line-break/>Su piel oscura y sus taninos dulces lo convierten en un vino de color intenso y textura envolvente.</text:p>
      <text:h text:style-name="Título4" text:outline-level="4"><text:span text:style-name="T311">🧪</text:span><text:s/>Características técnicas:</text:h>
      <text:list text:style-name="LFO39" text:continue-numbering="true">
        <text:list-item>
          <text:p text:style-name="P312"><text:span text:style-name="Textoennegrita">Taninos:</text:span><text:s/>firmes pero suaves, de textura aterciopelada.</text:p>
        </text:list-item>
        <text:list-item>
          <text:p text:style-name="P313"><text:span text:style-name="Textoennegrita">Acidez:</text:span><text:s/>media.</text:p>
        </text:list-item>
        <text:list-item>
          <text:p text:style-name="P314"><text:span text:style-name="Textoennegrita">Cuerpo:</text:span><text:s/>alto.</text:p>
        </text:list-item>
        <text:list-item>
          <text:p text:style-name="P315"><text:span text:style-name="Textoennegrita">Alcohol:</text:span><text:s/>alto (por el clima soleado de Mendoza).</text:p>
        </text:list-item>
      </text:list>
      <text:h text:style-name="Título4" text:outline-level="4"><text:span text:style-name="T316">🌿</text:span><text:s/>Perfil aromático:</text:h>
      <text:list text:style-name="LFO40" text:continue-numbering="true">
        <text:list-item>
          <text:p text:style-name="P317">Fruta negra:<text:s/><text:span text:style-name="Textoennegrita">ciruela, mora, cereza negra.</text:span></text:p>
        </text:list-item>
        <text:list-item>
          <text:p text:style-name="P318">Florales:<text:s/><text:span text:style-name="Textoennegrita">violeta.</text:span></text:p>
        </text:list-item>
        <text:list-item>
          <text:p text:style-name="P319">Con crianza:<text:s/><text:span text:style-name="Textoennegrita">cacao, café, vainilla, cuero.</text:span></text:p>
        </text:list-item>
        <text:list-item>
          <text:p text:style-name="P320">En altitud (Mendoza, Uco): notas minerales y frescura sorprendente.</text:p>
        </text:list-item>
      </text:list>
      <text:h text:style-name="Título4" text:outline-level="4"><text:span text:style-name="T321">🌍</text:span><text:s/>Zonas destacadas:</text:h>
      <text:list text:style-name="LFO41" text:continue-numbering="true">
        <text:list-item>
          <text:p text:style-name="P322"><text:span text:style-name="Textoennegrita">Argentina:</text:span><text:s/>Mendoza (Luján de Cuyo, Valle de Uco).</text:p>
        </text:list-item>
        <text:list-item>
          <text:p text:style-name="P323"><text:span text:style-name="Textoennegrita">Francia:</text:span><text:s/>Cahors (Malbec más tánico y rústico).</text:p>
        </text:list-item>
        <text:list-item>
          <text:p text:style-name="P324"><text:span text:style-name="Textoennegrita">Chile:</text:span><text:s/>Valle del Colchagua.</text:p>
        </text:list-item>
        <text:list-item>
          <text:p text:style-name="P325"><text:span text:style-name="Textoennegrita">EE. UU.:</text:span><text:s/>California (Napa, Paso Robles).</text:p>
        </text:list-item>
      </text:list>
      <text:h text:style-name="Título4" text:outline-level="4"><text:span text:style-name="T326">🍽</text:span><text:s/>Maridaje ideal:</text:h>
      <text:p text:style-name="NormalWeb">Carnes a la parrilla, costillas de ternera, empanadas criollas o quesos curados.</text:p>
      <text:p text:style-name="NormalWeb"><text:span text:style-name="T327">💬</text:span><text:s/><text:span text:style-name="Énfasis">Tip de sommelier:</text:span><text:s/>el Malbec es un vino que une potencia y sedosidad. Ideal para mostrar cómo el clima y la altitud transforman el carácter de una misma uva.</text:p>
      <text:p text:style-name="NormalWeb"/>
      <text:h text:style-name="Título3" text:outline-level="3"><text:span text:style-name="T328">🍇</text:span><text:s/><text:span text:style-name="T329">Garnacha (Grenache) – La expresividad mediterránea</text:span></text:h>
      <text:p text:style-name="NormalWeb">La<text:s/><text:span text:style-name="Textoennegrita">Garnacha</text:span><text:s/>es una de las variedades más antiguas y extendidas de España.<text:line-break/>Originaria del<text:s/><text:span text:style-name="Textoennegrita">noreste (Aragón y Cataluña)</text:span>, se ha adaptado perfectamente al clima cálido y seco del Mediterráneo. Es la base de grandes vinos en<text:s/><text:span text:style-name="Textoennegrita">Campo de Borja, Cariñena, Calatayud, Priorat y Navarra.</text:span></text:p>
      <text:h text:style-name="Título4" text:outline-level="4"><text:span text:style-name="T330">🧪</text:span><text:s/>Características técnicas:</text:h>
      <text:list text:style-name="LFO42" text:continue-numbering="true">
        <text:list-item>
          <text:p text:style-name="P331"><text:span text:style-name="Textoennegrita">Taninos:</text:span><text:s/>medios, suaves.</text:p>
        </text:list-item>
        <text:list-item>
          <text:p text:style-name="P332"><text:span text:style-name="Textoennegrita">Acidez:</text:span><text:s/>media.</text:p>
        </text:list-item>
        <text:list-item>
          <text:p text:style-name="P333"><text:span text:style-name="Textoennegrita">Cuerpo:</text:span><text:s/>medio-alto.</text:p>
        </text:list-item>
        <text:list-item>
          <text:p text:style-name="P334"><text:span text:style-name="Textoennegrita">Alcohol:</text:span><text:s/>alto (por su madurez natural).</text:p>
        </text:list-item>
      </text:list>
      <text:h text:style-name="Título4" text:outline-level="4"><text:span text:style-name="T335">🌿</text:span><text:s/>Perfil aromático:</text:h>
      <text:list text:style-name="LFO43" text:continue-numbering="true">
        <text:list-item>
          <text:p text:style-name="P336">Fruta roja madura:<text:s/><text:span text:style-name="Textoennegrita">fresa, frambuesa, cereza.</text:span></text:p>
        </text:list-item>
        <text:list-item>
          <text:p text:style-name="P337">Notas especiadas:<text:s/><text:span text:style-name="Textoennegrita">pimienta, regaliz.</text:span></text:p>
        </text:list-item>
        <text:list-item>
          <text:p text:style-name="P338">En zonas cálidas: toques de<text:s/><text:span text:style-name="Textoennegrita">hierbas mediterráneas, higo y mora.</text:span></text:p>
        </text:list-item>
        <text:list-item>
          <text:p text:style-name="P339">En vinos viejos o de viñas altas:<text:s/><text:span text:style-name="Textoennegrita">toques minerales y balsámicos.</text:span></text:p>
        </text:list-item>
      </text:list>
      <text:h text:style-name="Título4" text:outline-level="4"><text:span text:style-name="T340">🍽</text:span><text:s/>Maridaje ideal:</text:h>
      <text:p text:style-name="NormalWeb">Perfecta con<text:s/><text:span text:style-name="Textoennegrita">guisos de cordero, embutidos, paellas de carne, platos de caza menor</text:span><text:s/>o quesos semicurados.</text:p>
      <text:p text:style-name="NormalWeb"><text:span text:style-name="T341">💬</text:span><text:s/><text:span text:style-name="Énfasis">Tip de sommelier:</text:span><text:s/>la Garnacha, cuando procede de viñas viejas, ofrece tintos sorprendentes por su equilibrio entre potencia y frescura.</text:p>
      <text:p text:style-name="Normal"><draw:custom-shape svg:x="0in" svg:y="0in" svg:width="45.51042in" svg:height="0.00139in" draw:z-index="0" draw:id="id27" draw:style-name="a27" draw:name="Horizontal Line 41" text:anchor-type="as-char"><svg:title/><svg:desc/><draw:enhanced-geometry draw:type="non-primitive" svg:viewBox="0 0 21600 21600" draw:enhanced-path="M 0 0 L 21600 0 21600 21600 0 21600 Z N"/></draw:custom-shape></text:p>
      <text:h text:style-name="Título3" text:outline-level="3"><text:span text:style-name="T342">🍇</text:span><text:s/><text:span text:style-name="T343">Mencía – El alma del noroeste atlántico</text:span></text:h>
      <text:p text:style-name="NormalWeb">La<text:s/><text:span text:style-name="Textoennegrita">Mencía</text:span><text:s/>es la joya del noroeste español, especialmente en<text:s/><text:span text:style-name="Textoennegrita">Bierzo (León), Ribeira Sacra y Valdeorras (Galicia).</text:span><text:line-break/>Crece en zonas de clima fresco y suelos pizarrosos o graníticos, lo que le da un perfil elegante, perfumado y lleno de mineralidad.<text:line-break/>Su resurgir ha sido clave para el renacimiento del vino español moderno, enfocado en la<text:s/><text:span text:style-name="Textoennegrita">finesse y la expresión del terruño.</text:span></text:p>
      <text:h text:style-name="Título4" text:outline-level="4"><text:span text:style-name="T344">🧪</text:span><text:s/>Características técnicas:</text:h>
      <text:list text:style-name="LFO44" text:continue-numbering="true">
        <text:list-item>
          <text:p text:style-name="P345"><text:span text:style-name="Textoennegrita">Taninos:</text:span><text:s/>finos, aterciopelados.</text:p>
        </text:list-item>
        <text:list-item>
          <text:p text:style-name="P346"><text:span text:style-name="Textoennegrita">Acidez:</text:span><text:s/>alta, aporta frescura.</text:p>
        </text:list-item>
        <text:list-item>
          <text:p text:style-name="P347"><text:span text:style-name="Textoennegrita">Cuerpo:</text:span><text:s/>medio.</text:p>
        </text:list-item>
        <text:list-item>
          <text:p text:style-name="P348"><text:span text:style-name="Textoennegrita">Alcohol:</text:span><text:s/>medio.</text:p>
        </text:list-item>
      </text:list>
      <text:h text:style-name="Título4" text:outline-level="4"><text:span text:style-name="T349">🌿</text:span><text:s/>Perfil aromático:</text:h>
      <text:list text:style-name="LFO45" text:continue-numbering="true">
        <text:list-item>
          <text:p text:style-name="P350">Fruta roja fresca:<text:s/><text:span text:style-name="Textoennegrita">cereza, frambuesa, grosella.</text:span></text:p>
        </text:list-item>
        <text:list-item>
          <text:p text:style-name="P351">Notas florales:<text:s/><text:span text:style-name="Textoennegrita">violeta, peonía.</text:span></text:p>
        </text:list-item>
        <text:list-item>
          <text:p text:style-name="P352">Toques minerales y herbales:<text:s/><text:span text:style-name="Textoennegrita">grafito, tomillo, laurel.</text:span></text:p>
        </text:list-item>
        <text:list-item>
          <text:p text:style-name="P353">Con crianza:<text:s/><text:span text:style-name="Textoennegrita">pimienta negra, cacao ligero, humo.</text:span></text:p>
        </text:list-item>
      </text:list>
      <text:h text:style-name="Título4" text:outline-level="4"><text:span text:style-name="T354">🍽</text:span><text:s/>Maridaje ideal:</text:h>
      <text:p text:style-name="NormalWeb">Ideal para<text:s/><text:span text:style-name="Textoennegrita">pescados azules a la parrilla, carnes blancas, arroces de montaña, setas o pulpo a la brasa.</text:span></text:p>
      <text:p text:style-name="NormalWeb"><text:span text:style-name="T355">💬</text:span><text:s/><text:span text:style-name="Énfasis">Tip de sommelier:</text:span><text:s/>la Mencía es un ejemplo perfecto de cómo un vino tinto puede ser<text:s/><text:span text:style-name="Textoennegrita">ligero y complejo a la vez</text:span>, con frescura atlántica y alma de montaña.</text:p>
      <text:p text:style-name="NormalWeb"/>
      <text:soft-page-break/>
      <text:h text:style-name="Título2" text:outline-level="2"><text:span text:style-name="T356">🌿</text:span><text:s/><text:span text:style-name="T357">Resumen final: Variedades tintas clave y su carácter</text:span></text:h>
      <table:table table:style-name="Table358">
        <table:table-columns>
          <table:table-column table:style-name="TableColumn359"/>
          <table:table-column table:style-name="TableColumn360"/>
          <table:table-column table:style-name="TableColumn361"/>
          <table:table-column table:style-name="TableColumn362"/>
          <table:table-column table:style-name="TableColumn363"/>
        </table:table-columns>
        <table:table-header-rows>
          <table:table-row table:style-name="TableRow364">
            <table:table-cell table:style-name="TableCell365">
              <text:p text:style-name="P366"><text:span text:style-name="Textoennegrita">Variedad</text:span></text:p>
            </table:table-cell>
            <table:table-cell table:style-name="TableCell367">
              <text:p text:style-name="P368"><text:span text:style-name="Textoennegrita">Región principal / origen</text:span></text:p>
            </table:table-cell>
            <table:table-cell table:style-name="TableCell369">
              <text:p text:style-name="P370"><text:span text:style-name="Textoennegrita">Estilo del vino</text:span></text:p>
            </table:table-cell>
            <table:table-cell table:style-name="TableCell371">
              <text:p text:style-name="P372"><text:span text:style-name="Textoennegrita">Perfil aromático y gustativo</text:span></text:p>
            </table:table-cell>
            <table:table-cell table:style-name="TableCell373">
              <text:p text:style-name="P374"><text:span text:style-name="Textoennegrita">Maridaje recomendado</text:span></text:p>
            </table:table-cell>
          </table:table-row>
        </table:table-header-rows>
        <table:table-row table:style-name="TableRow375">
          <table:table-cell table:style-name="TableCell376">
            <text:p text:style-name="Normal"><text:span text:style-name="T377">🍇</text:span><text:s/><text:span text:style-name="Textoennegrita">Tempranillo</text:span></text:p>
          </table:table-cell>
          <table:table-cell table:style-name="TableCell378">
            <text:p text:style-name="Normal">España – Rioja, Ribera del Duero, Toro</text:p>
          </table:table-cell>
          <table:table-cell table:style-name="TableCell379">
            <text:p text:style-name="Normal">Elegante y equilibrado</text:p>
          </table:table-cell>
          <table:table-cell table:style-name="TableCell380">
            <text:p text:style-name="Normal">Fruta roja (fresa, cereza), cuero, tabaco, vainilla, coco (por roble americano). Taninos redondos y final persistente.</text:p>
          </table:table-cell>
          <table:table-cell table:style-name="TableCell381">
            <text:p text:style-name="Normal">Carnes de caza, guisos de ternera, jamón ibérico, platos con setas.</text:p>
          </table:table-cell>
        </table:table-row>
        <table:table-row table:style-name="TableRow382">
          <table:table-cell table:style-name="TableCell383">
            <text:p text:style-name="Normal"><text:span text:style-name="T384">🍇</text:span><text:s/><text:span text:style-name="Textoennegrita">Garnacha (Grenache)</text:span></text:p>
          </table:table-cell>
          <table:table-cell table:style-name="TableCell385">
            <text:p text:style-name="Normal">Aragón, Navarra, Priorat, Cataluña</text:p>
          </table:table-cell>
          <table:table-cell table:style-name="TableCell386">
            <text:p text:style-name="Normal">Cálido, expresivo y mediterráneo</text:p>
          </table:table-cell>
          <table:table-cell table:style-name="TableCell387">
            <text:p text:style-name="Normal">Fruta roja madura (fresa, frambuesa), especias, hierbas aromáticas, notas balsámicas. Suave en boca, con final dulce y redondo.</text:p>
          </table:table-cell>
          <table:table-cell table:style-name="TableCell388">
            <text:p text:style-name="Normal">Cordero al horno, embutidos, paellas de carne, estofados tradicionales.</text:p>
          </table:table-cell>
        </table:table-row>
        <table:table-row table:style-name="TableRow389">
          <table:table-cell table:style-name="TableCell390">
            <text:p text:style-name="Normal"><text:span text:style-name="T391">🍇</text:span><text:s/><text:span text:style-name="Textoennegrita">Mencía</text:span></text:p>
          </table:table-cell>
          <table:table-cell table:style-name="TableCell392">
            <text:p text:style-name="Normal">Noroeste de España – Bierzo, Ribeira Sacra, Valdeorras</text:p>
          </table:table-cell>
          <table:table-cell table:style-name="TableCell393">
            <text:p text:style-name="Normal">Fresco, floral y mineral</text:p>
          </table:table-cell>
          <table:table-cell table:style-name="TableCell394">
            <text:p text:style-name="Normal">Fruta roja fresca (grosella, cereza), violeta, grafito, hierbas silvestres. Elegante, con taninos finos y acidez viva.</text:p>
          </table:table-cell>
          <table:table-cell table:style-name="TableCell395">
            <text:p text:style-name="Normal">Pescados a la parrilla, carnes blancas, pulpo, setas, cocina gallega o de montaña.</text:p>
          </table:table-cell>
        </table:table-row>
        <table:table-row table:style-name="TableRow396">
          <table:table-cell table:style-name="TableCell397">
            <text:p text:style-name="Normal"><text:span text:style-name="T398">🍇</text:span><text:s/><text:span text:style-name="Textoennegrita">Syrah (Shiraz)</text:span></text:p>
          </table:table-cell>
          <table:table-cell table:style-name="TableCell399">
            <text:p text:style-name="Normal">Rhône (Francia), España (La Mancha, Somontano, Campo de Borja)</text:p>
          </table:table-cell>
          <table:table-cell table:style-name="TableCell400">
            <text:p text:style-name="Normal">Potente, especiado y seductor</text:p>
          </table:table-cell>
          <table:table-cell table:style-name="TableCell401">
            <text:p text:style-name="Normal">Fruta negra (mora, arándano), violeta, pimienta negra, aceituna, cacao. Cuerpo alto y textura aterciopelada.</text:p>
          </table:table-cell>
          <table:table-cell table:style-name="TableCell402">
            <text:p text:style-name="Normal">Carnes rojas, estofados, platos especiados, caza menor o quesos curados.</text:p>
          </table:table-cell>
        </table:table-row>
        <table:table-row table:style-name="TableRow403">
          <table:table-cell table:style-name="TableCell404">
            <text:p text:style-name="Normal"><text:span text:style-name="T405">🍇</text:span><text:s/><text:span text:style-name="Textoennegrita">Cabernet Sauvignon</text:span></text:p>
          </table:table-cell>
          <table:table-cell table:style-name="TableCell406">
            <text:p text:style-name="Normal">Burdeos (Francia), España (Navarra, Penedès, Ribera del Duero)</text:p>
          </table:table-cell>
          <table:table-cell table:style-name="TableCell407">
            <text:p text:style-name="Normal">Estructurado y longevo</text:p>
          </table:table-cell>
          <table:table-cell table:style-name="TableCell408">
            <text:p text:style-name="Normal">Fruta negra (cassis, grosella), pimiento verde, madera, tabaco, cacao. Taninos firmes, ideal para guarda.</text:p>
          </table:table-cell>
          <table:table-cell table:style-name="TableCell409">
            <text:p text:style-name="Normal">Entrecot, cordero, guisos con vino tinto, carnes de caza.</text:p>
          </table:table-cell>
        </table:table-row>
      </table:table>
      <text:p text:style-name="NormalWeb"/>
      <text:p text:style-name="NormalWeb"/>
      <text:p text:style-name="Normal"><draw:custom-shape svg:x="0in" svg:y="0in" svg:width="45.51042in" svg:height="0.00139in" draw:z-index="0" draw:id="id28" draw:style-name="a28" draw:name="Horizontal Line 24" text:anchor-type="as-char"><svg:title/><svg:desc/><draw:enhanced-geometry draw:type="non-primitive" svg:viewBox="0 0 21600 21600" draw:enhanced-path="M 0 0 L 21600 0 21600 21600 0 21600 Z N"/></draw:custom-shape></text:p>
      <text:h text:style-name="Título2" text:outline-level="2"><text:span text:style-name="T410">4 – Experiencia sensorial</text:span></text:h>
      <text:p text:style-name="NormalWeb"><text:span text:style-name="T411">🎶</text:span><text:s/><text:span text:style-name="Textoennegrita">Música sugerida:</text:span><text:s/><text:span text:style-name="Énfasis">Miles Davis – “Blue in Green”</text:span><text:line-break/><text:span text:style-name="T412">🍷</text:span><text:s/><text:span text:style-name="Textoennegrita">Vino sugerido:</text:span><text:s/><text:span text:style-name="Énfasis">Cabernet Sauvignon Reserva</text:span><text:line-break/><text:span text:style-name="T413">🍽</text:span><text:s/><text:span text:style-name="Textoennegrita">Maridaje:</text:span><text:s/><text:span text:style-name="Énfasis">Entrecot a la parrilla o tabla de quesos curados.</text:span></text:p>
      <text:soft-page-break/>
      <text:p text:style-name="NormalWeb">El vino tinto invita a la<text:s/><text:span text:style-name="Textoennegrita">introspección y la pausa</text:span>, tal como la música de Miles Davis: profunda, rítmica y llena de matices.<text:line-break/>El Cabernet Sauvignon Reserva, con su combinación de fuerza y elegancia, ejemplifica perfectamente la esencia de los tintos con cuerpo.</text:p>
      <text:h text:style-name="Título3" text:outline-level="3">Ejercicio sensorial guiado:</text:h>
      <text:list text:style-name="LFO28" text:continue-numbering="true">
        <text:list-item>
          <text:p text:style-name="P414"><text:span text:style-name="Textoennegrita">Vista:</text:span><text:s/>Observa el color rubí oscuro con ribetes granates; su densidad sugiere concentración y crianza.</text:p>
        </text:list-item>
        <text:list-item>
          <text:p text:style-name="P415"><text:span text:style-name="Textoennegrita">Nariz:</text:span><text:s/>Inhala lentamente y busca capas aromáticas: fruta negra (cassis, mora), notas de roble (vainilla, cacao), y un toque de tierra húmeda.</text:p>
        </text:list-item>
        <text:list-item>
          <text:p text:style-name="P416"><text:span text:style-name="Textoennegrita">Boca:</text:span><text:s/>Percibe cómo los taninos acarician el paladar. Su acidez equilibra el peso, y el final es largo, persistente, con notas tostadas.</text:p>
        </text:list-item>
      </text:list>
      <text:p text:style-name="NormalWeb"><text:span text:style-name="T417">🎓</text:span><text:s/><text:span text:style-name="Énfasis">Tip de sommelier:</text:span><text:s/>cuando cates un vino tinto, deja que respire unos minutos. El oxígeno es su mejor aliado para mostrarte su verdadera personalidad.</text:p>
      <text:p text:style-name="Normal"><draw:custom-shape svg:x="0in" svg:y="0in" svg:width="45.51042in" svg:height="0.00139in" draw:z-index="0" draw:id="id29" draw:style-name="a29" draw:name="Horizontal Line 25" text:anchor-type="as-char"><svg:title/><svg:desc/><draw:enhanced-geometry draw:type="non-primitive" svg:viewBox="0 0 21600 21600" draw:enhanced-path="M 0 0 L 21600 0 21600 21600 0 21600 Z N"/></draw:custom-shape></text:p>
      <text:h text:style-name="Título2" text:outline-level="2"><text:span text:style-name="T418">5 – Quiz</text:span></text:h>
      <text:p text:style-name="NormalWeb">Evalúa tus conocimientos con este breve cuestionario:</text:p>
      <text:list text:style-name="LFO29" text:continue-numbering="true">
        <text:list-item>
          <text:p text:style-name="P419"><text:span text:style-name="Textoennegrita">¿De dónde proviene el color del vino tinto?</text:span><text:line-break/>a) Del jugo de la uva.<text:line-break/>b) De las pieles de la uva durante la maceración.<text:line-break/>c) De la fermentación maloláctica.<text:line-break/><text:span text:style-name="T420">✅</text:span><text:s/><text:span text:style-name="Textoennegrita">Respuesta correcta:</text:span><text:s/>b) De las pieles de la uva durante la maceración.</text:p>
        </text:list-item>
        <text:list-item>
          <text:p text:style-name="P421"><text:span text:style-name="Textoennegrita">¿Cuál es la temperatura ideal para servirlo?</text:span><text:line-break/>a) Entre 8 y 10 °C.<text:line-break/>b) Entre 12 y 14 °C.<text:line-break/>c) Entre 16 y 18 °C.<text:line-break/><text:span text:style-name="T422">✅</text:span><text:s/><text:span text:style-name="Textoennegrita">Respuesta correcta:</text:span><text:s/>c) Entre 16 y 18 °C.</text:p>
        </text:list-item>
        <text:list-item>
          <text:p text:style-name="P423"><text:span text:style-name="Textoennegrita">¿Qué tipo de copa se recomienda?</text:span><text:line-break/>a) Estrecha tipo flauta.<text:line-break/>b) Amplia tipo Bordeaux o Burgundy.<text:line-break/>c) Pequeña tipo licor.<text:line-break/><text:span text:style-name="T424">✅</text:span><text:s/><text:span text:style-name="Textoennegrita">Respuesta correcta:</text:span><text:s/>b) Amplia tipo Bordeaux o Burgundy.</text:p>
        </text:list-item>
        <text:list-item>
          <text:p text:style-name="P425"><text:span text:style-name="Textoennegrita">¿Con qué tipo de comida combina mejor?</text:span><text:line-break/>a) Ensaladas y postres.<text:line-break/>b) Carnes rojas, embutidos o quesos curados.<text:line-break/>c) Mariscos y pescados blancos.<text:line-break/><text:span text:style-name="T426">✅</text:span><text:s/><text:span text:style-name="Textoennegrita">Respuesta correcta:</text:span><text:s/>b) Carnes rojas, embutidos o quesos curados.</text:p>
        </text:list-item>
        <text:list-item>
          <text:p text:style-name="P427"><text:span text:style-name="Textoennegrita">¿Qué variedad de uva es común en tintos con cuerpo?</text:span><text:line-break/>a) Sauvignon Blanc.<text:line-break/>b) Garnacha Blanca.<text:line-break/>c) Cabernet Sauvignon.<text:line-break/><text:span text:style-name="T428">✅</text:span><text:s/><text:span text:style-name="Textoennegrita">Respuesta correcta:</text:span><text:s/>c) Cabernet Sauvignon.</text:p>
        </text:list-item>
      </text:list>
      <text:p text:style-name="Normal"><draw:custom-shape svg:x="0in" svg:y="0in" svg:width="45.51042in" svg:height="0.00139in" draw:z-index="0" draw:id="id30" draw:style-name="a30" draw:name="Horizontal Line 26" text:anchor-type="as-char"><svg:title/><svg:desc/><draw:enhanced-geometry draw:type="non-primitive" svg:viewBox="0 0 21600 21600" draw:enhanced-path="M 0 0 L 21600 0 21600 21600 0 21600 Z N"/></draw:custom-shape></text:p>
      <text:soft-page-break/>
      <text:h text:style-name="Título2" text:outline-level="2"><text:span text:style-name="T429">6 – Cierre</text:span></text:h>
      <text:p text:style-name="NormalWeb"><text:span text:style-name="T430">💬💬</text:span></text:p>
      <text:p text:style-name="NormalWeb">“El vino tinto no se bebe… se conversa.”</text:p>
      <text:p text:style-name="NormalWeb">Cada vino tinto es una voz distinta en el coro de la tierra.<text:line-break/>Al aprender a escucharlo, el futuro sommelier se convierte en intérprete del paisaje, del clima y de la mano del hombre.<text:line-break/>Su cuerpo refleja la madurez del fruto; su carácter, la intención del enólogo; su alma, el paso del tiempo.</text:p>
      <text:p text:style-name="NormalWeb">El vino tinto enseña que<text:s/><text:span text:style-name="Textoennegrita">la intensidad no está reñida con la elegancia</text:span>: ambos conviven en la copa, esperando a quien sepa apreciarlos con paciencia, respeto y curiosidad.</text:p>
      <text:p text:style-name="NormalWeb"><text:span text:style-name="T431">🍇</text:span><text:s/><text:span text:style-name="Énfasis">Recuerda: en cada sorbo de vino tinto se encuentra una historia de fuego, tierra y silencio… que solo el paladar sabio sabe traducir.</text:span></text:p>
      <text:p text:style-name="NormalWeb"/>
      <text:p text:style-name="NormalWeb"/>
      <text:p text:style-name="NormalWeb"/>
      <text:p text:style-name="NormalWeb"/>
      <text:p text:style-name="NormalWeb"/>
      <text:soft-page-break/>
      <text:p text:style-name="P432"><draw:custom-shape svg:x="0in" svg:y="0in" svg:width="45.51042in" svg:height="0.00139in" draw:z-index="0" draw:id="id31" draw:style-name="a31" draw:name="Horizontal Line 43" text:anchor-type="as-char"><svg:title/><svg:desc/><draw:enhanced-geometry draw:type="non-primitive" svg:viewBox="0 0 21600 21600" draw:enhanced-path="M 0 0 L 21600 0 21600 21600 0 21600 Z N"/></draw:custom-shape></text:p>
      <text:h text:style-name="Título1" text:outline-level="1"><text:span text:style-name="T433">⚪</text:span><text:s/><text:span text:style-name="T434">LECCIÓN 5: VINOS BLANCOS – FRESCURA Y ELEGANCIA</text:span></text:h>
      <text:p text:style-name="NormalWeb">“Un buen blanco es como el verano: ligero, brillante y fugaz.”</text:p>
      <text:p text:style-name="Normal"><draw:custom-shape svg:x="0in" svg:y="0in" svg:width="45.51042in" svg:height="0.00139in" draw:z-index="0" draw:id="id32" draw:style-name="a32" draw:name="Horizontal Line 44" text:anchor-type="as-char"><svg:title/><svg:desc/><draw:enhanced-geometry draw:type="non-primitive" svg:viewBox="0 0 21600 21600" draw:enhanced-path="M 0 0 L 21600 0 21600 21600 0 21600 Z N"/></draw:custom-shape></text:p>
      <text:h text:style-name="Título2" text:outline-level="2"><text:span text:style-name="T435"><text:s/></text:span><text:span text:style-name="T436"><text:s/>1 – Introducción: Refrescantes, luminosos y ligeros</text:span></text:h>
      <text:p text:style-name="NormalWeb">El vino blanco es sinónimo de<text:s/><text:span text:style-name="Textoennegrita">luz, frescura y equilibrio.</text:span><text:line-break/>Representa la cara más delicada del mundo del vino: aromas vibrantes, texturas suaves y una acidez que despierta el paladar.<text:line-break/>A diferencia de los tintos, los vinos blancos<text:s/><text:span text:style-name="Textoennegrita">no buscan fuerza o taninos</text:span>, sino<text:s/><text:span text:style-name="Textoennegrita">pureza, frescor y expresión aromática.</text:span></text:p>
      <text:p text:style-name="NormalWeb">Su color puede ir desde el<text:s/><text:span text:style-name="Textoennegrita">pálido amarillo verdoso</text:span><text:s/>de un joven Sauvignon Blanc hasta el<text:s/><text:span text:style-name="Textoennegrita">dorado profundo</text:span><text:s/>de un Chardonnay fermentado en barrica.<text:line-break/>La intensidad aromática suele ser alta: flores, frutas, hierbas, miel o minerales, según la variedad y el método de vinificación.</text:p>
      <text:p text:style-name="NormalWeb">El vino blanco enseña al sommelier la importancia del<text:s/><text:span text:style-name="Textoennegrita">detalle y la temperatura</text:span>, porque su equilibrio es más sutil. Un grado de más o menos puede cambiar completamente su expresión.</text:p>
      <text:p text:style-name="NormalWeb"><text:span text:style-name="T437">💬</text:span><text:s/><text:span text:style-name="Énfasis">Lección esencial:</text:span><text:s/>el vino blanco no es “más simple” que el tinto; es simplemente<text:s/><text:span text:style-name="Textoennegrita">más honesto con el clima, el tiempo y el momento.</text:span></text:p>
      <text:p text:style-name="Normal"><draw:custom-shape svg:x="0in" svg:y="0in" svg:width="45.51042in" svg:height="0.00139in" draw:z-index="0" draw:id="id33" draw:style-name="a33" draw:name="Horizontal Line 45" text:anchor-type="as-char"><svg:title/><svg:desc/><draw:enhanced-geometry draw:type="non-primitive" svg:viewBox="0 0 21600 21600" draw:enhanced-path="M 0 0 L 21600 0 21600 21600 0 21600 Z N"/></draw:custom-shape></text:p>
      <text:h text:style-name="Título2" text:outline-level="2"><text:span text:style-name="T438"><text:s/></text:span><text:span text:style-name="T439"><text:s/>2 – Curiosidad:<text:s/></text:span><text:span text:style-name="T440">🍇🍇</text:span><text:span text:style-name="T441"><text:s/>Algunos blancos envejecen en barrica, logrando aromas a vainilla y miel</text:span></text:h>
      <text:p text:style-name="NormalWeb">Aunque la mayoría de los vinos blancos se disfrutan jóvenes, existen estilos que<text:s/><text:span text:style-name="Textoennegrita">pasan por madera</text:span>, igual que los tintos.<text:line-break/>En estos casos, el vino gana<text:s/><text:span text:style-name="Textoennegrita">textura, complejidad y notas aromáticas terciarias</text:span>.</text:p>
      <text:list text:style-name="LFO46" text:continue-numbering="true">
        <text:list-item>
          <text:p text:style-name="P442">En<text:s/><text:span text:style-name="Textoennegrita">barricas de roble francés</text:span>, el vino adquiere toques de<text:s/><text:span text:style-name="Textoennegrita">vainilla, miel, mantequilla, pan tostado o frutos secos.</text:span></text:p>
        </text:list-item>
        <text:list-item>
          <text:p text:style-name="P443">En<text:s/><text:span text:style-name="Textoennegrita">roble americano</text:span>, aparecen notas más dulces, como<text:s/><text:span text:style-name="Textoennegrita">coco o caramelo.</text:span></text:p>
        </text:list-item>
      </text:list>
      <text:p text:style-name="NormalWeb">Este tipo de envejecimiento requiere uvas con buena estructura y acidez, como el<text:s/><text:span text:style-name="Textoennegrita">Chardonnay o el Godello</text:span>, que soportan la crianza sin perder su identidad.</text:p>
      <text:p text:style-name="NormalWeb"><text:span text:style-name="T444">💡</text:span><text:s/><text:span text:style-name="Énfasis">Dato técnico:</text:span><text:s/>en muchos vinos blancos con crianza, la fermentación y el reposo en barrica se acompañan del “batonnage”, técnica que remueve las lías finas para dar más untuosidad y volumen en boca.</text:p>
      <text:p text:style-name="Normal"><draw:custom-shape svg:x="0in" svg:y="0in" svg:width="45.51042in" svg:height="0.00139in" draw:z-index="0" draw:id="id34" draw:style-name="a34" draw:name="Horizontal Line 46" text:anchor-type="as-char"><svg:title/><svg:desc/><draw:enhanced-geometry draw:type="non-primitive" svg:viewBox="0 0 21600 21600" draw:enhanced-path="M 0 0 L 21600 0 21600 21600 0 21600 Z N"/></draw:custom-shape></text:p>
      <text:h text:style-name="Título2" text:outline-level="2"><text:span text:style-name="T445"><text:s/></text:span><text:span text:style-name="T446"><text:s/>3 – Enseñanza práctica</text:span></text:h>
      <text:h text:style-name="Título3" text:outline-level="3"><text:span text:style-name="T447">🔸</text:span><text:s/><text:span text:style-name="T448">Temperatura de servicio</text:span></text:h>
      <text:soft-page-break/>
      <text:p text:style-name="NormalWeb">El vino blanco debe servirse<text:s/><text:span text:style-name="Textoennegrita">frío, entre 8 y 10 °C</text:span>, para resaltar su frescura y sus aromas florales o frutales.</text:p>
      <text:list text:style-name="LFO47" text:continue-numbering="true">
        <text:list-item>
          <text:p text:style-name="P449"><text:span text:style-name="Textoennegrita">Vinos ligeros y jóvenes:</text:span><text:s/>7–9 °C.</text:p>
        </text:list-item>
        <text:list-item>
          <text:p text:style-name="P450"><text:span text:style-name="Textoennegrita">Vinos con crianza o cuerpo medio:</text:span><text:s/>10–12 °C.</text:p>
        </text:list-item>
        <text:list-item>
          <text:p text:style-name="P451"><text:span text:style-name="Textoennegrita">Blancos envejecidos o fermentados en barrica:</text:span><text:s/>12–14 °C.</text:p>
        </text:list-item>
      </text:list>
      <text:p text:style-name="NormalWeb"><text:span text:style-name="T452">❄️</text:span><text:s/><text:span text:style-name="Énfasis">Si se sirve demasiado frío, se “cierra” y pierde aroma; si está caliente, su acidez puede resultar punzante.</text:span></text:p>
      <text:h text:style-name="Título3" text:outline-level="3"><text:span text:style-name="T453">🔸</text:span><text:s/><text:span text:style-name="T454">Tipo de copa</text:span></text:h>
      <text:p text:style-name="NormalWeb">Usa<text:s/><text:span text:style-name="Textoennegrita">copas alargadas y estrechas</text:span>, conocidas como copas tipo “white wine” o “tulipa”.<text:line-break/>Su forma permite que los aromas se concentren y la temperatura se conserve mejor.<text:line-break/>Para blancos más complejos (como un Chardonnay con barrica), se recomienda una copa de cáliz un poco más ancho para favorecer la oxigenación.</text:p>
      <text:h text:style-name="Título3" text:outline-level="3"><text:span text:style-name="T455">🔸</text:span><text:s/><text:span text:style-name="T456">Maridaje ideal</text:span></text:h>
      <text:p text:style-name="NormalWeb">El vino blanco es el compañero natural de la<text:s/><text:span text:style-name="Textoennegrita">gastronomía marina</text:span>.<text:line-break/>Su frescura y acidez limpian el paladar, realzan los sabores salinos y equilibran la grasa del pescado o del marisco.</text:p>
      <text:p text:style-name="NormalWeb"><text:span text:style-name="Textoennegrita">Combinaciones clásicas:</text:span></text:p>
      <text:list text:style-name="LFO48" text:continue-numbering="true">
        <text:list-item>
          <text:p text:style-name="P457">Pescados blancos a la plancha o al horno.</text:p>
        </text:list-item>
        <text:list-item>
          <text:p text:style-name="P458">Mariscos, ceviches y sushi.</text:p>
        </text:list-item>
        <text:list-item>
          <text:p text:style-name="P459">Ensaladas con frutas o quesos frescos.</text:p>
        </text:list-item>
        <text:list-item>
          <text:p text:style-name="P460">Arroces con mariscos o pasta ligera.</text:p>
        </text:list-item>
      </text:list>
      <text:p text:style-name="NormalWeb"><text:span text:style-name="T461">💬</text:span><text:s/><text:span text:style-name="Énfasis">Regla dorada:</text:span><text:s/>la acidez del vino debe igualar o superar la frescura del plato para lograr armonía.</text:p>
      <text:p text:style-name="Normal"><draw:custom-shape svg:x="0in" svg:y="0in" svg:width="45.51042in" svg:height="0.00139in" draw:z-index="0" draw:id="id35" draw:style-name="a35" draw:name="Horizontal Line 47" text:anchor-type="as-char"><svg:title/><svg:desc/><draw:enhanced-geometry draw:type="non-primitive" svg:viewBox="0 0 21600 21600" draw:enhanced-path="M 0 0 L 21600 0 21600 21600 0 21600 Z N"/></draw:custom-shape></text:p>
      <text:h text:style-name="Título3" text:outline-level="3"><text:span text:style-name="T462">🔸</text:span><text:s/><text:span text:style-name="T463">Variedades destacadas</text:span></text:h>
      <text:p text:style-name="NormalWeb">El vino blanco es la expresión más luminosa de la vid. A diferencia de los tintos, donde la fuerza proviene del tanino y la estructura, en los blancos reina la<text:s/><text:span text:style-name="Textoennegrita">pureza, la acidez y la precisión aromática</text:span>.<text:line-break/>Cada variedad blanca cuenta una historia distinta: algunas nacen junto al mar y saben a sal, otras crecen en tierras cálidas y evocan frutas maduras y miel.<text:line-break/>Conocerlas es esencial para cualquier sommelier o amante del vino, ya que cada cepa exige un tipo de servicio, maridaje y conservación diferentes.</text:p>
      <text:p text:style-name="NormalWeb">A continuación, exploraremos las<text:s/><text:span text:style-name="Textoennegrita">seis variedades blancas más influyentes y representativas del mundo y de España</text:span>, desde la versatilidad universal del<text:s/><text:span text:style-name="Textoennegrita">Chardonnay</text:span><text:s/>hasta la sencillez tradicional del<text:s/><text:span text:style-name="Textoennegrita">Airén</text:span>.</text:p>
      <text:p text:style-name="Normal"><draw:custom-shape svg:x="0in" svg:y="0in" svg:width="45.51042in" svg:height="0.00139in" draw:z-index="0" draw:id="id36" draw:style-name="a36" draw:name="Horizontal Line 59" text:anchor-type="as-char"><svg:title/><svg:desc/><draw:enhanced-geometry draw:type="non-primitive" svg:viewBox="0 0 21600 21600" draw:enhanced-path="M 0 0 L 21600 0 21600 21600 0 21600 Z N"/></draw:custom-shape></text:p>
      <text:h text:style-name="Título2" text:outline-level="2"><text:span text:style-name="T464">🥂</text:span><text:s/><text:span text:style-name="T465">1. Chardonnay – La Reina de la Versatilidad</text:span></text:h>
      <text:p text:style-name="NormalWeb">Nacida en la región francesa de<text:s/><text:span text:style-name="Textoennegrita">Borgoña</text:span>, el Chardonnay es una de las uvas más célebres y cultivadas del mundo.<text:line-break/><text:soft-page-break/>Su mayor virtud es la<text:s/><text:span text:style-name="Textoennegrita">adaptabilidad</text:span>: crece con elegancia en climas fríos, templados o cálidos, ofreciendo vinos completamente distintos según el terroir y la vinificación.</text:p>
      <text:p text:style-name="NormalWeb">En regiones frías (Chablis, Champagne, Navarra), el Chardonnay da vinos<text:s/><text:span text:style-name="Textoennegrita">frescos, tensos y minerales</text:span>, con notas de manzana verde, limón y flores blancas.<text:line-break/>En climas cálidos (California, Australia, Penedès), se vuelve<text:s/><text:span text:style-name="Textoennegrita">maduro y cremoso</text:span>, mostrando fruta tropical, mantequilla y vainilla, especialmente si se cría en barrica.</text:p>
      <text:p text:style-name="NormalWeb">La fermentación maloláctica y la crianza sobre lías otorgan su característica textura sedosa y redondez, mientras que el uso de roble francés añade notas de<text:s/><text:span text:style-name="Textoennegrita">pan tostado, miel o frutos secos.</text:span></text:p>
      <text:p text:style-name="NormalWeb"><text:span text:style-name="Textoennegrita">Aromas:</text:span><text:s/>manzana, pera, piña, mantequilla, pan tostado, vainilla.<text:line-break/><text:span text:style-name="Textoennegrita">Zonas destacadas:</text:span><text:s/>Borgoña, Champagne, California, Australia, Navarra, Penedès.<text:line-break/><text:span text:style-name="Textoennegrita">Maridaje:</text:span><text:s/>pescados grasos (salmón, lubina), pollo con crema, langostinos, pastas con salsas suaves.</text:p>
      <text:p text:style-name="NormalWeb"><text:span text:style-name="T466">🍋</text:span><text:s/><text:span text:style-name="Énfasis">El Chardonnay enseña al alumno a entender la influencia del clima y la madera: en él se puede estudiar toda la alquimia del vino blanco.</text:span></text:p>
      <text:p text:style-name="Normal"><draw:custom-shape svg:x="0in" svg:y="0in" svg:width="45.51042in" svg:height="0.00139in" draw:z-index="0" draw:id="id37" draw:style-name="a37" draw:name="Horizontal Line 60" text:anchor-type="as-char"><svg:title/><svg:desc/><draw:enhanced-geometry draw:type="non-primitive" svg:viewBox="0 0 21600 21600" draw:enhanced-path="M 0 0 L 21600 0 21600 21600 0 21600 Z N"/></draw:custom-shape></text:p>
      <text:h text:style-name="Título2" text:outline-level="2"><text:span text:style-name="T467">🌿</text:span><text:s/><text:span text:style-name="T468">2. Sauvignon Blanc – La Frescura Verde</text:span></text:h>
      <text:p text:style-name="NormalWeb">El Sauvignon Blanc es el vino blanco de los<text:s/><text:span text:style-name="Textoennegrita">amantes de la frescura, la vivacidad y los aromas herbales</text:span>.<text:line-break/>Originario del<text:s/><text:span text:style-name="Textoennegrita">Valle del Loira (Francia)</text:span>, su nombre proviene de<text:s/><text:span text:style-name="Énfasis">sauvage</text:span><text:s/>(“salvaje”), en alusión a su carácter vibrante y punzante.</text:p>
      <text:p text:style-name="NormalWeb">En zonas frías como Sancerre o Marlborough (Nueva Zelanda), produce vinos muy aromáticos y nerviosos, con acidez marcada y notas cítricas, herbales o tropicales.<text:line-break/>En regiones más cálidas (Chile o Rueda), su perfil se suaviza y se llena de frutas maduras, pero siempre mantiene esa identidad “verde” que lo distingue.</text:p>
      <text:p text:style-name="NormalWeb">Su frescor lo convierte en un vino<text:s/><text:span text:style-name="Textoennegrita">ideal para el aperitivo</text:span>, o para acompañar platos de mar con limón, ceviches o ensaladas.</text:p>
      <text:p text:style-name="NormalWeb"><text:span text:style-name="Textoennegrita">Aromas:</text:span><text:s/>lima, pomelo, hierba recién cortada, maracuyá, grosella verde.<text:line-break/><text:span text:style-name="Textoennegrita">Zonas destacadas:</text:span><text:s/>Valle del Loira, Nueva Zelanda, Chile, Rueda.<text:line-break/><text:span text:style-name="Textoennegrita">Maridaje:</text:span><text:s/>ceviche, sushi, mariscos, quesos de cabra, ensaladas con vinagreta.</text:p>
      <text:p text:style-name="NormalWeb"><text:span text:style-name="T469">🌱</text:span><text:s/><text:span text:style-name="Énfasis">El Sauvignon Blanc enseña la importancia de la acidez y la intensidad aromática: un vino que vibra y despierta los sentidos.</text:span></text:p>
      <text:p text:style-name="Normal"><draw:custom-shape svg:x="0in" svg:y="0in" svg:width="45.51042in" svg:height="0.00139in" draw:z-index="0" draw:id="id38" draw:style-name="a38" draw:name="Horizontal Line 61" text:anchor-type="as-char"><svg:title/><svg:desc/><draw:enhanced-geometry draw:type="non-primitive" svg:viewBox="0 0 21600 21600" draw:enhanced-path="M 0 0 L 21600 0 21600 21600 0 21600 Z N"/></draw:custom-shape></text:p>
      <text:h text:style-name="Título2" text:outline-level="2"><text:span text:style-name="T470">🌊</text:span><text:s/><text:span text:style-name="T471">3. Albariño – El Orgullo Gallego</text:span></text:h>
      <text:p text:style-name="NormalWeb">Si existe un vino blanco que personifica el mar, ese es el<text:s/><text:span text:style-name="Textoennegrita">Albariño</text:span>.<text:line-break/>Originario de<text:s/><text:span text:style-name="Textoennegrita">Rías Baixas (Galicia)</text:span>, crece bajo la influencia directa del Atlántico, lo que le confiere una frescura y mineralidad únicas.</text:p>
      <text:p text:style-name="NormalWeb">Sus racimos pequeños y piel gruesa permiten obtener vinos<text:s/><text:span text:style-name="Textoennegrita">aromáticos, vibrantes y salinos</text:span>, perfectos para la cocina marina.<text:line-break/>El Albariño combina<text:s/><text:span text:style-name="Textoennegrita">acidez brillante y cuerpo medio</text:span>, con una textura que recuerda a la piedra húmeda y al aire del océano.</text:p>
      <text:soft-page-break/>
      <text:p text:style-name="NormalWeb">Su carácter elegante y su capacidad para reflejar el clima lo han convertido en un emblema español reconocido en todo el mundo.</text:p>
      <text:p text:style-name="NormalWeb"><text:span text:style-name="Textoennegrita">Aromas:</text:span><text:s/>melocotón, albaricoque, cítricos, flores blancas, sal marina.<text:line-break/><text:span text:style-name="Textoennegrita">Zonas destacadas:</text:span><text:s/>Rías Baixas, Ribeiro, Portugal (como Alvarinho).<text:line-break/><text:span text:style-name="Textoennegrita">Maridaje:</text:span><text:s/>mariscos, ostras, pulpo a la gallega, pescados blancos, arroz con almejas.</text:p>
      <text:p text:style-name="NormalWeb"><text:span text:style-name="T472">🌬</text:span><text:s/><text:span text:style-name="Énfasis">El Albariño enseña a degustar la mineralidad: un vino que sabe a viento, roca y mar.</text:span></text:p>
      <text:p text:style-name="Normal"><draw:custom-shape svg:x="0in" svg:y="0in" svg:width="45.51042in" svg:height="0.00139in" draw:z-index="0" draw:id="id39" draw:style-name="a39" draw:name="Horizontal Line 62" text:anchor-type="as-char"><svg:title/><svg:desc/><draw:enhanced-geometry draw:type="non-primitive" svg:viewBox="0 0 21600 21600" draw:enhanced-path="M 0 0 L 21600 0 21600 21600 0 21600 Z N"/></draw:custom-shape></text:p>
      <text:h text:style-name="Título2" text:outline-level="2"><text:span text:style-name="T473">🌾</text:span><text:s/><text:span text:style-name="T474">4. Verdejo – La Joya de Rueda</text:span></text:h>
      <text:p text:style-name="NormalWeb">El<text:s/><text:span text:style-name="Textoennegrita">Verdejo</text:span><text:s/>es una uva autóctona de<text:s/><text:span text:style-name="Textoennegrita">Castilla y León</text:span>, especialmente vinculada a la<text:s/><text:span text:style-name="Textoennegrita">Denominación de Origen Rueda</text:span>.<text:line-break/>Durante siglos fue un vino rústico y oxidativo, pero hoy se ha convertido en símbolo de modernidad y calidad.</text:p>
      <text:p text:style-name="NormalWeb">El Verdejo combina<text:s/><text:span text:style-name="Textoennegrita">frescura, cuerpo y personalidad</text:span>.<text:line-break/>Elaborado joven, muestra aromas frutales y herbales; pero con<text:s/><text:span text:style-name="Textoennegrita">crianza sobre lías</text:span>, gana estructura, volumen y una textura cremosa.</text:p>
      <text:p text:style-name="NormalWeb">Su rasgo más distintivo es una ligera<text:s/><text:span text:style-name="Textoennegrita">nota de almendra amarga</text:span><text:s/>al final del trago, que equilibra su acidez y lo hace sumamente gastronómico.</text:p>
      <text:p text:style-name="NormalWeb"><text:span text:style-name="Textoennegrita">Aromas:</text:span><text:s/>hinojo, manzana verde, melón, almendra amarga.<text:line-break/><text:span text:style-name="Textoennegrita">Zonas destacadas:</text:span><text:s/>Rueda, Toro, Cigales.<text:line-break/><text:span text:style-name="Textoennegrita">Maridaje:</text:span><text:s/>pescados grasos, arroces, ensaladas templadas, tapas y quesos semicurados.</text:p>
      <text:p text:style-name="NormalWeb"><text:span text:style-name="T475">🌿</text:span><text:s/><text:span text:style-name="Énfasis">El Verdejo enseña equilibrio: ni ligero ni pesado, combina la vivacidad de un joven con la profundidad de un vino de guarda.</text:span></text:p>
      <text:p text:style-name="Normal"><draw:custom-shape svg:x="0in" svg:y="0in" svg:width="45.51042in" svg:height="0.00139in" draw:z-index="0" draw:id="id40" draw:style-name="a40" draw:name="Horizontal Line 63" text:anchor-type="as-char"><svg:title/><svg:desc/><draw:enhanced-geometry draw:type="non-primitive" svg:viewBox="0 0 21600 21600" draw:enhanced-path="M 0 0 L 21600 0 21600 21600 0 21600 Z N"/></draw:custom-shape></text:p>
      <text:h text:style-name="Título2" text:outline-level="2"><text:span text:style-name="T476">⛰️</text:span><text:s/><text:span text:style-name="T477">5. Godello – Elegancia Mineral</text:span></text:h>
      <text:p text:style-name="NormalWeb">El<text:s/><text:span text:style-name="Textoennegrita">Godello</text:span><text:s/>es una de las joyas enológicas más elegantes del norte de España.<text:line-break/>Procede del<text:s/><text:span text:style-name="Textoennegrita">Bierzo, Valdeorras y Ribeira Sacra</text:span>, regiones donde el terreno pizarroso y el clima atlántico crean vinos de una<text:s/><text:span text:style-name="Textoennegrita">pureza y textura inconfundibles</text:span>.</text:p>
      <text:p text:style-name="NormalWeb">A diferencia de otros blancos más ligeros, el Godello tiene<text:s/><text:span text:style-name="Textoennegrita">cuerpo y profundidad</text:span>, con una boca redonda y sedosa.<text:line-break/>Cuando se fermenta o cría sobre lías, desarrolla una gran complejidad aromática, capaz de competir con los grandes Chardonnay del mundo.</text:p>
      <text:p text:style-name="NormalWeb">Su estilo combina<text:s/><text:span text:style-name="Textoennegrita">mineralidad, cremosidad y frescura</text:span>, convirtiéndolo en un vino ideal para paladares exigentes.</text:p>
      <text:p text:style-name="NormalWeb"><text:span text:style-name="Textoennegrita">Aromas:</text:span><text:s/>pera, manzana, flores blancas, miel, pan tostado.<text:line-break/><text:span text:style-name="Textoennegrita">Zonas destacadas:</text:span><text:s/>Valdeorras, Ribeira Sacra, Bierzo.<text:line-break/><text:span text:style-name="Textoennegrita">Maridaje:</text:span><text:s/>pescados al horno, platos con mantequilla o crema, risottos, vieiras gratinadas.</text:p>
      <text:p text:style-name="NormalWeb"><text:span text:style-name="T478">💎</text:span><text:s/><text:span text:style-name="Énfasis">El Godello enseña la sutileza y el equilibrio entre mineralidad y textura: un blanco con alma de vino tinto.</text:span></text:p>
      <text:p text:style-name="Normal"><draw:custom-shape svg:x="0in" svg:y="0in" svg:width="45.51042in" svg:height="0.00139in" draw:z-index="0" draw:id="id41" draw:style-name="a41" draw:name="Horizontal Line 64" text:anchor-type="as-char"><svg:title/><svg:desc/><draw:enhanced-geometry draw:type="non-primitive" svg:viewBox="0 0 21600 21600" draw:enhanced-path="M 0 0 L 21600 0 21600 21600 0 21600 Z N"/></draw:custom-shape></text:p>
      <text:soft-page-break/>
      <text:h text:style-name="Título2" text:outline-level="2"><text:span text:style-name="T479">🌼</text:span><text:s/><text:span text:style-name="T480">6. Airén – Tradición y Sencillez</text:span></text:h>
      <text:p text:style-name="NormalWeb">El<text:s/><text:span text:style-name="Textoennegrita">Airén</text:span><text:s/>es la uva blanca más cultivada de España y durante décadas fue la base de la viticultura de La Mancha.<text:line-break/>Aunque su perfil es discreto, su importancia histórica es enorme: fue la uva que alimentó la cultura del vino en las mesas españolas durante el siglo XX.</text:p>
      <text:p text:style-name="NormalWeb">Produce vinos<text:s/><text:span text:style-name="Textoennegrita">ligeros, neutros y refrescantes</text:span>, perfectos para el consumo cotidiano o como base para destilados como el brandy.<text:line-break/>Cuando se trabaja con cuidado y en vendimias tempranas, puede ofrecer vinos frescos, con notas frutales y florales muy agradables.</text:p>
      <text:p text:style-name="NormalWeb"><text:span text:style-name="Textoennegrita">Aromas:</text:span><text:s/>fruta blanca (manzana, pera), melón, flores secas.<text:line-break/><text:span text:style-name="Textoennegrita">Zonas destacadas:</text:span><text:s/>Castilla-La Mancha, Valdepeñas, Cuenca.<text:line-break/><text:span text:style-name="Textoennegrita">Maridaje:</text:span><text:s/>aperitivos, tapas suaves, mariscos, ensaladas frías, pescados blancos.</text:p>
      <text:p text:style-name="NormalWeb"><text:span text:style-name="T481">🌞</text:span><text:s/><text:span text:style-name="Énfasis">El Airén enseña humildad: no todos los vinos buscan complejidad, algunos simplemente quieren refrescar y acompañar momentos sencillos.</text:span></text:p>
      <text:p text:style-name="Normal"><draw:custom-shape svg:x="0in" svg:y="0in" svg:width="45.51042in" svg:height="0.00139in" draw:z-index="0" draw:id="id42" draw:style-name="a42" draw:name="Horizontal Line 65" text:anchor-type="as-char"><svg:title/><svg:desc/><draw:enhanced-geometry draw:type="non-primitive" svg:viewBox="0 0 21600 21600" draw:enhanced-path="M 0 0 L 21600 0 21600 21600 0 21600 Z N"/></draw:custom-shape></text:p>
      <text:h text:style-name="Título2" text:outline-level="2"><text:span text:style-name="T482">🍇</text:span><text:s/><text:span text:style-name="T483">Resumen Final: Las Voces del Blanco</text:span></text:h>
      <text:p text:style-name="NormalWeb">Cada variedad blanca es una lección en sí misma.<text:line-break/>El sommelier aprende de ellas<text:s/><text:span text:style-name="Textoennegrita">la geografía, el clima y el alma del vino</text:span>, y cómo el blanco puede ser mucho más que frescura: puede ser profundidad, textura o incluso emoción.</text:p>
      <table:table table:style-name="Table484">
        <table:table-columns>
          <table:table-column table:style-name="TableColumn485"/>
          <table:table-column table:style-name="TableColumn486"/>
          <table:table-column table:style-name="TableColumn487"/>
          <table:table-column table:style-name="TableColumn488"/>
          <table:table-column table:style-name="TableColumn489"/>
        </table:table-columns>
        <table:table-header-rows>
          <table:table-row table:style-name="TableRow490">
            <table:table-cell table:style-name="TableCell491">
              <text:p text:style-name="P492">Variedad</text:p>
            </table:table-cell>
            <table:table-cell table:style-name="TableCell493">
              <text:p text:style-name="P494">Estilo</text:p>
            </table:table-cell>
            <table:table-cell table:style-name="TableCell495">
              <text:p text:style-name="P496">Aroma principal</text:p>
            </table:table-cell>
            <table:table-cell table:style-name="TableCell497">
              <text:p text:style-name="P498">Zona destacada</text:p>
            </table:table-cell>
            <table:table-cell table:style-name="TableCell499">
              <text:p text:style-name="P500">Enseñanza clave</text:p>
            </table:table-cell>
          </table:table-row>
        </table:table-header-rows>
        <table:table-row table:style-name="TableRow501">
          <table:table-cell table:style-name="TableCell502">
            <text:p text:style-name="Normal"><text:span text:style-name="Textoennegrita">Chardonnay</text:span></text:p>
          </table:table-cell>
          <table:table-cell table:style-name="TableCell503">
            <text:p text:style-name="Normal">Versátil y complejo</text:p>
          </table:table-cell>
          <table:table-cell table:style-name="TableCell504">
            <text:p text:style-name="Normal">Mantequilla, pan tostado</text:p>
          </table:table-cell>
          <table:table-cell table:style-name="TableCell505">
            <text:p text:style-name="Normal">Borgoña, Navarra</text:p>
          </table:table-cell>
          <table:table-cell table:style-name="TableCell506">
            <text:p text:style-name="Normal">La influencia del clima y la madera</text:p>
          </table:table-cell>
        </table:table-row>
        <table:table-row table:style-name="TableRow507">
          <table:table-cell table:style-name="TableCell508">
            <text:p text:style-name="Normal"><text:span text:style-name="Textoennegrita">Sauvignon Blanc</text:span></text:p>
          </table:table-cell>
          <table:table-cell table:style-name="TableCell509">
            <text:p text:style-name="Normal">Fresco y herbal</text:p>
          </table:table-cell>
          <table:table-cell table:style-name="TableCell510">
            <text:p text:style-name="Normal">Cítricos, hierba</text:p>
          </table:table-cell>
          <table:table-cell table:style-name="TableCell511">
            <text:p text:style-name="Normal">Loira, Rueda</text:p>
          </table:table-cell>
          <table:table-cell table:style-name="TableCell512">
            <text:p text:style-name="Normal">La importancia de la acidez</text:p>
          </table:table-cell>
        </table:table-row>
        <table:table-row table:style-name="TableRow513">
          <table:table-cell table:style-name="TableCell514">
            <text:p text:style-name="Normal"><text:span text:style-name="Textoennegrita">Albariño</text:span></text:p>
          </table:table-cell>
          <table:table-cell table:style-name="TableCell515">
            <text:p text:style-name="Normal">Marino y salino</text:p>
          </table:table-cell>
          <table:table-cell table:style-name="TableCell516">
            <text:p text:style-name="Normal">Melocotón, cítricos</text:p>
          </table:table-cell>
          <table:table-cell table:style-name="TableCell517">
            <text:p text:style-name="Normal">Galicia</text:p>
          </table:table-cell>
          <table:table-cell table:style-name="TableCell518">
            <text:p text:style-name="Normal">La expresión del terruño atlántico</text:p>
          </table:table-cell>
        </table:table-row>
        <table:table-row table:style-name="TableRow519">
          <table:table-cell table:style-name="TableCell520">
            <text:p text:style-name="Normal"><text:span text:style-name="Textoennegrita">Verdejo</text:span></text:p>
          </table:table-cell>
          <table:table-cell table:style-name="TableCell521">
            <text:p text:style-name="Normal">Equilibrado y aromático</text:p>
          </table:table-cell>
          <table:table-cell table:style-name="TableCell522">
            <text:p text:style-name="Normal">Hinojo, almendra amarga</text:p>
          </table:table-cell>
          <table:table-cell table:style-name="TableCell523">
            <text:p text:style-name="Normal">Rueda</text:p>
          </table:table-cell>
          <table:table-cell table:style-name="TableCell524">
            <text:p text:style-name="Normal">El balance entre frescura y cuerpo</text:p>
          </table:table-cell>
        </table:table-row>
        <table:table-row table:style-name="TableRow525">
          <table:table-cell table:style-name="TableCell526">
            <text:p text:style-name="Normal"><text:span text:style-name="Textoennegrita">Godello</text:span></text:p>
          </table:table-cell>
          <table:table-cell table:style-name="TableCell527">
            <text:p text:style-name="Normal">Mineral y elegante</text:p>
          </table:table-cell>
          <table:table-cell table:style-name="TableCell528">
            <text:p text:style-name="Normal">Miel, pera, pan tostado</text:p>
          </table:table-cell>
          <table:table-cell table:style-name="TableCell529">
            <text:p text:style-name="Normal">Valdeorras</text:p>
          </table:table-cell>
          <table:table-cell table:style-name="TableCell530">
            <text:p text:style-name="Normal">La elegancia y textura del blanco de guarda</text:p>
          </table:table-cell>
        </table:table-row>
        <table:table-row table:style-name="TableRow531">
          <table:table-cell table:style-name="TableCell532">
            <text:p text:style-name="Normal"><text:span text:style-name="Textoennegrita">Airén</text:span></text:p>
          </table:table-cell>
          <table:table-cell table:style-name="TableCell533">
            <text:p text:style-name="Normal">Ligero y tradicional</text:p>
          </table:table-cell>
          <table:table-cell table:style-name="TableCell534">
            <text:p text:style-name="Normal">Melón, flores secas</text:p>
          </table:table-cell>
          <table:table-cell table:style-name="TableCell535">
            <text:p text:style-name="Normal">La Mancha</text:p>
          </table:table-cell>
          <table:table-cell table:style-name="TableCell536">
            <text:p text:style-name="Normal">La sencillez que refresca</text:p>
          </table:table-cell>
        </table:table-row>
      </table:table>
      <text:p text:style-name="NormalWeb"><text:span text:style-name="T537">🍇</text:span><text:s/><text:span text:style-name="Énfasis">Conclusión técnica:</text:span><text:line-break/>Chardonnay aporta cuerpo; Sauvignon Blanc, frescura; Albariño, salinidad; Verdejo, equilibrio; Godello, elegancia; y Airén, sencillez.<text:line-break/>Estas seis variedades enseñan al alumno que el vino blanco es mucho más diverso de lo que parece.</text:p>
      <text:soft-page-break/>
      <text:p text:style-name="Normal"><draw:custom-shape svg:x="0in" svg:y="0in" svg:width="45.51042in" svg:height="0.00139in" draw:z-index="0" draw:id="id43" draw:style-name="a43" draw:name="Horizontal Line 48" text:anchor-type="as-char"><svg:title/><svg:desc/><draw:enhanced-geometry draw:type="non-primitive" svg:viewBox="0 0 21600 21600" draw:enhanced-path="M 0 0 L 21600 0 21600 21600 0 21600 Z N"/></draw:custom-shape></text:p>
      <text:h text:style-name="Título2" text:outline-level="2"><text:span text:style-name="T538"><text:s/></text:span><text:span text:style-name="T539"><text:s/>4 – Experiencia sensorial</text:span></text:h>
      <text:p text:style-name="NormalWeb"><text:span text:style-name="T540">🎶</text:span><text:s/><text:span text:style-name="Textoennegrita">Música sugerida:</text:span><text:s/><text:span text:style-name="Énfasis">Bossa Nova – “The Girl from Ipanema”</text:span><text:line-break/><text:span text:style-name="T541">🍷</text:span><text:s/><text:span text:style-name="Textoennegrita">Vino sugerido:</text:span><text:s/><text:span text:style-name="Énfasis">Sauvignon Blanc joven.</text:span><text:line-break/><text:span text:style-name="T542">🍽</text:span><text:s/><text:span text:style-name="Textoennegrita">Maridaje:</text:span><text:s/><text:span text:style-name="Énfasis">Ceviche o camarones al ajillo.</text:span></text:p>
      <text:p text:style-name="NormalWeb">El vino blanco invita a<text:s/><text:span text:style-name="Textoennegrita">saborear el instante</text:span>. Ligero y efímero, se disfruta con la misma frescura que transmite su acidez.<text:line-break/>Para esta experiencia, proponemos un Sauvignon Blanc joven, vibrante y expresivo.</text:p>
      <text:h text:style-name="Título3" text:outline-level="3">Ejercicio sensorial:</text:h>
      <text:list text:style-name="LFO55" text:continue-numbering="true">
        <text:list-item>
          <text:p text:style-name="P543"><text:span text:style-name="Textoennegrita">Vista:</text:span><text:s/>observa su color pajizo con reflejos verdosos, brillante y cristalino.</text:p>
        </text:list-item>
        <text:list-item>
          <text:p text:style-name="P544"><text:span text:style-name="Textoennegrita">Nariz:</text:span><text:s/>busca aromas cítricos, florales y herbales: notas de lima, hierba y maracuyá.</text:p>
        </text:list-item>
        <text:list-item>
          <text:p text:style-name="P545"><text:span text:style-name="Textoennegrita">Boca:</text:span><text:s/>siente su acidez crujiente, su textura ligera y su final seco, que invita a otro sorbo.</text:p>
        </text:list-item>
      </text:list>
      <text:p text:style-name="NormalWeb"><text:span text:style-name="T546">💬</text:span><text:s/><text:span text:style-name="Énfasis">Tip de sommelier:</text:span><text:s/>el vino blanco no se contempla, se siente. Su valor está en su ligereza, su energía y su precisión aromática.</text:p>
      <text:p text:style-name="Normal"><draw:custom-shape svg:x="0in" svg:y="0in" svg:width="45.51042in" svg:height="0.00139in" draw:z-index="0" draw:id="id44" draw:style-name="a44" draw:name="Horizontal Line 49" text:anchor-type="as-char"><svg:title/><svg:desc/><draw:enhanced-geometry draw:type="non-primitive" svg:viewBox="0 0 21600 21600" draw:enhanced-path="M 0 0 L 21600 0 21600 21600 0 21600 Z N"/></draw:custom-shape></text:p>
      <text:h text:style-name="Título2" text:outline-level="2"><text:span text:style-name="T547"><text:s/></text:span><text:span text:style-name="T548"><text:s/>5 – Quiz</text:span></text:h>
      <text:list text:style-name="LFO56" text:continue-numbering="true">
        <text:list-item>
          <text:p text:style-name="P549"><text:span text:style-name="Textoennegrita">¿A qué temperatura se sirve el vino blanco?</text:span><text:line-break/>a) 4–6 °C<text:line-break/>b) 8–10 °C<text:line-break/>c) 14–16 °C<text:line-break/><text:span text:style-name="T550">✅</text:span><text:s/><text:span text:style-name="Textoennegrita">Respuesta correcta:</text:span><text:s/>b) 8–10 °C</text:p>
        </text:list-item>
        <text:list-item>
          <text:p text:style-name="P551"><text:span text:style-name="Textoennegrita">¿Qué tipo de copa se usa?</text:span><text:line-break/>a) Copa tipo flauta (como el espumoso).<text:line-break/>b) Copa amplia tipo Bordeaux.<text:line-break/>c) Copa alargada o tulipa.<text:line-break/><text:span text:style-name="T552">✅</text:span><text:s/><text:span text:style-name="Textoennegrita">Respuesta correcta:</text:span><text:s/>c) Copa alargada o tulipa.</text:p>
        </text:list-item>
        <text:list-item>
          <text:p text:style-name="P553"><text:span text:style-name="Textoennegrita">¿Qué plato combina mejor con un blanco?</text:span><text:line-break/>a) Cordero asado.<text:line-break/>b) Pescado o marisco.<text:line-break/>c) Estofado de ternera.<text:line-break/><text:span text:style-name="T554">✅</text:span><text:s/><text:span text:style-name="Textoennegrita">Respuesta correcta:</text:span><text:s/>b) Pescado o marisco.</text:p>
        </text:list-item>
        <text:list-item>
          <text:p text:style-name="P555"><text:span text:style-name="Textoennegrita">¿Qué variedad es común en vinos frescos?</text:span><text:line-break/>a) Sauvignon Blanc.<text:line-break/>b) Syrah.<text:line-break/>c) Tempranillo.<text:line-break/><text:span text:style-name="T556">✅</text:span><text:s/><text:span text:style-name="Textoennegrita">Respuesta correcta:</text:span><text:s/>a) Sauvignon Blanc.</text:p>
        </text:list-item>
        <text:list-item>
          <text:p text:style-name="P557"><text:span text:style-name="Textoennegrita">¿Qué aporta la crianza en barrica a un vino blanco?</text:span><text:line-break/>a) Pérdida de frescura y aroma.<text:line-break/>b) Aromas de vainilla, miel y más cuerpo.<text:line-break/><text:soft-page-break/>c) Mayor acidez.<text:line-break/><text:span text:style-name="T558">✅</text:span><text:s/><text:span text:style-name="Textoennegrita">Respuesta correcta:</text:span><text:s/>b) Aromas de vainilla, miel y más cuerpo.</text:p>
        </text:list-item>
      </text:list>
      <text:p text:style-name="Normal"><draw:custom-shape svg:x="0in" svg:y="0in" svg:width="45.51042in" svg:height="0.00139in" draw:z-index="0" draw:id="id45" draw:style-name="a45" draw:name="Horizontal Line 50" text:anchor-type="as-char"><svg:title/><svg:desc/><draw:enhanced-geometry draw:type="non-primitive" svg:viewBox="0 0 21600 21600" draw:enhanced-path="M 0 0 L 21600 0 21600 21600 0 21600 Z N"/></draw:custom-shape></text:p>
      <text:h text:style-name="Título2" text:outline-level="2"><text:span text:style-name="T559"><text:s/></text:span><text:span text:style-name="T560"><text:s/>6 – Cierre</text:span></text:h>
      <text:p text:style-name="NormalWeb"><text:span text:style-name="T561">💬💬</text:span></text:p>
      <text:p text:style-name="NormalWeb">“Un buen blanco es como el verano: ligero, brillante y fugaz.”</text:p>
      <text:p text:style-name="NormalWeb">El vino blanco nos enseña a<text:s/><text:span text:style-name="Textoennegrita">valorar la sencillez bien lograda</text:span>, la pureza de la fruta y la precisión del clima.<text:line-break/>Mientras el vino tinto conversa con la tierra, el blanco lo hace con el aire y la luz.<text:line-break/>Su frescura no es debilidad, sino<text:s/><text:span text:style-name="Textoennegrita">una forma distinta de elegancia.</text:span></text:p>
      <text:p text:style-name="NormalWeb">Un buen sommelier sabe que los vinos blancos son los más difíciles de elaborar y de servir correctamente, porque en ellos<text:s/><text:span text:style-name="Textoennegrita">no hay dónde esconder los errores</text:span>.<text:line-break/>Su transparencia exige equilibrio y respeto: cada matiz, cada grado de temperatura, cada aroma importa.</text:p>
      <text:p text:style-name="NormalWeb"><text:span text:style-name="T562">🍋</text:span><text:s/><text:span text:style-name="Énfasis">El vino blanco es la sonrisa del vino. Brinda luz, vida y un instante de eternidad en cada sorbo.</text:span></text:p>
      <text:p text:style-name="NormalWeb"/>
      <text:p text:style-name="P563"/>
      <text:soft-page-break/>
      <text:h text:style-name="Título1" text:outline-level="1"><text:span text:style-name="T564">🌸🌸</text:span><text:s/><text:span text:style-name="T565">LECCIÓN 6: VINOS ROSADOS – EQUILIBRIO Y VERSATILIDAD</text:span></text:h>
      <text:p text:style-name="NormalWeb"><text:span text:style-name="T566">💬</text:span><text:s/>“El rosado no elige bandos: conquista a todos los paladares.”</text:p>
      <text:p text:style-name="Normal"><draw:custom-shape svg:x="0in" svg:y="0in" svg:width="45.51042in" svg:height="0.00139in" draw:z-index="0" draw:id="id46" draw:style-name="a46" draw:name="Horizontal Line 73" text:anchor-type="as-char"><svg:title/><svg:desc/><draw:enhanced-geometry draw:type="non-primitive" svg:viewBox="0 0 21600 21600" draw:enhanced-path="M 0 0 L 21600 0 21600 21600 0 21600 Z N"/></draw:custom-shape></text:p>
      <text:h text:style-name="Título2" text:outline-level="2"><text:span text:style-name="T567"><text:s/></text:span><text:span text:style-name="T568"><text:s/>1 – Introducción: El punto medio entre la intensidad del tinto y la frescura del blanco</text:span></text:h>
      <text:p text:style-name="NormalWeb">El vino rosado es el equilibrio hecho líquido.<text:line-break/>Combina la<text:s/><text:span text:style-name="Textoennegrita">estructura ligera de un tinto</text:span><text:s/>con la<text:s/><text:span text:style-name="Textoennegrita">frescura y vivacidad de un blanco</text:span>, creando una experiencia versátil, elegante y moderna.</text:p>
      <text:p text:style-name="NormalWeb">Durante años, el rosado fue subestimado, considerado un vino “fácil” o de verano. Sin embargo, hoy vive una auténtica<text:s/><text:span text:style-name="Textoennegrita">revolución enológica y gastronómica</text:span>, con elaboraciones cada vez más precisas, complejas y refinadas.<text:line-break/>Desde los rosados pálidos y secos de<text:s/><text:span text:style-name="Textoennegrita">Provenza (Francia)</text:span><text:s/>hasta los más intensos de<text:s/><text:span text:style-name="Textoennegrita">Navarra o Rioja</text:span>, esta categoría ha conquistado el mundo por su<text:s/><text:span text:style-name="Textoennegrita">versatilidad y capacidad de adaptación.</text:span></text:p>
      <text:p text:style-name="NormalWeb">El color rosado no es solo una cuestión estética; es una declaración de estilo.<text:line-break/>Cada tono —del rosa pálido salmón al frambuesa brillante— cuenta una historia sobre la variedad de uva, el tiempo de maceración y el propósito del enólogo.</text:p>
      <text:p text:style-name="NormalWeb"><text:span text:style-name="T569">🌷</text:span><text:s/><text:span text:style-name="Énfasis">El rosado enseña el arte del equilibrio: la delicadeza de un blanco con el alma de un tinto.</text:span></text:p>
      <text:p text:style-name="Normal"><draw:custom-shape svg:x="0in" svg:y="0in" svg:width="45.51042in" svg:height="0.00139in" draw:z-index="0" draw:id="id47" draw:style-name="a47" draw:name="Horizontal Line 74" text:anchor-type="as-char"><svg:title/><svg:desc/><draw:enhanced-geometry draw:type="non-primitive" svg:viewBox="0 0 21600 21600" draw:enhanced-path="M 0 0 L 21600 0 21600 21600 0 21600 Z N"/></draw:custom-shape></text:p>
      <text:h text:style-name="Título2" text:outline-level="2"><text:span text:style-name="T570"><text:s/></text:span><text:span text:style-name="T571"><text:s/>2 – Curiosidad:<text:s/></text:span><text:span text:style-name="T572">🍇🍇</text:span><text:span text:style-name="T573"><text:s/>Su color rosado se logra dejando la piel de la uva en contacto con el jugo solo unas horas</text:span></text:h>
      <text:p text:style-name="NormalWeb">El secreto del color del vino rosado está en la<text:s/><text:span text:style-name="Textoennegrita">maceración breve</text:span><text:s/>de los hollejos (pieles) con el mosto.<text:line-break/>Mientras que los vinos tintos fermentan durante días con la piel, el rosado sólo la mantiene en contacto durante<text:s/><text:span text:style-name="Textoennegrita">2 a 24 horas</text:span>, dependiendo de la intensidad de color deseada.</text:p>
      <text:p text:style-name="NormalWeb">Este breve contacto transfiere pigmentos naturales (antocianos) y una ligera cantidad de taninos, que aportan estructura sin perder frescura.<text:line-break/>El resultado es un vino<text:s/><text:span text:style-name="Textoennegrita">ligero, aromático y visualmente cautivador</text:span>.</text:p>
      <text:h text:style-name="Título3" text:outline-level="3">Existen tres métodos principales de elaboración:</text:h>
      <text:list text:style-name="LFO57" text:continue-numbering="true">
        <text:list-item>
          <text:p text:style-name="P574"><text:span text:style-name="Textoennegrita">Saignée (sangrado):</text:span><text:s/>Se obtiene al “sangrar” una parte del mosto de una fermentación de vino tinto tras unas horas de maceración. Los rosados de este tipo suelen tener<text:s/><text:span text:style-name="Textoennegrita">más cuerpo y color</text:span>.</text:p>
        </text:list-item>
        <text:list-item>
          <text:p text:style-name="P575"><text:span text:style-name="Textoennegrita">Prensado directo:</text:span><text:s/>Se prensa la uva tinta suavemente sin apenas maceración. Produce rosados<text:s/><text:span text:style-name="Textoennegrita">pálidos, frescos y delicados</text:span>, al estilo provenzal.</text:p>
        </text:list-item>
        <text:list-item>
          <text:p text:style-name="P576"><text:span text:style-name="Textoennegrita">Ensamblaje (mezcla):</text:span><text:s/>Se mezcla una pequeña cantidad de vino tinto con vino blanco. Es un método poco común y generalmente reservado a espumosos (como el Champagne rosé).</text:p>
        </text:list-item>
      </text:list>
      <text:p text:style-name="NormalWeb"><text:span text:style-name="T577">💡</text:span><text:s/><text:span text:style-name="Énfasis">Dato técnico:</text:span><text:s/>los vinos rosados, al igual que los blancos, deben conservar su frescura. Por ello, suelen elaborarse en depósitos de acero inoxidable y embotellarse jóvenes.</text:p>
      <text:p text:style-name="Normal"><draw:custom-shape svg:x="0in" svg:y="0in" svg:width="45.51042in" svg:height="0.00139in" draw:z-index="0" draw:id="id48" draw:style-name="a48" draw:name="Horizontal Line 75" text:anchor-type="as-char"><svg:title/><svg:desc/><draw:enhanced-geometry draw:type="non-primitive" svg:viewBox="0 0 21600 21600" draw:enhanced-path="M 0 0 L 21600 0 21600 21600 0 21600 Z N"/></draw:custom-shape></text:p>
      <text:h text:style-name="Título2" text:outline-level="2"><text:span text:style-name="T578"><text:s/></text:span><text:span text:style-name="T579"><text:s/>3 – Enseñanza práctica</text:span></text:h>
      <text:h text:style-name="Título3" text:outline-level="3"><text:span text:style-name="T580">🔸</text:span><text:s/><text:span text:style-name="T581">Temperatura de servicio</text:span></text:h>
      <text:p text:style-name="NormalWeb">El rosado se disfruta mejor entre<text:s/><text:span text:style-name="Textoennegrita">10 y 12 °C</text:span>.<text:line-break/>A esa temperatura muestra su equilibrio perfecto entre acidez y fruta.</text:p>
      <text:list text:style-name="LFO58" text:continue-numbering="true">
        <text:list-item>
          <text:p text:style-name="P582">Rosados ligeros o provenzales: 8–10 °C</text:p>
        </text:list-item>
        <text:list-item>
          <text:p text:style-name="P583">Rosados estructurados o con crianza: 12–14 °C</text:p>
        </text:list-item>
      </text:list>
      <text:p text:style-name="NormalWeb"><text:span text:style-name="T584">❄️</text:span><text:s/><text:span text:style-name="Énfasis">Si está demasiado frío, se pierde la expresión aromática; si está caliente, el alcohol domina.</text:span></text:p>
      <text:h text:style-name="Título3" text:outline-level="3"><text:span text:style-name="T585">🔸</text:span><text:s/><text:span text:style-name="T586">Tipo de copa</text:span></text:h>
      <text:p text:style-name="NormalWeb">La copa ideal es la<text:s/><text:span text:style-name="Textoennegrita">tipo universal o de vino blanco mediana</text:span>, que permite mantener el frescor y concentrar los aromas frutales.<text:line-break/>Para rosados con crianza o de mayor cuerpo (como un rosado de Syrah o de Garnacha vieja), puede usarse una copa tipo Borgoña.</text:p>
      <text:h text:style-name="Título3" text:outline-level="3"><text:span text:style-name="T587">🔸</text:span><text:s/><text:span text:style-name="T588">Maridaje ideal</text:span></text:h>
      <text:p text:style-name="NormalWeb">El rosado es un vino<text:s/><text:span text:style-name="Textoennegrita">extremadamente versátil en la mesa</text:span>.<text:line-break/>Combina bien con platos ligeros y también con preparaciones más especiadas o grasosas, gracias a su acidez refrescante y su sutil estructura tánica.</text:p>
      <text:p text:style-name="NormalWeb"><text:span text:style-name="Textoennegrita">Maridajes recomendados:</text:span></text:p>
      <text:list text:style-name="LFO59" text:continue-numbering="true">
        <text:list-item>
          <text:p text:style-name="P589">Tapas, embutidos, quesos suaves.</text:p>
        </text:list-item>
        <text:list-item>
          <text:p text:style-name="P590">Ensaladas mediterráneas o con frutas.</text:p>
        </text:list-item>
        <text:list-item>
          <text:p text:style-name="P591">Pastas con salsa de tomate o albahaca.</text:p>
        </text:list-item>
        <text:list-item>
          <text:p text:style-name="P592">Pescados azules o parrilladas de marisco.</text:p>
        </text:list-item>
        <text:list-item>
          <text:p text:style-name="P593">Pizza blanca o risotto de setas.</text:p>
        </text:list-item>
      </text:list>
      <text:p text:style-name="NormalWeb"><text:span text:style-name="T594">🍽</text:span><text:s/><text:span text:style-name="Énfasis">El vino rosado es el comodín gastronómico: acompaña tanto una comida informal como una cena elegante.</text:span></text:p>
      <text:p text:style-name="Normal"><draw:custom-shape svg:x="0in" svg:y="0in" svg:width="45.51042in" svg:height="0.00139in" draw:z-index="0" draw:id="id49" draw:style-name="a49" draw:name="Horizontal Line 76" text:anchor-type="as-char"><svg:title/><svg:desc/><draw:enhanced-geometry draw:type="non-primitive" svg:viewBox="0 0 21600 21600" draw:enhanced-path="M 0 0 L 21600 0 21600 21600 0 21600 Z N"/></draw:custom-shape></text:p>
      <text:h text:style-name="Título3" text:outline-level="3"><text:span text:style-name="T595">🔸</text:span><text:s/><text:span text:style-name="T596">Variedades más representativas</text:span></text:h>
      <text:h text:style-name="Título4" text:outline-level="4"><text:span text:style-name="T597">1. Garnacha – La dulzura mediterránea</text:span></text:h>
      <text:p text:style-name="NormalWeb">La Garnacha (Grenache en Francia) es la variedad reina de los rosados españoles.<text:line-break/>Produce vinos de color brillante, aromas intensos y textura redonda.<text:line-break/><text:soft-page-break/>Su perfil frutal —fresas, cerezas, pétalos de rosa— la hace ideal para rosados de corte joven y alegre.</text:p>
      <text:list text:style-name="LFO60" text:continue-numbering="true">
        <text:list-item>
          <text:p text:style-name="P598"><text:span text:style-name="Textoennegrita">Zonas:</text:span><text:s/>Navarra, Campo de Borja, Cariñena, Rioja.</text:p>
        </text:list-item>
        <text:list-item>
          <text:p text:style-name="P599"><text:span text:style-name="Textoennegrita">Estilo:</text:span><text:s/>frutos rojos, goloso, seco pero amable.</text:p>
        </text:list-item>
        <text:list-item>
          <text:p text:style-name="P600"><text:span text:style-name="Textoennegrita">Maridaje:</text:span><text:s/>ensaladas con jamón, pollo a la parrilla, arroces, pizzas.</text:p>
        </text:list-item>
      </text:list>
      <text:p text:style-name="NormalWeb"><text:span text:style-name="T601">🍓</text:span><text:s/><text:span text:style-name="Énfasis">La Garnacha es la sonrisa del vino rosado: luminosa, jugosa y amable.</text:span></text:p>
      <text:p text:style-name="Normal"><draw:custom-shape svg:x="0in" svg:y="0in" svg:width="45.51042in" svg:height="0.00139in" draw:z-index="0" draw:id="id50" draw:style-name="a50" draw:name="Horizontal Line 77" text:anchor-type="as-char"><svg:title/><svg:desc/><draw:enhanced-geometry draw:type="non-primitive" svg:viewBox="0 0 21600 21600" draw:enhanced-path="M 0 0 L 21600 0 21600 21600 0 21600 Z N"/></draw:custom-shape></text:p>
      <text:h text:style-name="Título4" text:outline-level="4"><text:span text:style-name="T602">2. Syrah – El rosado con carácter</text:span></text:h>
      <text:p text:style-name="NormalWeb">La uva<text:s/><text:span text:style-name="Textoennegrita">Syrah</text:span><text:s/>aporta cuerpo, intensidad aromática y un toque especiado al rosado.<text:line-break/>Su estructura la hace perfecta para elaborar rosados más gastronómicos o incluso con ligera crianza.</text:p>
      <text:list text:style-name="LFO61" text:continue-numbering="true">
        <text:list-item>
          <text:p text:style-name="P603"><text:span text:style-name="Textoennegrita">Aromas:</text:span><text:s/>mora, frambuesa, pimienta negra, violetas.</text:p>
        </text:list-item>
        <text:list-item>
          <text:p text:style-name="P604"><text:span text:style-name="Textoennegrita">Zonas:</text:span><text:s/>Languedoc, Valle del Ródano, La Mancha, Jumilla.</text:p>
        </text:list-item>
        <text:list-item>
          <text:p text:style-name="P605"><text:span text:style-name="Textoennegrita">Estilo:</text:span><text:s/>más profundo, con volumen y final largo.</text:p>
        </text:list-item>
        <text:list-item>
          <text:p text:style-name="P606"><text:span text:style-name="Textoennegrita">Maridaje:</text:span><text:s/>pasta con salsa de tomate, carnes blancas, platos especiados.</text:p>
        </text:list-item>
      </text:list>
      <text:p text:style-name="NormalWeb"><text:span text:style-name="T607">🌶</text:span><text:s/><text:span text:style-name="Énfasis">El rosado de Syrah demuestra que el rosado también puede tener músculo y carácter.</text:span></text:p>
      <text:p text:style-name="Normal"><draw:custom-shape svg:x="0in" svg:y="0in" svg:width="45.51042in" svg:height="0.00139in" draw:z-index="0" draw:id="id51" draw:style-name="a51" draw:name="Horizontal Line 78" text:anchor-type="as-char"><svg:title/><svg:desc/><draw:enhanced-geometry draw:type="non-primitive" svg:viewBox="0 0 21600 21600" draw:enhanced-path="M 0 0 L 21600 0 21600 21600 0 21600 Z N"/></draw:custom-shape></text:p>
      <text:h text:style-name="Título4" text:outline-level="4"><text:span text:style-name="T608">3. Pinot Noir – La elegancia sutil</text:span></text:h>
      <text:p text:style-name="NormalWeb">La<text:s/><text:span text:style-name="Textoennegrita">Pinot Noir</text:span>, reina de Borgoña y Champagne, produce algunos de los rosados más finos y delicados del mundo.<text:line-break/>Su piel fina genera colores pálidos y elegantes, con aromas florales y frutales muy expresivos.</text:p>
      <text:list text:style-name="LFO62" text:continue-numbering="true">
        <text:list-item>
          <text:p text:style-name="P609"><text:span text:style-name="Textoennegrita">Aromas:</text:span><text:s/>frambuesa, fresa silvestre, flor de cerezo.</text:p>
        </text:list-item>
        <text:list-item>
          <text:p text:style-name="P610"><text:span text:style-name="Textoennegrita">Zonas:</text:span><text:s/>Borgoña, Champagne, Oregon, Cataluña.</text:p>
        </text:list-item>
      </text:list>
      <text:list text:style-name="LFO69" text:continue-numbering="true">
        <text:list-item>
          <text:p text:style-name="P611"><text:span text:style-name="Textoennegrita">Estilo:</text:span><text:s/>elegante, floral, con acidez viva y textura sedosa.</text:p>
        </text:list-item>
        <text:list-item>
          <text:p text:style-name="P612"><text:span text:style-name="Textoennegrita">Maridaje:</text:span><text:s/>sushi, carpaccio, mariscos o platos ligeros de verduras.</text:p>
        </text:list-item>
      </text:list>
      <text:p text:style-name="NormalWeb"><text:span text:style-name="T613">🌸</text:span><text:s/><text:span text:style-name="Énfasis">El rosado de Pinot Noir enseña que la elegancia no necesita intensidad, solo armonía.</text:span></text:p>
      <text:p text:style-name="Normal"><draw:custom-shape svg:x="0in" svg:y="0in" svg:width="45.51042in" svg:height="0.00139in" draw:z-index="0" draw:id="id52" draw:style-name="a52" draw:name="Horizontal Line 103" text:anchor-type="as-char"><svg:title/><svg:desc/><draw:enhanced-geometry draw:type="non-primitive" svg:viewBox="0 0 21600 21600" draw:enhanced-path="M 0 0 L 21600 0 21600 21600 0 21600 Z N"/></draw:custom-shape></text:p>
      <text:h text:style-name="Título2" text:outline-level="2"><text:span text:style-name="T614"><text:s/></text:span><text:span text:style-name="T615"><text:s/>4 – Experiencia sensorial</text:span></text:h>
      <text:p text:style-name="NormalWeb"><text:span text:style-name="T616">🎶</text:span><text:s/><text:span text:style-name="Textoennegrita">Música sugerida:</text:span><text:s/><text:span text:style-name="Énfasis">Norah Jones – “Come Away With Me”</text:span><text:line-break/><text:span text:style-name="T617">🍷</text:span><text:s/><text:span text:style-name="Textoennegrita">Vino sugerido:</text:span><text:s/><text:span text:style-name="Énfasis">Rosado de Garnacha joven.</text:span><text:line-break/><text:span text:style-name="T618">🍽</text:span><text:s/><text:span text:style-name="Textoennegrita">Maridaje:</text:span><text:s/><text:span text:style-name="Énfasis">Ensalada mediterránea o pizza blanca.</text:span></text:p>
      <text:p text:style-name="NormalWeb">El vino rosado invita a disfrutar sin prisa. Es fresco pero expresivo, fácil de beber pero lleno de matices.<text:line-break/><text:soft-page-break/>Su energía positiva y su carácter festivo lo convierten en el vino de los encuentros y las sobremesas largas.</text:p>
      <text:h text:style-name="Título3" text:outline-level="3">Ejercicio sensorial para alumnos:</text:h>
      <text:list text:style-name="LFO70" text:continue-numbering="true">
        <text:list-item>
          <text:p text:style-name="P619"><text:span text:style-name="Textoennegrita">Vista:</text:span><text:s/>observa el color: puede ser pálido como el salmón o brillante como la frambuesa. Evalúa su limpieza y brillo.</text:p>
        </text:list-item>
        <text:list-item>
          <text:p text:style-name="P620"><text:span text:style-name="Textoennegrita">Nariz:</text:span><text:s/>huele profundamente: busca notas de fresa, cereza, pétalos, caramelo o hierbas frescas.</text:p>
        </text:list-item>
        <text:list-item>
          <text:p text:style-name="P621"><text:span text:style-name="Textoennegrita">Boca:</text:span><text:s/>analiza su entrada suave, su paso fluido y su final seco. La acidez debe ser nítida, el cuerpo medio y el postgusto frutal.</text:p>
        </text:list-item>
      </text:list>
      <text:p text:style-name="NormalWeb"><text:span text:style-name="T622">💬</text:span><text:s/><text:span text:style-name="Énfasis">Un rosado bien hecho tiene la ligereza de un blanco y el alma alegre de un tinto.</text:span></text:p>
      <text:p text:style-name="Normal"><draw:custom-shape svg:x="0in" svg:y="0in" svg:width="45.51042in" svg:height="0.00139in" draw:z-index="0" draw:id="id53" draw:style-name="a53" draw:name="Horizontal Line 104" text:anchor-type="as-char"><svg:title/><svg:desc/><draw:enhanced-geometry draw:type="non-primitive" svg:viewBox="0 0 21600 21600" draw:enhanced-path="M 0 0 L 21600 0 21600 21600 0 21600 Z N"/></draw:custom-shape></text:p>
      <text:h text:style-name="Título2" text:outline-level="2"><text:span text:style-name="T623"><text:s/></text:span><text:span text:style-name="T624"><text:s/>5 – Quiz</text:span></text:h>
      <text:list text:style-name="LFO71" text:continue-numbering="true">
        <text:list-item>
          <text:p text:style-name="P625"><text:span text:style-name="Textoennegrita">¿Cómo se obtiene el color rosado?</text:span><text:line-break/>a) Mezclando vino tinto y blanco.<text:line-break/>b) Dejando la piel de la uva en contacto con el jugo por pocas horas.<text:line-break/>c) Añadiendo pigmentos naturales.<text:line-break/><text:span text:style-name="T626">✅</text:span><text:s/><text:span text:style-name="Textoennegrita">Respuesta correcta:</text:span><text:s/>b) Dejando la piel de la uva en contacto con el jugo por pocas horas.</text:p>
        </text:list-item>
        <text:list-item>
          <text:p text:style-name="P627"><text:span text:style-name="Textoennegrita">¿Qué temperatura es ideal para servirlo?</text:span><text:line-break/>a) 6–8 °C<text:line-break/>b) 10–12 °C<text:line-break/>c) 14–16 °C<text:line-break/><text:span text:style-name="T628">✅</text:span><text:s/><text:span text:style-name="Textoennegrita">Respuesta correcta:</text:span><text:s/>b) 10–12 °C</text:p>
        </text:list-item>
        <text:list-item>
          <text:p text:style-name="P629"><text:span text:style-name="Textoennegrita">¿Qué tipo de copa se recomienda?</text:span><text:line-break/>a) Copa pequeña tipo flauta.<text:line-break/>b) Copa ancha de tinto.<text:line-break/>c) Copa mediana tipo universal.<text:line-break/><text:span text:style-name="T630">✅</text:span><text:s/><text:span text:style-name="Textoennegrita">Respuesta correcta:</text:span><text:s/>c) Copa mediana tipo universal.</text:p>
        </text:list-item>
        <text:list-item>
          <text:p text:style-name="P631"><text:span text:style-name="Textoennegrita">¿Qué alimentos lo acompañan mejor?</text:span><text:line-break/>a) Carnes rojas y guisos.<text:line-break/>b) Tapas, ensaladas o pasta.<text:line-break/>c) Postres y chocolates.<text:line-break/><text:span text:style-name="T632">✅</text:span><text:s/><text:span text:style-name="Textoennegrita">Respuesta correcta:</text:span><text:s/>b) Tapas, ensaladas o pasta.</text:p>
        </text:list-item>
        <text:list-item>
          <text:p text:style-name="P633"><text:span text:style-name="Textoennegrita">¿Qué variedad es común en rosados?</text:span><text:line-break/>a) Garnacha.<text:line-break/>b) Tempranillo.<text:line-break/>c) Verdejo.<text:line-break/><text:span text:style-name="T634">✅</text:span><text:s/><text:span text:style-name="Textoennegrita">Respuesta correcta:</text:span><text:s/>a) Garnacha.</text:p>
        </text:list-item>
      </text:list>
      <text:p text:style-name="Normal"><draw:custom-shape svg:x="0in" svg:y="0in" svg:width="45.51042in" svg:height="0.00139in" draw:z-index="0" draw:id="id54" draw:style-name="a54" draw:name="Horizontal Line 105" text:anchor-type="as-char"><svg:title/><svg:desc/><draw:enhanced-geometry draw:type="non-primitive" svg:viewBox="0 0 21600 21600" draw:enhanced-path="M 0 0 L 21600 0 21600 21600 0 21600 Z N"/></draw:custom-shape></text:p>
      <text:h text:style-name="Título2" text:outline-level="2"><text:span text:style-name="T635"><text:s/></text:span><text:span text:style-name="T636"><text:s/>6 – Cierre</text:span></text:h>
      <text:p text:style-name="NormalWeb"><text:span text:style-name="T637">💬💬</text:span></text:p>
      <text:soft-page-break/>
      <text:p text:style-name="NormalWeb">“El rosado no elige bandos: conquista a todos los paladares.”</text:p>
      <text:p text:style-name="NormalWeb">El vino rosado es el vino del equilibrio y la alegría.<text:line-break/>Aúna la fruta del tinto con la ligereza del blanco, creando un punto de encuentro entre ambos mundos.<text:line-break/>Su versatilidad lo hace imprescindible en la formación de todo sommelier: enseña<text:s/><text:span text:style-name="Textoennegrita">color, tiempo, temperatura y armonía.</text:span></text:p>
      <text:p text:style-name="NormalWeb">Los mejores rosados del mundo —de Navarra, Provenza, Languedoc o Rioja— demuestran que la elegancia también puede ser rosada.<text:line-break/>Son vinos que<text:s/><text:span text:style-name="Textoennegrita">no buscan impresionar, sino seducir</text:span><text:s/>con su frescura, su sinceridad y su capacidad de acompañar cualquier momento.</text:p>
      <text:p text:style-name="NormalWeb"><text:span text:style-name="T638">🌷</text:span><text:s/><text:span text:style-name="Énfasis">El rosado es el vino de la sonrisa: ligero, sincero y universal.</text:span></text:p>
      <text:p text:style-name="Normal"/>
      <text:p text:style-name="Normal"/>
      <text:p text:style-name="Normal"/>
      <text:p text:style-name="Normal"/>
      <text:p text:style-name="Normal"/>
      <text:p text:style-name="Normal"/>
      <text:p text:style-name="Normal"/>
      <text:p text:style-name="P639"/>
      <text:soft-page-break/>
      <text:h text:style-name="Título1" text:outline-level="1"><text:span text:style-name="T640">🥂🥂</text:span><text:s/><text:span text:style-name="T641">LECCIÓN 7: VINOS ESPUMOSOS – LA MAGIA DE LAS BURBUJAS</text:span></text:h>
      <text:p text:style-name="NormalWeb"><text:span text:style-name="T642">💬</text:span><text:s/>“Cada burbuja es un aplauso pequeño que celebra la vida.”</text:p>
      <text:p text:style-name="Normal"><draw:custom-shape svg:x="0in" svg:y="0in" svg:width="45.51042in" svg:height="0.00139in" draw:z-index="0" draw:id="id55" draw:style-name="a55" draw:name="Horizontal Line 85" text:anchor-type="as-char"><svg:title/><svg:desc/><draw:enhanced-geometry draw:type="non-primitive" svg:viewBox="0 0 21600 21600" draw:enhanced-path="M 0 0 L 21600 0 21600 21600 0 21600 Z N"/></draw:custom-shape></text:p>
      <text:h text:style-name="Título2" text:outline-level="2"><text:span text:style-name="T643"><text:s/></text:span><text:span text:style-name="T644"><text:s/>1 – Introducción: Cada burbuja es una pequeña fiesta</text:span></text:h>
      <text:p text:style-name="NormalWeb">Pocas cosas despiertan tanta emoción como el sonido de un corcho al salir o el brillo de un vino espumoso en la copa.<text:line-break/>El vino espumoso representa<text:s/><text:span text:style-name="Textoennegrita">celebración, elegancia y alegría</text:span>, pero también<text:s/><text:span text:style-name="Textoennegrita">técnica, precisión y arte enológico</text:span>.</text:p>
      <text:p text:style-name="NormalWeb">Lo que hace único al espumoso es la<text:s/><text:span text:style-name="Textoennegrita">presencia de gas carbónico natural (CO₂)</text:span>, generado por una segunda fermentación que atrapa las burbujas dentro de la botella o el depósito.<text:line-break/>Este proceso convierte un vino tranquilo en una sinfonía de frescura, textura y sonido.</text:p>
      <text:p text:style-name="NormalWeb">Cada burbuja transporta aromas, eleva la percepción gustativa y acaricia el paladar. No hay otro vino que combine de forma tan perfecta<text:s/><text:span text:style-name="Textoennegrita">sensación táctil, visual y aromática</text:span>.</text:p>
      <text:p text:style-name="NormalWeb">Los espumosos pueden ser desde ligeros y frutales, hasta complejos y tostados, dependiendo de su método de elaboración, su tiempo de crianza y su origen.</text:p>
      <text:p text:style-name="NormalWeb"><text:span text:style-name="T645">🌟</text:span><text:s/><text:span text:style-name="Énfasis">El vino espumoso no solo se bebe: se escucha, se observa y se siente.</text:span></text:p>
      <text:p text:style-name="Normal"><draw:custom-shape svg:x="0in" svg:y="0in" svg:width="45.51042in" svg:height="0.00139in" draw:z-index="0" draw:id="id56" draw:style-name="a56" draw:name="Horizontal Line 86" text:anchor-type="as-char"><svg:title/><svg:desc/><draw:enhanced-geometry draw:type="non-primitive" svg:viewBox="0 0 21600 21600" draw:enhanced-path="M 0 0 L 21600 0 21600 21600 0 21600 Z N"/></draw:custom-shape></text:p>
      <text:h text:style-name="Título2" text:outline-level="2"><text:span text:style-name="T646"><text:s/></text:span><text:span text:style-name="T647"><text:s/>2 – Curiosidad:<text:s/></text:span><text:span text:style-name="T648">🍾🍾</text:span><text:span text:style-name="T649"><text:s/>Dom Pérignon no inventó el champagne… ¡pero ayudó a perfeccionarlo!</text:span></text:h>
      <text:p text:style-name="NormalWeb">Durante siglos, el fenómeno de las burbujas fue un misterio.<text:line-break/>En el siglo XVII, los vinos de la región de Champagne (Francia) sufrían fermentaciones espontáneas en primavera, lo que hacía que algunos corchos saltaran por la presión.</text:p>
      <text:p text:style-name="NormalWeb">El monje benedictino<text:s/><text:span text:style-name="Textoennegrita">Dom Pierre Pérignon (1638–1715)</text:span><text:s/>no inventó el champagne, pero fue un pionero en<text:s/><text:span text:style-name="Textoennegrita">perfeccionar el método</text:span>: seleccionó uvas de calidad, controló la mezcla de variedades y mejoró los tapones y botellas para resistir la presión.</text:p>
      <text:p text:style-name="NormalWeb">Gracias a su trabajo y al desarrollo del<text:s/><text:span text:style-name="Textoennegrita">método tradicional (o champenoise)</text:span>, el champagne se convirtió en símbolo de lujo y sofisticación.</text:p>
      <text:p text:style-name="NormalWeb"><text:span text:style-name="T650">🧴</text:span><text:s/><text:span text:style-name="Énfasis">Fun fact:</text:span><text:s/>una botella de champagne puede contener<text:s/><text:span text:style-name="Textoennegrita">hasta 49 millones de burbujas</text:span>.</text:p>
      <text:p text:style-name="Normal"><draw:custom-shape svg:x="0in" svg:y="0in" svg:width="45.51042in" svg:height="0.00139in" draw:z-index="0" draw:id="id57" draw:style-name="a57" draw:name="Horizontal Line 87" text:anchor-type="as-char"><svg:title/><svg:desc/><draw:enhanced-geometry draw:type="non-primitive" svg:viewBox="0 0 21600 21600" draw:enhanced-path="M 0 0 L 21600 0 21600 21600 0 21600 Z N"/></draw:custom-shape></text:p>
      <text:h text:style-name="Título2" text:outline-level="2"><text:span text:style-name="T651"><text:s/></text:span><text:span text:style-name="T652"><text:s/>3 – Enseñanza práctica</text:span></text:h>
      <text:h text:style-name="Título3" text:outline-level="3"><text:span text:style-name="T653">🔸</text:span><text:s/>Tipos principales de vinos espumosos</text:h>
      <text:list text:style-name="LFO63" text:continue-numbering="true">
        <text:list-item>
          <text:p text:style-name="P654"><text:span text:style-name="Textoennegrita">Champagne (Francia)</text:span><text:line-break/>El más prestigioso y complejo. Se elabora en la región de Champagne mediante<text:s/><text:soft-page-break/>el<text:s/><text:span text:style-name="Textoennegrita">método tradicional</text:span>, con segunda fermentación en botella y un largo envejecimiento sobre lías.</text:p>
          <text:list text:continue-numbering="true">
            <text:list-item>
              <text:p text:style-name="P655"><text:span text:style-name="Textoennegrita">Variedades:</text:span><text:s/>Chardonnay, Pinot Noir, Pinot Meunier.</text:p>
            </text:list-item>
            <text:list-item>
              <text:p text:style-name="P656"><text:span text:style-name="Textoennegrita">Estilo:</text:span><text:s/>elegante, con notas de pan tostado, brioche, manzana y frutos secos.</text:p>
            </text:list-item>
            <text:list-item>
              <text:p text:style-name="P657"><text:span text:style-name="Textoennegrita">Tiempo mínimo de crianza:</text:span><text:s/>15 meses (no vintage) y 36 meses (vintage).</text:p>
            </text:list-item>
          </text:list>
        </text:list-item>
        <text:list-item>
          <text:p text:style-name="P658"><text:span text:style-name="Textoennegrita">Cava (España)</text:span><text:line-break/>Elaborado principalmente en Cataluña, aunque también en otras regiones españolas. Utiliza el<text:s/><text:span text:style-name="Textoennegrita">método tradicional</text:span>, igual que el Champagne.</text:p>
          <text:list text:continue-numbering="true">
            <text:list-item>
              <text:p text:style-name="P659"><text:span text:style-name="Textoennegrita">Variedades autóctonas:</text:span><text:s/>Macabeo, Xarel·lo, Parellada (y a veces Chardonnay o Pinot Noir).</text:p>
            </text:list-item>
            <text:list-item>
              <text:p text:style-name="P660"><text:span text:style-name="Textoennegrita">Estilo:</text:span><text:s/>más mediterráneo, con notas de manzana verde, almendra, cítricos y flores blancas.</text:p>
            </text:list-item>
            <text:list-item>
              <text:p text:style-name="P661"><text:span text:style-name="Textoennegrita">Tiempo mínimo de crianza:</text:span><text:s/>9 meses (Cava), 18 (Reserva), 30 (Gran Reserva).</text:p>
            </text:list-item>
          </text:list>
        </text:list-item>
        <text:list-item>
          <text:p text:style-name="P662"><text:span text:style-name="Textoennegrita">Prosecco (Italia)</text:span><text:line-break/>Procedente del noreste italiano (Veneto y Friuli), se elabora con la uva<text:s/><text:span text:style-name="Textoennegrita">Glera</text:span><text:s/>y mediante el<text:s/><text:span text:style-name="Textoennegrita">método Charmat o de tanque</text:span>, donde la segunda fermentación ocurre en depósitos de acero inoxidable.</text:p>
          <text:list text:continue-numbering="true">
            <text:list-item>
              <text:p text:style-name="P663"><text:span text:style-name="Textoennegrita">Estilo:</text:span><text:s/>ligero, frutal, fresco y floral, con notas de pera, melón y flor blanca.</text:p>
            </text:list-item>
            <text:list-item>
              <text:p text:style-name="P664"><text:span text:style-name="Textoennegrita">Ideal para:</text:span><text:s/>aperitivos y cócteles como el famoso<text:s/><text:span text:style-name="Énfasis">Bellini</text:span>.</text:p>
            </text:list-item>
          </text:list>
        </text:list-item>
      </text:list>
      <text:p text:style-name="NormalWeb"><text:span text:style-name="T665">🍾</text:span><text:s/><text:span text:style-name="Énfasis">En resumen:</text:span></text:p>
      <text:list text:style-name="LFO64" text:continue-numbering="true">
        <text:list-item>
          <text:p text:style-name="P666"><text:span text:style-name="Textoennegrita">Champagne:</text:span><text:s/>elegancia y complejidad.</text:p>
        </text:list-item>
        <text:list-item>
          <text:p text:style-name="P667"><text:span text:style-name="Textoennegrita">Cava:</text:span><text:s/>equilibrio y tradición.</text:p>
        </text:list-item>
        <text:list-item>
          <text:p text:style-name="P668"><text:span text:style-name="Textoennegrita">Prosecco:</text:span><text:s/>frescura y ligereza.</text:p>
        </text:list-item>
      </text:list>
      <text:p text:style-name="Normal"><draw:custom-shape svg:x="0in" svg:y="0in" svg:width="45.51042in" svg:height="0.00139in" draw:z-index="0" draw:id="id58" draw:style-name="a58" draw:name="Horizontal Line 88" text:anchor-type="as-char"><svg:title/><svg:desc/><draw:enhanced-geometry draw:type="non-primitive" svg:viewBox="0 0 21600 21600" draw:enhanced-path="M 0 0 L 21600 0 21600 21600 0 21600 Z N"/></draw:custom-shape></text:p>
      <text:h text:style-name="Título3" text:outline-level="3"><text:span text:style-name="T669">🔸</text:span><text:s/>Temperatura de servicio</text:h>
      <text:p text:style-name="NormalWeb">Los espumosos deben servirse<text:s/><text:span text:style-name="Textoennegrita">muy fríos, entre 6 y 8 °C</text:span>, para mantener la presión del gas y potenciar su frescura.<text:line-break/>Se enfrían en cubitera con hielo y agua durante unos 20 minutos antes de servir.</text:p>
      <text:p text:style-name="NormalWeb"><text:span text:style-name="T670">❄️</text:span><text:s/><text:span text:style-name="Énfasis">A menor temperatura, más burbujas finas y elegantes; a mayor temperatura, más sensación de alcohol.</text:span></text:p>
      <text:p text:style-name="Normal"><draw:custom-shape svg:x="0in" svg:y="0in" svg:width="45.51042in" svg:height="0.00139in" draw:z-index="0" draw:id="id59" draw:style-name="a59" draw:name="Horizontal Line 89" text:anchor-type="as-char"><svg:title/><svg:desc/><draw:enhanced-geometry draw:type="non-primitive" svg:viewBox="0 0 21600 21600" draw:enhanced-path="M 0 0 L 21600 0 21600 21600 0 21600 Z N"/></draw:custom-shape></text:p>
      <text:h text:style-name="Título3" text:outline-level="3"><text:span text:style-name="T671">🔸</text:span><text:s/>Tipo de copa</text:h>
      <text:p text:style-name="NormalWeb">El vino espumoso se sirve en<text:s/><text:span text:style-name="Textoennegrita">copas tipo flauta o tulipa.</text:span></text:p>
      <text:list text:style-name="LFO65" text:continue-numbering="true">
        <text:list-item>
          <text:p text:style-name="P672"><text:span text:style-name="Textoennegrita">Flauta:</text:span><text:s/>alta y estrecha, conserva mejor el gas y permite apreciar la subida continua de burbujas.</text:p>
        </text:list-item>
        <text:list-item>
          <text:p text:style-name="P673"><text:span text:style-name="Textoennegrita">Tulipa:</text:span><text:s/>más moderna y recomendada para espumosos de calidad, ya que su forma ligeramente más ancha en la base permite liberar los aromas complejos.</text:p>
        </text:list-item>
      </text:list>
      <text:soft-page-break/>
      <text:p text:style-name="NormalWeb"><text:span text:style-name="T674">🍷</text:span><text:s/><text:span text:style-name="Énfasis">Evitar las copas planas (“coupe”) tradicionales, ya que dispersan rápidamente las burbujas y los aromas.</text:span></text:p>
      <text:p text:style-name="Normal"><draw:custom-shape svg:x="0in" svg:y="0in" svg:width="45.51042in" svg:height="0.00139in" draw:z-index="0" draw:id="id60" draw:style-name="a60" draw:name="Horizontal Line 90" text:anchor-type="as-char"><svg:title/><svg:desc/><draw:enhanced-geometry draw:type="non-primitive" svg:viewBox="0 0 21600 21600" draw:enhanced-path="M 0 0 L 21600 0 21600 21600 0 21600 Z N"/></draw:custom-shape></text:p>
      <text:h text:style-name="Título3" text:outline-level="3"><text:span text:style-name="T675">🔸</text:span><text:s/>Maridaje ideal</text:h>
      <text:p text:style-name="NormalWeb">Los espumosos son vinos<text:s/><text:span text:style-name="Textoennegrita">extremadamente versátiles</text:span><text:s/>en la mesa. Su acidez y burbuja limpian el paladar, potenciando los sabores de la comida.</text:p>
      <text:p text:style-name="NormalWeb"><text:span text:style-name="Textoennegrita">Maridajes recomendados:</text:span></text:p>
      <text:list text:style-name="LFO66" text:continue-numbering="true">
        <text:list-item>
          <text:p text:style-name="P676"><text:span text:style-name="Textoennegrita">Brut Nature o Extra Brut:</text:span><text:s/>sushi, ostras, tartar de salmón, ceviche, tempura.</text:p>
        </text:list-item>
        <text:list-item>
          <text:p text:style-name="P677"><text:span text:style-name="Textoennegrita">Cava Reserva o Champagne Vintage:</text:span><text:s/>carnes blancas, quesos curados, foie gras.</text:p>
        </text:list-item>
        <text:list-item>
          <text:p text:style-name="P678"><text:span text:style-name="Textoennegrita">Demi-Sec o Prosecco dulce:</text:span><text:s/>postres ligeros, frutas frescas, tartas de crema.</text:p>
        </text:list-item>
      </text:list>
      <text:p text:style-name="NormalWeb"><text:span text:style-name="T679">🥢</text:span><text:s/><text:span text:style-name="Énfasis">Un buen espumoso es el compañero perfecto para toda una comida, no solo para brindar.</text:span></text:p>
      <text:p text:style-name="Normal"><draw:custom-shape svg:x="0in" svg:y="0in" svg:width="45.51042in" svg:height="0.00139in" draw:z-index="0" draw:id="id61" draw:style-name="a61" draw:name="Horizontal Line 91" text:anchor-type="as-char"><svg:title/><svg:desc/><draw:enhanced-geometry draw:type="non-primitive" svg:viewBox="0 0 21600 21600" draw:enhanced-path="M 0 0 L 21600 0 21600 21600 0 21600 Z N"/></draw:custom-shape></text:p>
      <text:h text:style-name="Título2" text:outline-level="2"><text:span text:style-name="T680"><text:s/></text:span><text:span text:style-name="T681"><text:s/>4 – Experiencia sensorial</text:span></text:h>
      <text:p text:style-name="NormalWeb"><text:span text:style-name="T682">🎶</text:span><text:s/><text:span text:style-name="Textoennegrita">Música sugerida:</text:span><text:s/><text:span text:style-name="Énfasis">“Classical Remix – Vivaldi Lounge”</text:span><text:line-break/><text:span text:style-name="T683">🍷</text:span><text:s/><text:span text:style-name="Textoennegrita">Vino sugerido:</text:span><text:s/><text:span text:style-name="Énfasis">Cava Brut Nature</text:span><text:line-break/><text:span text:style-name="T684">🍽</text:span><text:s/><text:span text:style-name="Textoennegrita">Maridaje:</text:span><text:s/><text:span text:style-name="Énfasis">Ostras o tartar de salmón.</text:span></text:p>
      <text:p text:style-name="NormalWeb">La experiencia de un espumoso es multisensorial.<text:line-break/>Antes de probarlo, se disfruta<text:s/><text:span text:style-name="Textoennegrita">visual y auditivamente</text:span>: las burbujas ascendiendo, el sonido del descorche, el brillo del vino en la copa.</text:p>
      <text:h text:style-name="Título3" text:outline-level="3">Ejercicio sensorial para alumnos:</text:h>
      <text:list text:style-name="LFO67" text:continue-numbering="true">
        <text:list-item>
          <text:p text:style-name="P685"><text:span text:style-name="Textoennegrita">Vista:</text:span><text:s/>observa el color (del amarillo pálido al dorado intenso) y la fineza del perlage (las burbujas). Cuanto más pequeñas y persistentes, mayor calidad.</text:p>
        </text:list-item>
        <text:list-item>
          <text:p text:style-name="P686"><text:span text:style-name="Textoennegrita">Nariz:</text:span><text:s/>detecta aromas primarios (fruta blanca, flores), secundarios (pan tostado, levadura) y terciarios (miel, frutos secos) según su tiempo sobre lías.</text:p>
        </text:list-item>
        <text:list-item>
          <text:p text:style-name="P687"><text:span text:style-name="Textoennegrita">Boca:</text:span><text:s/>siente la textura cremosa, la frescura y el final seco. La burbuja debe integrarse suavemente, no ser agresiva.</text:p>
        </text:list-item>
      </text:list>
      <text:p text:style-name="NormalWeb"><text:span text:style-name="T688">🌬</text:span><text:s/><text:span text:style-name="Énfasis">Las burbujas no solo refrescan: también transportan aromas y textura. Son el alma viva del espumoso.</text:span></text:p>
      <text:p text:style-name="Normal"><draw:custom-shape svg:x="0in" svg:y="0in" svg:width="45.51042in" svg:height="0.00139in" draw:z-index="0" draw:id="id62" draw:style-name="a62" draw:name="Horizontal Line 92" text:anchor-type="as-char"><svg:title/><svg:desc/><draw:enhanced-geometry draw:type="non-primitive" svg:viewBox="0 0 21600 21600" draw:enhanced-path="M 0 0 L 21600 0 21600 21600 0 21600 Z N"/></draw:custom-shape></text:p>
      <text:h text:style-name="Título2" text:outline-level="2"><text:span text:style-name="T689"><text:s/></text:span><text:span text:style-name="T690"><text:s/>5 – Quiz</text:span></text:h>
      <text:list text:style-name="LFO68" text:continue-numbering="true">
        <text:list-item>
          <text:p text:style-name="P691"><text:span text:style-name="Textoennegrita">¿Qué tipo de copa se usa para espumosos?</text:span><text:line-break/>a) Copa ancha tipo Borgoña.<text:line-break/>b) Copa flauta o tulipa.<text:line-break/>c) Copa de vino tinto.<text:line-break/><text:span text:style-name="T692">✅</text:span><text:s/><text:span text:style-name="Textoennegrita">Respuesta correcta:</text:span><text:s/>b) Copa flauta o tulipa.</text:p>
        </text:list-item>
        <text:list-item>
          <text:p text:style-name="P693"><text:span text:style-name="Textoennegrita">¿A qué temperatura se sirve el vino espumoso?</text:span><text:line-break/>a) 10–12 °C<text:line-break/>b) 6–8 °C<text:line-break/>c) 14–16 °C<text:line-break/><text:span text:style-name="T694">✅</text:span><text:s/><text:span text:style-name="Textoennegrita">Respuesta correcta:</text:span><text:s/>b) 6–8 °C.</text:p>
        </text:list-item>
        <text:list-item>
          <text:p text:style-name="P695"><text:span text:style-name="Textoennegrita">¿Qué diferencia hay entre Cava y Champagne?</text:span><text:line-break/>a) Se elaboran con métodos distintos y en regiones diferentes.<text:line-break/>b) Son exactamente iguales.<text:line-break/>c) El Cava tiene más azúcar.<text:line-break/><text:span text:style-name="T696">✅</text:span><text:s/><text:span text:style-name="Textoennegrita">Respuesta correcta:</text:span><text:s/>a) Se elaboran con métodos distintos y en regiones diferentes.</text:p>
        </text:list-item>
        <text:list-item>
          <text:p text:style-name="P697"><text:span text:style-name="Textoennegrita">¿Qué alimentos combinan mejor con un espumoso Brut Nature?</text:span><text:line-break/>a) Platos picantes o grasos.<text:line-break/>b) Sushi, ostras o tartar de salmón.<text:line-break/>c) Chocolates y postres.<text:line-break/><text:span text:style-name="T698">✅</text:span><text:s/><text:span text:style-name="Textoennegrita">Respuesta correcta:</text:span><text:s/>b) Sushi, ostras o tartar de salmón.</text:p>
        </text:list-item>
        <text:list-item>
          <text:p text:style-name="P699"><text:span text:style-name="Textoennegrita">¿Quién ayudó a mejorar el Champagne?</text:span><text:line-break/>a) Louis Pasteur.<text:line-break/>b) Dom Pérignon.<text:line-break/>c) Napoleón Bonaparte.<text:line-break/><text:span text:style-name="T700">✅</text:span><text:s/><text:span text:style-name="Textoennegrita">Respuesta correcta:</text:span><text:s/>b) Dom Pérignon.</text:p>
        </text:list-item>
      </text:list>
      <text:p text:style-name="Normal"><draw:custom-shape svg:x="0in" svg:y="0in" svg:width="45.51042in" svg:height="0.00139in" draw:z-index="0" draw:id="id63" draw:style-name="a63" draw:name="Horizontal Line 93" text:anchor-type="as-char"><svg:title/><svg:desc/><draw:enhanced-geometry draw:type="non-primitive" svg:viewBox="0 0 21600 21600" draw:enhanced-path="M 0 0 L 21600 0 21600 21600 0 21600 Z N"/></draw:custom-shape></text:p>
      <text:h text:style-name="Título2" text:outline-level="2"><text:span text:style-name="T701"><text:s/></text:span><text:span text:style-name="T702"><text:s/>6 – Cierre</text:span></text:h>
      <text:p text:style-name="NormalWeb"><text:span text:style-name="T703">💬💬</text:span></text:p>
      <text:p text:style-name="NormalWeb">“Cada burbuja es un aplauso pequeño que celebra la vida.”</text:p>
      <text:p text:style-name="NormalWeb">El vino espumoso es la unión perfecta entre ciencia y arte.<text:line-break/>Sus burbujas nacen del control minucioso de una segunda fermentación, pero el resultado final es pura emoción.</text:p>
      <text:p text:style-name="NormalWeb">Desde el<text:s/><text:span text:style-name="Textoennegrita">Cava español</text:span><text:s/>—orgullo de nuestra tierra— hasta el<text:s/><text:span text:style-name="Textoennegrita">Champagne francés</text:span><text:s/>o el<text:s/><text:span text:style-name="Textoennegrita">Prosecco italiano</text:span>, todos comparten una misma esencia:<text:s/><text:span text:style-name="Textoennegrita">alegrar los sentidos y elevar los momentos.</text:span></text:p>
      <text:p text:style-name="NormalWeb">El buen espumoso no solo acompaña celebraciones;<text:s/><text:span text:style-name="Textoennegrita">es en sí mismo una celebración.</text:span><text:line-break/>Representa el esfuerzo del enólogo, la paciencia del tiempo y la magia invisible de millones de burbujas que transforman el vino en una experiencia única.</text:p>
      <text:p text:style-name="NormalWeb"><text:span text:style-name="T704">🥂</text:span><text:s/><text:span text:style-name="Énfasis">Brindar con espumoso es brindar por la vida, por la amistad y por el arte de disfrutar.</text:span></text:p>
      <text:p text:style-name="Normal"/>
      <text:p text:style-name="Normal"/>
      <text:p text:style-name="P705"/>
      <text:soft-page-break/>
      <text:h text:style-name="Título1" text:outline-level="1"><text:span text:style-name="T706">🍯🍯</text:span><text:s/><text:span text:style-name="T707">LECCIÓN 8: VINOS DULCES Y GENEROSOS – EL PLACER EN CADA SORBO</text:span></text:h>
      <text:p text:style-name="NormalWeb"><text:span text:style-name="T708">💬</text:span><text:s/>“Los vinos dulces son el postre de los dioses… y el secreto de los mortales felices.”</text:p>
      <text:p text:style-name="Normal"><draw:custom-shape svg:x="0in" svg:y="0in" svg:width="45.51042in" svg:height="0.00139in" draw:z-index="0" draw:id="id64" draw:style-name="a64" draw:name="Horizontal Line 109" text:anchor-type="as-char"><svg:title/><svg:desc/><draw:enhanced-geometry draw:type="non-primitive" svg:viewBox="0 0 21600 21600" draw:enhanced-path="M 0 0 L 21600 0 21600 21600 0 21600 Z N"/></draw:custom-shape></text:p>
      <text:h text:style-name="Título2" text:outline-level="2"><text:span text:style-name="T709"><text:s/></text:span><text:span text:style-name="T710"><text:s/>1 – Introducción: El broche de oro de la mesa</text:span></text:h>
      <text:p text:style-name="NormalWeb">Los vinos dulces y generosos representan<text:s/><text:span text:style-name="Textoennegrita">el arte del tiempo, la paciencia y la concentración del sabor</text:span>.<text:line-break/>Son el<text:s/><text:span text:style-name="Textoennegrita">último acto de una gran comida</text:span>, el punto de equilibrio entre placer, aroma y dulzura.</text:p>
      <text:p text:style-name="NormalWeb">Mientras que los vinos tranquilos buscan equilibrio entre acidez y fruta, los dulces se centran en<text:s/><text:span text:style-name="Textoennegrita">la intensidad, la textura y la persistencia aromática.</text:span><text:line-break/>Un solo sorbo puede llenar la boca con sensaciones de miel, frutos secos, pasas o cacao.</text:p>
      <text:p text:style-name="NormalWeb">Hay distintas formas de lograr un vino dulce:</text:p>
      <text:list text:style-name="LFO72" text:continue-numbering="true">
        <text:list-item>
          <text:p text:style-name="P711"><text:span text:style-name="Textoennegrita">Por concentración natural del azúcar en la uva</text:span>, como en los vinos de vendimia tardía o los afectados por la<text:s/><text:span text:style-name="Énfasis">botrytis cinerea</text:span><text:s/>(noble podredumbre).</text:p>
        </text:list-item>
        <text:list-item>
          <text:p text:style-name="P712"><text:span text:style-name="Textoennegrita">Por adición de alcohol vínico durante la fermentación</text:span>, que detiene el proceso y conserva azúcares residuales (como en el Oporto o Jerez).</text:p>
        </text:list-item>
        <text:list-item>
          <text:p text:style-name="P713"><text:span text:style-name="Textoennegrita">Por desecación de la uva</text:span>, al sol o en paseras, para concentrar los azúcares (como en el Pedro Ximénez o Moscatel).</text:p>
        </text:list-item>
      </text:list>
      <text:p text:style-name="NormalWeb">Los vinos dulces son<text:s/><text:span text:style-name="Textoennegrita">historia líquida</text:span>: muchos de ellos fueron símbolo de nobleza, medicina o incluso moneda de cambio en siglos pasados.</text:p>
      <text:p text:style-name="NormalWeb"><text:span text:style-name="T714">🌟</text:span><text:s/><text:span text:style-name="Énfasis">En el universo del vino, los dulces y generosos son los guardianes del tiempo y la memoria.</text:span></text:p>
      <text:p text:style-name="Normal"><draw:custom-shape svg:x="0in" svg:y="0in" svg:width="45.51042in" svg:height="0.00139in" draw:z-index="0" draw:id="id65" draw:style-name="a65" draw:name="Horizontal Line 110" text:anchor-type="as-char"><svg:title/><svg:desc/><draw:enhanced-geometry draw:type="non-primitive" svg:viewBox="0 0 21600 21600" draw:enhanced-path="M 0 0 L 21600 0 21600 21600 0 21600 Z N"/></draw:custom-shape></text:p>
      <text:h text:style-name="Título2" text:outline-level="2"><text:span text:style-name="T715"><text:s/></text:span><text:span text:style-name="T716"><text:s/>2 – Curiosidad:<text:s/></text:span><text:span text:style-name="T717">🍇🍇</text:span><text:span text:style-name="T718"><text:s/>El sistema de criaderas y soleras</text:span></text:h>
      <text:p text:style-name="NormalWeb">En<text:s/><text:span text:style-name="Textoennegrita">Jerez de la Frontera</text:span>, cuna de los vinos generosos españoles, se utiliza un sistema de envejecimiento único en el mundo:<text:s/><text:span text:style-name="Textoennegrita">las criaderas y soleras.</text:span></text:p>
      <text:p text:style-name="NormalWeb">Este método consiste en una<text:s/><text:span text:style-name="Textoennegrita">estructura de barricas (botas)</text:span><text:s/>dispuestas en varios niveles.</text:p>
      <text:list text:style-name="LFO73" text:continue-numbering="true">
        <text:list-item>
          <text:p text:style-name="P719">La<text:s/><text:span text:style-name="Textoennegrita">solera</text:span><text:s/>es la fila inferior, que contiene el vino más viejo y del cual se realiza el embotellado.</text:p>
        </text:list-item>
        <text:list-item>
          <text:p text:style-name="P720">Encima se sitúan las<text:s/><text:span text:style-name="Textoennegrita">criaderas</text:span>, que contienen vinos progresivamente más jóvenes.</text:p>
        </text:list-item>
      </text:list>
      <text:soft-page-break/>
      <text:p text:style-name="NormalWeb">Cuando se saca una parte del vino de la solera, se repone con vino de la criadera superior, y así sucesivamente.<text:line-break/>Este sistema garantiza una<text:s/><text:span text:style-name="Textoennegrita">mezcla continua de añadas</text:span>, logrando vinos de<text:s/><text:span text:style-name="Textoennegrita">consistencia, complejidad y longevidad excepcionales.</text:span></text:p>
      <text:p text:style-name="NormalWeb">🪶<text:s/><text:span text:style-name="Énfasis">El vino de Jerez no envejece por años… envejece por generaciones.</text:span></text:p>
      <text:p text:style-name="Normal"><draw:custom-shape svg:x="0in" svg:y="0in" svg:width="45.51042in" svg:height="0.00139in" draw:z-index="0" draw:id="id66" draw:style-name="a66" draw:name="Horizontal Line 111" text:anchor-type="as-char"><svg:title/><svg:desc/><draw:enhanced-geometry draw:type="non-primitive" svg:viewBox="0 0 21600 21600" draw:enhanced-path="M 0 0 L 21600 0 21600 21600 0 21600 Z N"/></draw:custom-shape></text:p>
      <text:h text:style-name="Título2" text:outline-level="2"><text:span text:style-name="T721"><text:s/></text:span><text:span text:style-name="T722"><text:s/>3 – Enseñanza práctica</text:span></text:h>
      <text:h text:style-name="Título3" text:outline-level="3"><text:span text:style-name="T723">🔸</text:span><text:s/>Tipos principales de vinos dulces y generosos</text:h>
      <text:h text:style-name="Título4" text:outline-level="4">1.<text:s/><text:span text:style-name="T724">Moscatel – Dulzura floral y mediterránea</text:span></text:h>
      <text:p text:style-name="NormalWeb">Elaborado con uvas Moscatel, esta variedad da vinos perfumados, frescos y alegres.</text:p>
      <text:list text:style-name="LFO74" text:continue-numbering="true">
        <text:list-item>
          <text:p text:style-name="P725"><text:span text:style-name="Textoennegrita">Aromas:</text:span><text:s/>flor de azahar, miel, melocotón, albaricoque.</text:p>
        </text:list-item>
        <text:list-item>
          <text:p text:style-name="P726"><text:span text:style-name="Textoennegrita">Estilo:</text:span><text:s/>ligero, muy aromático, ideal como aperitivo o postre suave.</text:p>
        </text:list-item>
        <text:list-item>
          <text:p text:style-name="P727"><text:span text:style-name="Textoennegrita">Regiones:</text:span><text:s/>Málaga, Valencia, Alella.</text:p>
        </text:list-item>
        <text:list-item>
          <text:p text:style-name="P728"><text:span text:style-name="Textoennegrita">Maridaje:</text:span><text:s/>fruta fresca, repostería ligera, quesos semicurados.</text:p>
        </text:list-item>
      </text:list>
      <text:p text:style-name="Normal"><draw:custom-shape svg:x="0in" svg:y="0in" svg:width="45.51042in" svg:height="0.00139in" draw:z-index="0" draw:id="id67" draw:style-name="a67" draw:name="Horizontal Line 112" text:anchor-type="as-char"><svg:title/><svg:desc/><draw:enhanced-geometry draw:type="non-primitive" svg:viewBox="0 0 21600 21600" draw:enhanced-path="M 0 0 L 21600 0 21600 21600 0 21600 Z N"/></draw:custom-shape></text:p>
      <text:h text:style-name="Título4" text:outline-level="4">2.<text:s/><text:span text:style-name="T729">Pedro Ximénez – La esencia del sol andaluz</text:span></text:h>
      <text:p text:style-name="NormalWeb">El rey de los vinos dulces naturales españoles. Se elabora secando las uvas Pedro Ximénez al sol en paseras, lo que concentra los azúcares.</text:p>
      <text:list text:style-name="LFO75" text:continue-numbering="true">
        <text:list-item>
          <text:p text:style-name="P730"><text:span text:style-name="Textoennegrita">Aromas:</text:span><text:s/>higo seco, pasas, miel, cacao, café, dátiles.</text:p>
        </text:list-item>
        <text:list-item>
          <text:p text:style-name="P731"><text:span text:style-name="Textoennegrita">Textura:</text:span><text:s/>densa, aterciopelada, casi licorosa.</text:p>
        </text:list-item>
        <text:list-item>
          <text:p text:style-name="P732"><text:span text:style-name="Textoennegrita">Regiones:</text:span><text:s/>Montilla-Moriles, Jerez.</text:p>
        </text:list-item>
        <text:list-item>
          <text:p text:style-name="P733"><text:span text:style-name="Textoennegrita">Maridaje:</text:span><text:s/>postres de chocolate, brownie, quesos azules, helado de vainilla.</text:p>
        </text:list-item>
      </text:list>
      <text:p text:style-name="NormalWeb"><text:span text:style-name="T734">🍫</text:span><text:s/><text:span text:style-name="Énfasis">Un sorbo de Pedro Ximénez es como beber postre líquido.</text:span></text:p>
      <text:p text:style-name="Normal"><draw:custom-shape svg:x="0in" svg:y="0in" svg:width="45.51042in" svg:height="0.00139in" draw:z-index="0" draw:id="id68" draw:style-name="a68" draw:name="Horizontal Line 113" text:anchor-type="as-char"><svg:title/><svg:desc/><draw:enhanced-geometry draw:type="non-primitive" svg:viewBox="0 0 21600 21600" draw:enhanced-path="M 0 0 L 21600 0 21600 21600 0 21600 Z N"/></draw:custom-shape></text:p>
      <text:h text:style-name="Título4" text:outline-level="4">3.<text:s/><text:span text:style-name="T735">Oporto – Fortaleza y elegancia del Douro</text:span></text:h>
      <text:p text:style-name="NormalWeb">Originario de Portugal, el Oporto es un vino<text:s/><text:span text:style-name="Textoennegrita">fortificado</text:span>, es decir, con adición de aguardiente vínico que detiene la fermentación y conserva parte del azúcar natural.</text:p>
      <text:list text:style-name="LFO76" text:continue-numbering="true">
        <text:list-item>
          <text:p text:style-name="P736"><text:span text:style-name="Textoennegrita">Tipos principales:</text:span></text:p>
          <text:list text:continue-numbering="true">
            <text:list-item>
              <text:p text:style-name="P737"><text:span text:style-name="Énfasis">Ruby:</text:span><text:s/>joven, afrutado y vibrante.</text:p>
            </text:list-item>
            <text:list-item>
              <text:p text:style-name="P738"><text:span text:style-name="Énfasis">Tawny:</text:span><text:s/>envejecido en madera, con notas de nuez, caramelo y vainilla.</text:p>
            </text:list-item>
            <text:list-item>
              <text:p text:style-name="P739"><text:span text:style-name="Énfasis">Vintage:</text:span><text:s/>elaborado solo en añadas excepcionales, gran capacidad de guarda.</text:p>
            </text:list-item>
          </text:list>
        </text:list-item>
        <text:list-item>
          <text:p text:style-name="P740"><text:span text:style-name="Textoennegrita">Maridaje:</text:span><text:s/>quesos fuertes, postres con frutos secos, tartas especiadas.</text:p>
        </text:list-item>
      </text:list>
      <text:p text:style-name="Normal"><draw:custom-shape svg:x="0in" svg:y="0in" svg:width="45.51042in" svg:height="0.00139in" draw:z-index="0" draw:id="id69" draw:style-name="a69" draw:name="Horizontal Line 114" text:anchor-type="as-char"><svg:title/><svg:desc/><draw:enhanced-geometry draw:type="non-primitive" svg:viewBox="0 0 21600 21600" draw:enhanced-path="M 0 0 L 21600 0 21600 21600 0 21600 Z N"/></draw:custom-shape></text:p>
      <text:soft-page-break/>
      <text:h text:style-name="Título4" text:outline-level="4">4.<text:s/><text:span text:style-name="T741">Jerez – Tradición, arte y carácter</text:span></text:h>
      <text:p text:style-name="NormalWeb">Los vinos generosos de Jerez pueden ser secos o dulces, pero siempre intensos y complejos.<text:line-break/>Su tipología es amplia:</text:p>
      <text:list text:style-name="LFO77" text:continue-numbering="true">
        <text:list-item>
          <text:p text:style-name="P742"><text:span text:style-name="Énfasis">Fino:</text:span><text:s/>seco, salino y ligero.</text:p>
        </text:list-item>
        <text:list-item>
          <text:p text:style-name="P743"><text:span text:style-name="Énfasis">Amontillado:</text:span><text:s/>intermedio, con notas de frutos secos y caramelo.</text:p>
        </text:list-item>
        <text:list-item>
          <text:p text:style-name="P744"><text:span text:style-name="Énfasis">Oloroso:</text:span><text:s/>potente, con cuerpo y aromas a nuez, cuero y especias.</text:p>
        </text:list-item>
        <text:list-item>
          <text:p text:style-name="P745"><text:span text:style-name="Énfasis">Cream o Medium:</text:span><text:s/>dulces, elaborados con mezcla de Oloroso y Pedro Ximénez.</text:p>
        </text:list-item>
      </text:list>
      <text:p text:style-name="NormalWeb"><text:span text:style-name="T746">🌬</text:span><text:s/><text:span text:style-name="Énfasis">El Jerez es una sinfonía entre aire, madera y tiempo.</text:span></text:p>
      <text:p text:style-name="Normal"><draw:custom-shape svg:x="0in" svg:y="0in" svg:width="45.51042in" svg:height="0.00139in" draw:z-index="0" draw:id="id70" draw:style-name="a70" draw:name="Horizontal Line 115" text:anchor-type="as-char"><svg:title/><svg:desc/><draw:enhanced-geometry draw:type="non-primitive" svg:viewBox="0 0 21600 21600" draw:enhanced-path="M 0 0 L 21600 0 21600 21600 0 21600 Z N"/></draw:custom-shape></text:p>
      <text:h text:style-name="Título3" text:outline-level="3"><text:span text:style-name="T747">🔸</text:span><text:s/>Temperatura de servicio</text:h>
      <text:p text:style-name="NormalWeb">La temperatura es esencial para resaltar los aromas y el equilibrio del dulzor:</text:p>
      <text:list text:style-name="LFO78" text:continue-numbering="true">
        <text:list-item>
          <text:p text:style-name="P748"><text:span text:style-name="Textoennegrita">Vinos dulces ligeros (Moscatel, Dulce joven):</text:span><text:s/>10–12 °C</text:p>
        </text:list-item>
        <text:list-item>
          <text:p text:style-name="P749"><text:span text:style-name="Textoennegrita">Vinos más densos o licorosos (PX, Oporto, Jerez):</text:span><text:s/>12–14 °C</text:p>
        </text:list-item>
      </text:list>
      <text:p text:style-name="NormalWeb">Servir demasiado frío adormece los aromas; demasiado caliente los hace empalagosos.</text:p>
      <text:p text:style-name="Normal"><draw:custom-shape svg:x="0in" svg:y="0in" svg:width="45.51042in" svg:height="0.00139in" draw:z-index="0" draw:id="id71" draw:style-name="a71" draw:name="Horizontal Line 116" text:anchor-type="as-char"><svg:title/><svg:desc/><draw:enhanced-geometry draw:type="non-primitive" svg:viewBox="0 0 21600 21600" draw:enhanced-path="M 0 0 L 21600 0 21600 21600 0 21600 Z N"/></draw:custom-shape></text:p>
      <text:h text:style-name="Título3" text:outline-level="3"><text:span text:style-name="T750">🔸</text:span><text:s/>Tipo de copa</text:h>
      <text:p text:style-name="NormalWeb">Utilizar<text:s/><text:span text:style-name="Textoennegrita">copas pequeñas o de licor</text:span>, de forma tulipa, que concentren los aromas.<text:line-break/>Para vinos más densos como PX u Oporto, se pueden usar copas de degustación más cerradas para apreciar su complejidad.</text:p>
      <text:p text:style-name="Normal"><draw:custom-shape svg:x="0in" svg:y="0in" svg:width="45.51042in" svg:height="0.00139in" draw:z-index="0" draw:id="id72" draw:style-name="a72" draw:name="Horizontal Line 117" text:anchor-type="as-char"><svg:title/><svg:desc/><draw:enhanced-geometry draw:type="non-primitive" svg:viewBox="0 0 21600 21600" draw:enhanced-path="M 0 0 L 21600 0 21600 21600 0 21600 Z N"/></draw:custom-shape></text:p>
      <text:h text:style-name="Título3" text:outline-level="3"><text:span text:style-name="T751">🔸</text:span><text:s/>Maridaje ideal</text:h>
      <text:p text:style-name="NormalWeb">El secreto del maridaje con vinos dulces es el<text:s/><text:span text:style-name="Textoennegrita">contraste</text:span><text:s/>o la<text:s/><text:span text:style-name="Textoennegrita">armonía de intensidades</text:span>:</text:p>
      <text:list text:style-name="LFO79" text:continue-numbering="true">
        <text:list-item>
          <text:p text:style-name="P752"><text:span text:style-name="Textoennegrita">Foie gras o quesos azules:</text:span><text:s/>contraste salado-dulce sublime.</text:p>
        </text:list-item>
        <text:list-item>
          <text:p text:style-name="P753"><text:span text:style-name="Textoennegrita">Postres de chocolate o caramelo:</text:span><text:s/>armonía por similitud.</text:p>
        </text:list-item>
        <text:list-item>
          <text:p text:style-name="P754"><text:span text:style-name="Textoennegrita">Frutas ácidas o exóticas:</text:span><text:s/>equilibran la densidad del vino.</text:p>
        </text:list-item>
      </text:list>
      <text:p text:style-name="NormalWeb"><text:span text:style-name="T755">🍯</text:span><text:s/><text:span text:style-name="Énfasis">Regla de oro: el vino debe ser siempre más dulce que el postre.</text:span></text:p>
      <text:p text:style-name="Normal"><draw:custom-shape svg:x="0in" svg:y="0in" svg:width="45.51042in" svg:height="0.00139in" draw:z-index="0" draw:id="id73" draw:style-name="a73" draw:name="Horizontal Line 118" text:anchor-type="as-char"><svg:title/><svg:desc/><draw:enhanced-geometry draw:type="non-primitive" svg:viewBox="0 0 21600 21600" draw:enhanced-path="M 0 0 L 21600 0 21600 21600 0 21600 Z N"/></draw:custom-shape></text:p>
      <text:h text:style-name="Título2" text:outline-level="2"><text:span text:style-name="T756"><text:s/></text:span><text:span text:style-name="T757"><text:s/>4 – Experiencia sensorial</text:span></text:h>
      <text:p text:style-name="NormalWeb"><text:span text:style-name="T758">🎶</text:span><text:s/><text:span text:style-name="Textoennegrita">Música sugerida:</text:span><text:s/><text:span text:style-name="Énfasis">Paco de Lucía – “Entre Dos Aguas”</text:span><text:line-break/><text:span text:style-name="T759">🍷</text:span><text:s/><text:span text:style-name="Textoennegrita">Vino sugerido:</text:span><text:s/><text:span text:style-name="Énfasis">Pedro Ximénez (PX)</text:span><text:line-break/><text:span text:style-name="T760">🍽</text:span><text:s/><text:span text:style-name="Textoennegrita">Maridaje:</text:span><text:s/><text:span text:style-name="Énfasis">Brownie o queso azul.</text:span></text:p>
      <text:h text:style-name="Título3" text:outline-level="3">Ejercicio de cata para los alumnos:</text:h>
      <text:list text:style-name="LFO80" text:continue-numbering="true">
        <text:list-item>
          <text:p text:style-name="P761"><text:span text:style-name="Textoennegrita">Vista:</text:span><text:s/>observar su color, que puede ir del dorado claro al ámbar oscuro o casi negro.</text:p>
        </text:list-item>
        <text:list-item>
          <text:p text:style-name="P762"><text:span text:style-name="Textoennegrita">Nariz:</text:span><text:s/>aromas intensos y envolventes, a miel, higos secos, café, nueces, toffee o cacao.</text:p>
        </text:list-item>
        <text:list-item>
          <text:p text:style-name="P763"><text:span text:style-name="Textoennegrita">Boca:</text:span><text:s/>textura densa, glicérica, cálida; el dulzor debe equilibrarse con acidez.</text:p>
        </text:list-item>
        <text:list-item>
          <text:p text:style-name="P764"><text:span text:style-name="Textoennegrita">Final:</text:span><text:s/>largo, persistente, con recuerdos tostados o frutales.</text:p>
        </text:list-item>
      </text:list>
      <text:p text:style-name="NormalWeb"><text:span text:style-name="T765">🌟</text:span><text:s/><text:span text:style-name="Énfasis">El vino dulce invita a saborear lentamente, a disfrutar del silencio entre sorbos.</text:span></text:p>
      <text:p text:style-name="Normal"><draw:custom-shape svg:x="0in" svg:y="0in" svg:width="45.51042in" svg:height="0.00139in" draw:z-index="0" draw:id="id74" draw:style-name="a74" draw:name="Horizontal Line 119" text:anchor-type="as-char"><svg:title/><svg:desc/><draw:enhanced-geometry draw:type="non-primitive" svg:viewBox="0 0 21600 21600" draw:enhanced-path="M 0 0 L 21600 0 21600 21600 0 21600 Z N"/></draw:custom-shape></text:p>
      <text:h text:style-name="Título2" text:outline-level="2"><text:span text:style-name="T766"><text:s/></text:span><text:span text:style-name="T767"><text:s/>5 – Quiz</text:span></text:h>
      <text:list text:style-name="LFO81" text:continue-numbering="true">
        <text:list-item>
          <text:p text:style-name="P768"><text:span text:style-name="Textoennegrita">¿Qué método se usa en Jerez?</text:span><text:line-break/>a) Fermentación en depósito de acero.<text:line-break/>b) Sistema de criaderas y soleras.<text:line-break/>c) Envejecimiento en ánforas.<text:line-break/><text:span text:style-name="T769">✅</text:span><text:s/><text:span text:style-name="Textoennegrita">Respuesta correcta:</text:span><text:s/>b) Sistema de criaderas y soleras.</text:p>
        </text:list-item>
        <text:list-item>
          <text:p text:style-name="P770"><text:span text:style-name="Textoennegrita">¿A qué temperatura se sirve un vino dulce?</text:span><text:line-break/>a) Entre 10–14 °C según su densidad.<text:line-break/>b) A temperatura ambiente.<text:line-break/>c) A menos de 5 °C.<text:line-break/><text:span text:style-name="T771">✅</text:span><text:s/><text:span text:style-name="Textoennegrita">Respuesta correcta:</text:span><text:s/>a) Entre 10–14 °C según su densidad.</text:p>
        </text:list-item>
        <text:list-item>
          <text:p text:style-name="P772"><text:span text:style-name="Textoennegrita">¿Qué tipo de copa se usa para estos vinos?</text:span><text:line-break/>a) Copa de vino tinto.<text:line-break/>b) Copa flauta.<text:line-break/>c) Copa pequeña o de licor.<text:line-break/><text:span text:style-name="T773">✅</text:span><text:s/><text:span text:style-name="Textoennegrita">Respuesta correcta:</text:span><text:s/>c) Copa pequeña o de licor.</text:p>
        </text:list-item>
        <text:list-item>
          <text:p text:style-name="P774"><text:span text:style-name="Textoennegrita">¿Con qué tipo de comida combina mejor?</text:span><text:line-break/>a) Ensaladas frescas.<text:line-break/>b) Foie gras, quesos azules o postres.<text:line-break/>c) Carnes rojas a la brasa.<text:line-break/><text:span text:style-name="T775">✅</text:span><text:s/><text:span text:style-name="Textoennegrita">Respuesta correcta:</text:span><text:s/>b) Foie gras, quesos azules o postres.</text:p>
        </text:list-item>
        <text:list-item>
          <text:p text:style-name="P776"><text:span text:style-name="Textoennegrita">¿Qué variedad es típica en vinos generosos de Jerez?</text:span><text:line-break/>a) Garnacha.<text:line-break/>b) Pedro Ximénez.<text:line-break/>c) Albariño.<text:line-break/><text:span text:style-name="T777">✅</text:span><text:s/><text:span text:style-name="Textoennegrita">Respuesta correcta:</text:span><text:s/>b) Pedro Ximénez.</text:p>
        </text:list-item>
      </text:list>
      <text:p text:style-name="Normal"><draw:custom-shape svg:x="0in" svg:y="0in" svg:width="45.51042in" svg:height="0.00139in" draw:z-index="0" draw:id="id75" draw:style-name="a75" draw:name="Horizontal Line 120" text:anchor-type="as-char"><svg:title/><svg:desc/><draw:enhanced-geometry draw:type="non-primitive" svg:viewBox="0 0 21600 21600" draw:enhanced-path="M 0 0 L 21600 0 21600 21600 0 21600 Z N"/></draw:custom-shape></text:p>
      <text:h text:style-name="Título2" text:outline-level="2"><text:span text:style-name="T778"><text:s/></text:span><text:span text:style-name="T779"><text:s/>6 – Cierre</text:span></text:h>
      <text:p text:style-name="NormalWeb"><text:span text:style-name="T780">💬💬</text:span></text:p>
      <text:p text:style-name="NormalWeb">“Los vinos dulces son el postre de los dioses… y el secreto de los mortales felices.”</text:p>
      <text:p text:style-name="NormalWeb">Los vinos dulces y generosos son mucho más que un final de comida: son una<text:s/><text:span text:style-name="Textoennegrita">experiencia emocional</text:span>.<text:line-break/>Hablan de paciencia, de tradición y de placer contenido.<text:line-break/>Cada sorbo es una historia: del sol que secó las uvas, del tonel que las guardó y del tiempo que las transformó.</text:p>
      <text:soft-page-break/>
      <text:p text:style-name="NormalWeb">Un buen sommelier debe saber cuándo ofrecer un vino dulce, cómo servirlo y con qué combinarlo para que brille en su máximo esplendor.<text:line-break/>Son vinos para meditar, para compartir y, sobre todo,<text:s/><text:span text:style-name="Textoennegrita">para disfrutar sin prisa.</text:span></text:p>
      <text:p text:style-name="NormalWeb"><text:span text:style-name="T781">🍷</text:span><text:s/><text:span text:style-name="Énfasis">El vino dulce enseña una lección sencilla: la felicidad también puede servirse en copa.</text:span></text:p>
      <text:p text:style-name="Normal"/>
      <text:p text:style-name="Normal"/>
      <text:p text:style-name="P782"/>
      <text:soft-page-break/>
      <text:h text:style-name="P783" text:outline-level="1"><text:span text:style-name="T784">👃👃</text:span><text:span text:style-name="T785">MÓDULO 3: EL ARTE DE LA CATA</text:span></text:h>
      <text:p text:style-name="P786"/>
      <text:p text:style-name="P787"/>
      <text:h text:style-name="Título1" text:outline-level="1"><text:span text:style-name="T788">🍇</text:span><text:s/><text:span text:style-name="T789">LECCIÓN 9: CÓMO CATAR UN VINO PASO A PASO</text:span></text:h>
      <text:p text:style-name="NormalWeb"><text:span text:style-name="T790">💬</text:span><text:s/>“Catar es escuchar lo que el vino tiene que decir, sin interrumpirlo.”</text:p>
      <text:p text:style-name="Normal"><draw:custom-shape svg:x="0in" svg:y="0in" svg:width="45.51042in" svg:height="0.00139in" draw:z-index="0" draw:id="id76" draw:style-name="a76" draw:name="Horizontal Line 133" text:anchor-type="as-char"><svg:title/><svg:desc/><draw:enhanced-geometry draw:type="non-primitive" svg:viewBox="0 0 21600 21600" draw:enhanced-path="M 0 0 L 21600 0 21600 21600 0 21600 Z N"/></draw:custom-shape></text:p>
      <text:h text:style-name="Título2" text:outline-level="2"><text:span text:style-name="T791"><text:s/></text:span><text:span text:style-name="T792"><text:s/>1 – Introducción: Catar no es beber, es descubrir</text:span></text:h>
      <text:p text:style-name="NormalWeb">Catar un vino no consiste en beberlo, sino en<text:s/><text:span text:style-name="Textoennegrita">analizarlo con los sentidos</text:span><text:s/>para comprender su origen, su estilo y su calidad.<text:line-break/>Cada vino encierra una historia: la del clima que lo vio nacer, el suelo donde creció la vid, la mano del viticultor y las decisiones del enólogo.<text:line-break/>El catador, con atención y sensibilidad, traduce esa historia en sensaciones.</text:p>
      <text:p text:style-name="NormalWeb">Catar exige<text:s/><text:span text:style-name="Textoennegrita">concentración, método y práctica</text:span>.<text:line-break/>El objetivo es interpretar el vino de manera objetiva, identificando sus virtudes y defectos, su equilibrio y personalidad.<text:line-break/>Por eso,<text:s/><text:span text:style-name="Textoennegrita">catar es un arte técnico con alma emocional</text:span>.</text:p>
      <text:p text:style-name="NormalWeb">Durante una cata, los sentidos trabajan en armonía:</text:p>
      <text:list text:style-name="LFO82" text:continue-numbering="true">
        <text:list-item>
          <text:p text:style-name="P793"><text:span text:style-name="Textoennegrita">La vista</text:span><text:s/>analiza su aspecto.</text:p>
        </text:list-item>
        <text:list-item>
          <text:p text:style-name="P794"><text:span text:style-name="Textoennegrita">El olfato</text:span><text:s/>reconoce su carácter aromático.</text:p>
        </text:list-item>
        <text:list-item>
          <text:p text:style-name="P795"><text:span text:style-name="Textoennegrita">El gusto</text:span><text:s/>determina su estructura, equilibrio y final.</text:p>
        </text:list-item>
      </text:list>
      <text:p text:style-name="NormalWeb">El buen catador desarrolla con el tiempo una<text:s/><text:span text:style-name="Textoennegrita">memoria sensorial</text:span>, capaz de asociar aromas, texturas y sabores con variedades de uva, regiones o estilos de elaboración.</text:p>
      <text:p text:style-name="NormalWeb"><text:span text:style-name="T796">🍷</text:span><text:s/><text:span text:style-name="Énfasis">Catar es aprender a mirar, oler y saborear con intención.</text:span></text:p>
      <text:p text:style-name="Normal"><draw:custom-shape svg:x="0in" svg:y="0in" svg:width="45.51042in" svg:height="0.00139in" draw:z-index="0" draw:id="id77" draw:style-name="a77" draw:name="Horizontal Line 134" text:anchor-type="as-char"><svg:title/><svg:desc/><draw:enhanced-geometry draw:type="non-primitive" svg:viewBox="0 0 21600 21600" draw:enhanced-path="M 0 0 L 21600 0 21600 21600 0 21600 Z N"/></draw:custom-shape></text:p>
      <text:h text:style-name="Título2" text:outline-level="2"><text:span text:style-name="T797"><text:s/></text:span><text:span text:style-name="T798"><text:s/>2 – Curiosidad:<text:s/></text:span><text:span text:style-name="T799">🍷🍷</text:span><text:span text:style-name="T800"><text:s/>El secreto de los profesionales</text:span></text:h>
      <text:p text:style-name="NormalWeb">Una de las curiosidades más llamativas del mundo de la cata es que los<text:s/><text:span text:style-name="Textoennegrita">catadores profesionales no tragan el vino</text:span><text:s/>durante las pruebas.<text:line-break/>Lo prueban, analizan su textura y sabor, y luego<text:s/><text:span text:style-name="Textoennegrita">lo escupen</text:span><text:s/>en un recipiente especial llamado<text:s/><text:span text:style-name="Énfasis">escupidera</text:span>.</text:p>
      <text:p text:style-name="NormalWeb">¿La razón? Mantener el<text:s/><text:span text:style-name="Textoennegrita">paladar fresco y la mente clara</text:span>.<text:line-break/>Durante una jornada de cata se pueden probar entre 20 y 100 vinos. Si se ingiriera cada muestra, el alcohol afectaría inevitablemente la percepción sensorial.</text:p>
      <text:soft-page-break/>
      <text:p text:style-name="NormalWeb">Escupir no es una falta de respeto: es un gesto profesional, símbolo de respeto por el vino y por el propio juicio crítico.</text:p>
      <text:p text:style-name="NormalWeb"><text:span text:style-name="T801">🧠</text:span><text:s/><text:span text:style-name="Énfasis">El catador sabio conserva la mente lúcida y el paladar despierto.</text:span></text:p>
      <text:p text:style-name="Normal"><draw:custom-shape svg:x="0in" svg:y="0in" svg:width="45.51042in" svg:height="0.00139in" draw:z-index="0" draw:id="id78" draw:style-name="a78" draw:name="Horizontal Line 135" text:anchor-type="as-char"><svg:title/><svg:desc/><draw:enhanced-geometry draw:type="non-primitive" svg:viewBox="0 0 21600 21600" draw:enhanced-path="M 0 0 L 21600 0 21600 21600 0 21600 Z N"/></draw:custom-shape></text:p>
      <text:h text:style-name="Título2" text:outline-level="2"><text:span text:style-name="T802"><text:s/></text:span><text:span text:style-name="T803"><text:s/>3 – Enseñanza práctica: Los tres pasos esenciales</text:span></text:h>
      <text:p text:style-name="NormalWeb">Catar un vino es una<text:s/><text:span text:style-name="Textoennegrita">exploración guiada</text:span><text:s/>por tres fases:<text:s/><text:span text:style-name="Textoennegrita">vista, olfato y gusto.</text:span><text:line-break/>Cada una revela una parte distinta de su identidad.<text:line-break/>Siguiendo este método, podrás analizar cualquier vino con precisión y elegancia.</text:p>
      <text:p text:style-name="Normal"><draw:custom-shape svg:x="0in" svg:y="0in" svg:width="45.51042in" svg:height="0.00139in" draw:z-index="0" draw:id="id79" draw:style-name="a79" draw:name="Horizontal Line 136" text:anchor-type="as-char"><svg:title/><svg:desc/><draw:enhanced-geometry draw:type="non-primitive" svg:viewBox="0 0 21600 21600" draw:enhanced-path="M 0 0 L 21600 0 21600 21600 0 21600 Z N"/></draw:custom-shape></text:p>
      <text:h text:style-name="Título2" text:outline-level="2">1<text:span text:style-name="T804">⃣</text:span><text:s/>VISTA<text:s/><text:span text:style-name="T805">—</text:span><text:s/><text:span text:style-name="T806">«</text:span>Lo que la copa te cuenta antes de olerla»</text:h>
      <text:p text:style-name="NormalWeb">La fase visual es rápida, sencilla y muy informativa. No necesitas vocabulario técnico: sólo mirar con atención.</text:p>
      <text:h text:style-name="Título3" text:outline-level="3">Qué comprobar (y por qué importa)</text:h>
      <text:list text:style-name="LFO89" text:continue-numbering="true">
        <text:list-item>
          <text:p text:style-name="P807"><text:span text:style-name="Textoennegrita">Limpidez y brillo</text:span></text:p>
          <text:list text:continue-numbering="true">
            <text:list-item>
              <text:p text:style-name="P808">Mira la copa con una luz buena (luz natural o una lámpara blanca).</text:p>
            </text:list-item>
            <text:list-item>
              <text:p text:style-name="P809">Un vino limpio y brillante suele estar en buen estado; un vino turbio o apagado puede estar estropeado o sin filtrar intencionalmente.</text:p>
            </text:list-item>
          </text:list>
        </text:list-item>
        <text:list-item>
          <text:p text:style-name="P810"><text:span text:style-name="Textoennegrita">Color y matices</text:span></text:p>
          <text:list text:continue-numbering="true">
            <text:list-item>
              <text:p text:style-name="P811">Inclina la copa sobre un fondo blanco. Observa desde el centro hacia el borde.</text:p>
            </text:list-item>
            <text:list-item>
              <text:p text:style-name="P812"><text:span text:style-name="Textoennegrita">Tintos:</text:span><text:s/>van de púrpura/violáceo (muy joven) → rubí → granate → teja (más viejo).</text:p>
            </text:list-item>
            <text:list-item>
              <text:p text:style-name="P813"><text:span text:style-name="Textoennegrita">Blancos:</text:span><text:s/>van de amarillo verdoso (jóvenes) → amarillo paja → dorado (más maduros/criados).</text:p>
            </text:list-item>
            <text:list-item>
              <text:p text:style-name="P814"><text:span text:style-name="Textoennegrita">Rosados:</text:span><text:s/>van de rosa pálido → frambuesa.</text:p>
            </text:list-item>
            <text:list-item>
              <text:p text:style-name="P815">El color nos da pistas sobre la<text:s/><text:span text:style-name="Textoennegrita">edad</text:span>, el<text:s/><text:span text:style-name="Textoennegrita">tipo de uva</text:span><text:s/>y si ha habido<text:s/><text:span text:style-name="Textoennegrita">crianza en madera</text:span>.</text:p>
            </text:list-item>
          </text:list>
        </text:list-item>
        <text:list-item>
          <text:p text:style-name="P816"><text:span text:style-name="Textoennegrita">Concentración / densidad (lágrimas o piernas)</text:span></text:p>
          <text:list text:continue-numbering="true">
            <text:list-item>
              <text:p text:style-name="P817">Agita suavemente la copa y observa cómo bajan las gotas por las paredes (las “lágrimas”).</text:p>
            </text:list-item>
            <text:list-item>
              <text:p text:style-name="P818">Lágrimas abundantes y lentas pueden indicar mayor alcohol o glicerina (sensación de cuerpo). No es una regla absoluta, pero es informativa.</text:p>
            </text:list-item>
          </text:list>
        </text:list-item>
        <text:list-item>
          <text:p text:style-name="P819"><text:span text:style-name="Textoennegrita">Cuerpo (estimación visual)</text:span></text:p>
          <text:list text:continue-numbering="true">
            <text:list-item>
              <text:p text:style-name="P820">A partir del color y de las lágrimas puedes intuir si será ligero, medio o corpulento.</text:p>
            </text:list-item>
          </text:list>
        </text:list-item>
      </text:list>
      <text:h text:style-name="Título3" text:outline-level="3">Ejercicio práctico 1 (1 minuto)</text:h>
      <text:p text:style-name="NormalWeb">Sirve 1/3 de copa y:</text:p>
      <text:list text:style-name="LFO90" text:continue-numbering="true">
        <text:list-item>
          <text:p text:style-name="P821">Inclina la copa sobre una hoja blanca, mira color y borde.</text:p>
        </text:list-item>
        <text:list-item>
          <text:p text:style-name="P822">Agítala suavemente, observa las lágrimas.<text:line-break/>Anota: color, brillo, primeras impresiones.</text:p>
        </text:list-item>
      </text:list>
      <text:p text:style-name="Normal"><draw:custom-shape svg:x="0in" svg:y="0in" svg:width="45.51042in" svg:height="0.00139in" draw:z-index="0" draw:id="id80" draw:style-name="a80" draw:name="Horizontal Line 171" text:anchor-type="as-char"><svg:title/><svg:desc/><draw:enhanced-geometry draw:type="non-primitive" svg:viewBox="0 0 21600 21600" draw:enhanced-path="M 0 0 L 21600 0 21600 21600 0 21600 Z N"/></draw:custom-shape></text:p>
      <text:soft-page-break/>
      <text:h text:style-name="Título2" text:outline-level="2">2<text:span text:style-name="T823">⃣</text:span><text:s/>OLFATO — «El mapa aromático del vino»</text:h>
      <text:p text:style-name="NormalWeb">El olfato es el sentido que más recuerdos y sensaciones evoca. Aquí “escuchas” lo que el vino tiene que decir.</text:p>
      <text:h text:style-name="Título3" text:outline-level="3">Cómo hacerlo (técnica paso a paso)</text:h>
      <text:list text:style-name="LFO91" text:continue-numbering="true">
        <text:list-item>
          <text:p text:style-name="P824"><text:span text:style-name="Textoennegrita">Primer olfato (sin mover la copa)</text:span></text:p>
          <text:list text:continue-numbering="true">
            <text:list-item>
              <text:p text:style-name="P825">Acerca la nariz a la boca de la copa e inspira suavemente. Esto te da los aromas más volátiles (los más frágiles): fruta fresca, notas herbales, etc.</text:p>
            </text:list-item>
          </text:list>
        </text:list-item>
        <text:list-item>
          <text:p text:style-name="P826"><text:span text:style-name="Textoennegrita">Segundo olfato (tras agitar la copa)</text:span></text:p>
          <text:list text:continue-numbering="true">
            <text:list-item>
              <text:p text:style-name="P827">Agita la copa con el brazo (no con la muñeca exageradamente). Esto oxigena el vino y libera más aromas. Vuelve a oler, ahora con respiraciones cortas y profundas.</text:p>
            </text:list-item>
          </text:list>
        </text:list-item>
        <text:list-item>
          <text:p text:style-name="P828"><text:span text:style-name="Textoennegrita">Cómo inspirar</text:span></text:p>
          <text:list text:continue-numbering="true">
            <text:list-item>
              <text:p text:style-name="P829">Haz respiraciones cortas y controladas por la nariz, como pequeñas “sniffs” (no aspiraciones profundas permanentes). Repite varias veces hasta identificar familias aromáticas.</text:p>
            </text:list-item>
          </text:list>
        </text:list-item>
      </text:list>
      <text:h text:style-name="Título3" text:outline-level="3">Qué buscar (familias de aromas)</text:h>
      <text:list text:style-name="LFO92" text:continue-numbering="true">
        <text:list-item>
          <text:p text:style-name="P830"><text:span text:style-name="Textoennegrita">Aromas primarios (de la uva):</text:span><text:s/>frutas (cítricos, manzana, fresa), flores, hierbas.</text:p>
        </text:list-item>
        <text:list-item>
          <text:p text:style-name="P831"><text:span text:style-name="Textoennegrita">Aromas secundarios (fermentación):</text:span><text:s/>pan, levadura, yogur, notas lácticas.</text:p>
        </text:list-item>
        <text:list-item>
          <text:p text:style-name="P832"><text:span text:style-name="Textoennegrita">Aromas terciarios (crianza/envejecimiento):</text:span><text:s/>vainilla, cuero, tabaco, miel, frutos secos, especias, tostado.</text:p>
        </text:list-item>
      </text:list>
      <text:h text:style-name="Título3" text:outline-level="3">Trucos para identificar aromas (para principiantes)</text:h>
      <text:list text:style-name="LFO93" text:continue-numbering="true">
        <text:list-item>
          <text:p text:style-name="P833"><text:span text:style-name="Textoennegrita">Relaciona con objetos reales:</text:span><text:s/>en vez de “aroma a piracínico”, piensa “pimiento verde” o “hoja de tomate”.</text:p>
        </text:list-item>
        <text:list-item>
          <text:p text:style-name="P834"><text:span text:style-name="Textoennegrita">Usa referencia:</text:span><text:s/>huele frutas, café, pan tostado, flores; compáralos con el vino.</text:p>
        </text:list-item>
        <text:list-item>
          <text:p text:style-name="P835"><text:span text:style-name="Textoennegrita">Divide la nariz:</text:span><text:s/>intenta identificar primero la familia (fruta, floral, especia), luego particulariza (manzana -&gt; manzana verde -&gt; Granny Smith).</text:p>
        </text:list-item>
      </text:list>
      <text:h text:style-name="Título3" text:outline-level="3">Ejercicio práctico 2 (5–10 minutos)</text:h>
      <text:p text:style-name="NormalWeb">Prepara pequeñas muestras de aromas: limón, manzana, fresa, vainilla, madera, café.<text:line-break/>Huele cada una y luego huele el vino. Pregúntate: ¿se parece a alguno? Anota 2–3 aromas dominantes.</text:p>
      <text:p text:style-name="Normal"><draw:custom-shape svg:x="0in" svg:y="0in" svg:width="45.51042in" svg:height="0.00139in" draw:z-index="0" draw:id="id81" draw:style-name="a81" draw:name="Horizontal Line 172" text:anchor-type="as-char"><svg:title/><svg:desc/><draw:enhanced-geometry draw:type="non-primitive" svg:viewBox="0 0 21600 21600" draw:enhanced-path="M 0 0 L 21600 0 21600 21600 0 21600 Z N"/></draw:custom-shape></text:p>
      <text:h text:style-name="Título2" text:outline-level="2">3<text:span text:style-name="T836">⃣</text:span><text:s/>GUSTO — «La confirmación y el equilibrio»</text:h>
      <text:p text:style-name="NormalWeb">La fase gustativa te confirma lo que oliste y te enseña la estructura del vino: acidez, alcohol, taninos, dulzor, cuerpo y persistencia.</text:p>
      <text:h text:style-name="Título3" text:outline-level="3">Cómo probar (técnica paso a paso)</text:h>
      <text:list text:style-name="LFO94" text:continue-numbering="true">
        <text:list-item>
          <text:p text:style-name="P837"><text:span text:style-name="Textoennegrita">Toma un sorbo pequeño</text:span><text:s/>(no tragues aún).</text:p>
        </text:list-item>
        <text:list-item>
          <text:p text:style-name="P838"><text:span text:style-name="Textoennegrita">Distribuye el vino en la boca</text:span>: ponlo entre dientes y paladar, mueve la lengua para que llegue a todas las zonas.</text:p>
        </text:list-item>
        <text:list-item>
          <text:p text:style-name="P839"><text:span text:style-name="Textoennegrita">Aspira un poco de aire junto al vino</text:span><text:s/>(a modo de emulsionar): esto ayuda a liberar aromas en boca y permite percibir mejor el sabor.</text:p>
        </text:list-item>
        <text:list-item>
          <text:p text:style-name="P840"><text:span text:style-name="Textoennegrita">Evalúa de inmediato</text:span>: ataque, paso por boca y final (persistencia).</text:p>
        </text:list-item>
        <text:list-item>
          <text:p text:style-name="P841"><text:span text:style-name="Textoennegrita">Escupe o traga</text:span>: si estás en una cata de varias muestras, escupe; para una experiencia de mesa, traga.</text:p>
        </text:list-item>
      </text:list>
      <text:h text:style-name="Título3" text:outline-level="3">Qué sentir y cómo describirlo</text:h>
      <text:list text:style-name="LFO95" text:continue-numbering="true">
        <text:list-item>
          <text:p text:style-name="P842"><text:span text:style-name="Textoennegrita">Ataque:</text:span><text:s/>primera sensación (suave, fresco, caliente).</text:p>
        </text:list-item>
        <text:list-item>
          <text:p text:style-name="P843"><text:span text:style-name="Textoennegrita">Acidez:</text:span><text:s/>sensación de frescor en los laterales de la lengua y en la dentadura. Es la columna vertebral del vino blanco y rosado.</text:p>
        </text:list-item>
        <text:list-item>
          <text:p text:style-name="P844"><text:span text:style-name="Textoennegrita">Taninos (sólo en tintos):</text:span><text:s/>sensación de astringencia o sequedad en las encías y lengua; aportan estructura y longevidad.</text:p>
        </text:list-item>
        <text:list-item>
          <text:p text:style-name="P845"><text:span text:style-name="Textoennegrita">Cuerpo:</text:span><text:s/>sensación de peso o densidad (ligero, medio, pleno). Piensa en comparar con la leche semidesnatada vs. leche entera: uno más ligero, otro más cremoso.</text:p>
        </text:list-item>
        <text:list-item>
          <text:p text:style-name="P846"><text:span text:style-name="Textoennegrita">Alcohol:</text:span><text:s/>sensación de calor en la garganta; si está desequilibrado puede “quemar”.</text:p>
        </text:list-item>
        <text:list-item>
          <text:p text:style-name="P847"><text:span text:style-name="Textoennegrita">Dulzor:</text:span><text:s/>en vinos dulces; en secos casi no hay.</text:p>
        </text:list-item>
        <text:list-item>
          <text:p text:style-name="P848"><text:span text:style-name="Textoennegrita">Persistencia o final:</text:span><text:s/>cuánto tiempo permanece el sabor después de tragar (medido en segundos): corto (&lt;5s), medio (5–10s), largo (&gt;10s).</text:p>
        </text:list-item>
      </text:list>
      <text:h text:style-name="Título3" text:outline-level="3">Cómo evaluar el equilibrio</text:h>
      <text:p text:style-name="NormalWeb">Un vino equilibrado tiene<text:s/><text:span text:style-name="Textoennegrita">acidez, alcohol, fruta, tanino (si corresponde) y, si existe, azúcar, en proporción armónica</text:span>.<text:line-break/>Si uno domina claramente (ej. alcohol muy notorio o acidez cortante), el vino está desequilibrado.</text:p>
      <text:h text:style-name="Título3" text:outline-level="3">Ejercicio práctico 3 (10 minutos)</text:h>
      <text:p text:style-name="NormalWeb">Prueba un sorbo y anota:</text:p>
      <text:list text:style-name="LFO96" text:continue-numbering="true">
        <text:list-item>
          <text:p text:style-name="P849">Ataque: (suave / vivo / potente)</text:p>
        </text:list-item>
        <text:list-item>
          <text:p text:style-name="P850">Acidez: (baja / media / alta)</text:p>
        </text:list-item>
        <text:list-item>
          <text:p text:style-name="P851">Taninos: (ninguno / suaves / firmes)</text:p>
        </text:list-item>
        <text:list-item>
          <text:p text:style-name="P852">Cuerpo: (ligero / medio / lleno)</text:p>
        </text:list-item>
        <text:list-item>
          <text:p text:style-name="P853">Final: (corto / medio / largo)</text:p>
        </text:list-item>
        <text:list-item>
          <text:p text:style-name="P854">¿Está equilibrado? Sí / No. ¿Por qué?</text:p>
        </text:list-item>
      </text:list>
      <text:p text:style-name="Normal"><draw:custom-shape svg:x="0in" svg:y="0in" svg:width="45.51042in" svg:height="0.00139in" draw:z-index="0" draw:id="id82" draw:style-name="a82" draw:name="Horizontal Line 173" text:anchor-type="as-char"><svg:title/><svg:desc/><draw:enhanced-geometry draw:type="non-primitive" svg:viewBox="0 0 21600 21600" draw:enhanced-path="M 0 0 L 21600 0 21600 21600 0 21600 Z N"/></draw:custom-shape></text:p>
      <text:h text:style-name="Título2" text:outline-level="2"><text:span text:style-name="T855">✅</text:span><text:s/>Consejos prácticos y errores comunes (para acelerarte el aprendizaje)</text:h>
      <text:list text:style-name="LFO97" text:continue-numbering="true">
        <text:list-item>
          <text:p text:style-name="P856"><text:span text:style-name="Textoennegrita">No comas ajo, menta o comida muy aromática antes de catar.</text:span><text:s/>Limpia el paladar con agua o pan neutro.</text:p>
        </text:list-item>
        <text:list-item>
          <text:p text:style-name="P857"><text:span text:style-name="Textoennegrita">No fumes</text:span><text:s/>antes o durante la cata: enmascara aromas.</text:p>
        </text:list-item>
        <text:list-item>
          <text:p text:style-name="P858"><text:span text:style-name="Textoennegrita">Usa copas limpias y transparentes.</text:span><text:s/>Evita perfumes fuertes.</text:p>
        </text:list-item>
        <text:list-item>
          <text:p text:style-name="P859"><text:span text:style-name="Textoennegrita">Sirve cantidades pequeñas</text:span><text:s/>(1/3 de copa). Así podrás oler y probar mejor.</text:p>
        </text:list-item>
        <text:list-item>
          <text:p text:style-name="P860"><text:span text:style-name="Textoennegrita">No juzgues al primer olfato solo:</text:span><text:s/>deja que el vino respire 5–10 minutos si es tinto joven.</text:p>
        </text:list-item>
        <text:list-item>
          <text:p text:style-name="P861"><text:span text:style-name="Textoennegrita">Anota siempre:</text:span><text:s/>la memoria se entrena escribiendo.</text:p>
        </text:list-item>
      </text:list>
      <text:p text:style-name="Normal"><draw:custom-shape svg:x="0in" svg:y="0in" svg:width="45.51042in" svg:height="0.00139in" draw:z-index="0" draw:id="id83" draw:style-name="a83" draw:name="Horizontal Line 174" text:anchor-type="as-char"><svg:title/><svg:desc/><draw:enhanced-geometry draw:type="non-primitive" svg:viewBox="0 0 21600 21600" draw:enhanced-path="M 0 0 L 21600 0 21600 21600 0 21600 Z N"/></draw:custom-shape></text:p>
      <text:h text:style-name="Título2" text:outline-level="2"><text:span text:style-name="T862">🧾</text:span><text:s/>Mini-cheat-sheet para la cata<text:s/></text:h>
      <text:p text:style-name="NormalWeb"><text:span text:style-name="Textoennegrita">Antes de empezar:</text:span><text:s/>copa limpia, luz, sin perfumes, temperatura adecuada.<text:line-break/><text:span text:style-name="Textoennegrita">Orden:</text:span><text:s/>Vista → Olfato (sin agitar → con agitación) → Gusto (sorbo, mover, aspirar, evaluar).<text:line-break/><text:span text:style-name="Textoennegrita">Checklist visual:</text:span><text:s/>brillo, color, lágrimas.<text:line-break/><text:span text:style-name="Textoennegrita">Checklist olfativa:</text:span><text:s/>frutas / flores / fermentación / crianza.<text:line-break/><text:span text:style-name="Textoennegrita">Checklist gustativa:</text:span><text:s/>ataque / acidez / taninos / cuerpo / final / equilibrio.</text:p>
      <text:p text:style-name="Normal"><draw:custom-shape svg:x="0in" svg:y="0in" svg:width="45.51042in" svg:height="0.00139in" draw:z-index="0" draw:id="id84" draw:style-name="a84" draw:name="Horizontal Line 175" text:anchor-type="as-char"><svg:title/><svg:desc/><draw:enhanced-geometry draw:type="non-primitive" svg:viewBox="0 0 21600 21600" draw:enhanced-path="M 0 0 L 21600 0 21600 21600 0 21600 Z N"/></draw:custom-shape></text:p>
      <text:h text:style-name="Título2" text:outline-level="2"><text:span text:style-name="T863">🔁</text:span><text:s/>Rutina de práctica semanal (para avanzar rápido)</text:h>
      <text:list text:style-name="LFO98" text:continue-numbering="true">
        <text:list-item>
          <text:p text:style-name="P864">Semana 1–2: 3 vinos simples (blanco, rosado, tinto joven). Practica vista+olfato.</text:p>
        </text:list-item>
        <text:list-item>
          <text:p text:style-name="P865">Semana 3–4: añade 2 vinos con crianza (madera). Practica a identificar notas secundarias/terciarias.</text:p>
        </text:list-item>
        <text:list-item>
          <text:p text:style-name="P866">Semana 5: cata a ciegas (tapa la etiqueta) 3 vinos y anota. Comprueba después.</text:p>
        </text:list-item>
        <text:list-item>
          <text:p text:style-name="P867">Mantén un cuaderno de cata y repasa tus notas cada mes.</text:p>
        </text:list-item>
      </text:list>
      <text:p text:style-name="Normal"><draw:custom-shape svg:x="0in" svg:y="0in" svg:width="45.51042in" svg:height="0.00139in" draw:z-index="0" draw:id="id85" draw:style-name="a85" draw:name="Horizontal Line 176" text:anchor-type="as-char"><svg:title/><svg:desc/><draw:enhanced-geometry draw:type="non-primitive" svg:viewBox="0 0 21600 21600" draw:enhanced-path="M 0 0 L 21600 0 21600 21600 0 21600 Z N"/></draw:custom-shape></text:p>
      <text:p text:style-name="NormalWeb">No necesitas nacer con “buen paladar” para aprender: solo<text:s/><text:span text:style-name="Textoennegrita">atención, curiosidad y práctica</text:span>.<text:line-break/>Cada copa es una lección: mira, huele, pregunta, anota y repite. Con el tiempo, reconocerás uvas, estilos y regiones —y lo harás con confianza.</text:p>
      <text:p text:style-name="NormalWeb">¿Quieres que te prepare una<text:s/><text:span text:style-name="Textoennegrita">ficha de cata imprimible</text:span><text:s/>(PDF) con este procedimiento y un formato para rellenar en cada vino? Puedo generarla lista para imprimir y usar en tus prácticas.</text:p>
      <text:h text:style-name="Título2" text:outline-level="2"><text:span text:style-name="T868"><text:s/></text:span><text:span text:style-name="T869"><text:s/>4 – Experiencia sensorial</text:span></text:h>
      <text:p text:style-name="NormalWeb"><text:span text:style-name="T870">🎶</text:span><text:s/><text:span text:style-name="Textoennegrita">Música sugerida:</text:span><text:s/><text:span text:style-name="Énfasis">“Clair de Lune” – Claude Debussy</text:span><text:line-break/><text:span text:style-name="T871">🍷</text:span><text:s/><text:span text:style-name="Textoennegrita">Vino sugerido:</text:span><text:s/><text:span text:style-name="Énfasis">Tinto joven o blanco afrutado</text:span><text:line-break/><text:span text:style-name="T872">🍽</text:span><text:s/><text:span text:style-name="Textoennegrita">Maridaje:</text:span><text:s/><text:span text:style-name="Énfasis">Frutos secos o pan artesanal neutro</text:span></text:p>
      <text:p text:style-name="Normal"><draw:custom-shape svg:x="0in" svg:y="0in" svg:width="45.51042in" svg:height="0.00139in" draw:z-index="0" draw:id="id86" draw:style-name="a86" draw:name="Horizontal Line 140" text:anchor-type="as-char"><svg:title/><svg:desc/><draw:enhanced-geometry draw:type="non-primitive" svg:viewBox="0 0 21600 21600" draw:enhanced-path="M 0 0 L 21600 0 21600 21600 0 21600 Z N"/></draw:custom-shape></text:p>
      <text:h text:style-name="Título3" text:outline-level="3"><text:span text:style-name="T873">Ejercicio de cata para el alumno</text:span></text:h>
      <text:list text:style-name="LFO87" text:continue-numbering="true">
        <text:list-item>
          <text:p text:style-name="P874"><text:span text:style-name="Textoennegrita">Preparar el entorno:</text:span><text:s/>buena luz, sin olores externos, copa transparente, vino a temperatura adecuada.</text:p>
        </text:list-item>
        <text:list-item>
          <text:p text:style-name="P875"><text:span text:style-name="Textoennegrita">Servir una pequeña cantidad (⅓ de copa).</text:span></text:p>
        </text:list-item>
        <text:list-item>
          <text:p text:style-name="P876"><text:span text:style-name="Textoennegrita">Fase visual:</text:span><text:s/>inclina la copa sobre fondo blanco y observa color y brillo.</text:p>
        </text:list-item>
        <text:list-item>
          <text:p text:style-name="P877"><text:span text:style-name="Textoennegrita">Fase olfativa:</text:span><text:s/>huele sin agitar, luego agita suavemente y vuelve a oler.</text:p>
        </text:list-item>
        <text:list-item>
          <text:p text:style-name="P878"><text:span text:style-name="Textoennegrita">Fase gustativa:</text:span><text:s/>toma un pequeño sorbo, muévelo por la boca, analiza textura y final.</text:p>
        </text:list-item>
        <text:list-item>
          <text:p text:style-name="P879"><text:span text:style-name="Textoennegrita">Conclusión:</text:span><text:s/>anota impresiones sobre intensidad, equilibrio y persistencia.</text:p>
        </text:list-item>
      </text:list>
      <text:p text:style-name="NormalWeb"><text:span text:style-name="T880">📝</text:span><text:s/><text:span text:style-name="Énfasis">La cata no es solo sensorial, también es reflexiva: aprender a describir lo que sientes te convierte en catador.</text:span></text:p>
      <text:p text:style-name="Normal"><draw:custom-shape svg:x="0in" svg:y="0in" svg:width="45.51042in" svg:height="0.00139in" draw:z-index="0" draw:id="id87" draw:style-name="a87" draw:name="Horizontal Line 141" text:anchor-type="as-char"><svg:title/><svg:desc/><draw:enhanced-geometry draw:type="non-primitive" svg:viewBox="0 0 21600 21600" draw:enhanced-path="M 0 0 L 21600 0 21600 21600 0 21600 Z N"/></draw:custom-shape></text:p>
      <text:h text:style-name="Título2" text:outline-level="2"><text:span text:style-name="T881"><text:s/></text:span><text:span text:style-name="T882"><text:s/>5 – Quiz</text:span></text:h>
      <text:list text:style-name="LFO88" text:continue-numbering="true">
        <text:list-item>
          <text:p text:style-name="P883"><text:span text:style-name="Textoennegrita">¿Cuáles son las tres fases de la cata?</text:span><text:line-break/>a) Color, aroma y temperatura.<text:line-break/>b) Vista, olfato y gusto.<text:line-break/>c) Aroma, textura y dulzor.<text:line-break/><text:span text:style-name="T884">✅</text:span><text:s/><text:span text:style-name="Textoennegrita">Respuesta correcta:</text:span><text:s/>b) Vista, olfato y gusto.</text:p>
        </text:list-item>
        <text:list-item>
          <text:p text:style-name="P885"><text:span text:style-name="Textoennegrita">¿Por qué los catadores no tragan el vino?</text:span><text:line-break/>a) Para no ingerir calorías.<text:line-break/>b) Para mantener el paladar y la mente frescos.<text:line-break/>c) Porque el vino no está listo para beber.<text:line-break/><text:span text:style-name="T886">✅</text:span><text:s/><text:span text:style-name="Textoennegrita">Respuesta correcta:</text:span><text:s/>b) Para mantener el paladar y la mente frescos.</text:p>
        </text:list-item>
        <text:list-item>
          <text:p text:style-name="P887"><text:span text:style-name="Textoennegrita">¿Qué observamos en la fase visual?</text:span><text:line-break/>a) Su aroma y su sabor.<text:line-break/>b) Su color, brillo y densidad.<text:line-break/>c) Su temperatura y dulzor.<text:line-break/><text:span text:style-name="T888">✅</text:span><text:s/><text:span text:style-name="Textoennegrita">Respuesta correcta:</text:span><text:s/>b) Su color, brillo y densidad.</text:p>
        </text:list-item>
        <text:list-item>
          <text:p text:style-name="P889"><text:span text:style-name="Textoennegrita">¿Qué nos revela la fase olfativa?</text:span><text:line-break/>a) El tipo de copa usada.<text:line-break/>b) La temperatura del vino.<text:line-break/>c) Su complejidad aromática y estilo.<text:line-break/><text:span text:style-name="T890">✅</text:span><text:s/><text:span text:style-name="Textoennegrita">Respuesta correcta:</text:span><text:s/>c) Su complejidad aromática y estilo.</text:p>
        </text:list-item>
        <text:list-item>
          <text:p text:style-name="P891"><text:span text:style-name="Textoennegrita">¿Qué significa que un vino tenga “cuerpo”?</text:span><text:line-break/>a) Que es denso y tiene volumen en boca.<text:line-break/>b) Que contiene burbujas.<text:line-break/>c) Que es muy ácido.<text:line-break/><text:span text:style-name="T892">✅</text:span><text:s/><text:span text:style-name="Textoennegrita">Respuesta correcta:</text:span><text:s/>a) Que es denso y tiene volumen en boca.</text:p>
        </text:list-item>
      </text:list>
      <text:p text:style-name="Normal"><draw:custom-shape svg:x="0in" svg:y="0in" svg:width="45.51042in" svg:height="0.00139in" draw:z-index="0" draw:id="id88" draw:style-name="a88" draw:name="Horizontal Line 142" text:anchor-type="as-char"><svg:title/><svg:desc/><draw:enhanced-geometry draw:type="non-primitive" svg:viewBox="0 0 21600 21600" draw:enhanced-path="M 0 0 L 21600 0 21600 21600 0 21600 Z N"/></draw:custom-shape></text:p>
      <text:h text:style-name="Título2" text:outline-level="2"><text:span text:style-name="T893"><text:s/></text:span><text:span text:style-name="T894"><text:s/>6 – Cierre</text:span></text:h>
      <text:p text:style-name="NormalWeb"><text:span text:style-name="T895">💬💬</text:span></text:p>
      <text:p text:style-name="NormalWeb">“Catar es escuchar lo que el vino tiene que decir, sin interrumpirlo.”</text:p>
      <text:p text:style-name="NormalWeb">La cata es un viaje interior, una conversación entre el vino y quien lo prueba.<text:line-break/>Con práctica, paciencia y curiosidad, el catador aprende a reconocer matices que pasan inadvertidos a los demás.<text:line-break/>Catar no es cuestión de tener un paladar extraordinario, sino de<text:s/><text:span text:style-name="Textoennegrita">educar la atención</text:span><text:s/>y<text:s/><text:span text:style-name="Textoennegrita">memorizar sensaciones</text:span>.</text:p>
      <text:p text:style-name="NormalWeb">Cada vino es un mensaje, y el catador, su intérprete.<text:line-break/>Cuando logras entenderlo, el vino deja de ser una bebida para convertirse en una experiencia cultural y sensorial.</text:p>
      <text:soft-page-break/>
      <text:p text:style-name="NormalWeb"><text:span text:style-name="T896">🍇</text:span><text:s/><text:span text:style-name="Énfasis">Catar es, en el fondo, una forma de meditación líquida: una pausa para escuchar el alma del vino.</text:span></text:p>
      <text:p text:style-name="P897">􀀀</text:p>
      <text:p text:style-name="Normal"/>
      <text:p text:style-name="Normal"/>
      <text:p text:style-name="Normal"/>
      <text:p text:style-name="P898"/>
      <text:soft-page-break/>
      <text:h text:style-name="Título1" text:outline-level="1"><text:span text:style-name="T899">🔵🔵</text:span><text:s/><text:span text:style-name="T900">LECCIÓN 10: LA TEMPERATURA PERFECTA</text:span></text:h>
      <text:p text:style-name="NormalWeb"><text:span text:style-name="T901">💬</text:span><text:s/>“Un vino fuera de temperatura es como una canción desafinada.”</text:p>
      <text:p text:style-name="Normal"><draw:custom-shape svg:x="0in" svg:y="0in" svg:width="45.51042in" svg:height="0.00139in" draw:z-index="0" draw:id="id89" draw:style-name="a89" draw:name="Horizontal Line 189" text:anchor-type="as-char"><svg:title/><svg:desc/><draw:enhanced-geometry draw:type="non-primitive" svg:viewBox="0 0 21600 21600" draw:enhanced-path="M 0 0 L 21600 0 21600 21600 0 21600 Z N"/></draw:custom-shape></text:p>
      <text:h text:style-name="Título2" text:outline-level="2"><text:span text:style-name="T902"><text:s/></text:span><text:span text:style-name="T903"><text:s/>1 – Introducción: El poder de un grado</text:span></text:h>
      <text:p text:style-name="NormalWeb">La<text:s/><text:span text:style-name="Textoennegrita">temperatura del vino</text:span><text:s/>es tan importante como la uva, la crianza o la guarda.<text:line-break/>Un solo grado de diferencia puede alterar completamente<text:s/><text:span text:style-name="Textoennegrita">aromas, sabores, cuerpo y percepción del alcohol</text:span>.</text:p>
      <text:list text:style-name="LFO99" text:continue-numbering="true">
        <text:list-item>
          <text:p text:style-name="P904"><text:span text:style-name="Textoennegrita">Vino demasiado frío:</text:span><text:s/>aromas apagados, sensación de falta de cuerpo, acidez excesiva.</text:p>
        </text:list-item>
        <text:list-item>
          <text:p text:style-name="P905"><text:span text:style-name="Textoennegrita">Vino demasiado cálido:</text:span><text:s/>aromas dominados por alcohol, sensación pesada y desequilibrada.</text:p>
        </text:list-item>
      </text:list>
      <text:p text:style-name="NormalWeb">Servir un vino a la temperatura adecuada<text:s/><text:span text:style-name="Textoennegrita">resalta su expresión auténtica</text:span>, tanto si es un blanco fresco de verano como un tinto de guarda con cuerpo.</text:p>
      <text:p text:style-name="NormalWeb"><text:span text:style-name="T906">🌡</text:span><text:s/><text:span text:style-name="Énfasis">La temperatura es el micrófono que amplifica la voz del vino.</text:span></text:p>
      <text:p text:style-name="Normal"><draw:custom-shape svg:x="0in" svg:y="0in" svg:width="45.51042in" svg:height="0.00139in" draw:z-index="0" draw:id="id90" draw:style-name="a90" draw:name="Horizontal Line 190" text:anchor-type="as-char"><svg:title/><svg:desc/><draw:enhanced-geometry draw:type="non-primitive" svg:viewBox="0 0 21600 21600" draw:enhanced-path="M 0 0 L 21600 0 21600 21600 0 21600 Z N"/></draw:custom-shape></text:p>
      <text:h text:style-name="Título2" text:outline-level="2"><text:span text:style-name="T907"><text:s/></text:span><text:span text:style-name="T908"><text:s/>2 – Curiosidad:<text:s/></text:span><text:span text:style-name="T909">🍇🍇</text:span><text:span text:style-name="T910"><text:s/>el impacto sensorial</text:span></text:h>
      <text:list text:style-name="LFO100" text:continue-numbering="true">
        <text:list-item>
          <text:p text:style-name="P911">Los<text:s/><text:span text:style-name="Textoennegrita">blancos</text:span><text:s/>demasiado fríos (menos de 6–7 °C) pierden intensidad aromática y se sienten planos.</text:p>
        </text:list-item>
        <text:list-item>
          <text:p text:style-name="P912">Los<text:s/><text:span text:style-name="Textoennegrita">tintos</text:span><text:s/>demasiado cálidos (más de 20 °C) parecen alcohólicos y pesados; los taninos se vuelven ásperos.</text:p>
        </text:list-item>
        <text:list-item>
          <text:p text:style-name="P913">Los<text:s/><text:span text:style-name="Textoennegrita">espumosos</text:span><text:s/>muy fríos resaltan frescor y burbujas, pero ocultan matices finos.</text:p>
        </text:list-item>
        <text:list-item>
          <text:p text:style-name="P914">Los<text:s/><text:span text:style-name="Textoennegrita">rosados</text:span><text:s/>y dulces tienen un rango intermedio: demasiado frío pierden fragancia y dulzor; demasiado caliente, se sienten densos.</text:p>
        </text:list-item>
      </text:list>
      <text:p text:style-name="NormalWeb"><text:span text:style-name="T915">🍷</text:span><text:s/><text:span text:style-name="Énfasis">La temperatura controla la velocidad de volatilización de los compuestos aromáticos, la percepción de acidez y la sensación de alcohol en boca.</text:span></text:p>
      <text:p text:style-name="Normal"><draw:custom-shape svg:x="0in" svg:y="0in" svg:width="45.51042in" svg:height="0.00139in" draw:z-index="0" draw:id="id91" draw:style-name="a91" draw:name="Horizontal Line 191" text:anchor-type="as-char"><svg:title/><svg:desc/><draw:enhanced-geometry draw:type="non-primitive" svg:viewBox="0 0 21600 21600" draw:enhanced-path="M 0 0 L 21600 0 21600 21600 0 21600 Z N"/></draw:custom-shape></text:p>
      <text:h text:style-name="Título2" text:outline-level="2"><text:span text:style-name="T916"><text:s/></text:span><text:span text:style-name="T917"><text:s/>3 – Enseñanza práctica: Guía básica por estilos</text:span></text:h>
      <text:p text:style-name="NormalWeb">Para facilitar la práctica y la recomendación profesional, aquí tienes una<text:s/><text:span text:style-name="Textoennegrita">tabla orientativa</text:span><text:s/>de temperaturas ideales según el tipo de vino:</text:p>
      <table:table table:style-name="Table918">
        <table:table-columns>
          <table:table-column table:style-name="TableColumn919"/>
          <table:table-column table:style-name="TableColumn920"/>
          <table:table-column table:style-name="TableColumn921"/>
        </table:table-columns>
        <table:table-header-rows>
          <table:table-row table:style-name="TableRow922">
            <table:table-cell table:style-name="TableCell923">
              <text:p text:style-name="P924">Tipo de vino</text:p>
            </table:table-cell>
            <table:table-cell table:style-name="TableCell925">
              <text:p text:style-name="P926">Temperatura ideal</text:p>
            </table:table-cell>
            <table:table-cell table:style-name="TableCell927">
              <text:p text:style-name="P928">Observaciones</text:p>
            </table:table-cell>
          </table:table-row>
        </table:table-header-rows>
        <table:table-row table:style-name="TableRow929">
          <table:table-cell table:style-name="TableCell930">
            <text:p text:style-name="Normal"><text:span text:style-name="Textoennegrita">Tintos con cuerpo</text:span><text:s/>(Cabernet, Syrah, Rioja Reserva)</text:p>
          </table:table-cell>
          <table:table-cell table:style-name="TableCell931">
            <text:p text:style-name="Normal">16–18 °C</text:p>
          </table:table-cell>
          <table:table-cell table:style-name="TableCell932">
            <text:p text:style-name="Normal">Resalta fruta madura y taninos sin que el alcohol domine.</text:p>
          </table:table-cell>
        </table:table-row>
        <text:soft-page-break/>
        <table:table-row table:style-name="TableRow933">
          <table:table-cell table:style-name="TableCell934">
            <text:p text:style-name="Normal"><text:span text:style-name="Textoennegrita">Tintos ligeros/jóvenes</text:span><text:s/>(Garnacha, Beaujolais)</text:p>
          </table:table-cell>
          <table:table-cell table:style-name="TableCell935">
            <text:p text:style-name="Normal">14–16 °C</text:p>
          </table:table-cell>
          <table:table-cell table:style-name="TableCell936">
            <text:p text:style-name="Normal">Frescura y vivacidad de la fruta.</text:p>
          </table:table-cell>
        </table:table-row>
        <table:table-row table:style-name="TableRow937">
          <table:table-cell table:style-name="TableCell938">
            <text:p text:style-name="Normal"><text:span text:style-name="Textoennegrita">Blancos secos y afrutados</text:span><text:s/>(Sauvignon Blanc, Albariño)</text:p>
          </table:table-cell>
          <table:table-cell table:style-name="TableCell939">
            <text:p text:style-name="Normal">8–10 °C</text:p>
          </table:table-cell>
          <table:table-cell table:style-name="TableCell940">
            <text:p text:style-name="Normal">Aromas cítricos y florales destacados, sensación fresca.</text:p>
          </table:table-cell>
        </table:table-row>
        <table:table-row table:style-name="TableRow941">
          <table:table-cell table:style-name="TableCell942">
            <text:p text:style-name="Normal"><text:span text:style-name="Textoennegrita">Blancos con crianza en barrica</text:span><text:s/>(Chardonnay)</text:p>
          </table:table-cell>
          <table:table-cell table:style-name="TableCell943">
            <text:p text:style-name="Normal">10–12 °C</text:p>
          </table:table-cell>
          <table:table-cell table:style-name="TableCell944">
            <text:p text:style-name="Normal">Notas de vainilla y mantequilla equilibradas con frescura.</text:p>
          </table:table-cell>
        </table:table-row>
        <table:table-row table:style-name="TableRow945">
          <table:table-cell table:style-name="TableCell946">
            <text:p text:style-name="Normal"><text:span text:style-name="Textoennegrita">Rosados</text:span><text:s/>(Garnacha, Pinot Noir)</text:p>
          </table:table-cell>
          <table:table-cell table:style-name="TableCell947">
            <text:p text:style-name="Normal">10–12 °C</text:p>
          </table:table-cell>
          <table:table-cell table:style-name="TableCell948">
            <text:p text:style-name="Normal">Color y fruta en equilibrio, sensación ligera y agradable.</text:p>
          </table:table-cell>
        </table:table-row>
        <table:table-row table:style-name="TableRow949">
          <table:table-cell table:style-name="TableCell950">
            <text:p text:style-name="Normal"><text:span text:style-name="Textoennegrita">Espumosos y Champagne</text:span></text:p>
          </table:table-cell>
          <table:table-cell table:style-name="TableCell951">
            <text:p text:style-name="Normal">6–8 °C</text:p>
          </table:table-cell>
          <table:table-cell table:style-name="TableCell952">
            <text:p text:style-name="Normal">Burbujeo activo, aromas vivos y sensación refrescante.</text:p>
          </table:table-cell>
        </table:table-row>
        <table:table-row table:style-name="TableRow953">
          <table:table-cell table:style-name="TableCell954">
            <text:p text:style-name="Normal"><text:span text:style-name="Textoennegrita">Vinos dulces y generosos</text:span><text:s/>(Pedro Ximénez, Moscatel)</text:p>
          </table:table-cell>
          <table:table-cell table:style-name="TableCell955">
            <text:p text:style-name="Normal">10–14 °C</text:p>
          </table:table-cell>
          <table:table-cell table:style-name="TableCell956">
            <text:p text:style-name="Normal">Aromas concentrados y textura glicérica resaltada.</text:p>
          </table:table-cell>
        </table:table-row>
      </table:table>
      <text:p text:style-name="Normal"/>
      <text:h text:style-name="Título3" text:outline-level="3">Consejos prácticos</text:h>
      <text:list text:style-name="LFO101" text:continue-numbering="true">
        <text:list-item>
          <text:p text:style-name="P957">No meter un tinto en la nevera demasiado frío: perderá expresión aromática.</text:p>
        </text:list-item>
        <text:list-item>
          <text:p text:style-name="P958">Sacar un blanco o rosado de la nevera 10 minutos antes de servir permite que abra sus aromas.</text:p>
        </text:list-item>
        <text:list-item>
          <text:p text:style-name="P959">Los vinos espumosos deben estar bien fríos para que la efervescencia y frescor se mantengan.</text:p>
        </text:list-item>
      </text:list>
      <text:p text:style-name="Normal"><draw:custom-shape svg:x="0in" svg:y="0in" svg:width="45.51042in" svg:height="0.00139in" draw:z-index="0" draw:id="id92" draw:style-name="a92" draw:name="Horizontal Line 195" text:anchor-type="as-char"><svg:title/><svg:desc/><draw:enhanced-geometry draw:type="non-primitive" svg:viewBox="0 0 21600 21600" draw:enhanced-path="M 0 0 L 21600 0 21600 21600 0 21600 Z N"/></draw:custom-shape></text:p>
      <text:h text:style-name="Título2" text:outline-level="2"><text:span text:style-name="T960"><text:s/></text:span><text:span text:style-name="T961"><text:s/>4 – Experiencia sensorial: prueba comparativa</text:span></text:h>
      <text:p text:style-name="NormalWeb"><text:span text:style-name="T962">🎶</text:span><text:s/><text:span text:style-name="Textoennegrita">Música sugerida:</text:span><text:s/><text:span text:style-name="Énfasis">“Cold Little Heart” – Michael Kiwanuka</text:span><text:line-break/><text:span text:style-name="T963">🍷</text:span><text:s/><text:span text:style-name="Textoennegrita">Vino sugerido:</text:span><text:s/>prueba el mismo vino a dos temperaturas distintas (por ejemplo, un Chardonnay joven a 8 °C y a 12 °C).<text:line-break/><text:span text:style-name="T964">🍽</text:span><text:s/><text:span text:style-name="Textoennegrita">Maridaje sugerido:</text:span></text:p>
      <text:list text:style-name="LFO102" text:continue-numbering="true">
        <text:list-item>
          <text:p text:style-name="P965">Queso curado para tintos cálidos.</text:p>
        </text:list-item>
        <text:list-item>
          <text:p text:style-name="P966">Fruta fresca o ceviche para blancos fríos.</text:p>
        </text:list-item>
      </text:list>
      <text:h text:style-name="Título3" text:outline-level="3">Observaciones prácticas:</text:h>
      <text:list text:style-name="LFO103" text:continue-numbering="true">
        <text:list-item>
          <text:p text:style-name="P967"><text:span text:style-name="Textoennegrita">Blanco frío (8 °C):</text:span><text:s/>acidez y frescor predominantes, aromas cítricos claros.</text:p>
        </text:list-item>
        <text:list-item>
          <text:p text:style-name="P968"><text:span text:style-name="Textoennegrita">Blanco templado (12 °C):</text:span><text:s/>fruta más madura, notas florales y sensación más redonda.</text:p>
        </text:list-item>
        <text:list-item>
          <text:p text:style-name="P969"><text:span text:style-name="Textoennegrita">Tinto frío (14 °C):</text:span><text:s/>más afrutado, ligero y accesible.</text:p>
        </text:list-item>
        <text:list-item>
          <text:p text:style-name="P970"><text:span text:style-name="Textoennegrita">Tinto caliente (20 °C):</text:span><text:s/>sensación alcohólica elevada, taninos ásperos, aromas menos definidos.</text:p>
        </text:list-item>
      </text:list>
      <text:soft-page-break/>
      <text:p text:style-name="NormalWeb"><text:span text:style-name="T971">🎯</text:span><text:s/><text:span text:style-name="Énfasis">Este ejercicio demuestra cómo un grado o dos cambia la percepción de un vino.</text:span></text:p>
      <text:p text:style-name="Normal"><draw:custom-shape svg:x="0in" svg:y="0in" svg:width="45.51042in" svg:height="0.00139in" draw:z-index="0" draw:id="id93" draw:style-name="a93" draw:name="Horizontal Line 196" text:anchor-type="as-char"><svg:title/><svg:desc/><draw:enhanced-geometry draw:type="non-primitive" svg:viewBox="0 0 21600 21600" draw:enhanced-path="M 0 0 L 21600 0 21600 21600 0 21600 Z N"/></draw:custom-shape></text:p>
      <text:h text:style-name="Título2" text:outline-level="2"><text:span text:style-name="T972"><text:s/></text:span><text:span text:style-name="T973"><text:s/>5 – Quiz</text:span></text:h>
      <text:list text:style-name="LFO104" text:continue-numbering="true">
        <text:list-item>
          <text:p text:style-name="P974"><text:span text:style-name="Textoennegrita">¿Qué sucede si el vino está demasiado frío?</text:span><text:line-break/>a) Los aromas se intensifican.<text:line-break/>b) Pierde expresión aromática y cuerpo.<text:line-break/>c) Se vuelve más dulce.<text:line-break/><text:span text:style-name="T975">✅</text:span><text:s/><text:span text:style-name="Textoennegrita">Respuesta correcta:</text:span><text:s/>b) Pierde expresión aromática y cuerpo.</text:p>
        </text:list-item>
        <text:list-item>
          <text:p text:style-name="P976"><text:span text:style-name="Textoennegrita">¿Cuál es la temperatura ideal de un espumoso?</text:span><text:line-break/>a) 6–8 °C<text:line-break/>b) 12–14 °C<text:line-break/>c) 16–18 °C<text:line-break/><text:span text:style-name="T977">✅</text:span><text:s/><text:span text:style-name="Textoennegrita">Respuesta correcta:</text:span><text:s/>a) 6–8 °C</text:p>
        </text:list-item>
        <text:list-item>
          <text:p text:style-name="P978"><text:span text:style-name="Textoennegrita">¿A qué temperatura se recomienda servir un tinto con cuerpo?</text:span><text:line-break/>a) 14–16 °C<text:line-break/>b) 16–18 °C<text:line-break/>c) 20–22 °C<text:line-break/><text:span text:style-name="T979">✅</text:span><text:s/><text:span text:style-name="Textoennegrita">Respuesta correcta:</text:span><text:s/>b) 16–18 °C</text:p>
        </text:list-item>
        <text:list-item>
          <text:p text:style-name="P980"><text:span text:style-name="Textoennegrita">¿Qué efecto tiene el calor en un vino tinto?</text:span><text:line-break/>a) Resalta la frescura y acidez.<text:line-break/>b) Se vuelve pesado y alcohólico.<text:line-break/>c) No cambia nada.<text:line-break/><text:span text:style-name="T981">✅</text:span><text:s/><text:span text:style-name="Textoennegrita">Respuesta correcta:</text:span><text:s/>b) Se vuelve pesado y alcohólico.</text:p>
        </text:list-item>
        <text:list-item>
          <text:p text:style-name="P982"><text:span text:style-name="Textoennegrita">¿Por qué la temperatura influye en los aromas?</text:span><text:line-break/>a) Porque modifica la velocidad a la que se liberan los compuestos aromáticos.<text:line-break/>b) Porque cambia el color del vino.<text:line-break/>c) Porque afecta la viscosidad únicamente.<text:line-break/><text:span text:style-name="T983">✅</text:span><text:s/><text:span text:style-name="Textoennegrita">Respuesta correcta:</text:span><text:s/>a) Porque modifica la velocidad a la que se liberan los compuestos aromáticos.</text:p>
        </text:list-item>
      </text:list>
      <text:p text:style-name="Normal"><draw:custom-shape svg:x="0in" svg:y="0in" svg:width="45.51042in" svg:height="0.00139in" draw:z-index="0" draw:id="id94" draw:style-name="a94" draw:name="Horizontal Line 197" text:anchor-type="as-char"><svg:title/><svg:desc/><draw:enhanced-geometry draw:type="non-primitive" svg:viewBox="0 0 21600 21600" draw:enhanced-path="M 0 0 L 21600 0 21600 21600 0 21600 Z N"/></draw:custom-shape></text:p>
      <text:h text:style-name="Título2" text:outline-level="2"><text:span text:style-name="T984"><text:s/></text:span><text:span text:style-name="T985"><text:s/>6 – Cierre</text:span></text:h>
      <text:p text:style-name="NormalWeb"><text:span text:style-name="T986">💬💬</text:span></text:p>
      <text:p text:style-name="NormalWeb">“Un vino fuera de temperatura es como una canción desafinada.”</text:p>
      <text:p text:style-name="NormalWeb">La temperatura no es un detalle menor: es<text:s/><text:span text:style-name="Textoennegrita">el control del escenario donde el vino actúa</text:span>.</text:p>
      <text:list text:style-name="LFO105" text:continue-numbering="true">
        <text:list-item>
          <text:p text:style-name="P987">Sirviendo correctamente, potenciamos<text:s/><text:span text:style-name="Textoennegrita">aromas, sabor y textura</text:span>.</text:p>
        </text:list-item>
        <text:list-item>
          <text:p text:style-name="P988">Sirviendo mal, podemos<text:s/><text:span text:style-name="Textoennegrita">apagar un vino excelente</text:span><text:s/>o hacer que uno mediocre parezca desequilibrado.</text:p>
        </text:list-item>
      </text:list>
      <text:p text:style-name="NormalWeb"><text:span text:style-name="Textoennegrita">Regla de oro de cualquier sommelier:</text:span><text:s/>conoce el vino, mide la temperatura y ajusta el servicio a cada estilo y ocasión.</text:p>
      <text:soft-page-break/>
      <text:p text:style-name="NormalWeb"><text:span text:style-name="T989">🌡</text:span><text:s/><text:span text:style-name="Énfasis">Aprender la temperatura perfecta es aprender a escuchar al vino en su máxima expresión.</text:span></text:p>
      <text:p text:style-name="Normal"/>
      <text:h text:style-name="Título1" text:outline-level="1"><text:span text:style-name="T990">🍷</text:span><text:s/><text:span text:style-name="T991">LECCIÓN 11: LA COPA PERFECTA</text:span></text:h>
      <text:p text:style-name="NormalWeb"><text:span text:style-name="T992">💬</text:span><text:s/>“La copa correcta convierte un buen vino en una experiencia memorable.”</text:p>
      <text:p text:style-name="Normal"><draw:custom-shape svg:x="0in" svg:y="0in" svg:width="45.51042in" svg:height="0.00139in" draw:z-index="0" draw:id="id95" draw:style-name="a95" draw:name="Horizontal Line 201" text:anchor-type="as-char"><svg:title/><svg:desc/><draw:enhanced-geometry draw:type="non-primitive" svg:viewBox="0 0 21600 21600" draw:enhanced-path="M 0 0 L 21600 0 21600 21600 0 21600 Z N"/></draw:custom-shape></text:p>
      <text:h text:style-name="Título2" text:outline-level="2"><text:span text:style-name="T993"><text:s/></text:span><text:span text:style-name="T994"><text:s/>1 – Introducción: La magia de la forma</text:span></text:h>
      <text:p text:style-name="NormalWeb">La<text:s/><text:span text:style-name="Textoennegrita">copa no es solo un recipiente</text:span>: es una extensión del vino, capaz de<text:s/><text:span text:style-name="Textoennegrita">modificar aromas, sabores, temperatura y percepción del momento</text:span>.</text:p>
      <text:list text:style-name="LFO106" text:continue-numbering="true">
        <text:list-item>
          <text:p text:style-name="P995">Una copa adecuada dirige el vino hacia la zona correcta de la lengua, realza sus notas aromáticas y concentra su bouquet.</text:p>
        </text:list-item>
        <text:list-item>
          <text:p text:style-name="P996">El<text:s/><text:span text:style-name="Textoennegrita">volumen y ancho del cáliz</text:span><text:s/>permite que el vino respire o mantenga sus burbujas.</text:p>
        </text:list-item>
        <text:list-item>
          <text:p text:style-name="P997">Incluso la<text:s/><text:span text:style-name="Textoennegrita">altura y grosor del tallo</text:span><text:s/>influye en cómo lo sostienes, evitando calentar el vino con la mano.</text:p>
        </text:list-item>
      </text:list>
      <text:p text:style-name="NormalWeb"><text:span text:style-name="T998">🌟</text:span><text:s/><text:span text:style-name="Énfasis">Elegir la copa correcta es como elegir la varita de un mago: cambia la experiencia por completo.</text:span></text:p>
      <text:p text:style-name="Normal"><draw:custom-shape svg:x="0in" svg:y="0in" svg:width="45.51042in" svg:height="0.00139in" draw:z-index="0" draw:id="id96" draw:style-name="a96" draw:name="Horizontal Line 202" text:anchor-type="as-char"><svg:title/><svg:desc/><draw:enhanced-geometry draw:type="non-primitive" svg:viewBox="0 0 21600 21600" draw:enhanced-path="M 0 0 L 21600 0 21600 21600 0 21600 Z N"/></draw:custom-shape></text:p>
      <text:h text:style-name="Título2" text:outline-level="2"><text:span text:style-name="T999"><text:s/></text:span><text:span text:style-name="T1000"><text:s/>2 – Curiosidad:<text:s/></text:span><text:span text:style-name="T1001">🍷🍷</text:span><text:span text:style-name="T1002"><text:s/>el borde marca el sabor</text:span></text:h>
      <text:p text:style-name="NormalWeb">El<text:s/><text:span text:style-name="Textoennegrita">borde de la copa</text:span><text:s/>determina dónde entra el vino en la boca y qué receptores perciben primero:</text:p>
      <text:list text:style-name="LFO107" text:continue-numbering="true">
        <text:list-item>
          <text:p text:style-name="P1003"><text:span text:style-name="Textoennegrita">Borde ancho:</text:span><text:s/>el vino golpea más lengua, sensación más redonda y estructurada.</text:p>
        </text:list-item>
        <text:list-item>
          <text:p text:style-name="P1004"><text:span text:style-name="Textoennegrita">Borde estrecho:</text:span><text:s/>dirige el vino hacia punta de lengua y paladar medio, resaltando acidez y aromas delicados.</text:p>
        </text:list-item>
      </text:list>
      <text:p text:style-name="NormalWeb">Esto significa que<text:s/><text:span text:style-name="Textoennegrita">un mismo vino puede sentirse distinto</text:span><text:s/>según la copa que uses. Por ejemplo: un Chardonnay joven en copa ancha puede parecer más redondo; en copa estrecha, más fresco y cítrico.</text:p>
      <text:p text:style-name="Normal"><draw:custom-shape svg:x="0in" svg:y="0in" svg:width="45.51042in" svg:height="0.00139in" draw:z-index="0" draw:id="id97" draw:style-name="a97" draw:name="Horizontal Line 203" text:anchor-type="as-char"><svg:title/><svg:desc/><draw:enhanced-geometry draw:type="non-primitive" svg:viewBox="0 0 21600 21600" draw:enhanced-path="M 0 0 L 21600 0 21600 21600 0 21600 Z N"/></draw:custom-shape></text:p>
      <text:h text:style-name="Título2" text:outline-level="2"><text:span text:style-name="T1005"><text:s/></text:span><text:span text:style-name="T1006"><text:s/>3 – Enseñanza práctica: Copas por tipo de vino</text:span></text:h>
      <text:h text:style-name="Título3" text:outline-level="3">1.<text:s/><text:span text:style-name="T1007">Tintos – copa grande tipo Bordeaux</text:span></text:h>
      <text:list text:style-name="LFO108" text:continue-numbering="true">
        <text:list-item>
          <text:p text:style-name="P1008">Amplio cáliz que permite oxigenación.</text:p>
        </text:list-item>
        <text:list-item>
          <text:p text:style-name="P1009">Aromas complejos y taninos expresados plenamente.</text:p>
        </text:list-item>
        <text:list-item>
          <text:p text:style-name="P1010">Borde ligeramente ancho para apreciar fruta y estructura.</text:p>
        </text:list-item>
        <text:list-item>
          <text:p text:style-name="P1011">Temperatura: 16–18 °C (tintura de cuerpo).</text:p>
        </text:list-item>
      </text:list>
      <text:h text:style-name="Título3" text:outline-level="3">2.<text:s/><text:span text:style-name="T1012">Blancos – copa más estrecha</text:span></text:h>
      <text:soft-page-break/>
      <text:list text:style-name="LFO109" text:continue-numbering="true">
        <text:list-item>
          <text:p text:style-name="P1013">Conserva frescor y aromas delicados.</text:p>
        </text:list-item>
        <text:list-item>
          <text:p text:style-name="P1014">Evita que el alcohol domine.</text:p>
        </text:list-item>
        <text:list-item>
          <text:p text:style-name="P1015">Borde más estrecho dirige el vino hacia el centro de la lengua, resaltando acidez y mineralidad.</text:p>
        </text:list-item>
        <text:list-item>
          <text:p text:style-name="P1016">Temperatura: 8–12 °C según estilo.</text:p>
        </text:list-item>
      </text:list>
      <text:h text:style-name="Título3" text:outline-level="3">3.<text:s/><text:span text:style-name="T1017">Rosados – copa universal mediana</text:span></text:h>
      <text:list text:style-name="LFO110" text:continue-numbering="true">
        <text:list-item>
          <text:p text:style-name="P1018">Tamaño intermedio para equilibrar aroma y frescor.</text:p>
        </text:list-item>
        <text:list-item>
          <text:p text:style-name="P1019">Permite apreciar notas frutales y bouquet sin dispersar el vino.</text:p>
        </text:list-item>
        <text:list-item>
          <text:p text:style-name="P1020">Temperatura: 10–12 °C.</text:p>
        </text:list-item>
      </text:list>
      <text:h text:style-name="Título3" text:outline-level="3">4.<text:s/><text:span text:style-name="T1021">Espumosos – flauta o tulipa</text:span></text:h>
      <text:list text:style-name="LFO111" text:continue-numbering="true">
        <text:list-item>
          <text:p text:style-name="P1022">Estrecha y alta para mantener las burbujas y concentrar aromas.</text:p>
        </text:list-item>
        <text:list-item>
          <text:p text:style-name="P1023">Tulipa ligeramente más ancha permite apreciar mejor el bouquet de Champagne o Cava.</text:p>
        </text:list-item>
        <text:list-item>
          <text:p text:style-name="P1024">Temperatura: 6–8 °C.</text:p>
        </text:list-item>
      </text:list>
      <text:h text:style-name="Título3" text:outline-level="3">5.<text:s/><text:span text:style-name="T1025">Vinos dulces – copa pequeña tipo licor</text:span></text:h>
      <text:list text:style-name="LFO112" text:continue-numbering="true">
        <text:list-item>
          <text:p text:style-name="P1026">Reducida para controlar la cantidad y concentrar aromas.</text:p>
        </text:list-item>
        <text:list-item>
          <text:p text:style-name="P1027">Evita que el dulzor domine la percepción.</text:p>
        </text:list-item>
        <text:list-item>
          <text:p text:style-name="P1028">Temperatura: 10–14 °C.</text:p>
        </text:list-item>
      </text:list>
      <text:p text:style-name="NormalWeb"><text:span text:style-name="T1029">💡</text:span><text:s/><text:span text:style-name="Textoennegrita">Tip de sumiller:</text:span><text:s/>nunca uses copas sucias, grasientas o con aromas externos. Incluso una copa perfecta puede arruinar la experiencia si no está limpia.</text:p>
      <text:p text:style-name="Normal"><draw:custom-shape svg:x="0in" svg:y="0in" svg:width="45.51042in" svg:height="0.00139in" draw:z-index="0" draw:id="id98" draw:style-name="a98" draw:name="Horizontal Line 204" text:anchor-type="as-char"><svg:title/><svg:desc/><draw:enhanced-geometry draw:type="non-primitive" svg:viewBox="0 0 21600 21600" draw:enhanced-path="M 0 0 L 21600 0 21600 21600 0 21600 Z N"/></draw:custom-shape></text:p>
      <text:h text:style-name="Título2" text:outline-level="2"><text:span text:style-name="T1030"><text:s/></text:span><text:span text:style-name="T1031"><text:s/>4 – Experiencia sensorial: prueba comparativa</text:span></text:h>
      <text:p text:style-name="NormalWeb"><text:span text:style-name="T1032">🎶</text:span><text:s/><text:span text:style-name="Textoennegrita">Música sugerida:</text:span><text:s/><text:span text:style-name="Énfasis">“Experience – Ludovico Einaudi”</text:span><text:line-break/><text:span text:style-name="T1033">🍷</text:span><text:s/><text:span text:style-name="Textoennegrita">Actividad:</text:span><text:s/>prueba el mismo vino en<text:s/><text:span text:style-name="Textoennegrita">dos copas distintas</text:span><text:s/>(ej. Chardonnay en copa ancha vs. estrecha).</text:p>
      <text:h text:style-name="Título3" text:outline-level="3">Observaciones</text:h>
      <text:list text:style-name="LFO113" text:continue-numbering="true">
        <text:list-item>
          <text:p text:style-name="P1034">Nota diferencias en<text:s/><text:span text:style-name="Textoennegrita">aroma</text:span>: una copa ancha libera más bouquet; la estrecha lo concentra.</text:p>
        </text:list-item>
        <text:list-item>
          <text:p text:style-name="P1035">Evalúa<text:s/><text:span text:style-name="Textoennegrita">sensación en boca</text:span>: más redondo vs. más fresco y ácido.</text:p>
        </text:list-item>
        <text:list-item>
          <text:p text:style-name="P1036">Identifica<text:s/><text:span text:style-name="Textoennegrita">final</text:span><text:s/>y textura: la copa puede suavizar o acentuar taninos y acidez.</text:p>
        </text:list-item>
      </text:list>
      <text:p text:style-name="NormalWeb"><text:span text:style-name="T1037">🍽</text:span><text:s/><text:span text:style-name="Textoennegrita">Maridaje sugerido:</text:span><text:s/>chocolate negro o frutos secos. Esto ayuda a percibir cómo la copa afecta la integración del sabor con la comida.</text:p>
      <text:p text:style-name="NormalWeb"><text:span text:style-name="T1038">🎯</text:span><text:s/><text:span text:style-name="Énfasis">Esta práctica enseña que la copa no es un detalle menor, sino un instrumento de la cata.</text:span></text:p>
      <text:p text:style-name="Normal"><draw:custom-shape svg:x="0in" svg:y="0in" svg:width="45.51042in" svg:height="0.00139in" draw:z-index="0" draw:id="id99" draw:style-name="a99" draw:name="Horizontal Line 205" text:anchor-type="as-char"><svg:title/><svg:desc/><draw:enhanced-geometry draw:type="non-primitive" svg:viewBox="0 0 21600 21600" draw:enhanced-path="M 0 0 L 21600 0 21600 21600 0 21600 Z N"/></draw:custom-shape></text:p>
      <text:h text:style-name="Título2" text:outline-level="2"><text:span text:style-name="T1039"><text:s/></text:span><text:span text:style-name="T1040"><text:s/>5 – Quiz</text:span></text:h>
      <text:soft-page-break/>
      <text:list text:style-name="LFO114" text:continue-numbering="true">
        <text:list-item>
          <text:p text:style-name="P1041"><text:span text:style-name="Textoennegrita">¿Por qué influye la forma de la copa?</text:span><text:line-break/>a) Solo es estética.<text:line-break/>b) Cambia la percepción de aromas y sabores.<text:line-break/>c) No influye si el vino es bueno.<text:line-break/><text:span text:style-name="T1042">✅</text:span><text:s/><text:span text:style-name="Textoennegrita">Respuesta correcta:</text:span><text:s/>b) Cambia la percepción de aromas y sabores.</text:p>
        </text:list-item>
        <text:list-item>
          <text:p text:style-name="P1043"><text:span text:style-name="Textoennegrita">¿Qué tipo de copa se usa para vinos tintos?</text:span><text:line-break/>a) Copa pequeña tipo licor.<text:line-break/>b) Copa grande tipo Bordeaux.<text:line-break/>c) Fajín estrecho tipo flauta.<text:line-break/><text:span text:style-name="T1044">✅</text:span><text:s/><text:span text:style-name="Textoennegrita">Respuesta correcta:</text:span><text:s/>b) Copa grande tipo Bordeaux.</text:p>
        </text:list-item>
        <text:list-item>
          <text:p text:style-name="P1045"><text:span text:style-name="Textoennegrita">¿Por qué los blancos usan copas más estrechas?</text:span><text:line-break/>a) Para enfriarlos más rápido.<text:line-break/>b) Para resaltar acidez y aromas delicados.<text:line-break/>c) Para que parezcan más grandes.<text:line-break/><text:span text:style-name="T1046">✅</text:span><text:s/><text:span text:style-name="Textoennegrita">Respuesta correcta:</text:span><text:s/>b) Para resaltar acidez y aromas delicados.</text:p>
        </text:list-item>
        <text:list-item>
          <text:p text:style-name="P1047"><text:span text:style-name="Textoennegrita">¿Qué tipo de copa mantiene mejor las burbujas?</text:span><text:line-break/>a) Copa de vino tinto.<text:line-break/>b) Fajín ancho tipo Burgundy.<text:line-break/>c) Fajín estrecho tipo flauta o tulipa.<text:line-break/><text:span text:style-name="T1048">✅</text:span><text:s/><text:span text:style-name="Textoennegrita">Respuesta correcta:</text:span><text:s/>c) Fajín estrecho tipo flauta o tulipa.</text:p>
        </text:list-item>
        <text:list-item>
          <text:p text:style-name="P1049"><text:span text:style-name="Textoennegrita">¿Qué efecto tiene un borde ancho o estrecho?</text:span><text:line-break/>a) Cambia el tipo de uva que percibes.<text:line-break/>b) Determina hacia qué zona de la lengua llega el vino y qué sabores se perciben primero.<text:line-break/>c) Solo afecta la cantidad de vino que entra en la boca.<text:line-break/><text:span text:style-name="T1050">✅</text:span><text:s/><text:span text:style-name="Textoennegrita">Respuesta correcta:</text:span><text:s/>b) Determina hacia qué zona de la lengua llega el vino y qué sabores se perciben primero.</text:p>
        </text:list-item>
      </text:list>
      <text:p text:style-name="Normal"><draw:custom-shape svg:x="0in" svg:y="0in" svg:width="45.51042in" svg:height="0.00139in" draw:z-index="0" draw:id="id100" draw:style-name="a100" draw:name="Horizontal Line 206" text:anchor-type="as-char"><svg:title/><svg:desc/><draw:enhanced-geometry draw:type="non-primitive" svg:viewBox="0 0 21600 21600" draw:enhanced-path="M 0 0 L 21600 0 21600 21600 0 21600 Z N"/></draw:custom-shape></text:p>
      <text:h text:style-name="Título2" text:outline-level="2"><text:span text:style-name="T1051"><text:s/></text:span><text:span text:style-name="T1052"><text:s/>6 – Cierre</text:span></text:h>
      <text:p text:style-name="NormalWeb"><text:span text:style-name="T1053">💬💬</text:span></text:p>
      <text:p text:style-name="NormalWeb">“La copa correcta convierte un buen vino en una experiencia memorable.”</text:p>
      <text:list text:style-name="LFO115" text:continue-numbering="true">
        <text:list-item>
          <text:p text:style-name="P1054">Elegir la copa adecuada<text:s/><text:span text:style-name="Textoennegrita">maximiza aromas y sabores</text:span>, controla la temperatura y mejora la percepción del vino.</text:p>
        </text:list-item>
        <text:list-item>
          <text:p text:style-name="P1055">Sirviendo en la copa correcta, incluso un vino sencillo se percibe<text:s/><text:span text:style-name="Textoennegrita">más equilibrado y placentero</text:span>.</text:p>
        </text:list-item>
        <text:list-item>
          <text:p text:style-name="P1056">Los profesionales siempre tienen varias copas a mano y ajustan según<text:s/><text:span text:style-name="Textoennegrita">tipo de vino, ocasión y estilo de servicio</text:span>.</text:p>
        </text:list-item>
      </text:list>
      <text:p text:style-name="NormalWeb"><text:span text:style-name="T1057">🍷</text:span><text:s/><text:span text:style-name="Énfasis">Recuerda: no es solo beber vino, es interactuar con él a través del instrumento perfecto: la copa.</text:span></text:p>
      <text:p text:style-name="Normal"/>
      <text:p text:style-name="Normal"/>
      <text:p text:style-name="P1058"/>
      <text:soft-page-break/>
      <text:h text:style-name="P1059" text:outline-level="1"><text:span text:style-name="T1060">🎭🎭</text:span><text:span text:style-name="T1061"><text:s text:c="2"/></text:span><text:span text:style-name="T1062">MÓDULO 4: CULTURA &amp; EXPERIENCIA DEL VINO</text:span></text:h>
      <text:p text:style-name="P1063"/>
      <text:p text:style-name="P1064"><draw:custom-shape svg:x="0in" svg:y="0in" svg:width="45.51042in" svg:height="0.00139in" draw:z-index="0" draw:id="id101" draw:style-name="a101" draw:name="Horizontal Line 213" text:anchor-type="as-char"><svg:title/><svg:desc/><draw:enhanced-geometry draw:type="non-primitive" svg:viewBox="0 0 21600 21600" draw:enhanced-path="M 0 0 L 21600 0 21600 21600 0 21600 Z N"/></draw:custom-shape></text:p>
      <text:h text:style-name="Título1" text:outline-level="1"><text:span text:style-name="T1065">🎨🎨</text:span><text:s/><text:span text:style-name="T1066">LECCIÓN 12: EL VINO EN LA HISTORIA DEL ARTE</text:span></text:h>
      <text:p text:style-name="NormalWeb"><text:span text:style-name="T1067">💬</text:span><text:s/>“El arte pinta lo que el vino hace sentir.”</text:p>
      <text:p text:style-name="Normal"><draw:custom-shape svg:x="0in" svg:y="0in" svg:width="45.51042in" svg:height="0.00139in" draw:z-index="0" draw:id="id102" draw:style-name="a102" draw:name="Horizontal Line 214" text:anchor-type="as-char"><svg:title/><svg:desc/><draw:enhanced-geometry draw:type="non-primitive" svg:viewBox="0 0 21600 21600" draw:enhanced-path="M 0 0 L 21600 0 21600 21600 0 21600 Z N"/></draw:custom-shape></text:p>
      <text:h text:style-name="Título2" text:outline-level="2"><text:span text:style-name="T1068"><text:s/></text:span><text:span text:style-name="T1069"><text:s/>1 – Introducción: Cultura líquida</text:span></text:h>
      <text:p text:style-name="NormalWeb">El vino no solo se bebe;<text:s/><text:span text:style-name="Textoennegrita">inspira y crea</text:span>. Pintores, escultores, escritores y músicos han capturado su esencia, desde lo cotidiano hasta lo divino.</text:p>
      <text:list text:style-name="LFO116" text:continue-numbering="true">
        <text:list-item>
          <text:p text:style-name="P1070">Más que bebida, el vino es<text:s/><text:span text:style-name="Textoennegrita">símbolo de identidad cultural, unión social y expresión artística</text:span>.</text:p>
        </text:list-item>
        <text:list-item>
          <text:p text:style-name="P1071">Cada época refleja cómo el vino se percibía: sagrado, festivo, refinado o hedonista.</text:p>
        </text:list-item>
        <text:list-item>
          <text:p text:style-name="P1072">Observar la historia del vino en el arte nos ayuda a<text:s/><text:span text:style-name="Textoennegrita">comprender mejor su valor cultural y emocional</text:span>.</text:p>
        </text:list-item>
      </text:list>
      <text:p text:style-name="NormalWeb"><text:span text:style-name="T1073">🌟</text:span><text:s/><text:span text:style-name="Énfasis">El vino es un hilo invisible que une paladar y creatividad.</text:span></text:p>
      <text:p text:style-name="Normal"><draw:custom-shape svg:x="0in" svg:y="0in" svg:width="45.51042in" svg:height="0.00139in" draw:z-index="0" draw:id="id103" draw:style-name="a103" draw:name="Horizontal Line 215" text:anchor-type="as-char"><svg:title/><svg:desc/><draw:enhanced-geometry draw:type="non-primitive" svg:viewBox="0 0 21600 21600" draw:enhanced-path="M 0 0 L 21600 0 21600 21600 0 21600 Z N"/></draw:custom-shape></text:p>
      <text:h text:style-name="Título2" text:outline-level="2"><text:span text:style-name="T1074"><text:s/></text:span><text:span text:style-name="T1075"><text:s/>2 – Curiosidad:<text:s/></text:span><text:span text:style-name="T1076">🍇🍇</text:span><text:span text:style-name="T1077"><text:s/>Dionisio, el primer influencer del vino</text:span></text:h>
      <text:list text:style-name="LFO117" text:continue-numbering="true">
        <text:list-item>
          <text:p text:style-name="P1078">En la<text:s/><text:span text:style-name="Textoennegrita">Antigua Grecia</text:span>, Dionisio era el dios del vino, la fertilidad y la fiesta.</text:p>
        </text:list-item>
        <text:list-item>
          <text:p text:style-name="P1079">Aparece en esculturas, cerámicas y frescos rodeado de copas, uvas, músicos y danzantes.</text:p>
        </text:list-item>
        <text:list-item>
          <text:p text:style-name="P1080">Su imagen<text:s/><text:span text:style-name="Textoennegrita">transmite placer, celebración y la importancia social del vino</text:span>.</text:p>
        </text:list-item>
        <text:list-item>
          <text:p text:style-name="P1081">El arte clásico retrata el vino como<text:s/><text:span text:style-name="Textoennegrita">medio de unión y ritual</text:span>, donde beber era compartir y celebrar.</text:p>
        </text:list-item>
      </text:list>
      <text:p text:style-name="NormalWeb"><text:span text:style-name="T1082">🍷</text:span><text:s/><text:span text:style-name="Énfasis">Dionisio muestra cómo el vino siempre ha sido mucho más que una bebida: es un vehículo de cultura y emoción.</text:span></text:p>
      <text:p text:style-name="Normal"><draw:custom-shape svg:x="0in" svg:y="0in" svg:width="45.51042in" svg:height="0.00139in" draw:z-index="0" draw:id="id104" draw:style-name="a104" draw:name="Horizontal Line 216" text:anchor-type="as-char"><svg:title/><svg:desc/><draw:enhanced-geometry draw:type="non-primitive" svg:viewBox="0 0 21600 21600" draw:enhanced-path="M 0 0 L 21600 0 21600 21600 0 21600 Z N"/></draw:custom-shape></text:p>
      <text:h text:style-name="Título2" text:outline-level="2"><text:span text:style-name="T1083"><text:s/></text:span><text:span text:style-name="T1084"><text:s/>3 – Enseñanza práctica: El vino a través del tiempo</text:span></text:h>
      <text:h text:style-name="Título3" text:outline-level="3"><text:span text:style-name="T1085">1. Arte clásico</text:span></text:h>
      <text:soft-page-break/>
      <text:list text:style-name="LFO118" text:continue-numbering="true">
        <text:list-item>
          <text:p text:style-name="P1086">Pinturas, frescos y esculturas de Grecia y Roma.</text:p>
        </text:list-item>
        <text:list-item>
          <text:p text:style-name="P1087"><text:span text:style-name="Textoennegrita">Símbolos:</text:span><text:s/>copas, uvas, banquetes.</text:p>
        </text:list-item>
        <text:list-item>
          <text:p text:style-name="P1088"><text:span text:style-name="Textoennegrita">Mensaje:</text:span><text:s/>comunidad, festividad, ritual religioso.</text:p>
        </text:list-item>
        <text:list-item>
          <text:p text:style-name="P1089">Ejemplo: frescos de Pompeya mostrando cenas con vino.</text:p>
        </text:list-item>
      </text:list>
      <text:h text:style-name="Título3" text:outline-level="3"><text:span text:style-name="T1090">2. Renacimiento</text:span></text:h>
      <text:list text:style-name="LFO119" text:continue-numbering="true">
        <text:list-item>
          <text:p text:style-name="P1091">Siglos XV–XVI: Italia, España, Francia.</text:p>
        </text:list-item>
        <text:list-item>
          <text:p text:style-name="P1092"><text:span text:style-name="Textoennegrita">El vino como elegancia, nobleza y espiritualidad.</text:span></text:p>
        </text:list-item>
        <text:list-item>
          <text:p text:style-name="P1093">Presente en bodegones, retratos y escenas religiosas (por ejemplo, la Última Cena: vino como sangre de Cristo).</text:p>
        </text:list-item>
        <text:list-item>
          <text:p text:style-name="P1094"><text:span text:style-name="Textoennegrita">Estética:</text:span><text:s/>luz, equilibrio, detalle minucioso; transmite respeto y sofisticación.</text:p>
        </text:list-item>
      </text:list>
      <text:h text:style-name="Título3" text:outline-level="3"><text:span text:style-name="T1095">3. Arte moderno y contemporáneo</text:span></text:h>
      <text:list text:style-name="LFO120" text:continue-numbering="true">
        <text:list-item>
          <text:p text:style-name="P1096">Siglo XIX–XX y actualidad: impresionismo, expresionismo, pop art.</text:p>
        </text:list-item>
        <text:list-item>
          <text:p text:style-name="P1097"><text:span text:style-name="Textoennegrita">El vino como libertad, expresión y hedonismo.</text:span></text:p>
        </text:list-item>
        <text:list-item>
          <text:p text:style-name="P1098">Obras muestran escenas de café, bares, bodegones expresivos o botellas abstractas.</text:p>
        </text:list-item>
        <text:list-item>
          <text:p text:style-name="P1099">Mensaje: disfrutar, experimentar, vivir el momento.</text:p>
        </text:list-item>
      </text:list>
      <text:p text:style-name="NormalWeb"><text:span text:style-name="T1100">🎯</text:span><text:s/><text:span text:style-name="Énfasis">Cada época revela cómo cambian los valores sociales y emocionales del vino.</text:span></text:p>
      <text:p text:style-name="Normal"><draw:custom-shape svg:x="0in" svg:y="0in" svg:width="45.51042in" svg:height="0.00139in" draw:z-index="0" draw:id="id105" draw:style-name="a105" draw:name="Horizontal Line 217" text:anchor-type="as-char"><svg:title/><svg:desc/><draw:enhanced-geometry draw:type="non-primitive" svg:viewBox="0 0 21600 21600" draw:enhanced-path="M 0 0 L 21600 0 21600 21600 0 21600 Z N"/></draw:custom-shape></text:p>
      <text:h text:style-name="Título2" text:outline-level="2"><text:span text:style-name="T1101"><text:s/></text:span><text:span text:style-name="T1102"><text:s/>4 – Experiencia sensorial</text:span></text:h>
      <text:p text:style-name="NormalWeb"><text:span text:style-name="T1103">🎶</text:span><text:s/><text:span text:style-name="Textoennegrita">Música sugerida:</text:span><text:s/><text:span text:style-name="Énfasis">“La Primavera” – Vivaldi</text:span><text:line-break/><text:span text:style-name="T1104">🍷</text:span><text:s/><text:span text:style-name="Textoennegrita">Vino sugerido:</text:span><text:s/>blanco fresco, ligero y aromático (Albariño o Sauvignon Blanc joven).<text:line-break/><text:span text:style-name="T1105">🍽</text:span><text:s/><text:span text:style-name="Textoennegrita">Maridaje:</text:span><text:s/>uvas frescas, quesos suaves, frutos secos delicados.</text:p>
      <text:h text:style-name="Título3" text:outline-level="3">Actividad práctica</text:h>
      <text:list text:style-name="LFO121" text:continue-numbering="true">
        <text:list-item>
          <text:p text:style-name="P1106">Observa un cuadro o ilustración donde aparezca vino.</text:p>
        </text:list-item>
        <text:list-item>
          <text:p text:style-name="P1107">Identifica el mensaje: ¿celebración, nobleza o libertad?</text:p>
        </text:list-item>
        <text:list-item>
          <text:p text:style-name="P1108">Prueba el vino y el maridaje mientras escuchas la música.</text:p>
        </text:list-item>
        <text:list-item>
          <text:p text:style-name="P1109">Reflexiona: ¿Cómo se conecta lo que ves, escuchas y saboreas?</text:p>
        </text:list-item>
      </text:list>
      <text:p text:style-name="NormalWeb"><text:span text:style-name="T1110">🎨</text:span><text:s/><text:span text:style-name="Énfasis">El vino despierta sentidos y emociones, igual que el arte.</text:span></text:p>
      <text:p text:style-name="Normal"><draw:custom-shape svg:x="0in" svg:y="0in" svg:width="45.51042in" svg:height="0.00139in" draw:z-index="0" draw:id="id106" draw:style-name="a106" draw:name="Horizontal Line 218" text:anchor-type="as-char"><svg:title/><svg:desc/><draw:enhanced-geometry draw:type="non-primitive" svg:viewBox="0 0 21600 21600" draw:enhanced-path="M 0 0 L 21600 0 21600 21600 0 21600 Z N"/></draw:custom-shape></text:p>
      <text:h text:style-name="Título2" text:outline-level="2"><text:span text:style-name="T1111"><text:s/></text:span><text:span text:style-name="T1112"><text:s/>5 – Quiz</text:span></text:h>
      <text:list text:style-name="LFO122" text:continue-numbering="true">
        <text:list-item>
          <text:p text:style-name="P1113"><text:span text:style-name="Textoennegrita">¿Qué representaba el vino en el arte clásico?</text:span><text:line-break/>a) Poder y riqueza únicamente.<text:line-break/>b) Celebración, ritual y unión social.<text:line-break/>c) Una bebida medicinal.<text:line-break/><text:span text:style-name="T1114">✅</text:span><text:s/><text:span text:style-name="Textoennegrita">Respuesta correcta:</text:span><text:s/>b) Celebración, ritual y unión social.</text:p>
        </text:list-item>
        <text:list-item>
          <text:p text:style-name="P1115"><text:span text:style-name="Textoennegrita">¿Qué dios griego está asociado al vino?</text:span><text:line-break/>a) Apolo<text:line-break/>b) Dionisio<text:line-break/>c) Zeus<text:line-break/><text:span text:style-name="T1116">✅</text:span><text:s/><text:span text:style-name="Textoennegrita">Respuesta correcta:</text:span><text:s/>b) Dionisio</text:p>
        </text:list-item>
        <text:list-item>
          <text:p text:style-name="P1117"><text:span text:style-name="Textoennegrita">¿Qué simbolizaba el vino en el Renacimiento?</text:span><text:line-break/>a) Libertad y hedonismo.<text:line-break/>b) Elegancia, nobleza y espiritualidad.<text:line-break/>c) Placer informal y cotidiano.<text:line-break/><text:span text:style-name="T1118">✅</text:span><text:s/><text:span text:style-name="Textoennegrita">Respuesta correcta:</text:span><text:s/>b) Elegancia, nobleza y espiritualidad.</text:p>
        </text:list-item>
        <text:list-item>
          <text:p text:style-name="P1119"><text:span text:style-name="Textoennegrita">¿Cómo se interpreta el vino en el arte moderno?</text:span><text:line-break/>a) Como ritual religioso.<text:line-break/>b) Como símbolo de hedonismo, libertad y disfrute.<text:line-break/>c) Como bebida medicinal.<text:line-break/><text:span text:style-name="T1120">✅</text:span><text:s/><text:span text:style-name="Textoennegrita">Respuesta correcta:</text:span><text:s/>b) Como símbolo de hedonismo, libertad y disfrute.</text:p>
        </text:list-item>
        <text:list-item>
          <text:p text:style-name="P1121"><text:span text:style-name="Textoennegrita">¿Qué sentido artístico se relaciona más con el vino?</text:span><text:line-break/>a) La vista, el gusto y el olfato combinados.<text:line-break/>b) Solo la vista.<text:line-break/>c) Solo el oído.<text:line-break/><text:span text:style-name="T1122">✅</text:span><text:s/><text:span text:style-name="Textoennegrita">Respuesta correcta:</text:span><text:s/>a) La vista, el gusto y el olfato combinados.</text:p>
        </text:list-item>
      </text:list>
      <text:p text:style-name="Normal"><draw:custom-shape svg:x="0in" svg:y="0in" svg:width="45.51042in" svg:height="0.00139in" draw:z-index="0" draw:id="id107" draw:style-name="a107" draw:name="Horizontal Line 219" text:anchor-type="as-char"><svg:title/><svg:desc/><draw:enhanced-geometry draw:type="non-primitive" svg:viewBox="0 0 21600 21600" draw:enhanced-path="M 0 0 L 21600 0 21600 21600 0 21600 Z N"/></draw:custom-shape></text:p>
      <text:h text:style-name="Título2" text:outline-level="2"><text:span text:style-name="T1123"><text:s/></text:span><text:span text:style-name="T1124"><text:s/>6 – Cierre</text:span></text:h>
      <text:p text:style-name="NormalWeb"><text:span text:style-name="T1125">💬💬</text:span></text:p>
      <text:p text:style-name="NormalWeb">“El arte pinta lo que el vino hace sentir.”</text:p>
      <text:list text:style-name="LFO123" text:continue-numbering="true">
        <text:list-item>
          <text:p text:style-name="P1126">Observar cómo aparece el vino en la historia del arte<text:s/><text:span text:style-name="Textoennegrita">nos ayuda a comprender su dimensión cultural y emocional</text:span>.</text:p>
        </text:list-item>
        <text:list-item>
          <text:p text:style-name="P1127">El vino es<text:s/><text:span text:style-name="Textoennegrita">inspiración líquida</text:span>: conecta personas, sentidos y creatividad.</text:p>
        </text:list-item>
        <text:list-item>
          <text:p text:style-name="P1128">Disfrutar un vino con conciencia histórica y sensorial es<text:s/><text:span text:style-name="Textoennegrita">aprender a beber cultura</text:span>.</text:p>
        </text:list-item>
      </text:list>
      <text:p text:style-name="Normal"/>
      <text:p text:style-name="Normal"/>
      <text:p text:style-name="Normal"/>
      <text:p text:style-name="Normal"/>
      <text:p text:style-name="Normal"/>
      <text:p text:style-name="P1129"/>
      <text:soft-page-break/>
      <text:p text:style-name="P1130"><draw:custom-shape svg:x="0in" svg:y="0in" svg:width="45.51042in" svg:height="0.00139in" draw:z-index="0" draw:id="id108" draw:style-name="a108" draw:name="Horizontal Line 227" text:anchor-type="as-char"><svg:title/><svg:desc/><draw:enhanced-geometry draw:type="non-primitive" svg:viewBox="0 0 21600 21600" draw:enhanced-path="M 0 0 L 21600 0 21600 21600 0 21600 Z N"/></draw:custom-shape></text:p>
      <text:h text:style-name="Título1" text:outline-level="1"><text:span text:style-name="T1131">🍽🍽</text:span><text:s/><text:span text:style-name="T1132">LECCIÓN 13: MARIDAJES QUE ENAMORAN</text:span></text:h>
      <text:p text:style-name="NormalWeb"><text:span text:style-name="T1133">💬</text:span><text:s/>“Un buen maridaje no se explica… se saborea.”</text:p>
      <text:p text:style-name="Normal"><draw:custom-shape svg:x="0in" svg:y="0in" svg:width="45.51042in" svg:height="0.00139in" draw:z-index="0" draw:id="id109" draw:style-name="a109" draw:name="Horizontal Line 228" text:anchor-type="as-char"><svg:title/><svg:desc/><draw:enhanced-geometry draw:type="non-primitive" svg:viewBox="0 0 21600 21600" draw:enhanced-path="M 0 0 L 21600 0 21600 21600 0 21600 Z N"/></draw:custom-shape></text:p>
      <text:h text:style-name="Título2" text:outline-level="2"><text:span text:style-name="T1134"><text:s/></text:span><text:span text:style-name="T1135"><text:s/>1 – Introducción: El dúo perfecto</text:span></text:h>
      <text:p text:style-name="NormalWeb">El<text:s/><text:span text:style-name="Textoennegrita">maridaje</text:span><text:s/>es el arte de combinar un vino con un alimento de manera que<text:s/><text:span text:style-name="Textoennegrita">ambos se realcen</text:span>, como un dúo musical donde cada instrumento brilla sin opacar al otro.</text:p>
      <text:list text:style-name="LFO124" text:continue-numbering="true">
        <text:list-item>
          <text:p text:style-name="P1136">El vino y la comida se influyen mutuamente: la acidez, taninos, dulzor o cuerpo del vino interactúan con la grasa, sal y textura de los alimentos.</text:p>
        </text:list-item>
        <text:list-item>
          <text:p text:style-name="P1137">Un maridaje equilibrado<text:s/><text:span text:style-name="Textoennegrita">potencia sabores</text:span>, suaviza elementos fuertes y hace que la experiencia gastronómica sea memorable.</text:p>
        </text:list-item>
      </text:list>
      <text:p text:style-name="NormalWeb"><text:span text:style-name="T1138">🌟</text:span><text:s/><text:span text:style-name="Énfasis">Maridar bien no es una regla rígida: es entender cómo cada sabor interactúa y se armoniza.</text:span></text:p>
      <text:p text:style-name="Normal"><draw:custom-shape svg:x="0in" svg:y="0in" svg:width="45.51042in" svg:height="0.00139in" draw:z-index="0" draw:id="id110" draw:style-name="a110" draw:name="Horizontal Line 229" text:anchor-type="as-char"><svg:title/><svg:desc/><draw:enhanced-geometry draw:type="non-primitive" svg:viewBox="0 0 21600 21600" draw:enhanced-path="M 0 0 L 21600 0 21600 21600 0 21600 Z N"/></draw:custom-shape></text:p>
      <text:h text:style-name="Título2" text:outline-level="2"><text:span text:style-name="T1139"><text:s/></text:span><text:span text:style-name="T1140"><text:s/>2 – Curiosidad:<text:s/></text:span><text:span text:style-name="T1141">🍷🍷</text:span><text:span text:style-name="T1142"><text:s/>Historia del maridaje</text:span></text:h>
      <text:list text:style-name="LFO125" text:continue-numbering="true">
        <text:list-item>
          <text:p text:style-name="P1143">El<text:s/><text:span text:style-name="Textoennegrita">primer maridaje registrado</text:span><text:s/>data de hace más de 2.000 años: vino con queso.</text:p>
        </text:list-item>
        <text:list-item>
          <text:p text:style-name="P1144">En culturas mediterráneas, vino y pan o vino y carne eran combinaciones naturales, nacidas de la<text:s/><text:span text:style-name="Textoennegrita">disponibilidad y armonía de sabores</text:span>.</text:p>
        </text:list-item>
        <text:list-item>
          <text:p text:style-name="P1145">Esto demuestra que el maridaje<text:s/><text:span text:style-name="Textoennegrita">no es una moda moderna</text:span>, sino una herencia cultural y sensorial.</text:p>
        </text:list-item>
      </text:list>
      <text:p text:style-name="NormalWeb"><text:span text:style-name="T1146">🍇</text:span><text:s/><text:span text:style-name="Énfasis">El vino ha acompañado la historia del hombre, convirtiéndose en un compañero de comida, celebración y arte.</text:span></text:p>
      <text:p text:style-name="Normal"><draw:custom-shape svg:x="0in" svg:y="0in" svg:width="45.51042in" svg:height="0.00139in" draw:z-index="0" draw:id="id111" draw:style-name="a111" draw:name="Horizontal Line 230" text:anchor-type="as-char"><svg:title/><svg:desc/><draw:enhanced-geometry draw:type="non-primitive" svg:viewBox="0 0 21600 21600" draw:enhanced-path="M 0 0 L 21600 0 21600 21600 0 21600 Z N"/></draw:custom-shape></text:p>
      <text:h text:style-name="Título2" text:outline-level="2"><text:span text:style-name="T1147"><text:s/></text:span><text:span text:style-name="T1148"><text:s/>3 – Enseñanza práctica: Reglas básicas para acertar</text:span></text:h>
      <text:h text:style-name="Título3" text:outline-level="3"><text:span text:style-name="T1149">1. Blancos</text:span></text:h>
      <text:list text:style-name="LFO126" text:continue-numbering="true">
        <text:list-item>
          <text:p text:style-name="P1150">Aromas frescos y acidez ligera combinan perfectamente con<text:s/><text:span text:style-name="Textoennegrita">pescado, sushi, mariscos y ensaladas</text:span>.</text:p>
        </text:list-item>
        <text:list-item>
          <text:p text:style-name="P1151">Ejemplo: Albariño con ceviche o Chardonnay con pescado al horno.</text:p>
        </text:list-item>
      </text:list>
      <text:h text:style-name="Título3" text:outline-level="3"><text:span text:style-name="T1152">2. Tintos</text:span></text:h>
      <text:list text:style-name="LFO127" text:continue-numbering="true">
        <text:list-item>
          <text:p text:style-name="P1153">Vinos con cuerpo y taninos maridan bien con<text:s/><text:span text:style-name="Textoennegrita">carnes rojas, guisos, estofados o quesos curados</text:span>.</text:p>
        </text:list-item>
        <text:list-item>
          <text:p text:style-name="P1154">Ejemplo: Cabernet Sauvignon con entrecot o Tempranillo con queso manchego.</text:p>
        </text:list-item>
      </text:list>
      <text:soft-page-break/>
      <text:h text:style-name="Título3" text:outline-level="3"><text:span text:style-name="T1155">3. Rosados</text:span></text:h>
      <text:list text:style-name="LFO128" text:continue-numbering="true">
        <text:list-item>
          <text:p text:style-name="P1156">Versátiles y frescos, ideales para<text:s/><text:span text:style-name="Textoennegrita">pastas, ensaladas mediterráneas o platos ligeros</text:span>.</text:p>
        </text:list-item>
        <text:list-item>
          <text:p text:style-name="P1157">Ejemplo: Garnacha Rosado con pasta al pesto o ensalada de quinoa.</text:p>
        </text:list-item>
      </text:list>
      <text:h text:style-name="Título3" text:outline-level="3"><text:span text:style-name="T1158">4. Espumosos</text:span></text:h>
      <text:list text:style-name="LFO129" text:continue-numbering="true">
        <text:list-item>
          <text:p text:style-name="P1159">Burbujeantes y refrescantes, acompañan<text:s/><text:span text:style-name="Textoennegrita">aperitivos, mariscos o postres ligeros</text:span>.</text:p>
        </text:list-item>
        <text:list-item>
          <text:p text:style-name="P1160">Ejemplo: Cava Brut con ostras o Prosecco con fresas.</text:p>
        </text:list-item>
      </text:list>
      <text:h text:style-name="Título3" text:outline-level="3"><text:span text:style-name="T1161">Consejos prácticos</text:span></text:h>
      <text:list text:style-name="LFO130" text:continue-numbering="true">
        <text:list-item>
          <text:p text:style-name="P1162"><text:span text:style-name="Textoennegrita">Contraste vs. armonía:</text:span><text:s/>un vino ácido corta la grasa, un vino dulce suaviza lo picante.</text:p>
        </text:list-item>
        <text:list-item>
          <text:p text:style-name="P1163"><text:span text:style-name="Textoennegrita">Equilibrio:</text:span><text:s/>evita que un vino muy potente opaque un plato delicado.</text:p>
        </text:list-item>
        <text:list-item>
          <text:p text:style-name="P1164"><text:span text:style-name="Textoennegrita">Textura y temperatura:</text:span><text:s/>la densidad de la comida y la temperatura del vino afectan la percepción final.</text:p>
        </text:list-item>
      </text:list>
      <text:p text:style-name="NormalWeb"><text:span text:style-name="T1165">🎯</text:span><text:s/><text:span text:style-name="Énfasis">El maridaje no es solo ciencia, también es sensibilidad y experimentación.</text:span></text:p>
      <text:p text:style-name="Normal"><draw:custom-shape svg:x="0in" svg:y="0in" svg:width="45.51042in" svg:height="0.00139in" draw:z-index="0" draw:id="id112" draw:style-name="a112" draw:name="Horizontal Line 231" text:anchor-type="as-char"><svg:title/><svg:desc/><draw:enhanced-geometry draw:type="non-primitive" svg:viewBox="0 0 21600 21600" draw:enhanced-path="M 0 0 L 21600 0 21600 21600 0 21600 Z N"/></draw:custom-shape></text:p>
      <text:h text:style-name="Título2" text:outline-level="2"><text:span text:style-name="T1166"><text:s/></text:span><text:span text:style-name="T1167"><text:s/>4 – Experiencia sensorial: prueba práctica</text:span></text:h>
      <text:p text:style-name="NormalWeb"><text:span text:style-name="T1168">🎶</text:span><text:s/><text:span text:style-name="Textoennegrita">Música sugerida:</text:span><text:s/><text:span text:style-name="Énfasis">“Come Away With Me” – Norah Jones</text:span><text:line-break/><text:span text:style-name="T1169">🍷</text:span><text:s/><text:span text:style-name="Textoennegrita">Reto:</text:span><text:s/>elige tu vino favorito y combínalo con<text:s/><text:span text:style-name="Textoennegrita">3 alimentos distintos</text:span>.</text:p>
      <text:h text:style-name="Título3" text:outline-level="3">Observaciones</text:h>
      <text:list text:style-name="LFO131" text:continue-numbering="true">
        <text:list-item>
          <text:p text:style-name="P1170">Evalúa cómo cambia el sabor del vino con cada alimento.</text:p>
        </text:list-item>
        <text:list-item>
          <text:p text:style-name="P1171">Detecta si el plato resalta o enmascara los aromas del vino.</text:p>
        </text:list-item>
        <text:list-item>
          <text:p text:style-name="P1172">Toma nota de<text:s/><text:span text:style-name="Textoennegrita">lo que funciona mejor</text:span><text:s/>y por qué: acidez, dulzor, taninos o textura.</text:p>
        </text:list-item>
      </text:list>
      <text:p text:style-name="NormalWeb"><text:span text:style-name="T1173">🍽</text:span><text:s/><text:span text:style-name="Textoennegrita">Ejemplo de prueba:</text:span></text:p>
      <text:list text:style-name="LFO132" text:continue-numbering="true">
        <text:list-item>
          <text:p text:style-name="P1174">Chardonnay joven con sushi: fresco y armonioso.</text:p>
        </text:list-item>
        <text:list-item>
          <text:p text:style-name="P1175">Cabernet Sauvignon con chocolate negro: intenso, a veces pesado.</text:p>
        </text:list-item>
        <text:list-item>
          <text:p text:style-name="P1176">Garnacha rosada con ensalada mediterránea: equilibrado y alegre.</text:p>
        </text:list-item>
      </text:list>
      <text:p text:style-name="NormalWeb"><text:span text:style-name="T1177">🌟</text:span><text:s/><text:span text:style-name="Énfasis">Esta práctica enseña que experimentar es la mejor manera de aprender maridajes.</text:span></text:p>
      <text:p text:style-name="Normal"><draw:custom-shape svg:x="0in" svg:y="0in" svg:width="45.51042in" svg:height="0.00139in" draw:z-index="0" draw:id="id113" draw:style-name="a113" draw:name="Horizontal Line 232" text:anchor-type="as-char"><svg:title/><svg:desc/><draw:enhanced-geometry draw:type="non-primitive" svg:viewBox="0 0 21600 21600" draw:enhanced-path="M 0 0 L 21600 0 21600 21600 0 21600 Z N"/></draw:custom-shape></text:p>
      <text:h text:style-name="Título2" text:outline-level="2"><text:span text:style-name="T1178"><text:s/></text:span><text:span text:style-name="T1179"><text:s/>5 – Quiz</text:span></text:h>
      <text:list text:style-name="LFO133" text:continue-numbering="true">
        <text:list-item>
          <text:p text:style-name="P1180"><text:span text:style-name="Textoennegrita">¿Cuál es el maridaje más antiguo del que se tiene registro?</text:span><text:line-break/>a) Vino y pescado<text:line-break/>b) Vino y queso<text:line-break/><text:soft-page-break/>c) Vino y pan<text:line-break/><text:span text:style-name="T1181">✅</text:span><text:s/><text:span text:style-name="Textoennegrita">Respuesta correcta:</text:span><text:s/>b) Vino y queso</text:p>
        </text:list-item>
        <text:list-item>
          <text:p text:style-name="P1182"><text:span text:style-name="Textoennegrita">¿Qué tipo de vino va mejor con pescado?</text:span><text:line-break/>a) Vino blanco<text:line-break/>b) Vino tinto con cuerpo<text:line-break/>c) Vino dulce intenso<text:line-break/><text:span text:style-name="T1183">✅</text:span><text:s/><text:span text:style-name="Textoennegrita">Respuesta correcta:</text:span><text:s/>a) Vino blanco</text:p>
        </text:list-item>
        <text:list-item>
          <text:p text:style-name="P1184"><text:span text:style-name="Textoennegrita">¿Qué marida con quesos curados?</text:span><text:line-break/>a) Rosados suaves<text:line-break/>b) Tintos con cuerpo<text:line-break/>c) Espumosos dulces<text:line-break/><text:span text:style-name="T1185">✅</text:span><text:s/><text:span text:style-name="Textoennegrita">Respuesta correcta:</text:span><text:s/>b) Tintos con cuerpo</text:p>
        </text:list-item>
        <text:list-item>
          <text:p text:style-name="P1186"><text:span text:style-name="Textoennegrita">¿Qué marida bien con rosado?</text:span><text:line-break/>a) Platos ligeros y pasta mediterránea<text:line-break/>b) Carnes rojas a la parrilla<text:line-break/>c) Chocolate intenso<text:line-break/><text:span text:style-name="T1187">✅</text:span><text:s/><text:span text:style-name="Textoennegrita">Respuesta correcta:</text:span><text:s/>a) Platos ligeros y pasta mediterránea</text:p>
        </text:list-item>
        <text:list-item>
          <text:p text:style-name="P1188"><text:span text:style-name="Textoennegrita">¿Por qué es importante el equilibrio en un maridaje?</text:span><text:line-break/>a) Para que el vino sea más caro<text:line-break/>b) Para que ambos, comida y vino, se realcen sin opacarse<text:line-break/>c) Para que la comida sea más ligera<text:line-break/><text:span text:style-name="T1189">✅</text:span><text:s/><text:span text:style-name="Textoennegrita">Respuesta correcta:</text:span><text:s/>b) Para que ambos, comida y vino, se realcen sin opacarse</text:p>
        </text:list-item>
      </text:list>
      <text:p text:style-name="Normal"><draw:custom-shape svg:x="0in" svg:y="0in" svg:width="45.51042in" svg:height="0.00139in" draw:z-index="0" draw:id="id114" draw:style-name="a114" draw:name="Horizontal Line 233" text:anchor-type="as-char"><svg:title/><svg:desc/><draw:enhanced-geometry draw:type="non-primitive" svg:viewBox="0 0 21600 21600" draw:enhanced-path="M 0 0 L 21600 0 21600 21600 0 21600 Z N"/></draw:custom-shape></text:p>
      <text:h text:style-name="Título2" text:outline-level="2"><text:span text:style-name="T1190"><text:s/></text:span><text:span text:style-name="T1191"><text:s/>6 – Cierre</text:span></text:h>
      <text:p text:style-name="NormalWeb"><text:span text:style-name="T1192">💬💬</text:span></text:p>
      <text:p text:style-name="NormalWeb">“Un buen maridaje no se explica… se saborea.”</text:p>
      <text:list text:style-name="LFO134" text:continue-numbering="true">
        <text:list-item>
          <text:p text:style-name="P1193">Maridar es<text:s/><text:span text:style-name="Textoennegrita">jugar con sabores, texturas y aromas</text:span><text:s/>para crear armonía.</text:p>
        </text:list-item>
        <text:list-item>
          <text:p text:style-name="P1194">Cada combinación ofrece una<text:s/><text:span text:style-name="Textoennegrita">experiencia única y personal</text:span>, donde el vino y la comida se realzan mutuamente.</text:p>
        </text:list-item>
        <text:list-item>
          <text:p text:style-name="P1195">La práctica constante, la curiosidad y la sensibilidad son clave para dominar el arte del maridaje.</text:p>
        </text:list-item>
      </text:list>
      <text:p text:style-name="Normal"/>
      <text:p text:style-name="P1196"/>
      <text:soft-page-break/>
      <text:p text:style-name="P1197"><draw:custom-shape svg:x="0in" svg:y="0in" svg:width="45.51042in" svg:height="0.00139in" draw:z-index="0" draw:id="id115" draw:style-name="a115" draw:name="Horizontal Line 241" text:anchor-type="as-char"><svg:title/><svg:desc/><draw:enhanced-geometry draw:type="non-primitive" svg:viewBox="0 0 21600 21600" draw:enhanced-path="M 0 0 L 21600 0 21600 21600 0 21600 Z N"/></draw:custom-shape></text:p>
      <text:h text:style-name="Título1" text:outline-level="1"><text:span text:style-name="T1198">🎶🎶</text:span><text:s/><text:span text:style-name="T1199">LECCIÓN 14: VINOS &amp; MÚSICA – LA ARMONÍA PERFECTA</text:span></text:h>
      <text:p text:style-name="NormalWeb"><text:span text:style-name="T1200">💬</text:span><text:s/>“El vino entra por la boca… pero la música lo hace bailar.”</text:p>
      <text:p text:style-name="Normal"><draw:custom-shape svg:x="0in" svg:y="0in" svg:width="45.51042in" svg:height="0.00139in" draw:z-index="0" draw:id="id116" draw:style-name="a116" draw:name="Horizontal Line 242" text:anchor-type="as-char"><svg:title/><svg:desc/><draw:enhanced-geometry draw:type="non-primitive" svg:viewBox="0 0 21600 21600" draw:enhanced-path="M 0 0 L 21600 0 21600 21600 0 21600 Z N"/></draw:custom-shape></text:p>
      <text:h text:style-name="Título2" text:outline-level="2"><text:span text:style-name="T1201"><text:s/></text:span><text:span text:style-name="T1202"><text:s/>1 – Introducción: La música transforma la experiencia</text:span></text:h>
      <text:p text:style-name="NormalWeb">La forma en que<text:s/><text:span text:style-name="Textoennegrita">percibimos un vino</text:span><text:s/>no depende solo de su aroma o sabor: la<text:s/><text:span text:style-name="Textoennegrita">música puede alterar su percepción</text:span>, afectando cómo valoramos cuerpo, acidez y dulzor.</text:p>
      <text:list text:style-name="LFO135" text:continue-numbering="true">
        <text:list-item>
          <text:p text:style-name="P1203">Estudios científicos muestran que<text:s/><text:span text:style-name="Textoennegrita">los estímulos auditivos influyen en los sentidos del gusto y olfato</text:span>.</text:p>
        </text:list-item>
        <text:list-item>
          <text:p text:style-name="P1204">Una misma copa de vino puede sentirse más elegante, más intensa o más ligera según el género musical que se escucha.</text:p>
        </text:list-item>
        <text:list-item>
          <text:p text:style-name="P1205">Por eso, combinar vino y música es una forma de<text:s/><text:span text:style-name="Textoennegrita">crear experiencias multisensoriales memorables</text:span>.</text:p>
        </text:list-item>
      </text:list>
      <text:p text:style-name="NormalWeb"><text:span text:style-name="T1206">🌟</text:span><text:s/><text:span text:style-name="Énfasis">Vino y música no solo se disfrutan, se sienten juntos.</text:span></text:p>
      <text:p text:style-name="Normal"><draw:custom-shape svg:x="0in" svg:y="0in" svg:width="45.51042in" svg:height="0.00139in" draw:z-index="0" draw:id="id117" draw:style-name="a117" draw:name="Horizontal Line 243" text:anchor-type="as-char"><svg:title/><svg:desc/><draw:enhanced-geometry draw:type="non-primitive" svg:viewBox="0 0 21600 21600" draw:enhanced-path="M 0 0 L 21600 0 21600 21600 0 21600 Z N"/></draw:custom-shape></text:p>
      <text:h text:style-name="Título2" text:outline-level="2"><text:span text:style-name="T1207"><text:s/></text:span><text:span text:style-name="T1208"><text:s/>2 – Curiosidad:<text:s/></text:span><text:span text:style-name="T1209">🔊🔊</text:span><text:span text:style-name="T1210"><text:s/>ciencia y percepción</text:span></text:h>
      <text:list text:style-name="LFO136" text:continue-numbering="true">
        <text:list-item>
          <text:p text:style-name="P1211">Experimento: participantes cataban vinos mientras escuchaban<text:s/><text:span text:style-name="Textoennegrita">música clásica, rock o silencio</text:span>.</text:p>
        </text:list-item>
        <text:list-item>
          <text:p text:style-name="P1212">Resultado: la música clásica<text:s/><text:span text:style-name="Textoennegrita">resaltaba notas elegantes y complejas</text:span>, mientras que música intensa o rápida podía hacer que los vinos parecieran más agresivos o frutales.</text:p>
        </text:list-item>
        <text:list-item>
          <text:p text:style-name="P1213">Conclusión: la<text:s/><text:span text:style-name="Textoennegrita">armonía musical</text:span><text:s/>influye directamente en cómo percibimos aroma, sabor y textura del vino.</text:p>
        </text:list-item>
      </text:list>
      <text:p text:style-name="NormalWeb"><text:span text:style-name="T1214">🎵</text:span><text:s/><text:span text:style-name="Énfasis">El cerebro integra estímulos sensoriales: el oído modifica la experiencia gustativa.</text:span></text:p>
      <text:p text:style-name="Normal"><draw:custom-shape svg:x="0in" svg:y="0in" svg:width="45.51042in" svg:height="0.00139in" draw:z-index="0" draw:id="id118" draw:style-name="a118" draw:name="Horizontal Line 244" text:anchor-type="as-char"><svg:title/><svg:desc/><draw:enhanced-geometry draw:type="non-primitive" svg:viewBox="0 0 21600 21600" draw:enhanced-path="M 0 0 L 21600 0 21600 21600 0 21600 Z N"/></draw:custom-shape></text:p>
      <text:h text:style-name="Título2" text:outline-level="2"><text:span text:style-name="T1215"><text:s/></text:span><text:span text:style-name="T1216"><text:s/>3 – Enseñanza práctica: Guía de armonías</text:span></text:h>
      <text:h text:style-name="Título3" text:outline-level="3"><text:span text:style-name="T1217">1. Jazz suave</text:span></text:h>
      <text:list text:style-name="LFO137" text:continue-numbering="true">
        <text:list-item>
          <text:p text:style-name="P1218">Vinos sugeridos: Chardonnay, Pinot Noir.</text:p>
        </text:list-item>
        <text:list-item>
          <text:p text:style-name="P1219">Por qué: notas complejas y elegantes que combinan con melodías suaves y sofisticadas.</text:p>
        </text:list-item>
      </text:list>
      <text:h text:style-name="Título3" text:outline-level="3"><text:span text:style-name="T1220">2. Blues</text:span></text:h>
      <text:soft-page-break/>
      <text:list text:style-name="LFO138" text:continue-numbering="true">
        <text:list-item>
          <text:p text:style-name="P1221">Vinos sugeridos: Merlot.</text:p>
        </text:list-item>
        <text:list-item>
          <text:p text:style-name="P1222">Por qué: cuerpo medio y sabor aterciopelado, que acompaña la intensidad emocional del blues.</text:p>
        </text:list-item>
      </text:list>
      <text:h text:style-name="Título3" text:outline-level="3"><text:span text:style-name="T1223">3. Rock clásico</text:span></text:h>
      <text:list text:style-name="LFO139" text:continue-numbering="true">
        <text:list-item>
          <text:p text:style-name="P1224">Vinos sugeridos: Rioja, Malbec.</text:p>
        </text:list-item>
        <text:list-item>
          <text:p text:style-name="P1225">Por qué: sabores potentes y robustos que coinciden con la energía y la fuerza de la música.</text:p>
        </text:list-item>
      </text:list>
      <text:h text:style-name="Título3" text:outline-level="3"><text:span text:style-name="T1226">4. Pop alegre</text:span></text:h>
      <text:list text:style-name="LFO140" text:continue-numbering="true">
        <text:list-item>
          <text:p text:style-name="P1227">Vinos sugeridos: Rosados frescos.</text:p>
        </text:list-item>
        <text:list-item>
          <text:p text:style-name="P1228">Por qué: notas ligeras y afrutadas, ideales para acompañar música vibrante y optimista.</text:p>
        </text:list-item>
      </text:list>
      <text:h text:style-name="Título3" text:outline-level="3"><text:span text:style-name="T1229">5. Música electrónica</text:span></text:h>
      <text:list text:style-name="LFO141" text:continue-numbering="true">
        <text:list-item>
          <text:p text:style-name="P1230">Vinos sugeridos: Espumosos (Cava, Champagne, Prosecco).</text:p>
        </text:list-item>
        <text:list-item>
          <text:p text:style-name="P1231">Por qué: ritmo y burbujas se complementan, creando sensaciones dinámicas y festivas.</text:p>
        </text:list-item>
      </text:list>
      <text:p text:style-name="NormalWeb"><text:span text:style-name="T1232">💡</text:span><text:s/><text:span text:style-name="Textoennegrita">Tip de sumiller:</text:span><text:s/>La música no solo realza el sabor, también influye en<text:s/><text:span text:style-name="Textoennegrita">ritmo de consumo y temperatura percibida</text:span><text:s/>del vino.</text:p>
      <text:p text:style-name="Normal"><draw:custom-shape svg:x="0in" svg:y="0in" svg:width="45.51042in" svg:height="0.00139in" draw:z-index="0" draw:id="id119" draw:style-name="a119" draw:name="Horizontal Line 245" text:anchor-type="as-char"><svg:title/><svg:desc/><draw:enhanced-geometry draw:type="non-primitive" svg:viewBox="0 0 21600 21600" draw:enhanced-path="M 0 0 L 21600 0 21600 21600 0 21600 Z N"/></draw:custom-shape></text:p>
      <text:h text:style-name="Título2" text:outline-level="2"><text:span text:style-name="T1233"><text:s/></text:span><text:span text:style-name="T1234"><text:s/>4 – Experiencia sensorial: prueba práctica</text:span></text:h>
      <text:p text:style-name="NormalWeb"><text:span text:style-name="T1235">🎶</text:span><text:s/><text:span text:style-name="Textoennegrita">Playlist sugerida:</text:span><text:s/><text:span text:style-name="Énfasis">“Wine &amp; Chill Sessions”</text:span><text:line-break/><text:span text:style-name="T1236">🍷</text:span><text:s/><text:span text:style-name="Textoennegrita">Actividad:</text:span><text:s/>elige un vino (por ejemplo, un Pinot Noir) y pruébalo con dos géneros musicales distintos: jazz y rock.</text:p>
      <text:h text:style-name="Título3" text:outline-level="3">Observaciones</text:h>
      <text:list text:style-name="LFO142" text:continue-numbering="true">
        <text:list-item>
          <text:p text:style-name="P1237">Evalúa cómo cambian<text:s/><text:span text:style-name="Textoennegrita">aroma, cuerpo y sensación en boca</text:span>.</text:p>
        </text:list-item>
        <text:list-item>
          <text:p text:style-name="P1238">Identifica cuál música hace que el vino parezca más<text:s/><text:span text:style-name="Textoennegrita">elegante, intenso o frutal</text:span>.</text:p>
        </text:list-item>
        <text:list-item>
          <text:p text:style-name="P1239">Reflexiona sobre la experiencia: música y vino juntos crean una<text:s/><text:span text:style-name="Textoennegrita">historia sensorial más rica</text:span>.</text:p>
        </text:list-item>
      </text:list>
      <text:p text:style-name="NormalWeb"><text:span text:style-name="T1240">🍽</text:span><text:s/><text:span text:style-name="Textoennegrita">Maridaje opcional:</text:span><text:s/>frutos secos o quesos suaves para no interferir con la percepción de los aromas y texturas.</text:p>
      <text:p text:style-name="NormalWeb"><text:span text:style-name="T1241">🎯</text:span><text:s/><text:span text:style-name="Énfasis">Este ejercicio enseña que disfrutar de un vino es también un acto de conciencia sensorial, donde todos los sentidos participan.</text:span></text:p>
      <text:p text:style-name="Normal"><draw:custom-shape svg:x="0in" svg:y="0in" svg:width="45.51042in" svg:height="0.00139in" draw:z-index="0" draw:id="id120" draw:style-name="a120" draw:name="Horizontal Line 246" text:anchor-type="as-char"><svg:title/><svg:desc/><draw:enhanced-geometry draw:type="non-primitive" svg:viewBox="0 0 21600 21600" draw:enhanced-path="M 0 0 L 21600 0 21600 21600 0 21600 Z N"/></draw:custom-shape></text:p>
      <text:h text:style-name="Título2" text:outline-level="2"><text:span text:style-name="T1242"><text:s/></text:span><text:span text:style-name="T1243"><text:s/>5 – Quiz</text:span></text:h>
      <text:list text:style-name="LFO143" text:continue-numbering="true">
        <text:list-item>
          <text:p text:style-name="P1244"><text:span text:style-name="Textoennegrita">¿La música afecta la percepción del vino?</text:span><text:line-break/>a) No, solo importa el vino.<text:line-break/><text:soft-page-break/>b) Sí, puede modificar cómo percibimos aromas y sabores.<text:line-break/>c) Solo afecta a vinos espumosos.<text:line-break/><text:span text:style-name="T1245">✅</text:span><text:s/><text:span text:style-name="Textoennegrita">Respuesta correcta:</text:span><text:s/>b) Sí, puede modificar cómo percibimos aromas y sabores.</text:p>
        </text:list-item>
        <text:list-item>
          <text:p text:style-name="P1246"><text:span text:style-name="Textoennegrita">¿Qué vino combina con el jazz suave?</text:span><text:line-break/>a) Chardonnay o Pinot Noir<text:line-break/>b) Merlot<text:line-break/>c) Cava<text:line-break/><text:span text:style-name="T1247">✅</text:span><text:s/><text:span text:style-name="Textoennegrita">Respuesta correcta:</text:span><text:s/>a) Chardonnay o Pinot Noir</text:p>
        </text:list-item>
        <text:list-item>
          <text:p text:style-name="P1248"><text:span text:style-name="Textoennegrita">¿Qué estilo musical se sugiere para espumosos?</text:span><text:line-break/>a) Jazz<text:line-break/>b) Música electrónica<text:line-break/>c) Blues<text:line-break/><text:span text:style-name="T1249">✅</text:span><text:s/><text:span text:style-name="Textoennegrita">Respuesta correcta:</text:span><text:s/>b) Música electrónica</text:p>
        </text:list-item>
        <text:list-item>
          <text:p text:style-name="P1250"><text:span text:style-name="Textoennegrita">¿Qué música armoniza con un Malbec?</text:span><text:line-break/>a) Rock clásico<text:line-break/>b) Pop alegre<text:line-break/>c) Jazz suave<text:line-break/><text:span text:style-name="T1251">✅</text:span><text:s/><text:span text:style-name="Textoennegrita">Respuesta correcta:</text:span><text:s/>a) Rock clásico</text:p>
        </text:list-item>
        <text:list-item>
          <text:p text:style-name="P1252"><text:span text:style-name="Textoennegrita">¿Por qué cambia nuestra percepción del vino con la música?</text:span><text:line-break/>a) Porque afecta la temperatura del vino<text:line-break/>b) Porque el cerebro integra estímulos sensoriales y auditivos<text:line-break/>c) Solo por sugestión visual<text:line-break/><text:span text:style-name="T1253">✅</text:span><text:s/><text:span text:style-name="Textoennegrita">Respuesta correcta:</text:span><text:s/>b) Porque el cerebro integra estímulos sensoriales y auditivos</text:p>
        </text:list-item>
      </text:list>
      <text:p text:style-name="Normal"><draw:custom-shape svg:x="0in" svg:y="0in" svg:width="45.51042in" svg:height="0.00139in" draw:z-index="0" draw:id="id121" draw:style-name="a121" draw:name="Horizontal Line 247" text:anchor-type="as-char"><svg:title/><svg:desc/><draw:enhanced-geometry draw:type="non-primitive" svg:viewBox="0 0 21600 21600" draw:enhanced-path="M 0 0 L 21600 0 21600 21600 0 21600 Z N"/></draw:custom-shape></text:p>
      <text:h text:style-name="Título2" text:outline-level="2"><text:span text:style-name="T1254"><text:s/></text:span><text:span text:style-name="T1255"><text:s/>6 – Cierre</text:span></text:h>
      <text:p text:style-name="NormalWeb"><text:span text:style-name="T1256">💬💬</text:span></text:p>
      <text:p text:style-name="NormalWeb">“El vino entra por la boca… pero la música lo hace bailar.”</text:p>
      <text:list text:style-name="LFO144" text:continue-numbering="true">
        <text:list-item>
          <text:p text:style-name="P1257">La armonía entre<text:s/><text:span text:style-name="Textoennegrita">vino y música</text:span><text:s/>es una herramienta para mejorar la experiencia multisensorial.</text:p>
        </text:list-item>
        <text:list-item>
          <text:p text:style-name="P1258">Conocer estas combinaciones permite<text:s/><text:span text:style-name="Textoennegrita">potenciar emociones, aromas y sensaciones</text:span>, haciendo de cada cata un evento único.</text:p>
        </text:list-item>
        <text:list-item>
          <text:p text:style-name="P1259">Practicar con diferentes géneros y estilos de vino desarrolla<text:s/><text:span text:style-name="Textoennegrita">sensibilidad, creatividad y disfrute consciente</text:span>.</text:p>
        </text:list-item>
      </text:list>
      <text:p text:style-name="Normal"/>
      <text:p text:style-name="Normal"/>
      <text:p text:style-name="P1260"/>
      <text:soft-page-break/>
      <text:p text:style-name="P1261"><draw:custom-shape svg:x="0in" svg:y="0in" svg:width="45.51042in" svg:height="0.00139in" draw:z-index="0" draw:id="id122" draw:style-name="a122" draw:name="Horizontal Line 255" text:anchor-type="as-char"><svg:title/><svg:desc/><draw:enhanced-geometry draw:type="non-primitive" svg:viewBox="0 0 21600 21600" draw:enhanced-path="M 0 0 L 21600 0 21600 21600 0 21600 Z N"/></draw:custom-shape></text:p>
      <text:h text:style-name="Título1" text:outline-level="1"><text:span text:style-name="T1262">🍇🍷</text:span><text:s/><text:span text:style-name="T1263">LECCIÓN 15: RUTAS DEL VINO DEL MUNDO</text:span></text:h>
      <text:p text:style-name="NormalWeb"><text:span text:style-name="T1264">💬</text:span><text:s/>“Quien viaja y bebe vino, vive dos veces.”</text:p>
      <text:p text:style-name="Normal"><draw:custom-shape svg:x="0in" svg:y="0in" svg:width="45.51042in" svg:height="0.00139in" draw:z-index="0" draw:id="id123" draw:style-name="a123" draw:name="Horizontal Line 256" text:anchor-type="as-char"><svg:title/><svg:desc/><draw:enhanced-geometry draw:type="non-primitive" svg:viewBox="0 0 21600 21600" draw:enhanced-path="M 0 0 L 21600 0 21600 21600 0 21600 Z N"/></draw:custom-shape></text:p>
      <text:h text:style-name="Título2" text:outline-level="2"><text:span text:style-name="T1265"><text:s/></text:span><text:span text:style-name="T1266"><text:s/>1 – Introducción: Viajar a través del vino</text:span></text:h>
      <text:p text:style-name="NormalWeb">Recorrer rutas del vino es<text:s/><text:span text:style-name="Textoennegrita">viajar con todos los sentidos</text:span>: conocer sabores, aromas, paisajes, culturas y tradiciones en cada región vitivinícola.</text:p>
      <text:list text:style-name="LFO145" text:continue-numbering="true">
        <text:list-item>
          <text:p text:style-name="P1267">Cada región tiene<text:s/><text:span text:style-name="Textoennegrita">variedades autóctonas, métodos de cultivo y técnicas de elaboración</text:span><text:s/>únicas.</text:p>
        </text:list-item>
        <text:list-item>
          <text:p text:style-name="P1268">Explorar una ruta del vino es también<text:s/><text:span text:style-name="Textoennegrita">aprender historia, gastronomía y patrimonio cultural</text:span>.</text:p>
        </text:list-item>
        <text:list-item>
          <text:p text:style-name="P1269">Viajar con la copa en la mano permite<text:s/><text:span text:style-name="Textoennegrita">experimentar la relación entre el entorno, el clima y el vino</text:span>.</text:p>
        </text:list-item>
      </text:list>
      <text:p text:style-name="NormalWeb"><text:span text:style-name="T1270">🌟</text:span><text:s/><text:span text:style-name="Énfasis">El vino es un pasaporte para descubrir el mundo.</text:span></text:p>
      <text:p text:style-name="Normal"><draw:custom-shape svg:x="0in" svg:y="0in" svg:width="45.51042in" svg:height="0.00139in" draw:z-index="0" draw:id="id124" draw:style-name="a124" draw:name="Horizontal Line 257" text:anchor-type="as-char"><svg:title/><svg:desc/><draw:enhanced-geometry draw:type="non-primitive" svg:viewBox="0 0 21600 21600" draw:enhanced-path="M 0 0 L 21600 0 21600 21600 0 21600 Z N"/></draw:custom-shape></text:p>
      <text:h text:style-name="Título2" text:outline-level="2"><text:span text:style-name="T1271"><text:s/></text:span><text:span text:style-name="T1272"><text:s/>2 – Curiosidad:<text:s/></text:span><text:span text:style-name="T1273">🌍🌍</text:span><text:span text:style-name="T1274"><text:s/>Rutas del vino oficiales</text:span></text:h>
      <text:list text:style-name="LFO146" text:continue-numbering="true">
        <text:list-item>
          <text:p text:style-name="P1275">Existen más de<text:s/><text:span text:style-name="Textoennegrita">70 rutas del vino reconocidas oficialmente</text:span><text:s/>en todo el mundo.</text:p>
        </text:list-item>
        <text:list-item>
          <text:p text:style-name="P1276">Cada ruta ofrece<text:s/><text:span text:style-name="Textoennegrita">visitas a bodegas, catas guiadas, museos del vino y experiencias gastronómicas</text:span>.</text:p>
        </text:list-item>
        <text:list-item>
          <text:p text:style-name="P1277">Las rutas no solo muestran el vino: enseñan<text:s/><text:span text:style-name="Textoennegrita">paisajes, historia y cultura local</text:span>, convirtiendo la cata en una experiencia inmersiva.</text:p>
        </text:list-item>
      </text:list>
      <text:p text:style-name="NormalWeb"><text:span text:style-name="T1278">🍇</text:span><text:s/><text:span text:style-name="Énfasis">Viajar por el vino es como leer un libro de historia con aroma y sabor.</text:span></text:p>
      <text:p text:style-name="Normal"><draw:custom-shape svg:x="0in" svg:y="0in" svg:width="45.51042in" svg:height="0.00139in" draw:z-index="0" draw:id="id125" draw:style-name="a125" draw:name="Horizontal Line 258" text:anchor-type="as-char"><svg:title/><svg:desc/><draw:enhanced-geometry draw:type="non-primitive" svg:viewBox="0 0 21600 21600" draw:enhanced-path="M 0 0 L 21600 0 21600 21600 0 21600 Z N"/></draw:custom-shape></text:p>
      <text:h text:style-name="Título2" text:outline-level="2"><text:span text:style-name="T1279"><text:s/></text:span><text:span text:style-name="T1280"><text:s/>3 – Enseñanza práctica: Destinos imperdibles</text:span></text:h>
      <text:p text:style-name="NormalWeb"><text:span text:style-name="T1281">💡</text:span><text:s/><text:span text:style-name="Textoennegrita">Tip del sumiller viajero:</text:span><text:s/>Cada región refleja<text:s/><text:span text:style-name="Textoennegrita">terroir, clima y cultura local</text:span>, aprendiendo esto se entiende por qué el mismo tipo de uva tiene perfiles distintos según su origen.</text:p>
      <text:h text:style-name="Título3" text:outline-level="3"><text:span text:style-name="T1282">1. Burdeos, Francia<text:s/></text:span><text:span text:style-name="T1283">🇫🇷</text:span></text:h>
      <text:list text:style-name="LFO157" text:continue-numbering="true">
        <text:list-item>
          <text:p text:style-name="P1284"><text:span text:style-name="Textoennegrita">Rutas destacadas:</text:span><text:s/>Médoc, Saint-Émilion, Pomerol.</text:p>
        </text:list-item>
        <text:list-item>
          <text:p text:style-name="P1285"><text:span text:style-name="Textoennegrita">Característica:</text:span><text:s/>elegancia, tradición y vinos longevos.</text:p>
        </text:list-item>
        <text:list-item>
          <text:p text:style-name="P1286"><text:span text:style-name="Textoennegrita">Variedades:</text:span><text:s/>Cabernet Sauvignon, Merlot, Cabernet Franc, Sauvignon Blanc.</text:p>
        </text:list-item>
        <text:list-item>
          <text:p text:style-name="P1287"><text:span text:style-name="Textoennegrita">Paisaje:</text:span><text:s/>viñedos clásicos, castillos históricos y riberas del río Garona.</text:p>
        </text:list-item>
        <text:list-item>
          <text:p text:style-name="P1288"><text:span text:style-name="Textoennegrita">Experiencia:</text:span><text:s/>catas en châteaux, visitas a bodegas familiares y tours de gastronomía local.</text:p>
        </text:list-item>
      </text:list>
      <text:soft-page-break/>
      <text:h text:style-name="Título3" text:outline-level="3"><text:span text:style-name="T1289">2. Borgoña, Francia<text:s/></text:span><text:span text:style-name="T1290">🇫🇷</text:span></text:h>
      <text:list text:style-name="LFO158" text:continue-numbering="true">
        <text:list-item>
          <text:p text:style-name="P1291"><text:span text:style-name="Textoennegrita">Rutas destacadas:</text:span><text:s/>Côte de Nuits, Côte de Beaune.</text:p>
        </text:list-item>
        <text:list-item>
          <text:p text:style-name="P1292"><text:span text:style-name="Textoennegrita">Característica:</text:span><text:s/>vinos complejos y refinados, gran expresión de terroir.</text:p>
        </text:list-item>
        <text:list-item>
          <text:p text:style-name="P1293"><text:span text:style-name="Textoennegrita">Variedades:</text:span><text:s/>Pinot Noir y Chardonnay.</text:p>
        </text:list-item>
        <text:list-item>
          <text:p text:style-name="P1294"><text:span text:style-name="Textoennegrita">Paisaje:</text:span><text:s/>colinas, viñedos escalonados y pueblos medievales.</text:p>
        </text:list-item>
        <text:list-item>
          <text:p text:style-name="P1295"><text:span text:style-name="Textoennegrita">Experiencia:</text:span><text:s/>degustaciones de vinos icónicos y visitas a mercados locales de productos artesanales.</text:p>
        </text:list-item>
      </text:list>
      <text:h text:style-name="Título3" text:outline-level="3"><text:span text:style-name="T1296">3. La Rioja, España<text:s/></text:span><text:span text:style-name="T1297">🇪🇸</text:span></text:h>
      <text:list text:style-name="LFO159" text:continue-numbering="true">
        <text:list-item>
          <text:p text:style-name="P1298"><text:span text:style-name="Textoennegrita">Rutas destacadas:</text:span><text:s/>Rioja Alta, Rioja Alavesa, Rioja Oriental.</text:p>
        </text:list-item>
        <text:list-item>
          <text:p text:style-name="P1299"><text:span text:style-name="Textoennegrita">Característica:</text:span><text:s/>templados y estructurados, catedrales del vino español.</text:p>
        </text:list-item>
        <text:list-item>
          <text:p text:style-name="P1300"><text:span text:style-name="Textoennegrita">Variedades:</text:span><text:s/>Tempranillo, Garnacha, Mazuelo.</text:p>
        </text:list-item>
        <text:list-item>
          <text:p text:style-name="P1301"><text:span text:style-name="Textoennegrita">Paisaje:</text:span><text:s/>viñedos en laderas, bodegas centenarias, arquitectura histórica.</text:p>
        </text:list-item>
        <text:list-item>
          <text:p text:style-name="P1302"><text:span text:style-name="Textoennegrita">Experiencia:</text:span><text:s/>visitas a bodegas con crianza en roble y degustación de tapas tradicionales.</text:p>
        </text:list-item>
      </text:list>
      <text:h text:style-name="Título3" text:outline-level="3"><text:span text:style-name="T1303">4. Ribera del Duero, España<text:s/></text:span><text:span text:style-name="T1304">🇪🇸</text:span></text:h>
      <text:list text:style-name="LFO160" text:continue-numbering="true">
        <text:list-item>
          <text:p text:style-name="P1305"><text:span text:style-name="Textoennegrita">Rutas destacadas:</text:span><text:s/>Peñafiel, Aranda de Duero, Vega Sicilia.</text:p>
        </text:list-item>
        <text:list-item>
          <text:p text:style-name="P1306"><text:span text:style-name="Textoennegrita">Característica:</text:span><text:s/>tintos potentes con crianza en roble.</text:p>
        </text:list-item>
        <text:list-item>
          <text:p text:style-name="P1307"><text:span text:style-name="Textoennegrita">Variedad principal:</text:span><text:s/>Tempranillo (Tinto Fino).</text:p>
        </text:list-item>
        <text:list-item>
          <text:p text:style-name="P1308"><text:span text:style-name="Textoennegrita">Paisaje:</text:span><text:s/>riberas del Duero, castillos medievales y bodegas modernas.</text:p>
        </text:list-item>
        <text:list-item>
          <text:p text:style-name="P1309"><text:span text:style-name="Textoennegrita">Experiencia:</text:span><text:s/>catas verticales, bodegas de diseño contemporáneo y tours históricos.</text:p>
        </text:list-item>
      </text:list>
      <text:h text:style-name="Título3" text:outline-level="3"><text:span text:style-name="T1310">5. Galicia, España<text:s/></text:span><text:span text:style-name="T1311">🇪🇸</text:span></text:h>
      <text:list text:style-name="LFO161" text:continue-numbering="true">
        <text:list-item>
          <text:p text:style-name="P1312"><text:span text:style-name="Textoennegrita">Rutas destacadas:</text:span><text:s/>Rías Baixas, Ribeiro, Valdeorras.</text:p>
        </text:list-item>
        <text:list-item>
          <text:p text:style-name="P1313"><text:span text:style-name="Textoennegrita">Característica:</text:span><text:s/>blancos frescos y minerales.</text:p>
        </text:list-item>
        <text:list-item>
          <text:p text:style-name="P1314"><text:span text:style-name="Textoennegrita">Variedades:</text:span><text:s/>Albariño, Godello, Loureira.</text:p>
        </text:list-item>
        <text:list-item>
          <text:p text:style-name="P1315"><text:span text:style-name="Textoennegrita">Paisaje:</text:span><text:s/>rías, viñedos en terrazas, costa atlántica y pueblos pesqueros.</text:p>
        </text:list-item>
        <text:list-item>
          <text:p text:style-name="P1316"><text:span text:style-name="Textoennegrita">Experiencia:</text:span><text:s/>maridaje con mariscos locales y visitas a bodegas tradicionales.</text:p>
        </text:list-item>
      </text:list>
      <text:h text:style-name="Título3" text:outline-level="3"><text:span text:style-name="T1317">6. Andalucía, España<text:s/></text:span><text:span text:style-name="T1318">🇪🇸</text:span></text:h>
      <text:list text:style-name="LFO162" text:continue-numbering="true">
        <text:list-item>
          <text:p text:style-name="P1319"><text:span text:style-name="Textoennegrita">Rutas destacadas:</text:span><text:s/>Jerez de la Frontera, Montilla-Moriles, Málaga.</text:p>
        </text:list-item>
        <text:list-item>
          <text:p text:style-name="P1320"><text:span text:style-name="Textoennegrita">Característica:</text:span><text:s/>vinos generosos y dulces únicos.</text:p>
        </text:list-item>
        <text:list-item>
          <text:p text:style-name="P1321"><text:span text:style-name="Textoennegrita">Variedades:</text:span><text:s/>Palomino, Pedro Ximénez, Moscatel.</text:p>
        </text:list-item>
        <text:list-item>
          <text:p text:style-name="P1322"><text:span text:style-name="Textoennegrita">Paisaje:</text:span><text:s/>bodegas históricas y pueblos con patio andaluz.</text:p>
        </text:list-item>
        <text:list-item>
          <text:p text:style-name="P1323"><text:span text:style-name="Textoennegrita">Experiencia:</text:span><text:s/>degustaciones de vinos generosos, visita a bodegas con soleras centenarias y tapas típicas.</text:p>
        </text:list-item>
      </text:list>
      <text:h text:style-name="Título3" text:outline-level="3"><text:span text:style-name="T1324">7. Toscana, Italia<text:s/></text:span><text:span text:style-name="T1325">🇮🇹</text:span></text:h>
      <text:list text:style-name="LFO163" text:continue-numbering="true">
        <text:list-item>
          <text:p text:style-name="P1326"><text:span text:style-name="Textoennegrita">Rutas destacadas:</text:span><text:s/>Chianti Classico, Montalcino, Montepulciano.</text:p>
        </text:list-item>
        <text:list-item>
          <text:p text:style-name="P1327"><text:span text:style-name="Textoennegrita">Característica:</text:span><text:s/>combinación de arte, paisaje y vinos equilibrados.</text:p>
        </text:list-item>
        <text:list-item>
          <text:p text:style-name="P1328"><text:span text:style-name="Textoennegrita">Variedades:</text:span><text:s/>Sangiovese, Vernaccia, Merlot.</text:p>
        </text:list-item>
        <text:list-item>
          <text:p text:style-name="P1329"><text:span text:style-name="Textoennegrita">Paisaje:</text:span><text:s/>colinas onduladas, pueblos medievales y olivares.</text:p>
        </text:list-item>
        <text:list-item>
          <text:p text:style-name="P1330"><text:span text:style-name="Textoennegrita">Experiencia:</text:span><text:s/>catas de Chianti y Brunello, visitas a villas históricas y clases de cocina italiana.</text:p>
        </text:list-item>
      </text:list>
      <text:h text:style-name="Título3" text:outline-level="3"><text:span text:style-name="T1331">8. Mendoza, Argentina<text:s/></text:span><text:span text:style-name="T1332">🇦🇷</text:span></text:h>
      <text:list text:style-name="LFO164" text:continue-numbering="true">
        <text:list-item>
          <text:p text:style-name="P1333"><text:span text:style-name="Textoennegrita">Rutas destacadas:</text:span><text:s/>Luján de Cuyo, Valle de Uco, Maipú.</text:p>
        </text:list-item>
        <text:list-item>
          <text:p text:style-name="P1334"><text:span text:style-name="Textoennegrita">Característica:</text:span><text:s/>altitud, sol intenso y Malbec emblemático.</text:p>
        </text:list-item>
        <text:list-item>
          <text:p text:style-name="P1335"><text:span text:style-name="Textoennegrita">Variedades:</text:span><text:s/>Malbec, Cabernet Sauvignon, Torrontés.</text:p>
        </text:list-item>
        <text:list-item>
          <text:p text:style-name="P1336"><text:span text:style-name="Textoennegrita">Paisaje:</text:span><text:s/>Andes, viñedos a gran altura y bodegas modernas con arquitectura espectacular.</text:p>
        </text:list-item>
        <text:list-item>
          <text:p text:style-name="P1337"><text:span text:style-name="Textoennegrita">Experiencia:</text:span><text:s/>degustaciones al aire libre, tours en bicicleta por viñedos y maridajes con asado argentino.</text:p>
        </text:list-item>
      </text:list>
      <text:h text:style-name="Título3" text:outline-level="3"><text:span text:style-name="T1338">9. Valle del Loira, Francia<text:s/></text:span><text:span text:style-name="T1339">🇫🇷</text:span></text:h>
      <text:list text:style-name="LFO165" text:continue-numbering="true">
        <text:list-item>
          <text:p text:style-name="P1340"><text:span text:style-name="Textoennegrita">Rutas destacadas:</text:span><text:s/>Sancerre, Pouilly-Fumé, Chinon.</text:p>
        </text:list-item>
        <text:list-item>
          <text:p text:style-name="P1341"><text:span text:style-name="Textoennegrita">Característica:</text:span><text:s/>vinos blancos elegantes y refrescantes, tintos ligeros.</text:p>
        </text:list-item>
        <text:list-item>
          <text:p text:style-name="P1342"><text:span text:style-name="Textoennegrita">Variedades:</text:span><text:s/>Sauvignon Blanc, Chenin Blanc, Cabernet Franc.</text:p>
        </text:list-item>
        <text:list-item>
          <text:p text:style-name="P1343"><text:span text:style-name="Textoennegrita">Paisaje:</text:span><text:s/>castillos, ríos y viñedos en pendientes suaves.</text:p>
        </text:list-item>
        <text:list-item>
          <text:p text:style-name="P1344"><text:span text:style-name="Textoennegrita">Experiencia:</text:span><text:s/>catas en castillos históricos y rutas en barco por el río Loira.</text:p>
        </text:list-item>
      </text:list>
      <text:h text:style-name="Título3" text:outline-level="3"><text:span text:style-name="T1345">10. Oporto y Douro, Portugal<text:s/></text:span><text:span text:style-name="T1346">🇵🇹</text:span></text:h>
      <text:list text:style-name="LFO166" text:continue-numbering="true">
        <text:list-item>
          <text:p text:style-name="P1347"><text:span text:style-name="Textoennegrita">Rutas destacadas:</text:span><text:s/>Peso da Régua, Pinhão, Vila Nova de Gaia.</text:p>
        </text:list-item>
        <text:list-item>
          <text:p text:style-name="P1348"><text:span text:style-name="Textoennegrita">Característica:</text:span><text:s/>vinos generosos, dulces y fortificados.</text:p>
        </text:list-item>
        <text:list-item>
          <text:p text:style-name="P1349"><text:span text:style-name="Textoennegrita">Variedades:</text:span><text:s/>Touriga Nacional, Tinta Roriz, Touriga Franca.</text:p>
        </text:list-item>
        <text:list-item>
          <text:p text:style-name="P1350"><text:span text:style-name="Textoennegrita">Paisaje:</text:span><text:s/>terrazas de viñedos en el río Duero, pueblos tradicionales.</text:p>
        </text:list-item>
        <text:list-item>
          <text:p text:style-name="P1351"><text:span text:style-name="Textoennegrita">Experiencia:</text:span><text:s/>visitas a bodegas de oporto y catas verticales de añadas históricas.</text:p>
        </text:list-item>
      </text:list>
      <text:p text:style-name="NormalWeb"><text:span text:style-name="T1352">💡</text:span><text:s/><text:span text:style-name="Textoennegrita">Tip profesional:</text:span><text:s/>Las rutas permiten no solo catar vino, sino<text:s/><text:span text:style-name="Textoennegrita">entender cómo el terroir, la altitud, la orientación y el clima</text:span><text:s/>afectan el carácter y estilo de cada vino.</text:p>
      <text:p text:style-name="NormalWeb"/>
      <text:p text:style-name="Normal"><draw:custom-shape svg:x="0in" svg:y="0in" svg:width="45.51042in" svg:height="0.00139in" draw:z-index="0" draw:id="id126" draw:style-name="a126" draw:name="Horizontal Line 259" text:anchor-type="as-char"><svg:title/><svg:desc/><draw:enhanced-geometry draw:type="non-primitive" svg:viewBox="0 0 21600 21600" draw:enhanced-path="M 0 0 L 21600 0 21600 21600 0 21600 Z N"/></draw:custom-shape></text:p>
      <text:h text:style-name="Título2" text:outline-level="2"><text:span text:style-name="T1353"><text:s/></text:span><text:span text:style-name="T1354"><text:s/>4 – Experiencia sensorial</text:span></text:h>
      <text:p text:style-name="NormalWeb"><text:span text:style-name="T1355">🎶</text:span><text:s/><text:span text:style-name="Textoennegrita">Música sugerida:</text:span><text:s/><text:span text:style-name="Énfasis">“Volare” – Gipsy Kings</text:span><text:line-break/><text:span text:style-name="T1356">🍷</text:span><text:s/><text:span text:style-name="Textoennegrita">Actividad:</text:span><text:s/>elige un vino típico de la región que más te atraiga (ej. Malbec de Mendoza, Albariño de Galicia, Chianti de Toscana).</text:p>
      <text:h text:style-name="Título3" text:outline-level="3">Observaciones</text:h>
      <text:list text:style-name="LFO154" text:continue-numbering="true">
        <text:list-item>
          <text:p text:style-name="P1357">Evalúa<text:s/><text:span text:style-name="Textoennegrita">aroma, sabor y cuerpo</text:span><text:s/>en relación con el clima y el paisaje del lugar.</text:p>
        </text:list-item>
        <text:list-item>
          <text:p text:style-name="P1358">Reflexiona cómo la<text:s/><text:span text:style-name="Textoennegrita">cultura y gastronomía local</text:span><text:s/>influyen en el estilo de vino.</text:p>
        </text:list-item>
        <text:list-item>
          <text:p text:style-name="P1359">Considera cómo<text:s/><text:span text:style-name="Textoennegrita">la historia y tradiciones</text:span><text:s/>afectan la producción y percepción del vino.</text:p>
        </text:list-item>
      </text:list>
      <text:soft-page-break/>
      <text:p text:style-name="NormalWeb"><text:span text:style-name="T1360">🍽</text:span><text:s/><text:span text:style-name="Textoennegrita">Maridaje sugerido:</text:span><text:s/>platos típicos de la región seleccionada para experimentar la armonía completa.</text:p>
      <text:p text:style-name="NormalWeb"><text:span text:style-name="T1361">🌍</text:span><text:s/><text:span text:style-name="Énfasis">Cada botella es un viaje sensorial a su lugar de origen.</text:span></text:p>
      <text:p text:style-name="Normal"><draw:custom-shape svg:x="0in" svg:y="0in" svg:width="45.51042in" svg:height="0.00139in" draw:z-index="0" draw:id="id127" draw:style-name="a127" draw:name="Horizontal Line 260" text:anchor-type="as-char"><svg:title/><svg:desc/><draw:enhanced-geometry draw:type="non-primitive" svg:viewBox="0 0 21600 21600" draw:enhanced-path="M 0 0 L 21600 0 21600 21600 0 21600 Z N"/></draw:custom-shape></text:p>
      <text:h text:style-name="Título2" text:outline-level="2"><text:span text:style-name="T1362"><text:s/></text:span><text:span text:style-name="T1363"><text:s/>5 – Quiz</text:span></text:h>
      <text:list text:style-name="LFO155" text:continue-numbering="true">
        <text:list-item>
          <text:p text:style-name="P1364"><text:span text:style-name="Textoennegrita">¿Cuántas rutas oficiales del vino existen?</text:span><text:line-break/>a) Más de 50<text:line-break/>b) Más de 70<text:line-break/>c) Más de 100<text:line-break/><text:span text:style-name="T1365">✅</text:span><text:s/><text:span text:style-name="Textoennegrita">Respuesta correcta:</text:span><text:s/>b) Más de 70</text:p>
        </text:list-item>
        <text:list-item>
          <text:p text:style-name="P1366"><text:span text:style-name="Textoennegrita">¿Un destino famoso de vino en Francia?</text:span><text:line-break/>a) Rioja<text:line-break/>b) Burdeos<text:line-break/>c) Mendoza<text:line-break/><text:span text:style-name="T1367">✅</text:span><text:s/><text:span text:style-name="Textoennegrita">Respuesta correcta:</text:span><text:s/>b) Burdeos</text:p>
        </text:list-item>
        <text:list-item>
          <text:p text:style-name="P1368"><text:span text:style-name="Textoennegrita">¿Qué región es conocida por el Malbec?</text:span><text:line-break/>a) Toscana<text:line-break/>b) Mendoza<text:line-break/>c) Galicia<text:line-break/><text:span text:style-name="T1369">✅</text:span><text:s/><text:span text:style-name="Textoennegrita">Respuesta correcta:</text:span><text:s/>b) Mendoza</text:p>
        </text:list-item>
        <text:list-item>
          <text:p text:style-name="P1370"><text:span text:style-name="Textoennegrita">¿Qué caracteriza a Toscana?</text:span><text:line-break/>a) Generosos y dulces<text:line-break/>b) Arte, paisaje y vinos afrutados<text:line-break/>c) Tintos potentes y crianza en roble<text:line-break/><text:span text:style-name="T1371">✅</text:span><text:s/><text:span text:style-name="Textoennegrita">Respuesta correcta:</text:span><text:s/>b) Arte, paisaje y vinos afrutados</text:p>
        </text:list-item>
        <text:list-item>
          <text:p text:style-name="P1372"><text:span text:style-name="Textoennegrita">¿Por qué viajar y vino combinan tan bien?</text:span><text:line-break/>a) Porque se aprende la historia, cultura y gastronomía de cada región<text:line-break/>b) Solo para beber más<text:line-break/>c) Porque los vinos extranjeros siempre son mejores<text:line-break/><text:span text:style-name="T1373">✅</text:span><text:s/><text:span text:style-name="Textoennegrita">Respuesta correcta:</text:span><text:s/>a) Porque se aprende la historia, cultura y gastronomía de cada región</text:p>
        </text:list-item>
      </text:list>
      <text:p text:style-name="Normal"><draw:custom-shape svg:x="0in" svg:y="0in" svg:width="45.51042in" svg:height="0.00139in" draw:z-index="0" draw:id="id128" draw:style-name="a128" draw:name="Horizontal Line 261" text:anchor-type="as-char"><svg:title/><svg:desc/><draw:enhanced-geometry draw:type="non-primitive" svg:viewBox="0 0 21600 21600" draw:enhanced-path="M 0 0 L 21600 0 21600 21600 0 21600 Z N"/></draw:custom-shape></text:p>
      <text:h text:style-name="Título2" text:outline-level="2"><text:span text:style-name="T1374"><text:s/></text:span><text:span text:style-name="T1375"><text:s/>6 – Cierre</text:span></text:h>
      <text:p text:style-name="NormalWeb"><text:span text:style-name="T1376">💬💬</text:span></text:p>
      <text:p text:style-name="NormalWeb">“Quien viaja y bebe vino, vive dos veces.”</text:p>
      <text:list text:style-name="LFO156" text:continue-numbering="true">
        <text:list-item>
          <text:p text:style-name="P1377">Explorar rutas del vino es<text:s/><text:span text:style-name="Textoennegrita">una experiencia educativa, cultural y sensorial completa</text:span>.</text:p>
        </text:list-item>
        <text:list-item>
          <text:p text:style-name="P1378">Aprender sobre<text:s/><text:span text:style-name="Textoennegrita">variedades, terroir y gastronomía</text:span><text:s/>en su contexto real amplía la comprensión del vino y su disfrute.</text:p>
        </text:list-item>
        <text:list-item>
          <text:p text:style-name="P1379">Cada región visitada es una<text:s/><text:span text:style-name="Textoennegrita">lección viva de historia, clima y pasión vinícola</text:span>.</text:p>
        </text:list-item>
      </text:list>
      <text:p text:style-name="Normal"/>
      <text:soft-page-break/>
      <text:p text:style-name="P1380"><draw:custom-shape svg:x="0in" svg:y="0in" svg:width="45.51042in" svg:height="0.00139in" draw:z-index="0" draw:id="id129" draw:style-name="a129" draw:name="Horizontal Line 269" text:anchor-type="as-char"><svg:title/><svg:desc/><draw:enhanced-geometry draw:type="non-primitive" svg:viewBox="0 0 21600 21600" draw:enhanced-path="M 0 0 L 21600 0 21600 21600 0 21600 Z N"/></draw:custom-shape></text:p>
      <text:h text:style-name="Título1" text:outline-level="1"><text:span text:style-name="T1381">🕯🕯</text:span><text:s/><text:span text:style-name="T1382">LECCIÓN 16: EL VINO COMO RITUAL SOCIAL</text:span></text:h>
      <text:p text:style-name="NormalWeb"><text:span text:style-name="T1383">💬</text:span><text:s/>“El vino sabe mejor cuando se comparte… y se recuerda.”</text:p>
      <text:p text:style-name="Normal"><draw:custom-shape svg:x="0in" svg:y="0in" svg:width="45.51042in" svg:height="0.00139in" draw:z-index="0" draw:id="id130" draw:style-name="a130" draw:name="Horizontal Line 270" text:anchor-type="as-char"><svg:title/><svg:desc/><draw:enhanced-geometry draw:type="non-primitive" svg:viewBox="0 0 21600 21600" draw:enhanced-path="M 0 0 L 21600 0 21600 21600 0 21600 Z N"/></draw:custom-shape></text:p>
      <text:h text:style-name="Título2" text:outline-level="2"><text:span text:style-name="T1384"><text:s/></text:span><text:span text:style-name="T1385"><text:s/>1 – Introducción: El vino une</text:span></text:h>
      <text:p text:style-name="NormalWeb">El vino ha sido<text:s/><text:span text:style-name="Textoennegrita">un hilo conductor de la humanidad</text:span><text:s/>desde tiempos antiguos:</text:p>
      <text:list text:style-name="LFO167" text:continue-numbering="true">
        <text:list-item>
          <text:p text:style-name="P1386">Está presente en<text:s/><text:span text:style-name="Textoennegrita">celebraciones, ceremonias religiosas, matrimonios y reuniones familiares</text:span>.</text:p>
        </text:list-item>
        <text:list-item>
          <text:p text:style-name="P1387">Más allá del sabor, el vino<text:s/><text:span text:style-name="Textoennegrita">crea conexiones emocionales y sociales</text:span>, fomenta la conversación y refuerza la complicidad entre quienes lo disfrutan.</text:p>
        </text:list-item>
        <text:list-item>
          <text:p text:style-name="P1388">Cada cultura tiene<text:s/><text:span text:style-name="Textoennegrita">su manera de ritualizar el vino</text:span>, pero todas coinciden en un principio:<text:s/><text:span text:style-name="Textoennegrita">el vino es un símbolo de unión y disfrute compartido</text:span>.</text:p>
        </text:list-item>
      </text:list>
      <text:p text:style-name="NormalWeb"><text:span text:style-name="T1389">🌟</text:span><text:s/><text:span text:style-name="Énfasis">Más que beber, el vino es un acto de encuentro.</text:span></text:p>
      <text:p text:style-name="Normal"><draw:custom-shape svg:x="0in" svg:y="0in" svg:width="45.51042in" svg:height="0.00139in" draw:z-index="0" draw:id="id131" draw:style-name="a131" draw:name="Horizontal Line 271" text:anchor-type="as-char"><svg:title/><svg:desc/><draw:enhanced-geometry draw:type="non-primitive" svg:viewBox="0 0 21600 21600" draw:enhanced-path="M 0 0 L 21600 0 21600 21600 0 21600 Z N"/></draw:custom-shape></text:p>
      <text:h text:style-name="Título2" text:outline-level="2"><text:span text:style-name="T1390"><text:s/></text:span><text:span text:style-name="T1391"><text:s/>2 – Curiosidad:<text:s/></text:span><text:span text:style-name="T1392">✨</text:span><text:span text:style-name="T1393"><text:s/>Historia del brindis</text:span></text:h>
      <text:list text:style-name="LFO168" text:continue-numbering="true">
        <text:list-item>
          <text:p text:style-name="P1394">En la<text:s/><text:span text:style-name="Textoennegrita">Antigua Roma</text:span>, el brindis tenía un propósito práctico: demostrar que el vino no estaba envenenado.</text:p>
        </text:list-item>
        <text:list-item>
          <text:p text:style-name="P1395">Las copas se chocaban con fuerza, mezclando unas gotas de cada una.</text:p>
        </text:list-item>
        <text:list-item>
          <text:p text:style-name="P1396">Con el tiempo, el gesto pasó a ser<text:s/><text:span text:style-name="Textoennegrita">un símbolo de amistad, respeto y buena voluntad</text:span>.</text:p>
        </text:list-item>
        <text:list-item>
          <text:p text:style-name="P1397">Hoy, el brindis mantiene la esencia de<text:s/><text:span text:style-name="Textoennegrita">compartir y celebrar</text:span>, incluso en reuniones informales.</text:p>
        </text:list-item>
      </text:list>
      <text:p text:style-name="NormalWeb"><text:span text:style-name="T1398">🍇</text:span><text:s/><text:span text:style-name="Énfasis">Un simple choque de copas es mucho más que sonido: es confianza y comunión.</text:span></text:p>
      <text:p text:style-name="Normal"><draw:custom-shape svg:x="0in" svg:y="0in" svg:width="45.51042in" svg:height="0.00139in" draw:z-index="0" draw:id="id132" draw:style-name="a132" draw:name="Horizontal Line 272" text:anchor-type="as-char"><svg:title/><svg:desc/><draw:enhanced-geometry draw:type="non-primitive" svg:viewBox="0 0 21600 21600" draw:enhanced-path="M 0 0 L 21600 0 21600 21600 0 21600 Z N"/></draw:custom-shape></text:p>
      <text:h text:style-name="Título2" text:outline-level="2"><text:span text:style-name="T1399"><text:s/></text:span><text:span text:style-name="T1400"><text:s/>3 – Enseñanza práctica: Claves del ritual moderno</text:span></text:h>
      <text:h text:style-name="Título3" text:outline-level="3"><text:span text:style-name="T1401">1. Elegir el vino adecuado para la ocasión</text:span></text:h>
      <text:list text:style-name="LFO169" text:continue-numbering="true">
        <text:list-item>
          <text:p text:style-name="P1402">Eventos formales: espumosos, blancos elegantes o tintos de crianza.</text:p>
        </text:list-item>
        <text:list-item>
          <text:p text:style-name="P1403">Reuniones informales: rosados, blancos frescos o tintos jóvenes.</text:p>
        </text:list-item>
        <text:list-item>
          <text:p text:style-name="P1404">Cada vino<text:s/><text:span text:style-name="Textoennegrita">marca el tono del encuentro</text:span><text:s/>y refuerza la atmósfera deseada.</text:p>
        </text:list-item>
      </text:list>
      <text:h text:style-name="Título3" text:outline-level="3"><text:span text:style-name="T1405">2. Brindar con contacto visual</text:span></text:h>
      <text:list text:style-name="LFO170" text:continue-numbering="true">
        <text:list-item>
          <text:p text:style-name="P1406">Mirar a los ojos de los presentes<text:s/><text:span text:style-name="Textoennegrita">refuerza la conexión y la sinceridad</text:span>.</text:p>
        </text:list-item>
        <text:list-item>
          <text:p text:style-name="P1407">Evita hacer el brindis rápido o distraído: el gesto transmite respeto y atención.</text:p>
        </text:list-item>
      </text:list>
      <text:soft-page-break/>
      <text:h text:style-name="Título3" text:outline-level="3"><text:span text:style-name="T1408">3. Servir con atención y respeto</text:span></text:h>
      <text:list text:style-name="LFO171" text:continue-numbering="true">
        <text:list-item>
          <text:p text:style-name="P1409">Temperatura correcta según tipo de vino.</text:p>
        </text:list-item>
        <text:list-item>
          <text:p text:style-name="P1410">Copas limpias y llenadas hasta la mitad para permitir oxigenación.</text:p>
        </text:list-item>
        <text:list-item>
          <text:p text:style-name="P1411">Servir despacio, prestando cuidado a cada invitado.</text:p>
        </text:list-item>
      </text:list>
      <text:h text:style-name="Título3" text:outline-level="3"><text:span text:style-name="T1412">4. Compartir, conversar y disfrutar</text:span></text:h>
      <text:list text:style-name="LFO172" text:continue-numbering="true">
        <text:list-item>
          <text:p text:style-name="P1413">El vino no es solo líquido: es<text:s/><text:span text:style-name="Textoennegrita">catalizador de experiencias y relatos</text:span>.</text:p>
        </text:list-item>
        <text:list-item>
          <text:p text:style-name="P1414">Promueve<text:s/><text:span text:style-name="Textoennegrita">diálogo, historias y momentos memorables</text:span>.</text:p>
        </text:list-item>
        <text:list-item>
          <text:p text:style-name="P1415">Fomenta la empatía y la sociabilidad, convirtiendo un simple encuentro en un ritual único.</text:p>
        </text:list-item>
      </text:list>
      <text:p text:style-name="NormalWeb"><text:span text:style-name="T1416">💡</text:span><text:s/><text:span text:style-name="Textoennegrita">Tip del sumiller social:</text:span><text:s/>Un vino bien elegido, servido con respeto y acompañado de conversación,<text:s/><text:span text:style-name="Textoennegrita">transforma cualquier reunión en un recuerdo imborrable.</text:span></text:p>
      <text:p text:style-name="Normal"><draw:custom-shape svg:x="0in" svg:y="0in" svg:width="45.51042in" svg:height="0.00139in" draw:z-index="0" draw:id="id133" draw:style-name="a133" draw:name="Horizontal Line 273" text:anchor-type="as-char"><svg:title/><svg:desc/><draw:enhanced-geometry draw:type="non-primitive" svg:viewBox="0 0 21600 21600" draw:enhanced-path="M 0 0 L 21600 0 21600 21600 0 21600 Z N"/></draw:custom-shape></text:p>
      <text:h text:style-name="Título2" text:outline-level="2"><text:span text:style-name="T1417"><text:s/></text:span><text:span text:style-name="T1418"><text:s/>4 – Experiencia sensorial: actividad práctica</text:span></text:h>
      <text:p text:style-name="NormalWeb"><text:span text:style-name="T1419">🎶</text:span><text:s/><text:span text:style-name="Textoennegrita">Música sugerida:</text:span><text:s/><text:span text:style-name="Énfasis">“What a Wonderful World – Louis Armstrong”</text:span><text:line-break/><text:span text:style-name="T1420">🍷</text:span><text:s/><text:span text:style-name="Textoennegrita">Actividad:</text:span><text:s/>organiza un mini brindis con 3 amigos:</text:p>
      <text:list text:style-name="LFO173" text:continue-numbering="true">
        <text:list-item>
          <text:p text:style-name="P1421">Elegid un vino según el tipo de encuentro (blanco fresco, rosado o espumoso).</text:p>
        </text:list-item>
        <text:list-item>
          <text:p text:style-name="P1422">Observad la copa, olfatead los aromas y tomad un sorbo lento.</text:p>
        </text:list-item>
        <text:list-item>
          <text:p text:style-name="P1423">Realizad el brindis con contacto visual y compartid un recuerdo o anécdota mientras bebéis.</text:p>
        </text:list-item>
      </text:list>
      <text:h text:style-name="Título3" text:outline-level="3">Observaciones</text:h>
      <text:list text:style-name="LFO174" text:continue-numbering="true">
        <text:list-item>
          <text:p text:style-name="P1424">Fijaos en cómo cambia la percepción del vino al<text:s/><text:span text:style-name="Textoennegrita">compartirlo con otros</text:span>.</text:p>
        </text:list-item>
        <text:list-item>
          <text:p text:style-name="P1425">Reflexiona sobre la<text:s/><text:span text:style-name="Textoennegrita">emoción y conexión que se genera</text:span>: el ritual convierte un momento ordinario en extraordinario.</text:p>
        </text:list-item>
      </text:list>
      <text:p text:style-name="NormalWeb"><text:span text:style-name="T1426">🌟</text:span><text:s/><text:span text:style-name="Énfasis">El ritual social del vino es aprendizaje, disfrute y convivencia en un solo acto.</text:span></text:p>
      <text:p text:style-name="Normal"><draw:custom-shape svg:x="0in" svg:y="0in" svg:width="45.51042in" svg:height="0.00139in" draw:z-index="0" draw:id="id134" draw:style-name="a134" draw:name="Horizontal Line 274" text:anchor-type="as-char"><svg:title/><svg:desc/><draw:enhanced-geometry draw:type="non-primitive" svg:viewBox="0 0 21600 21600" draw:enhanced-path="M 0 0 L 21600 0 21600 21600 0 21600 Z N"/></draw:custom-shape></text:p>
      <text:h text:style-name="Título2" text:outline-level="2"><text:span text:style-name="T1427"><text:s/></text:span><text:span text:style-name="T1428"><text:s/>5 – Quiz</text:span></text:h>
      <text:list text:style-name="LFO175" text:continue-numbering="true">
        <text:list-item>
          <text:p text:style-name="P1429"><text:span text:style-name="Textoennegrita">¿Cuál es el propósito del brindis original en Roma?</text:span><text:line-break/>a) Celebrar victorias militares<text:line-break/>b) Demostrar que el vino no estaba envenenado<text:line-break/>c) Marcar la hora de la cena<text:line-break/><text:span text:style-name="T1430">✅</text:span><text:s/><text:span text:style-name="Textoennegrita">Respuesta correcta:</text:span><text:s/>b) Demostrar que el vino no estaba envenenado</text:p>
        </text:list-item>
        <text:list-item>
          <text:p text:style-name="P1431"><text:span text:style-name="Textoennegrita">¿Qué transmite el gesto de brindar hoy?</text:span><text:line-break/>a) Amistad, respeto y buena voluntad<text:line-break/>b) Competencia entre invitados<text:line-break/>c) Solo cortesía formal<text:line-break/><text:span text:style-name="T1432">✅</text:span><text:s/><text:span text:style-name="Textoennegrita">Respuesta correcta:</text:span><text:s/>a) Amistad, respeto y buena voluntad</text:p>
        </text:list-item>
        <text:list-item>
          <text:p text:style-name="P1433"><text:span text:style-name="Textoennegrita">¿Qué detalle nunca debe faltar al servir vino?</text:span><text:line-break/>a) Temperatura adecuada y atención al servir<text:line-break/>b) Llenar la copa hasta el borde<text:line-break/>c) Servir rápidamente para todos a la vez<text:line-break/><text:span text:style-name="T1434">✅</text:span><text:s/><text:span text:style-name="Textoennegrita">Respuesta correcta:</text:span><text:s/>a) Temperatura adecuada y atención al servir</text:p>
        </text:list-item>
        <text:list-item>
          <text:p text:style-name="P1435"><text:span text:style-name="Textoennegrita">¿Qué significa el vino a nivel social?</text:span><text:line-break/>a) Solo una bebida<text:line-break/>b) Un símbolo de unión y conexión<text:line-break/>c) Un lujo innecesario<text:line-break/><text:span text:style-name="T1436">✅</text:span><text:s/><text:span text:style-name="Textoennegrita">Respuesta correcta:</text:span><text:s/>b) Un símbolo de unión y conexión</text:p>
        </text:list-item>
        <text:list-item>
          <text:p text:style-name="P1437"><text:span text:style-name="Textoennegrita">¿Qué convierte un encuentro en ritual?</text:span><text:line-break/>a) Beber rápido y sin atención<text:line-break/>b) Compartir, conversar y disfrutar con respeto<text:line-break/>c) Usar siempre vinos caros<text:line-break/><text:span text:style-name="T1438">✅</text:span><text:s/><text:span text:style-name="Textoennegrita">Respuesta correcta:</text:span><text:s/>b) Compartir, conversar y disfrutar con respeto</text:p>
        </text:list-item>
      </text:list>
      <text:p text:style-name="Normal"><draw:custom-shape svg:x="0in" svg:y="0in" svg:width="45.51042in" svg:height="0.00139in" draw:z-index="0" draw:id="id135" draw:style-name="a135" draw:name="Horizontal Line 275" text:anchor-type="as-char"><svg:title/><svg:desc/><draw:enhanced-geometry draw:type="non-primitive" svg:viewBox="0 0 21600 21600" draw:enhanced-path="M 0 0 L 21600 0 21600 21600 0 21600 Z N"/></draw:custom-shape></text:p>
      <text:h text:style-name="Título2" text:outline-level="2"><text:span text:style-name="T1439"><text:s/></text:span><text:span text:style-name="T1440"><text:s/>6 – Cierre</text:span></text:h>
      <text:p text:style-name="NormalWeb"><text:span text:style-name="T1441">💬💬</text:span></text:p>
      <text:p text:style-name="NormalWeb">“El vino sabe mejor cuando se comparte… y se recuerda.”</text:p>
      <text:list text:style-name="LFO176" text:continue-numbering="true">
        <text:list-item>
          <text:p text:style-name="P1442">El vino es<text:s/><text:span text:style-name="Textoennegrita">mucho más que sabor</text:span>: es un instrumento de<text:s/><text:span text:style-name="Textoennegrita">cultura, emoción y ritual</text:span>.</text:p>
        </text:list-item>
        <text:list-item>
          <text:p text:style-name="P1443">Aprender a usarlo en contextos sociales<text:s/><text:span text:style-name="Textoennegrita">desarrolla sensibilidad, respeto y disfrute consciente</text:span>.</text:p>
        </text:list-item>
        <text:list-item>
          <text:p text:style-name="P1444">Cada brindis, cada sorbo compartido,<text:s/><text:span text:style-name="Textoennegrita">refuerza vínculos y deja recuerdos duraderos</text:span>.</text:p>
        </text:list-item>
      </text:list>
      <text:p text:style-name="Normal"/>
      <text:p text:style-name="Normal"/>
      <text:p text:style-name="P1445"/>
      <text:soft-page-break/>
      <text:h text:style-name="P1446" text:outline-level="1"><text:span text:style-name="T1447">🍾🍾</text:span><text:span text:style-name="T1448">MÓDULO 5: DEL AFICIONADO AL EXPERTO</text:span></text:h>
      <text:p text:style-name="P1449"/>
      <text:h text:style-name="Título1" text:outline-level="1"><text:span text:style-name="T1450">📖📖</text:span><text:s/><text:span text:style-name="T1451">LECCIÓN 17: CÓMO LEER UNA ETIQUETA DE VINO</text:span></text:h>
      <text:p text:style-name="NormalWeb"><text:span text:style-name="T1452">💬</text:span><text:s/>“Cada etiqueta es una carta de amor escrita por el viñedo.”</text:p>
      <text:p text:style-name="Normal"><draw:custom-shape svg:x="0in" svg:y="0in" svg:width="45.51042in" svg:height="0.00139in" draw:z-index="0" draw:id="id136" draw:style-name="a136" draw:name="Horizontal Line 283" text:anchor-type="as-char"><svg:title/><svg:desc/><draw:enhanced-geometry draw:type="non-primitive" svg:viewBox="0 0 21600 21600" draw:enhanced-path="M 0 0 L 21600 0 21600 21600 0 21600 Z N"/></draw:custom-shape></text:p>
      <text:h text:style-name="Título2" text:outline-level="2"><text:span text:style-name="T1453"><text:s/></text:span><text:span text:style-name="T1454"><text:s/>1 – Introducción: La etiqueta como guía</text:span></text:h>
      <text:p text:style-name="NormalWeb">La etiqueta de un vino<text:s/><text:span text:style-name="Textoennegrita">es mucho más que un adorno</text:span>: es una<text:s/><text:span text:style-name="Textoennegrita">información esencial que permite conocer la historia del vino antes de abrir la botella</text:span>.</text:p>
      <text:list text:style-name="LFO177" text:continue-numbering="true">
        <text:list-item>
          <text:p text:style-name="P1455">Nos indica<text:s/><text:span text:style-name="Textoennegrita">origen, añada, variedad, bodega, graduación alcohólica y características especiales</text:span>.</text:p>
        </text:list-item>
        <text:list-item>
          <text:p text:style-name="P1456">Aprender a leerla correctamente nos ayuda a<text:s/><text:span text:style-name="Textoennegrita">elegir mejor el vino según ocasión, maridaje y preferencia</text:span>.</text:p>
        </text:list-item>
        <text:list-item>
          <text:p text:style-name="P1457">Cada etiqueta es un mensaje del<text:s/><text:span text:style-name="Textoennegrita">viticultor al consumidor</text:span>, una invitación a descubrir su trabajo y terroir.</text:p>
        </text:list-item>
      </text:list>
      <text:p text:style-name="NormalWeb"><text:span text:style-name="T1458">🌟</text:span><text:s/><text:span text:style-name="Énfasis">Interpretar una etiqueta es como leer una carta escrita con aromas, tiempo y tierra.</text:span></text:p>
      <text:p text:style-name="Normal"><draw:custom-shape svg:x="0in" svg:y="0in" svg:width="45.51042in" svg:height="0.00139in" draw:z-index="0" draw:id="id137" draw:style-name="a137" draw:name="Horizontal Line 284" text:anchor-type="as-char"><svg:title/><svg:desc/><draw:enhanced-geometry draw:type="non-primitive" svg:viewBox="0 0 21600 21600" draw:enhanced-path="M 0 0 L 21600 0 21600 21600 0 21600 Z N"/></draw:custom-shape></text:p>
      <text:h text:style-name="Título2" text:outline-level="2"><text:span text:style-name="T1459"><text:s/></text:span><text:span text:style-name="T1460"><text:s/>2 – Curiosidad: La historia de la etiqueta</text:span></text:h>
      <text:list text:style-name="LFO178" text:continue-numbering="true">
        <text:list-item>
          <text:p text:style-name="P1461">La primera etiqueta moderna apareció en el siglo XVIII, para<text:s/><text:span text:style-name="Textoennegrita">identificar los vinos en la exportación</text:span>.</text:p>
        </text:list-item>
        <text:list-item>
          <text:p text:style-name="P1462">Originalmente solo incluía<text:s/><text:span text:style-name="Textoennegrita">bodega y origen</text:span>, pero hoy las etiquetas muestran información mucho más detallada:</text:p>
          <text:list text:continue-numbering="true">
            <text:list-item>
              <text:p text:style-name="P1463"><text:span text:style-name="Textoennegrita">Denominación de origen</text:span></text:p>
            </text:list-item>
            <text:list-item>
              <text:p text:style-name="P1464"><text:span text:style-name="Textoennegrita">Año de cosecha (añada)</text:span></text:p>
            </text:list-item>
            <text:list-item>
              <text:p text:style-name="P1465"><text:span text:style-name="Textoennegrita">Variedad de uva</text:span></text:p>
            </text:list-item>
            <text:list-item>
              <text:p text:style-name="P1466"><text:span text:style-name="Textoennegrita">Grado alcohólico y volumen</text:span></text:p>
            </text:list-item>
            <text:list-item>
              <text:p text:style-name="P1467"><text:span text:style-name="Textoennegrita">Notas de cata o maridaje sugerido</text:span></text:p>
            </text:list-item>
          </text:list>
        </text:list-item>
      </text:list>
      <text:p text:style-name="NormalWeb"><text:span text:style-name="T1468">🍇</text:span><text:s/><text:span text:style-name="Énfasis">Leer una etiqueta correctamente nos permite anticipar la experiencia de degustación.</text:span></text:p>
      <text:p text:style-name="Normal"><draw:custom-shape svg:x="0in" svg:y="0in" svg:width="45.51042in" svg:height="0.00139in" draw:z-index="0" draw:id="id138" draw:style-name="a138" draw:name="Horizontal Line 285" text:anchor-type="as-char"><svg:title/><svg:desc/><draw:enhanced-geometry draw:type="non-primitive" svg:viewBox="0 0 21600 21600" draw:enhanced-path="M 0 0 L 21600 0 21600 21600 0 21600 Z N"/></draw:custom-shape></text:p>
      <text:h text:style-name="Título2" text:outline-level="2"><text:span text:style-name="T1469"><text:s/></text:span><text:span text:style-name="T1470"><text:s/>3 – Enseñanza práctica: Desglosando la etiqueta</text:span></text:h>
      <text:h text:style-name="Título3" text:outline-level="3"><text:span text:style-name="T1471">1. Denominación de origen</text:span></text:h>
      <text:soft-page-break/>
      <text:list text:style-name="LFO179" text:continue-numbering="true">
        <text:list-item>
          <text:p text:style-name="P1472">Indica<text:s/><text:span text:style-name="Textoennegrita">la región y el control de calidad</text:span>.</text:p>
        </text:list-item>
        <text:list-item>
          <text:p text:style-name="P1473">Ejemplos: Rioja, Burdeos, Napa Valley.</text:p>
        </text:list-item>
        <text:list-item>
          <text:p text:style-name="P1474">Las denominaciones garantizan que el vino<text:s/><text:span text:style-name="Textoennegrita">cumple con normas de producción y características típicas</text:span><text:s/>de esa región.</text:p>
        </text:list-item>
      </text:list>
      <text:h text:style-name="Título3" text:outline-level="3"><text:span text:style-name="T1475">2. Añada</text:span></text:h>
      <text:list text:style-name="LFO180" text:continue-numbering="true">
        <text:list-item>
          <text:p text:style-name="P1476">Año en que se vendimió la uva.</text:p>
        </text:list-item>
        <text:list-item>
          <text:p text:style-name="P1477">Indica<text:s/><text:span text:style-name="Textoennegrita">la calidad ligada al clima de esa cosecha</text:span>.</text:p>
        </text:list-item>
        <text:list-item>
          <text:p text:style-name="P1478">Algunas regiones (como Rioja o Burdeos) tienen<text:s/><text:span text:style-name="Textoennegrita">añadas más famosas que otras</text:span>, afectando precio y perfil de sabor.</text:p>
        </text:list-item>
      </text:list>
      <text:h text:style-name="Título3" text:outline-level="3"><text:span text:style-name="T1479">3. Bodega</text:span></text:h>
      <text:list text:style-name="LFO181" text:continue-numbering="true">
        <text:list-item>
          <text:p text:style-name="P1480">Nombre de la empresa o productor del vino.</text:p>
        </text:list-item>
        <text:list-item>
          <text:p text:style-name="P1481">Da pistas sobre<text:s/><text:span text:style-name="Textoennegrita">estilo, reputación y consistencia del producto</text:span>.</text:p>
        </text:list-item>
        <text:list-item>
          <text:p text:style-name="P1482">Algunas bodegas famosas tienen un estilo muy definido, por ejemplo: crianza en roble o vinos jóvenes frutales.</text:p>
        </text:list-item>
      </text:list>
      <text:h text:style-name="Título3" text:outline-level="3"><text:span text:style-name="T1483">4. Variedad de uva</text:span></text:h>
      <text:list text:style-name="LFO182" text:continue-numbering="true">
        <text:list-item>
          <text:p text:style-name="P1484">Conocer la uva principal ayuda a<text:s/><text:span text:style-name="Textoennegrita">anticipar sabor, cuerpo y aromas</text:span>.</text:p>
        </text:list-item>
        <text:list-item>
          <text:p text:style-name="P1485">Ejemplos: Tempranillo (Rioja), Malbec (Mendoza), Chardonnay (Borgoña).</text:p>
        </text:list-item>
      </text:list>
      <text:h text:style-name="Título3" text:outline-level="3"><text:span text:style-name="T1486">5. Graduación alcohólica</text:span></text:h>
      <text:list text:style-name="LFO183" text:continue-numbering="true">
        <text:list-item>
          <text:p text:style-name="P1487">Expresada en % Vol.</text:p>
        </text:list-item>
        <text:list-item>
          <text:p text:style-name="P1488">Indica<text:s/><text:span text:style-name="Textoennegrita">intensidad, cuerpo y sensación de calor en boca</text:span>.</text:p>
        </text:list-item>
        <text:list-item>
          <text:p text:style-name="P1489">Vinos con más alcohol suelen ser más estructurados y persistentes.</text:p>
        </text:list-item>
      </text:list>
      <text:h text:style-name="Título3" text:outline-level="3"><text:span text:style-name="T1490">6. Información complementaria</text:span></text:h>
      <text:list text:style-name="LFO184" text:continue-numbering="true">
        <text:list-item>
          <text:p text:style-name="P1491">Maridaje sugerido, tipo de crianza, notas de cata o certificado ecológico.</text:p>
        </text:list-item>
        <text:list-item>
          <text:p text:style-name="P1492">Algunos vinos incluyen premios o medallas, indicativos de<text:s/><text:span text:style-name="Textoennegrita">reconocimiento internacional</text:span>.</text:p>
        </text:list-item>
      </text:list>
      <text:p text:style-name="NormalWeb"><text:span text:style-name="T1493">💡</text:span><text:s/><text:span text:style-name="Textoennegrita">Tip del sumiller:</text:span><text:s/>Antes de abrir una botella, leer la etiqueta<text:s/><text:span text:style-name="Textoennegrita">permite anticipar la experiencia y elegir el momento adecuado para disfrutarlo.</text:span></text:p>
      <text:p text:style-name="Normal"><draw:custom-shape svg:x="0in" svg:y="0in" svg:width="45.51042in" svg:height="0.00139in" draw:z-index="0" draw:id="id139" draw:style-name="a139" draw:name="Horizontal Line 286" text:anchor-type="as-char"><svg:title/><svg:desc/><draw:enhanced-geometry draw:type="non-primitive" svg:viewBox="0 0 21600 21600" draw:enhanced-path="M 0 0 L 21600 0 21600 21600 0 21600 Z N"/></draw:custom-shape></text:p>
      <text:h text:style-name="Título2" text:outline-level="2"><text:span text:style-name="T1494"><text:s/></text:span><text:span text:style-name="T1495"><text:s/>4 – Experiencia sensorial: actividad práctica</text:span></text:h>
      <text:p text:style-name="NormalWeb"><text:span text:style-name="T1496">🎶</text:span><text:s/><text:span text:style-name="Textoennegrita">Música sugerida:</text:span><text:s/><text:span text:style-name="Énfasis">“La Vie en Rose – Édith Piaf”</text:span><text:line-break/><text:span text:style-name="T1497">🍷</text:span><text:s/><text:span text:style-name="Textoennegrita">Actividad:</text:span><text:s/>toma 3 botellas distintas y analiza sus etiquetas:</text:p>
      <text:list text:style-name="LFO185" text:continue-numbering="true">
        <text:list-item>
          <text:p text:style-name="P1498">Identifica la<text:s/><text:span text:style-name="Textoennegrita">denominación de origen y añada</text:span>.</text:p>
        </text:list-item>
        <text:list-item>
          <text:p text:style-name="P1499">Reconoce la<text:s/><text:span text:style-name="Textoennegrita">variedad de uva y bodega</text:span>.</text:p>
        </text:list-item>
        <text:list-item>
          <text:p text:style-name="P1500">Compara<text:s/><text:span text:style-name="Textoennegrita">grado alcohólico y notas complementarias</text:span>.</text:p>
        </text:list-item>
      </text:list>
      <text:soft-page-break/>
      <text:h text:style-name="Título3" text:outline-level="3">Observaciones</text:h>
      <text:list text:style-name="LFO186" text:continue-numbering="true">
        <text:list-item>
          <text:p text:style-name="P1501">Reflexiona sobre cómo<text:s/><text:span text:style-name="Textoennegrita">la información de la etiqueta coincide con lo que percibes en la cata</text:span>.</text:p>
        </text:list-item>
        <text:list-item>
          <text:p text:style-name="P1502">Aprende a<text:s/><text:span text:style-name="Textoennegrita">usar la etiqueta como guía para maridajes y ocasiones</text:span>.</text:p>
        </text:list-item>
      </text:list>
      <text:p text:style-name="NormalWeb"><text:span text:style-name="T1503">🌟</text:span><text:s/><text:span text:style-name="Énfasis">Cada etiqueta es un mapa del vino: de la viña a tu copa.</text:span></text:p>
      <text:p text:style-name="Normal"><draw:custom-shape svg:x="0in" svg:y="0in" svg:width="45.51042in" svg:height="0.00139in" draw:z-index="0" draw:id="id140" draw:style-name="a140" draw:name="Horizontal Line 287" text:anchor-type="as-char"><svg:title/><svg:desc/><draw:enhanced-geometry draw:type="non-primitive" svg:viewBox="0 0 21600 21600" draw:enhanced-path="M 0 0 L 21600 0 21600 21600 0 21600 Z N"/></draw:custom-shape></text:p>
      <text:h text:style-name="Título2" text:outline-level="2"><text:span text:style-name="T1504"><text:s/></text:span><text:span text:style-name="T1505"><text:s/>5 – Quiz: Test de interpretación de etiquetas</text:span></text:h>
      <text:list text:style-name="LFO187" text:continue-numbering="true">
        <text:list-item>
          <text:p text:style-name="P1506"><text:span text:style-name="Textoennegrita">¿Qué indica la denominación de origen?</text:span><text:line-break/>a) La variedad de uva<text:line-break/>b) La región y control de calidad<text:line-break/>c) La graduación alcohólica<text:line-break/><text:span text:style-name="T1507">✅</text:span><text:s/><text:span text:style-name="Textoennegrita">Respuesta correcta:</text:span><text:s/>b) La región y control de calidad</text:p>
        </text:list-item>
        <text:list-item>
          <text:p text:style-name="P1508"><text:span text:style-name="Textoennegrita">¿Qué es la añada?</text:span><text:line-break/>a) El año de cosecha de la uva<text:line-break/>b) La bodega que produce el vino<text:line-break/>c) La cantidad de alcohol<text:line-break/><text:span text:style-name="T1509">✅</text:span><text:s/><text:span text:style-name="Textoennegrita">Respuesta correcta:</text:span><text:s/>a) El año de cosecha de la uva</text:p>
        </text:list-item>
        <text:list-item>
          <text:p text:style-name="P1510"><text:span text:style-name="Textoennegrita">¿Qué información nos da la bodega?</text:span><text:line-break/>a) El estilo y reputación del productor<text:line-break/>b) La temperatura de servicio<text:line-break/>c) La música sugerida para maridar<text:line-break/><text:span text:style-name="T1511">✅</text:span><text:s/><text:span text:style-name="Textoennegrita">Respuesta correcta:</text:span><text:s/>a) El estilo y reputación del productor</text:p>
        </text:list-item>
        <text:list-item>
          <text:p text:style-name="P1512"><text:span text:style-name="Textoennegrita">¿Qué nos permite anticipar la variedad de uva?</text:span><text:line-break/>a) La graduación alcohólica<text:line-break/>b) Sabor, cuerpo y aromas<text:line-break/>c) El precio del vino<text:line-break/><text:span text:style-name="T1513">✅</text:span><text:s/><text:span text:style-name="Textoennegrita">Respuesta correcta:</text:span><text:s/>b) Sabor, cuerpo y aromas</text:p>
        </text:list-item>
        <text:list-item>
          <text:p text:style-name="P1514"><text:span text:style-name="Textoennegrita">¿Para qué sirve leer la etiqueta antes de abrir la botella?</text:span><text:line-break/>a) Para anticipar la experiencia de degustación y elegir el momento adecuado<text:line-break/>b) Para decorarla en la estantería<text:line-break/>c) Para comparar precios en la tienda<text:line-break/><text:span text:style-name="T1515">✅</text:span><text:s/><text:span text:style-name="Textoennegrita">Respuesta correcta:</text:span><text:s/>a) Para anticipar la experiencia de degustación y elegir el momento adecuado</text:p>
        </text:list-item>
      </text:list>
      <text:p text:style-name="Normal"><draw:custom-shape svg:x="0in" svg:y="0in" svg:width="45.51042in" svg:height="0.00139in" draw:z-index="0" draw:id="id141" draw:style-name="a141" draw:name="Horizontal Line 288" text:anchor-type="as-char"><svg:title/><svg:desc/><draw:enhanced-geometry draw:type="non-primitive" svg:viewBox="0 0 21600 21600" draw:enhanced-path="M 0 0 L 21600 0 21600 21600 0 21600 Z N"/></draw:custom-shape></text:p>
      <text:h text:style-name="Título2" text:outline-level="2"><text:span text:style-name="T1516"><text:s/></text:span><text:span text:style-name="T1517"><text:s/>6 – Cierre</text:span></text:h>
      <text:p text:style-name="NormalWeb"><text:span text:style-name="T1518">💬💬</text:span></text:p>
      <text:p text:style-name="NormalWeb">“Cada etiqueta es una carta de amor escrita por el viñedo.”</text:p>
      <text:list text:style-name="LFO188" text:continue-numbering="true">
        <text:list-item>
          <text:p text:style-name="P1519">Leer etiquetas correctamente<text:s/><text:span text:style-name="Textoennegrita">ayuda a elegir mejor, maridar mejor y disfrutar más</text:span>.</text:p>
        </text:list-item>
        <text:list-item>
          <text:p text:style-name="P1520">La información es<text:s/><text:span text:style-name="Textoennegrita">tu guía para entender el vino antes de probarlo</text:span>.</text:p>
        </text:list-item>
        <text:list-item>
          <text:p text:style-name="P1521">Dominar la lectura de etiquetas es un<text:s/><text:span text:style-name="Textoennegrita">paso esencial para todo amante del vino o futuro sumiller</text:span>.</text:p>
        </text:list-item>
      </text:list>
      <text:p text:style-name="Normal"/>
      <text:p text:style-name="P1522"/>
      <text:soft-page-break/>
      <text:h text:style-name="Título1" text:outline-level="1"><text:span text:style-name="T1523">📖📖</text:span><text:s/><text:span text:style-name="T1524">LECCIÓN 18: CONSERVACIÓN Y SERVICIO DEL VINO</text:span></text:h>
      <text:p text:style-name="NormalWeb"><text:span text:style-name="T1525">💬</text:span><text:s/>“Cuidar un vino es cuidar el tiempo embotellado.”</text:p>
      <text:p text:style-name="Normal"><draw:custom-shape svg:x="0in" svg:y="0in" svg:width="45.51042in" svg:height="0.00139in" draw:z-index="0" draw:id="id142" draw:style-name="a142" draw:name="Horizontal Line 295" text:anchor-type="as-char"><svg:title/><svg:desc/><draw:enhanced-geometry draw:type="non-primitive" svg:viewBox="0 0 21600 21600" draw:enhanced-path="M 0 0 L 21600 0 21600 21600 0 21600 Z N"/></draw:custom-shape></text:p>
      <text:h text:style-name="Título2" text:outline-level="2"><text:span text:style-name="T1526"><text:s/></text:span><text:span text:style-name="T1527"><text:s/>1 – Introducción: La importancia de conservar y servir</text:span></text:h>
      <text:p text:style-name="NormalWeb">El vino es<text:s/><text:span text:style-name="Textoennegrita">un ser vivo embotellado</text:span>: continúa evolucionando después de salir de la bodega.</text:p>
      <text:list text:style-name="LFO189" text:continue-numbering="true">
        <text:list-item>
          <text:p text:style-name="P1528">Su sabor, aroma y textura pueden<text:s/><text:span text:style-name="Textoennegrita">cambiar significativamente</text:span><text:s/>según cómo lo conservemos y sirvamos.</text:p>
        </text:list-item>
        <text:list-item>
          <text:p text:style-name="P1529">Aprender buenas prácticas permite<text:s/><text:span text:style-name="Textoennegrita">disfrutar de cada botella en su máximo esplendor</text:span>, ya sea un tinto añejado o un blanco fresco.</text:p>
        </text:list-item>
        <text:list-item>
          <text:p text:style-name="P1530">Malas condiciones pueden<text:s/><text:span text:style-name="Textoennegrita">estropear el vino antes de abrirlo</text:span>, perdiendo años de trabajo y cuidado de la viña.</text:p>
        </text:list-item>
      </text:list>
      <text:p text:style-name="NormalWeb"><text:span text:style-name="T1531">🌟</text:span><text:s/><text:span text:style-name="Énfasis">Conservar y servir correctamente es un acto de respeto hacia el vino y quienes lo disfrutan.</text:span></text:p>
      <text:p text:style-name="Normal"><draw:custom-shape svg:x="0in" svg:y="0in" svg:width="45.51042in" svg:height="0.00139in" draw:z-index="0" draw:id="id143" draw:style-name="a143" draw:name="Horizontal Line 296" text:anchor-type="as-char"><svg:title/><svg:desc/><draw:enhanced-geometry draw:type="non-primitive" svg:viewBox="0 0 21600 21600" draw:enhanced-path="M 0 0 L 21600 0 21600 21600 0 21600 Z N"/></draw:custom-shape></text:p>
      <text:h text:style-name="Título2" text:outline-level="2"><text:span text:style-name="T1532"><text:s/></text:span><text:span text:style-name="T1533"><text:s/>2 – Curiosidad: El vino y su sensibilidad</text:span></text:h>
      <text:list text:style-name="LFO190" text:continue-numbering="true">
        <text:list-item>
          <text:p text:style-name="P1534">El vino es<text:s/><text:span text:style-name="Textoennegrita">sensible a la luz, la temperatura y el oxígeno</text:span>.</text:p>
        </text:list-item>
        <text:list-item>
          <text:p text:style-name="P1535">En bodegas históricas, las botellas se almacenan<text:s/><text:span text:style-name="Textoennegrita">horizontalmente, en cuevas oscuras y con temperatura constante</text:span>, para preservar su calidad.</text:p>
        </text:list-item>
        <text:list-item>
          <text:p text:style-name="P1536">Incluso los vinos listos para beber disfrutan de<text:s/><text:span text:style-name="Textoennegrita">un servicio atento</text:span>: desde el descorche hasta la copa.</text:p>
        </text:list-item>
      </text:list>
      <text:p text:style-name="NormalWeb"><text:span text:style-name="T1537">🍇</text:span><text:s/><text:span text:style-name="Énfasis">Cada botella guarda el tiempo del viñedo, y cada gesto de conservación lo protege.</text:span></text:p>
      <text:p text:style-name="Normal"><draw:custom-shape svg:x="0in" svg:y="0in" svg:width="45.51042in" svg:height="0.00139in" draw:z-index="0" draw:id="id144" draw:style-name="a144" draw:name="Horizontal Line 297" text:anchor-type="as-char"><svg:title/><svg:desc/><draw:enhanced-geometry draw:type="non-primitive" svg:viewBox="0 0 21600 21600" draw:enhanced-path="M 0 0 L 21600 0 21600 21600 0 21600 Z N"/></draw:custom-shape></text:p>
      <text:h text:style-name="Título2" text:outline-level="2"><text:span text:style-name="T1538"><text:s/></text:span><text:span text:style-name="T1539"><text:s/>3 – Enseñanza práctica: Conservación y servicio</text:span></text:h>
      <text:h text:style-name="Título3" text:outline-level="3"><text:span text:style-name="T1540">1. Posición de la botella</text:span></text:h>
      <text:list text:style-name="LFO191" text:continue-numbering="true">
        <text:list-item>
          <text:p text:style-name="P1541"><text:span text:style-name="Textoennegrita">Horizontal:</text:span><text:s/>las botellas con corcho se deben almacenar horizontalmente para mantener el corcho húmedo y evitar oxidación.</text:p>
        </text:list-item>
        <text:list-item>
          <text:p text:style-name="P1542"><text:span text:style-name="Textoennegrita">Vertical:</text:span><text:s/>vinos de consumo rápido o con tapón sintético pueden guardarse de pie.</text:p>
        </text:list-item>
      </text:list>
      <text:h text:style-name="Título3" text:outline-level="3"><text:span text:style-name="T1543">2. Luz</text:span></text:h>
      <text:list text:style-name="LFO192" text:continue-numbering="true">
        <text:list-item>
          <text:p text:style-name="P1544">Evitar luz directa, especialmente solar o fluorescente.</text:p>
        </text:list-item>
        <text:list-item>
          <text:p text:style-name="P1545">La luz puede causar<text:s/><text:span text:style-name="Textoennegrita">efecto “rayos UV”</text:span>, alterando aromas y provocando envejecimiento prematuro (“cooked wine”).</text:p>
        </text:list-item>
      </text:list>
      <text:h text:style-name="Título3" text:outline-level="3"><text:span text:style-name="T1546">3. Temperatura</text:span></text:h>
      <text:list text:style-name="LFO193" text:continue-numbering="true">
        <text:list-item>
          <text:p text:style-name="P1547"><text:span text:style-name="Textoennegrita">Ideal:</text:span><text:s/>12–16 °C para tintos, 8–12 °C para blancos y rosados, 6–8 °C para espumosos.</text:p>
        </text:list-item>
        <text:list-item>
          <text:p text:style-name="P1548">Cambios bruscos pueden<text:s/><text:span text:style-name="Textoennegrita">estresar el vino</text:span>, afectando aromas y estructura.</text:p>
        </text:list-item>
      </text:list>
      <text:h text:style-name="Título3" text:outline-level="3"><text:span text:style-name="T1549">4. Humedad</text:span></text:h>
      <text:list text:style-name="LFO194" text:continue-numbering="true">
        <text:list-item>
          <text:p text:style-name="P1550">Mantener entre 60–75% para que los corchos no se sequen ni se formen mohos indeseados.</text:p>
        </text:list-item>
      </text:list>
      <text:h text:style-name="Título3" text:outline-level="3"><text:span text:style-name="T1551">5. Descorche y aireación</text:span></text:h>
      <text:list text:style-name="LFO195" text:continue-numbering="true">
        <text:list-item>
          <text:p text:style-name="P1552">Abrir el vino con cuidado usando sacacorchos de calidad.</text:p>
        </text:list-item>
        <text:list-item>
          <text:p text:style-name="P1553">Algunos vinos, especialmente los tintos de crianza,<text:s/><text:span text:style-name="Textoennegrita">benefician de decantación</text:span><text:s/>para oxigenar y liberar aromas.</text:p>
        </text:list-item>
        <text:list-item>
          <text:p text:style-name="P1554">Los blancos y espumosos jóvenes no requieren aireación prolongada.</text:p>
        </text:list-item>
      </text:list>
      <text:h text:style-name="Título3" text:outline-level="3"><text:span text:style-name="T1555">6. Servicio</text:span></text:h>
      <text:list text:style-name="LFO196" text:continue-numbering="true">
        <text:list-item>
          <text:p text:style-name="P1556">Usar copas adecuadas para cada tipo de vino.</text:p>
        </text:list-item>
        <text:list-item>
          <text:p text:style-name="P1557">Servir en cantidades moderadas (aprox. 1/3 de copa) para permitir oxigenación.</text:p>
        </text:list-item>
        <text:list-item>
          <text:p text:style-name="P1558">Observar temperatura en copa antes de servir, ajustando si es necesario (por ejemplo, un blanco demasiado frío puede perder aromas).</text:p>
        </text:list-item>
      </text:list>
      <text:p text:style-name="NormalWeb"><text:span text:style-name="T1559">💡</text:span><text:s/><text:span text:style-name="Textoennegrita">Tip profesional:</text:span><text:s/>El cuidado del vino desde la bodega hasta la copa<text:s/><text:span text:style-name="Textoennegrita">marca la diferencia entre una experiencia memorable y un vino arruinado.</text:span></text:p>
      <text:p text:style-name="Normal"><draw:custom-shape svg:x="0in" svg:y="0in" svg:width="45.51042in" svg:height="0.00139in" draw:z-index="0" draw:id="id145" draw:style-name="a145" draw:name="Horizontal Line 298" text:anchor-type="as-char"><svg:title/><svg:desc/><draw:enhanced-geometry draw:type="non-primitive" svg:viewBox="0 0 21600 21600" draw:enhanced-path="M 0 0 L 21600 0 21600 21600 0 21600 Z N"/></draw:custom-shape></text:p>
      <text:h text:style-name="Título2" text:outline-level="2"><text:span text:style-name="T1560"><text:s/></text:span><text:span text:style-name="T1561"><text:s/>4 – Experiencia sensorial: actividad práctica</text:span></text:h>
      <text:p text:style-name="NormalWeb"><text:span text:style-name="T1562">🎶</text:span><text:s/><text:span text:style-name="Textoennegrita">Música sugerida:</text:span><text:s/><text:span text:style-name="Énfasis">“Clair de Lune – Debussy”</text:span><text:line-break/><text:span text:style-name="T1563">🍷</text:span><text:s/><text:span text:style-name="Textoennegrita">Actividad:</text:span><text:s/>prueba un mismo vino bajo distintas condiciones de servicio:</text:p>
      <text:list text:style-name="LFO197" text:continue-numbering="true">
        <text:list-item>
          <text:p text:style-name="P1564">Guarda una botella en posición vertical y otra horizontal, luego compara su aroma y sabor.</text:p>
        </text:list-item>
        <text:list-item>
          <text:p text:style-name="P1565">Prueba un vino a temperatura demasiado fría y otro a temperatura ideal.</text:p>
        </text:list-item>
        <text:list-item>
          <text:p text:style-name="P1566">Experimenta decantando un tinto de crianza versus sirviéndolo directamente en la copa.</text:p>
        </text:list-item>
      </text:list>
      <text:h text:style-name="Título3" text:outline-level="3">Observaciones</text:h>
      <text:list text:style-name="LFO198" text:continue-numbering="true">
        <text:list-item>
          <text:p text:style-name="P1567">Nota diferencias en<text:s/><text:span text:style-name="Textoennegrita">aromas, cuerpo y persistencia</text:span>.</text:p>
        </text:list-item>
        <text:list-item>
          <text:p text:style-name="P1568">Reflexiona sobre cómo<text:s/><text:span text:style-name="Textoennegrita">la temperatura, la luz, la posición y el descorche afectan la experiencia de la cata</text:span>.</text:p>
        </text:list-item>
      </text:list>
      <text:soft-page-break/>
      <text:p text:style-name="NormalWeb"><text:span text:style-name="T1569">🌟</text:span><text:s/><text:span text:style-name="Énfasis">Servir y conservar es un arte que preserva el alma del vino.</text:span></text:p>
      <text:p text:style-name="Normal"><draw:custom-shape svg:x="0in" svg:y="0in" svg:width="45.51042in" svg:height="0.00139in" draw:z-index="0" draw:id="id146" draw:style-name="a146" draw:name="Horizontal Line 299" text:anchor-type="as-char"><svg:title/><svg:desc/><draw:enhanced-geometry draw:type="non-primitive" svg:viewBox="0 0 21600 21600" draw:enhanced-path="M 0 0 L 21600 0 21600 21600 0 21600 Z N"/></draw:custom-shape></text:p>
      <text:h text:style-name="Título2" text:outline-level="2"><text:span text:style-name="T1570"><text:s/></text:span><text:span text:style-name="T1571"><text:s/>5 – Quiz: Test de conservación y servicio</text:span></text:h>
      <text:list text:style-name="LFO199" text:continue-numbering="true">
        <text:list-item>
          <text:p text:style-name="P1572"><text:span text:style-name="Textoennegrita">¿Cuál es la posición ideal para almacenar botellas con corcho?</text:span><text:line-break/>a) Horizontal<text:line-break/>b) Vertical<text:line-break/>c) Inclinada sobre la pared<text:line-break/><text:span text:style-name="T1573">✅</text:span><text:s/><text:span text:style-name="Textoennegrita">Respuesta correcta:</text:span><text:s/>a) Horizontal</text:p>
        </text:list-item>
        <text:list-item>
          <text:p text:style-name="P1574"><text:span text:style-name="Textoennegrita">¿Qué efecto tiene la luz directa en el vino?</text:span><text:line-break/>a) Lo hace más aromático<text:line-break/>b) Alteración de aromas y envejecimiento prematuro<text:line-break/>c) No tiene efecto<text:line-break/><text:span text:style-name="T1575">✅</text:span><text:s/><text:span text:style-name="Textoennegrita">Respuesta correcta:</text:span><text:s/>b) Alteración de aromas y envejecimiento prematuro</text:p>
        </text:list-item>
        <text:list-item>
          <text:p text:style-name="P1576"><text:span text:style-name="Textoennegrita">¿Cuál es la temperatura ideal para servir un vino espumoso?</text:span><text:line-break/>a) 6–8 °C<text:line-break/>b) 16–18 °C<text:line-break/>c) 10–12 °C<text:line-break/><text:span text:style-name="T1577">✅</text:span><text:s/><text:span text:style-name="Textoennegrita">Respuesta correcta:</text:span><text:s/>a) 6–8 °C</text:p>
        </text:list-item>
        <text:list-item>
          <text:p text:style-name="P1578"><text:span text:style-name="Textoennegrita">¿Por qué es importante la humedad en la bodega?</text:span><text:line-break/>a) Para que el corcho no se seque<text:line-break/>b) Para que el vino no se caliente<text:line-break/>c) Para que las etiquetas duren más<text:line-break/><text:span text:style-name="T1579">✅</text:span><text:s/><text:span text:style-name="Textoennegrita">Respuesta correcta:</text:span><text:s/>a) Para que el corcho no se seque</text:p>
        </text:list-item>
        <text:list-item>
          <text:p text:style-name="P1580"><text:span text:style-name="Textoennegrita">¿Qué diferencia hace decantar un tinto de crianza?</text:span><text:line-break/>a) Nada, es solo estética<text:line-break/>b) Oxigena el vino y libera aromas<text:line-break/>c) Solo sirve para vinos jóvenes<text:line-break/><text:span text:style-name="T1581">✅</text:span><text:s/><text:span text:style-name="Textoennegrita">Respuesta correcta:</text:span><text:s/>b) Oxigena el vino y libera aromas</text:p>
        </text:list-item>
      </text:list>
      <text:p text:style-name="Normal"><draw:custom-shape svg:x="0in" svg:y="0in" svg:width="45.51042in" svg:height="0.00139in" draw:z-index="0" draw:id="id147" draw:style-name="a147" draw:name="Horizontal Line 300" text:anchor-type="as-char"><svg:title/><svg:desc/><draw:enhanced-geometry draw:type="non-primitive" svg:viewBox="0 0 21600 21600" draw:enhanced-path="M 0 0 L 21600 0 21600 21600 0 21600 Z N"/></draw:custom-shape></text:p>
      <text:h text:style-name="Título2" text:outline-level="2"><text:span text:style-name="T1582"><text:s/></text:span><text:span text:style-name="T1583"><text:s/>6 – Cierre</text:span></text:h>
      <text:p text:style-name="NormalWeb"><text:span text:style-name="T1584">💬💬</text:span></text:p>
      <text:p text:style-name="NormalWeb">“Cuidar un vino es cuidar el tiempo embotellado.”</text:p>
      <text:list text:style-name="LFO200" text:continue-numbering="true">
        <text:list-item>
          <text:p text:style-name="P1585">La conservación y servicio<text:s/><text:span text:style-name="Textoennegrita">prolongan la vida y calidad del vino</text:span>.</text:p>
        </text:list-item>
        <text:list-item>
          <text:p text:style-name="P1586">Cada detalle, desde la posición en la bodega hasta la temperatura en copa,<text:s/><text:span text:style-name="Textoennegrita">marca la diferencia entre un vino mediocre y uno excepcional</text:span>.</text:p>
        </text:list-item>
        <text:list-item>
          <text:p text:style-name="P1587">Dominar estas técnicas es<text:s/><text:span text:style-name="Textoennegrita">esencial para cualquier amante del vino o futuro sumiller</text:span>.</text:p>
        </text:list-item>
      </text:list>
      <text:p text:style-name="Normal"/>
      <text:p text:style-name="P1588"/>
      <text:soft-page-break/>
      <text:h text:style-name="Título1" text:outline-level="1"><text:span text:style-name="T1589">📖📖</text:span><text:s/><text:span text:style-name="T1590">LECCIÓN 19: CÓMO ELEGIR UN VINO EN RESTAURANTE O TIENDA</text:span></text:h>
      <text:p text:style-name="NormalWeb"><text:span text:style-name="T1591">💬</text:span><text:s/>“El mejor vino no es el más caro, sino el que se comparte.”</text:p>
      <text:p text:style-name="Normal"><draw:custom-shape svg:x="0in" svg:y="0in" svg:width="45.51042in" svg:height="0.00139in" draw:z-index="0" draw:id="id148" draw:style-name="a148" draw:name="Horizontal Line 307" text:anchor-type="as-char"><svg:title/><svg:desc/><draw:enhanced-geometry draw:type="non-primitive" svg:viewBox="0 0 21600 21600" draw:enhanced-path="M 0 0 L 21600 0 21600 21600 0 21600 Z N"/></draw:custom-shape></text:p>
      <text:h text:style-name="Título2" text:outline-level="2"><text:span text:style-name="T1592"><text:s/></text:span><text:span text:style-name="T1593"><text:s/>1 – Introducción: La elección del vino</text:span></text:h>
      <text:p text:style-name="NormalWeb">Elegir un vino puede parecer complicado, pero con<text:s/><text:span text:style-name="Textoennegrita">estrategias simples y conocimiento básico</text:span>, se puede acertar siempre:</text:p>
      <text:list text:style-name="LFO201" text:continue-numbering="true">
        <text:list-item>
          <text:p text:style-name="P1594">Un buen vino<text:s/><text:span text:style-name="Textoennegrita">no depende solo del precio</text:span>, sino de la ocasión, la comida, el paladar de los comensales y la relación calidad-precio.</text:p>
        </text:list-item>
        <text:list-item>
          <text:p text:style-name="P1595">Aprender a<text:s/><text:span text:style-name="Textoennegrita">leer la carta de vinos o la etiqueta de la botella</text:span><text:s/>nos da seguridad y confianza.</text:p>
        </text:list-item>
        <text:list-item>
          <text:p text:style-name="P1596">La elección adecuada<text:s/><text:span text:style-name="Textoennegrita">potencia la comida, la conversación y la experiencia gastronómica</text:span>.</text:p>
        </text:list-item>
      </text:list>
      <text:p text:style-name="NormalWeb"><text:span text:style-name="T1597">🌟</text:span><text:s/><text:span text:style-name="Énfasis">Elegir vino es anticipar placer, no adivinarlo.</text:span></text:p>
      <text:p text:style-name="Normal"><draw:custom-shape svg:x="0in" svg:y="0in" svg:width="45.51042in" svg:height="0.00139in" draw:z-index="0" draw:id="id149" draw:style-name="a149" draw:name="Horizontal Line 308" text:anchor-type="as-char"><svg:title/><svg:desc/><draw:enhanced-geometry draw:type="non-primitive" svg:viewBox="0 0 21600 21600" draw:enhanced-path="M 0 0 L 21600 0 21600 21600 0 21600 Z N"/></draw:custom-shape></text:p>
      <text:h text:style-name="Título2" text:outline-level="2"><text:span text:style-name="T1598"><text:s/></text:span><text:span text:style-name="T1599"><text:s/>2 – Curiosidad: El vino y el entorno</text:span></text:h>
      <text:list text:style-name="LFO202" text:continue-numbering="true">
        <text:list-item>
          <text:p text:style-name="P1600">En restaurantes, la<text:s/><text:span text:style-name="Textoennegrita">temperatura y la conservación</text:span><text:s/>influyen en cómo se percibe el vino.</text:p>
        </text:list-item>
        <text:list-item>
          <text:p text:style-name="P1601">En tiendas, muchas veces se<text:s/><text:span text:style-name="Textoennegrita">elige por etiqueta o precio</text:span>, sin conocer añada, bodega o estilo.</text:p>
        </text:list-item>
        <text:list-item>
          <text:p text:style-name="P1602">Saber cómo<text:s/><text:span text:style-name="Textoennegrita">interpretar la carta y la etiqueta</text:span><text:s/>permite seleccionar vinos de manera consciente y acertada.</text:p>
        </text:list-item>
      </text:list>
      <text:p text:style-name="NormalWeb"><text:span text:style-name="T1603">🍇</text:span><text:s/><text:span text:style-name="Énfasis">Un vino elegido con criterio se disfruta el doble.</text:span></text:p>
      <text:p text:style-name="Normal"><draw:custom-shape svg:x="0in" svg:y="0in" svg:width="45.51042in" svg:height="0.00139in" draw:z-index="0" draw:id="id150" draw:style-name="a150" draw:name="Horizontal Line 309" text:anchor-type="as-char"><svg:title/><svg:desc/><draw:enhanced-geometry draw:type="non-primitive" svg:viewBox="0 0 21600 21600" draw:enhanced-path="M 0 0 L 21600 0 21600 21600 0 21600 Z N"/></draw:custom-shape></text:p>
      <text:h text:style-name="Título2" text:outline-level="2"><text:span text:style-name="T1604"><text:s/></text:span><text:span text:style-name="T1605"><text:s/>3 – Enseñanza práctica: Consejos para acertar</text:span></text:h>
      <text:h text:style-name="Título3" text:outline-level="3"><text:span text:style-name="T1606">1. Define la ocasión</text:span></text:h>
      <text:list text:style-name="LFO203" text:continue-numbering="true">
        <text:list-item>
          <text:p text:style-name="P1607">Cena informal → vinos jóvenes, frescos y fáciles de beber.</text:p>
        </text:list-item>
        <text:list-item>
          <text:p text:style-name="P1608">Comida especial → vinos con crianza o espumosos elegantes.</text:p>
        </text:list-item>
        <text:list-item>
          <text:p text:style-name="P1609">Celebración → espumosos o vinos dulces de postre.</text:p>
        </text:list-item>
      </text:list>
      <text:h text:style-name="Título3" text:outline-level="3"><text:span text:style-name="T1610">2. Considera el maridaje</text:span></text:h>
      <text:list text:style-name="LFO204" text:continue-numbering="true">
        <text:list-item>
          <text:p text:style-name="P1611">Blancos → pescados, mariscos, ensaladas, pastas ligeras.</text:p>
        </text:list-item>
        <text:list-item>
          <text:p text:style-name="P1612">Tintos → carnes rojas, guisos, quesos curados.</text:p>
        </text:list-item>
        <text:list-item>
          <text:p text:style-name="P1613">Rosados → cocina mediterránea, tapas, pasta.</text:p>
        </text:list-item>
        <text:list-item>
          <text:p text:style-name="P1614">Espumosos → aperitivos, sushi, postres ligeros.</text:p>
        </text:list-item>
        <text:list-item>
          <text:p text:style-name="P1615">Vinos dulces → postres, foie, quesos azules.</text:p>
        </text:list-item>
      </text:list>
      <text:h text:style-name="Título3" text:outline-level="3"><text:span text:style-name="T1616">3. Lee la carta o etiqueta</text:span></text:h>
      <text:list text:style-name="LFO205" text:continue-numbering="true">
        <text:list-item>
          <text:p text:style-name="P1617">Observa<text:s/><text:span text:style-name="Textoennegrita">denominación de origen</text:span>, añada y bodega.</text:p>
        </text:list-item>
        <text:list-item>
          <text:p text:style-name="P1618">Revisa<text:s/><text:span text:style-name="Textoennegrita">grado alcohólico y variedad de uva</text:span>.</text:p>
        </text:list-item>
        <text:list-item>
          <text:p text:style-name="P1619">Busca<text:s/><text:span text:style-name="Textoennegrita">notas de cata o maridaje sugerido</text:span><text:s/>que encajen con la comida y el paladar.</text:p>
        </text:list-item>
      </text:list>
      <text:h text:style-name="Título3" text:outline-level="3"><text:span text:style-name="T1620">4. Ajusta al presupuesto</text:span></text:h>
      <text:list text:style-name="LFO206" text:continue-numbering="true">
        <text:list-item>
          <text:p text:style-name="P1621">No siempre el más caro es mejor.</text:p>
        </text:list-item>
        <text:list-item>
          <text:p text:style-name="P1622">Busca<text:s/><text:span text:style-name="Textoennegrita">relación calidad-precio</text:span>: vinos de calidad media con buenas críticas o premios pueden sorprender.</text:p>
        </text:list-item>
        <text:list-item>
          <text:p text:style-name="P1623">Pregunta al sommelier o dependiente por<text:s/><text:span text:style-name="Textoennegrita">recomendaciones según presupuesto y ocasión</text:span>.</text:p>
        </text:list-item>
      </text:list>
      <text:h text:style-name="Título3" text:outline-level="3"><text:span text:style-name="T1624">5. Prueba y confía en tu paladar</text:span></text:h>
      <text:list text:style-name="LFO207" text:continue-numbering="true">
        <text:list-item>
          <text:p text:style-name="P1625">Si tienes la oportunidad,<text:s/><text:span text:style-name="Textoennegrita">pide degustar una muestra</text:span><text:s/>antes de decidir.</text:p>
        </text:list-item>
        <text:list-item>
          <text:p text:style-name="P1626">Tu gusto personal es tan importante como las recomendaciones.</text:p>
        </text:list-item>
        <text:list-item>
          <text:p text:style-name="P1627">La experiencia acumula conocimiento:<text:s/><text:span text:style-name="Textoennegrita">cuanto más pruebes, mejor elegirás</text:span>.</text:p>
        </text:list-item>
      </text:list>
      <text:p text:style-name="NormalWeb"><text:span text:style-name="T1628">💡</text:span><text:s/><text:span text:style-name="Textoennegrita">Tip profesional:</text:span><text:s/>Mantén siempre un equilibrio entre<text:s/><text:span text:style-name="Textoennegrita">ocasión, comida, presupuesto y gusto personal</text:span>. Esa es la clave del éxito.</text:p>
      <text:p text:style-name="Normal"><draw:custom-shape svg:x="0in" svg:y="0in" svg:width="45.51042in" svg:height="0.00139in" draw:z-index="0" draw:id="id151" draw:style-name="a151" draw:name="Horizontal Line 310" text:anchor-type="as-char"><svg:title/><svg:desc/><draw:enhanced-geometry draw:type="non-primitive" svg:viewBox="0 0 21600 21600" draw:enhanced-path="M 0 0 L 21600 0 21600 21600 0 21600 Z N"/></draw:custom-shape></text:p>
      <text:h text:style-name="Título2" text:outline-level="2"><text:span text:style-name="T1629"><text:s/></text:span><text:span text:style-name="T1630"><text:s/>4 – Experiencia sensorial: actividad práctica</text:span></text:h>
      <text:p text:style-name="NormalWeb"><text:span text:style-name="T1631">🎶</text:span><text:s/><text:span text:style-name="Textoennegrita">Música sugerida:</text:span><text:s/><text:span text:style-name="Énfasis">“Fly Me to the Moon – Frank Sinatra”</text:span><text:line-break/><text:span text:style-name="T1632">🍷</text:span><text:s/><text:span text:style-name="Textoennegrita">Actividad:</text:span><text:s/>Simula la elección de un vino:</text:p>
      <text:list text:style-name="LFO208" text:continue-numbering="true">
        <text:list-item>
          <text:p text:style-name="P1633">Escoge un plato principal de un menú ficticio.</text:p>
        </text:list-item>
        <text:list-item>
          <text:p text:style-name="P1634">Selecciona tres opciones de vino según ocasión, maridaje y presupuesto.</text:p>
        </text:list-item>
        <text:list-item>
          <text:p text:style-name="P1635">Justifica tu elección y, si es posible, realiza una<text:s/><text:span text:style-name="Textoennegrita">degustación comparativa</text:span>.</text:p>
        </text:list-item>
      </text:list>
      <text:h text:style-name="Título3" text:outline-level="3">Observaciones</text:h>
      <text:list text:style-name="LFO209" text:continue-numbering="true">
        <text:list-item>
          <text:p text:style-name="P1636">Evalúa cómo cambian la percepción del vino con la comida.</text:p>
        </text:list-item>
        <text:list-item>
          <text:p text:style-name="P1637">Aprende a<text:s/><text:span text:style-name="Textoennegrita">equilibrar precio, calidad y experiencia sensorial</text:span>.</text:p>
        </text:list-item>
        <text:list-item>
          <text:p text:style-name="P1638">Reflexiona sobre cómo<text:s/><text:span text:style-name="Textoennegrita">la etiqueta y la carta orientan tu decisión</text:span>.</text:p>
        </text:list-item>
      </text:list>
      <text:p text:style-name="NormalWeb"><text:span text:style-name="T1639">🌟</text:span><text:s/><text:span text:style-name="Énfasis">Elegir vino es un arte que combina ciencia, experiencia y gusto personal.</text:span></text:p>
      <text:p text:style-name="Normal"><draw:custom-shape svg:x="0in" svg:y="0in" svg:width="45.51042in" svg:height="0.00139in" draw:z-index="0" draw:id="id152" draw:style-name="a152" draw:name="Horizontal Line 311" text:anchor-type="as-char"><svg:title/><svg:desc/><draw:enhanced-geometry draw:type="non-primitive" svg:viewBox="0 0 21600 21600" draw:enhanced-path="M 0 0 L 21600 0 21600 21600 0 21600 Z N"/></draw:custom-shape></text:p>
      <text:h text:style-name="Título2" text:outline-level="2"><text:span text:style-name="T1640"><text:s/></text:span><text:span text:style-name="T1641"><text:s/>5 – Quiz: selección según ocasión y presupuesto</text:span></text:h>
      <text:soft-page-break/>
      <text:list text:style-name="LFO210" text:continue-numbering="true">
        <text:list-item>
          <text:p text:style-name="P1642"><text:span text:style-name="Textoennegrita">¿Qué determina la elección del vino principalmente?</text:span><text:line-break/>a) Precio más alto<text:line-break/>b) Ocasión, comida y paladar<text:line-break/>c) Etiqueta llamativa<text:line-break/><text:span text:style-name="T1643">✅</text:span><text:s/><text:span text:style-name="Textoennegrita">Respuesta correcta:</text:span><text:s/>b) Ocasión, comida y paladar</text:p>
        </text:list-item>
        <text:list-item>
          <text:p text:style-name="P1644"><text:span text:style-name="Textoennegrita">¿Qué vino marida mejor con pescados y mariscos?</text:span><text:line-break/>a) Tinto con crianza<text:line-break/>b) Blanco fresco<text:line-break/>c) Espumoso dulce<text:line-break/><text:span text:style-name="T1645">✅</text:span><text:s/><text:span text:style-name="Textoennegrita">Respuesta correcta:</text:span><text:s/>b) Blanco fresco</text:p>
        </text:list-item>
        <text:list-item>
          <text:p text:style-name="P1646"><text:span text:style-name="Textoennegrita">¿Cuál es la mejor estrategia si el presupuesto es limitado?</text:span><text:line-break/>a) Comprar siempre el más caro<text:line-break/>b) Buscar relación calidad-precio y preguntar recomendaciones<text:line-break/>c) Elegir solo vinos locales<text:line-break/><text:span text:style-name="T1647">✅</text:span><text:s/><text:span text:style-name="Textoennegrita">Respuesta correcta:</text:span><text:s/>b) Buscar relación calidad-precio y preguntar recomendaciones</text:p>
        </text:list-item>
        <text:list-item>
          <text:p text:style-name="P1648"><text:span text:style-name="Textoennegrita">¿Por qué es útil leer la carta o la etiqueta?</text:span><text:line-break/>a) Para ver el color de la botella<text:line-break/>b) Para conocer denominación, añada, bodega, uva y notas de cata<text:line-break/>c) Solo para comparar precios<text:line-break/><text:span text:style-name="T1649">✅</text:span><text:s/><text:span text:style-name="Textoennegrita">Respuesta correcta:</text:span><text:s/>b) Para conocer denominación, añada, bodega, uva y notas de cata</text:p>
        </text:list-item>
        <text:list-item>
          <text:p text:style-name="P1650"><text:span text:style-name="Textoennegrita">¿Qué elemento final guía la elección de un vino?</text:span><text:line-break/>a) Tu gusto personal y experiencia<text:line-break/>b) La etiqueta bonita<text:line-break/>c) El tamaño de la botella<text:line-break/><text:span text:style-name="T1651">✅</text:span><text:s/><text:span text:style-name="Textoennegrita">Respuesta correcta:</text:span><text:s/>a) Tu gusto personal y experiencia</text:p>
        </text:list-item>
      </text:list>
      <text:p text:style-name="Normal"><draw:custom-shape svg:x="0in" svg:y="0in" svg:width="45.51042in" svg:height="0.00139in" draw:z-index="0" draw:id="id153" draw:style-name="a153" draw:name="Horizontal Line 312" text:anchor-type="as-char"><svg:title/><svg:desc/><draw:enhanced-geometry draw:type="non-primitive" svg:viewBox="0 0 21600 21600" draw:enhanced-path="M 0 0 L 21600 0 21600 21600 0 21600 Z N"/></draw:custom-shape></text:p>
      <text:h text:style-name="Título2" text:outline-level="2"><text:span text:style-name="T1652"><text:s/></text:span><text:span text:style-name="T1653"><text:s/>6 – Cierre</text:span></text:h>
      <text:p text:style-name="NormalWeb"><text:span text:style-name="T1654">💬💬</text:span></text:p>
      <text:p text:style-name="NormalWeb">“El mejor vino no es el más caro, sino el que se comparte.”</text:p>
      <text:list text:style-name="LFO211" text:continue-numbering="true">
        <text:list-item>
          <text:p text:style-name="P1655">Elegir un vino es<text:s/><text:span text:style-name="Textoennegrita">anticipar placer, maridaje y conversación</text:span>.</text:p>
        </text:list-item>
        <text:list-item>
          <text:p text:style-name="P1656">La decisión correcta combina<text:s/><text:span text:style-name="Textoennegrita">ocasión, comida, presupuesto y preferencias personales</text:span>.</text:p>
        </text:list-item>
        <text:list-item>
          <text:p text:style-name="P1657">Con práctica y conocimiento, cualquier elección puede convertirse en<text:s/><text:span text:style-name="Textoennegrita">una experiencia memorable</text:span>.</text:p>
        </text:list-item>
      </text:list>
      <text:p text:style-name="Normal"/>
      <text:p text:style-name="Normal"/>
      <text:p text:style-name="P1658"/>
      <text:soft-page-break/>
      <text:h text:style-name="Título1" text:outline-level="1"><text:span text:style-name="T1659">📖📖</text:span><text:s/><text:span text:style-name="T1660">LECCIÓN 20: VINOS DEL FUTURO – SOSTENIBILIDAD Y TECNOLOGÍA</text:span></text:h>
      <text:p text:style-name="NormalWeb"><text:span text:style-name="T1661">💬</text:span><text:s/>“El futuro del vino se cultiva con respeto y se brinda con conciencia.”</text:p>
      <text:p text:style-name="Normal"><draw:custom-shape svg:x="0in" svg:y="0in" svg:width="45.51042in" svg:height="0.00139in" draw:z-index="0" draw:id="id154" draw:style-name="a154" draw:name="Horizontal Line 319" text:anchor-type="as-char"><svg:title/><svg:desc/><draw:enhanced-geometry draw:type="non-primitive" svg:viewBox="0 0 21600 21600" draw:enhanced-path="M 0 0 L 21600 0 21600 21600 0 21600 Z N"/></draw:custom-shape></text:p>
      <text:h text:style-name="Título2" text:outline-level="2"><text:span text:style-name="T1662"><text:s/></text:span><text:span text:style-name="T1663"><text:s/>1 – Introducción: Un vistazo al futuro</text:span></text:h>
      <text:p text:style-name="NormalWeb">El mundo del vino está cambiando:<text:s/><text:span text:style-name="Textoennegrita">la sostenibilidad y la tecnología marcan la nueva era del sector vitivinícola</text:span>.</text:p>
      <text:list text:style-name="LFO212" text:continue-numbering="true">
        <text:list-item>
          <text:p text:style-name="P1664">Los consumidores buscan<text:s/><text:span text:style-name="Textoennegrita">vinos responsables con el medio ambiente</text:span><text:s/>y respetuosos con la salud.</text:p>
        </text:list-item>
        <text:list-item>
          <text:p text:style-name="P1665">La innovación tecnológica permite<text:s/><text:span text:style-name="Textoennegrita">controlar cada fase de la producción</text:span>, desde la viña hasta la copa.</text:p>
        </text:list-item>
        <text:list-item>
          <text:p text:style-name="P1666">Los vinos del futuro no solo serán<text:s/><text:span text:style-name="Textoennegrita">sabrosos</text:span>, sino también<text:s/><text:span text:style-name="Textoennegrita">éticos y sostenibles</text:span>, contribuyendo a un planeta más saludable.</text:p>
        </text:list-item>
      </text:list>
      <text:p text:style-name="NormalWeb"><text:span text:style-name="T1667">🌱</text:span><text:s/><text:span text:style-name="Énfasis">Cada sorbo puede ser un acto consciente y responsable.</text:span></text:p>
      <text:p text:style-name="Normal"><draw:custom-shape svg:x="0in" svg:y="0in" svg:width="45.51042in" svg:height="0.00139in" draw:z-index="0" draw:id="id155" draw:style-name="a155" draw:name="Horizontal Line 320" text:anchor-type="as-char"><svg:title/><svg:desc/><draw:enhanced-geometry draw:type="non-primitive" svg:viewBox="0 0 21600 21600" draw:enhanced-path="M 0 0 L 21600 0 21600 21600 0 21600 Z N"/></draw:custom-shape></text:p>
      <text:h text:style-name="Título2" text:outline-level="2"><text:span text:style-name="T1668"><text:s/></text:span><text:span text:style-name="T1669"><text:s/>2 – Curiosidad: Tendencias sostenibles</text:span></text:h>
      <text:list text:style-name="LFO213" text:continue-numbering="true">
        <text:list-item>
          <text:p text:style-name="P1670">Los<text:s/><text:span text:style-name="Textoennegrita">vinos ecológicos</text:span><text:s/>están libres de pesticidas sintéticos y fertilizantes químicos, priorizando la salud del suelo y la viña.</text:p>
        </text:list-item>
        <text:list-item>
          <text:p text:style-name="P1671">Los<text:s/><text:span text:style-name="Textoennegrita">vinos veganos</text:span><text:s/>evitan productos animales en clarificación y filtrado, como la clara de huevo o la gelatina.</text:p>
        </text:list-item>
        <text:list-item>
          <text:p text:style-name="P1672">Los<text:s/><text:span text:style-name="Textoennegrita">vinos biodinámicos</text:span><text:s/>siguen calendarios lunares y prácticas agrícolas holísticas, buscando armonía con la naturaleza.</text:p>
        </text:list-item>
        <text:list-item>
          <text:p text:style-name="P1673">La<text:s/><text:span text:style-name="Textoennegrita">tecnología</text:span><text:s/>permite optimizar el riego, la fermentación y la conservación, reduciendo desperdicio y energía.</text:p>
        </text:list-item>
      </text:list>
      <text:p text:style-name="NormalWeb"><text:span text:style-name="T1674">🍇</text:span><text:s/><text:span text:style-name="Énfasis">Cada etiqueta sostenible refleja un compromiso con la tierra y la calidad.</text:span></text:p>
      <text:p text:style-name="Normal"><draw:custom-shape svg:x="0in" svg:y="0in" svg:width="45.51042in" svg:height="0.00139in" draw:z-index="0" draw:id="id156" draw:style-name="a156" draw:name="Horizontal Line 321" text:anchor-type="as-char"><svg:title/><svg:desc/><draw:enhanced-geometry draw:type="non-primitive" svg:viewBox="0 0 21600 21600" draw:enhanced-path="M 0 0 L 21600 0 21600 21600 0 21600 Z N"/></draw:custom-shape></text:p>
      <text:h text:style-name="Título2" text:outline-level="2"><text:span text:style-name="T1675"><text:s/></text:span><text:span text:style-name="T1676"><text:s/>3 – Enseñanza práctica: Tipos de vinos sostenibles</text:span></text:h>
      <text:h text:style-name="Título3" text:outline-level="3"><text:span text:style-name="T1677">1. Vinos ecológicos</text:span></text:h>
      <text:list text:style-name="LFO214" text:continue-numbering="true">
        <text:list-item>
          <text:p text:style-name="P1678">Certificación oficial: indican ausencia de químicos sintéticos.</text:p>
        </text:list-item>
        <text:list-item>
          <text:p text:style-name="P1679">Beneficios: respeto al suelo, reducción de residuos químicos, vinos más naturales.</text:p>
        </text:list-item>
        <text:list-item>
          <text:p text:style-name="P1680">Ejemplos: Rioja ecológico, Ribera del Duero ecológica.</text:p>
        </text:list-item>
      </text:list>
      <text:h text:style-name="Título3" text:outline-level="3"><text:span text:style-name="T1681">2. Vinos veganos</text:span></text:h>
      <text:soft-page-break/>
      <text:list text:style-name="LFO215" text:continue-numbering="true">
        <text:list-item>
          <text:p text:style-name="P1682">Clarificación con productos vegetales como<text:s/><text:span text:style-name="Textoennegrita">bentonita o carbón vegetal</text:span>.</text:p>
        </text:list-item>
        <text:list-item>
          <text:p text:style-name="P1683">Beneficios: aptos para dietas veganas, no afectan el sabor ni la calidad.</text:p>
        </text:list-item>
        <text:list-item>
          <text:p text:style-name="P1684">Ejemplos: Sauvignon Blanc vegano de Rueda, Malbec vegano de Mendoza.</text:p>
        </text:list-item>
      </text:list>
      <text:h text:style-name="Título3" text:outline-level="3"><text:span text:style-name="T1685">3. Vinos biodinámicos</text:span></text:h>
      <text:list text:style-name="LFO216" text:continue-numbering="true">
        <text:list-item>
          <text:p text:style-name="P1686">Producción basada en principios de<text:s/><text:span text:style-name="Textoennegrita">Rudolf Steiner</text:span>.</text:p>
        </text:list-item>
        <text:list-item>
          <text:p text:style-name="P1687">Uso de compost preparados, calendario lunar y mínima intervención.</text:p>
        </text:list-item>
        <text:list-item>
          <text:p text:style-name="P1688">Beneficios: mayor expresión del terroir, vinos vivos y equilibrados.</text:p>
        </text:list-item>
        <text:list-item>
          <text:p text:style-name="P1689">Ejemplos: Champagne biodinámico, Syrah biodinámico del Valle del Ródano.</text:p>
        </text:list-item>
      </text:list>
      <text:h text:style-name="Título3" text:outline-level="3"><text:span text:style-name="T1690">4. Tecnología aplicada al vino</text:span></text:h>
      <text:list text:style-name="LFO217" text:continue-numbering="true">
        <text:list-item>
          <text:p text:style-name="P1691">Sensores para controlar<text:s/><text:span text:style-name="Textoennegrita">temperatura, humedad y maduración de la uva</text:span>.</text:p>
        </text:list-item>
        <text:list-item>
          <text:p text:style-name="P1692">Automatización de riego y vendimia para optimizar recursos.</text:p>
        </text:list-item>
        <text:list-item>
          <text:p text:style-name="P1693">Fermentaciones monitorizadas con precisión para<text:s/><text:span text:style-name="Textoennegrita">coherencia y calidad constante</text:span>.</text:p>
        </text:list-item>
      </text:list>
      <text:p text:style-name="NormalWeb"><text:span text:style-name="T1694">💡</text:span><text:s/><text:span text:style-name="Textoennegrita">Tip profesional:</text:span><text:s/>Buscar vinos sostenibles es<text:s/><text:span text:style-name="Textoennegrita">apoyar un estilo de vida consciente</text:span><text:s/>sin renunciar a la calidad y el placer.</text:p>
      <text:p text:style-name="Normal"><draw:custom-shape svg:x="0in" svg:y="0in" svg:width="45.51042in" svg:height="0.00139in" draw:z-index="0" draw:id="id157" draw:style-name="a157" draw:name="Horizontal Line 322" text:anchor-type="as-char"><svg:title/><svg:desc/><draw:enhanced-geometry draw:type="non-primitive" svg:viewBox="0 0 21600 21600" draw:enhanced-path="M 0 0 L 21600 0 21600 21600 0 21600 Z N"/></draw:custom-shape></text:p>
      <text:h text:style-name="Título2" text:outline-level="2"><text:span text:style-name="T1695"><text:s/></text:span><text:span text:style-name="T1696"><text:s/>4 – Experiencia sensorial: actividad práctica</text:span></text:h>
      <text:p text:style-name="NormalWeb"><text:span text:style-name="T1697">🎶</text:span><text:s/><text:span text:style-name="Textoennegrita">Música sugerida:</text:span><text:s/><text:span text:style-name="Énfasis">“Earth Song – Michael Jackson”</text:span><text:line-break/><text:span text:style-name="T1698">🍷</text:span><text:s/><text:span text:style-name="Textoennegrita">Actividad:</text:span><text:s/>Prueba vinos sostenibles y compara con vinos convencionales:</text:p>
      <text:list text:style-name="LFO218" text:continue-numbering="true">
        <text:list-item>
          <text:p text:style-name="P1699">Degusta un<text:s/><text:span text:style-name="Textoennegrita">vino ecológico y un vino tradicional</text:span><text:s/>del mismo varietal.</text:p>
        </text:list-item>
        <text:list-item>
          <text:p text:style-name="P1700">Evalúa<text:s/><text:span text:style-name="Textoennegrita">aroma, sabor y sensación en boca</text:span>.</text:p>
        </text:list-item>
        <text:list-item>
          <text:p text:style-name="P1701">Reflexiona sobre<text:s/><text:span text:style-name="Textoennegrita">cómo las prácticas sostenibles influyen en la frescura, expresividad y textura del vino</text:span>.</text:p>
        </text:list-item>
      </text:list>
      <text:h text:style-name="Título3" text:outline-level="3">Observaciones</text:h>
      <text:list text:style-name="LFO219" text:continue-numbering="true">
        <text:list-item>
          <text:p text:style-name="P1702">Nota diferencias en<text:s/><text:span text:style-name="Textoennegrita">aromas más puros y frescos</text:span><text:s/>en vinos sostenibles.</text:p>
        </text:list-item>
        <text:list-item>
          <text:p text:style-name="P1703">Comprende cómo la<text:s/><text:span text:style-name="Textoennegrita">ética y el respeto al medio ambiente pueden mejorar la experiencia de cata</text:span>.</text:p>
        </text:list-item>
      </text:list>
      <text:p text:style-name="NormalWeb"><text:span text:style-name="T1704">🌟</text:span><text:s/><text:span text:style-name="Énfasis">El futuro del vino combina placer sensorial y responsabilidad ambiental.</text:span></text:p>
      <text:p text:style-name="Normal"><draw:custom-shape svg:x="0in" svg:y="0in" svg:width="45.51042in" svg:height="0.00139in" draw:z-index="0" draw:id="id158" draw:style-name="a158" draw:name="Horizontal Line 323" text:anchor-type="as-char"><svg:title/><svg:desc/><draw:enhanced-geometry draw:type="non-primitive" svg:viewBox="0 0 21600 21600" draw:enhanced-path="M 0 0 L 21600 0 21600 21600 0 21600 Z N"/></draw:custom-shape></text:p>
      <text:h text:style-name="Título2" text:outline-level="2"><text:span text:style-name="T1705"><text:s/></text:span><text:span text:style-name="T1706"><text:s/>5 – Quiz: prácticas sostenibles</text:span></text:h>
      <text:list text:style-name="LFO220" text:continue-numbering="true">
        <text:list-item>
          <text:p text:style-name="P1707"><text:span text:style-name="Textoennegrita">¿Qué caracteriza a un vino ecológico?</text:span><text:line-break/>a) Uso de pesticidas y fertilizantes químicos<text:line-break/>b) Cultivo sin químicos sintéticos y respeto al suelo<text:line-break/>c) Solo se produce en viñas grandes<text:line-break/><text:span text:style-name="T1708">✅</text:span><text:s/><text:span text:style-name="Textoennegrita">Respuesta correcta:</text:span><text:s/>b) Cultivo sin químicos sintéticos y respeto al suelo</text:p>
        </text:list-item>
        <text:list-item>
          <text:p text:style-name="P1709"><text:span text:style-name="Textoennegrita">¿Qué define a un vino vegano?</text:span><text:line-break/>a) Evita productos animales en clarificación y filtrado<text:line-break/>b) Solo utiliza uvas verdes<text:line-break/>c) No contiene alcohol<text:line-break/><text:span text:style-name="T1710">✅</text:span><text:s/><text:span text:style-name="Textoennegrita">Respuesta correcta:</text:span><text:s/>a) Evita productos animales en clarificación y filtrado</text:p>
        </text:list-item>
        <text:list-item>
          <text:p text:style-name="P1711"><text:span text:style-name="Textoennegrita">¿Cuál es la base de la viticultura biodinámica?</text:span><text:line-break/>a) Uso de pesticidas modernos<text:line-break/>b) Principios holísticos y calendario lunar<text:line-break/>c) Fermentación rápida en acero inoxidable<text:line-break/><text:span text:style-name="T1712">✅</text:span><text:s/><text:span text:style-name="Textoennegrita">Respuesta correcta:</text:span><text:s/>b) Principios holísticos y calendario lunar</text:p>
        </text:list-item>
        <text:list-item>
          <text:p text:style-name="P1713"><text:span text:style-name="Textoennegrita">¿Cómo ayuda la tecnología al vino?</text:span><text:line-break/>a) Mejorando control de riego, temperatura y fermentación<text:line-break/>b) Solo para embotellar más rápido<text:line-break/>c) Para cambiar el color del vino<text:line-break/><text:span text:style-name="T1714">✅</text:span><text:s/><text:span text:style-name="Textoennegrita">Respuesta correcta:</text:span><text:s/>a) Mejorando control de riego, temperatura y fermentación</text:p>
        </text:list-item>
        <text:list-item>
          <text:p text:style-name="P1715"><text:span text:style-name="Textoennegrita">¿Por qué los vinos sostenibles son importantes?</text:span><text:line-break/>a) Solo porque son caros<text:line-break/>b) Porque combinan placer, calidad y respeto al medio ambiente<text:line-break/>c) Porque tienen más alcohol<text:line-break/><text:span text:style-name="T1716">✅</text:span><text:s/><text:span text:style-name="Textoennegrita">Respuesta correcta:</text:span><text:s/>b) Porque combinan placer, calidad y respeto al medio ambiente</text:p>
        </text:list-item>
      </text:list>
      <text:p text:style-name="Normal"><draw:custom-shape svg:x="0in" svg:y="0in" svg:width="45.51042in" svg:height="0.00139in" draw:z-index="0" draw:id="id159" draw:style-name="a159" draw:name="Horizontal Line 324" text:anchor-type="as-char"><svg:title/><svg:desc/><draw:enhanced-geometry draw:type="non-primitive" svg:viewBox="0 0 21600 21600" draw:enhanced-path="M 0 0 L 21600 0 21600 21600 0 21600 Z N"/></draw:custom-shape></text:p>
      <text:h text:style-name="Título2" text:outline-level="2"><text:span text:style-name="T1717"><text:s/></text:span><text:span text:style-name="T1718"><text:s/>6 – Cierre</text:span></text:h>
      <text:p text:style-name="NormalWeb"><text:span text:style-name="T1719">💬💬</text:span></text:p>
      <text:p text:style-name="NormalWeb">“El futuro del vino se cultiva con respeto y se brinda con conciencia.”</text:p>
      <text:list text:style-name="LFO221" text:continue-numbering="true">
        <text:list-item>
          <text:p text:style-name="P1720">La sostenibilidad y la tecnología<text:s/><text:span text:style-name="Textoennegrita">garantizan vinos de calidad, responsables con el entorno y aptos para todos</text:span>.</text:p>
        </text:list-item>
        <text:list-item>
          <text:p text:style-name="P1721">Conocer y elegir vinos ecológicos, veganos o biodinámicos<text:s/><text:span text:style-name="Textoennegrita">refuerza la conciencia del consumidor y del profesional del vino</text:span>.</text:p>
        </text:list-item>
        <text:list-item>
          <text:p text:style-name="P1722">El vino del futuro<text:s/><text:span text:style-name="Textoennegrita">no solo se bebe: se protege, se cuida y se comparte con conciencia</text:span>.</text:p>
        </text:list-item>
      </text:list>
      <text:p text:style-name="Normal"/>
      <text:p text:style-name="Normal"/>
      <text:p text:style-name="P1723"/>
      <text:soft-page-break/>
      <text:h text:style-name="Título1" text:outline-level="1"><text:span text:style-name="T1724">📖📖</text:span><text:s/><text:span text:style-name="T1725">LECCIÓN 21: CÓMO CREAR TU BODEGA PERSONAL</text:span></text:h>
      <text:p text:style-name="NormalWeb"><text:span text:style-name="T1726">💬</text:span><text:s/>“Una bodega es un diario de recuerdos líquidos.”</text:p>
      <text:p text:style-name="Normal"><draw:custom-shape svg:x="0in" svg:y="0in" svg:width="45.51042in" svg:height="0.00139in" draw:z-index="0" draw:id="id160" draw:style-name="a160" draw:name="Horizontal Line 331" text:anchor-type="as-char"><svg:title/><svg:desc/><draw:enhanced-geometry draw:type="non-primitive" svg:viewBox="0 0 21600 21600" draw:enhanced-path="M 0 0 L 21600 0 21600 21600 0 21600 Z N"/></draw:custom-shape></text:p>
      <text:h text:style-name="Título2" text:outline-level="2"><text:span text:style-name="T1727"><text:s/></text:span><text:span text:style-name="T1728"><text:s/>1 – Introducción: El placer de tener tu propia bodega</text:span></text:h>
      <text:p text:style-name="NormalWeb">Tener una bodega personal no solo es<text:s/><text:span text:style-name="Textoennegrita">guardar vino</text:span>, es<text:s/><text:span text:style-name="Textoennegrita">crear una experiencia y un patrimonio líquido</text:span>.</text:p>
      <text:list text:style-name="LFO222" text:continue-numbering="true">
        <text:list-item>
          <text:p text:style-name="P1729">Cada botella refleja<text:s/><text:span text:style-name="Textoennegrita">un momento, un viaje o un descubrimiento</text:span>.</text:p>
        </text:list-item>
        <text:list-item>
          <text:p text:style-name="P1730">Una bodega bien organizada permite<text:s/><text:span text:style-name="Textoennegrita">disfrutar de vinos en su punto óptimo</text:span>, ya sea un tinto de guarda o un espumoso para celebrar.</text:p>
        </text:list-item>
        <text:list-item>
          <text:p text:style-name="P1731">Con planificación,<text:s/><text:span text:style-name="Textoennegrita">cualquier amante del vino puede tener su bodega profesional en casa</text:span>, sin importar el espacio disponible.</text:p>
        </text:list-item>
      </text:list>
      <text:p text:style-name="NormalWeb"><text:span text:style-name="T1732">🌟</text:span><text:s/><text:span text:style-name="Énfasis">Una bodega personal es un refugio de aromas, recuerdos y conocimiento.</text:span></text:p>
      <text:p text:style-name="Normal"><draw:custom-shape svg:x="0in" svg:y="0in" svg:width="45.51042in" svg:height="0.00139in" draw:z-index="0" draw:id="id161" draw:style-name="a161" draw:name="Horizontal Line 332" text:anchor-type="as-char"><svg:title/><svg:desc/><draw:enhanced-geometry draw:type="non-primitive" svg:viewBox="0 0 21600 21600" draw:enhanced-path="M 0 0 L 21600 0 21600 21600 0 21600 Z N"/></draw:custom-shape></text:p>
      <text:h text:style-name="Título2" text:outline-level="2"><text:span text:style-name="T1733"><text:s/></text:span><text:span text:style-name="T1734"><text:s/>2 – Curiosidad: Historia de las bodegas domésticas</text:span></text:h>
      <text:list text:style-name="LFO223" text:continue-numbering="true">
        <text:list-item>
          <text:p text:style-name="P1735">Las bodegas en casa<text:s/><text:span text:style-name="Textoennegrita">surgen de la pasión y la cultura del vino</text:span>, no solo del lujo.</text:p>
        </text:list-item>
        <text:list-item>
          <text:p text:style-name="P1736">Antiguamente, se almacenaban en sótanos frescos y oscuros; hoy se utilizan<text:s/><text:span text:style-name="Textoennegrita">armarios climatizados, cavas y vinotecas inteligentes</text:span>.</text:p>
        </text:list-item>
        <text:list-item>
          <text:p text:style-name="P1737">Una bodega no es solo un lugar de almacenamiento:<text:s/><text:span text:style-name="Textoennegrita">es un espacio de aprendizaje, conservación y disfrute sensorial</text:span>.</text:p>
        </text:list-item>
      </text:list>
      <text:p text:style-name="NormalWeb"><text:span text:style-name="T1738">🍇</text:span><text:s/><text:span text:style-name="Énfasis">Cada botella cuenta una historia y se convierte en un tesoro cuando se cuida correctamente.</text:span></text:p>
      <text:p text:style-name="Normal"><draw:custom-shape svg:x="0in" svg:y="0in" svg:width="45.51042in" svg:height="0.00139in" draw:z-index="0" draw:id="id162" draw:style-name="a162" draw:name="Horizontal Line 333" text:anchor-type="as-char"><svg:title/><svg:desc/><draw:enhanced-geometry draw:type="non-primitive" svg:viewBox="0 0 21600 21600" draw:enhanced-path="M 0 0 L 21600 0 21600 21600 0 21600 Z N"/></draw:custom-shape></text:p>
      <text:h text:style-name="Título2" text:outline-level="2"><text:span text:style-name="T1739"><text:s/></text:span><text:span text:style-name="T1740"><text:s/>3 – Enseñanza práctica: Organización y conservación</text:span></text:h>
      <text:h text:style-name="Título3" text:outline-level="3"><text:span text:style-name="T1741">1. Espacio y temperatura</text:span></text:h>
      <text:list text:style-name="LFO224" text:continue-numbering="true">
        <text:list-item>
          <text:p text:style-name="P1742">La temperatura ideal es constante: 12–16 °C para tintos, 8–12 °C para blancos y rosados, 6–8 °C para espumosos.</text:p>
        </text:list-item>
        <text:list-item>
          <text:p text:style-name="P1743">Evitar luz directa y vibraciones.</text:p>
        </text:list-item>
        <text:list-item>
          <text:p text:style-name="P1744">La humedad debe mantenerse entre 60–75% para que los corchos no se sequen.</text:p>
        </text:list-item>
      </text:list>
      <text:h text:style-name="Título3" text:outline-level="3"><text:span text:style-name="T1745">2. Posición de las botellas</text:span></text:h>
      <text:list text:style-name="LFO225" text:continue-numbering="true">
        <text:list-item>
          <text:p text:style-name="P1746"><text:span text:style-name="Textoennegrita">Horizontal</text:span><text:s/>para vinos con corcho natural, manteniendo el corcho húmedo.</text:p>
        </text:list-item>
        <text:list-item>
          <text:p text:style-name="P1747"><text:span text:style-name="Textoennegrita">Vertical</text:span><text:s/>para vinos de consumo rápido o con tapón sintético.</text:p>
        </text:list-item>
      </text:list>
      <text:h text:style-name="Título3" text:outline-level="3"><text:span text:style-name="T1748">3. Clasificación</text:span></text:h>
      <text:soft-page-break/>
      <text:list text:style-name="LFO226" text:continue-numbering="true">
        <text:list-item>
          <text:p text:style-name="P1749">Por<text:s/><text:span text:style-name="Textoennegrita">tipo de vino</text:span>: tintos, blancos, rosados, espumosos, dulces.</text:p>
        </text:list-item>
        <text:list-item>
          <text:p text:style-name="P1750">Por<text:s/><text:span text:style-name="Textoennegrita">variedad de uva o denominación de origen</text:span>.</text:p>
        </text:list-item>
        <text:list-item>
          <text:p text:style-name="P1751">Por<text:s/><text:span text:style-name="Textoennegrita">año de añada</text:span><text:s/>o<text:s/><text:span text:style-name="Textoennegrita">momento de consumo previsto</text:span>.</text:p>
        </text:list-item>
      </text:list>
      <text:h text:style-name="Título3" text:outline-level="3"><text:span text:style-name="T1752">4. Rotación de botellas</text:span></text:h>
      <text:list text:style-name="LFO227" text:continue-numbering="true">
        <text:list-item>
          <text:p text:style-name="P1753">Aplicar la regla<text:s/><text:span text:style-name="Textoennegrita">“primero en entrar, primero en salir”</text:span><text:s/>(FIFO) para consumir los vinos jóvenes antes de que pierdan frescura.</text:p>
        </text:list-item>
        <text:list-item>
          <text:p text:style-name="P1754">Mantener vinos de guarda en zonas más frescas y oscuras hasta que alcancen su punto óptimo.</text:p>
        </text:list-item>
      </text:list>
      <text:h text:style-name="Título3" text:outline-level="3"><text:span text:style-name="T1755">5. Accesorios y herramientas</text:span></text:h>
      <text:list text:style-name="LFO228" text:continue-numbering="true">
        <text:list-item>
          <text:p text:style-name="P1756">Vinotecas climatizadas o armarios de madera ventilados.</text:p>
        </text:list-item>
        <text:list-item>
          <text:p text:style-name="P1757">Sacacorchos profesional, decantadores y copas adecuadas.</text:p>
        </text:list-item>
        <text:list-item>
          <text:p text:style-name="P1758">Etiquetas o registros para<text:s/><text:span text:style-name="Textoennegrita">anotar fecha de compra, notas de cata y maridajes sugeridos</text:span>.</text:p>
        </text:list-item>
      </text:list>
      <text:p text:style-name="NormalWeb"><text:span text:style-name="T1759">💡</text:span><text:s/><text:span text:style-name="Textoennegrita">Tip profesional:</text:span><text:s/>Una bodega organizada facilita<text:s/><text:span text:style-name="Textoennegrita">el disfrute, la conservación y la planificación de catas y celebraciones</text:span>.</text:p>
      <text:p text:style-name="Normal"><draw:custom-shape svg:x="0in" svg:y="0in" svg:width="45.51042in" svg:height="0.00139in" draw:z-index="0" draw:id="id163" draw:style-name="a163" draw:name="Horizontal Line 334" text:anchor-type="as-char"><svg:title/><svg:desc/><draw:enhanced-geometry draw:type="non-primitive" svg:viewBox="0 0 21600 21600" draw:enhanced-path="M 0 0 L 21600 0 21600 21600 0 21600 Z N"/></draw:custom-shape></text:p>
      <text:h text:style-name="Título2" text:outline-level="2"><text:span text:style-name="T1760"><text:s/></text:span><text:span text:style-name="T1761"><text:s/>4 – Experiencia sensorial: actividad práctica</text:span></text:h>
      <text:p text:style-name="NormalWeb"><text:span text:style-name="T1762">🎶</text:span><text:s/><text:span text:style-name="Textoennegrita">Música sugerida:</text:span><text:s/><text:span text:style-name="Énfasis">“Autumn Leaves – Miles Davis”</text:span><text:line-break/><text:span text:style-name="T1763">🍷</text:span><text:s/><text:span text:style-name="Textoennegrita">Actividad:</text:span><text:s/>Diseña tu bodega ideal:</text:p>
      <text:list text:style-name="LFO229" text:continue-numbering="true">
        <text:list-item>
          <text:p text:style-name="P1764">Determina<text:s/><text:span text:style-name="Textoennegrita">cuántas botellas deseas almacenar</text:span><text:s/>y su distribución por tipo.</text:p>
        </text:list-item>
        <text:list-item>
          <text:p text:style-name="P1765">Decide<text:s/><text:span text:style-name="Textoennegrita">la ubicación</text:span><text:s/>según temperatura, luz y humedad.</text:p>
        </text:list-item>
        <text:list-item>
          <text:p text:style-name="P1766">Planifica la<text:s/><text:span text:style-name="Textoennegrita">rotación de botellas</text:span><text:s/>para consumo a corto y largo plazo.</text:p>
        </text:list-item>
        <text:list-item>
          <text:p text:style-name="P1767">Haz un pequeño registro con<text:s/><text:span text:style-name="Textoennegrita">notas sobre cada vino</text:span>: añada, bodega, estilo y maridaje recomendado.</text:p>
        </text:list-item>
      </text:list>
      <text:h text:style-name="Título3" text:outline-level="3">Observaciones</text:h>
      <text:list text:style-name="LFO230" text:continue-numbering="true">
        <text:list-item>
          <text:p text:style-name="P1768">Evalúa cómo<text:s/><text:span text:style-name="Textoennegrita">la organización facilita el acceso y la selección del vino</text:span>.</text:p>
        </text:list-item>
        <text:list-item>
          <text:p text:style-name="P1769">Reflexiona sobre la importancia de<text:s/><text:span text:style-name="Textoennegrita">conservar correctamente cada botella para preservar aromas y calidad</text:span>.</text:p>
        </text:list-item>
      </text:list>
      <text:p text:style-name="NormalWeb"><text:span text:style-name="T1770">🌟</text:span><text:s/><text:span text:style-name="Énfasis">La planificación y la organización son los cimientos de una bodega exitosa.</text:span></text:p>
      <text:p text:style-name="Normal"><draw:custom-shape svg:x="0in" svg:y="0in" svg:width="45.51042in" svg:height="0.00139in" draw:z-index="0" draw:id="id164" draw:style-name="a164" draw:name="Horizontal Line 335" text:anchor-type="as-char"><svg:title/><svg:desc/><draw:enhanced-geometry draw:type="non-primitive" svg:viewBox="0 0 21600 21600" draw:enhanced-path="M 0 0 L 21600 0 21600 21600 0 21600 Z N"/></draw:custom-shape></text:p>
      <text:h text:style-name="Título2" text:outline-level="2"><text:span text:style-name="T1771"><text:s/></text:span><text:span text:style-name="T1772"><text:s/>5 – Quiz: diseño de bodega doméstica</text:span></text:h>
      <text:list text:style-name="LFO231" text:continue-numbering="true">
        <text:list-item>
          <text:p text:style-name="P1773"><text:span text:style-name="Textoennegrita">¿Cuál es la posición ideal para vinos con corcho natural?</text:span><text:line-break/>a) Horizontal<text:line-break/>b) Vertical<text:line-break/>c) De pie sobre la tapa<text:line-break/><text:span text:style-name="T1774">✅</text:span><text:s/><text:span text:style-name="Textoennegrita">Respuesta correcta:</text:span><text:s/>a) Horizontal</text:p>
        </text:list-item>
        <text:list-item>
          <text:p text:style-name="P1775"><text:span text:style-name="Textoennegrita">¿Qué temperatura es recomendable para tintos de guarda?</text:span><text:line-break/>a) 20–22 °C<text:line-break/>b) 12–16 °C<text:line-break/>c) 6–8 °C<text:line-break/><text:span text:style-name="T1776">✅</text:span><text:s/><text:span text:style-name="Textoennegrita">Respuesta correcta:</text:span><text:s/>b) 12–16 °C</text:p>
        </text:list-item>
        <text:list-item>
          <text:p text:style-name="P1777"><text:span text:style-name="Textoennegrita">¿Qué significa la regla FIFO en la bodega?</text:span><text:line-break/>a) “Filtrar primero, invertir después”<text:line-break/>b) “Primero en entrar, primero en salir”<text:line-break/>c) “Fermentar inmediatamente”<text:line-break/><text:span text:style-name="T1778">✅</text:span><text:s/><text:span text:style-name="Textoennegrita">Respuesta correcta:</text:span><text:s/>b) “Primero en entrar, primero en salir”</text:p>
        </text:list-item>
        <text:list-item>
          <text:p text:style-name="P1779"><text:span text:style-name="Textoennegrita">¿Por qué es importante mantener humedad en la bodega?</text:span><text:line-break/>a) Para que el corcho no se seque y no entre aire<text:line-break/>b) Para conservar etiquetas intactas<text:line-break/>c) Para enfriar el vino<text:line-break/><text:span text:style-name="T1780">✅</text:span><text:s/><text:span text:style-name="Textoennegrita">Respuesta correcta:</text:span><text:s/>a) Para que el corcho no se seque y no entre aire</text:p>
        </text:list-item>
        <text:list-item>
          <text:p text:style-name="P1781"><text:span text:style-name="Textoennegrita">¿Qué elemento ayuda a registrar información de cada botella?</text:span><text:line-break/>a) Sacacorchos<text:line-break/>b) Notas de cata y etiquetas<text:line-break/>c) Copas grandes<text:line-break/><text:span text:style-name="T1782">✅</text:span><text:s/><text:span text:style-name="Textoennegrita">Respuesta correcta:</text:span><text:s/>b) Notas de cata y etiquetas</text:p>
        </text:list-item>
      </text:list>
      <text:p text:style-name="Normal"><draw:custom-shape svg:x="0in" svg:y="0in" svg:width="45.51042in" svg:height="0.00139in" draw:z-index="0" draw:id="id165" draw:style-name="a165" draw:name="Horizontal Line 336" text:anchor-type="as-char"><svg:title/><svg:desc/><draw:enhanced-geometry draw:type="non-primitive" svg:viewBox="0 0 21600 21600" draw:enhanced-path="M 0 0 L 21600 0 21600 21600 0 21600 Z N"/></draw:custom-shape></text:p>
      <text:h text:style-name="Título2" text:outline-level="2"><text:span text:style-name="T1783"><text:s/></text:span><text:span text:style-name="T1784"><text:s/>6 – Cierre</text:span></text:h>
      <text:p text:style-name="NormalWeb"><text:span text:style-name="T1785">💬💬</text:span></text:p>
      <text:p text:style-name="NormalWeb">“Una bodega es un diario de recuerdos líquidos.”</text:p>
      <text:list text:style-name="LFO232" text:continue-numbering="true">
        <text:list-item>
          <text:p text:style-name="P1786">La creación de una bodega personal<text:s/><text:span text:style-name="Textoennegrita">es un acto de pasión, planificación y conocimiento</text:span>.</text:p>
        </text:list-item>
        <text:list-item>
          <text:p text:style-name="P1787">Cada botella, bien conservada y organizada,<text:s/><text:span text:style-name="Textoennegrita">cuenta una historia que puede disfrutarse años después</text:span>.</text:p>
        </text:list-item>
        <text:list-item>
          <text:p text:style-name="P1788">Dominar la conservación, rotación y registro convierte tu bodega en<text:s/><text:span text:style-name="Textoennegrita">un espacio profesional y un legado sensorial</text:span>.</text:p>
        </text:list-item>
      </text:list>
      <text:p text:style-name="Normal"/>
      <text:p text:style-name="Normal"/>
      <text:p text:style-name="P1789"/>
      <text:soft-page-break/>
      <text:h text:style-name="Título1" text:outline-level="1"><text:span text:style-name="T1790">📖📖</text:span><text:s/><text:span text:style-name="T1791">LECCIÓN 22: CATA GUIADA FINAL – DEL ANÁLISIS AL DISFRUTE</text:span></text:h>
      <text:p text:style-name="NormalWeb"><text:span text:style-name="T1792">💬</text:span><text:s/>“El vino perfecto no existe… pero sí el momento perfecto para beberlo.”</text:p>
      <text:p text:style-name="Normal"><draw:custom-shape svg:x="0in" svg:y="0in" svg:width="45.51042in" svg:height="0.00139in" draw:z-index="0" draw:id="id166" draw:style-name="a166" draw:name="Horizontal Line 343" text:anchor-type="as-char"><svg:title/><svg:desc/><draw:enhanced-geometry draw:type="non-primitive" svg:viewBox="0 0 21600 21600" draw:enhanced-path="M 0 0 L 21600 0 21600 21600 0 21600 Z N"/></draw:custom-shape></text:p>
      <text:h text:style-name="Título2" text:outline-level="2"><text:span text:style-name="T1793"><text:s/></text:span><text:span text:style-name="T1794"><text:s/>1 – Introducción: De la teoría a la práctica</text:span></text:h>
      <text:p text:style-name="NormalWeb">La cata final es la culminación de todas las lecciones anteriores:</text:p>
      <text:list text:style-name="LFO233" text:continue-numbering="true">
        <text:list-item>
          <text:p text:style-name="P1795">Combina<text:s/><text:span text:style-name="Textoennegrita">conocimiento teórico, análisis sensorial y placer subjetivo</text:span>.</text:p>
        </text:list-item>
        <text:list-item>
          <text:p text:style-name="P1796">Permite aplicar lo aprendido sobre:</text:p>
          <text:list text:continue-numbering="true">
            <text:list-item>
              <text:p text:style-name="P1797">Tipos de vino</text:p>
            </text:list-item>
            <text:list-item>
              <text:p text:style-name="P1798">Variedades y estilos</text:p>
            </text:list-item>
            <text:list-item>
              <text:p text:style-name="P1799">Maridaje</text:p>
            </text:list-item>
            <text:list-item>
              <text:p text:style-name="P1800">Temperatura y servicio</text:p>
            </text:list-item>
            <text:list-item>
              <text:p text:style-name="P1801">Copas y presentación</text:p>
            </text:list-item>
          </text:list>
        </text:list-item>
      </text:list>
      <text:p text:style-name="NormalWeb"><text:span text:style-name="T1802">🌟</text:span><text:s/><text:span text:style-name="Énfasis">Catar un vino es un viaje: desde la vista hasta el recuerdo que deja en el paladar.</text:span></text:p>
      <text:p text:style-name="Normal"><draw:custom-shape svg:x="0in" svg:y="0in" svg:width="45.51042in" svg:height="0.00139in" draw:z-index="0" draw:id="id167" draw:style-name="a167" draw:name="Horizontal Line 344" text:anchor-type="as-char"><svg:title/><svg:desc/><draw:enhanced-geometry draw:type="non-primitive" svg:viewBox="0 0 21600 21600" draw:enhanced-path="M 0 0 L 21600 0 21600 21600 0 21600 Z N"/></draw:custom-shape></text:p>
      <text:h text:style-name="Título2" text:outline-level="2"><text:span text:style-name="T1803"><text:s/></text:span><text:span text:style-name="T1804"><text:s/>2 – Curiosidad: El poder de los sentidos</text:span></text:h>
      <text:list text:style-name="LFO234" text:continue-numbering="true">
        <text:list-item>
          <text:p text:style-name="P1805">La cata involucra<text:s/><text:span text:style-name="Textoennegrita">vista, olfato y gusto</text:span>, y también puede potenciarse con música y ambiente.</text:p>
        </text:list-item>
        <text:list-item>
          <text:p text:style-name="P1806">Estudios muestran que<text:s/><text:span text:style-name="Textoennegrita">la música influye en la percepción del sabor y la complejidad</text:span><text:s/>del vino.</text:p>
        </text:list-item>
        <text:list-item>
          <text:p text:style-name="P1807">Combinar maridajes adecuados con estímulos sensoriales externos mejora la<text:s/><text:span text:style-name="Textoennegrita">experiencia global</text:span>.</text:p>
        </text:list-item>
      </text:list>
      <text:p text:style-name="NormalWeb"><text:span text:style-name="T1808">🍇</text:span><text:s/><text:span text:style-name="Énfasis">El vino no solo se analiza: se siente, se escucha y se comparte.</text:span></text:p>
      <text:p text:style-name="Normal"><draw:custom-shape svg:x="0in" svg:y="0in" svg:width="45.51042in" svg:height="0.00139in" draw:z-index="0" draw:id="id168" draw:style-name="a168" draw:name="Horizontal Line 345" text:anchor-type="as-char"><svg:title/><svg:desc/><draw:enhanced-geometry draw:type="non-primitive" svg:viewBox="0 0 21600 21600" draw:enhanced-path="M 0 0 L 21600 0 21600 21600 0 21600 Z N"/></draw:custom-shape></text:p>
      <text:h text:style-name="Título2" text:outline-level="2"><text:span text:style-name="T1809"><text:s/></text:span><text:span text:style-name="T1810"><text:s/>3 – Enseñanza práctica: Paso a paso de la cata</text:span></text:h>
      <text:h text:style-name="Título3" text:outline-level="3"><text:span text:style-name="T1811">1. Vista</text:span></text:h>
      <text:list text:style-name="LFO235" text:continue-numbering="true">
        <text:list-item>
          <text:p text:style-name="P1812">Observa<text:s/><text:span text:style-name="Textoennegrita">color, intensidad y brillo</text:span>.</text:p>
        </text:list-item>
        <text:list-item>
          <text:p text:style-name="P1813">Nota si es<text:s/><text:span text:style-name="Textoennegrita">claro, turbio o profundo</text:span>, y si refleja juventud o madurez.</text:p>
        </text:list-item>
        <text:list-item>
          <text:p text:style-name="P1814">Evalúa la<text:s/><text:span text:style-name="Textoennegrita">densidad o “lágrimas”</text:span><text:s/>en la copa: indican alcohol y glicerina.</text:p>
        </text:list-item>
      </text:list>
      <text:h text:style-name="Título3" text:outline-level="3"><text:span text:style-name="T1815">2. Olfato</text:span></text:h>
      <text:list text:style-name="LFO236" text:continue-numbering="true">
        <text:list-item>
          <text:p text:style-name="P1816">Gira la copa suavemente y<text:s/><text:span text:style-name="Textoennegrita">respira los aromas</text:span>.</text:p>
        </text:list-item>
        <text:list-item>
          <text:p text:style-name="P1817">Identifica<text:s/><text:span text:style-name="Textoennegrita">aromas primarios</text:span><text:s/>(fruta, flores),<text:s/><text:span text:style-name="Textoennegrita">secundarios</text:span><text:s/>(fermentación) y<text:s/><text:span text:style-name="Textoennegrita">terciarios</text:span><text:s/>(crianza en barrica, envejecimiento).</text:p>
        </text:list-item>
        <text:list-item>
          <text:p text:style-name="P1818">Compara aromas según tipo de vino: tinto, blanco, rosado, espumoso o dulce.</text:p>
        </text:list-item>
      </text:list>
      <text:h text:style-name="Título3" text:outline-level="3"><text:span text:style-name="T1819">3. Gusto</text:span></text:h>
      <text:list text:style-name="LFO237" text:continue-numbering="true">
        <text:list-item>
          <text:p text:style-name="P1820">Toma un sorbo y deja que el vino cubra toda la boca.</text:p>
        </text:list-item>
        <text:list-item>
          <text:p text:style-name="P1821">Detecta:</text:p>
          <text:list text:continue-numbering="true">
            <text:list-item>
              <text:p text:style-name="P1822"><text:span text:style-name="Textoennegrita">Acidez</text:span>: frescura y vivacidad</text:p>
            </text:list-item>
            <text:list-item>
              <text:p text:style-name="P1823"><text:span text:style-name="Textoennegrita">Taninos</text:span>: estructura y sensación táctil (en tintos)</text:p>
            </text:list-item>
            <text:list-item>
              <text:p text:style-name="P1824"><text:span text:style-name="Textoennegrita">Cuerpo</text:span>: sensación de densidad y peso</text:p>
            </text:list-item>
            <text:list-item>
              <text:p text:style-name="P1825"><text:span text:style-name="Textoennegrita">Persistencia</text:span>: duración de los sabores después del trago</text:p>
            </text:list-item>
          </text:list>
        </text:list-item>
      </text:list>
      <text:h text:style-name="Título3" text:outline-level="3"><text:span text:style-name="T1826">4. Maridaje y música</text:span></text:h>
      <text:list text:style-name="LFO238" text:continue-numbering="true">
        <text:list-item>
          <text:p text:style-name="P1827">Prueba el mismo vino con un alimento sugerido (queso, frutos secos, chocolate, ceviche).</text:p>
        </text:list-item>
        <text:list-item>
          <text:p text:style-name="P1828">Añade música recomendada para cada estilo: clásica, jazz, pop o electrónica.</text:p>
        </text:list-item>
        <text:list-item>
          <text:p text:style-name="P1829">Observa cómo<text:s/><text:span text:style-name="Textoennegrita">el aroma, sabor y sensación cambian según estímulo externo</text:span>.</text:p>
        </text:list-item>
      </text:list>
      <text:h text:style-name="Título3" text:outline-level="3"><text:span text:style-name="T1830">5. Registro de notas</text:span></text:h>
      <text:list text:style-name="LFO239" text:continue-numbering="true">
        <text:list-item>
          <text:p text:style-name="P1831">Anota tus<text:s/><text:span text:style-name="Textoennegrita">impresiones visuales, olfativas y gustativas</text:span>.</text:p>
        </text:list-item>
        <text:list-item>
          <text:p text:style-name="P1832">Registra combinaciones de maridaje, música y temperatura que más disfrutes.</text:p>
        </text:list-item>
        <text:list-item>
          <text:p text:style-name="P1833">Esto crea un<text:s/><text:span text:style-name="Textoennegrita">diario personal de cata</text:span>, útil para futuras elecciones.</text:p>
        </text:list-item>
      </text:list>
      <text:p text:style-name="Normal"><draw:custom-shape svg:x="0in" svg:y="0in" svg:width="45.51042in" svg:height="0.00139in" draw:z-index="0" draw:id="id169" draw:style-name="a169" draw:name="Horizontal Line 346" text:anchor-type="as-char"><svg:title/><svg:desc/><draw:enhanced-geometry draw:type="non-primitive" svg:viewBox="0 0 21600 21600" draw:enhanced-path="M 0 0 L 21600 0 21600 21600 0 21600 Z N"/></draw:custom-shape></text:p>
      <text:h text:style-name="Título2" text:outline-level="2"><text:span text:style-name="T1834"><text:s/></text:span><text:span text:style-name="T1835"><text:s/>4 – Experiencia sensorial: actividad práctica</text:span></text:h>
      <text:p text:style-name="NormalWeb"><text:span text:style-name="T1836">🎶</text:span><text:s/><text:span text:style-name="Textoennegrita">Música sugerida:</text:span><text:s/>playlist variada según tipo de vino<text:line-break/><text:span text:style-name="T1837">🍷</text:span><text:s/><text:span text:style-name="Textoennegrita">Vinos sugeridos:</text:span><text:s/>un tinto de crianza, un blanco fresco, un rosado y un espumoso<text:line-break/><text:span text:style-name="T1838">🍽</text:span><text:s/><text:span text:style-name="Textoennegrita">Maridaje:</text:span><text:s/>queso curado, pescado, ensalada y postre ligero</text:p>
      <text:p text:style-name="NormalWeb"><text:span text:style-name="Textoennegrita">Actividad paso a paso:</text:span></text:p>
      <text:list text:style-name="LFO240" text:continue-numbering="true">
        <text:list-item>
          <text:p text:style-name="P1839">Selecciona el vino y la copa correcta según estilo.</text:p>
        </text:list-item>
        <text:list-item>
          <text:p text:style-name="P1840">Aplica las fases de cata: vista, olfato y gusto.</text:p>
        </text:list-item>
        <text:list-item>
          <text:p text:style-name="P1841">Prueba con el maridaje y escucha música.</text:p>
        </text:list-item>
        <text:list-item>
          <text:p text:style-name="P1842">Anota observaciones sobre cómo cambian aromas, sabores y sensación en boca.</text:p>
        </text:list-item>
        <text:list-item>
          <text:p text:style-name="P1843">Repite con los distintos vinos para<text:s/><text:span text:style-name="Textoennegrita">comparar y contrastar</text:span>.</text:p>
        </text:list-item>
      </text:list>
      <text:p text:style-name="NormalWeb"><text:span text:style-name="T1844">🌟</text:span><text:s/><text:span text:style-name="Énfasis">El objetivo es aprender a disfrutar y analizar de manera consciente, combinando todos los conocimientos adquiridos.</text:span></text:p>
      <text:p text:style-name="Normal"><draw:custom-shape svg:x="0in" svg:y="0in" svg:width="45.51042in" svg:height="0.00139in" draw:z-index="0" draw:id="id170" draw:style-name="a170" draw:name="Horizontal Line 347" text:anchor-type="as-char"><svg:title/><svg:desc/><draw:enhanced-geometry draw:type="non-primitive" svg:viewBox="0 0 21600 21600" draw:enhanced-path="M 0 0 L 21600 0 21600 21600 0 21600 Z N"/></draw:custom-shape></text:p>
      <text:h text:style-name="Título2" text:outline-level="2"><text:span text:style-name="T1845"><text:s/></text:span><text:span text:style-name="T1846"><text:s/>5 – Quiz: repaso global</text:span></text:h>
      <text:list text:style-name="LFO241" text:continue-numbering="true">
        <text:list-item>
          <text:p text:style-name="P1847"><text:span text:style-name="Textoennegrita">¿Cuáles son las tres fases de una cata sensorial?</text:span><text:line-break/>a) Olfato, temperatura, vista<text:line-break/>b) Vista, olfato, gusto<text:line-break/><text:soft-page-break/>c) Gusto, maridaje, música<text:line-break/><text:span text:style-name="T1848">✅</text:span><text:s/><text:span text:style-name="Textoennegrita">Respuesta correcta:</text:span><text:s/>b) Vista, olfato, gusto</text:p>
        </text:list-item>
        <text:list-item>
          <text:p text:style-name="P1849"><text:span text:style-name="Textoennegrita">¿Qué se evalúa en la fase visual?</text:span><text:line-break/>a) Aroma y textura<text:line-break/>b) Color, brillo y densidad<text:line-break/>c) Maridaje y música<text:line-break/><text:span text:style-name="T1850">✅</text:span><text:s/><text:span text:style-name="Textoennegrita">Respuesta correcta:</text:span><text:s/>b) Color, brillo y densidad</text:p>
        </text:list-item>
        <text:list-item>
          <text:p text:style-name="P1851"><text:span text:style-name="Textoennegrita">¿Cómo influye la música en la cata?</text:span><text:line-break/>a) Solo decora la experiencia<text:line-break/>b) Puede cambiar la percepción de sabor y complejidad<text:line-break/>c) No tiene ningún efecto<text:line-break/><text:span text:style-name="T1852">✅</text:span><text:s/><text:span text:style-name="Textoennegrita">Respuesta correcta:</text:span><text:s/>b) Puede cambiar la percepción de sabor y complejidad</text:p>
        </text:list-item>
        <text:list-item>
          <text:p text:style-name="P1853"><text:span text:style-name="Textoennegrita">¿Qué indica la persistencia en boca?</text:span><text:line-break/>a) La duración de los sabores tras tragar<text:line-break/>b) La temperatura del vino<text:line-break/>c) El color del vino<text:line-break/><text:span text:style-name="T1854">✅</text:span><text:s/><text:span text:style-name="Textoennegrita">Respuesta correcta:</text:span><text:s/>a) La duración de los sabores tras tragar</text:p>
        </text:list-item>
        <text:list-item>
          <text:p text:style-name="P1855"><text:span text:style-name="Textoennegrita">¿Por qué registrar notas de cata es útil?</text:span><text:line-break/>a) Para recordar vinos, maridajes y experiencias<text:line-break/>b) Para decorar la bodega<text:line-break/>c) Para vender las botellas<text:line-break/><text:span text:style-name="T1856">✅</text:span><text:s/><text:span text:style-name="Textoennegrita">Respuesta correcta:</text:span><text:s/>a) Para recordar vinos, maridajes y experiencias</text:p>
        </text:list-item>
      </text:list>
      <text:p text:style-name="Normal"><draw:custom-shape svg:x="0in" svg:y="0in" svg:width="45.51042in" svg:height="0.00139in" draw:z-index="0" draw:id="id171" draw:style-name="a171" draw:name="Horizontal Line 348" text:anchor-type="as-char"><svg:title/><svg:desc/><draw:enhanced-geometry draw:type="non-primitive" svg:viewBox="0 0 21600 21600" draw:enhanced-path="M 0 0 L 21600 0 21600 21600 0 21600 Z N"/></draw:custom-shape></text:p>
      <text:h text:style-name="Título2" text:outline-level="2"><text:span text:style-name="T1857"><text:s/></text:span><text:span text:style-name="T1858"><text:s/>6 – Cierre</text:span></text:h>
      <text:p text:style-name="NormalWeb"><text:span text:style-name="T1859">💬💬</text:span></text:p>
      <text:p text:style-name="NormalWeb">“El vino perfecto no existe… pero sí el momento perfecto para beberlo.”</text:p>
      <text:list text:style-name="LFO242" text:continue-numbering="true">
        <text:list-item>
          <text:p text:style-name="P1860">La cata final integra<text:s/><text:span text:style-name="Textoennegrita">conocimiento, análisis y disfrute</text:span>.</text:p>
        </text:list-item>
        <text:list-item>
          <text:p text:style-name="P1861">Aplicar todo lo aprendido permite<text:s/><text:span text:style-name="Textoennegrita">descubrir matices, maridajes y experiencias sensoriales únicas</text:span>.</text:p>
        </text:list-item>
        <text:list-item>
          <text:p text:style-name="P1862">El verdadero arte del vino es<text:s/><text:span text:style-name="Textoennegrita">crear momentos memorables</text:span>, combinando técnica y placer.</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s" style:country-asian="ES"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style>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Default" style:display-name="Default" style:family="paragraph">
      <style:paragraph-properties style:text-autospace="none" fo:margin-bottom="0in" fo:line-height="100%"/>
      <style:text-properties style:font-name="Segoe UI Emoji" style:font-name-complex="Segoe UI Emoji" fo:color="#000000" style:letter-kerning="false" fo:font-size="12pt" style:font-size-asian="12pt" style:font-size-complex="12pt" fo:hyphenate="true"/>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2" style:family="text">
      <style:text-properties style:font-name="Courier New"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9LVL2" style:family="text">
      <style:text-properties style:font-name="Courier New"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2" style:family="text">
      <style:text-properties style:font-name="Courier New"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3" style:family="text">
      <style:text-properties style:font-name="Wingdings"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3" style:family="text">
      <style:text-properties style:font-name="Wingdings"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1" style:family="text">
      <style:text-properties style:font-name="Symbol" fo:font-size="10pt" style:font-size-asian="10pt"/>
    </style:style>
    <style:style style:name="WW_CharLFO157LVL2" style:family="text">
      <style:text-properties style:font-name="Courier New" fo:font-size="10pt" style:font-size-asian="10pt"/>
    </style:style>
    <style:style style:name="WW_CharLFO157LVL3" style:family="text">
      <style:text-properties style:font-name="Wingdings" fo:font-size="10pt" style:font-size-asian="10pt"/>
    </style:style>
    <style:style style:name="WW_CharLFO157LVL4" style:family="text">
      <style:text-properties style:font-name="Wingdings" fo:font-size="10pt" style:font-size-asian="10pt"/>
    </style:style>
    <style:style style:name="WW_CharLFO157LVL5" style:family="text">
      <style:text-properties style:font-name="Wingdings" fo:font-size="10pt" style:font-size-asian="10pt"/>
    </style:style>
    <style:style style:name="WW_CharLFO157LVL6" style:family="text">
      <style:text-properties style:font-name="Wingdings" fo:font-size="10pt" style:font-size-asian="10pt"/>
    </style:style>
    <style:style style:name="WW_CharLFO157LVL7" style:family="text">
      <style:text-properties style:font-name="Wingdings" fo:font-size="10pt" style:font-size-asian="10pt"/>
    </style:style>
    <style:style style:name="WW_CharLFO157LVL8" style:family="text">
      <style:text-properties style:font-name="Wingdings" fo:font-size="10pt" style:font-size-asian="10pt"/>
    </style:style>
    <style:style style:name="WW_CharLFO157LVL9" style:family="text">
      <style:text-properties style:font-name="Wingdings"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1" style:family="text">
      <style:text-properties style:font-name="Symbol" fo:font-size="10pt" style:font-size-asian="10pt"/>
    </style:style>
    <style:style style:name="WW_CharLFO159LVL2" style:family="text">
      <style:text-properties style:font-name="Courier New" fo:font-size="10pt" style:font-size-asian="10pt"/>
    </style:style>
    <style:style style:name="WW_CharLFO159LVL3" style:family="text">
      <style:text-properties style:font-name="Wingdings" fo:font-size="10pt" style:font-size-asian="10pt"/>
    </style:style>
    <style:style style:name="WW_CharLFO159LVL4" style:family="text">
      <style:text-properties style:font-name="Wingdings" fo:font-size="10pt" style:font-size-asian="10pt"/>
    </style:style>
    <style:style style:name="WW_CharLFO159LVL5" style:family="text">
      <style:text-properties style:font-name="Wingdings" fo:font-size="10pt" style:font-size-asian="10pt"/>
    </style:style>
    <style:style style:name="WW_CharLFO159LVL6" style:family="text">
      <style:text-properties style:font-name="Wingdings" fo:font-size="10pt" style:font-size-asian="10pt"/>
    </style:style>
    <style:style style:name="WW_CharLFO159LVL7" style:family="text">
      <style:text-properties style:font-name="Wingdings" fo:font-size="10pt" style:font-size-asian="10pt"/>
    </style:style>
    <style:style style:name="WW_CharLFO159LVL8" style:family="text">
      <style:text-properties style:font-name="Wingdings" fo:font-size="10pt" style:font-size-asian="10pt"/>
    </style:style>
    <style:style style:name="WW_CharLFO159LVL9" style:family="text">
      <style:text-properties style:font-name="Wingdings" fo:font-size="10pt" style:font-size-asian="10pt"/>
    </style:style>
    <style:style style:name="WW_CharLFO160LVL1" style:family="text">
      <style:text-properties style:font-name="Symbol" fo:font-size="10pt" style:font-size-asian="10pt"/>
    </style:style>
    <style:style style:name="WW_CharLFO160LVL2" style:family="text">
      <style:text-properties style:font-name="Courier New" fo:font-size="10pt" style:font-size-asian="10pt"/>
    </style:style>
    <style:style style:name="WW_CharLFO160LVL3" style:family="text">
      <style:text-properties style:font-name="Wingdings" fo:font-size="10pt" style:font-size-asian="10pt"/>
    </style:style>
    <style:style style:name="WW_CharLFO160LVL4" style:family="text">
      <style:text-properties style:font-name="Wingdings" fo:font-size="10pt" style:font-size-asian="10pt"/>
    </style:style>
    <style:style style:name="WW_CharLFO160LVL5" style:family="text">
      <style:text-properties style:font-name="Wingdings" fo:font-size="10pt" style:font-size-asian="10pt"/>
    </style:style>
    <style:style style:name="WW_CharLFO160LVL6" style:family="text">
      <style:text-properties style:font-name="Wingdings" fo:font-size="10pt" style:font-size-asian="10pt"/>
    </style:style>
    <style:style style:name="WW_CharLFO160LVL7" style:family="text">
      <style:text-properties style:font-name="Wingdings" fo:font-size="10pt" style:font-size-asian="10pt"/>
    </style:style>
    <style:style style:name="WW_CharLFO160LVL8" style:family="text">
      <style:text-properties style:font-name="Wingdings" fo:font-size="10pt" style:font-size-asian="10pt"/>
    </style:style>
    <style:style style:name="WW_CharLFO160LVL9" style:family="text">
      <style:text-properties style:font-name="Wingdings" fo:font-size="10pt" style:font-size-asian="10pt"/>
    </style:style>
    <style:style style:name="WW_CharLFO161LVL1" style:family="text">
      <style:text-properties style:font-name="Symbol" fo:font-size="10pt" style:font-size-asian="10pt"/>
    </style:style>
    <style:style style:name="WW_CharLFO161LVL2" style:family="text">
      <style:text-properties style:font-name="Courier New" fo:font-size="10pt" style:font-size-asian="10pt"/>
    </style:style>
    <style:style style:name="WW_CharLFO161LVL3" style:family="text">
      <style:text-properties style:font-name="Wingdings" fo:font-size="10pt" style:font-size-asian="10pt"/>
    </style:style>
    <style:style style:name="WW_CharLFO161LVL4" style:family="text">
      <style:text-properties style:font-name="Wingdings" fo:font-size="10pt" style:font-size-asian="10pt"/>
    </style:style>
    <style:style style:name="WW_CharLFO161LVL5" style:family="text">
      <style:text-properties style:font-name="Wingdings" fo:font-size="10pt" style:font-size-asian="10pt"/>
    </style:style>
    <style:style style:name="WW_CharLFO161LVL6" style:family="text">
      <style:text-properties style:font-name="Wingdings" fo:font-size="10pt" style:font-size-asian="10pt"/>
    </style:style>
    <style:style style:name="WW_CharLFO161LVL7" style:family="text">
      <style:text-properties style:font-name="Wingdings" fo:font-size="10pt" style:font-size-asian="10pt"/>
    </style:style>
    <style:style style:name="WW_CharLFO161LVL8" style:family="text">
      <style:text-properties style:font-name="Wingdings" fo:font-size="10pt" style:font-size-asian="10pt"/>
    </style:style>
    <style:style style:name="WW_CharLFO161LVL9" style:family="text">
      <style:text-properties style:font-name="Wingdings" fo:font-size="10pt" style:font-size-asian="10pt"/>
    </style:style>
    <style:style style:name="WW_CharLFO162LVL1" style:family="text">
      <style:text-properties style:font-name="Symbol" fo:font-size="10pt" style:font-size-asian="10pt"/>
    </style:style>
    <style:style style:name="WW_CharLFO162LVL2" style:family="text">
      <style:text-properties style:font-name="Courier New" fo:font-size="10pt" style:font-size-asian="10pt"/>
    </style:style>
    <style:style style:name="WW_CharLFO162LVL3" style:family="text">
      <style:text-properties style:font-name="Wingdings" fo:font-size="10pt" style:font-size-asian="10pt"/>
    </style:style>
    <style:style style:name="WW_CharLFO162LVL4" style:family="text">
      <style:text-properties style:font-name="Wingdings" fo:font-size="10pt" style:font-size-asian="10pt"/>
    </style:style>
    <style:style style:name="WW_CharLFO162LVL5" style:family="text">
      <style:text-properties style:font-name="Wingdings" fo:font-size="10pt" style:font-size-asian="10pt"/>
    </style:style>
    <style:style style:name="WW_CharLFO162LVL6" style:family="text">
      <style:text-properties style:font-name="Wingdings" fo:font-size="10pt" style:font-size-asian="10pt"/>
    </style:style>
    <style:style style:name="WW_CharLFO162LVL7" style:family="text">
      <style:text-properties style:font-name="Wingdings" fo:font-size="10pt" style:font-size-asian="10pt"/>
    </style:style>
    <style:style style:name="WW_CharLFO162LVL8" style:family="text">
      <style:text-properties style:font-name="Wingdings" fo:font-size="10pt" style:font-size-asian="10pt"/>
    </style:style>
    <style:style style:name="WW_CharLFO162LVL9" style:family="text">
      <style:text-properties style:font-name="Wingdings" fo:font-size="10pt" style:font-size-asian="10pt"/>
    </style:style>
    <style:style style:name="WW_CharLFO163LVL1" style:family="text">
      <style:text-properties style:font-name="Symbol" fo:font-size="10pt" style:font-size-asian="10pt"/>
    </style:style>
    <style:style style:name="WW_CharLFO163LVL2" style:family="text">
      <style:text-properties style:font-name="Courier New" fo:font-size="10pt" style:font-size-asian="10pt"/>
    </style:style>
    <style:style style:name="WW_CharLFO163LVL3" style:family="text">
      <style:text-properties style:font-name="Wingdings" fo:font-size="10pt" style:font-size-asian="10pt"/>
    </style:style>
    <style:style style:name="WW_CharLFO163LVL4" style:family="text">
      <style:text-properties style:font-name="Wingdings" fo:font-size="10pt" style:font-size-asian="10pt"/>
    </style:style>
    <style:style style:name="WW_CharLFO163LVL5" style:family="text">
      <style:text-properties style:font-name="Wingdings" fo:font-size="10pt" style:font-size-asian="10pt"/>
    </style:style>
    <style:style style:name="WW_CharLFO163LVL6" style:family="text">
      <style:text-properties style:font-name="Wingdings" fo:font-size="10pt" style:font-size-asian="10pt"/>
    </style:style>
    <style:style style:name="WW_CharLFO163LVL7" style:family="text">
      <style:text-properties style:font-name="Wingdings" fo:font-size="10pt" style:font-size-asian="10pt"/>
    </style:style>
    <style:style style:name="WW_CharLFO163LVL8" style:family="text">
      <style:text-properties style:font-name="Wingdings" fo:font-size="10pt" style:font-size-asian="10pt"/>
    </style:style>
    <style:style style:name="WW_CharLFO163LVL9" style:family="text">
      <style:text-properties style:font-name="Wingdings" fo:font-size="10pt" style:font-size-asian="10pt"/>
    </style:style>
    <style:style style:name="WW_CharLFO164LVL1" style:family="text">
      <style:text-properties style:font-name="Symbol" fo:font-size="10pt" style:font-size-asian="10pt"/>
    </style:style>
    <style:style style:name="WW_CharLFO164LVL2" style:family="text">
      <style:text-properties style:font-name="Courier New" fo:font-size="10pt" style:font-size-asian="10pt"/>
    </style:style>
    <style:style style:name="WW_CharLFO164LVL3" style:family="text">
      <style:text-properties style:font-name="Wingdings" fo:font-size="10pt" style:font-size-asian="10pt"/>
    </style:style>
    <style:style style:name="WW_CharLFO164LVL4" style:family="text">
      <style:text-properties style:font-name="Wingdings" fo:font-size="10pt" style:font-size-asian="10pt"/>
    </style:style>
    <style:style style:name="WW_CharLFO164LVL5" style:family="text">
      <style:text-properties style:font-name="Wingdings" fo:font-size="10pt" style:font-size-asian="10pt"/>
    </style:style>
    <style:style style:name="WW_CharLFO164LVL6" style:family="text">
      <style:text-properties style:font-name="Wingdings" fo:font-size="10pt" style:font-size-asian="10pt"/>
    </style:style>
    <style:style style:name="WW_CharLFO164LVL7" style:family="text">
      <style:text-properties style:font-name="Wingdings" fo:font-size="10pt" style:font-size-asian="10pt"/>
    </style:style>
    <style:style style:name="WW_CharLFO164LVL8" style:family="text">
      <style:text-properties style:font-name="Wingdings" fo:font-size="10pt" style:font-size-asian="10pt"/>
    </style:style>
    <style:style style:name="WW_CharLFO164LVL9" style:family="text">
      <style:text-properties style:font-name="Wingdings" fo:font-size="10pt" style:font-size-asian="10pt"/>
    </style:style>
    <style:style style:name="WW_CharLFO165LVL1" style:family="text">
      <style:text-properties style:font-name="Symbol" fo:font-size="10pt" style:font-size-asian="10pt"/>
    </style:style>
    <style:style style:name="WW_CharLFO165LVL2" style:family="text">
      <style:text-properties style:font-name="Courier New" fo:font-size="10pt" style:font-size-asian="10pt"/>
    </style:style>
    <style:style style:name="WW_CharLFO165LVL3" style:family="text">
      <style:text-properties style:font-name="Wingdings" fo:font-size="10pt" style:font-size-asian="10pt"/>
    </style:style>
    <style:style style:name="WW_CharLFO165LVL4" style:family="text">
      <style:text-properties style:font-name="Wingdings" fo:font-size="10pt" style:font-size-asian="10pt"/>
    </style:style>
    <style:style style:name="WW_CharLFO165LVL5" style:family="text">
      <style:text-properties style:font-name="Wingdings" fo:font-size="10pt" style:font-size-asian="10pt"/>
    </style:style>
    <style:style style:name="WW_CharLFO165LVL6" style:family="text">
      <style:text-properties style:font-name="Wingdings" fo:font-size="10pt" style:font-size-asian="10pt"/>
    </style:style>
    <style:style style:name="WW_CharLFO165LVL7" style:family="text">
      <style:text-properties style:font-name="Wingdings" fo:font-size="10pt" style:font-size-asian="10pt"/>
    </style:style>
    <style:style style:name="WW_CharLFO165LVL8" style:family="text">
      <style:text-properties style:font-name="Wingdings" fo:font-size="10pt" style:font-size-asian="10pt"/>
    </style:style>
    <style:style style:name="WW_CharLFO165LVL9" style:family="text">
      <style:text-properties style:font-name="Wingdings" fo:font-size="10pt" style:font-size-asian="10pt"/>
    </style:style>
    <style:style style:name="WW_CharLFO166LVL1" style:family="text">
      <style:text-properties style:font-name="Symbol" fo:font-size="10pt" style:font-size-asian="10pt"/>
    </style:style>
    <style:style style:name="WW_CharLFO166LVL2" style:family="text">
      <style:text-properties style:font-name="Courier New" fo:font-size="10pt" style:font-size-asian="10pt"/>
    </style:style>
    <style:style style:name="WW_CharLFO166LVL3" style:family="text">
      <style:text-properties style:font-name="Wingdings" fo:font-size="10pt" style:font-size-asian="10pt"/>
    </style:style>
    <style:style style:name="WW_CharLFO166LVL4" style:family="text">
      <style:text-properties style:font-name="Wingdings" fo:font-size="10pt" style:font-size-asian="10pt"/>
    </style:style>
    <style:style style:name="WW_CharLFO166LVL5" style:family="text">
      <style:text-properties style:font-name="Wingdings" fo:font-size="10pt" style:font-size-asian="10pt"/>
    </style:style>
    <style:style style:name="WW_CharLFO166LVL6" style:family="text">
      <style:text-properties style:font-name="Wingdings" fo:font-size="10pt" style:font-size-asian="10pt"/>
    </style:style>
    <style:style style:name="WW_CharLFO166LVL7" style:family="text">
      <style:text-properties style:font-name="Wingdings" fo:font-size="10pt" style:font-size-asian="10pt"/>
    </style:style>
    <style:style style:name="WW_CharLFO166LVL8" style:family="text">
      <style:text-properties style:font-name="Wingdings" fo:font-size="10pt" style:font-size-asian="10pt"/>
    </style:style>
    <style:style style:name="WW_CharLFO166LVL9" style:family="text">
      <style:text-properties style:font-name="Wingdings" fo:font-size="10pt" style:font-size-asian="10pt"/>
    </style:style>
    <style:style style:name="WW_CharLFO167LVL1" style:family="text">
      <style:text-properties style:font-name="Symbol" fo:font-size="10pt" style:font-size-asian="10pt"/>
    </style:style>
    <style:style style:name="WW_CharLFO167LVL2" style:family="text">
      <style:text-properties style:font-name="Courier New" fo:font-size="10pt" style:font-size-asian="10pt"/>
    </style:style>
    <style:style style:name="WW_CharLFO167LVL3" style:family="text">
      <style:text-properties style:font-name="Wingdings" fo:font-size="10pt" style:font-size-asian="10pt"/>
    </style:style>
    <style:style style:name="WW_CharLFO167LVL4" style:family="text">
      <style:text-properties style:font-name="Wingdings" fo:font-size="10pt" style:font-size-asian="10pt"/>
    </style:style>
    <style:style style:name="WW_CharLFO167LVL5" style:family="text">
      <style:text-properties style:font-name="Wingdings" fo:font-size="10pt" style:font-size-asian="10pt"/>
    </style:style>
    <style:style style:name="WW_CharLFO167LVL6" style:family="text">
      <style:text-properties style:font-name="Wingdings" fo:font-size="10pt" style:font-size-asian="10pt"/>
    </style:style>
    <style:style style:name="WW_CharLFO167LVL7" style:family="text">
      <style:text-properties style:font-name="Wingdings" fo:font-size="10pt" style:font-size-asian="10pt"/>
    </style:style>
    <style:style style:name="WW_CharLFO167LVL8" style:family="text">
      <style:text-properties style:font-name="Wingdings" fo:font-size="10pt" style:font-size-asian="10pt"/>
    </style:style>
    <style:style style:name="WW_CharLFO167LVL9" style:family="text">
      <style:text-properties style:font-name="Wingdings" fo:font-size="10pt" style:font-size-asian="10pt"/>
    </style:style>
    <style:style style:name="WW_CharLFO168LVL1" style:family="text">
      <style:text-properties style:font-name="Symbol" fo:font-size="10pt" style:font-size-asian="10pt"/>
    </style:style>
    <style:style style:name="WW_CharLFO168LVL2" style:family="text">
      <style:text-properties style:font-name="Courier New" fo:font-size="10pt" style:font-size-asian="10pt"/>
    </style:style>
    <style:style style:name="WW_CharLFO168LVL3" style:family="text">
      <style:text-properties style:font-name="Wingdings" fo:font-size="10pt" style:font-size-asian="10pt"/>
    </style:style>
    <style:style style:name="WW_CharLFO168LVL4" style:family="text">
      <style:text-properties style:font-name="Wingdings" fo:font-size="10pt" style:font-size-asian="10pt"/>
    </style:style>
    <style:style style:name="WW_CharLFO168LVL5" style:family="text">
      <style:text-properties style:font-name="Wingdings" fo:font-size="10pt" style:font-size-asian="10pt"/>
    </style:style>
    <style:style style:name="WW_CharLFO168LVL6" style:family="text">
      <style:text-properties style:font-name="Wingdings" fo:font-size="10pt" style:font-size-asian="10pt"/>
    </style:style>
    <style:style style:name="WW_CharLFO168LVL7" style:family="text">
      <style:text-properties style:font-name="Wingdings" fo:font-size="10pt" style:font-size-asian="10pt"/>
    </style:style>
    <style:style style:name="WW_CharLFO168LVL8" style:family="text">
      <style:text-properties style:font-name="Wingdings" fo:font-size="10pt" style:font-size-asian="10pt"/>
    </style:style>
    <style:style style:name="WW_CharLFO168LVL9" style:family="text">
      <style:text-properties style:font-name="Wingdings" fo:font-size="10pt" style:font-size-asian="10pt"/>
    </style:style>
    <style:style style:name="WW_CharLFO169LVL1" style:family="text">
      <style:text-properties style:font-name="Symbol" fo:font-size="10pt" style:font-size-asian="10pt"/>
    </style:style>
    <style:style style:name="WW_CharLFO169LVL2" style:family="text">
      <style:text-properties style:font-name="Courier New" fo:font-size="10pt" style:font-size-asian="10pt"/>
    </style:style>
    <style:style style:name="WW_CharLFO169LVL3" style:family="text">
      <style:text-properties style:font-name="Wingdings" fo:font-size="10pt" style:font-size-asian="10pt"/>
    </style:style>
    <style:style style:name="WW_CharLFO169LVL4" style:family="text">
      <style:text-properties style:font-name="Wingdings" fo:font-size="10pt" style:font-size-asian="10pt"/>
    </style:style>
    <style:style style:name="WW_CharLFO169LVL5" style:family="text">
      <style:text-properties style:font-name="Wingdings" fo:font-size="10pt" style:font-size-asian="10pt"/>
    </style:style>
    <style:style style:name="WW_CharLFO169LVL6" style:family="text">
      <style:text-properties style:font-name="Wingdings" fo:font-size="10pt" style:font-size-asian="10pt"/>
    </style:style>
    <style:style style:name="WW_CharLFO169LVL7" style:family="text">
      <style:text-properties style:font-name="Wingdings" fo:font-size="10pt" style:font-size-asian="10pt"/>
    </style:style>
    <style:style style:name="WW_CharLFO169LVL8" style:family="text">
      <style:text-properties style:font-name="Wingdings" fo:font-size="10pt" style:font-size-asian="10pt"/>
    </style:style>
    <style:style style:name="WW_CharLFO169LVL9" style:family="text">
      <style:text-properties style:font-name="Wingdings" fo:font-size="10pt" style:font-size-asian="10pt"/>
    </style:style>
    <style:style style:name="WW_CharLFO170LVL1" style:family="text">
      <style:text-properties style:font-name="Symbol" fo:font-size="10pt" style:font-size-asian="10pt"/>
    </style:style>
    <style:style style:name="WW_CharLFO170LVL2" style:family="text">
      <style:text-properties style:font-name="Courier New" fo:font-size="10pt" style:font-size-asian="10pt"/>
    </style:style>
    <style:style style:name="WW_CharLFO170LVL3" style:family="text">
      <style:text-properties style:font-name="Wingdings" fo:font-size="10pt" style:font-size-asian="10pt"/>
    </style:style>
    <style:style style:name="WW_CharLFO170LVL4" style:family="text">
      <style:text-properties style:font-name="Wingdings" fo:font-size="10pt" style:font-size-asian="10pt"/>
    </style:style>
    <style:style style:name="WW_CharLFO170LVL5" style:family="text">
      <style:text-properties style:font-name="Wingdings" fo:font-size="10pt" style:font-size-asian="10pt"/>
    </style:style>
    <style:style style:name="WW_CharLFO170LVL6" style:family="text">
      <style:text-properties style:font-name="Wingdings" fo:font-size="10pt" style:font-size-asian="10pt"/>
    </style:style>
    <style:style style:name="WW_CharLFO170LVL7" style:family="text">
      <style:text-properties style:font-name="Wingdings" fo:font-size="10pt" style:font-size-asian="10pt"/>
    </style:style>
    <style:style style:name="WW_CharLFO170LVL8" style:family="text">
      <style:text-properties style:font-name="Wingdings" fo:font-size="10pt" style:font-size-asian="10pt"/>
    </style:style>
    <style:style style:name="WW_CharLFO170LVL9" style:family="text">
      <style:text-properties style:font-name="Wingdings" fo:font-size="10pt" style:font-size-asian="10pt"/>
    </style:style>
    <style:style style:name="WW_CharLFO171LVL1" style:family="text">
      <style:text-properties style:font-name="Symbol" fo:font-size="10pt" style:font-size-asian="10pt"/>
    </style:style>
    <style:style style:name="WW_CharLFO171LVL2" style:family="text">
      <style:text-properties style:font-name="Courier New" fo:font-size="10pt" style:font-size-asian="10pt"/>
    </style:style>
    <style:style style:name="WW_CharLFO171LVL3" style:family="text">
      <style:text-properties style:font-name="Wingdings" fo:font-size="10pt" style:font-size-asian="10pt"/>
    </style:style>
    <style:style style:name="WW_CharLFO171LVL4" style:family="text">
      <style:text-properties style:font-name="Wingdings" fo:font-size="10pt" style:font-size-asian="10pt"/>
    </style:style>
    <style:style style:name="WW_CharLFO171LVL5" style:family="text">
      <style:text-properties style:font-name="Wingdings" fo:font-size="10pt" style:font-size-asian="10pt"/>
    </style:style>
    <style:style style:name="WW_CharLFO171LVL6" style:family="text">
      <style:text-properties style:font-name="Wingdings" fo:font-size="10pt" style:font-size-asian="10pt"/>
    </style:style>
    <style:style style:name="WW_CharLFO171LVL7" style:family="text">
      <style:text-properties style:font-name="Wingdings" fo:font-size="10pt" style:font-size-asian="10pt"/>
    </style:style>
    <style:style style:name="WW_CharLFO171LVL8" style:family="text">
      <style:text-properties style:font-name="Wingdings" fo:font-size="10pt" style:font-size-asian="10pt"/>
    </style:style>
    <style:style style:name="WW_CharLFO171LVL9" style:family="text">
      <style:text-properties style:font-name="Wingdings" fo:font-size="10pt" style:font-size-asian="10pt"/>
    </style:style>
    <style:style style:name="WW_CharLFO172LVL1" style:family="text">
      <style:text-properties style:font-name="Symbol" fo:font-size="10pt" style:font-size-asian="10pt"/>
    </style:style>
    <style:style style:name="WW_CharLFO172LVL2" style:family="text">
      <style:text-properties style:font-name="Courier New" fo:font-size="10pt" style:font-size-asian="10pt"/>
    </style:style>
    <style:style style:name="WW_CharLFO172LVL3" style:family="text">
      <style:text-properties style:font-name="Wingdings" fo:font-size="10pt" style:font-size-asian="10pt"/>
    </style:style>
    <style:style style:name="WW_CharLFO172LVL4" style:family="text">
      <style:text-properties style:font-name="Wingdings" fo:font-size="10pt" style:font-size-asian="10pt"/>
    </style:style>
    <style:style style:name="WW_CharLFO172LVL5" style:family="text">
      <style:text-properties style:font-name="Wingdings" fo:font-size="10pt" style:font-size-asian="10pt"/>
    </style:style>
    <style:style style:name="WW_CharLFO172LVL6" style:family="text">
      <style:text-properties style:font-name="Wingdings" fo:font-size="10pt" style:font-size-asian="10pt"/>
    </style:style>
    <style:style style:name="WW_CharLFO172LVL7" style:family="text">
      <style:text-properties style:font-name="Wingdings" fo:font-size="10pt" style:font-size-asian="10pt"/>
    </style:style>
    <style:style style:name="WW_CharLFO172LVL8" style:family="text">
      <style:text-properties style:font-name="Wingdings" fo:font-size="10pt" style:font-size-asian="10pt"/>
    </style:style>
    <style:style style:name="WW_CharLFO172LVL9" style:family="text">
      <style:text-properties style:font-name="Wingdings" fo:font-size="10pt" style:font-size-asian="10pt"/>
    </style:style>
    <style:style style:name="WW_CharLFO174LVL1" style:family="text">
      <style:text-properties style:font-name="Symbol" fo:font-size="10pt" style:font-size-asian="10pt"/>
    </style:style>
    <style:style style:name="WW_CharLFO174LVL2" style:family="text">
      <style:text-properties style:font-name="Courier New" fo:font-size="10pt" style:font-size-asian="10pt"/>
    </style:style>
    <style:style style:name="WW_CharLFO174LVL3" style:family="text">
      <style:text-properties style:font-name="Wingdings" fo:font-size="10pt" style:font-size-asian="10pt"/>
    </style:style>
    <style:style style:name="WW_CharLFO174LVL4" style:family="text">
      <style:text-properties style:font-name="Wingdings" fo:font-size="10pt" style:font-size-asian="10pt"/>
    </style:style>
    <style:style style:name="WW_CharLFO174LVL5" style:family="text">
      <style:text-properties style:font-name="Wingdings" fo:font-size="10pt" style:font-size-asian="10pt"/>
    </style:style>
    <style:style style:name="WW_CharLFO174LVL6" style:family="text">
      <style:text-properties style:font-name="Wingdings" fo:font-size="10pt" style:font-size-asian="10pt"/>
    </style:style>
    <style:style style:name="WW_CharLFO174LVL7" style:family="text">
      <style:text-properties style:font-name="Wingdings" fo:font-size="10pt" style:font-size-asian="10pt"/>
    </style:style>
    <style:style style:name="WW_CharLFO174LVL8" style:family="text">
      <style:text-properties style:font-name="Wingdings" fo:font-size="10pt" style:font-size-asian="10pt"/>
    </style:style>
    <style:style style:name="WW_CharLFO174LVL9" style:family="text">
      <style:text-properties style:font-name="Wingdings" fo:font-size="10pt" style:font-size-asian="10pt"/>
    </style:style>
    <style:style style:name="WW_CharLFO176LVL1" style:family="text">
      <style:text-properties style:font-name="Symbol" fo:font-size="10pt" style:font-size-asian="10pt"/>
    </style:style>
    <style:style style:name="WW_CharLFO176LVL2" style:family="text">
      <style:text-properties style:font-name="Courier New" fo:font-size="10pt" style:font-size-asian="10pt"/>
    </style:style>
    <style:style style:name="WW_CharLFO176LVL3" style:family="text">
      <style:text-properties style:font-name="Wingdings" fo:font-size="10pt" style:font-size-asian="10pt"/>
    </style:style>
    <style:style style:name="WW_CharLFO176LVL4" style:family="text">
      <style:text-properties style:font-name="Wingdings" fo:font-size="10pt" style:font-size-asian="10pt"/>
    </style:style>
    <style:style style:name="WW_CharLFO176LVL5" style:family="text">
      <style:text-properties style:font-name="Wingdings" fo:font-size="10pt" style:font-size-asian="10pt"/>
    </style:style>
    <style:style style:name="WW_CharLFO176LVL6" style:family="text">
      <style:text-properties style:font-name="Wingdings" fo:font-size="10pt" style:font-size-asian="10pt"/>
    </style:style>
    <style:style style:name="WW_CharLFO176LVL7" style:family="text">
      <style:text-properties style:font-name="Wingdings" fo:font-size="10pt" style:font-size-asian="10pt"/>
    </style:style>
    <style:style style:name="WW_CharLFO176LVL8" style:family="text">
      <style:text-properties style:font-name="Wingdings" fo:font-size="10pt" style:font-size-asian="10pt"/>
    </style:style>
    <style:style style:name="WW_CharLFO176LVL9" style:family="text">
      <style:text-properties style:font-name="Wingdings" fo:font-size="10pt" style:font-size-asian="10pt"/>
    </style:style>
    <style:style style:name="WW_CharLFO177LVL1" style:family="text">
      <style:text-properties style:font-name="Symbol" fo:font-size="10pt" style:font-size-asian="10pt"/>
    </style:style>
    <style:style style:name="WW_CharLFO177LVL2" style:family="text">
      <style:text-properties style:font-name="Courier New" fo:font-size="10pt" style:font-size-asian="10pt"/>
    </style:style>
    <style:style style:name="WW_CharLFO177LVL3" style:family="text">
      <style:text-properties style:font-name="Wingdings" fo:font-size="10pt" style:font-size-asian="10pt"/>
    </style:style>
    <style:style style:name="WW_CharLFO177LVL4" style:family="text">
      <style:text-properties style:font-name="Wingdings" fo:font-size="10pt" style:font-size-asian="10pt"/>
    </style:style>
    <style:style style:name="WW_CharLFO177LVL5" style:family="text">
      <style:text-properties style:font-name="Wingdings" fo:font-size="10pt" style:font-size-asian="10pt"/>
    </style:style>
    <style:style style:name="WW_CharLFO177LVL6" style:family="text">
      <style:text-properties style:font-name="Wingdings" fo:font-size="10pt" style:font-size-asian="10pt"/>
    </style:style>
    <style:style style:name="WW_CharLFO177LVL7" style:family="text">
      <style:text-properties style:font-name="Wingdings" fo:font-size="10pt" style:font-size-asian="10pt"/>
    </style:style>
    <style:style style:name="WW_CharLFO177LVL8" style:family="text">
      <style:text-properties style:font-name="Wingdings" fo:font-size="10pt" style:font-size-asian="10pt"/>
    </style:style>
    <style:style style:name="WW_CharLFO177LVL9" style:family="text">
      <style:text-properties style:font-name="Wingdings" fo:font-size="10pt" style:font-size-asian="10pt"/>
    </style:style>
    <style:style style:name="WW_CharLFO178LVL1" style:family="text">
      <style:text-properties style:font-name="Symbol" fo:font-size="10pt" style:font-size-asian="10pt"/>
    </style:style>
    <style:style style:name="WW_CharLFO178LVL2" style:family="text">
      <style:text-properties style:font-name="Courier New" fo:font-size="10pt" style:font-size-asian="10pt"/>
    </style:style>
    <style:style style:name="WW_CharLFO178LVL3" style:family="text">
      <style:text-properties style:font-name="Wingdings" fo:font-size="10pt" style:font-size-asian="10pt"/>
    </style:style>
    <style:style style:name="WW_CharLFO178LVL4" style:family="text">
      <style:text-properties style:font-name="Wingdings" fo:font-size="10pt" style:font-size-asian="10pt"/>
    </style:style>
    <style:style style:name="WW_CharLFO178LVL5" style:family="text">
      <style:text-properties style:font-name="Wingdings" fo:font-size="10pt" style:font-size-asian="10pt"/>
    </style:style>
    <style:style style:name="WW_CharLFO178LVL6" style:family="text">
      <style:text-properties style:font-name="Wingdings" fo:font-size="10pt" style:font-size-asian="10pt"/>
    </style:style>
    <style:style style:name="WW_CharLFO178LVL7" style:family="text">
      <style:text-properties style:font-name="Wingdings" fo:font-size="10pt" style:font-size-asian="10pt"/>
    </style:style>
    <style:style style:name="WW_CharLFO178LVL8" style:family="text">
      <style:text-properties style:font-name="Wingdings" fo:font-size="10pt" style:font-size-asian="10pt"/>
    </style:style>
    <style:style style:name="WW_CharLFO178LVL9" style:family="text">
      <style:text-properties style:font-name="Wingdings" fo:font-size="10pt" style:font-size-asian="10pt"/>
    </style:style>
    <style:style style:name="WW_CharLFO179LVL1" style:family="text">
      <style:text-properties style:font-name="Symbol" fo:font-size="10pt" style:font-size-asian="10pt"/>
    </style:style>
    <style:style style:name="WW_CharLFO179LVL2" style:family="text">
      <style:text-properties style:font-name="Courier New" fo:font-size="10pt" style:font-size-asian="10pt"/>
    </style:style>
    <style:style style:name="WW_CharLFO179LVL3" style:family="text">
      <style:text-properties style:font-name="Wingdings" fo:font-size="10pt" style:font-size-asian="10pt"/>
    </style:style>
    <style:style style:name="WW_CharLFO179LVL4" style:family="text">
      <style:text-properties style:font-name="Wingdings" fo:font-size="10pt" style:font-size-asian="10pt"/>
    </style:style>
    <style:style style:name="WW_CharLFO179LVL5" style:family="text">
      <style:text-properties style:font-name="Wingdings" fo:font-size="10pt" style:font-size-asian="10pt"/>
    </style:style>
    <style:style style:name="WW_CharLFO179LVL6" style:family="text">
      <style:text-properties style:font-name="Wingdings" fo:font-size="10pt" style:font-size-asian="10pt"/>
    </style:style>
    <style:style style:name="WW_CharLFO179LVL7" style:family="text">
      <style:text-properties style:font-name="Wingdings" fo:font-size="10pt" style:font-size-asian="10pt"/>
    </style:style>
    <style:style style:name="WW_CharLFO179LVL8" style:family="text">
      <style:text-properties style:font-name="Wingdings" fo:font-size="10pt" style:font-size-asian="10pt"/>
    </style:style>
    <style:style style:name="WW_CharLFO179LVL9" style:family="text">
      <style:text-properties style:font-name="Wingdings" fo:font-size="10pt" style:font-size-asian="10pt"/>
    </style:style>
    <style:style style:name="WW_CharLFO180LVL1" style:family="text">
      <style:text-properties style:font-name="Symbol" fo:font-size="10pt" style:font-size-asian="10pt"/>
    </style:style>
    <style:style style:name="WW_CharLFO180LVL2" style:family="text">
      <style:text-properties style:font-name="Courier New" fo:font-size="10pt" style:font-size-asian="10pt"/>
    </style:style>
    <style:style style:name="WW_CharLFO180LVL3" style:family="text">
      <style:text-properties style:font-name="Wingdings" fo:font-size="10pt" style:font-size-asian="10pt"/>
    </style:style>
    <style:style style:name="WW_CharLFO180LVL4" style:family="text">
      <style:text-properties style:font-name="Wingdings" fo:font-size="10pt" style:font-size-asian="10pt"/>
    </style:style>
    <style:style style:name="WW_CharLFO180LVL5" style:family="text">
      <style:text-properties style:font-name="Wingdings" fo:font-size="10pt" style:font-size-asian="10pt"/>
    </style:style>
    <style:style style:name="WW_CharLFO180LVL6" style:family="text">
      <style:text-properties style:font-name="Wingdings" fo:font-size="10pt" style:font-size-asian="10pt"/>
    </style:style>
    <style:style style:name="WW_CharLFO180LVL7" style:family="text">
      <style:text-properties style:font-name="Wingdings" fo:font-size="10pt" style:font-size-asian="10pt"/>
    </style:style>
    <style:style style:name="WW_CharLFO180LVL8" style:family="text">
      <style:text-properties style:font-name="Wingdings" fo:font-size="10pt" style:font-size-asian="10pt"/>
    </style:style>
    <style:style style:name="WW_CharLFO180LVL9" style:family="text">
      <style:text-properties style:font-name="Wingdings" fo:font-size="10pt" style:font-size-asian="10pt"/>
    </style:style>
    <style:style style:name="WW_CharLFO181LVL1" style:family="text">
      <style:text-properties style:font-name="Symbol" fo:font-size="10pt" style:font-size-asian="10pt"/>
    </style:style>
    <style:style style:name="WW_CharLFO181LVL2" style:family="text">
      <style:text-properties style:font-name="Courier New" fo:font-size="10pt" style:font-size-asian="10pt"/>
    </style:style>
    <style:style style:name="WW_CharLFO181LVL3" style:family="text">
      <style:text-properties style:font-name="Wingdings" fo:font-size="10pt" style:font-size-asian="10pt"/>
    </style:style>
    <style:style style:name="WW_CharLFO181LVL4" style:family="text">
      <style:text-properties style:font-name="Wingdings" fo:font-size="10pt" style:font-size-asian="10pt"/>
    </style:style>
    <style:style style:name="WW_CharLFO181LVL5" style:family="text">
      <style:text-properties style:font-name="Wingdings" fo:font-size="10pt" style:font-size-asian="10pt"/>
    </style:style>
    <style:style style:name="WW_CharLFO181LVL6" style:family="text">
      <style:text-properties style:font-name="Wingdings" fo:font-size="10pt" style:font-size-asian="10pt"/>
    </style:style>
    <style:style style:name="WW_CharLFO181LVL7" style:family="text">
      <style:text-properties style:font-name="Wingdings" fo:font-size="10pt" style:font-size-asian="10pt"/>
    </style:style>
    <style:style style:name="WW_CharLFO181LVL8" style:family="text">
      <style:text-properties style:font-name="Wingdings" fo:font-size="10pt" style:font-size-asian="10pt"/>
    </style:style>
    <style:style style:name="WW_CharLFO181LVL9" style:family="text">
      <style:text-properties style:font-name="Wingdings" fo:font-size="10pt" style:font-size-asian="10pt"/>
    </style:style>
    <style:style style:name="WW_CharLFO182LVL1" style:family="text">
      <style:text-properties style:font-name="Symbol" fo:font-size="10pt" style:font-size-asian="10pt"/>
    </style:style>
    <style:style style:name="WW_CharLFO182LVL2" style:family="text">
      <style:text-properties style:font-name="Courier New" fo:font-size="10pt" style:font-size-asian="10pt"/>
    </style:style>
    <style:style style:name="WW_CharLFO182LVL3" style:family="text">
      <style:text-properties style:font-name="Wingdings" fo:font-size="10pt" style:font-size-asian="10pt"/>
    </style:style>
    <style:style style:name="WW_CharLFO182LVL4" style:family="text">
      <style:text-properties style:font-name="Wingdings" fo:font-size="10pt" style:font-size-asian="10pt"/>
    </style:style>
    <style:style style:name="WW_CharLFO182LVL5" style:family="text">
      <style:text-properties style:font-name="Wingdings" fo:font-size="10pt" style:font-size-asian="10pt"/>
    </style:style>
    <style:style style:name="WW_CharLFO182LVL6" style:family="text">
      <style:text-properties style:font-name="Wingdings" fo:font-size="10pt" style:font-size-asian="10pt"/>
    </style:style>
    <style:style style:name="WW_CharLFO182LVL7" style:family="text">
      <style:text-properties style:font-name="Wingdings" fo:font-size="10pt" style:font-size-asian="10pt"/>
    </style:style>
    <style:style style:name="WW_CharLFO182LVL8" style:family="text">
      <style:text-properties style:font-name="Wingdings" fo:font-size="10pt" style:font-size-asian="10pt"/>
    </style:style>
    <style:style style:name="WW_CharLFO182LVL9" style:family="text">
      <style:text-properties style:font-name="Wingdings" fo:font-size="10pt" style:font-size-asian="10pt"/>
    </style:style>
    <style:style style:name="WW_CharLFO183LVL1" style:family="text">
      <style:text-properties style:font-name="Symbol" fo:font-size="10pt" style:font-size-asian="10pt"/>
    </style:style>
    <style:style style:name="WW_CharLFO183LVL2" style:family="text">
      <style:text-properties style:font-name="Courier New" fo:font-size="10pt" style:font-size-asian="10pt"/>
    </style:style>
    <style:style style:name="WW_CharLFO183LVL3" style:family="text">
      <style:text-properties style:font-name="Wingdings" fo:font-size="10pt" style:font-size-asian="10pt"/>
    </style:style>
    <style:style style:name="WW_CharLFO183LVL4" style:family="text">
      <style:text-properties style:font-name="Wingdings" fo:font-size="10pt" style:font-size-asian="10pt"/>
    </style:style>
    <style:style style:name="WW_CharLFO183LVL5" style:family="text">
      <style:text-properties style:font-name="Wingdings" fo:font-size="10pt" style:font-size-asian="10pt"/>
    </style:style>
    <style:style style:name="WW_CharLFO183LVL6" style:family="text">
      <style:text-properties style:font-name="Wingdings" fo:font-size="10pt" style:font-size-asian="10pt"/>
    </style:style>
    <style:style style:name="WW_CharLFO183LVL7" style:family="text">
      <style:text-properties style:font-name="Wingdings" fo:font-size="10pt" style:font-size-asian="10pt"/>
    </style:style>
    <style:style style:name="WW_CharLFO183LVL8" style:family="text">
      <style:text-properties style:font-name="Wingdings" fo:font-size="10pt" style:font-size-asian="10pt"/>
    </style:style>
    <style:style style:name="WW_CharLFO183LVL9" style:family="text">
      <style:text-properties style:font-name="Wingdings" fo:font-size="10pt" style:font-size-asian="10pt"/>
    </style:style>
    <style:style style:name="WW_CharLFO184LVL1" style:family="text">
      <style:text-properties style:font-name="Symbol" fo:font-size="10pt" style:font-size-asian="10pt"/>
    </style:style>
    <style:style style:name="WW_CharLFO184LVL2" style:family="text">
      <style:text-properties style:font-name="Courier New" fo:font-size="10pt" style:font-size-asian="10pt"/>
    </style:style>
    <style:style style:name="WW_CharLFO184LVL3" style:family="text">
      <style:text-properties style:font-name="Wingdings" fo:font-size="10pt" style:font-size-asian="10pt"/>
    </style:style>
    <style:style style:name="WW_CharLFO184LVL4" style:family="text">
      <style:text-properties style:font-name="Wingdings" fo:font-size="10pt" style:font-size-asian="10pt"/>
    </style:style>
    <style:style style:name="WW_CharLFO184LVL5" style:family="text">
      <style:text-properties style:font-name="Wingdings" fo:font-size="10pt" style:font-size-asian="10pt"/>
    </style:style>
    <style:style style:name="WW_CharLFO184LVL6" style:family="text">
      <style:text-properties style:font-name="Wingdings" fo:font-size="10pt" style:font-size-asian="10pt"/>
    </style:style>
    <style:style style:name="WW_CharLFO184LVL7" style:family="text">
      <style:text-properties style:font-name="Wingdings" fo:font-size="10pt" style:font-size-asian="10pt"/>
    </style:style>
    <style:style style:name="WW_CharLFO184LVL8" style:family="text">
      <style:text-properties style:font-name="Wingdings" fo:font-size="10pt" style:font-size-asian="10pt"/>
    </style:style>
    <style:style style:name="WW_CharLFO184LVL9" style:family="text">
      <style:text-properties style:font-name="Wingdings" fo:font-size="10pt" style:font-size-asian="10pt"/>
    </style:style>
    <style:style style:name="WW_CharLFO186LVL1" style:family="text">
      <style:text-properties style:font-name="Symbol" fo:font-size="10pt" style:font-size-asian="10pt"/>
    </style:style>
    <style:style style:name="WW_CharLFO186LVL2" style:family="text">
      <style:text-properties style:font-name="Courier New" fo:font-size="10pt" style:font-size-asian="10pt"/>
    </style:style>
    <style:style style:name="WW_CharLFO186LVL3" style:family="text">
      <style:text-properties style:font-name="Wingdings" fo:font-size="10pt" style:font-size-asian="10pt"/>
    </style:style>
    <style:style style:name="WW_CharLFO186LVL4" style:family="text">
      <style:text-properties style:font-name="Wingdings" fo:font-size="10pt" style:font-size-asian="10pt"/>
    </style:style>
    <style:style style:name="WW_CharLFO186LVL5" style:family="text">
      <style:text-properties style:font-name="Wingdings" fo:font-size="10pt" style:font-size-asian="10pt"/>
    </style:style>
    <style:style style:name="WW_CharLFO186LVL6" style:family="text">
      <style:text-properties style:font-name="Wingdings" fo:font-size="10pt" style:font-size-asian="10pt"/>
    </style:style>
    <style:style style:name="WW_CharLFO186LVL7" style:family="text">
      <style:text-properties style:font-name="Wingdings" fo:font-size="10pt" style:font-size-asian="10pt"/>
    </style:style>
    <style:style style:name="WW_CharLFO186LVL8" style:family="text">
      <style:text-properties style:font-name="Wingdings" fo:font-size="10pt" style:font-size-asian="10pt"/>
    </style:style>
    <style:style style:name="WW_CharLFO186LVL9" style:family="text">
      <style:text-properties style:font-name="Wingdings" fo:font-size="10pt" style:font-size-asian="10pt"/>
    </style:style>
    <style:style style:name="WW_CharLFO188LVL1" style:family="text">
      <style:text-properties style:font-name="Symbol" fo:font-size="10pt" style:font-size-asian="10pt"/>
    </style:style>
    <style:style style:name="WW_CharLFO188LVL2" style:family="text">
      <style:text-properties style:font-name="Courier New" fo:font-size="10pt" style:font-size-asian="10pt"/>
    </style:style>
    <style:style style:name="WW_CharLFO188LVL3" style:family="text">
      <style:text-properties style:font-name="Wingdings" fo:font-size="10pt" style:font-size-asian="10pt"/>
    </style:style>
    <style:style style:name="WW_CharLFO188LVL4" style:family="text">
      <style:text-properties style:font-name="Wingdings" fo:font-size="10pt" style:font-size-asian="10pt"/>
    </style:style>
    <style:style style:name="WW_CharLFO188LVL5" style:family="text">
      <style:text-properties style:font-name="Wingdings" fo:font-size="10pt" style:font-size-asian="10pt"/>
    </style:style>
    <style:style style:name="WW_CharLFO188LVL6" style:family="text">
      <style:text-properties style:font-name="Wingdings" fo:font-size="10pt" style:font-size-asian="10pt"/>
    </style:style>
    <style:style style:name="WW_CharLFO188LVL7" style:family="text">
      <style:text-properties style:font-name="Wingdings" fo:font-size="10pt" style:font-size-asian="10pt"/>
    </style:style>
    <style:style style:name="WW_CharLFO188LVL8" style:family="text">
      <style:text-properties style:font-name="Wingdings" fo:font-size="10pt" style:font-size-asian="10pt"/>
    </style:style>
    <style:style style:name="WW_CharLFO188LVL9" style:family="text">
      <style:text-properties style:font-name="Wingdings" fo:font-size="10pt" style:font-size-asian="10pt"/>
    </style:style>
    <style:style style:name="WW_CharLFO189LVL1" style:family="text">
      <style:text-properties style:font-name="Symbol" fo:font-size="10pt" style:font-size-asian="10pt"/>
    </style:style>
    <style:style style:name="WW_CharLFO189LVL2" style:family="text">
      <style:text-properties style:font-name="Courier New" fo:font-size="10pt" style:font-size-asian="10pt"/>
    </style:style>
    <style:style style:name="WW_CharLFO189LVL3" style:family="text">
      <style:text-properties style:font-name="Wingdings" fo:font-size="10pt" style:font-size-asian="10pt"/>
    </style:style>
    <style:style style:name="WW_CharLFO189LVL4" style:family="text">
      <style:text-properties style:font-name="Wingdings" fo:font-size="10pt" style:font-size-asian="10pt"/>
    </style:style>
    <style:style style:name="WW_CharLFO189LVL5" style:family="text">
      <style:text-properties style:font-name="Wingdings" fo:font-size="10pt" style:font-size-asian="10pt"/>
    </style:style>
    <style:style style:name="WW_CharLFO189LVL6" style:family="text">
      <style:text-properties style:font-name="Wingdings" fo:font-size="10pt" style:font-size-asian="10pt"/>
    </style:style>
    <style:style style:name="WW_CharLFO189LVL7" style:family="text">
      <style:text-properties style:font-name="Wingdings" fo:font-size="10pt" style:font-size-asian="10pt"/>
    </style:style>
    <style:style style:name="WW_CharLFO189LVL8" style:family="text">
      <style:text-properties style:font-name="Wingdings" fo:font-size="10pt" style:font-size-asian="10pt"/>
    </style:style>
    <style:style style:name="WW_CharLFO189LVL9" style:family="text">
      <style:text-properties style:font-name="Wingdings" fo:font-size="10pt" style:font-size-asian="10pt"/>
    </style:style>
    <style:style style:name="WW_CharLFO190LVL1" style:family="text">
      <style:text-properties style:font-name="Symbol" fo:font-size="10pt" style:font-size-asian="10pt"/>
    </style:style>
    <style:style style:name="WW_CharLFO190LVL2" style:family="text">
      <style:text-properties style:font-name="Courier New" fo:font-size="10pt" style:font-size-asian="10pt"/>
    </style:style>
    <style:style style:name="WW_CharLFO190LVL3" style:family="text">
      <style:text-properties style:font-name="Wingdings" fo:font-size="10pt" style:font-size-asian="10pt"/>
    </style:style>
    <style:style style:name="WW_CharLFO190LVL4" style:family="text">
      <style:text-properties style:font-name="Wingdings" fo:font-size="10pt" style:font-size-asian="10pt"/>
    </style:style>
    <style:style style:name="WW_CharLFO190LVL5" style:family="text">
      <style:text-properties style:font-name="Wingdings" fo:font-size="10pt" style:font-size-asian="10pt"/>
    </style:style>
    <style:style style:name="WW_CharLFO190LVL6" style:family="text">
      <style:text-properties style:font-name="Wingdings" fo:font-size="10pt" style:font-size-asian="10pt"/>
    </style:style>
    <style:style style:name="WW_CharLFO190LVL7" style:family="text">
      <style:text-properties style:font-name="Wingdings" fo:font-size="10pt" style:font-size-asian="10pt"/>
    </style:style>
    <style:style style:name="WW_CharLFO190LVL8" style:family="text">
      <style:text-properties style:font-name="Wingdings" fo:font-size="10pt" style:font-size-asian="10pt"/>
    </style:style>
    <style:style style:name="WW_CharLFO190LVL9" style:family="text">
      <style:text-properties style:font-name="Wingdings" fo:font-size="10pt" style:font-size-asian="10pt"/>
    </style:style>
    <style:style style:name="WW_CharLFO191LVL1" style:family="text">
      <style:text-properties style:font-name="Symbol" fo:font-size="10pt" style:font-size-asian="10pt"/>
    </style:style>
    <style:style style:name="WW_CharLFO191LVL2" style:family="text">
      <style:text-properties style:font-name="Courier New" fo:font-size="10pt" style:font-size-asian="10pt"/>
    </style:style>
    <style:style style:name="WW_CharLFO191LVL3" style:family="text">
      <style:text-properties style:font-name="Wingdings" fo:font-size="10pt" style:font-size-asian="10pt"/>
    </style:style>
    <style:style style:name="WW_CharLFO191LVL4" style:family="text">
      <style:text-properties style:font-name="Wingdings" fo:font-size="10pt" style:font-size-asian="10pt"/>
    </style:style>
    <style:style style:name="WW_CharLFO191LVL5" style:family="text">
      <style:text-properties style:font-name="Wingdings" fo:font-size="10pt" style:font-size-asian="10pt"/>
    </style:style>
    <style:style style:name="WW_CharLFO191LVL6" style:family="text">
      <style:text-properties style:font-name="Wingdings" fo:font-size="10pt" style:font-size-asian="10pt"/>
    </style:style>
    <style:style style:name="WW_CharLFO191LVL7" style:family="text">
      <style:text-properties style:font-name="Wingdings" fo:font-size="10pt" style:font-size-asian="10pt"/>
    </style:style>
    <style:style style:name="WW_CharLFO191LVL8" style:family="text">
      <style:text-properties style:font-name="Wingdings" fo:font-size="10pt" style:font-size-asian="10pt"/>
    </style:style>
    <style:style style:name="WW_CharLFO191LVL9" style:family="text">
      <style:text-properties style:font-name="Wingdings" fo:font-size="10pt" style:font-size-asian="10pt"/>
    </style:style>
    <style:style style:name="WW_CharLFO192LVL1" style:family="text">
      <style:text-properties style:font-name="Symbol" fo:font-size="10pt" style:font-size-asian="10pt"/>
    </style:style>
    <style:style style:name="WW_CharLFO192LVL2" style:family="text">
      <style:text-properties style:font-name="Courier New" fo:font-size="10pt" style:font-size-asian="10pt"/>
    </style:style>
    <style:style style:name="WW_CharLFO192LVL3" style:family="text">
      <style:text-properties style:font-name="Wingdings" fo:font-size="10pt" style:font-size-asian="10pt"/>
    </style:style>
    <style:style style:name="WW_CharLFO192LVL4" style:family="text">
      <style:text-properties style:font-name="Wingdings" fo:font-size="10pt" style:font-size-asian="10pt"/>
    </style:style>
    <style:style style:name="WW_CharLFO192LVL5" style:family="text">
      <style:text-properties style:font-name="Wingdings" fo:font-size="10pt" style:font-size-asian="10pt"/>
    </style:style>
    <style:style style:name="WW_CharLFO192LVL6" style:family="text">
      <style:text-properties style:font-name="Wingdings" fo:font-size="10pt" style:font-size-asian="10pt"/>
    </style:style>
    <style:style style:name="WW_CharLFO192LVL7" style:family="text">
      <style:text-properties style:font-name="Wingdings" fo:font-size="10pt" style:font-size-asian="10pt"/>
    </style:style>
    <style:style style:name="WW_CharLFO192LVL8" style:family="text">
      <style:text-properties style:font-name="Wingdings" fo:font-size="10pt" style:font-size-asian="10pt"/>
    </style:style>
    <style:style style:name="WW_CharLFO192LVL9" style:family="text">
      <style:text-properties style:font-name="Wingdings" fo:font-size="10pt" style:font-size-asian="10pt"/>
    </style:style>
    <style:style style:name="WW_CharLFO193LVL1" style:family="text">
      <style:text-properties style:font-name="Symbol" fo:font-size="10pt" style:font-size-asian="10pt"/>
    </style:style>
    <style:style style:name="WW_CharLFO193LVL2" style:family="text">
      <style:text-properties style:font-name="Courier New" fo:font-size="10pt" style:font-size-asian="10pt"/>
    </style:style>
    <style:style style:name="WW_CharLFO193LVL3" style:family="text">
      <style:text-properties style:font-name="Wingdings" fo:font-size="10pt" style:font-size-asian="10pt"/>
    </style:style>
    <style:style style:name="WW_CharLFO193LVL4" style:family="text">
      <style:text-properties style:font-name="Wingdings" fo:font-size="10pt" style:font-size-asian="10pt"/>
    </style:style>
    <style:style style:name="WW_CharLFO193LVL5" style:family="text">
      <style:text-properties style:font-name="Wingdings" fo:font-size="10pt" style:font-size-asian="10pt"/>
    </style:style>
    <style:style style:name="WW_CharLFO193LVL6" style:family="text">
      <style:text-properties style:font-name="Wingdings" fo:font-size="10pt" style:font-size-asian="10pt"/>
    </style:style>
    <style:style style:name="WW_CharLFO193LVL7" style:family="text">
      <style:text-properties style:font-name="Wingdings" fo:font-size="10pt" style:font-size-asian="10pt"/>
    </style:style>
    <style:style style:name="WW_CharLFO193LVL8" style:family="text">
      <style:text-properties style:font-name="Wingdings" fo:font-size="10pt" style:font-size-asian="10pt"/>
    </style:style>
    <style:style style:name="WW_CharLFO193LVL9" style:family="text">
      <style:text-properties style:font-name="Wingdings" fo:font-size="10pt" style:font-size-asian="10pt"/>
    </style:style>
    <style:style style:name="WW_CharLFO194LVL1" style:family="text">
      <style:text-properties style:font-name="Symbol" fo:font-size="10pt" style:font-size-asian="10pt"/>
    </style:style>
    <style:style style:name="WW_CharLFO194LVL2" style:family="text">
      <style:text-properties style:font-name="Courier New" fo:font-size="10pt" style:font-size-asian="10pt"/>
    </style:style>
    <style:style style:name="WW_CharLFO194LVL3" style:family="text">
      <style:text-properties style:font-name="Wingdings" fo:font-size="10pt" style:font-size-asian="10pt"/>
    </style:style>
    <style:style style:name="WW_CharLFO194LVL4" style:family="text">
      <style:text-properties style:font-name="Wingdings" fo:font-size="10pt" style:font-size-asian="10pt"/>
    </style:style>
    <style:style style:name="WW_CharLFO194LVL5" style:family="text">
      <style:text-properties style:font-name="Wingdings" fo:font-size="10pt" style:font-size-asian="10pt"/>
    </style:style>
    <style:style style:name="WW_CharLFO194LVL6" style:family="text">
      <style:text-properties style:font-name="Wingdings" fo:font-size="10pt" style:font-size-asian="10pt"/>
    </style:style>
    <style:style style:name="WW_CharLFO194LVL7" style:family="text">
      <style:text-properties style:font-name="Wingdings" fo:font-size="10pt" style:font-size-asian="10pt"/>
    </style:style>
    <style:style style:name="WW_CharLFO194LVL8" style:family="text">
      <style:text-properties style:font-name="Wingdings" fo:font-size="10pt" style:font-size-asian="10pt"/>
    </style:style>
    <style:style style:name="WW_CharLFO194LVL9" style:family="text">
      <style:text-properties style:font-name="Wingdings" fo:font-size="10pt" style:font-size-asian="10pt"/>
    </style:style>
    <style:style style:name="WW_CharLFO195LVL1" style:family="text">
      <style:text-properties style:font-name="Symbol" fo:font-size="10pt" style:font-size-asian="10pt"/>
    </style:style>
    <style:style style:name="WW_CharLFO195LVL2" style:family="text">
      <style:text-properties style:font-name="Courier New" fo:font-size="10pt" style:font-size-asian="10pt"/>
    </style:style>
    <style:style style:name="WW_CharLFO195LVL3" style:family="text">
      <style:text-properties style:font-name="Wingdings" fo:font-size="10pt" style:font-size-asian="10pt"/>
    </style:style>
    <style:style style:name="WW_CharLFO195LVL4" style:family="text">
      <style:text-properties style:font-name="Wingdings" fo:font-size="10pt" style:font-size-asian="10pt"/>
    </style:style>
    <style:style style:name="WW_CharLFO195LVL5" style:family="text">
      <style:text-properties style:font-name="Wingdings" fo:font-size="10pt" style:font-size-asian="10pt"/>
    </style:style>
    <style:style style:name="WW_CharLFO195LVL6" style:family="text">
      <style:text-properties style:font-name="Wingdings" fo:font-size="10pt" style:font-size-asian="10pt"/>
    </style:style>
    <style:style style:name="WW_CharLFO195LVL7" style:family="text">
      <style:text-properties style:font-name="Wingdings" fo:font-size="10pt" style:font-size-asian="10pt"/>
    </style:style>
    <style:style style:name="WW_CharLFO195LVL8" style:family="text">
      <style:text-properties style:font-name="Wingdings" fo:font-size="10pt" style:font-size-asian="10pt"/>
    </style:style>
    <style:style style:name="WW_CharLFO195LVL9" style:family="text">
      <style:text-properties style:font-name="Wingdings" fo:font-size="10pt" style:font-size-asian="10pt"/>
    </style:style>
    <style:style style:name="WW_CharLFO196LVL1" style:family="text">
      <style:text-properties style:font-name="Symbol" fo:font-size="10pt" style:font-size-asian="10pt"/>
    </style:style>
    <style:style style:name="WW_CharLFO196LVL2" style:family="text">
      <style:text-properties style:font-name="Courier New" fo:font-size="10pt" style:font-size-asian="10pt"/>
    </style:style>
    <style:style style:name="WW_CharLFO196LVL3" style:family="text">
      <style:text-properties style:font-name="Wingdings" fo:font-size="10pt" style:font-size-asian="10pt"/>
    </style:style>
    <style:style style:name="WW_CharLFO196LVL4" style:family="text">
      <style:text-properties style:font-name="Wingdings" fo:font-size="10pt" style:font-size-asian="10pt"/>
    </style:style>
    <style:style style:name="WW_CharLFO196LVL5" style:family="text">
      <style:text-properties style:font-name="Wingdings" fo:font-size="10pt" style:font-size-asian="10pt"/>
    </style:style>
    <style:style style:name="WW_CharLFO196LVL6" style:family="text">
      <style:text-properties style:font-name="Wingdings" fo:font-size="10pt" style:font-size-asian="10pt"/>
    </style:style>
    <style:style style:name="WW_CharLFO196LVL7" style:family="text">
      <style:text-properties style:font-name="Wingdings" fo:font-size="10pt" style:font-size-asian="10pt"/>
    </style:style>
    <style:style style:name="WW_CharLFO196LVL8" style:family="text">
      <style:text-properties style:font-name="Wingdings" fo:font-size="10pt" style:font-size-asian="10pt"/>
    </style:style>
    <style:style style:name="WW_CharLFO196LVL9" style:family="text">
      <style:text-properties style:font-name="Wingdings" fo:font-size="10pt" style:font-size-asian="10pt"/>
    </style:style>
    <style:style style:name="WW_CharLFO198LVL1" style:family="text">
      <style:text-properties style:font-name="Symbol" fo:font-size="10pt" style:font-size-asian="10pt"/>
    </style:style>
    <style:style style:name="WW_CharLFO198LVL2" style:family="text">
      <style:text-properties style:font-name="Courier New" fo:font-size="10pt" style:font-size-asian="10pt"/>
    </style:style>
    <style:style style:name="WW_CharLFO198LVL3" style:family="text">
      <style:text-properties style:font-name="Wingdings" fo:font-size="10pt" style:font-size-asian="10pt"/>
    </style:style>
    <style:style style:name="WW_CharLFO198LVL4" style:family="text">
      <style:text-properties style:font-name="Wingdings" fo:font-size="10pt" style:font-size-asian="10pt"/>
    </style:style>
    <style:style style:name="WW_CharLFO198LVL5" style:family="text">
      <style:text-properties style:font-name="Wingdings" fo:font-size="10pt" style:font-size-asian="10pt"/>
    </style:style>
    <style:style style:name="WW_CharLFO198LVL6" style:family="text">
      <style:text-properties style:font-name="Wingdings" fo:font-size="10pt" style:font-size-asian="10pt"/>
    </style:style>
    <style:style style:name="WW_CharLFO198LVL7" style:family="text">
      <style:text-properties style:font-name="Wingdings" fo:font-size="10pt" style:font-size-asian="10pt"/>
    </style:style>
    <style:style style:name="WW_CharLFO198LVL8" style:family="text">
      <style:text-properties style:font-name="Wingdings" fo:font-size="10pt" style:font-size-asian="10pt"/>
    </style:style>
    <style:style style:name="WW_CharLFO198LVL9" style:family="text">
      <style:text-properties style:font-name="Wingdings" fo:font-size="10pt" style:font-size-asian="10pt"/>
    </style:style>
    <style:style style:name="WW_CharLFO200LVL1" style:family="text">
      <style:text-properties style:font-name="Symbol" fo:font-size="10pt" style:font-size-asian="10pt"/>
    </style:style>
    <style:style style:name="WW_CharLFO200LVL2" style:family="text">
      <style:text-properties style:font-name="Courier New" fo:font-size="10pt" style:font-size-asian="10pt"/>
    </style:style>
    <style:style style:name="WW_CharLFO200LVL3" style:family="text">
      <style:text-properties style:font-name="Wingdings" fo:font-size="10pt" style:font-size-asian="10pt"/>
    </style:style>
    <style:style style:name="WW_CharLFO200LVL4" style:family="text">
      <style:text-properties style:font-name="Wingdings" fo:font-size="10pt" style:font-size-asian="10pt"/>
    </style:style>
    <style:style style:name="WW_CharLFO200LVL5" style:family="text">
      <style:text-properties style:font-name="Wingdings" fo:font-size="10pt" style:font-size-asian="10pt"/>
    </style:style>
    <style:style style:name="WW_CharLFO200LVL6" style:family="text">
      <style:text-properties style:font-name="Wingdings" fo:font-size="10pt" style:font-size-asian="10pt"/>
    </style:style>
    <style:style style:name="WW_CharLFO200LVL7" style:family="text">
      <style:text-properties style:font-name="Wingdings" fo:font-size="10pt" style:font-size-asian="10pt"/>
    </style:style>
    <style:style style:name="WW_CharLFO200LVL8" style:family="text">
      <style:text-properties style:font-name="Wingdings" fo:font-size="10pt" style:font-size-asian="10pt"/>
    </style:style>
    <style:style style:name="WW_CharLFO200LVL9" style:family="text">
      <style:text-properties style:font-name="Wingdings" fo:font-size="10pt" style:font-size-asian="10pt"/>
    </style:style>
    <style:style style:name="WW_CharLFO201LVL1" style:family="text">
      <style:text-properties style:font-name="Symbol" fo:font-size="10pt" style:font-size-asian="10pt"/>
    </style:style>
    <style:style style:name="WW_CharLFO201LVL2" style:family="text">
      <style:text-properties style:font-name="Courier New" fo:font-size="10pt" style:font-size-asian="10pt"/>
    </style:style>
    <style:style style:name="WW_CharLFO201LVL3" style:family="text">
      <style:text-properties style:font-name="Wingdings" fo:font-size="10pt" style:font-size-asian="10pt"/>
    </style:style>
    <style:style style:name="WW_CharLFO201LVL4" style:family="text">
      <style:text-properties style:font-name="Wingdings" fo:font-size="10pt" style:font-size-asian="10pt"/>
    </style:style>
    <style:style style:name="WW_CharLFO201LVL5" style:family="text">
      <style:text-properties style:font-name="Wingdings" fo:font-size="10pt" style:font-size-asian="10pt"/>
    </style:style>
    <style:style style:name="WW_CharLFO201LVL6" style:family="text">
      <style:text-properties style:font-name="Wingdings" fo:font-size="10pt" style:font-size-asian="10pt"/>
    </style:style>
    <style:style style:name="WW_CharLFO201LVL7" style:family="text">
      <style:text-properties style:font-name="Wingdings" fo:font-size="10pt" style:font-size-asian="10pt"/>
    </style:style>
    <style:style style:name="WW_CharLFO201LVL8" style:family="text">
      <style:text-properties style:font-name="Wingdings" fo:font-size="10pt" style:font-size-asian="10pt"/>
    </style:style>
    <style:style style:name="WW_CharLFO201LVL9" style:family="text">
      <style:text-properties style:font-name="Wingdings" fo:font-size="10pt" style:font-size-asian="10pt"/>
    </style:style>
    <style:style style:name="WW_CharLFO202LVL1" style:family="text">
      <style:text-properties style:font-name="Symbol" fo:font-size="10pt" style:font-size-asian="10pt"/>
    </style:style>
    <style:style style:name="WW_CharLFO202LVL2" style:family="text">
      <style:text-properties style:font-name="Courier New" fo:font-size="10pt" style:font-size-asian="10pt"/>
    </style:style>
    <style:style style:name="WW_CharLFO202LVL3" style:family="text">
      <style:text-properties style:font-name="Wingdings" fo:font-size="10pt" style:font-size-asian="10pt"/>
    </style:style>
    <style:style style:name="WW_CharLFO202LVL4" style:family="text">
      <style:text-properties style:font-name="Wingdings" fo:font-size="10pt" style:font-size-asian="10pt"/>
    </style:style>
    <style:style style:name="WW_CharLFO202LVL5" style:family="text">
      <style:text-properties style:font-name="Wingdings" fo:font-size="10pt" style:font-size-asian="10pt"/>
    </style:style>
    <style:style style:name="WW_CharLFO202LVL6" style:family="text">
      <style:text-properties style:font-name="Wingdings" fo:font-size="10pt" style:font-size-asian="10pt"/>
    </style:style>
    <style:style style:name="WW_CharLFO202LVL7" style:family="text">
      <style:text-properties style:font-name="Wingdings" fo:font-size="10pt" style:font-size-asian="10pt"/>
    </style:style>
    <style:style style:name="WW_CharLFO202LVL8" style:family="text">
      <style:text-properties style:font-name="Wingdings" fo:font-size="10pt" style:font-size-asian="10pt"/>
    </style:style>
    <style:style style:name="WW_CharLFO202LVL9" style:family="text">
      <style:text-properties style:font-name="Wingdings" fo:font-size="10pt" style:font-size-asian="10pt"/>
    </style:style>
    <style:style style:name="WW_CharLFO203LVL1" style:family="text">
      <style:text-properties style:font-name="Symbol" fo:font-size="10pt" style:font-size-asian="10pt"/>
    </style:style>
    <style:style style:name="WW_CharLFO203LVL2" style:family="text">
      <style:text-properties style:font-name="Courier New" fo:font-size="10pt" style:font-size-asian="10pt"/>
    </style:style>
    <style:style style:name="WW_CharLFO203LVL3" style:family="text">
      <style:text-properties style:font-name="Wingdings" fo:font-size="10pt" style:font-size-asian="10pt"/>
    </style:style>
    <style:style style:name="WW_CharLFO203LVL4" style:family="text">
      <style:text-properties style:font-name="Wingdings" fo:font-size="10pt" style:font-size-asian="10pt"/>
    </style:style>
    <style:style style:name="WW_CharLFO203LVL5" style:family="text">
      <style:text-properties style:font-name="Wingdings" fo:font-size="10pt" style:font-size-asian="10pt"/>
    </style:style>
    <style:style style:name="WW_CharLFO203LVL6" style:family="text">
      <style:text-properties style:font-name="Wingdings" fo:font-size="10pt" style:font-size-asian="10pt"/>
    </style:style>
    <style:style style:name="WW_CharLFO203LVL7" style:family="text">
      <style:text-properties style:font-name="Wingdings" fo:font-size="10pt" style:font-size-asian="10pt"/>
    </style:style>
    <style:style style:name="WW_CharLFO203LVL8" style:family="text">
      <style:text-properties style:font-name="Wingdings" fo:font-size="10pt" style:font-size-asian="10pt"/>
    </style:style>
    <style:style style:name="WW_CharLFO203LVL9" style:family="text">
      <style:text-properties style:font-name="Wingdings" fo:font-size="10pt" style:font-size-asian="10pt"/>
    </style:style>
    <style:style style:name="WW_CharLFO204LVL1" style:family="text">
      <style:text-properties style:font-name="Symbol" fo:font-size="10pt" style:font-size-asian="10pt"/>
    </style:style>
    <style:style style:name="WW_CharLFO204LVL2" style:family="text">
      <style:text-properties style:font-name="Courier New" fo:font-size="10pt" style:font-size-asian="10pt"/>
    </style:style>
    <style:style style:name="WW_CharLFO204LVL3" style:family="text">
      <style:text-properties style:font-name="Wingdings" fo:font-size="10pt" style:font-size-asian="10pt"/>
    </style:style>
    <style:style style:name="WW_CharLFO204LVL4" style:family="text">
      <style:text-properties style:font-name="Wingdings" fo:font-size="10pt" style:font-size-asian="10pt"/>
    </style:style>
    <style:style style:name="WW_CharLFO204LVL5" style:family="text">
      <style:text-properties style:font-name="Wingdings" fo:font-size="10pt" style:font-size-asian="10pt"/>
    </style:style>
    <style:style style:name="WW_CharLFO204LVL6" style:family="text">
      <style:text-properties style:font-name="Wingdings" fo:font-size="10pt" style:font-size-asian="10pt"/>
    </style:style>
    <style:style style:name="WW_CharLFO204LVL7" style:family="text">
      <style:text-properties style:font-name="Wingdings" fo:font-size="10pt" style:font-size-asian="10pt"/>
    </style:style>
    <style:style style:name="WW_CharLFO204LVL8" style:family="text">
      <style:text-properties style:font-name="Wingdings" fo:font-size="10pt" style:font-size-asian="10pt"/>
    </style:style>
    <style:style style:name="WW_CharLFO204LVL9" style:family="text">
      <style:text-properties style:font-name="Wingdings" fo:font-size="10pt" style:font-size-asian="10pt"/>
    </style:style>
    <style:style style:name="WW_CharLFO205LVL1" style:family="text">
      <style:text-properties style:font-name="Symbol" fo:font-size="10pt" style:font-size-asian="10pt"/>
    </style:style>
    <style:style style:name="WW_CharLFO205LVL2" style:family="text">
      <style:text-properties style:font-name="Courier New" fo:font-size="10pt" style:font-size-asian="10pt"/>
    </style:style>
    <style:style style:name="WW_CharLFO205LVL3" style:family="text">
      <style:text-properties style:font-name="Wingdings" fo:font-size="10pt" style:font-size-asian="10pt"/>
    </style:style>
    <style:style style:name="WW_CharLFO205LVL4" style:family="text">
      <style:text-properties style:font-name="Wingdings" fo:font-size="10pt" style:font-size-asian="10pt"/>
    </style:style>
    <style:style style:name="WW_CharLFO205LVL5" style:family="text">
      <style:text-properties style:font-name="Wingdings" fo:font-size="10pt" style:font-size-asian="10pt"/>
    </style:style>
    <style:style style:name="WW_CharLFO205LVL6" style:family="text">
      <style:text-properties style:font-name="Wingdings" fo:font-size="10pt" style:font-size-asian="10pt"/>
    </style:style>
    <style:style style:name="WW_CharLFO205LVL7" style:family="text">
      <style:text-properties style:font-name="Wingdings" fo:font-size="10pt" style:font-size-asian="10pt"/>
    </style:style>
    <style:style style:name="WW_CharLFO205LVL8" style:family="text">
      <style:text-properties style:font-name="Wingdings" fo:font-size="10pt" style:font-size-asian="10pt"/>
    </style:style>
    <style:style style:name="WW_CharLFO205LVL9" style:family="text">
      <style:text-properties style:font-name="Wingdings" fo:font-size="10pt" style:font-size-asian="10pt"/>
    </style:style>
    <style:style style:name="WW_CharLFO206LVL1" style:family="text">
      <style:text-properties style:font-name="Symbol" fo:font-size="10pt" style:font-size-asian="10pt"/>
    </style:style>
    <style:style style:name="WW_CharLFO206LVL2" style:family="text">
      <style:text-properties style:font-name="Courier New" fo:font-size="10pt" style:font-size-asian="10pt"/>
    </style:style>
    <style:style style:name="WW_CharLFO206LVL3" style:family="text">
      <style:text-properties style:font-name="Wingdings" fo:font-size="10pt" style:font-size-asian="10pt"/>
    </style:style>
    <style:style style:name="WW_CharLFO206LVL4" style:family="text">
      <style:text-properties style:font-name="Wingdings" fo:font-size="10pt" style:font-size-asian="10pt"/>
    </style:style>
    <style:style style:name="WW_CharLFO206LVL5" style:family="text">
      <style:text-properties style:font-name="Wingdings" fo:font-size="10pt" style:font-size-asian="10pt"/>
    </style:style>
    <style:style style:name="WW_CharLFO206LVL6" style:family="text">
      <style:text-properties style:font-name="Wingdings" fo:font-size="10pt" style:font-size-asian="10pt"/>
    </style:style>
    <style:style style:name="WW_CharLFO206LVL7" style:family="text">
      <style:text-properties style:font-name="Wingdings" fo:font-size="10pt" style:font-size-asian="10pt"/>
    </style:style>
    <style:style style:name="WW_CharLFO206LVL8" style:family="text">
      <style:text-properties style:font-name="Wingdings" fo:font-size="10pt" style:font-size-asian="10pt"/>
    </style:style>
    <style:style style:name="WW_CharLFO206LVL9" style:family="text">
      <style:text-properties style:font-name="Wingdings" fo:font-size="10pt" style:font-size-asian="10pt"/>
    </style:style>
    <style:style style:name="WW_CharLFO207LVL1" style:family="text">
      <style:text-properties style:font-name="Symbol" fo:font-size="10pt" style:font-size-asian="10pt"/>
    </style:style>
    <style:style style:name="WW_CharLFO207LVL2" style:family="text">
      <style:text-properties style:font-name="Courier New" fo:font-size="10pt" style:font-size-asian="10pt"/>
    </style:style>
    <style:style style:name="WW_CharLFO207LVL3" style:family="text">
      <style:text-properties style:font-name="Wingdings" fo:font-size="10pt" style:font-size-asian="10pt"/>
    </style:style>
    <style:style style:name="WW_CharLFO207LVL4" style:family="text">
      <style:text-properties style:font-name="Wingdings" fo:font-size="10pt" style:font-size-asian="10pt"/>
    </style:style>
    <style:style style:name="WW_CharLFO207LVL5" style:family="text">
      <style:text-properties style:font-name="Wingdings" fo:font-size="10pt" style:font-size-asian="10pt"/>
    </style:style>
    <style:style style:name="WW_CharLFO207LVL6" style:family="text">
      <style:text-properties style:font-name="Wingdings" fo:font-size="10pt" style:font-size-asian="10pt"/>
    </style:style>
    <style:style style:name="WW_CharLFO207LVL7" style:family="text">
      <style:text-properties style:font-name="Wingdings" fo:font-size="10pt" style:font-size-asian="10pt"/>
    </style:style>
    <style:style style:name="WW_CharLFO207LVL8" style:family="text">
      <style:text-properties style:font-name="Wingdings" fo:font-size="10pt" style:font-size-asian="10pt"/>
    </style:style>
    <style:style style:name="WW_CharLFO207LVL9" style:family="text">
      <style:text-properties style:font-name="Wingdings" fo:font-size="10pt" style:font-size-asian="10pt"/>
    </style:style>
    <style:style style:name="WW_CharLFO209LVL1" style:family="text">
      <style:text-properties style:font-name="Symbol" fo:font-size="10pt" style:font-size-asian="10pt"/>
    </style:style>
    <style:style style:name="WW_CharLFO209LVL2" style:family="text">
      <style:text-properties style:font-name="Courier New" fo:font-size="10pt" style:font-size-asian="10pt"/>
    </style:style>
    <style:style style:name="WW_CharLFO209LVL3" style:family="text">
      <style:text-properties style:font-name="Wingdings" fo:font-size="10pt" style:font-size-asian="10pt"/>
    </style:style>
    <style:style style:name="WW_CharLFO209LVL4" style:family="text">
      <style:text-properties style:font-name="Wingdings" fo:font-size="10pt" style:font-size-asian="10pt"/>
    </style:style>
    <style:style style:name="WW_CharLFO209LVL5" style:family="text">
      <style:text-properties style:font-name="Wingdings" fo:font-size="10pt" style:font-size-asian="10pt"/>
    </style:style>
    <style:style style:name="WW_CharLFO209LVL6" style:family="text">
      <style:text-properties style:font-name="Wingdings" fo:font-size="10pt" style:font-size-asian="10pt"/>
    </style:style>
    <style:style style:name="WW_CharLFO209LVL7" style:family="text">
      <style:text-properties style:font-name="Wingdings" fo:font-size="10pt" style:font-size-asian="10pt"/>
    </style:style>
    <style:style style:name="WW_CharLFO209LVL8" style:family="text">
      <style:text-properties style:font-name="Wingdings" fo:font-size="10pt" style:font-size-asian="10pt"/>
    </style:style>
    <style:style style:name="WW_CharLFO209LVL9" style:family="text">
      <style:text-properties style:font-name="Wingdings" fo:font-size="10pt" style:font-size-asian="10pt"/>
    </style:style>
    <style:style style:name="WW_CharLFO211LVL1" style:family="text">
      <style:text-properties style:font-name="Symbol" fo:font-size="10pt" style:font-size-asian="10pt"/>
    </style:style>
    <style:style style:name="WW_CharLFO211LVL2" style:family="text">
      <style:text-properties style:font-name="Courier New" fo:font-size="10pt" style:font-size-asian="10pt"/>
    </style:style>
    <style:style style:name="WW_CharLFO211LVL3" style:family="text">
      <style:text-properties style:font-name="Wingdings" fo:font-size="10pt" style:font-size-asian="10pt"/>
    </style:style>
    <style:style style:name="WW_CharLFO211LVL4" style:family="text">
      <style:text-properties style:font-name="Wingdings" fo:font-size="10pt" style:font-size-asian="10pt"/>
    </style:style>
    <style:style style:name="WW_CharLFO211LVL5" style:family="text">
      <style:text-properties style:font-name="Wingdings" fo:font-size="10pt" style:font-size-asian="10pt"/>
    </style:style>
    <style:style style:name="WW_CharLFO211LVL6" style:family="text">
      <style:text-properties style:font-name="Wingdings" fo:font-size="10pt" style:font-size-asian="10pt"/>
    </style:style>
    <style:style style:name="WW_CharLFO211LVL7" style:family="text">
      <style:text-properties style:font-name="Wingdings" fo:font-size="10pt" style:font-size-asian="10pt"/>
    </style:style>
    <style:style style:name="WW_CharLFO211LVL8" style:family="text">
      <style:text-properties style:font-name="Wingdings" fo:font-size="10pt" style:font-size-asian="10pt"/>
    </style:style>
    <style:style style:name="WW_CharLFO211LVL9" style:family="text">
      <style:text-properties style:font-name="Wingdings" fo:font-size="10pt" style:font-size-asian="10pt"/>
    </style:style>
    <style:style style:name="WW_CharLFO212LVL1" style:family="text">
      <style:text-properties style:font-name="Symbol" fo:font-size="10pt" style:font-size-asian="10pt"/>
    </style:style>
    <style:style style:name="WW_CharLFO212LVL2" style:family="text">
      <style:text-properties style:font-name="Courier New" fo:font-size="10pt" style:font-size-asian="10pt"/>
    </style:style>
    <style:style style:name="WW_CharLFO212LVL3" style:family="text">
      <style:text-properties style:font-name="Wingdings" fo:font-size="10pt" style:font-size-asian="10pt"/>
    </style:style>
    <style:style style:name="WW_CharLFO212LVL4" style:family="text">
      <style:text-properties style:font-name="Wingdings" fo:font-size="10pt" style:font-size-asian="10pt"/>
    </style:style>
    <style:style style:name="WW_CharLFO212LVL5" style:family="text">
      <style:text-properties style:font-name="Wingdings" fo:font-size="10pt" style:font-size-asian="10pt"/>
    </style:style>
    <style:style style:name="WW_CharLFO212LVL6" style:family="text">
      <style:text-properties style:font-name="Wingdings" fo:font-size="10pt" style:font-size-asian="10pt"/>
    </style:style>
    <style:style style:name="WW_CharLFO212LVL7" style:family="text">
      <style:text-properties style:font-name="Wingdings" fo:font-size="10pt" style:font-size-asian="10pt"/>
    </style:style>
    <style:style style:name="WW_CharLFO212LVL8" style:family="text">
      <style:text-properties style:font-name="Wingdings" fo:font-size="10pt" style:font-size-asian="10pt"/>
    </style:style>
    <style:style style:name="WW_CharLFO212LVL9" style:family="text">
      <style:text-properties style:font-name="Wingdings" fo:font-size="10pt" style:font-size-asian="10pt"/>
    </style:style>
    <style:style style:name="WW_CharLFO213LVL1" style:family="text">
      <style:text-properties style:font-name="Symbol" fo:font-size="10pt" style:font-size-asian="10pt"/>
    </style:style>
    <style:style style:name="WW_CharLFO213LVL2" style:family="text">
      <style:text-properties style:font-name="Courier New" fo:font-size="10pt" style:font-size-asian="10pt"/>
    </style:style>
    <style:style style:name="WW_CharLFO213LVL3" style:family="text">
      <style:text-properties style:font-name="Wingdings" fo:font-size="10pt" style:font-size-asian="10pt"/>
    </style:style>
    <style:style style:name="WW_CharLFO213LVL4" style:family="text">
      <style:text-properties style:font-name="Wingdings" fo:font-size="10pt" style:font-size-asian="10pt"/>
    </style:style>
    <style:style style:name="WW_CharLFO213LVL5" style:family="text">
      <style:text-properties style:font-name="Wingdings" fo:font-size="10pt" style:font-size-asian="10pt"/>
    </style:style>
    <style:style style:name="WW_CharLFO213LVL6" style:family="text">
      <style:text-properties style:font-name="Wingdings" fo:font-size="10pt" style:font-size-asian="10pt"/>
    </style:style>
    <style:style style:name="WW_CharLFO213LVL7" style:family="text">
      <style:text-properties style:font-name="Wingdings" fo:font-size="10pt" style:font-size-asian="10pt"/>
    </style:style>
    <style:style style:name="WW_CharLFO213LVL8" style:family="text">
      <style:text-properties style:font-name="Wingdings" fo:font-size="10pt" style:font-size-asian="10pt"/>
    </style:style>
    <style:style style:name="WW_CharLFO213LVL9" style:family="text">
      <style:text-properties style:font-name="Wingdings" fo:font-size="10pt" style:font-size-asian="10pt"/>
    </style:style>
    <style:style style:name="WW_CharLFO214LVL1" style:family="text">
      <style:text-properties style:font-name="Symbol" fo:font-size="10pt" style:font-size-asian="10pt"/>
    </style:style>
    <style:style style:name="WW_CharLFO214LVL2" style:family="text">
      <style:text-properties style:font-name="Courier New" fo:font-size="10pt" style:font-size-asian="10pt"/>
    </style:style>
    <style:style style:name="WW_CharLFO214LVL3" style:family="text">
      <style:text-properties style:font-name="Wingdings" fo:font-size="10pt" style:font-size-asian="10pt"/>
    </style:style>
    <style:style style:name="WW_CharLFO214LVL4" style:family="text">
      <style:text-properties style:font-name="Wingdings" fo:font-size="10pt" style:font-size-asian="10pt"/>
    </style:style>
    <style:style style:name="WW_CharLFO214LVL5" style:family="text">
      <style:text-properties style:font-name="Wingdings" fo:font-size="10pt" style:font-size-asian="10pt"/>
    </style:style>
    <style:style style:name="WW_CharLFO214LVL6" style:family="text">
      <style:text-properties style:font-name="Wingdings" fo:font-size="10pt" style:font-size-asian="10pt"/>
    </style:style>
    <style:style style:name="WW_CharLFO214LVL7" style:family="text">
      <style:text-properties style:font-name="Wingdings" fo:font-size="10pt" style:font-size-asian="10pt"/>
    </style:style>
    <style:style style:name="WW_CharLFO214LVL8" style:family="text">
      <style:text-properties style:font-name="Wingdings" fo:font-size="10pt" style:font-size-asian="10pt"/>
    </style:style>
    <style:style style:name="WW_CharLFO214LVL9" style:family="text">
      <style:text-properties style:font-name="Wingdings" fo:font-size="10pt" style:font-size-asian="10pt"/>
    </style:style>
    <style:style style:name="WW_CharLFO215LVL1" style:family="text">
      <style:text-properties style:font-name="Symbol" fo:font-size="10pt" style:font-size-asian="10pt"/>
    </style:style>
    <style:style style:name="WW_CharLFO215LVL2" style:family="text">
      <style:text-properties style:font-name="Courier New" fo:font-size="10pt" style:font-size-asian="10pt"/>
    </style:style>
    <style:style style:name="WW_CharLFO215LVL3" style:family="text">
      <style:text-properties style:font-name="Wingdings" fo:font-size="10pt" style:font-size-asian="10pt"/>
    </style:style>
    <style:style style:name="WW_CharLFO215LVL4" style:family="text">
      <style:text-properties style:font-name="Wingdings" fo:font-size="10pt" style:font-size-asian="10pt"/>
    </style:style>
    <style:style style:name="WW_CharLFO215LVL5" style:family="text">
      <style:text-properties style:font-name="Wingdings" fo:font-size="10pt" style:font-size-asian="10pt"/>
    </style:style>
    <style:style style:name="WW_CharLFO215LVL6" style:family="text">
      <style:text-properties style:font-name="Wingdings" fo:font-size="10pt" style:font-size-asian="10pt"/>
    </style:style>
    <style:style style:name="WW_CharLFO215LVL7" style:family="text">
      <style:text-properties style:font-name="Wingdings" fo:font-size="10pt" style:font-size-asian="10pt"/>
    </style:style>
    <style:style style:name="WW_CharLFO215LVL8" style:family="text">
      <style:text-properties style:font-name="Wingdings" fo:font-size="10pt" style:font-size-asian="10pt"/>
    </style:style>
    <style:style style:name="WW_CharLFO215LVL9" style:family="text">
      <style:text-properties style:font-name="Wingdings" fo:font-size="10pt" style:font-size-asian="10pt"/>
    </style:style>
    <style:style style:name="WW_CharLFO216LVL1" style:family="text">
      <style:text-properties style:font-name="Symbol" fo:font-size="10pt" style:font-size-asian="10pt"/>
    </style:style>
    <style:style style:name="WW_CharLFO216LVL2" style:family="text">
      <style:text-properties style:font-name="Courier New" fo:font-size="10pt" style:font-size-asian="10pt"/>
    </style:style>
    <style:style style:name="WW_CharLFO216LVL3" style:family="text">
      <style:text-properties style:font-name="Wingdings" fo:font-size="10pt" style:font-size-asian="10pt"/>
    </style:style>
    <style:style style:name="WW_CharLFO216LVL4" style:family="text">
      <style:text-properties style:font-name="Wingdings" fo:font-size="10pt" style:font-size-asian="10pt"/>
    </style:style>
    <style:style style:name="WW_CharLFO216LVL5" style:family="text">
      <style:text-properties style:font-name="Wingdings" fo:font-size="10pt" style:font-size-asian="10pt"/>
    </style:style>
    <style:style style:name="WW_CharLFO216LVL6" style:family="text">
      <style:text-properties style:font-name="Wingdings" fo:font-size="10pt" style:font-size-asian="10pt"/>
    </style:style>
    <style:style style:name="WW_CharLFO216LVL7" style:family="text">
      <style:text-properties style:font-name="Wingdings" fo:font-size="10pt" style:font-size-asian="10pt"/>
    </style:style>
    <style:style style:name="WW_CharLFO216LVL8" style:family="text">
      <style:text-properties style:font-name="Wingdings" fo:font-size="10pt" style:font-size-asian="10pt"/>
    </style:style>
    <style:style style:name="WW_CharLFO216LVL9" style:family="text">
      <style:text-properties style:font-name="Wingdings" fo:font-size="10pt" style:font-size-asian="10pt"/>
    </style:style>
    <style:style style:name="WW_CharLFO217LVL1" style:family="text">
      <style:text-properties style:font-name="Symbol" fo:font-size="10pt" style:font-size-asian="10pt"/>
    </style:style>
    <style:style style:name="WW_CharLFO217LVL2" style:family="text">
      <style:text-properties style:font-name="Courier New" fo:font-size="10pt" style:font-size-asian="10pt"/>
    </style:style>
    <style:style style:name="WW_CharLFO217LVL3" style:family="text">
      <style:text-properties style:font-name="Wingdings" fo:font-size="10pt" style:font-size-asian="10pt"/>
    </style:style>
    <style:style style:name="WW_CharLFO217LVL4" style:family="text">
      <style:text-properties style:font-name="Wingdings" fo:font-size="10pt" style:font-size-asian="10pt"/>
    </style:style>
    <style:style style:name="WW_CharLFO217LVL5" style:family="text">
      <style:text-properties style:font-name="Wingdings" fo:font-size="10pt" style:font-size-asian="10pt"/>
    </style:style>
    <style:style style:name="WW_CharLFO217LVL6" style:family="text">
      <style:text-properties style:font-name="Wingdings" fo:font-size="10pt" style:font-size-asian="10pt"/>
    </style:style>
    <style:style style:name="WW_CharLFO217LVL7" style:family="text">
      <style:text-properties style:font-name="Wingdings" fo:font-size="10pt" style:font-size-asian="10pt"/>
    </style:style>
    <style:style style:name="WW_CharLFO217LVL8" style:family="text">
      <style:text-properties style:font-name="Wingdings" fo:font-size="10pt" style:font-size-asian="10pt"/>
    </style:style>
    <style:style style:name="WW_CharLFO217LVL9" style:family="text">
      <style:text-properties style:font-name="Wingdings" fo:font-size="10pt" style:font-size-asian="10pt"/>
    </style:style>
    <style:style style:name="WW_CharLFO219LVL1" style:family="text">
      <style:text-properties style:font-name="Symbol" fo:font-size="10pt" style:font-size-asian="10pt"/>
    </style:style>
    <style:style style:name="WW_CharLFO219LVL2" style:family="text">
      <style:text-properties style:font-name="Courier New" fo:font-size="10pt" style:font-size-asian="10pt"/>
    </style:style>
    <style:style style:name="WW_CharLFO219LVL3" style:family="text">
      <style:text-properties style:font-name="Wingdings" fo:font-size="10pt" style:font-size-asian="10pt"/>
    </style:style>
    <style:style style:name="WW_CharLFO219LVL4" style:family="text">
      <style:text-properties style:font-name="Wingdings" fo:font-size="10pt" style:font-size-asian="10pt"/>
    </style:style>
    <style:style style:name="WW_CharLFO219LVL5" style:family="text">
      <style:text-properties style:font-name="Wingdings" fo:font-size="10pt" style:font-size-asian="10pt"/>
    </style:style>
    <style:style style:name="WW_CharLFO219LVL6" style:family="text">
      <style:text-properties style:font-name="Wingdings" fo:font-size="10pt" style:font-size-asian="10pt"/>
    </style:style>
    <style:style style:name="WW_CharLFO219LVL7" style:family="text">
      <style:text-properties style:font-name="Wingdings" fo:font-size="10pt" style:font-size-asian="10pt"/>
    </style:style>
    <style:style style:name="WW_CharLFO219LVL8" style:family="text">
      <style:text-properties style:font-name="Wingdings" fo:font-size="10pt" style:font-size-asian="10pt"/>
    </style:style>
    <style:style style:name="WW_CharLFO219LVL9" style:family="text">
      <style:text-properties style:font-name="Wingdings" fo:font-size="10pt" style:font-size-asian="10pt"/>
    </style:style>
    <style:style style:name="WW_CharLFO221LVL1" style:family="text">
      <style:text-properties style:font-name="Symbol" fo:font-size="10pt" style:font-size-asian="10pt"/>
    </style:style>
    <style:style style:name="WW_CharLFO221LVL2" style:family="text">
      <style:text-properties style:font-name="Courier New" fo:font-size="10pt" style:font-size-asian="10pt"/>
    </style:style>
    <style:style style:name="WW_CharLFO221LVL3" style:family="text">
      <style:text-properties style:font-name="Wingdings" fo:font-size="10pt" style:font-size-asian="10pt"/>
    </style:style>
    <style:style style:name="WW_CharLFO221LVL4" style:family="text">
      <style:text-properties style:font-name="Wingdings" fo:font-size="10pt" style:font-size-asian="10pt"/>
    </style:style>
    <style:style style:name="WW_CharLFO221LVL5" style:family="text">
      <style:text-properties style:font-name="Wingdings" fo:font-size="10pt" style:font-size-asian="10pt"/>
    </style:style>
    <style:style style:name="WW_CharLFO221LVL6" style:family="text">
      <style:text-properties style:font-name="Wingdings" fo:font-size="10pt" style:font-size-asian="10pt"/>
    </style:style>
    <style:style style:name="WW_CharLFO221LVL7" style:family="text">
      <style:text-properties style:font-name="Wingdings" fo:font-size="10pt" style:font-size-asian="10pt"/>
    </style:style>
    <style:style style:name="WW_CharLFO221LVL8" style:family="text">
      <style:text-properties style:font-name="Wingdings" fo:font-size="10pt" style:font-size-asian="10pt"/>
    </style:style>
    <style:style style:name="WW_CharLFO221LVL9" style:family="text">
      <style:text-properties style:font-name="Wingdings" fo:font-size="10pt" style:font-size-asian="10pt"/>
    </style:style>
    <style:style style:name="WW_CharLFO222LVL1" style:family="text">
      <style:text-properties style:font-name="Symbol" fo:font-size="10pt" style:font-size-asian="10pt"/>
    </style:style>
    <style:style style:name="WW_CharLFO222LVL2" style:family="text">
      <style:text-properties style:font-name="Courier New" fo:font-size="10pt" style:font-size-asian="10pt"/>
    </style:style>
    <style:style style:name="WW_CharLFO222LVL3" style:family="text">
      <style:text-properties style:font-name="Wingdings" fo:font-size="10pt" style:font-size-asian="10pt"/>
    </style:style>
    <style:style style:name="WW_CharLFO222LVL4" style:family="text">
      <style:text-properties style:font-name="Wingdings" fo:font-size="10pt" style:font-size-asian="10pt"/>
    </style:style>
    <style:style style:name="WW_CharLFO222LVL5" style:family="text">
      <style:text-properties style:font-name="Wingdings" fo:font-size="10pt" style:font-size-asian="10pt"/>
    </style:style>
    <style:style style:name="WW_CharLFO222LVL6" style:family="text">
      <style:text-properties style:font-name="Wingdings" fo:font-size="10pt" style:font-size-asian="10pt"/>
    </style:style>
    <style:style style:name="WW_CharLFO222LVL7" style:family="text">
      <style:text-properties style:font-name="Wingdings" fo:font-size="10pt" style:font-size-asian="10pt"/>
    </style:style>
    <style:style style:name="WW_CharLFO222LVL8" style:family="text">
      <style:text-properties style:font-name="Wingdings" fo:font-size="10pt" style:font-size-asian="10pt"/>
    </style:style>
    <style:style style:name="WW_CharLFO222LVL9" style:family="text">
      <style:text-properties style:font-name="Wingdings" fo:font-size="10pt" style:font-size-asian="10pt"/>
    </style:style>
    <style:style style:name="WW_CharLFO223LVL1" style:family="text">
      <style:text-properties style:font-name="Symbol" fo:font-size="10pt" style:font-size-asian="10pt"/>
    </style:style>
    <style:style style:name="WW_CharLFO223LVL2" style:family="text">
      <style:text-properties style:font-name="Courier New" fo:font-size="10pt" style:font-size-asian="10pt"/>
    </style:style>
    <style:style style:name="WW_CharLFO223LVL3" style:family="text">
      <style:text-properties style:font-name="Wingdings" fo:font-size="10pt" style:font-size-asian="10pt"/>
    </style:style>
    <style:style style:name="WW_CharLFO223LVL4" style:family="text">
      <style:text-properties style:font-name="Wingdings" fo:font-size="10pt" style:font-size-asian="10pt"/>
    </style:style>
    <style:style style:name="WW_CharLFO223LVL5" style:family="text">
      <style:text-properties style:font-name="Wingdings" fo:font-size="10pt" style:font-size-asian="10pt"/>
    </style:style>
    <style:style style:name="WW_CharLFO223LVL6" style:family="text">
      <style:text-properties style:font-name="Wingdings" fo:font-size="10pt" style:font-size-asian="10pt"/>
    </style:style>
    <style:style style:name="WW_CharLFO223LVL7" style:family="text">
      <style:text-properties style:font-name="Wingdings" fo:font-size="10pt" style:font-size-asian="10pt"/>
    </style:style>
    <style:style style:name="WW_CharLFO223LVL8" style:family="text">
      <style:text-properties style:font-name="Wingdings" fo:font-size="10pt" style:font-size-asian="10pt"/>
    </style:style>
    <style:style style:name="WW_CharLFO223LVL9" style:family="text">
      <style:text-properties style:font-name="Wingdings" fo:font-size="10pt" style:font-size-asian="10pt"/>
    </style:style>
    <style:style style:name="WW_CharLFO224LVL1" style:family="text">
      <style:text-properties style:font-name="Symbol" fo:font-size="10pt" style:font-size-asian="10pt"/>
    </style:style>
    <style:style style:name="WW_CharLFO224LVL2" style:family="text">
      <style:text-properties style:font-name="Courier New" fo:font-size="10pt" style:font-size-asian="10pt"/>
    </style:style>
    <style:style style:name="WW_CharLFO224LVL3" style:family="text">
      <style:text-properties style:font-name="Wingdings" fo:font-size="10pt" style:font-size-asian="10pt"/>
    </style:style>
    <style:style style:name="WW_CharLFO224LVL4" style:family="text">
      <style:text-properties style:font-name="Wingdings" fo:font-size="10pt" style:font-size-asian="10pt"/>
    </style:style>
    <style:style style:name="WW_CharLFO224LVL5" style:family="text">
      <style:text-properties style:font-name="Wingdings" fo:font-size="10pt" style:font-size-asian="10pt"/>
    </style:style>
    <style:style style:name="WW_CharLFO224LVL6" style:family="text">
      <style:text-properties style:font-name="Wingdings" fo:font-size="10pt" style:font-size-asian="10pt"/>
    </style:style>
    <style:style style:name="WW_CharLFO224LVL7" style:family="text">
      <style:text-properties style:font-name="Wingdings" fo:font-size="10pt" style:font-size-asian="10pt"/>
    </style:style>
    <style:style style:name="WW_CharLFO224LVL8" style:family="text">
      <style:text-properties style:font-name="Wingdings" fo:font-size="10pt" style:font-size-asian="10pt"/>
    </style:style>
    <style:style style:name="WW_CharLFO224LVL9" style:family="text">
      <style:text-properties style:font-name="Wingdings" fo:font-size="10pt" style:font-size-asian="10pt"/>
    </style:style>
    <style:style style:name="WW_CharLFO225LVL1" style:family="text">
      <style:text-properties style:font-name="Symbol" fo:font-size="10pt" style:font-size-asian="10pt"/>
    </style:style>
    <style:style style:name="WW_CharLFO225LVL2" style:family="text">
      <style:text-properties style:font-name="Courier New" fo:font-size="10pt" style:font-size-asian="10pt"/>
    </style:style>
    <style:style style:name="WW_CharLFO225LVL3" style:family="text">
      <style:text-properties style:font-name="Wingdings" fo:font-size="10pt" style:font-size-asian="10pt"/>
    </style:style>
    <style:style style:name="WW_CharLFO225LVL4" style:family="text">
      <style:text-properties style:font-name="Wingdings" fo:font-size="10pt" style:font-size-asian="10pt"/>
    </style:style>
    <style:style style:name="WW_CharLFO225LVL5" style:family="text">
      <style:text-properties style:font-name="Wingdings" fo:font-size="10pt" style:font-size-asian="10pt"/>
    </style:style>
    <style:style style:name="WW_CharLFO225LVL6" style:family="text">
      <style:text-properties style:font-name="Wingdings" fo:font-size="10pt" style:font-size-asian="10pt"/>
    </style:style>
    <style:style style:name="WW_CharLFO225LVL7" style:family="text">
      <style:text-properties style:font-name="Wingdings" fo:font-size="10pt" style:font-size-asian="10pt"/>
    </style:style>
    <style:style style:name="WW_CharLFO225LVL8" style:family="text">
      <style:text-properties style:font-name="Wingdings" fo:font-size="10pt" style:font-size-asian="10pt"/>
    </style:style>
    <style:style style:name="WW_CharLFO225LVL9" style:family="text">
      <style:text-properties style:font-name="Wingdings" fo:font-size="10pt" style:font-size-asian="10pt"/>
    </style:style>
    <style:style style:name="WW_CharLFO226LVL1" style:family="text">
      <style:text-properties style:font-name="Symbol" fo:font-size="10pt" style:font-size-asian="10pt"/>
    </style:style>
    <style:style style:name="WW_CharLFO226LVL2" style:family="text">
      <style:text-properties style:font-name="Courier New" fo:font-size="10pt" style:font-size-asian="10pt"/>
    </style:style>
    <style:style style:name="WW_CharLFO226LVL3" style:family="text">
      <style:text-properties style:font-name="Wingdings" fo:font-size="10pt" style:font-size-asian="10pt"/>
    </style:style>
    <style:style style:name="WW_CharLFO226LVL4" style:family="text">
      <style:text-properties style:font-name="Wingdings" fo:font-size="10pt" style:font-size-asian="10pt"/>
    </style:style>
    <style:style style:name="WW_CharLFO226LVL5" style:family="text">
      <style:text-properties style:font-name="Wingdings" fo:font-size="10pt" style:font-size-asian="10pt"/>
    </style:style>
    <style:style style:name="WW_CharLFO226LVL6" style:family="text">
      <style:text-properties style:font-name="Wingdings" fo:font-size="10pt" style:font-size-asian="10pt"/>
    </style:style>
    <style:style style:name="WW_CharLFO226LVL7" style:family="text">
      <style:text-properties style:font-name="Wingdings" fo:font-size="10pt" style:font-size-asian="10pt"/>
    </style:style>
    <style:style style:name="WW_CharLFO226LVL8" style:family="text">
      <style:text-properties style:font-name="Wingdings" fo:font-size="10pt" style:font-size-asian="10pt"/>
    </style:style>
    <style:style style:name="WW_CharLFO226LVL9" style:family="text">
      <style:text-properties style:font-name="Wingdings" fo:font-size="10pt" style:font-size-asian="10pt"/>
    </style:style>
    <style:style style:name="WW_CharLFO227LVL1" style:family="text">
      <style:text-properties style:font-name="Symbol" fo:font-size="10pt" style:font-size-asian="10pt"/>
    </style:style>
    <style:style style:name="WW_CharLFO227LVL2" style:family="text">
      <style:text-properties style:font-name="Courier New" fo:font-size="10pt" style:font-size-asian="10pt"/>
    </style:style>
    <style:style style:name="WW_CharLFO227LVL3" style:family="text">
      <style:text-properties style:font-name="Wingdings" fo:font-size="10pt" style:font-size-asian="10pt"/>
    </style:style>
    <style:style style:name="WW_CharLFO227LVL4" style:family="text">
      <style:text-properties style:font-name="Wingdings" fo:font-size="10pt" style:font-size-asian="10pt"/>
    </style:style>
    <style:style style:name="WW_CharLFO227LVL5" style:family="text">
      <style:text-properties style:font-name="Wingdings" fo:font-size="10pt" style:font-size-asian="10pt"/>
    </style:style>
    <style:style style:name="WW_CharLFO227LVL6" style:family="text">
      <style:text-properties style:font-name="Wingdings" fo:font-size="10pt" style:font-size-asian="10pt"/>
    </style:style>
    <style:style style:name="WW_CharLFO227LVL7" style:family="text">
      <style:text-properties style:font-name="Wingdings" fo:font-size="10pt" style:font-size-asian="10pt"/>
    </style:style>
    <style:style style:name="WW_CharLFO227LVL8" style:family="text">
      <style:text-properties style:font-name="Wingdings" fo:font-size="10pt" style:font-size-asian="10pt"/>
    </style:style>
    <style:style style:name="WW_CharLFO227LVL9" style:family="text">
      <style:text-properties style:font-name="Wingdings" fo:font-size="10pt" style:font-size-asian="10pt"/>
    </style:style>
    <style:style style:name="WW_CharLFO228LVL1" style:family="text">
      <style:text-properties style:font-name="Symbol" fo:font-size="10pt" style:font-size-asian="10pt"/>
    </style:style>
    <style:style style:name="WW_CharLFO228LVL2" style:family="text">
      <style:text-properties style:font-name="Courier New" fo:font-size="10pt" style:font-size-asian="10pt"/>
    </style:style>
    <style:style style:name="WW_CharLFO228LVL3" style:family="text">
      <style:text-properties style:font-name="Wingdings" fo:font-size="10pt" style:font-size-asian="10pt"/>
    </style:style>
    <style:style style:name="WW_CharLFO228LVL4" style:family="text">
      <style:text-properties style:font-name="Wingdings" fo:font-size="10pt" style:font-size-asian="10pt"/>
    </style:style>
    <style:style style:name="WW_CharLFO228LVL5" style:family="text">
      <style:text-properties style:font-name="Wingdings" fo:font-size="10pt" style:font-size-asian="10pt"/>
    </style:style>
    <style:style style:name="WW_CharLFO228LVL6" style:family="text">
      <style:text-properties style:font-name="Wingdings" fo:font-size="10pt" style:font-size-asian="10pt"/>
    </style:style>
    <style:style style:name="WW_CharLFO228LVL7" style:family="text">
      <style:text-properties style:font-name="Wingdings" fo:font-size="10pt" style:font-size-asian="10pt"/>
    </style:style>
    <style:style style:name="WW_CharLFO228LVL8" style:family="text">
      <style:text-properties style:font-name="Wingdings" fo:font-size="10pt" style:font-size-asian="10pt"/>
    </style:style>
    <style:style style:name="WW_CharLFO228LVL9" style:family="text">
      <style:text-properties style:font-name="Wingdings" fo:font-size="10pt" style:font-size-asian="10pt"/>
    </style:style>
    <style:style style:name="WW_CharLFO230LVL1" style:family="text">
      <style:text-properties style:font-name="Symbol" fo:font-size="10pt" style:font-size-asian="10pt"/>
    </style:style>
    <style:style style:name="WW_CharLFO230LVL2" style:family="text">
      <style:text-properties style:font-name="Courier New" fo:font-size="10pt" style:font-size-asian="10pt"/>
    </style:style>
    <style:style style:name="WW_CharLFO230LVL3" style:family="text">
      <style:text-properties style:font-name="Wingdings" fo:font-size="10pt" style:font-size-asian="10pt"/>
    </style:style>
    <style:style style:name="WW_CharLFO230LVL4" style:family="text">
      <style:text-properties style:font-name="Wingdings" fo:font-size="10pt" style:font-size-asian="10pt"/>
    </style:style>
    <style:style style:name="WW_CharLFO230LVL5" style:family="text">
      <style:text-properties style:font-name="Wingdings" fo:font-size="10pt" style:font-size-asian="10pt"/>
    </style:style>
    <style:style style:name="WW_CharLFO230LVL6" style:family="text">
      <style:text-properties style:font-name="Wingdings" fo:font-size="10pt" style:font-size-asian="10pt"/>
    </style:style>
    <style:style style:name="WW_CharLFO230LVL7" style:family="text">
      <style:text-properties style:font-name="Wingdings" fo:font-size="10pt" style:font-size-asian="10pt"/>
    </style:style>
    <style:style style:name="WW_CharLFO230LVL8" style:family="text">
      <style:text-properties style:font-name="Wingdings" fo:font-size="10pt" style:font-size-asian="10pt"/>
    </style:style>
    <style:style style:name="WW_CharLFO230LVL9" style:family="text">
      <style:text-properties style:font-name="Wingdings" fo:font-size="10pt" style:font-size-asian="10pt"/>
    </style:style>
    <style:style style:name="WW_CharLFO232LVL1" style:family="text">
      <style:text-properties style:font-name="Symbol" fo:font-size="10pt" style:font-size-asian="10pt"/>
    </style:style>
    <style:style style:name="WW_CharLFO232LVL2" style:family="text">
      <style:text-properties style:font-name="Courier New" fo:font-size="10pt" style:font-size-asian="10pt"/>
    </style:style>
    <style:style style:name="WW_CharLFO232LVL3" style:family="text">
      <style:text-properties style:font-name="Wingdings" fo:font-size="10pt" style:font-size-asian="10pt"/>
    </style:style>
    <style:style style:name="WW_CharLFO232LVL4" style:family="text">
      <style:text-properties style:font-name="Wingdings" fo:font-size="10pt" style:font-size-asian="10pt"/>
    </style:style>
    <style:style style:name="WW_CharLFO232LVL5" style:family="text">
      <style:text-properties style:font-name="Wingdings" fo:font-size="10pt" style:font-size-asian="10pt"/>
    </style:style>
    <style:style style:name="WW_CharLFO232LVL6" style:family="text">
      <style:text-properties style:font-name="Wingdings" fo:font-size="10pt" style:font-size-asian="10pt"/>
    </style:style>
    <style:style style:name="WW_CharLFO232LVL7" style:family="text">
      <style:text-properties style:font-name="Wingdings" fo:font-size="10pt" style:font-size-asian="10pt"/>
    </style:style>
    <style:style style:name="WW_CharLFO232LVL8" style:family="text">
      <style:text-properties style:font-name="Wingdings" fo:font-size="10pt" style:font-size-asian="10pt"/>
    </style:style>
    <style:style style:name="WW_CharLFO232LVL9" style:family="text">
      <style:text-properties style:font-name="Wingdings" fo:font-size="10pt" style:font-size-asian="10pt"/>
    </style:style>
    <style:style style:name="WW_CharLFO233LVL1" style:family="text">
      <style:text-properties style:font-name="Symbol" fo:font-size="10pt" style:font-size-asian="10pt"/>
    </style:style>
    <style:style style:name="WW_CharLFO233LVL2" style:family="text">
      <style:text-properties style:font-name="Courier New" fo:font-size="10pt" style:font-size-asian="10pt"/>
    </style:style>
    <style:style style:name="WW_CharLFO233LVL3" style:family="text">
      <style:text-properties style:font-name="Wingdings" fo:font-size="10pt" style:font-size-asian="10pt"/>
    </style:style>
    <style:style style:name="WW_CharLFO233LVL4" style:family="text">
      <style:text-properties style:font-name="Wingdings" fo:font-size="10pt" style:font-size-asian="10pt"/>
    </style:style>
    <style:style style:name="WW_CharLFO233LVL5" style:family="text">
      <style:text-properties style:font-name="Wingdings" fo:font-size="10pt" style:font-size-asian="10pt"/>
    </style:style>
    <style:style style:name="WW_CharLFO233LVL6" style:family="text">
      <style:text-properties style:font-name="Wingdings" fo:font-size="10pt" style:font-size-asian="10pt"/>
    </style:style>
    <style:style style:name="WW_CharLFO233LVL7" style:family="text">
      <style:text-properties style:font-name="Wingdings" fo:font-size="10pt" style:font-size-asian="10pt"/>
    </style:style>
    <style:style style:name="WW_CharLFO233LVL8" style:family="text">
      <style:text-properties style:font-name="Wingdings" fo:font-size="10pt" style:font-size-asian="10pt"/>
    </style:style>
    <style:style style:name="WW_CharLFO233LVL9" style:family="text">
      <style:text-properties style:font-name="Wingdings" fo:font-size="10pt" style:font-size-asian="10pt"/>
    </style:style>
    <style:style style:name="WW_CharLFO234LVL1" style:family="text">
      <style:text-properties style:font-name="Symbol" fo:font-size="10pt" style:font-size-asian="10pt"/>
    </style:style>
    <style:style style:name="WW_CharLFO234LVL2" style:family="text">
      <style:text-properties style:font-name="Courier New" fo:font-size="10pt" style:font-size-asian="10pt"/>
    </style:style>
    <style:style style:name="WW_CharLFO234LVL3" style:family="text">
      <style:text-properties style:font-name="Wingdings" fo:font-size="10pt" style:font-size-asian="10pt"/>
    </style:style>
    <style:style style:name="WW_CharLFO234LVL4" style:family="text">
      <style:text-properties style:font-name="Wingdings" fo:font-size="10pt" style:font-size-asian="10pt"/>
    </style:style>
    <style:style style:name="WW_CharLFO234LVL5" style:family="text">
      <style:text-properties style:font-name="Wingdings" fo:font-size="10pt" style:font-size-asian="10pt"/>
    </style:style>
    <style:style style:name="WW_CharLFO234LVL6" style:family="text">
      <style:text-properties style:font-name="Wingdings" fo:font-size="10pt" style:font-size-asian="10pt"/>
    </style:style>
    <style:style style:name="WW_CharLFO234LVL7" style:family="text">
      <style:text-properties style:font-name="Wingdings" fo:font-size="10pt" style:font-size-asian="10pt"/>
    </style:style>
    <style:style style:name="WW_CharLFO234LVL8" style:family="text">
      <style:text-properties style:font-name="Wingdings" fo:font-size="10pt" style:font-size-asian="10pt"/>
    </style:style>
    <style:style style:name="WW_CharLFO234LVL9" style:family="text">
      <style:text-properties style:font-name="Wingdings" fo:font-size="10pt" style:font-size-asian="10pt"/>
    </style:style>
    <style:style style:name="WW_CharLFO235LVL1" style:family="text">
      <style:text-properties style:font-name="Symbol" fo:font-size="10pt" style:font-size-asian="10pt"/>
    </style:style>
    <style:style style:name="WW_CharLFO235LVL2" style:family="text">
      <style:text-properties style:font-name="Courier New" fo:font-size="10pt" style:font-size-asian="10pt"/>
    </style:style>
    <style:style style:name="WW_CharLFO235LVL3" style:family="text">
      <style:text-properties style:font-name="Wingdings" fo:font-size="10pt" style:font-size-asian="10pt"/>
    </style:style>
    <style:style style:name="WW_CharLFO235LVL4" style:family="text">
      <style:text-properties style:font-name="Wingdings" fo:font-size="10pt" style:font-size-asian="10pt"/>
    </style:style>
    <style:style style:name="WW_CharLFO235LVL5" style:family="text">
      <style:text-properties style:font-name="Wingdings" fo:font-size="10pt" style:font-size-asian="10pt"/>
    </style:style>
    <style:style style:name="WW_CharLFO235LVL6" style:family="text">
      <style:text-properties style:font-name="Wingdings" fo:font-size="10pt" style:font-size-asian="10pt"/>
    </style:style>
    <style:style style:name="WW_CharLFO235LVL7" style:family="text">
      <style:text-properties style:font-name="Wingdings" fo:font-size="10pt" style:font-size-asian="10pt"/>
    </style:style>
    <style:style style:name="WW_CharLFO235LVL8" style:family="text">
      <style:text-properties style:font-name="Wingdings" fo:font-size="10pt" style:font-size-asian="10pt"/>
    </style:style>
    <style:style style:name="WW_CharLFO235LVL9" style:family="text">
      <style:text-properties style:font-name="Wingdings" fo:font-size="10pt" style:font-size-asian="10pt"/>
    </style:style>
    <style:style style:name="WW_CharLFO236LVL1" style:family="text">
      <style:text-properties style:font-name="Symbol" fo:font-size="10pt" style:font-size-asian="10pt"/>
    </style:style>
    <style:style style:name="WW_CharLFO236LVL2" style:family="text">
      <style:text-properties style:font-name="Courier New" fo:font-size="10pt" style:font-size-asian="10pt"/>
    </style:style>
    <style:style style:name="WW_CharLFO236LVL3" style:family="text">
      <style:text-properties style:font-name="Wingdings" fo:font-size="10pt" style:font-size-asian="10pt"/>
    </style:style>
    <style:style style:name="WW_CharLFO236LVL4" style:family="text">
      <style:text-properties style:font-name="Wingdings" fo:font-size="10pt" style:font-size-asian="10pt"/>
    </style:style>
    <style:style style:name="WW_CharLFO236LVL5" style:family="text">
      <style:text-properties style:font-name="Wingdings" fo:font-size="10pt" style:font-size-asian="10pt"/>
    </style:style>
    <style:style style:name="WW_CharLFO236LVL6" style:family="text">
      <style:text-properties style:font-name="Wingdings" fo:font-size="10pt" style:font-size-asian="10pt"/>
    </style:style>
    <style:style style:name="WW_CharLFO236LVL7" style:family="text">
      <style:text-properties style:font-name="Wingdings" fo:font-size="10pt" style:font-size-asian="10pt"/>
    </style:style>
    <style:style style:name="WW_CharLFO236LVL8" style:family="text">
      <style:text-properties style:font-name="Wingdings" fo:font-size="10pt" style:font-size-asian="10pt"/>
    </style:style>
    <style:style style:name="WW_CharLFO236LVL9" style:family="text">
      <style:text-properties style:font-name="Wingdings" fo:font-size="10pt" style:font-size-asian="10pt"/>
    </style:style>
    <style:style style:name="WW_CharLFO237LVL1" style:family="text">
      <style:text-properties style:font-name="Symbol" fo:font-size="10pt" style:font-size-asian="10pt"/>
    </style:style>
    <style:style style:name="WW_CharLFO237LVL2" style:family="text">
      <style:text-properties style:font-name="Courier New" fo:font-size="10pt" style:font-size-asian="10pt"/>
    </style:style>
    <style:style style:name="WW_CharLFO237LVL3" style:family="text">
      <style:text-properties style:font-name="Wingdings" fo:font-size="10pt" style:font-size-asian="10pt"/>
    </style:style>
    <style:style style:name="WW_CharLFO237LVL4" style:family="text">
      <style:text-properties style:font-name="Wingdings" fo:font-size="10pt" style:font-size-asian="10pt"/>
    </style:style>
    <style:style style:name="WW_CharLFO237LVL5" style:family="text">
      <style:text-properties style:font-name="Wingdings" fo:font-size="10pt" style:font-size-asian="10pt"/>
    </style:style>
    <style:style style:name="WW_CharLFO237LVL6" style:family="text">
      <style:text-properties style:font-name="Wingdings" fo:font-size="10pt" style:font-size-asian="10pt"/>
    </style:style>
    <style:style style:name="WW_CharLFO237LVL7" style:family="text">
      <style:text-properties style:font-name="Wingdings" fo:font-size="10pt" style:font-size-asian="10pt"/>
    </style:style>
    <style:style style:name="WW_CharLFO237LVL8" style:family="text">
      <style:text-properties style:font-name="Wingdings" fo:font-size="10pt" style:font-size-asian="10pt"/>
    </style:style>
    <style:style style:name="WW_CharLFO237LVL9" style:family="text">
      <style:text-properties style:font-name="Wingdings" fo:font-size="10pt" style:font-size-asian="10pt"/>
    </style:style>
    <style:style style:name="WW_CharLFO238LVL1" style:family="text">
      <style:text-properties style:font-name="Symbol" fo:font-size="10pt" style:font-size-asian="10pt"/>
    </style:style>
    <style:style style:name="WW_CharLFO238LVL2" style:family="text">
      <style:text-properties style:font-name="Courier New" fo:font-size="10pt" style:font-size-asian="10pt"/>
    </style:style>
    <style:style style:name="WW_CharLFO238LVL3" style:family="text">
      <style:text-properties style:font-name="Wingdings" fo:font-size="10pt" style:font-size-asian="10pt"/>
    </style:style>
    <style:style style:name="WW_CharLFO238LVL4" style:family="text">
      <style:text-properties style:font-name="Wingdings" fo:font-size="10pt" style:font-size-asian="10pt"/>
    </style:style>
    <style:style style:name="WW_CharLFO238LVL5" style:family="text">
      <style:text-properties style:font-name="Wingdings" fo:font-size="10pt" style:font-size-asian="10pt"/>
    </style:style>
    <style:style style:name="WW_CharLFO238LVL6" style:family="text">
      <style:text-properties style:font-name="Wingdings" fo:font-size="10pt" style:font-size-asian="10pt"/>
    </style:style>
    <style:style style:name="WW_CharLFO238LVL7" style:family="text">
      <style:text-properties style:font-name="Wingdings" fo:font-size="10pt" style:font-size-asian="10pt"/>
    </style:style>
    <style:style style:name="WW_CharLFO238LVL8" style:family="text">
      <style:text-properties style:font-name="Wingdings" fo:font-size="10pt" style:font-size-asian="10pt"/>
    </style:style>
    <style:style style:name="WW_CharLFO238LVL9" style:family="text">
      <style:text-properties style:font-name="Wingdings" fo:font-size="10pt" style:font-size-asian="10pt"/>
    </style:style>
    <style:style style:name="WW_CharLFO239LVL1" style:family="text">
      <style:text-properties style:font-name="Symbol" fo:font-size="10pt" style:font-size-asian="10pt"/>
    </style:style>
    <style:style style:name="WW_CharLFO239LVL2" style:family="text">
      <style:text-properties style:font-name="Courier New" fo:font-size="10pt" style:font-size-asian="10pt"/>
    </style:style>
    <style:style style:name="WW_CharLFO239LVL3" style:family="text">
      <style:text-properties style:font-name="Wingdings" fo:font-size="10pt" style:font-size-asian="10pt"/>
    </style:style>
    <style:style style:name="WW_CharLFO239LVL4" style:family="text">
      <style:text-properties style:font-name="Wingdings" fo:font-size="10pt" style:font-size-asian="10pt"/>
    </style:style>
    <style:style style:name="WW_CharLFO239LVL5" style:family="text">
      <style:text-properties style:font-name="Wingdings" fo:font-size="10pt" style:font-size-asian="10pt"/>
    </style:style>
    <style:style style:name="WW_CharLFO239LVL6" style:family="text">
      <style:text-properties style:font-name="Wingdings" fo:font-size="10pt" style:font-size-asian="10pt"/>
    </style:style>
    <style:style style:name="WW_CharLFO239LVL7" style:family="text">
      <style:text-properties style:font-name="Wingdings" fo:font-size="10pt" style:font-size-asian="10pt"/>
    </style:style>
    <style:style style:name="WW_CharLFO239LVL8" style:family="text">
      <style:text-properties style:font-name="Wingdings" fo:font-size="10pt" style:font-size-asian="10pt"/>
    </style:style>
    <style:style style:name="WW_CharLFO239LVL9" style:family="text">
      <style:text-properties style:font-name="Wingdings" fo:font-size="10pt" style:font-size-asian="10pt"/>
    </style:style>
    <style:style style:name="WW_CharLFO242LVL1" style:family="text">
      <style:text-properties style:font-name="Symbol" fo:font-size="10pt" style:font-size-asian="10pt"/>
    </style:style>
    <style:style style:name="WW_CharLFO242LVL2" style:family="text">
      <style:text-properties style:font-name="Courier New" fo:font-size="10pt" style:font-size-asian="10pt"/>
    </style:style>
    <style:style style:name="WW_CharLFO242LVL3" style:family="text">
      <style:text-properties style:font-name="Wingdings" fo:font-size="10pt" style:font-size-asian="10pt"/>
    </style:style>
    <style:style style:name="WW_CharLFO242LVL4" style:family="text">
      <style:text-properties style:font-name="Wingdings" fo:font-size="10pt" style:font-size-asian="10pt"/>
    </style:style>
    <style:style style:name="WW_CharLFO242LVL5" style:family="text">
      <style:text-properties style:font-name="Wingdings" fo:font-size="10pt" style:font-size-asian="10pt"/>
    </style:style>
    <style:style style:name="WW_CharLFO242LVL6" style:family="text">
      <style:text-properties style:font-name="Wingdings" fo:font-size="10pt" style:font-size-asian="10pt"/>
    </style:style>
    <style:style style:name="WW_CharLFO242LVL7" style:family="text">
      <style:text-properties style:font-name="Wingdings" fo:font-size="10pt" style:font-size-asian="10pt"/>
    </style:style>
    <style:style style:name="WW_CharLFO242LVL8" style:family="text">
      <style:text-properties style:font-name="Wingdings" fo:font-size="10pt" style:font-size-asian="10pt"/>
    </style:style>
    <style:style style:name="WW_CharLFO24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DASER SOLUCIONES INFORMATICAS</meta:initial-creator>
    <dc:creator>SEDASER</dc:creator>
    <meta:creation-date>2025-11-11T09:13:00Z</meta:creation-date>
    <dc:date>2025-11-11T09:13:00Z</dc:date>
    <meta:template xlink:href="Normal" xlink:type="simple"/>
    <meta:editing-cycles>2</meta:editing-cycles>
    <meta:editing-duration>PT120S</meta:editing-duration>
    <meta:document-statistic meta:page-count="90" meta:paragraph-count="981" meta:word-count="22145" meta:character-count="140308" meta:row-count="2836" meta:non-whitespace-character-count="119144"/>
  </office:meta>
</office:document-meta>
</file>